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Narrow" svg:font-family="&quot;Aptos Narrow&quot;"/>
    <style:font-face style:name="Aptos Display1" svg:font-family="&quot;Aptos Display1&quot;"/>
    <style:font-face style:name="Aptos Display" svg:font-family="&quot;Aptos Display&quot;"/>
    <style:font-face style:name="Aptos Narrow1" svg:font-family="&quot;Aptos Narrow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ptos Display" style:font-name-asian="Aptos Display" style:font-name-complex="Aptos Display"/>
    </style:style>
    <style:style style:name="ce3" style:family="table-cell" style:parent-style-name="Default" style:data-style-name="N0">
      <style:text-properties fo:color="#000000" style:font-name="Aptos Narrow1" style:font-name-asian="Aptos Narrow1" style:font-name-complex="Aptos Narrow1"/>
    </style:style>
    <style:style style:name="ce4" style:family="table-cell" style:parent-style-name="Default" style:data-style-name="N0">
      <style:text-properties fo:color="#000000" style:font-name="Aptos Display" style:font-name-asian="Aptos Display" style:font-name-complex="Aptos Display" style:text-underline-style="solid" style:text-underline-type="single" fo:font-weight="bold" style:font-weight-asian="bold" style:font-weight-complex="bold"/>
    </style:style>
    <style:style style:name="ce5" style:family="table-cell" style:parent-style-name="Excel_32_Built-in_32_Hyperlink" style:data-style-name="N38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467886" style:font-name="Aptos Narrow1" style:font-name-asian="Aptos Narrow1" style:font-name-complex="Aptos Narrow1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2B45" style:font-name="Aptos Narrow1" style:font-name-asian="Aptos Narrow1" style:font-name-complex="Aptos Narrow1"/>
    </style:style>
    <style:style style:name="ce7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fo:color="#002B45" style:font-name="Aptos Narrow1" style:font-name-asian="Aptos Narrow1" style:font-name-complex="Aptos Narrow1"/>
    </style:style>
    <style:style style:name="ce8" style:family="table-cell" style:parent-style-name="Default" style:data-style-name="N37">
      <style:table-cell-properties style:vertical-align="middle" fo:wrap-option="wrap" style:repeat-content="false"/>
      <style:paragraph-properties fo:text-align="end" fo:margin-right="0cm"/>
      <style:text-properties fo:color="#002B45" style:font-name="Aptos Narrow1" style:font-name-asian="Aptos Narrow1" style:font-name-complex="Aptos Narrow1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546E7A" style:font-name="Aptos Narrow1" style:font-name-asian="Aptos Narrow1" style:font-name-complex="Aptos Narrow1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ptos Narrow" style:font-name-asian="Aptos Narrow" style:font-name-complex="Aptos Narrow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ptos Narrow" style:font-name-asian="Aptos Narrow" style:font-name-complex="Aptos Narrow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36">
      <style:table-cell-properties fo:border-top="none" fo:border-bottom="thin solid #C0C0C0" fo:border-left="none" fo:border-right="none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thin solid #C0C0C0" fo:border-left="none" fo:border-right="none" style:vertical-align="middle" fo:wrap-option="wrap"/>
    </style:style>
    <style:style style:name="ce25" style:family="table-cell" style:parent-style-name="Default" style:data-style-name="N0">
      <style:table-cell-properties fo:border-top="none" fo:border-bottom="thin solid #C0C0C0" fo:border-left="none" fo:border-right="none" style:vertical-align="middle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thin solid #C0C0C0" fo:border-left="none" fo:border-right="none" style:vertical-align="middle" fo:wrap-option="wrap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C0C0C0" fo:border-bottom="thin solid #C0C0C0" fo:border-left="none" fo:border-right="none" style:vertical-align="middle" fo:wrap-option="wrap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28" style:family="table-cell" style:parent-style-name="Default" style:data-style-name="N37">
      <style:table-cell-properties fo:border-top="none" fo:border-bottom="thin solid #C0C0C0" fo:border-left="none" fo:border-right="none" style:vertical-align="middle" fo:wrap-option="wrap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29" style:family="table-cell" style:parent-style-name="Default" style:data-style-name="N37">
      <style:table-cell-properties fo:border-top="thin solid #C0C0C0" fo:border-bottom="thin solid #C0C0C0" fo:border-left="none" fo:border-right="none" style:vertical-align="middle" fo:wrap-option="wrap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style:text-underline-style="solid" style:text-underline-type="single"/>
    </style:style>
    <style:style style:name="ce31" style:family="table-cell" style:parent-style-name="Default" style:data-style-name="N39">
      <style:table-cell-properties style:vertical-align="middle"/>
    </style:style>
    <style:style style:name="ce32" style:family="table-cell" style:parent-style-name="Default" style:data-style-name="N0">
      <style:table-cell-properties style:vertical-align="middle"/>
      <style:text-properties style:text-underline-style="solid" style:text-underline-type="single"/>
    </style:style>
    <style:style style:name="ce33" style:family="table-cell" style:parent-style-name="Default" style:data-style-name="N36">
      <style:table-cell-properties fo:border-top="none" fo:border-bottom="thin solid #C0C0C0" fo:border-left="none" fo:border-right="none" style:vertical-align="middle" fo:wrap-option="wrap" fo:background-color="#FFFF00" style:repeat-content="false"/>
      <style:paragraph-properties fo:text-align="center"/>
      <style:text-properties fo:color="#000000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thin solid #C0C0C0" fo:border-left="none" fo:border-right="none" style:vertical-align="middle" fo:wrap-option="wrap" fo:background-color="#FFFF00"/>
    </style:style>
    <style:style style:name="ce35" style:family="table-cell" style:parent-style-name="Default" style:data-style-name="N0">
      <style:table-cell-properties fo:border-top="none" fo:border-bottom="thin solid #C0C0C0" fo:border-left="none" fo:border-right="none" style:vertical-align="middle" fo:wrap-option="wrap" fo:background-color="#FFFF00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36" style:family="table-cell" style:parent-style-name="Default" style:data-style-name="N0">
      <style:table-cell-properties fo:border-top="none" fo:border-bottom="thin solid #C0C0C0" fo:border-left="none" fo:border-right="none" style:vertical-align="middle" fo:wrap-option="wrap" fo:background-color="#FFFF00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C0C0C0" fo:border-bottom="thin solid #C0C0C0" fo:border-left="none" fo:border-right="none" style:vertical-align="middle" fo:wrap-option="wrap" fo:background-color="#FFFF00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middle" fo:background-color="#FFFF00"/>
    </style:style>
    <style:style style:name="ce39" style:family="table-cell" style:parent-style-name="Default" style:data-style-name="N0">
      <style:text-properties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97555555555556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3.15736111111111cm"/>
    </style:style>
    <style:style style:name="co5" style:family="table-column">
      <style:table-column-properties fo:break-before="auto" style:column-width="2.25777777777778cm"/>
    </style:style>
    <style:style style:name="co6" style:family="table-column">
      <style:table-column-properties fo:break-before="auto" style:column-width="0.299861111111111cm"/>
    </style:style>
    <style:style style:name="co7" style:family="table-column">
      <style:table-column-properties fo:break-before="auto" style:column-width="0.617361111111111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6.70277777777778cm"/>
    </style:style>
    <style:style style:name="co10" style:family="table-column">
      <style:table-column-properties fo:break-before="auto" style:column-width="3.05152777777778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0.740833333333333cm"/>
    </style:style>
    <style:style style:name="co13" style:family="table-column">
      <style:table-column-properties fo:break-before="auto" style:column-width="2.68111111111111cm"/>
    </style:style>
    <style:style style:name="co14" style:family="table-column">
      <style:table-column-properties fo:break-before="auto" style:column-width="2.46944444444444cm"/>
    </style:style>
    <style:style style:name="co15" style:family="table-column">
      <style:table-column-properties fo:break-before="auto" style:column-width="2.36361111111111cm"/>
    </style:style>
    <style:style style:name="co16" style:family="table-column">
      <style:table-column-properties fo:break-before="auto" style:column-width="3.13972222222222cm"/>
    </style:style>
    <style:style style:name="co17" style:family="table-column">
      <style:table-column-properties fo:break-before="auto" style:column-width="1.67569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79.9pt" style:use-optimal-row-height="fals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15.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40.25pt" style:use-optimal-row-height="false" fo:break-before="auto"/>
    </style:style>
    <style:style style:name="ro10" style:family="table-row">
      <style:table-row-properties style:row-height="47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Posic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column table:style-name="co5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table:style-name="ce3"/>
          <table:table-cell office:value-type="string" table:style-name="ce4">
            <text:p>Importe</text:p>
          </table:table-cell>
          <table:table-cell office:value-type="string" table:style-name="ce4">
            <text:p>Comentario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<text:a xlink:href="https://clientes.openbank.es/myprofile/accounts/5919690782/movements">CTA CC Ediciones...5382</text:a></text:p>
          </table:table-cell>
          <table:table-cell office:value-type="float" office:value="609.97" table:style-name="ce6">
            <text:p>609,97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5">
            <text:p><text:a xlink:href="https://clientes.openbank.es/myprofile/accounts/629955410/movements">CC Gastos piso...8017</text:a></text:p>
          </table:table-cell>
          <table:table-cell office:value-type="float" office:value="818.3" table:style-name="ce6">
            <text:p>818,3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5">
            <text:p>Personal 7572</text:p>
          </table:table-cell>
          <table:table-cell office:value-type="float" office:value="148612.07999999999" table:style-name="ce7">
            <text:p>148.612,08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5">
            <text:p>Alquiler 2663</text:p>
          </table:table-cell>
          <table:table-cell office:value-type="float" office:value="1185.6300000000001" table:style-name="ce7">
            <text:p>1.185,63</text:p>
          </table:table-cell>
          <table:table-cell office:value-type="string" table:style-name="ce2">
            <text:p>Transferir 0,01€ constancia de que saldo revisado y son correctas aportacion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<text:a xlink:href="https://clientes.openbank.es/myprofile/accounts/9103539308/movements">CAh.Reserva fianzas...2004</text:a></text:p>
          </table:table-cell>
          <table:table-cell office:value-type="float" office:value="1405.31" table:style-name="ce7">
            <text:p>1.405,31</text:p>
          </table:table-cell>
          <table:table-cell office:value-type="string" table:style-name="ce2">
            <text:p>H1: 730+120 H3: 485+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<text:a xlink:href="https://clientes.openbank.es/myprofile/deposits">Depósitos(1)</text:a></text:p>
          </table:table-cell>
          <table:table-cell office:value-type="float" office:value="15000" table:style-name="ce8">
            <text:p>15.000,00</text:p>
          </table:table-cell>
          <table:table-cell office:value-type="string" table:style-name="ce2">
            <text:p>Vto 11/2/26 2% TI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9">
            <text:p>Saldo total</text:p>
          </table:table-cell>
          <table:table-cell office:value-type="float" office:value="167631.28999999998" table:formula="of:=+SUM([.C5:.C10])" table:style-name="ce8">
            <text:p>167.631,29</text:p>
          </table:table-cell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ransferencias periodica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oncepto</text:p>
          </table:table-cell>
          <table:table-cell office:value-type="string" table:style-name="ce2">
            <text:p>Origen</text:p>
          </table:table-cell>
          <table:table-cell office:value-type="string" table:style-name="ce2">
            <text:p>Destino</text:p>
          </table:table-cell>
          <table:table-cell office:value-type="string" table:style-name="ce2">
            <text:p>Importe</text:p>
          </table:table-cell>
          <table:table-cell office:value-type="string" table:style-name="ce2">
            <text:p>Comentario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lquiler CC H2</text:p>
          </table:table-cell>
          <table:table-cell office:value-type="string" office:string-value="Personal 7572" table:formula="of:=+[.B7]" table:style-name="ce2">
            <text:p>Personal 7572</text:p>
          </table:table-cell>
          <table:table-cell office:value-type="string" office:string-value="Alquiler 2663" table:formula="of:=+[.B8]" table:style-name="ce2">
            <text:p>Alquiler 2663</text:p>
          </table:table-cell>
          <table:table-cell office:value-type="float" office:value="525" table:style-name="ce2">
            <text:p>525</text:p>
          </table:table-cell>
          <table:table-cell office:value-type="string" table:style-name="ce2">
            <text:p>Actualizar</text:p>
          </table:table-cell>
          <table:table-cell table:number-columns-repeated="16378"/>
        </table:table-row>
        <table:table-row table:style-name="ro1">
          <table:table-cell/>
          <table:table-cell table:style-name="ce2"/>
          <table:table-cell table:style-name="ce1"/>
          <table:table-cell table:number-columns-repeated="1021" table:style-name="ce2"/>
          <table:table-cell table:number-columns-repeated="15360"/>
        </table:table-row>
        <table:table-row table:number-rows-repeated="1048556" table:style-name="ro1">
          <table:table-cell table:number-columns-repeated="16384"/>
        </table:table-row>
      </table:table>
      <table:table table:name="5382_CC_Ed" table:style-name="ta2"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11" table:number-columns-repeated="1014" table:default-cell-style-name="ce1"/>
        <table:table-column table:style-name="co5" table:number-columns-repeated="15360" table:default-cell-style-name="ce1"/>
        <table:table-row table:style-name="ro2">
          <table:table-cell table:number-columns-repeated="10" table:style-name="ce10"/>
          <table:table-cell table:number-columns-repeated="16374" table:style-name="ce11"/>
        </table:table-row>
        <table:table-row table:style-name="ro3">
          <table:table-cell table:style-name="ce12"/>
          <table:table-cell office:value-type="string" table:style-name="ce13">
            <text:p>Cuentas - Movimientos</text:p>
          </table:table-cell>
          <table:table-cell table:number-columns-repeated="8" table:style-name="ce14"/>
          <table:table-cell table:number-columns-repeated="16374" table:style-name="ce1"/>
        </table:table-row>
        <table:table-row table:style-name="ro4">
          <table:table-cell table:number-columns-repeated="9" table:style-name="ce10"/>
          <table:table-cell office:value-type="string" table:style-name="ce15">
            <text:p>Fecha de descarga:<text:s/><text:span text:style-name="T1">19/10/2025 20:50h</text:span></text:p>
          </table:table-cell>
          <table:table-cell table:number-columns-repeated="16374" table:style-name="ce11"/>
        </table:table-row>
        <table:table-row table:style-name="ro5">
          <table:table-cell table:style-name="ce12"/>
          <table:table-cell office:value-type="string" table:style-name="ce16">
            <text:p>Número de Cuenta:</text:p>
          </table:table-cell>
          <table:table-cell table:style-name="ce12"/>
          <table:table-cell office:value-type="string" table:style-name="ce17">
            <text:p>0073 0100 51 0403225382</text:p>
          </table:table-cell>
          <table:table-cell table:number-columns-repeated="6" table:style-name="ce12"/>
          <table:table-cell table:number-columns-repeated="16374" table:style-name="ce1"/>
        </table:table-row>
        <table:table-row table:style-name="ro1">
          <table:table-cell table:number-columns-repeated="10" table:style-name="ce12"/>
          <table:table-cell table:number-columns-repeated="16374" table:style-name="ce1"/>
        </table:table-row>
        <table:table-row table:style-name="ro1">
          <table:table-cell table:style-name="ce18"/>
          <table:table-cell office:value-type="string" table:style-name="ce19">
            <text:p>Descripción:</text:p>
          </table:table-cell>
          <table:table-cell table:style-name="ce12"/>
          <table:table-cell office:value-type="string" table:style-name="ce20">
            <text:p>CUENTA NÓMINA OPEN</text:p>
          </table:table-cell>
          <table:table-cell table:number-columns-repeated="6" table:style-name="ce12"/>
          <table:table-cell table:number-columns-repeated="16374" table:style-name="ce1"/>
        </table:table-row>
        <table:table-row table:style-name="ro1">
          <table:table-cell table:style-name="ce18"/>
          <table:table-cell office:value-type="string" table:style-name="ce19">
            <text:p>Titular:</text:p>
          </table:table-cell>
          <table:table-cell table:style-name="ce12"/>
          <table:table-cell office:value-type="string" table:style-name="ce20">
            <text:p>CARDONA ALTES CRISTINA</text:p>
          </table:table-cell>
          <table:table-cell table:number-columns-repeated="6" table:style-name="ce12"/>
          <table:table-cell table:number-columns-repeated="16374" table:style-name="ce1"/>
        </table:table-row>
        <table:table-row table:style-name="ro1">
          <table:table-cell table:style-name="ce18"/>
          <table:table-cell office:value-type="string" table:style-name="ce19">
            <text:p>Saldo:</text:p>
          </table:table-cell>
          <table:table-cell table:style-name="ce12"/>
          <table:table-cell office:value-type="string" table:style-name="ce20">
            <text:p>609,97 EUR</text:p>
          </table:table-cell>
          <table:table-cell table:number-columns-repeated="6" table:style-name="ce12"/>
          <table:table-cell table:number-columns-repeated="16374" table:style-name="ce1"/>
        </table:table-row>
        <table:table-row table:style-name="ro6">
          <table:table-cell table:style-name="ce12"/>
          <table:table-cell office:value-type="string" table:style-name="ce21">
            <text:p>Lista de Movimientos</text:p>
          </table:table-cell>
          <table:table-cell table:number-columns-repeated="8" table:style-name="ce14"/>
          <table:table-cell table:number-columns-repeated="16374" table:style-name="ce1"/>
        </table:table-row>
        <table:table-row table:style-name="ro1">
          <table:table-cell table:number-columns-repeated="10" table:style-name="ce12"/>
          <table:table-cell table:number-columns-repeated="16374" table:style-name="ce1"/>
        </table:table-row>
        <table:table-row table:style-name="ro7">
          <table:table-cell table:style-name="ce10"/>
          <table:table-cell office:value-type="string" table:style-name="ce22">
            <text:p>Fecha Operación</text:p>
          </table:table-cell>
          <table:table-cell office:value-type="string" table:style-name="ce10">
            <text:p>Columna1</text:p>
          </table:table-cell>
          <table:table-cell office:value-type="string" table:style-name="ce22">
            <text:p>Fecha Valor</text:p>
          </table:table-cell>
          <table:table-cell office:value-type="string" table:style-name="ce10">
            <text:p>Columna2</text:p>
          </table:table-cell>
          <table:table-cell office:value-type="string" table:style-name="ce22">
            <text:p>Concepto</text:p>
          </table:table-cell>
          <table:table-cell office:value-type="string" table:style-name="ce10">
            <text:p>Columna3</text:p>
          </table:table-cell>
          <table:table-cell office:value-type="string" table:style-name="ce22">
            <text:p>Importe</text:p>
          </table:table-cell>
          <table:table-cell office:value-type="string" table:style-name="ce10">
            <text:p>Columna4</text:p>
          </table:table-cell>
          <table:table-cell office:value-type="string" table:style-name="ce22">
            <text:p>Saldo</text:p>
          </table:table-cell>
          <table:table-cell office:value-type="string" table:style-name="ce22">
            <text:p>Concepto</text:p>
          </table:table-cell>
          <table:table-cell office:value-type="string" table:style-name="ce22">
            <text:p>Comentario</text:p>
          </table:table-cell>
          <table:table-cell table:number-columns-repeated="16372" table:style-name="ce11"/>
        </table:table-row>
        <table:table-row table:style-name="ro8" table:visibility="filter">
          <table:table-cell table:style-name="ce10"/>
          <table:table-cell office:value-type="date" office:date-value="2025-10-17T00:00:00" table:style-name="ce23">
            <text:p>17/10/2025</text:p>
          </table:table-cell>
          <table:table-cell table:style-name="ce24"/>
          <table:table-cell office:value-type="date" office:date-value="2025-10-17T00:00:00" table:style-name="ce23">
            <text:p>17/10/2025</text:p>
          </table:table-cell>
          <table:table-cell table:style-name="ce24"/>
          <table:table-cell office:value-type="string" table:style-name="ce25">
            <text:p>COMPRA EN TAXI 283, CON LA TARJETA : 5489130103230680 EL 2025-10-17</text:p>
          </table:table-cell>
          <table:table-cell table:style-name="ce24"/>
          <table:table-cell office:value-type="float" office:value="-11.74" table:style-name="ce26">
            <text:p>-11,74</text:p>
          </table:table-cell>
          <table:table-cell table:style-name="ce24"/>
          <table:table-cell office:value-type="float" office:value="663.97" table:style-name="ce26">
            <text:p>663,9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10-16T00:00:00" table:style-name="ce23">
            <text:p>16/10/2025</text:p>
          </table:table-cell>
          <table:table-cell table:style-name="ce24"/>
          <table:table-cell office:value-type="date" office:date-value="2025-10-16T00:00:00" table:style-name="ce23">
            <text:p>16/10/2025</text:p>
          </table:table-cell>
          <table:table-cell table:style-name="ce24"/>
          <table:table-cell office:value-type="string" table:style-name="ce25">
            <text:p>COMPRA EN LA CHALANA AVILES, CON LA TARJETA : 5489130103230680 EL 2025-10-16</text:p>
          </table:table-cell>
          <table:table-cell table:style-name="ce24"/>
          <table:table-cell office:value-type="float" office:value="-33" table:style-name="ce26">
            <text:p>-33</text:p>
          </table:table-cell>
          <table:table-cell table:style-name="ce24"/>
          <table:table-cell office:value-type="float" office:value="675.71" table:style-name="ce27">
            <text:p>675,7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10-09T00:00:00" table:style-name="ce23">
            <text:p>09/10/2025</text:p>
          </table:table-cell>
          <table:table-cell table:style-name="ce24"/>
          <table:table-cell office:value-type="date" office:date-value="2025-10-09T00:00:00" table:style-name="ce23">
            <text:p>09/10/2025</text:p>
          </table:table-cell>
          <table:table-cell table:style-name="ce24"/>
          <table:table-cell office:value-type="string" table:style-name="ce25">
            <text:p>COMPRA EN TITO BUSTILLO - VIRTUAL, CON LA TARJETA : 5489130103230680 EL 2025-10-09</text:p>
          </table:table-cell>
          <table:table-cell table:style-name="ce24"/>
          <table:table-cell office:value-type="float" office:value="-6.26" table:style-name="ce26">
            <text:p>-6,26</text:p>
          </table:table-cell>
          <table:table-cell table:style-name="ce24"/>
          <table:table-cell office:value-type="float" office:value="708.71" table:style-name="ce27">
            <text:p>708,7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10-08T00:00:00" table:style-name="ce23">
            <text:p>08/10/2025</text:p>
          </table:table-cell>
          <table:table-cell table:style-name="ce24"/>
          <table:table-cell office:value-type="date" office:date-value="2025-10-08T00:00:00" table:style-name="ce23">
            <text:p>08/10/2025</text:p>
          </table:table-cell>
          <table:table-cell table:style-name="ce24"/>
          <table:table-cell office:value-type="string" table:style-name="ce25">
            <text:p>COMPRA EN Amazon Prime*XK3RE9N75, CON LA TARJETA : 5489130103230680 EL 2025-10-06</text:p>
          </table:table-cell>
          <table:table-cell table:style-name="ce24"/>
          <table:table-cell office:value-type="float" office:value="-4.99" table:style-name="ce26">
            <text:p>-4,99</text:p>
          </table:table-cell>
          <table:table-cell table:style-name="ce24"/>
          <table:table-cell office:value-type="float" office:value="714.97" table:style-name="ce27">
            <text:p>714,9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10-06T00:00:00" table:style-name="ce23">
            <text:p>06/10/2025</text:p>
          </table:table-cell>
          <table:table-cell table:style-name="ce24"/>
          <table:table-cell office:value-type="date" office:date-value="2025-10-06T00:00:00" table:style-name="ce23">
            <text:p>06/10/2025</text:p>
          </table:table-cell>
          <table:table-cell table:style-name="ce24"/>
          <table:table-cell office:value-type="string" table:style-name="ce25">
            <text:p>TRANSFERENCIA DE Stripe Technology Europe Ltd, CONCEPTO STRIPE Q0K7G9</text:p>
          </table:table-cell>
          <table:table-cell table:style-name="ce24"/>
          <table:table-cell office:value-type="float" office:value="9.42" table:style-name="ce26">
            <text:p>9,42</text:p>
          </table:table-cell>
          <table:table-cell table:style-name="ce24"/>
          <table:table-cell office:value-type="float" office:value="719.96" table:style-name="ce27">
            <text:p>719,96</text:p>
          </table:table-cell>
          <table:table-cell office:value-type="string" table:style-name="ce11">
            <text:p>Ventas libro Stripe</text:p>
          </table:table-cell>
          <table:table-cell office:value-type="string" table:style-name="ce11">
            <text:p>Mod 130 3T</text:p>
          </table:table-cell>
          <table:table-cell table:number-columns-repeated="16372" table:style-name="ce11"/>
        </table:table-row>
        <table:table-row table:style-name="ro8" table:visibility="filter">
          <table:table-cell table:style-name="ce10"/>
          <table:table-cell office:value-type="date" office:date-value="2025-10-03T00:00:00" table:style-name="ce23">
            <text:p>03/10/2025</text:p>
          </table:table-cell>
          <table:table-cell table:style-name="ce24"/>
          <table:table-cell office:value-type="date" office:date-value="2025-10-03T00:00:00" table:style-name="ce23">
            <text:p>03/10/2025</text:p>
          </table:table-cell>
          <table:table-cell table:style-name="ce24"/>
          <table:table-cell office:value-type="string" table:style-name="ce25">
            <text:p>COMPRA EN RENFE VIRTUAL INTERNET, CON LA TARJETA : 5489130103230680 EL 2025-10-03</text:p>
          </table:table-cell>
          <table:table-cell table:style-name="ce24"/>
          <table:table-cell office:value-type="float" office:value="-79.45" table:style-name="ce26">
            <text:p>-79,45</text:p>
          </table:table-cell>
          <table:table-cell table:style-name="ce24"/>
          <table:table-cell office:value-type="float" office:value="710.54" table:style-name="ce27">
            <text:p>710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10-03T00:00:00" table:style-name="ce23">
            <text:p>03/10/2025</text:p>
          </table:table-cell>
          <table:table-cell table:style-name="ce24"/>
          <table:table-cell office:value-type="date" office:date-value="2025-10-03T00:00:00" table:style-name="ce23">
            <text:p>03/10/2025</text:p>
          </table:table-cell>
          <table:table-cell table:style-name="ce24"/>
          <table:table-cell office:value-type="string" table:style-name="ce25">
            <text:p>COMPRA EN Hotel Spa Golden Barce, CON LA TARJETA : 5489130103230680 EL 2025-10-01</text:p>
          </table:table-cell>
          <table:table-cell table:style-name="ce24"/>
          <table:table-cell office:value-type="float" office:value="-138" table:style-name="ce26">
            <text:p>-138</text:p>
          </table:table-cell>
          <table:table-cell table:style-name="ce24"/>
          <table:table-cell office:value-type="float" office:value="789.99" table:style-name="ce27">
            <text:p>789,9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10-03T00:00:00" table:style-name="ce23">
            <text:p>03/10/2025</text:p>
          </table:table-cell>
          <table:table-cell table:style-name="ce24"/>
          <table:table-cell office:value-type="date" office:date-value="2025-10-03T00:00:00" table:style-name="ce23">
            <text:p>03/10/2025</text:p>
          </table:table-cell>
          <table:table-cell table:style-name="ce24"/>
          <table:table-cell office:value-type="string" table:style-name="ce25">
            <text:p>REGULARIZACION COMPRA EN VENTA BILLETES RENFE, CON LA TARJETA : 5489130103230680 EL 2025-10-03</text:p>
          </table:table-cell>
          <table:table-cell table:style-name="ce24"/>
          <table:table-cell office:value-type="float" office:value="59.95" table:style-name="ce26">
            <text:p>59,95</text:p>
          </table:table-cell>
          <table:table-cell table:style-name="ce24"/>
          <table:table-cell office:value-type="float" office:value="927.99" table:style-name="ce27">
            <text:p>927,99</text:p>
          </table:table-cell>
          <table:table-cell office:value-type="string" table:style-name="ce11">
            <text:p>Renfe</text:p>
          </table:table-cell>
          <table:table-cell table:number-columns-repeated="16373" table:style-name="ce11"/>
        </table:table-row>
        <table:table-row table:style-name="ro8" table:visibility="filter">
          <table:table-cell table:style-name="ce10"/>
          <table:table-cell office:value-type="date" office:date-value="2025-10-02T00:00:00" table:style-name="ce23">
            <text:p>02/10/2025</text:p>
          </table:table-cell>
          <table:table-cell table:style-name="ce24"/>
          <table:table-cell office:value-type="date" office:date-value="2025-10-02T00:00:00" table:style-name="ce23">
            <text:p>02/10/2025</text:p>
          </table:table-cell>
          <table:table-cell table:style-name="ce24"/>
          <table:table-cell office:value-type="string" table:style-name="ce25">
            <text:p>DISPOSICION EN CAJERO CON LA TARJETA 5489130103230680, COMISION 0,00, EL 2025-10-02</text:p>
          </table:table-cell>
          <table:table-cell table:style-name="ce24"/>
          <table:table-cell office:value-type="float" office:value="-600" table:style-name="ce26">
            <text:p>-600</text:p>
          </table:table-cell>
          <table:table-cell table:style-name="ce24"/>
          <table:table-cell office:value-type="float" office:value="868.04" table:style-name="ce27">
            <text:p>868,0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10-02T00:00:00" table:style-name="ce23">
            <text:p>02/10/2025</text:p>
          </table:table-cell>
          <table:table-cell table:style-name="ce24"/>
          <table:table-cell office:value-type="date" office:date-value="2025-10-01T00:00:00" table:style-name="ce23">
            <text:p>01/10/2025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25" table:style-name="ce26">
            <text:p>-0,25</text:p>
          </table:table-cell>
          <table:table-cell table:style-name="ce24"/>
          <table:table-cell office:value-type="float" office:value="1468.04" table:style-name="ce28">
            <text:p>1.468,0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10-01T00:00:00" table:style-name="ce23">
            <text:p>01/10/2025</text:p>
          </table:table-cell>
          <table:table-cell table:style-name="ce24"/>
          <table:table-cell office:value-type="date" office:date-value="2025-10-01T00:00:00" table:style-name="ce23">
            <text:p>01/10/2025</text:p>
          </table:table-cell>
          <table:table-cell table:style-name="ce24"/>
          <table:table-cell office:value-type="string" table:style-name="ce25">
            <text:p>COMPRA EN Amazon Prime*ZL77U3045, CON LA TARJETA : 5489130103230680 EL 2025-09-29</text:p>
          </table:table-cell>
          <table:table-cell table:style-name="ce24"/>
          <table:table-cell office:value-type="float" office:value="-0.49" table:style-name="ce26">
            <text:p>-0,49</text:p>
          </table:table-cell>
          <table:table-cell table:style-name="ce24"/>
          <table:table-cell office:value-type="float" office:value="1468.29" table:style-name="ce29">
            <text:p>1.468,2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10-01T00:00:00" table:style-name="ce23">
            <text:p>01/10/2025</text:p>
          </table:table-cell>
          <table:table-cell table:style-name="ce24"/>
          <table:table-cell office:value-type="date" office:date-value="2025-10-01T00:00:00" table:style-name="ce23">
            <text:p>01/10/2025</text:p>
          </table:table-cell>
          <table:table-cell table:style-name="ce24"/>
          <table:table-cell office:value-type="string" table:style-name="ce25">
            <text:p>COMPRA EN GITHUB, INC., CON LA TARJETA : 5489130103230680 EL 2025-09-29</text:p>
          </table:table-cell>
          <table:table-cell table:style-name="ce24"/>
          <table:table-cell office:value-type="float" office:value="-8.59" table:style-name="ce26">
            <text:p>-8,59</text:p>
          </table:table-cell>
          <table:table-cell table:style-name="ce24"/>
          <table:table-cell office:value-type="float" office:value="1468.78" table:style-name="ce29">
            <text:p>1.468,78</text:p>
          </table:table-cell>
          <table:table-cell office:value-type="string" table:style-name="ce11">
            <text:p>IA Github</text:p>
          </table:table-cell>
          <table:table-cell table:number-columns-repeated="16373" table:style-name="ce11"/>
        </table:table-row>
        <table:table-row table:style-name="ro8" table:visibility="filter">
          <table:table-cell table:style-name="ce10"/>
          <table:table-cell office:value-type="date" office:date-value="2025-10-01T00:00:00" table:style-name="ce23">
            <text:p>01/10/2025</text:p>
          </table:table-cell>
          <table:table-cell table:style-name="ce24"/>
          <table:table-cell office:value-type="date" office:date-value="2025-10-01T00:00:00" table:style-name="ce23">
            <text:p>01/10/2025</text:p>
          </table:table-cell>
          <table:table-cell table:style-name="ce24"/>
          <table:table-cell office:value-type="string" table:style-name="ce25">
            <text:p>COMPRA EN Amazon.es*3959I4DP5, CON LA TARJETA : 5489130103230680 EL 2025-09-29</text:p>
          </table:table-cell>
          <table:table-cell table:style-name="ce24"/>
          <table:table-cell office:value-type="float" office:value="-18" table:style-name="ce26">
            <text:p>-18</text:p>
          </table:table-cell>
          <table:table-cell table:style-name="ce24"/>
          <table:table-cell office:value-type="float" office:value="1477.37" table:style-name="ce29">
            <text:p>1.477,3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9-30T00:00:00" table:style-name="ce23">
            <text:p>30/09/2025</text:p>
          </table:table-cell>
          <table:table-cell table:style-name="ce24"/>
          <table:table-cell office:value-type="date" office:date-value="2025-09-30T00:00:00" table:style-name="ce23">
            <text:p>30/09/2025</text:p>
          </table:table-cell>
          <table:table-cell table:style-name="ce24"/>
          <table:table-cell office:value-type="string" table:style-name="ce25">
            <text:p>RECIBO TGSS. COTIZACION 005 R.E.AUTONOMOS Nº RECIBO 0073 0100 755 CMQHJVJ REF. MANDATO 0521070810176</text:p>
          </table:table-cell>
          <table:table-cell table:style-name="ce24"/>
          <table:table-cell office:value-type="float" office:value="-87.61" table:style-name="ce26">
            <text:p>-87,61</text:p>
          </table:table-cell>
          <table:table-cell table:style-name="ce24"/>
          <table:table-cell office:value-type="float" office:value="1495.37" table:style-name="ce29">
            <text:p>1.495,37</text:p>
          </table:table-cell>
          <table:table-cell office:value-type="string" table:style-name="ce11">
            <text:p>Cuota Autonomos</text:p>
          </table:table-cell>
          <table:table-cell table:number-columns-repeated="16373" table:style-name="ce11"/>
        </table:table-row>
        <table:table-row table:style-name="ro8" table:visibility="filter">
          <table:table-cell table:style-name="ce10"/>
          <table:table-cell office:value-type="date" office:date-value="2025-09-29T00:00:00" table:style-name="ce23">
            <text:p>29/09/2025</text:p>
          </table:table-cell>
          <table:table-cell table:style-name="ce24"/>
          <table:table-cell office:value-type="date" office:date-value="2025-09-29T00:00:00" table:style-name="ce23">
            <text:p>29/09/2025</text:p>
          </table:table-cell>
          <table:table-cell table:style-name="ce24"/>
          <table:table-cell office:value-type="string" table:style-name="ce25">
            <text:p>COMPRA EN GOOGLE *Google One, CON LA TARJETA : 5489130103230680 EL 2025-09-26</text:p>
          </table:table-cell>
          <table:table-cell table:style-name="ce24"/>
          <table:table-cell office:value-type="float" office:value="-0.49" table:style-name="ce26">
            <text:p>-0,49</text:p>
          </table:table-cell>
          <table:table-cell table:style-name="ce24"/>
          <table:table-cell office:value-type="float" office:value="1582.98" table:style-name="ce29">
            <text:p>1.582,9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9-26T00:00:00" table:style-name="ce23">
            <text:p>26/09/2025</text:p>
          </table:table-cell>
          <table:table-cell table:style-name="ce24"/>
          <table:table-cell office:value-type="date" office:date-value="2025-09-26T00:00:00" table:style-name="ce23">
            <text:p>26/09/2025</text:p>
          </table:table-cell>
          <table:table-cell table:style-name="ce24"/>
          <table:table-cell office:value-type="string" table:style-name="ce25">
            <text:p>COMPRA EN RENFE VIAJEROS APP, CON LA TARJETA : 5489130103230680 EL 2025-09-26</text:p>
          </table:table-cell>
          <table:table-cell table:style-name="ce24"/>
          <table:table-cell office:value-type="float" office:value="-44.4" table:style-name="ce26">
            <text:p>-44,4</text:p>
          </table:table-cell>
          <table:table-cell table:style-name="ce24"/>
          <table:table-cell office:value-type="float" office:value="1583.47" table:style-name="ce29">
            <text:p>1.583,4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9-25T00:00:00" table:style-name="ce23">
            <text:p>25/09/2025</text:p>
          </table:table-cell>
          <table:table-cell table:style-name="ce24"/>
          <table:table-cell office:value-type="date" office:date-value="2025-09-25T00:00:00" table:style-name="ce23">
            <text:p>25/09/2025</text:p>
          </table:table-cell>
          <table:table-cell table:style-name="ce24"/>
          <table:table-cell office:value-type="string" table:style-name="ce25">
            <text:p>TRANSFERENCIA DE CARDONA ALTES CRISTINA, CONCEPTO Provision fondos Cuota autonomos</text:p>
          </table:table-cell>
          <table:table-cell table:style-name="ce24"/>
          <table:table-cell office:value-type="float" office:value="90" table:style-name="ce26">
            <text:p>90</text:p>
          </table:table-cell>
          <table:table-cell table:style-name="ce24"/>
          <table:table-cell office:value-type="float" office:value="1627.87" table:style-name="ce29">
            <text:p>1.627,8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9-23T00:00:00" table:style-name="ce23">
            <text:p>23/09/2025</text:p>
          </table:table-cell>
          <table:table-cell table:style-name="ce24"/>
          <table:table-cell office:value-type="date" office:date-value="2025-09-23T00:00:00" table:style-name="ce23">
            <text:p>23/09/2025</text:p>
          </table:table-cell>
          <table:table-cell table:style-name="ce24"/>
          <table:table-cell office:value-type="string" table:style-name="ce25">
            <text:p>COMPRA EN ZIA CAROLINA, CON LA TARJETA : 5489130103230680 EL 2025-09-23</text:p>
          </table:table-cell>
          <table:table-cell table:style-name="ce24"/>
          <table:table-cell office:value-type="float" office:value="-15.5" table:style-name="ce26">
            <text:p>-15,5</text:p>
          </table:table-cell>
          <table:table-cell table:style-name="ce24"/>
          <table:table-cell office:value-type="float" office:value="1537.87" table:style-name="ce29">
            <text:p>1.537,8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9-02T00:00:00" table:style-name="ce23">
            <text:p>02/09/2025</text:p>
          </table:table-cell>
          <table:table-cell table:style-name="ce24"/>
          <table:table-cell office:value-type="date" office:date-value="2025-09-01T00:00:00" table:style-name="ce23">
            <text:p>01/09/2025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25" table:style-name="ce26">
            <text:p>-0,25</text:p>
          </table:table-cell>
          <table:table-cell table:style-name="ce24"/>
          <table:table-cell office:value-type="float" office:value="1553.37" table:style-name="ce29">
            <text:p>1.553,3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9-01T00:00:00" table:style-name="ce23">
            <text:p>01/09/2025</text:p>
          </table:table-cell>
          <table:table-cell table:style-name="ce24"/>
          <table:table-cell office:value-type="date" office:date-value="2025-09-01T00:00:00" table:style-name="ce23">
            <text:p>01/09/2025</text:p>
          </table:table-cell>
          <table:table-cell table:style-name="ce24"/>
          <table:table-cell office:value-type="string" table:style-name="ce25">
            <text:p>COMPRA EN GITHUB, INC., CON LA TARJETA : 5489130103230680 EL 2025-08-29</text:p>
          </table:table-cell>
          <table:table-cell table:style-name="ce24"/>
          <table:table-cell office:value-type="float" office:value="-8.61" table:style-name="ce26">
            <text:p>-8,61</text:p>
          </table:table-cell>
          <table:table-cell table:style-name="ce24"/>
          <table:table-cell office:value-type="float" office:value="1553.62" table:style-name="ce29">
            <text:p>1.553,62</text:p>
          </table:table-cell>
          <table:table-cell office:value-type="string" table:style-name="ce11">
            <text:p>IA Github</text:p>
          </table:table-cell>
          <table:table-cell office:value-type="string" table:style-name="ce11">
            <text:p>Mod 130</text:p>
          </table:table-cell>
          <table:table-cell table:number-columns-repeated="16372" table:style-name="ce11"/>
        </table:table-row>
        <table:table-row table:style-name="ro8" table:visibility="filter">
          <table:table-cell table:style-name="ce10"/>
          <table:table-cell office:value-type="date" office:date-value="2025-08-29T00:00:00" table:style-name="ce23">
            <text:p>29/08/2025</text:p>
          </table:table-cell>
          <table:table-cell table:style-name="ce24"/>
          <table:table-cell office:value-type="date" office:date-value="2025-08-29T00:00:00" table:style-name="ce23">
            <text:p>29/08/2025</text:p>
          </table:table-cell>
          <table:table-cell table:style-name="ce24"/>
          <table:table-cell office:value-type="string" table:style-name="ce25">
            <text:p>RECIBO TGSS. COTIZACION 005 R.E.AUTONOMOS Nº RECIBO 0073 0100 755 CMGHTCG REF. MANDATO 0521070810176</text:p>
          </table:table-cell>
          <table:table-cell table:style-name="ce24"/>
          <table:table-cell office:value-type="float" office:value="-87.61" table:style-name="ce26">
            <text:p>-87,61</text:p>
          </table:table-cell>
          <table:table-cell table:style-name="ce24"/>
          <table:table-cell office:value-type="float" office:value="1562.23" table:style-name="ce29">
            <text:p>1.562,23</text:p>
          </table:table-cell>
          <table:table-cell office:value-type="string" table:style-name="ce11">
            <text:p>Cuota Autonomos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5-08-25T00:00:00" table:style-name="ce23">
            <text:p>25/08/2025</text:p>
          </table:table-cell>
          <table:table-cell table:style-name="ce24"/>
          <table:table-cell office:value-type="date" office:date-value="2025-08-25T00:00:00" table:style-name="ce23">
            <text:p>25/08/2025</text:p>
          </table:table-cell>
          <table:table-cell table:style-name="ce24"/>
          <table:table-cell office:value-type="string" table:style-name="ce25">
            <text:p>TRANSFERENCIA DE CARDONA ALTES CRISTINA, CONCEPTO Provision fondos Cuota autonomos</text:p>
          </table:table-cell>
          <table:table-cell table:style-name="ce24"/>
          <table:table-cell office:value-type="float" office:value="90" table:style-name="ce26">
            <text:p>90</text:p>
          </table:table-cell>
          <table:table-cell table:style-name="ce24"/>
          <table:table-cell office:value-type="float" office:value="1649.84" table:style-name="ce29">
            <text:p>1.649,8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8-11T00:00:00" table:style-name="ce23">
            <text:p>11/08/2025</text:p>
          </table:table-cell>
          <table:table-cell table:style-name="ce24"/>
          <table:table-cell office:value-type="date" office:date-value="2025-08-10T00:00:00" table:style-name="ce23">
            <text:p>10/08/2025</text:p>
          </table:table-cell>
          <table:table-cell table:style-name="ce24"/>
          <table:table-cell office:value-type="string" table:style-name="ce25">
            <text:p>REGULARIZACION COMPRA EN RENFE VIRTUAL INTERNET, CON LA TARJETA : 5489130103230680 EL 2025-08-10</text:p>
          </table:table-cell>
          <table:table-cell table:style-name="ce24"/>
          <table:table-cell office:value-type="float" office:value="2" table:style-name="ce26">
            <text:p>2</text:p>
          </table:table-cell>
          <table:table-cell table:style-name="ce24"/>
          <table:table-cell office:value-type="float" office:value="1559.84" table:style-name="ce29">
            <text:p>1.559,84</text:p>
          </table:table-cell>
          <table:table-cell office:value-type="string" table:style-name="ce11">
            <text:p>Renfe</text:p>
          </table:table-cell>
          <table:table-cell table:number-columns-repeated="16373" table:style-name="ce11"/>
        </table:table-row>
        <table:table-row table:style-name="ro8" table:visibility="filter">
          <table:table-cell table:style-name="ce10"/>
          <table:table-cell office:value-type="date" office:date-value="2025-08-11T00:00:00" table:style-name="ce23">
            <text:p>11/08/2025</text:p>
          </table:table-cell>
          <table:table-cell table:style-name="ce24"/>
          <table:table-cell office:value-type="date" office:date-value="2025-08-10T00:00:00" table:style-name="ce23">
            <text:p>10/08/2025</text:p>
          </table:table-cell>
          <table:table-cell table:style-name="ce24"/>
          <table:table-cell office:value-type="string" table:style-name="ce25">
            <text:p>COMPRA EN ENTRE TAPES OLIVERES, CON LA TARJETA : 5489130103230680 EL 2025-08-10</text:p>
          </table:table-cell>
          <table:table-cell table:style-name="ce24"/>
          <table:table-cell office:value-type="float" office:value="-1.8" table:style-name="ce26">
            <text:p>-1,8</text:p>
          </table:table-cell>
          <table:table-cell table:style-name="ce24"/>
          <table:table-cell office:value-type="float" office:value="1557.84" table:style-name="ce29">
            <text:p>1.557,8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8-04T00:00:00" table:style-name="ce23">
            <text:p>04/08/2025</text:p>
          </table:table-cell>
          <table:table-cell table:style-name="ce24"/>
          <table:table-cell office:value-type="date" office:date-value="2025-08-02T00:00:00" table:style-name="ce23">
            <text:p>02/08/2025</text:p>
          </table:table-cell>
          <table:table-cell table:style-name="ce24"/>
          <table:table-cell office:value-type="string" table:style-name="ce25">
            <text:p>COMPRA EN PASEO DE GRACIA EST., CON LA TARJETA : 5489130103230680 EL 2025-08-02</text:p>
          </table:table-cell>
          <table:table-cell table:style-name="ce24"/>
          <table:table-cell office:value-type="float" office:value="-7.75" table:style-name="ce26">
            <text:p>-7,75</text:p>
          </table:table-cell>
          <table:table-cell table:style-name="ce24"/>
          <table:table-cell office:value-type="float" office:value="1559.64" table:style-name="ce29">
            <text:p>1.559,6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8-04T00:00:00" table:style-name="ce23">
            <text:p>04/08/2025</text:p>
          </table:table-cell>
          <table:table-cell table:style-name="ce24"/>
          <table:table-cell office:value-type="date" office:date-value="2025-08-02T00:00:00" table:style-name="ce23">
            <text:p>02/08/2025</text:p>
          </table:table-cell>
          <table:table-cell table:style-name="ce24"/>
          <table:table-cell office:value-type="string" table:style-name="ce25">
            <text:p>COMPRA EN RENFE VIRTUAL INTERNET, CON LA TARJETA : 5489130103230680 EL 2025-08-02</text:p>
          </table:table-cell>
          <table:table-cell table:style-name="ce24"/>
          <table:table-cell office:value-type="float" office:value="-52.65" table:style-name="ce26">
            <text:p>-52,65</text:p>
          </table:table-cell>
          <table:table-cell table:style-name="ce24"/>
          <table:table-cell office:value-type="float" office:value="1567.39" table:style-name="ce29">
            <text:p>1.567,3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8-04T00:00:00" table:style-name="ce23">
            <text:p>04/08/2025</text:p>
          </table:table-cell>
          <table:table-cell table:style-name="ce24"/>
          <table:table-cell office:value-type="date" office:date-value="2025-08-02T00:00:00" table:style-name="ce23">
            <text:p>02/08/2025</text:p>
          </table:table-cell>
          <table:table-cell table:style-name="ce24"/>
          <table:table-cell office:value-type="string" table:style-name="ce25">
            <text:p>COMPRA EN TRENES.COM, CON LA TARJETA : 5489130103230680 EL 2025-08-02</text:p>
          </table:table-cell>
          <table:table-cell table:style-name="ce24"/>
          <table:table-cell office:value-type="float" office:value="-69.09" table:style-name="ce26">
            <text:p>-69,09</text:p>
          </table:table-cell>
          <table:table-cell table:style-name="ce24"/>
          <table:table-cell office:value-type="float" office:value="1620.04" table:style-name="ce29">
            <text:p>1.620,0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8-04T00:00:00" table:style-name="ce23">
            <text:p>04/08/2025</text:p>
          </table:table-cell>
          <table:table-cell table:style-name="ce24"/>
          <table:table-cell office:value-type="date" office:date-value="2025-08-02T00:00:00" table:style-name="ce23">
            <text:p>02/08/2025</text:p>
          </table:table-cell>
          <table:table-cell table:style-name="ce24"/>
          <table:table-cell office:value-type="string" table:style-name="ce25">
            <text:p>COMPRA EN Rumbo, CON LA TARJETA : 5489130103230680 EL 2025-08-02</text:p>
          </table:table-cell>
          <table:table-cell table:style-name="ce24"/>
          <table:table-cell office:value-type="float" office:value="-112.38" table:style-name="ce26">
            <text:p>-112,38</text:p>
          </table:table-cell>
          <table:table-cell table:style-name="ce24"/>
          <table:table-cell office:value-type="float" office:value="1689.13" table:style-name="ce29">
            <text:p>1.689,1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8-01T00:00:00" table:style-name="ce23">
            <text:p>01/08/2025</text:p>
          </table:table-cell>
          <table:table-cell table:style-name="ce24"/>
          <table:table-cell office:value-type="date" office:date-value="2025-07-31T00:00:00" table:style-name="ce23">
            <text:p>31/07/2025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25" table:style-name="ce26">
            <text:p>-0,25</text:p>
          </table:table-cell>
          <table:table-cell table:style-name="ce24"/>
          <table:table-cell office:value-type="float" office:value="1801.51" table:style-name="ce29">
            <text:p>1.801,5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7-31T00:00:00" table:style-name="ce23">
            <text:p>31/07/2025</text:p>
          </table:table-cell>
          <table:table-cell table:style-name="ce24"/>
          <table:table-cell office:value-type="date" office:date-value="2025-07-31T00:00:00" table:style-name="ce23">
            <text:p>31/07/2025</text:p>
          </table:table-cell>
          <table:table-cell table:style-name="ce24"/>
          <table:table-cell office:value-type="string" table:style-name="ce25">
            <text:p>COMPRA EN GITHUB, INC., CON LA TARJETA : 5489130103230680 EL 2025-07-29</text:p>
          </table:table-cell>
          <table:table-cell table:style-name="ce24"/>
          <table:table-cell office:value-type="float" office:value="-8.6199999999999992" table:style-name="ce26">
            <text:p>-8,62</text:p>
          </table:table-cell>
          <table:table-cell table:style-name="ce24"/>
          <table:table-cell office:value-type="float" office:value="1801.76" table:style-name="ce29">
            <text:p>1.801,76</text:p>
          </table:table-cell>
          <table:table-cell office:value-type="string" table:style-name="ce11">
            <text:p>IA Github</text:p>
          </table:table-cell>
          <table:table-cell office:value-type="string" table:style-name="ce11">
            <text:p>Mod 130</text:p>
          </table:table-cell>
          <table:table-cell table:number-columns-repeated="16372" table:style-name="ce11"/>
        </table:table-row>
        <table:table-row table:style-name="ro8" table:visibility="filter">
          <table:table-cell table:style-name="ce10"/>
          <table:table-cell office:value-type="date" office:date-value="2025-07-31T00:00:00" table:style-name="ce23">
            <text:p>31/07/2025</text:p>
          </table:table-cell>
          <table:table-cell table:style-name="ce24"/>
          <table:table-cell office:value-type="date" office:date-value="2025-07-31T00:00:00" table:style-name="ce23">
            <text:p>31/07/2025</text:p>
          </table:table-cell>
          <table:table-cell table:style-name="ce24"/>
          <table:table-cell office:value-type="string" table:style-name="ce25">
            <text:p>RECIBO ASOC DE ANTIGUOS ALUMNOS DE ESADE Nº RECIBO 0073 0100 755 CLXZQCF REF. MANDATO 1003355</text:p>
          </table:table-cell>
          <table:table-cell table:style-name="ce24"/>
          <table:table-cell office:value-type="float" office:value="-250" table:style-name="ce26">
            <text:p>-250</text:p>
          </table:table-cell>
          <table:table-cell table:style-name="ce24"/>
          <table:table-cell office:value-type="float" office:value="1810.38" table:style-name="ce29">
            <text:p>1.810,3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7-31T00:00:00" table:style-name="ce23">
            <text:p>31/07/2025</text:p>
          </table:table-cell>
          <table:table-cell table:style-name="ce24"/>
          <table:table-cell office:value-type="date" office:date-value="2025-07-31T00:00:00" table:style-name="ce23">
            <text:p>31/07/2025</text:p>
          </table:table-cell>
          <table:table-cell table:style-name="ce24"/>
          <table:table-cell office:value-type="string" table:style-name="ce25">
            <text:p>RECIBO TGSS. COTIZACION 005 R.E.AUTONOMOS Nº RECIBO 0073 0100 755 CLWYBVJ REF. MANDATO 0521070810176</text:p>
          </table:table-cell>
          <table:table-cell table:style-name="ce24"/>
          <table:table-cell office:value-type="float" office:value="-87.61" table:style-name="ce26">
            <text:p>-87,61</text:p>
          </table:table-cell>
          <table:table-cell table:style-name="ce24"/>
          <table:table-cell office:value-type="float" office:value="2060.38" table:style-name="ce29">
            <text:p>2.060,38</text:p>
          </table:table-cell>
          <table:table-cell office:value-type="string" table:style-name="ce11">
            <text:p>Cuota Autonomos</text:p>
          </table:table-cell>
          <table:table-cell table:number-columns-repeated="16373" table:style-name="ce11"/>
        </table:table-row>
        <table:table-row table:style-name="ro8" table:visibility="filter">
          <table:table-cell table:style-name="ce10"/>
          <table:table-cell office:value-type="date" office:date-value="2025-07-30T00:00:00" table:style-name="ce23">
            <text:p>30/07/2025</text:p>
          </table:table-cell>
          <table:table-cell table:style-name="ce24"/>
          <table:table-cell office:value-type="date" office:date-value="2025-07-30T00:00:00" table:style-name="ce23">
            <text:p>30/07/2025</text:p>
          </table:table-cell>
          <table:table-cell table:style-name="ce24"/>
          <table:table-cell office:value-type="string" table:style-name="ce25">
            <text:p>COMPRA EN ALDI MARAGALL, CON LA TARJETA : 5489130103230680 EL 2025-07-30</text:p>
          </table:table-cell>
          <table:table-cell table:style-name="ce24"/>
          <table:table-cell office:value-type="float" office:value="-25.72" table:style-name="ce26">
            <text:p>-25,72</text:p>
          </table:table-cell>
          <table:table-cell table:style-name="ce24"/>
          <table:table-cell office:value-type="float" office:value="2147.9899999999998" table:style-name="ce29">
            <text:p>2.147,9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7-29T00:00:00" table:style-name="ce23">
            <text:p>29/07/2025</text:p>
          </table:table-cell>
          <table:table-cell table:style-name="ce24"/>
          <table:table-cell office:value-type="date" office:date-value="2025-07-29T00:00:00" table:style-name="ce23">
            <text:p>29/07/2025</text:p>
          </table:table-cell>
          <table:table-cell table:style-name="ce24"/>
          <table:table-cell office:value-type="string" table:style-name="ce25">
            <text:p>TRANSFERENCIA DE AMAZON.COM SERVICES LLC, CONCEPTO TLR003029611492 PO</text:p>
          </table:table-cell>
          <table:table-cell table:style-name="ce24"/>
          <table:table-cell office:value-type="float" office:value="6.76" table:style-name="ce26">
            <text:p>6,76</text:p>
          </table:table-cell>
          <table:table-cell table:style-name="ce24"/>
          <table:table-cell office:value-type="float" office:value="2173.71" table:style-name="ce29">
            <text:p>2.173,71</text:p>
          </table:table-cell>
          <table:table-cell office:value-type="string" table:style-name="ce11">
            <text:p>Ventas libro</text:p>
          </table:table-cell>
          <table:table-cell office:value-type="string" table:style-name="ce11">
            <text:p>Mod 130 3T</text:p>
          </table:table-cell>
          <table:table-cell table:number-columns-repeated="16372" table:style-name="ce11"/>
        </table:table-row>
        <table:table-row table:style-name="ro8" table:visibility="filter">
          <table:table-cell table:style-name="ce10"/>
          <table:table-cell office:value-type="date" office:date-value="2025-07-25T00:00:00" table:style-name="ce23">
            <text:p>25/07/2025</text:p>
          </table:table-cell>
          <table:table-cell table:style-name="ce24"/>
          <table:table-cell office:value-type="date" office:date-value="2025-07-25T00:00:00" table:style-name="ce23">
            <text:p>25/07/2025</text:p>
          </table:table-cell>
          <table:table-cell table:style-name="ce24"/>
          <table:table-cell office:value-type="string" table:style-name="ce25">
            <text:p>COMPRA EN MANDARIN PALACE, CON LA TARJETA : 5489130103230680 EL 2025-07-25</text:p>
          </table:table-cell>
          <table:table-cell table:style-name="ce24"/>
          <table:table-cell office:value-type="float" office:value="-21" table:style-name="ce26">
            <text:p>-21</text:p>
          </table:table-cell>
          <table:table-cell table:style-name="ce24"/>
          <table:table-cell office:value-type="float" office:value="2166.9499999999998" table:style-name="ce29">
            <text:p>2.166,95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7-25T00:00:00" table:style-name="ce23">
            <text:p>25/07/2025</text:p>
          </table:table-cell>
          <table:table-cell table:style-name="ce24"/>
          <table:table-cell office:value-type="date" office:date-value="2025-07-25T00:00:00" table:style-name="ce23">
            <text:p>25/07/2025</text:p>
          </table:table-cell>
          <table:table-cell table:style-name="ce24"/>
          <table:table-cell office:value-type="string" table:style-name="ce25">
            <text:p>TRANSFERENCIA DE CARDONA ALTES CRISTINA, CONCEPTO Provision fondos Cuota autonomos</text:p>
          </table:table-cell>
          <table:table-cell table:style-name="ce24"/>
          <table:table-cell office:value-type="float" office:value="90" table:style-name="ce26">
            <text:p>90</text:p>
          </table:table-cell>
          <table:table-cell table:style-name="ce24"/>
          <table:table-cell office:value-type="float" office:value="2187.9499999999998" table:style-name="ce29">
            <text:p>2.187,9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7-21T00:00:00" table:style-name="ce23">
            <text:p>21/07/2025</text:p>
          </table:table-cell>
          <table:table-cell table:style-name="ce24"/>
          <table:table-cell office:value-type="date" office:date-value="2025-07-21T00:00:00" table:style-name="ce23">
            <text:p>21/07/2025</text:p>
          </table:table-cell>
          <table:table-cell table:style-name="ce24"/>
          <table:table-cell office:value-type="string" table:style-name="ce25">
            <text:p>COMPRA EN SQ *PRIDE BCN, CON LA TARJETA : 5489130103230680 EL 2025-07-18</text:p>
          </table:table-cell>
          <table:table-cell table:style-name="ce24"/>
          <table:table-cell office:value-type="float" office:value="-5.5" table:style-name="ce26">
            <text:p>-5,5</text:p>
          </table:table-cell>
          <table:table-cell table:style-name="ce24"/>
          <table:table-cell office:value-type="float" office:value="2097.9499999999998" table:style-name="ce29">
            <text:p>2.097,9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7-21T00:00:00" table:style-name="ce23">
            <text:p>21/07/2025</text:p>
          </table:table-cell>
          <table:table-cell table:style-name="ce24"/>
          <table:table-cell office:value-type="date" office:date-value="2025-07-21T00:00:00" table:style-name="ce23">
            <text:p>21/07/2025</text:p>
          </table:table-cell>
          <table:table-cell table:style-name="ce24"/>
          <table:table-cell office:value-type="string" table:style-name="ce25">
            <text:p>COMPRA EN SQ *PRIDE BCN, CON LA TARJETA : 5489130103230680 EL 2025-07-18</text:p>
          </table:table-cell>
          <table:table-cell table:style-name="ce24"/>
          <table:table-cell office:value-type="float" office:value="-7.5" table:style-name="ce26">
            <text:p>-7,5</text:p>
          </table:table-cell>
          <table:table-cell table:style-name="ce24"/>
          <table:table-cell office:value-type="float" office:value="2103.4499999999998" table:style-name="ce29">
            <text:p>2.103,4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7-21T00:00:00" table:style-name="ce23">
            <text:p>21/07/2025</text:p>
          </table:table-cell>
          <table:table-cell table:style-name="ce24"/>
          <table:table-cell office:value-type="date" office:date-value="2025-07-19T00:00:00" table:style-name="ce23">
            <text:p>19/07/2025</text:p>
          </table:table-cell>
          <table:table-cell table:style-name="ce24"/>
          <table:table-cell office:value-type="string" table:style-name="ce25">
            <text:p>COMPRA EN LLIC 3184 AUTOTAXIS FUBER, CON LA TARJETA : 5489130103230680 EL 2025-07-19</text:p>
          </table:table-cell>
          <table:table-cell table:style-name="ce24"/>
          <table:table-cell office:value-type="float" office:value="-12" table:style-name="ce26">
            <text:p>-12</text:p>
          </table:table-cell>
          <table:table-cell table:style-name="ce24"/>
          <table:table-cell office:value-type="float" office:value="2110.9499999999998" table:style-name="ce29">
            <text:p>2.110,9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7-15T00:00:00" table:style-name="ce23">
            <text:p>15/07/2025</text:p>
          </table:table-cell>
          <table:table-cell table:style-name="ce24"/>
          <table:table-cell office:value-type="date" office:date-value="2025-07-15T00:00:00" table:style-name="ce23">
            <text:p>15/07/2025</text:p>
          </table:table-cell>
          <table:table-cell table:style-name="ce24"/>
          <table:table-cell office:value-type="string" table:style-name="ce25">
            <text:p>COMPRA EN RENFE VIRTUAL INTERNET, CON LA TARJETA : 5489130103230680 EL 2025-07-15</text:p>
          </table:table-cell>
          <table:table-cell table:style-name="ce24"/>
          <table:table-cell office:value-type="float" office:value="-79.45" table:style-name="ce26">
            <text:p>-79,45</text:p>
          </table:table-cell>
          <table:table-cell table:style-name="ce24"/>
          <table:table-cell office:value-type="float" office:value="2122.9499999999998" table:style-name="ce29">
            <text:p>2.122,95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7-10T00:00:00" table:style-name="ce23">
            <text:p>10/07/2025</text:p>
          </table:table-cell>
          <table:table-cell table:style-name="ce24"/>
          <table:table-cell office:value-type="date" office:date-value="2025-07-09T00:00:00" table:style-name="ce23">
            <text:p>09/07/2025</text:p>
          </table:table-cell>
          <table:table-cell table:style-name="ce24"/>
          <table:table-cell office:value-type="string" table:style-name="ce25">
            <text:p>INGRESO EN EFECTIVO</text:p>
          </table:table-cell>
          <table:table-cell table:style-name="ce24"/>
          <table:table-cell office:value-type="float" office:value="600" table:style-name="ce26">
            <text:p>600</text:p>
          </table:table-cell>
          <table:table-cell table:style-name="ce24"/>
          <table:table-cell office:value-type="float" office:value="2202.4" table:style-name="ce29">
            <text:p>2.202,4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7-03T00:00:00" table:style-name="ce23">
            <text:p>03/07/2025</text:p>
          </table:table-cell>
          <table:table-cell table:style-name="ce24"/>
          <table:table-cell office:value-type="date" office:date-value="2025-07-03T00:00:00" table:style-name="ce23">
            <text:p>03/07/2025</text:p>
          </table:table-cell>
          <table:table-cell table:style-name="ce24"/>
          <table:table-cell office:value-type="string" table:style-name="ce25">
            <text:p>RECIBO AJUNTAMENT DE BARCELONA Nº RECIBO 0073 0100 755 CLLFVMT REF. MANDATO 03 30112GKD045453512</text:p>
          </table:table-cell>
          <table:table-cell table:style-name="ce24"/>
          <table:table-cell office:value-type="float" office:value="-8.84" table:style-name="ce26">
            <text:p>-8,84</text:p>
          </table:table-cell>
          <table:table-cell table:style-name="ce24"/>
          <table:table-cell office:value-type="float" office:value="1602.4" table:style-name="ce29">
            <text:p>1.602,40</text:p>
          </table:table-cell>
          <table:table-cell office:value-type="string" table:style-name="ce11">
            <text:p>Impto Circulacion</text:p>
          </table:table-cell>
          <table:table-cell table:number-columns-repeated="16373" table:style-name="ce11"/>
        </table:table-row>
        <table:table-row table:style-name="ro8" table:visibility="filter">
          <table:table-cell table:style-name="ce10"/>
          <table:table-cell office:value-type="date" office:date-value="2025-07-02T00:00:00" table:style-name="ce23">
            <text:p>02/07/2025</text:p>
          </table:table-cell>
          <table:table-cell table:style-name="ce24"/>
          <table:table-cell office:value-type="date" office:date-value="2025-07-01T00:00:00" table:style-name="ce23">
            <text:p>01/07/2025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25" table:style-name="ce26">
            <text:p>-0,25</text:p>
          </table:table-cell>
          <table:table-cell table:style-name="ce24"/>
          <table:table-cell office:value-type="float" office:value="1611.24" table:style-name="ce29">
            <text:p>1.611,2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7-01T00:00:00" table:style-name="ce23">
            <text:p>01/07/2025</text:p>
          </table:table-cell>
          <table:table-cell table:style-name="ce24"/>
          <table:table-cell office:value-type="date" office:date-value="2025-07-01T00:00:00" table:style-name="ce23">
            <text:p>01/07/2025</text:p>
          </table:table-cell>
          <table:table-cell table:style-name="ce24"/>
          <table:table-cell office:value-type="string" table:style-name="ce25">
            <text:p>COMPRA EN GITHUB, INC., CON LA TARJETA : 5489130103230680 EL 2025-06-29</text:p>
          </table:table-cell>
          <table:table-cell table:style-name="ce24"/>
          <table:table-cell office:value-type="float" office:value="-8.56" table:style-name="ce26">
            <text:p>-8,56</text:p>
          </table:table-cell>
          <table:table-cell table:style-name="ce24"/>
          <table:table-cell office:value-type="float" office:value="1611.49" table:style-name="ce29">
            <text:p>1.611,49</text:p>
          </table:table-cell>
          <table:table-cell office:value-type="string" table:style-name="ce32">
            <text:p>IA Github</text:p>
          </table:table-cell>
          <table:table-cell table:number-columns-repeated="16373" table:style-name="ce11"/>
        </table:table-row>
        <table:table-row table:style-name="ro8" table:visibility="filter">
          <table:table-cell table:style-name="ce10"/>
          <table:table-cell office:value-type="date" office:date-value="2025-06-30T00:00:00" table:style-name="ce23">
            <text:p>30/06/2025</text:p>
          </table:table-cell>
          <table:table-cell table:style-name="ce24"/>
          <table:table-cell office:value-type="date" office:date-value="2025-06-30T00:00:00" table:style-name="ce23">
            <text:p>30/06/2025</text:p>
          </table:table-cell>
          <table:table-cell table:style-name="ce24"/>
          <table:table-cell office:value-type="string" table:style-name="ce25">
            <text:p>RECIBO TGSS. COTIZACION 005 R.E.AUTONOMOS Nº RECIBO 0073 0100 755 CLMDDSQ REF. MANDATO 0521070810176</text:p>
          </table:table-cell>
          <table:table-cell table:style-name="ce24"/>
          <table:table-cell office:value-type="float" office:value="-87.61" table:style-name="ce26">
            <text:p>-87,61</text:p>
          </table:table-cell>
          <table:table-cell table:style-name="ce24"/>
          <table:table-cell office:value-type="float" office:value="1620.05" table:style-name="ce29">
            <text:p>1.620,05</text:p>
          </table:table-cell>
          <table:table-cell office:value-type="string" table:style-name="ce11">
            <text:p>Cuota Autonomos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5-06-25T00:00:00" table:style-name="ce23">
            <text:p>25/06/2025</text:p>
          </table:table-cell>
          <table:table-cell table:style-name="ce24"/>
          <table:table-cell office:value-type="date" office:date-value="2025-06-25T00:00:00" table:style-name="ce23">
            <text:p>25/06/2025</text:p>
          </table:table-cell>
          <table:table-cell table:style-name="ce24"/>
          <table:table-cell office:value-type="string" table:style-name="ce25">
            <text:p>TRANSFERENCIA DE CARDONA ALTES CRISTINA, CONCEPTO Provision fondos Cuota autonomos</text:p>
          </table:table-cell>
          <table:table-cell table:style-name="ce24"/>
          <table:table-cell office:value-type="float" office:value="90" table:style-name="ce26">
            <text:p>90</text:p>
          </table:table-cell>
          <table:table-cell table:style-name="ce24"/>
          <table:table-cell office:value-type="float" office:value="1707.66" table:style-name="ce29">
            <text:p>1.707,6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6-20T00:00:00" table:style-name="ce23">
            <text:p>20/06/2025</text:p>
          </table:table-cell>
          <table:table-cell table:style-name="ce24"/>
          <table:table-cell office:value-type="date" office:date-value="2025-06-20T00:00:00" table:style-name="ce23">
            <text:p>20/06/2025</text:p>
          </table:table-cell>
          <table:table-cell table:style-name="ce24"/>
          <table:table-cell office:value-type="string" table:style-name="ce25">
            <text:p>INGRESO EN EFECTIVO</text:p>
          </table:table-cell>
          <table:table-cell table:style-name="ce24"/>
          <table:table-cell office:value-type="float" office:value="600" table:style-name="ce26">
            <text:p>600</text:p>
          </table:table-cell>
          <table:table-cell table:style-name="ce24"/>
          <table:table-cell office:value-type="float" office:value="1617.66" table:style-name="ce29">
            <text:p>1.617,6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6-20T00:00:00" table:style-name="ce23">
            <text:p>20/06/2025</text:p>
          </table:table-cell>
          <table:table-cell table:style-name="ce24"/>
          <table:table-cell office:value-type="date" office:date-value="2025-06-20T00:00:00" table:style-name="ce23">
            <text:p>20/06/2025</text:p>
          </table:table-cell>
          <table:table-cell table:style-name="ce24"/>
          <table:table-cell office:value-type="string" table:style-name="ce25">
            <text:p>COMPRA EN RVHOTELS AMETLLAMAR, CON LA TARJETA : 5489130103230680 EL 2025-06-20</text:p>
          </table:table-cell>
          <table:table-cell table:style-name="ce24"/>
          <table:table-cell office:value-type="float" office:value="-185" table:style-name="ce26">
            <text:p>-185</text:p>
          </table:table-cell>
          <table:table-cell table:style-name="ce24"/>
          <table:table-cell office:value-type="float" office:value="1017.66" table:style-name="ce29">
            <text:p>1.017,6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6-16T00:00:00" table:style-name="ce23">
            <text:p>16/06/2025</text:p>
          </table:table-cell>
          <table:table-cell table:style-name="ce24"/>
          <table:table-cell office:value-type="date" office:date-value="2025-06-16T00:00:00" table:style-name="ce23">
            <text:p>16/06/2025</text:p>
          </table:table-cell>
          <table:table-cell table:style-name="ce24"/>
          <table:table-cell office:value-type="string" table:style-name="ce25">
            <text:p>COMPRA EN PAYPAL *WIKIPEDIA, CON LA TARJETA : 5489130103230680 EL 2025-06-13</text:p>
          </table:table-cell>
          <table:table-cell table:style-name="ce24"/>
          <table:table-cell office:value-type="float" office:value="-3.1" table:style-name="ce26">
            <text:p>-3,1</text:p>
          </table:table-cell>
          <table:table-cell table:style-name="ce24"/>
          <table:table-cell office:value-type="float" office:value="1202.6600000000001" table:style-name="ce29">
            <text:p>1.202,6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6-13T00:00:00" table:style-name="ce23">
            <text:p>13/06/2025</text:p>
          </table:table-cell>
          <table:table-cell table:style-name="ce24"/>
          <table:table-cell office:value-type="date" office:date-value="2025-06-13T00:00:00" table:style-name="ce23">
            <text:p>13/06/2025</text:p>
          </table:table-cell>
          <table:table-cell table:style-name="ce24"/>
          <table:table-cell office:value-type="string" table:style-name="ce25">
            <text:p>INGRESO EN EFECTIVO</text:p>
          </table:table-cell>
          <table:table-cell table:style-name="ce24"/>
          <table:table-cell office:value-type="float" office:value="600" table:style-name="ce26">
            <text:p>600</text:p>
          </table:table-cell>
          <table:table-cell table:style-name="ce24"/>
          <table:table-cell office:value-type="float" office:value="1205.76" table:style-name="ce29">
            <text:p>1.205,7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6-13T00:00:00" table:style-name="ce23">
            <text:p>13/06/2025</text:p>
          </table:table-cell>
          <table:table-cell table:style-name="ce24"/>
          <table:table-cell office:value-type="date" office:date-value="2025-06-13T00:00:00" table:style-name="ce23">
            <text:p>13/06/2025</text:p>
          </table:table-cell>
          <table:table-cell table:style-name="ce24"/>
          <table:table-cell office:value-type="string" table:style-name="ce25">
            <text:p>TRANSFERENCIA DE CARDONA ALTES CRISTINA, CONCEPTO Traspaso interno</text:p>
          </table:table-cell>
          <table:table-cell table:style-name="ce24"/>
          <table:table-cell office:value-type="float" office:value="600" table:style-name="ce26">
            <text:p>600</text:p>
          </table:table-cell>
          <table:table-cell table:style-name="ce24"/>
          <table:table-cell office:value-type="float" office:value="605.76" table:style-name="ce26">
            <text:p>605,7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6-03T00:00:00" table:style-name="ce23">
            <text:p>03/06/2025</text:p>
          </table:table-cell>
          <table:table-cell table:style-name="ce24"/>
          <table:table-cell office:value-type="date" office:date-value="2025-06-02T00:00:00" table:style-name="ce23">
            <text:p>02/06/2025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25" table:style-name="ce26">
            <text:p>-0,25</text:p>
          </table:table-cell>
          <table:table-cell table:style-name="ce24"/>
          <table:table-cell office:value-type="float" office:value="5.76" table:style-name="ce27">
            <text:p>5,7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6-02T00:00:00" table:style-name="ce23">
            <text:p>02/06/2025</text:p>
          </table:table-cell>
          <table:table-cell table:style-name="ce24"/>
          <table:table-cell office:value-type="date" office:date-value="2025-06-02T00:00:00" table:style-name="ce23">
            <text:p>02/06/2025</text:p>
          </table:table-cell>
          <table:table-cell table:style-name="ce24"/>
          <table:table-cell office:value-type="string" table:style-name="ce25">
            <text:p>COMPRA EN GITHUB, INC., CON LA TARJETA : 5489130103230680 EL 2025-05-30</text:p>
          </table:table-cell>
          <table:table-cell table:style-name="ce24"/>
          <table:table-cell office:value-type="float" office:value="-8.64" table:style-name="ce26">
            <text:p>-8,64</text:p>
          </table:table-cell>
          <table:table-cell table:style-name="ce24"/>
          <table:table-cell office:value-type="float" office:value="6.01" table:style-name="ce27">
            <text:p>6,01</text:p>
          </table:table-cell>
          <table:table-cell office:value-type="string" table:style-name="ce11">
            <text:p>IA Github</text:p>
          </table:table-cell>
          <table:table-cell table:number-columns-repeated="16373" table:style-name="ce11"/>
        </table:table-row>
        <table:table-row table:style-name="ro8" table:visibility="filter">
          <table:table-cell table:style-name="ce10"/>
          <table:table-cell office:value-type="date" office:date-value="2025-05-30T00:00:00" table:style-name="ce23">
            <text:p>30/05/2025</text:p>
          </table:table-cell>
          <table:table-cell table:style-name="ce24"/>
          <table:table-cell office:value-type="date" office:date-value="2025-05-30T00:00:00" table:style-name="ce23">
            <text:p>30/05/2025</text:p>
          </table:table-cell>
          <table:table-cell table:style-name="ce24"/>
          <table:table-cell office:value-type="string" table:style-name="ce25">
            <text:p>RECIBO TGSS. COTIZACION 005 R.E.AUTONOMOS Nº RECIBO 0073 0100 755 CLCDRNZ REF. MANDATO 0521070810176</text:p>
          </table:table-cell>
          <table:table-cell table:style-name="ce24"/>
          <table:table-cell office:value-type="float" office:value="-87.61" table:style-name="ce26">
            <text:p>-87,61</text:p>
          </table:table-cell>
          <table:table-cell table:style-name="ce24"/>
          <table:table-cell office:value-type="float" office:value="14.65" table:style-name="ce27">
            <text:p>14,65</text:p>
          </table:table-cell>
          <table:table-cell office:value-type="string" table:style-name="ce11">
            <text:p>Cuota Autonomos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5-05-29T00:00:00" table:style-name="ce33">
            <text:p>29/05/2025</text:p>
          </table:table-cell>
          <table:table-cell table:style-name="ce34"/>
          <table:table-cell office:value-type="date" office:date-value="2025-05-29T00:00:00" table:style-name="ce33">
            <text:p>29/05/2025</text:p>
          </table:table-cell>
          <table:table-cell table:style-name="ce34"/>
          <table:table-cell office:value-type="string" table:style-name="ce35">
            <text:p>TRANSFERENCIA DE AMAZON.COM SERVICES LLC, CONCEPTO TLR002892917042 PO</text:p>
          </table:table-cell>
          <table:table-cell table:style-name="ce34"/>
          <table:table-cell office:value-type="float" office:value="6.96" table:style-name="ce36">
            <text:p>6,96</text:p>
          </table:table-cell>
          <table:table-cell table:style-name="ce34"/>
          <table:table-cell office:value-type="float" office:value="102.26" table:style-name="ce37">
            <text:p>102,26</text:p>
          </table:table-cell>
          <table:table-cell office:value-type="string" table:style-name="ce38">
            <text:p>Ventas libro</text:p>
          </table:table-cell>
          <table:table-cell office:value-type="string" table:style-name="ce11">
            <text:p>Mod 130 2T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5-19T00:00:00" table:style-name="ce23">
            <text:p>19/05/2025</text:p>
          </table:table-cell>
          <table:table-cell table:style-name="ce24"/>
          <table:table-cell office:value-type="date" office:date-value="2025-05-17T00:00:00" table:style-name="ce23">
            <text:p>17/05/2025</text:p>
          </table:table-cell>
          <table:table-cell table:style-name="ce24"/>
          <table:table-cell office:value-type="string" table:style-name="ce25">
            <text:p>REGULARIZACION COMPRA EN RENFE CERCANIAS 78806, CON LA TARJETA : 5489130103230680 EL 2025-05-17</text:p>
          </table:table-cell>
          <table:table-cell table:style-name="ce24"/>
          <table:table-cell office:value-type="float" office:value="20" table:style-name="ce26">
            <text:p>20</text:p>
          </table:table-cell>
          <table:table-cell table:style-name="ce24"/>
          <table:table-cell office:value-type="float" office:value="95.3" table:style-name="ce27">
            <text:p>95,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5-12T00:00:00" table:style-name="ce23">
            <text:p>12/05/2025</text:p>
          </table:table-cell>
          <table:table-cell table:style-name="ce24"/>
          <table:table-cell office:value-type="date" office:date-value="2025-05-10T00:00:00" table:style-name="ce23">
            <text:p>10/05/2025</text:p>
          </table:table-cell>
          <table:table-cell table:style-name="ce24"/>
          <table:table-cell office:value-type="string" table:style-name="ce25">
            <text:p>LIQUIDACION DEL CONTRATO 0027400 300</text:p>
          </table:table-cell>
          <table:table-cell table:style-name="ce24"/>
          <table:table-cell office:value-type="float" office:value="-0.01" table:style-name="ce26">
            <text:p>-0,01</text:p>
          </table:table-cell>
          <table:table-cell table:style-name="ce24"/>
          <table:table-cell office:value-type="float" office:value="75.3" table:style-name="ce27">
            <text:p>75,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4-29T00:00:00" table:style-name="ce23">
            <text:p>29/04/2025</text:p>
          </table:table-cell>
          <table:table-cell table:style-name="ce24"/>
          <table:table-cell office:value-type="date" office:date-value="2025-04-29T00:00:00" table:style-name="ce23">
            <text:p>29/04/2025</text:p>
          </table:table-cell>
          <table:table-cell table:style-name="ce24"/>
          <table:table-cell office:value-type="string" table:style-name="ce25">
            <text:p>TRANSFERENCIA DE AMAZON MEDIA EU S.A R.L., CONCEPTO FCS002839125762 PAYMENT-NUM 3 33988842</text:p>
          </table:table-cell>
          <table:table-cell table:style-name="ce24"/>
          <table:table-cell office:value-type="float" office:value="10.54" table:style-name="ce26">
            <text:p>10,54</text:p>
          </table:table-cell>
          <table:table-cell table:style-name="ce24"/>
          <table:table-cell office:value-type="float" office:value="75.31" table:style-name="ce27">
            <text:p>75,31</text:p>
          </table:table-cell>
          <table:table-cell office:value-type="string" table:style-name="ce11">
            <text:p>Ventas libro</text:p>
          </table:table-cell>
          <table:table-cell office:value-type="string" table:style-name="ce11">
            <text:p>Mod 130 2T</text:p>
          </table:table-cell>
          <table:table-cell table:number-columns-repeated="16372" table:style-name="ce11"/>
        </table:table-row>
        <table:table-row table:style-name="ro8" table:visibility="filter">
          <table:table-cell table:style-name="ce10"/>
          <table:table-cell office:value-type="date" office:date-value="2025-04-28T00:00:00" table:style-name="ce23">
            <text:p>28/04/2025</text:p>
          </table:table-cell>
          <table:table-cell table:style-name="ce24"/>
          <table:table-cell office:value-type="date" office:date-value="2025-04-26T00:00:00" table:style-name="ce23">
            <text:p>26/04/2025</text:p>
          </table:table-cell>
          <table:table-cell table:style-name="ce24"/>
          <table:table-cell office:value-type="string" table:style-name="ce25">
            <text:p>DISPOSICION EN CAJERO CON LA TARJETA 5489130103230680, COMISION 0,00, EL 2025-04-26</text:p>
          </table:table-cell>
          <table:table-cell table:style-name="ce24"/>
          <table:table-cell office:value-type="float" office:value="-60" table:style-name="ce26">
            <text:p>-60</text:p>
          </table:table-cell>
          <table:table-cell table:style-name="ce24"/>
          <table:table-cell office:value-type="float" office:value="64.77" table:style-name="ce27">
            <text:p>64,7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4-28T00:00:00" table:style-name="ce23">
            <text:p>28/04/2025</text:p>
          </table:table-cell>
          <table:table-cell table:style-name="ce24"/>
          <table:table-cell office:value-type="date" office:date-value="2025-04-28T00:00:00" table:style-name="ce23">
            <text:p>28/04/2025</text:p>
          </table:table-cell>
          <table:table-cell table:style-name="ce24"/>
          <table:table-cell office:value-type="string" table:style-name="ce25">
            <text:p>TRANSFERENCIA DE CARDONA ALTES CRISTINA, CONCEPTO Traspaso interno</text:p>
          </table:table-cell>
          <table:table-cell table:style-name="ce24"/>
          <table:table-cell office:value-type="float" office:value="100" table:style-name="ce26">
            <text:p>100</text:p>
          </table:table-cell>
          <table:table-cell table:style-name="ce24"/>
          <table:table-cell office:value-type="float" office:value="124.77" table:style-name="ce27">
            <text:p>124,7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4-22T00:00:00" table:style-name="ce23">
            <text:p>22/04/2025</text:p>
          </table:table-cell>
          <table:table-cell table:style-name="ce24"/>
          <table:table-cell office:value-type="date" office:date-value="2025-04-21T00:00:00" table:style-name="ce23">
            <text:p>21/04/2025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52" table:style-name="ce26">
            <text:p>-0,52</text:p>
          </table:table-cell>
          <table:table-cell table:style-name="ce24"/>
          <table:table-cell office:value-type="float" office:value="24.77" table:style-name="ce27">
            <text:p>24,7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4-21T00:00:00" table:style-name="ce23">
            <text:p>21/04/2025</text:p>
          </table:table-cell>
          <table:table-cell table:style-name="ce24"/>
          <table:table-cell office:value-type="date" office:date-value="2025-04-21T00:00:00" table:style-name="ce23">
            <text:p>21/04/2025</text:p>
          </table:table-cell>
          <table:table-cell table:style-name="ce24"/>
          <table:table-cell office:value-type="string" table:style-name="ce25">
            <text:p>COMPRA EN OPENAI *CHATGPT SUBSCR, CON LA TARJETA : 5489130103230680 EL 2025-04-19</text:p>
          </table:table-cell>
          <table:table-cell table:style-name="ce24"/>
          <table:table-cell office:value-type="float" office:value="-17.64" table:style-name="ce26">
            <text:p>-17,64</text:p>
          </table:table-cell>
          <table:table-cell table:style-name="ce24"/>
          <table:table-cell office:value-type="float" office:value="25.29" table:style-name="ce27">
            <text:p>25,2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4-17T00:00:00" table:style-name="ce23">
            <text:p>17/04/2025</text:p>
          </table:table-cell>
          <table:table-cell table:style-name="ce24"/>
          <table:table-cell office:value-type="date" office:date-value="2025-04-17T00:00:00" table:style-name="ce23">
            <text:p>17/04/2025</text:p>
          </table:table-cell>
          <table:table-cell table:style-name="ce24"/>
          <table:table-cell office:value-type="string" table:style-name="ce25">
            <text:p>COMPRA EN PLUS FRESC, CON LA TARJETA : 5489130103230680 EL 2025-04-17</text:p>
          </table:table-cell>
          <table:table-cell table:style-name="ce24"/>
          <table:table-cell office:value-type="float" office:value="-14.51" table:style-name="ce26">
            <text:p>-14,51</text:p>
          </table:table-cell>
          <table:table-cell table:style-name="ce24"/>
          <table:table-cell office:value-type="float" office:value="42.93" table:style-name="ce27">
            <text:p>42,9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3-31T00:00:00" table:style-name="ce23">
            <text:p>31/03/2025</text:p>
          </table:table-cell>
          <table:table-cell table:style-name="ce24"/>
          <table:table-cell office:value-type="date" office:date-value="2025-03-31T00:00:00" table:style-name="ce23">
            <text:p>31/03/2025</text:p>
          </table:table-cell>
          <table:table-cell table:style-name="ce24"/>
          <table:table-cell office:value-type="string" table:style-name="ce25">
            <text:p>RECIBO TGSS. COTIZACION 005 R.E.AUTONOMOS Nº RECIBO 0073 0100 755 CKGTHPV REF. MANDATO 0521070810176</text:p>
          </table:table-cell>
          <table:table-cell table:style-name="ce24"/>
          <table:table-cell office:value-type="float" office:value="-87.61" table:style-name="ce26">
            <text:p>-87,61</text:p>
          </table:table-cell>
          <table:table-cell table:style-name="ce24"/>
          <table:table-cell office:value-type="float" office:value="57.44" table:style-name="ce27">
            <text:p>57,44</text:p>
          </table:table-cell>
          <table:table-cell office:value-type="string" table:style-name="ce11">
            <text:p>Cuota Autonomos</text:p>
          </table:table-cell>
          <table:table-cell table:number-columns-repeated="16373" table:style-name="ce11"/>
        </table:table-row>
        <table:table-row table:style-name="ro8" table:visibility="filter">
          <table:table-cell table:style-name="ce10"/>
          <table:table-cell office:value-type="date" office:date-value="2025-03-24T00:00:00" table:style-name="ce23">
            <text:p>24/03/2025</text:p>
          </table:table-cell>
          <table:table-cell table:style-name="ce24"/>
          <table:table-cell office:value-type="date" office:date-value="2025-03-21T00:00:00" table:style-name="ce23">
            <text:p>21/03/2025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55000000000000004" table:style-name="ce26">
            <text:p>-0,55</text:p>
          </table:table-cell>
          <table:table-cell table:style-name="ce24"/>
          <table:table-cell office:value-type="float" office:value="145.05000000000001" table:style-name="ce27">
            <text:p>145,0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3-21T00:00:00" table:style-name="ce23">
            <text:p>21/03/2025</text:p>
          </table:table-cell>
          <table:table-cell table:style-name="ce24"/>
          <table:table-cell office:value-type="date" office:date-value="2025-03-21T00:00:00" table:style-name="ce23">
            <text:p>21/03/2025</text:p>
          </table:table-cell>
          <table:table-cell table:style-name="ce24"/>
          <table:table-cell office:value-type="string" table:style-name="ce25">
            <text:p>COMPRA EN OPENAI *CHATGPT SUBSCR, CON LA TARJETA : 5489130103230680 EL 2025-03-19</text:p>
          </table:table-cell>
          <table:table-cell table:style-name="ce24"/>
          <table:table-cell office:value-type="float" office:value="-18.36" table:style-name="ce26">
            <text:p>-18,36</text:p>
          </table:table-cell>
          <table:table-cell table:style-name="ce24"/>
          <table:table-cell office:value-type="float" office:value="145.6" table:style-name="ce27">
            <text:p>145,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3-21T00:00:00" table:style-name="ce23">
            <text:p>21/03/2025</text:p>
          </table:table-cell>
          <table:table-cell table:style-name="ce24"/>
          <table:table-cell office:value-type="date" office:date-value="2025-03-21T00:00:00" table:style-name="ce23">
            <text:p>21/03/2025</text:p>
          </table:table-cell>
          <table:table-cell table:style-name="ce24"/>
          <table:table-cell office:value-type="string" table:style-name="ce25">
            <text:p>COMPRA EN CDMON.COM, CON LA TARJETA : 5489130103230680 EL 2025-03-21</text:p>
          </table:table-cell>
          <table:table-cell table:style-name="ce24"/>
          <table:table-cell office:value-type="float" office:value="-100.91" table:style-name="ce26">
            <text:p>-100,91</text:p>
          </table:table-cell>
          <table:table-cell table:style-name="ce24"/>
          <table:table-cell office:value-type="float" office:value="163.96" table:style-name="ce27">
            <text:p>163,9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3-17T00:00:00" table:style-name="ce23">
            <text:p>17/03/2025</text:p>
          </table:table-cell>
          <table:table-cell table:style-name="ce24"/>
          <table:table-cell office:value-type="date" office:date-value="2025-02-13T00:00:00" table:style-name="ce23">
            <text:p>13/02/2025</text:p>
          </table:table-cell>
          <table:table-cell table:style-name="ce24"/>
          <table:table-cell office:value-type="string" table:style-name="ce25">
            <text:p>GESTION DE DEVOLUCIONES -EXTERIOR</text:p>
          </table:table-cell>
          <table:table-cell table:style-name="ce24"/>
          <table:table-cell office:value-type="float" office:value="60" table:style-name="ce26">
            <text:p>60</text:p>
          </table:table-cell>
          <table:table-cell table:style-name="ce24"/>
          <table:table-cell office:value-type="float" office:value="264.87" table:style-name="ce27">
            <text:p>264,8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3-12T00:00:00" table:style-name="ce23">
            <text:p>12/03/2025</text:p>
          </table:table-cell>
          <table:table-cell table:style-name="ce24"/>
          <table:table-cell office:value-type="date" office:date-value="2025-03-12T00:00:00" table:style-name="ce23">
            <text:p>12/03/2025</text:p>
          </table:table-cell>
          <table:table-cell table:style-name="ce24"/>
          <table:table-cell office:value-type="string" table:style-name="ce25">
            <text:p>COMPRA EN FRUTAS MARAGALL 157, CON LA TARJETA : 5489130103230680 EL 2025-03-12</text:p>
          </table:table-cell>
          <table:table-cell table:style-name="ce24"/>
          <table:table-cell office:value-type="float" office:value="-1.99" table:style-name="ce26">
            <text:p>-1,99</text:p>
          </table:table-cell>
          <table:table-cell table:style-name="ce24"/>
          <table:table-cell office:value-type="float" office:value="204.87" table:style-name="ce27">
            <text:p>204,8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3-10T00:00:00" table:style-name="ce23">
            <text:p>10/03/2025</text:p>
          </table:table-cell>
          <table:table-cell table:style-name="ce24"/>
          <table:table-cell office:value-type="date" office:date-value="2025-03-10T00:00:00" table:style-name="ce23">
            <text:p>10/03/2025</text:p>
          </table:table-cell>
          <table:table-cell table:style-name="ce24"/>
          <table:table-cell office:value-type="string" table:style-name="ce25">
            <text:p>COMPRA EN ATN FOOD, CON LA TARJETA : 5489130103230680 EL 2025-03-10</text:p>
          </table:table-cell>
          <table:table-cell table:style-name="ce24"/>
          <table:table-cell office:value-type="float" office:value="-13.3" table:style-name="ce26">
            <text:p>-13,3</text:p>
          </table:table-cell>
          <table:table-cell table:style-name="ce24"/>
          <table:table-cell office:value-type="float" office:value="206.86" table:style-name="ce27">
            <text:p>206,8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3-10T00:00:00" table:style-name="ce23">
            <text:p>10/03/2025</text:p>
          </table:table-cell>
          <table:table-cell table:style-name="ce24"/>
          <table:table-cell office:value-type="date" office:date-value="2025-03-10T00:00:00" table:style-name="ce23">
            <text:p>10/03/2025</text:p>
          </table:table-cell>
          <table:table-cell table:style-name="ce24"/>
          <table:table-cell office:value-type="string" table:style-name="ce25">
            <text:p>COMPRA EN BAR RESTAURANTE MYCASA, CON LA TARJETA : 5489130103230680 EL 2025-03-10</text:p>
          </table:table-cell>
          <table:table-cell table:style-name="ce24"/>
          <table:table-cell office:value-type="float" office:value="-1.7" table:style-name="ce26">
            <text:p>-1,7</text:p>
          </table:table-cell>
          <table:table-cell table:style-name="ce24"/>
          <table:table-cell office:value-type="float" office:value="220.16" table:style-name="ce27">
            <text:p>220,1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3-10T00:00:00" table:style-name="ce23">
            <text:p>10/03/2025</text:p>
          </table:table-cell>
          <table:table-cell table:style-name="ce24"/>
          <table:table-cell office:value-type="date" office:date-value="2025-03-10T00:00:00" table:style-name="ce23">
            <text:p>10/03/2025</text:p>
          </table:table-cell>
          <table:table-cell table:style-name="ce24"/>
          <table:table-cell office:value-type="string" table:style-name="ce25">
            <text:p>RECIBO BARCELONA EN COMU Nº RECIBO 0073 0100 755 CKBPJWF REF. MANDATO SEPA-20250204150013</text:p>
          </table:table-cell>
          <table:table-cell table:style-name="ce24"/>
          <table:table-cell office:value-type="float" office:value="-15" table:style-name="ce26">
            <text:p>-15</text:p>
          </table:table-cell>
          <table:table-cell table:style-name="ce24"/>
          <table:table-cell office:value-type="float" office:value="221.86" table:style-name="ce27">
            <text:p>221,8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3-07T00:00:00" table:style-name="ce23">
            <text:p>07/03/2025</text:p>
          </table:table-cell>
          <table:table-cell table:style-name="ce24"/>
          <table:table-cell office:value-type="date" office:date-value="2025-03-07T00:00:00" table:style-name="ce23">
            <text:p>07/03/2025</text:p>
          </table:table-cell>
          <table:table-cell table:style-name="ce24"/>
          <table:table-cell office:value-type="string" table:style-name="ce25">
            <text:p>TRANSFERENCIA A FAVOR DE CARDONA ALTES CRISTINA CONCEPTO: Traspaso interno</text:p>
          </table:table-cell>
          <table:table-cell table:style-name="ce24"/>
          <table:table-cell office:value-type="float" office:value="-100" table:style-name="ce26">
            <text:p>-100</text:p>
          </table:table-cell>
          <table:table-cell table:style-name="ce24"/>
          <table:table-cell office:value-type="float" office:value="236.86" table:style-name="ce27">
            <text:p>236,8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2-28T00:00:00" table:style-name="ce23">
            <text:p>28/02/2025</text:p>
          </table:table-cell>
          <table:table-cell table:style-name="ce24"/>
          <table:table-cell office:value-type="date" office:date-value="2025-02-28T00:00:00" table:style-name="ce23">
            <text:p>28/02/2025</text:p>
          </table:table-cell>
          <table:table-cell table:style-name="ce24"/>
          <table:table-cell office:value-type="string" table:style-name="ce25">
            <text:p>TRANSFERENCIA DE AMAZON.COM SERVICES, LLC, CONCEPTO TLR002699973352 PO</text:p>
          </table:table-cell>
          <table:table-cell table:style-name="ce24"/>
          <table:table-cell office:value-type="float" office:value="11.49" table:style-name="ce26">
            <text:p>11,49</text:p>
          </table:table-cell>
          <table:table-cell table:style-name="ce24"/>
          <table:table-cell office:value-type="float" office:value="336.86" table:style-name="ce27">
            <text:p>336,86</text:p>
          </table:table-cell>
          <table:table-cell office:value-type="string" table:style-name="ce11">
            <text:p>Ventas libro</text:p>
          </table:table-cell>
          <table:table-cell office:value-type="string" table:style-name="ce11">
            <text:p>Mod 130 1T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2-28T00:00:00" table:style-name="ce23">
            <text:p>28/02/2025</text:p>
          </table:table-cell>
          <table:table-cell table:style-name="ce24"/>
          <table:table-cell office:value-type="date" office:date-value="2025-02-28T00:00:00" table:style-name="ce23">
            <text:p>28/02/2025</text:p>
          </table:table-cell>
          <table:table-cell table:style-name="ce24"/>
          <table:table-cell office:value-type="string" table:style-name="ce25">
            <text:p>TRANSFERENCIA DE AMAZON MEDIA EU S.A R.L., CONCEPTO FCS002712210852 PAYMENT-NUM 3 28842762</text:p>
          </table:table-cell>
          <table:table-cell table:style-name="ce24"/>
          <table:table-cell office:value-type="float" office:value="10.54" table:style-name="ce26">
            <text:p>10,54</text:p>
          </table:table-cell>
          <table:table-cell table:style-name="ce24"/>
          <table:table-cell office:value-type="float" office:value="325.37" table:style-name="ce27">
            <text:p>325,37</text:p>
          </table:table-cell>
          <table:table-cell office:value-type="string" table:style-name="ce11">
            <text:p>Ventas libro</text:p>
          </table:table-cell>
          <table:table-cell office:value-type="string" table:style-name="ce11">
            <text:p>Mod 130 1T</text:p>
          </table:table-cell>
          <table:table-cell table:number-columns-repeated="16372" table:style-name="ce11"/>
        </table:table-row>
        <table:table-row table:style-name="ro8" table:visibility="filter">
          <table:table-cell table:style-name="ce10"/>
          <table:table-cell office:value-type="date" office:date-value="2025-02-28T00:00:00" table:style-name="ce23">
            <text:p>28/02/2025</text:p>
          </table:table-cell>
          <table:table-cell table:style-name="ce24"/>
          <table:table-cell office:value-type="date" office:date-value="2025-02-28T00:00:00" table:style-name="ce23">
            <text:p>28/02/2025</text:p>
          </table:table-cell>
          <table:table-cell table:style-name="ce24"/>
          <table:table-cell office:value-type="string" table:style-name="ce25">
            <text:p>RECIBO TGSS. COTIZACION 005 R.E.AUTONOMOS Nº RECIBO 0073 0100 755 CJWLDLY REF. MANDATO 0521070810176</text:p>
          </table:table-cell>
          <table:table-cell table:style-name="ce24"/>
          <table:table-cell office:value-type="float" office:value="-87.61" table:style-name="ce26">
            <text:p>-87,61</text:p>
          </table:table-cell>
          <table:table-cell table:style-name="ce24"/>
          <table:table-cell office:value-type="float" office:value="314.83" table:style-name="ce27">
            <text:p>314,83</text:p>
          </table:table-cell>
          <table:table-cell office:value-type="string" table:style-name="ce11">
            <text:p>Cuota Autonomos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5-02-24T00:00:00" table:style-name="ce23">
            <text:p>24/02/2025</text:p>
          </table:table-cell>
          <table:table-cell table:style-name="ce24"/>
          <table:table-cell office:value-type="date" office:date-value="2025-02-23T00:00:00" table:style-name="ce23">
            <text:p>23/02/2025</text:p>
          </table:table-cell>
          <table:table-cell table:style-name="ce24"/>
          <table:table-cell office:value-type="string" table:style-name="ce25">
            <text:p>INGRESO EN EFECTIVO</text:p>
          </table:table-cell>
          <table:table-cell table:style-name="ce24"/>
          <table:table-cell office:value-type="float" office:value="170" table:style-name="ce26">
            <text:p>170</text:p>
          </table:table-cell>
          <table:table-cell table:style-name="ce24"/>
          <table:table-cell office:value-type="float" office:value="402.44" table:style-name="ce27">
            <text:p>402,4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2-24T00:00:00" table:style-name="ce23">
            <text:p>24/02/2025</text:p>
          </table:table-cell>
          <table:table-cell table:style-name="ce24"/>
          <table:table-cell office:value-type="date" office:date-value="2025-02-21T00:00:00" table:style-name="ce23">
            <text:p>21/02/2025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56999999999999995" table:style-name="ce26">
            <text:p>-0,57</text:p>
          </table:table-cell>
          <table:table-cell table:style-name="ce24"/>
          <table:table-cell office:value-type="float" office:value="232.44" table:style-name="ce27">
            <text:p>232,4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2-21T00:00:00" table:style-name="ce23">
            <text:p>21/02/2025</text:p>
          </table:table-cell>
          <table:table-cell table:style-name="ce24"/>
          <table:table-cell office:value-type="date" office:date-value="2025-02-21T00:00:00" table:style-name="ce23">
            <text:p>21/02/2025</text:p>
          </table:table-cell>
          <table:table-cell table:style-name="ce24"/>
          <table:table-cell office:value-type="string" table:style-name="ce25">
            <text:p>COMPRA EN OPENAI *CHATGPT SUBSCR, CON LA TARJETA : 5489130103230680 EL 2025-02-19</text:p>
          </table:table-cell>
          <table:table-cell table:style-name="ce24"/>
          <table:table-cell office:value-type="float" office:value="-19.16" table:style-name="ce26">
            <text:p>-19,16</text:p>
          </table:table-cell>
          <table:table-cell table:style-name="ce24"/>
          <table:table-cell office:value-type="float" office:value="233.01" table:style-name="ce27">
            <text:p>233,0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2-13T00:00:00" table:style-name="ce23">
            <text:p>13/02/2025</text:p>
          </table:table-cell>
          <table:table-cell table:style-name="ce24"/>
          <table:table-cell office:value-type="date" office:date-value="2025-02-13T00:00:00" table:style-name="ce23">
            <text:p>13/02/2025</text:p>
          </table:table-cell>
          <table:table-cell table:style-name="ce24"/>
          <table:table-cell office:value-type="string" table:style-name="ce25">
            <text:p>RECIBO BARCELONA EN COMU Nº RECIBO 0073 0100 755 CJSWNRV REF. MANDATO SEPA-20250204145933</text:p>
          </table:table-cell>
          <table:table-cell table:style-name="ce24"/>
          <table:table-cell office:value-type="float" office:value="-60" table:style-name="ce26">
            <text:p>-60</text:p>
          </table:table-cell>
          <table:table-cell table:style-name="ce24"/>
          <table:table-cell office:value-type="float" office:value="252.17" table:style-name="ce27">
            <text:p>252,1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2-10T00:00:00" table:style-name="ce23">
            <text:p>10/02/2025</text:p>
          </table:table-cell>
          <table:table-cell table:style-name="ce24"/>
          <table:table-cell office:value-type="date" office:date-value="2025-02-06T00:00:00" table:style-name="ce23">
            <text:p>06/02/2025</text:p>
          </table:table-cell>
          <table:table-cell table:style-name="ce24"/>
          <table:table-cell office:value-type="string" table:style-name="ce25">
            <text:p>ABONO EN LA TARJETA 5489130103230680 EL 2025-02-06</text:p>
          </table:table-cell>
          <table:table-cell table:style-name="ce24"/>
          <table:table-cell office:value-type="float" office:value="4.99" table:style-name="ce26">
            <text:p>4,99</text:p>
          </table:table-cell>
          <table:table-cell table:style-name="ce24"/>
          <table:table-cell office:value-type="float" office:value="312.17" table:style-name="ce27">
            <text:p>312,1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2-10T00:00:00" table:style-name="ce23">
            <text:p>10/02/2025</text:p>
          </table:table-cell>
          <table:table-cell table:style-name="ce24"/>
          <table:table-cell office:value-type="date" office:date-value="2025-02-10T00:00:00" table:style-name="ce23">
            <text:p>10/02/2025</text:p>
          </table:table-cell>
          <table:table-cell table:style-name="ce24"/>
          <table:table-cell office:value-type="string" table:style-name="ce25">
            <text:p>COMPRA EN AMZN Mktp ES*TK6CA5ZH4, CON LA TARJETA : 5489130103230680 EL 2025-02-06</text:p>
          </table:table-cell>
          <table:table-cell table:style-name="ce24"/>
          <table:table-cell office:value-type="float" office:value="-33.880000000000003" table:style-name="ce26">
            <text:p>-33,88</text:p>
          </table:table-cell>
          <table:table-cell table:style-name="ce24"/>
          <table:table-cell office:value-type="float" office:value="307.18" table:style-name="ce27">
            <text:p>307,1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2-10T00:00:00" table:style-name="ce23">
            <text:p>10/02/2025</text:p>
          </table:table-cell>
          <table:table-cell table:style-name="ce24"/>
          <table:table-cell office:value-type="date" office:date-value="2025-02-10T00:00:00" table:style-name="ce23">
            <text:p>10/02/2025</text:p>
          </table:table-cell>
          <table:table-cell table:style-name="ce24"/>
          <table:table-cell office:value-type="string" table:style-name="ce25">
            <text:p>COMPRA EN BAR RESTAURANTE MYCASA, CON LA TARJETA : 5489130103230680 EL 2025-02-10</text:p>
          </table:table-cell>
          <table:table-cell table:style-name="ce24"/>
          <table:table-cell office:value-type="float" office:value="-4.7" table:style-name="ce26">
            <text:p>-4,7</text:p>
          </table:table-cell>
          <table:table-cell table:style-name="ce24"/>
          <table:table-cell office:value-type="float" office:value="341.06" table:style-name="ce27">
            <text:p>341,0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2-06T00:00:00" table:style-name="ce23">
            <text:p>06/02/2025</text:p>
          </table:table-cell>
          <table:table-cell table:style-name="ce24"/>
          <table:table-cell office:value-type="date" office:date-value="2025-02-06T00:00:00" table:style-name="ce23">
            <text:p>06/02/2025</text:p>
          </table:table-cell>
          <table:table-cell table:style-name="ce24"/>
          <table:table-cell office:value-type="string" table:style-name="ce25">
            <text:p>COMPRA EN MERCADONA C BISCAIA, CON LA TARJETA : 5489130103230680 EL 2025-02-06</text:p>
          </table:table-cell>
          <table:table-cell table:style-name="ce24"/>
          <table:table-cell office:value-type="float" office:value="-28.06" table:style-name="ce26">
            <text:p>-28,06</text:p>
          </table:table-cell>
          <table:table-cell table:style-name="ce24"/>
          <table:table-cell office:value-type="float" office:value="345.76" table:style-name="ce27">
            <text:p>345,7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2-06T00:00:00" table:style-name="ce23">
            <text:p>06/02/2025</text:p>
          </table:table-cell>
          <table:table-cell table:style-name="ce24"/>
          <table:table-cell office:value-type="date" office:date-value="2025-02-06T00:00:00" table:style-name="ce23">
            <text:p>06/02/2025</text:p>
          </table:table-cell>
          <table:table-cell table:style-name="ce24"/>
          <table:table-cell office:value-type="string" table:style-name="ce25">
            <text:p>COMPRA EN BAR RESTAURANTE MYCASA, CON LA TARJETA : 5489130103230680 EL 2025-02-06</text:p>
          </table:table-cell>
          <table:table-cell table:style-name="ce24"/>
          <table:table-cell office:value-type="float" office:value="-2.7" table:style-name="ce26">
            <text:p>-2,7</text:p>
          </table:table-cell>
          <table:table-cell table:style-name="ce24"/>
          <table:table-cell office:value-type="float" office:value="373.82" table:style-name="ce27">
            <text:p>373,8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2-06T00:00:00" table:style-name="ce23">
            <text:p>06/02/2025</text:p>
          </table:table-cell>
          <table:table-cell table:style-name="ce24"/>
          <table:table-cell office:value-type="date" office:date-value="2025-02-06T00:00:00" table:style-name="ce23">
            <text:p>06/02/2025</text:p>
          </table:table-cell>
          <table:table-cell table:style-name="ce24"/>
          <table:table-cell office:value-type="string" table:style-name="ce25">
            <text:p>COMPRA EN MYKASA SANCHO AVILA, CON LA TARJETA : 5489130103230680 EL 2025-02-06</text:p>
          </table:table-cell>
          <table:table-cell table:style-name="ce24"/>
          <table:table-cell office:value-type="float" office:value="-1.7" table:style-name="ce26">
            <text:p>-1,7</text:p>
          </table:table-cell>
          <table:table-cell table:style-name="ce24"/>
          <table:table-cell office:value-type="float" office:value="376.52" table:style-name="ce27">
            <text:p>376,5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1-31T00:00:00" table:style-name="ce23">
            <text:p>31/01/2025</text:p>
          </table:table-cell>
          <table:table-cell table:style-name="ce24"/>
          <table:table-cell office:value-type="date" office:date-value="2025-01-31T00:00:00" table:style-name="ce23">
            <text:p>31/01/2025</text:p>
          </table:table-cell>
          <table:table-cell table:style-name="ce24"/>
          <table:table-cell office:value-type="string" table:style-name="ce25">
            <text:p>RECIBO TGSS. COTIZACION 005 R.E.AUTONOMOS Nº RECIBO 0073 0100 755 CJMNPXV REF. MANDATO 0521070810176</text:p>
          </table:table-cell>
          <table:table-cell table:style-name="ce24"/>
          <table:table-cell office:value-type="float" office:value="-87.61" table:style-name="ce26">
            <text:p>-87,61</text:p>
          </table:table-cell>
          <table:table-cell table:style-name="ce24"/>
          <table:table-cell office:value-type="float" office:value="378.22" table:style-name="ce27">
            <text:p>378,22</text:p>
          </table:table-cell>
          <table:table-cell office:value-type="string" table:style-name="ce11">
            <text:p>Cuota Autonomos</text:p>
          </table:table-cell>
          <table:table-cell table:number-columns-repeated="16373" table:style-name="ce11"/>
        </table:table-row>
        <table:table-row table:style-name="ro8" table:visibility="filter">
          <table:table-cell table:style-name="ce10"/>
          <table:table-cell office:value-type="date" office:date-value="2025-01-27T00:00:00" table:style-name="ce23">
            <text:p>27/01/2025</text:p>
          </table:table-cell>
          <table:table-cell table:style-name="ce24"/>
          <table:table-cell office:value-type="date" office:date-value="2025-01-27T00:00:00" table:style-name="ce23">
            <text:p>27/01/2025</text:p>
          </table:table-cell>
          <table:table-cell table:style-name="ce24"/>
          <table:table-cell office:value-type="string" table:style-name="ce25">
            <text:p>COMPRA EN Amazon Prime*IG4B65TN5, CON LA TARJETA : 5489130103230680 EL 2025-01-24</text:p>
          </table:table-cell>
          <table:table-cell table:style-name="ce24"/>
          <table:table-cell office:value-type="float" office:value="-4.99" table:style-name="ce26">
            <text:p>-4,99</text:p>
          </table:table-cell>
          <table:table-cell table:style-name="ce24"/>
          <table:table-cell office:value-type="float" office:value="465.83" table:style-name="ce27">
            <text:p>465,8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1-22T00:00:00" table:style-name="ce23">
            <text:p>22/01/2025</text:p>
          </table:table-cell>
          <table:table-cell table:style-name="ce24"/>
          <table:table-cell office:value-type="date" office:date-value="2025-01-21T00:00:00" table:style-name="ce23">
            <text:p>21/01/2025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57999999999999996" table:style-name="ce26">
            <text:p>-0,58</text:p>
          </table:table-cell>
          <table:table-cell table:style-name="ce24"/>
          <table:table-cell office:value-type="float" office:value="470.82" table:style-name="ce27">
            <text:p>470,8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1-21T00:00:00" table:style-name="ce23">
            <text:p>21/01/2025</text:p>
          </table:table-cell>
          <table:table-cell table:style-name="ce24"/>
          <table:table-cell office:value-type="date" office:date-value="2025-01-21T00:00:00" table:style-name="ce23">
            <text:p>21/01/2025</text:p>
          </table:table-cell>
          <table:table-cell table:style-name="ce24"/>
          <table:table-cell office:value-type="string" table:style-name="ce25">
            <text:p>COMPRA EN OPENAI *CHATGPT SUBSCR, CON LA TARJETA : 5489130103230680 EL 2025-01-19</text:p>
          </table:table-cell>
          <table:table-cell table:style-name="ce24"/>
          <table:table-cell office:value-type="float" office:value="-19.489999999999998" table:style-name="ce26">
            <text:p>-19,49</text:p>
          </table:table-cell>
          <table:table-cell table:style-name="ce24"/>
          <table:table-cell office:value-type="float" office:value="471.4" table:style-name="ce27">
            <text:p>471,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1-13T00:00:00" table:style-name="ce23">
            <text:p>13/01/2025</text:p>
          </table:table-cell>
          <table:table-cell table:style-name="ce24"/>
          <table:table-cell office:value-type="date" office:date-value="2025-01-13T00:00:00" table:style-name="ce23">
            <text:p>13/01/2025</text:p>
          </table:table-cell>
          <table:table-cell table:style-name="ce24"/>
          <table:table-cell office:value-type="string" table:style-name="ce25">
            <text:p>INGRESO EN EFECTIVO</text:p>
          </table:table-cell>
          <table:table-cell table:style-name="ce24"/>
          <table:table-cell office:value-type="float" office:value="190" table:style-name="ce26">
            <text:p>190</text:p>
          </table:table-cell>
          <table:table-cell table:style-name="ce24"/>
          <table:table-cell office:value-type="float" office:value="490.89" table:style-name="ce27">
            <text:p>490,8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1-13T00:00:00" table:style-name="ce23">
            <text:p>13/01/2025</text:p>
          </table:table-cell>
          <table:table-cell table:style-name="ce24"/>
          <table:table-cell office:value-type="date" office:date-value="2025-01-13T00:00:00" table:style-name="ce23">
            <text:p>13/01/2025</text:p>
          </table:table-cell>
          <table:table-cell table:style-name="ce24"/>
          <table:table-cell office:value-type="string" table:style-name="ce25">
            <text:p>TRANSFERENCIA DE AMAZON MEDIA EU S.A?A? R.L., CONCEPTO TLR002620905182 027F1D8A-6AB4- 4273?8F96-46C7</text:p>
          </table:table-cell>
          <table:table-cell table:style-name="ce24"/>
          <table:table-cell office:value-type="float" office:value="0.01" table:style-name="ce26">
            <text:p>0,01</text:p>
          </table:table-cell>
          <table:table-cell table:style-name="ce24"/>
          <table:table-cell office:value-type="float" office:value="300.89" table:style-name="ce27">
            <text:p>300,89</text:p>
          </table:table-cell>
          <table:table-cell office:value-type="string" table:style-name="ce11">
            <text:p>Ventas libro</text:p>
          </table:table-cell>
          <table:table-cell table:number-columns-repeated="16373" table:style-name="ce11"/>
        </table:table-row>
        <table:table-row table:style-name="ro8" table:visibility="filter">
          <table:table-cell table:style-name="ce10"/>
          <table:table-cell office:value-type="date" office:date-value="2025-01-08T00:00:00" table:style-name="ce23">
            <text:p>08/01/2025</text:p>
          </table:table-cell>
          <table:table-cell table:style-name="ce24"/>
          <table:table-cell office:value-type="date" office:date-value="2025-01-08T00:00:00" table:style-name="ce23">
            <text:p>08/01/2025</text:p>
          </table:table-cell>
          <table:table-cell table:style-name="ce24"/>
          <table:table-cell office:value-type="string" table:style-name="ce25">
            <text:p>COMPRA EN BORAX, CON LA TARJETA : 5489130103230680 EL 2025-01-08</text:p>
          </table:table-cell>
          <table:table-cell table:style-name="ce24"/>
          <table:table-cell office:value-type="float" office:value="-76" table:style-name="ce26">
            <text:p>-76</text:p>
          </table:table-cell>
          <table:table-cell table:style-name="ce24"/>
          <table:table-cell office:value-type="float" office:value="300.88" table:style-name="ce27">
            <text:p>300,8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5-01-07T00:00:00" table:style-name="ce23">
            <text:p>07/01/2025</text:p>
          </table:table-cell>
          <table:table-cell table:style-name="ce24"/>
          <table:table-cell office:value-type="date" office:date-value="2025-01-07T00:00:00" table:style-name="ce23">
            <text:p>07/01/2025</text:p>
          </table:table-cell>
          <table:table-cell table:style-name="ce24"/>
          <table:table-cell office:value-type="string" table:style-name="ce25">
            <text:p>TRANSFERENCIA A FAVOR DE CARDONA ALTES CRISTINA CONCEPTO: traspaso interno</text:p>
          </table:table-cell>
          <table:table-cell table:style-name="ce24"/>
          <table:table-cell office:value-type="float" office:value="-300" table:style-name="ce26">
            <text:p>-300</text:p>
          </table:table-cell>
          <table:table-cell table:style-name="ce24"/>
          <table:table-cell office:value-type="float" office:value="376.88" table:style-name="ce27">
            <text:p>376,8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2-31T00:00:00" table:style-name="ce23">
            <text:p>31/12/2024</text:p>
          </table:table-cell>
          <table:table-cell table:style-name="ce24"/>
          <table:table-cell office:value-type="date" office:date-value="2024-12-31T00:00:00" table:style-name="ce23">
            <text:p>31/12/2024</text:p>
          </table:table-cell>
          <table:table-cell table:style-name="ce24"/>
          <table:table-cell office:value-type="string" table:style-name="ce25">
            <text:p>RECIBO TGSS. COTIZACION 005 R.E.AUTONOMOS Nº RECIBO 0073 0100 755 CJBNXFY REF. MANDATO 0521070810176</text:p>
          </table:table-cell>
          <table:table-cell table:style-name="ce24"/>
          <table:table-cell office:value-type="float" office:value="-86.66" table:style-name="ce26">
            <text:p>-86,66</text:p>
          </table:table-cell>
          <table:table-cell table:style-name="ce24"/>
          <table:table-cell office:value-type="float" office:value="676.88" table:style-name="ce27">
            <text:p>676,8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2-30T00:00:00" table:style-name="ce23">
            <text:p>30/12/2024</text:p>
          </table:table-cell>
          <table:table-cell table:style-name="ce24"/>
          <table:table-cell office:value-type="date" office:date-value="2024-12-29T00:00:00" table:style-name="ce23">
            <text:p>29/12/2024</text:p>
          </table:table-cell>
          <table:table-cell table:style-name="ce24"/>
          <table:table-cell office:value-type="string" table:style-name="ce25">
            <text:p>COMPRA EN RENFE CERCANIAS 78806, CON LA TARJETA : 5489130103230680 EL 2024-12-29</text:p>
          </table:table-cell>
          <table:table-cell table:style-name="ce24"/>
          <table:table-cell office:value-type="float" office:value="-20" table:style-name="ce26">
            <text:p>-20</text:p>
          </table:table-cell>
          <table:table-cell table:style-name="ce24"/>
          <table:table-cell office:value-type="float" office:value="763.54" table:style-name="ce27">
            <text:p>763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2-30T00:00:00" table:style-name="ce23">
            <text:p>30/12/2024</text:p>
          </table:table-cell>
          <table:table-cell table:style-name="ce24"/>
          <table:table-cell office:value-type="date" office:date-value="2024-12-29T00:00:00" table:style-name="ce23">
            <text:p>29/12/2024</text:p>
          </table:table-cell>
          <table:table-cell table:style-name="ce24"/>
          <table:table-cell office:value-type="string" table:style-name="ce25">
            <text:p>COMPRA EN RENFE CERCANIAS 78806, CON LA TARJETA : 5489130103230680 EL 2024-12-29</text:p>
          </table:table-cell>
          <table:table-cell table:style-name="ce24"/>
          <table:table-cell office:value-type="float" office:value="-20" table:style-name="ce26">
            <text:p>-20</text:p>
          </table:table-cell>
          <table:table-cell table:style-name="ce24"/>
          <table:table-cell office:value-type="float" office:value="783.54" table:style-name="ce27">
            <text:p>783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2-30T00:00:00" table:style-name="ce23">
            <text:p>30/12/2024</text:p>
          </table:table-cell>
          <table:table-cell table:style-name="ce24"/>
          <table:table-cell office:value-type="date" office:date-value="2024-12-28T00:00:00" table:style-name="ce23">
            <text:p>28/12/2024</text:p>
          </table:table-cell>
          <table:table-cell table:style-name="ce24"/>
          <table:table-cell office:value-type="string" table:style-name="ce25">
            <text:p>COMPRA EN SOSPECHOSO BAR, CON LA TARJETA : 5489130103230680 EL 2024-12-28</text:p>
          </table:table-cell>
          <table:table-cell table:style-name="ce24"/>
          <table:table-cell office:value-type="float" office:value="-63" table:style-name="ce26">
            <text:p>-63</text:p>
          </table:table-cell>
          <table:table-cell table:style-name="ce24"/>
          <table:table-cell office:value-type="float" office:value="803.54" table:style-name="ce27">
            <text:p>803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2-26T00:00:00" table:style-name="ce23">
            <text:p>26/12/2024</text:p>
          </table:table-cell>
          <table:table-cell table:style-name="ce24"/>
          <table:table-cell office:value-type="date" office:date-value="2024-12-26T00:00:00" table:style-name="ce23">
            <text:p>26/12/2024</text:p>
          </table:table-cell>
          <table:table-cell table:style-name="ce24"/>
          <table:table-cell office:value-type="string" table:style-name="ce25">
            <text:p>COMPRA EN Amazon Prime*LO6L15P25, CON LA TARJETA : 5489130103230680 EL 2024-12-24</text:p>
          </table:table-cell>
          <table:table-cell table:style-name="ce24"/>
          <table:table-cell office:value-type="float" office:value="-4.99" table:style-name="ce26">
            <text:p>-4,99</text:p>
          </table:table-cell>
          <table:table-cell table:style-name="ce24"/>
          <table:table-cell office:value-type="float" office:value="866.54" table:style-name="ce27">
            <text:p>866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2-24T00:00:00" table:style-name="ce23">
            <text:p>24/12/2024</text:p>
          </table:table-cell>
          <table:table-cell table:style-name="ce24"/>
          <table:table-cell office:value-type="date" office:date-value="2024-12-23T00:00:00" table:style-name="ce23">
            <text:p>23/12/2024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56999999999999995" table:style-name="ce26">
            <text:p>-0,57</text:p>
          </table:table-cell>
          <table:table-cell table:style-name="ce24"/>
          <table:table-cell office:value-type="float" office:value="871.53" table:style-name="ce27">
            <text:p>871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2-23T00:00:00" table:style-name="ce23">
            <text:p>23/12/2024</text:p>
          </table:table-cell>
          <table:table-cell table:style-name="ce24"/>
          <table:table-cell office:value-type="date" office:date-value="2024-12-23T00:00:00" table:style-name="ce23">
            <text:p>23/12/2024</text:p>
          </table:table-cell>
          <table:table-cell table:style-name="ce24"/>
          <table:table-cell office:value-type="string" table:style-name="ce25">
            <text:p>COMPRA EN OPENAI *CHATGPT SUBSCR, CON LA TARJETA : 5489130103230680 EL 2024-12-19</text:p>
          </table:table-cell>
          <table:table-cell table:style-name="ce24"/>
          <table:table-cell office:value-type="float" office:value="-19.11" table:style-name="ce26">
            <text:p>-19,11</text:p>
          </table:table-cell>
          <table:table-cell table:style-name="ce24"/>
          <table:table-cell office:value-type="float" office:value="872.1" table:style-name="ce27">
            <text:p>872,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2-18T00:00:00" table:style-name="ce23">
            <text:p>18/12/2024</text:p>
          </table:table-cell>
          <table:table-cell table:style-name="ce24"/>
          <table:table-cell office:value-type="date" office:date-value="2024-12-18T00:00:00" table:style-name="ce23">
            <text:p>18/12/2024</text:p>
          </table:table-cell>
          <table:table-cell table:style-name="ce24"/>
          <table:table-cell office:value-type="string" table:style-name="ce25">
            <text:p>COMPRA EN SUPERMERCAT BON PREU, CON LA TARJETA : 5489130103230680 EL 2024-12-18</text:p>
          </table:table-cell>
          <table:table-cell table:style-name="ce24"/>
          <table:table-cell office:value-type="float" office:value="-22.46" table:style-name="ce26">
            <text:p>-22,46</text:p>
          </table:table-cell>
          <table:table-cell table:style-name="ce24"/>
          <table:table-cell office:value-type="float" office:value="891.21" table:style-name="ce27">
            <text:p>891,2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2-18T00:00:00" table:style-name="ce23">
            <text:p>18/12/2024</text:p>
          </table:table-cell>
          <table:table-cell table:style-name="ce24"/>
          <table:table-cell office:value-type="date" office:date-value="2024-12-18T00:00:00" table:style-name="ce23">
            <text:p>18/12/2024</text:p>
          </table:table-cell>
          <table:table-cell table:style-name="ce24"/>
          <table:table-cell office:value-type="string" table:style-name="ce25">
            <text:p>COMPRA EN BAZAR ORIENTAL 2, CON LA TARJETA : 5489130103230680 EL 2024-12-18</text:p>
          </table:table-cell>
          <table:table-cell table:style-name="ce24"/>
          <table:table-cell office:value-type="float" office:value="-6.3" table:style-name="ce26">
            <text:p>-6,3</text:p>
          </table:table-cell>
          <table:table-cell table:style-name="ce24"/>
          <table:table-cell office:value-type="float" office:value="913.67" table:style-name="ce27">
            <text:p>913,6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2-18T00:00:00" table:style-name="ce23">
            <text:p>18/12/2024</text:p>
          </table:table-cell>
          <table:table-cell table:style-name="ce24"/>
          <table:table-cell office:value-type="date" office:date-value="2024-12-18T00:00:00" table:style-name="ce23">
            <text:p>18/12/2024</text:p>
          </table:table-cell>
          <table:table-cell table:style-name="ce24"/>
          <table:table-cell office:value-type="string" table:style-name="ce25">
            <text:p>RECIBO Hidrometering, S.L. Nº RECIBO 0073 0100 755 CHYYTTD REF. MANDATO 4116261-202310161512655-00</text:p>
          </table:table-cell>
          <table:table-cell table:style-name="ce24"/>
          <table:table-cell office:value-type="float" office:value="-9.17" table:style-name="ce26">
            <text:p>-9,17</text:p>
          </table:table-cell>
          <table:table-cell table:style-name="ce24"/>
          <table:table-cell office:value-type="float" office:value="919.97" table:style-name="ce27">
            <text:p>919,9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2-17T00:00:00" table:style-name="ce23">
            <text:p>17/12/2024</text:p>
          </table:table-cell>
          <table:table-cell table:style-name="ce24"/>
          <table:table-cell office:value-type="date" office:date-value="2024-12-17T00:00:00" table:style-name="ce23">
            <text:p>17/12/2024</text:p>
          </table:table-cell>
          <table:table-cell table:style-name="ce24"/>
          <table:table-cell office:value-type="string" table:style-name="ce25">
            <text:p>RECIBO MAPFRE Nº RECIBO 0073 0100 755 CHYTJHD REF. MANDATO 010023425617</text:p>
          </table:table-cell>
          <table:table-cell table:style-name="ce24"/>
          <table:table-cell office:value-type="float" office:value="-253.21" table:style-name="ce26">
            <text:p>-253,21</text:p>
          </table:table-cell>
          <table:table-cell table:style-name="ce24"/>
          <table:table-cell office:value-type="float" office:value="929.14" table:style-name="ce27">
            <text:p>929,1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string" table:style-name="ce25">
            <text:p>BIZUM A FAVOR DE SYLVIA CARDONA ALTES CONCEPTO: gtos. notaria aceptación herencia</text:p>
          </table:table-cell>
          <table:table-cell table:style-name="ce24"/>
          <table:table-cell office:value-type="float" office:value="-585.5" table:style-name="ce26">
            <text:p>-585,5</text:p>
          </table:table-cell>
          <table:table-cell table:style-name="ce24"/>
          <table:table-cell office:value-type="float" office:value="1182.3499999999999" table:style-name="ce28">
            <text:p>1.182,3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string" table:style-name="ce25">
            <text:p>COMPRA EN LOBRADOR DELS 15 NAVAS, CON LA TARJETA : 5489130103230680 EL 2024-12-03</text:p>
          </table:table-cell>
          <table:table-cell table:style-name="ce24"/>
          <table:table-cell office:value-type="float" office:value="-1.45" table:style-name="ce26">
            <text:p>-1,45</text:p>
          </table:table-cell>
          <table:table-cell table:style-name="ce24"/>
          <table:table-cell office:value-type="float" office:value="1767.85" table:style-name="ce29">
            <text:p>1.767,8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string" table:style-name="ce25">
            <text:p>COMPRA EN MYKASA SANCHO AVILA, CON LA TARJETA : 5489130103230680 EL 2024-12-03</text:p>
          </table:table-cell>
          <table:table-cell table:style-name="ce24"/>
          <table:table-cell office:value-type="float" office:value="-1.6" table:style-name="ce26">
            <text:p>-1,6</text:p>
          </table:table-cell>
          <table:table-cell table:style-name="ce24"/>
          <table:table-cell office:value-type="float" office:value="1769.3" table:style-name="ce29">
            <text:p>1.769,3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string" table:style-name="ce25">
            <text:p>TRANSFERENCIA A FAVOR DE CARDONA ALTES CRISTINA CONCEPTO: Traspaso interno</text:p>
          </table:table-cell>
          <table:table-cell table:style-name="ce24"/>
          <table:table-cell office:value-type="float" office:value="-150" table:style-name="ce26">
            <text:p>-150</text:p>
          </table:table-cell>
          <table:table-cell table:style-name="ce24"/>
          <table:table-cell office:value-type="float" office:value="1770.9" table:style-name="ce29">
            <text:p>1.770,9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2-02T00:00:00" table:style-name="ce23">
            <text:p>02/12/2024</text:p>
          </table:table-cell>
          <table:table-cell table:style-name="ce24"/>
          <table:table-cell office:value-type="date" office:date-value="2024-12-02T00:00:00" table:style-name="ce23">
            <text:p>02/12/2024</text:p>
          </table:table-cell>
          <table:table-cell table:style-name="ce24"/>
          <table:table-cell office:value-type="string" table:style-name="ce25">
            <text:p>COMPRA EN MYKASA SANCHO AVILA, CON LA TARJETA : 5489130103230680 EL 2024-12-02</text:p>
          </table:table-cell>
          <table:table-cell table:style-name="ce24"/>
          <table:table-cell office:value-type="float" office:value="-1.6" table:style-name="ce26">
            <text:p>-1,6</text:p>
          </table:table-cell>
          <table:table-cell table:style-name="ce24"/>
          <table:table-cell office:value-type="float" office:value="1920.9" table:style-name="ce29">
            <text:p>1.920,9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1-29T00:00:00" table:style-name="ce23">
            <text:p>29/11/2024</text:p>
          </table:table-cell>
          <table:table-cell table:style-name="ce24"/>
          <table:table-cell office:value-type="date" office:date-value="2024-11-29T00:00:00" table:style-name="ce23">
            <text:p>29/11/2024</text:p>
          </table:table-cell>
          <table:table-cell table:style-name="ce24"/>
          <table:table-cell office:value-type="string" table:style-name="ce25">
            <text:p>RECIBO TGSS. COTIZACION 005 R.E.AUTONOMOS Nº RECIBO 0073 0100 755 CHRKBXY REF. MANDATO 0521070810176</text:p>
          </table:table-cell>
          <table:table-cell table:style-name="ce24"/>
          <table:table-cell office:value-type="float" office:value="-86.66" table:style-name="ce26">
            <text:p>-86,66</text:p>
          </table:table-cell>
          <table:table-cell table:style-name="ce24"/>
          <table:table-cell office:value-type="float" office:value="1922.5" table:style-name="ce29">
            <text:p>1.922,5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1-28T00:00:00" table:style-name="ce23">
            <text:p>28/11/2024</text:p>
          </table:table-cell>
          <table:table-cell table:style-name="ce24"/>
          <table:table-cell office:value-type="date" office:date-value="2024-11-28T00:00:00" table:style-name="ce23">
            <text:p>28/11/2024</text:p>
          </table:table-cell>
          <table:table-cell table:style-name="ce24"/>
          <table:table-cell office:value-type="string" table:style-name="ce25">
            <text:p>COMPRA EN AGENCIA TRIBUTARIA CAT.G, CON LA TARJETA : 5489130103230680 EL 2024-11-28</text:p>
          </table:table-cell>
          <table:table-cell table:style-name="ce24"/>
          <table:table-cell office:value-type="float" office:value="-1109.07" table:style-name="ce28">
            <text:p>-1.109,07</text:p>
          </table:table-cell>
          <table:table-cell table:style-name="ce24"/>
          <table:table-cell office:value-type="float" office:value="2009.16" table:style-name="ce29">
            <text:p>2.009,1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1-26T00:00:00" table:style-name="ce23">
            <text:p>26/11/2024</text:p>
          </table:table-cell>
          <table:table-cell table:style-name="ce24"/>
          <table:table-cell office:value-type="date" office:date-value="2024-11-26T00:00:00" table:style-name="ce23">
            <text:p>26/11/2024</text:p>
          </table:table-cell>
          <table:table-cell table:style-name="ce24"/>
          <table:table-cell office:value-type="string" table:style-name="ce25">
            <text:p>COMPRA EN Amazon Prime*TE6UO9Y04, CON LA TARJETA : 5489130103230680 EL 2024-11-24</text:p>
          </table:table-cell>
          <table:table-cell table:style-name="ce24"/>
          <table:table-cell office:value-type="float" office:value="-4.99" table:style-name="ce26">
            <text:p>-4,99</text:p>
          </table:table-cell>
          <table:table-cell table:style-name="ce24"/>
          <table:table-cell office:value-type="float" office:value="3118.23" table:style-name="ce29">
            <text:p>3.118,2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1-26T00:00:00" table:style-name="ce23">
            <text:p>26/11/2024</text:p>
          </table:table-cell>
          <table:table-cell table:style-name="ce24"/>
          <table:table-cell office:value-type="date" office:date-value="2024-11-26T00:00:00" table:style-name="ce23">
            <text:p>26/11/2024</text:p>
          </table:table-cell>
          <table:table-cell table:style-name="ce24"/>
          <table:table-cell office:value-type="string" table:style-name="ce25">
            <text:p>COMPRA EN BAR RESTAURANTE ALEGRIA, CON LA TARJETA : 5489130103230680 EL 2024-11-26</text:p>
          </table:table-cell>
          <table:table-cell table:style-name="ce24"/>
          <table:table-cell office:value-type="float" office:value="-1.4" table:style-name="ce26">
            <text:p>-1,4</text:p>
          </table:table-cell>
          <table:table-cell table:style-name="ce24"/>
          <table:table-cell office:value-type="float" office:value="3123.22" table:style-name="ce29">
            <text:p>3.123,2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1-22T00:00:00" table:style-name="ce23">
            <text:p>22/11/2024</text:p>
          </table:table-cell>
          <table:table-cell table:style-name="ce24"/>
          <table:table-cell office:value-type="date" office:date-value="2024-11-21T00:00:00" table:style-name="ce23">
            <text:p>21/11/2024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56999999999999995" table:style-name="ce26">
            <text:p>-0,57</text:p>
          </table:table-cell>
          <table:table-cell table:style-name="ce24"/>
          <table:table-cell office:value-type="float" office:value="3124.62" table:style-name="ce29">
            <text:p>3.124,6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1-21T00:00:00" table:style-name="ce23">
            <text:p>21/11/2024</text:p>
          </table:table-cell>
          <table:table-cell table:style-name="ce24"/>
          <table:table-cell office:value-type="date" office:date-value="2024-11-21T00:00:00" table:style-name="ce23">
            <text:p>21/11/2024</text:p>
          </table:table-cell>
          <table:table-cell table:style-name="ce24"/>
          <table:table-cell office:value-type="string" table:style-name="ce25">
            <text:p>COMPRA EN OPENAI *CHATGPT SUBSCR, CON LA TARJETA : 5489130103230680 EL 2024-11-19</text:p>
          </table:table-cell>
          <table:table-cell table:style-name="ce24"/>
          <table:table-cell office:value-type="float" office:value="-19" table:style-name="ce26">
            <text:p>-19</text:p>
          </table:table-cell>
          <table:table-cell table:style-name="ce24"/>
          <table:table-cell office:value-type="float" office:value="3125.19" table:style-name="ce29">
            <text:p>3.125,1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1-20T00:00:00" table:style-name="ce23">
            <text:p>20/11/2024</text:p>
          </table:table-cell>
          <table:table-cell table:style-name="ce24"/>
          <table:table-cell office:value-type="date" office:date-value="2024-11-20T00:00:00" table:style-name="ce23">
            <text:p>20/11/2024</text:p>
          </table:table-cell>
          <table:table-cell table:style-name="ce24"/>
          <table:table-cell office:value-type="string" table:style-name="ce25">
            <text:p>COMPRA EN ESADE ALUMNI, CON LA TARJETA : 5489130103230680 EL 2024-11-18</text:p>
          </table:table-cell>
          <table:table-cell table:style-name="ce24"/>
          <table:table-cell office:value-type="float" office:value="-55" table:style-name="ce26">
            <text:p>-55</text:p>
          </table:table-cell>
          <table:table-cell table:style-name="ce24"/>
          <table:table-cell office:value-type="float" office:value="3144.19" table:style-name="ce29">
            <text:p>3.144,1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1-19T00:00:00" table:style-name="ce23">
            <text:p>19/11/2024</text:p>
          </table:table-cell>
          <table:table-cell table:style-name="ce24"/>
          <table:table-cell office:value-type="date" office:date-value="2024-11-19T00:00:00" table:style-name="ce23">
            <text:p>19/11/2024</text:p>
          </table:table-cell>
          <table:table-cell table:style-name="ce24"/>
          <table:table-cell office:value-type="string" table:style-name="ce25">
            <text:p>COMPRA EN DONACIONES* 736X7166 W, CON LA TARJETA : 5489130103230680 EL 2024-11-18</text:p>
          </table:table-cell>
          <table:table-cell table:style-name="ce24"/>
          <table:table-cell office:value-type="float" office:value="-150" table:style-name="ce26">
            <text:p>-150</text:p>
          </table:table-cell>
          <table:table-cell table:style-name="ce24"/>
          <table:table-cell office:value-type="float" office:value="3199.19" table:style-name="ce29">
            <text:p>3.199,1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11-14T00:00:00" table:style-name="ce23">
            <text:p>14/11/2024</text:p>
          </table:table-cell>
          <table:table-cell table:style-name="ce24"/>
          <table:table-cell office:value-type="date" office:date-value="2024-11-14T00:00:00" table:style-name="ce23">
            <text:p>14/11/2024</text:p>
          </table:table-cell>
          <table:table-cell table:style-name="ce24"/>
          <table:table-cell office:value-type="string" table:style-name="ce25">
            <text:p>INGRESO EN EFECTIVO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3349.19" table:style-name="ce29">
            <text:p>3.349,1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11-14T00:00:00" table:style-name="ce23">
            <text:p>14/11/2024</text:p>
          </table:table-cell>
          <table:table-cell table:style-name="ce24"/>
          <table:table-cell office:value-type="date" office:date-value="2024-11-14T00:00:00" table:style-name="ce23">
            <text:p>14/11/2024</text:p>
          </table:table-cell>
          <table:table-cell table:style-name="ce24"/>
          <table:table-cell office:value-type="string" table:style-name="ce25">
            <text:p>INGRESO EN EFECTIVO</text:p>
          </table:table-cell>
          <table:table-cell table:style-name="ce24"/>
          <table:table-cell office:value-type="float" office:value="300" table:style-name="ce26">
            <text:p>300</text:p>
          </table:table-cell>
          <table:table-cell table:style-name="ce24"/>
          <table:table-cell office:value-type="float" office:value="3299.19" table:style-name="ce29">
            <text:p>3.299,1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1-12T00:00:00" table:style-name="ce23">
            <text:p>12/11/2024</text:p>
          </table:table-cell>
          <table:table-cell table:style-name="ce24"/>
          <table:table-cell office:value-type="date" office:date-value="2024-11-12T00:00:00" table:style-name="ce23">
            <text:p>12/11/2024</text:p>
          </table:table-cell>
          <table:table-cell table:style-name="ce24"/>
          <table:table-cell office:value-type="string" table:style-name="ce25">
            <text:p>COMPRA EN ALDI MARAGALL, CON LA TARJETA : 5489130103230680 EL 2024-11-12</text:p>
          </table:table-cell>
          <table:table-cell table:style-name="ce24"/>
          <table:table-cell office:value-type="float" office:value="-6.06" table:style-name="ce26">
            <text:p>-6,06</text:p>
          </table:table-cell>
          <table:table-cell table:style-name="ce24"/>
          <table:table-cell office:value-type="float" office:value="2999.19" table:style-name="ce29">
            <text:p>2.999,1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11-07T00:00:00" table:style-name="ce23">
            <text:p>07/11/2024</text:p>
          </table:table-cell>
          <table:table-cell table:style-name="ce24"/>
          <table:table-cell office:value-type="date" office:date-value="2024-11-07T00:00:00" table:style-name="ce23">
            <text:p>07/11/2024</text:p>
          </table:table-cell>
          <table:table-cell table:style-name="ce24"/>
          <table:table-cell office:value-type="string" table:style-name="ce25">
            <text:p>TRANSFERENCIA DE BARCELONA EN COMU, CONCEPTO Devolucio microprestec eleccions municipals 2023</text:p>
          </table:table-cell>
          <table:table-cell table:style-name="ce24"/>
          <table:table-cell office:value-type="float" office:value="3000" table:style-name="ce28">
            <text:p>3.000,00</text:p>
          </table:table-cell>
          <table:table-cell table:style-name="ce24"/>
          <table:table-cell office:value-type="float" office:value="3005.25" table:style-name="ce29">
            <text:p>3.005,2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0-31T00:00:00" table:style-name="ce23">
            <text:p>31/10/2024</text:p>
          </table:table-cell>
          <table:table-cell table:style-name="ce24"/>
          <table:table-cell office:value-type="date" office:date-value="2024-10-31T00:00:00" table:style-name="ce23">
            <text:p>31/10/2024</text:p>
          </table:table-cell>
          <table:table-cell table:style-name="ce24"/>
          <table:table-cell office:value-type="string" table:style-name="ce25">
            <text:p>RECIBO TGSS. COTIZACION 005 R.E.AUTONOMOS Nº RECIBO 0073 0100 755 CHHGBGK REF. MANDATO 0521070810176</text:p>
          </table:table-cell>
          <table:table-cell table:style-name="ce24"/>
          <table:table-cell office:value-type="float" office:value="-86.66" table:style-name="ce26">
            <text:p>-86,66</text:p>
          </table:table-cell>
          <table:table-cell table:style-name="ce24"/>
          <table:table-cell office:value-type="float" office:value="5.25" table:style-name="ce26">
            <text:p>5,2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0-28T00:00:00" table:style-name="ce23">
            <text:p>28/10/2024</text:p>
          </table:table-cell>
          <table:table-cell table:style-name="ce24"/>
          <table:table-cell office:value-type="date" office:date-value="2024-10-28T00:00:00" table:style-name="ce23">
            <text:p>28/10/2024</text:p>
          </table:table-cell>
          <table:table-cell table:style-name="ce24"/>
          <table:table-cell office:value-type="string" table:style-name="ce25">
            <text:p>COMPRA EN Amazon Prime*TL05R6HV4, CON LA TARJETA : 5489130103230680 EL 2024-10-24</text:p>
          </table:table-cell>
          <table:table-cell table:style-name="ce24"/>
          <table:table-cell office:value-type="float" office:value="-4.99" table:style-name="ce26">
            <text:p>-4,99</text:p>
          </table:table-cell>
          <table:table-cell table:style-name="ce24"/>
          <table:table-cell office:value-type="float" office:value="91.91" table:style-name="ce27">
            <text:p>91,9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0-22T00:00:00" table:style-name="ce23">
            <text:p>22/10/2024</text:p>
          </table:table-cell>
          <table:table-cell table:style-name="ce24"/>
          <table:table-cell office:value-type="date" office:date-value="2024-10-22T00:00:00" table:style-name="ce23">
            <text:p>22/10/2024</text:p>
          </table:table-cell>
          <table:table-cell table:style-name="ce24"/>
          <table:table-cell office:value-type="string" table:style-name="ce25">
            <text:p>COMPRA EN AMAZON* T301F4244, CON LA TARJETA : 5489130103230680 EL 2024-10-20</text:p>
          </table:table-cell>
          <table:table-cell table:style-name="ce24"/>
          <table:table-cell office:value-type="float" office:value="-35.549999999999997" table:style-name="ce26">
            <text:p>-35,55</text:p>
          </table:table-cell>
          <table:table-cell table:style-name="ce24"/>
          <table:table-cell office:value-type="float" office:value="96.9" table:style-name="ce27">
            <text:p>96,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0-22T00:00:00" table:style-name="ce23">
            <text:p>22/10/2024</text:p>
          </table:table-cell>
          <table:table-cell table:style-name="ce24"/>
          <table:table-cell office:value-type="date" office:date-value="2024-10-21T00:00:00" table:style-name="ce23">
            <text:p>21/10/2024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55000000000000004" table:style-name="ce26">
            <text:p>-0,55</text:p>
          </table:table-cell>
          <table:table-cell table:style-name="ce24"/>
          <table:table-cell office:value-type="float" office:value="132.44999999999999" table:style-name="ce27">
            <text:p>132,4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0-21T00:00:00" table:style-name="ce23">
            <text:p>21/10/2024</text:p>
          </table:table-cell>
          <table:table-cell table:style-name="ce24"/>
          <table:table-cell office:value-type="date" office:date-value="2024-10-21T00:00:00" table:style-name="ce23">
            <text:p>21/10/2024</text:p>
          </table:table-cell>
          <table:table-cell table:style-name="ce24"/>
          <table:table-cell office:value-type="string" table:style-name="ce25">
            <text:p>COMPRA EN OPENAI *CHATGPT SUBSCR, CON LA TARJETA : 5489130103230680 EL 2024-10-19</text:p>
          </table:table-cell>
          <table:table-cell table:style-name="ce24"/>
          <table:table-cell office:value-type="float" office:value="-18.48" table:style-name="ce26">
            <text:p>-18,48</text:p>
          </table:table-cell>
          <table:table-cell table:style-name="ce24"/>
          <table:table-cell office:value-type="float" office:value="133" table:style-name="ce27">
            <text:p>13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0-18T00:00:00" table:style-name="ce23">
            <text:p>18/10/2024</text:p>
          </table:table-cell>
          <table:table-cell table:style-name="ce24"/>
          <table:table-cell office:value-type="date" office:date-value="2024-10-18T00:00:00" table:style-name="ce23">
            <text:p>18/10/2024</text:p>
          </table:table-cell>
          <table:table-cell table:style-name="ce24"/>
          <table:table-cell office:value-type="string" table:style-name="ce25">
            <text:p>IMPUESTO: 2.024 I.V.A. AUTOLIQUIDACION</text:p>
          </table:table-cell>
          <table:table-cell table:style-name="ce24"/>
          <table:table-cell office:value-type="float" office:value="-0.38" table:style-name="ce26">
            <text:p>-0,38</text:p>
          </table:table-cell>
          <table:table-cell table:style-name="ce24"/>
          <table:table-cell office:value-type="float" office:value="151.47999999999999" table:style-name="ce27">
            <text:p>151,4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0-14T00:00:00" table:style-name="ce23">
            <text:p>14/10/2024</text:p>
          </table:table-cell>
          <table:table-cell table:style-name="ce24"/>
          <table:table-cell office:value-type="date" office:date-value="2024-10-14T00:00:00" table:style-name="ce23">
            <text:p>14/10/2024</text:p>
          </table:table-cell>
          <table:table-cell table:style-name="ce24"/>
          <table:table-cell office:value-type="string" table:style-name="ce25">
            <text:p>COMPRA EN MYKASA SANCHO AVILA, CON LA TARJETA : 5489130103230680 EL 2024-10-14</text:p>
          </table:table-cell>
          <table:table-cell table:style-name="ce24"/>
          <table:table-cell office:value-type="float" office:value="-1.5" table:style-name="ce26">
            <text:p>-1,5</text:p>
          </table:table-cell>
          <table:table-cell table:style-name="ce24"/>
          <table:table-cell office:value-type="float" office:value="151.86000000000001" table:style-name="ce27">
            <text:p>151,8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10-01T00:00:00" table:style-name="ce23">
            <text:p>01/10/2024</text:p>
          </table:table-cell>
          <table:table-cell table:style-name="ce24"/>
          <table:table-cell office:value-type="date" office:date-value="2024-10-01T00:00:00" table:style-name="ce23">
            <text:p>01/10/2024</text:p>
          </table:table-cell>
          <table:table-cell table:style-name="ce24"/>
          <table:table-cell office:value-type="string" table:style-name="ce25">
            <text:p>COMPRA EN WWW.AMAZON.* TA3VL5EC4, CON LA TARJETA : 5489130103230680 EL 2024-09-29</text:p>
          </table:table-cell>
          <table:table-cell table:style-name="ce24"/>
          <table:table-cell office:value-type="float" office:value="-3.26" table:style-name="ce26">
            <text:p>-3,26</text:p>
          </table:table-cell>
          <table:table-cell table:style-name="ce24"/>
          <table:table-cell office:value-type="float" office:value="153.36000000000001" table:style-name="ce27">
            <text:p>153,3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9-30T00:00:00" table:style-name="ce23">
            <text:p>30/09/2024</text:p>
          </table:table-cell>
          <table:table-cell table:style-name="ce24"/>
          <table:table-cell office:value-type="date" office:date-value="2024-09-30T00:00:00" table:style-name="ce23">
            <text:p>30/09/2024</text:p>
          </table:table-cell>
          <table:table-cell table:style-name="ce24"/>
          <table:table-cell office:value-type="string" table:style-name="ce25">
            <text:p>TRANSFERENCIA DE CARDONA ALTES CRISTINA, CONCEPTO Prov fondos Octubre 247</text:p>
          </table:table-cell>
          <table:table-cell table:style-name="ce24"/>
          <table:table-cell office:value-type="float" office:value="100" table:style-name="ce26">
            <text:p>100</text:p>
          </table:table-cell>
          <table:table-cell table:style-name="ce24"/>
          <table:table-cell office:value-type="float" office:value="156.62" table:style-name="ce27">
            <text:p>156,6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9-30T00:00:00" table:style-name="ce23">
            <text:p>30/09/2024</text:p>
          </table:table-cell>
          <table:table-cell table:style-name="ce24"/>
          <table:table-cell office:value-type="date" office:date-value="2024-09-30T00:00:00" table:style-name="ce23">
            <text:p>30/09/2024</text:p>
          </table:table-cell>
          <table:table-cell table:style-name="ce24"/>
          <table:table-cell office:value-type="string" table:style-name="ce25">
            <text:p>RECIBO TGSS. COTIZACION 005 R.E.AUTONOMOS Nº RECIBO 0073 0100 755 CGWFXJZ REF. MANDATO 0521070810176</text:p>
          </table:table-cell>
          <table:table-cell table:style-name="ce24"/>
          <table:table-cell office:value-type="float" office:value="-86.66" table:style-name="ce26">
            <text:p>-86,66</text:p>
          </table:table-cell>
          <table:table-cell table:style-name="ce24"/>
          <table:table-cell office:value-type="float" office:value="56.62" table:style-name="ce27">
            <text:p>56,6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9-25T00:00:00" table:style-name="ce23">
            <text:p>25/09/2024</text:p>
          </table:table-cell>
          <table:table-cell table:style-name="ce24"/>
          <table:table-cell office:value-type="date" office:date-value="2024-09-25T00:00:00" table:style-name="ce23">
            <text:p>25/09/2024</text:p>
          </table:table-cell>
          <table:table-cell table:style-name="ce24"/>
          <table:table-cell office:value-type="string" table:style-name="ce25">
            <text:p>TRANSFERENCIA A FAVOR DE Associacio Arep per la Salut Mental CONCEPTO: f/Arep ASM241088 p/Cristina C</text:p>
          </table:table-cell>
          <table:table-cell table:style-name="ce24"/>
          <table:table-cell office:value-type="float" office:value="-7.09" table:style-name="ce26">
            <text:p>-7,09</text:p>
          </table:table-cell>
          <table:table-cell table:style-name="ce24"/>
          <table:table-cell office:value-type="float" office:value="143.28" table:style-name="ce27">
            <text:p>143,2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9-24T00:00:00" table:style-name="ce23">
            <text:p>24/09/2024</text:p>
          </table:table-cell>
          <table:table-cell table:style-name="ce24"/>
          <table:table-cell office:value-type="date" office:date-value="2024-09-23T00:00:00" table:style-name="ce23">
            <text:p>23/09/2024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54" table:style-name="ce26">
            <text:p>-0,54</text:p>
          </table:table-cell>
          <table:table-cell table:style-name="ce24"/>
          <table:table-cell office:value-type="float" office:value="150.37" table:style-name="ce27">
            <text:p>150,3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9-23T00:00:00" table:style-name="ce23">
            <text:p>23/09/2024</text:p>
          </table:table-cell>
          <table:table-cell table:style-name="ce24"/>
          <table:table-cell office:value-type="date" office:date-value="2024-09-23T00:00:00" table:style-name="ce23">
            <text:p>23/09/2024</text:p>
          </table:table-cell>
          <table:table-cell table:style-name="ce24"/>
          <table:table-cell office:value-type="string" table:style-name="ce25">
            <text:p>COMPRA EN OPENAI *CHATGPT SUBSCR, CON LA TARJETA : 5489130103230680 EL 2024-09-19</text:p>
          </table:table-cell>
          <table:table-cell table:style-name="ce24"/>
          <table:table-cell office:value-type="float" office:value="-18.010000000000002" table:style-name="ce26">
            <text:p>-18,01</text:p>
          </table:table-cell>
          <table:table-cell table:style-name="ce24"/>
          <table:table-cell office:value-type="float" office:value="150.91" table:style-name="ce27">
            <text:p>150,9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9-11T00:00:00" table:style-name="ce23">
            <text:p>11/09/2024</text:p>
          </table:table-cell>
          <table:table-cell table:style-name="ce24"/>
          <table:table-cell office:value-type="date" office:date-value="2024-09-11T00:00:00" table:style-name="ce23">
            <text:p>11/09/2024</text:p>
          </table:table-cell>
          <table:table-cell table:style-name="ce24"/>
          <table:table-cell office:value-type="string" table:style-name="ce25">
            <text:p>REGULARIZACION COMPRA EN RENFE CERCANIAS TNA 08 (5, CON LA TARJETA : 5489130103230680 EL 2024-09-11</text:p>
          </table:table-cell>
          <table:table-cell table:style-name="ce24"/>
          <table:table-cell office:value-type="float" office:value="20" table:style-name="ce26">
            <text:p>20</text:p>
          </table:table-cell>
          <table:table-cell table:style-name="ce24"/>
          <table:table-cell office:value-type="float" office:value="168.92" table:style-name="ce27">
            <text:p>168,92</text:p>
          </table:table-cell>
          <table:table-cell office:value-type="string" table:style-name="ce11">
            <text:p>Renfe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4-09-11T00:00:00" table:style-name="ce23">
            <text:p>11/09/2024</text:p>
          </table:table-cell>
          <table:table-cell table:style-name="ce24"/>
          <table:table-cell office:value-type="date" office:date-value="2024-09-11T00:00:00" table:style-name="ce23">
            <text:p>11/09/2024</text:p>
          </table:table-cell>
          <table:table-cell table:style-name="ce24"/>
          <table:table-cell office:value-type="string" table:style-name="ce25">
            <text:p>REGULARIZACION COMPRA EN RENFE CERCANIAS TNA 08 (5, CON LA TARJETA : 5489130103230680 EL 2024-09-11</text:p>
          </table:table-cell>
          <table:table-cell table:style-name="ce24"/>
          <table:table-cell office:value-type="float" office:value="20" table:style-name="ce26">
            <text:p>20</text:p>
          </table:table-cell>
          <table:table-cell table:style-name="ce24"/>
          <table:table-cell office:value-type="float" office:value="148.91999999999999" table:style-name="ce27">
            <text:p>148,92</text:p>
          </table:table-cell>
          <table:table-cell office:value-type="string" table:style-name="ce11">
            <text:p>Renfe</text:p>
          </table:table-cell>
          <table:table-cell table:number-columns-repeated="16373" table:style-name="ce11"/>
        </table:table-row>
        <table:table-row table:style-name="ro8" table:visibility="filter">
          <table:table-cell table:style-name="ce10"/>
          <table:table-cell office:value-type="date" office:date-value="2024-08-30T00:00:00" table:style-name="ce23">
            <text:p>30/08/2024</text:p>
          </table:table-cell>
          <table:table-cell table:style-name="ce24"/>
          <table:table-cell office:value-type="date" office:date-value="2024-08-30T00:00:00" table:style-name="ce23">
            <text:p>30/08/2024</text:p>
          </table:table-cell>
          <table:table-cell table:style-name="ce24"/>
          <table:table-cell office:value-type="string" table:style-name="ce25">
            <text:p>RECIBO TGSS. COTIZACION 005 R.E.AUTONOMOS Nº RECIBO 0073 0100 755 CGMMXWF REF. MANDATO 0521070810176</text:p>
          </table:table-cell>
          <table:table-cell table:style-name="ce24"/>
          <table:table-cell office:value-type="float" office:value="-86.66" table:style-name="ce26">
            <text:p>-86,66</text:p>
          </table:table-cell>
          <table:table-cell table:style-name="ce24"/>
          <table:table-cell office:value-type="float" office:value="128.91999999999999" table:style-name="ce27">
            <text:p>128,9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8-22T00:00:00" table:style-name="ce23">
            <text:p>22/08/2024</text:p>
          </table:table-cell>
          <table:table-cell table:style-name="ce24"/>
          <table:table-cell office:value-type="date" office:date-value="2024-08-21T00:00:00" table:style-name="ce23">
            <text:p>21/08/2024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54" table:style-name="ce26">
            <text:p>-0,54</text:p>
          </table:table-cell>
          <table:table-cell table:style-name="ce24"/>
          <table:table-cell office:value-type="float" office:value="215.58" table:style-name="ce27">
            <text:p>215,5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8-21T00:00:00" table:style-name="ce23">
            <text:p>21/08/2024</text:p>
          </table:table-cell>
          <table:table-cell table:style-name="ce24"/>
          <table:table-cell office:value-type="date" office:date-value="2024-08-21T00:00:00" table:style-name="ce23">
            <text:p>21/08/2024</text:p>
          </table:table-cell>
          <table:table-cell table:style-name="ce24"/>
          <table:table-cell office:value-type="string" table:style-name="ce25">
            <text:p>COMPRA EN OPENAI *CHATGPT SUBSCR, CON LA TARJETA : 5489130103230680 EL 2024-08-19</text:p>
          </table:table-cell>
          <table:table-cell table:style-name="ce24"/>
          <table:table-cell office:value-type="float" office:value="-18.23" table:style-name="ce26">
            <text:p>-18,23</text:p>
          </table:table-cell>
          <table:table-cell table:style-name="ce24"/>
          <table:table-cell office:value-type="float" office:value="216.12" table:style-name="ce27">
            <text:p>216,1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8-13T00:00:00" table:style-name="ce23">
            <text:p>13/08/2024</text:p>
          </table:table-cell>
          <table:table-cell table:style-name="ce24"/>
          <table:table-cell office:value-type="date" office:date-value="2024-08-13T00:00:00" table:style-name="ce23">
            <text:p>13/08/2024</text:p>
          </table:table-cell>
          <table:table-cell table:style-name="ce24"/>
          <table:table-cell office:value-type="string" table:style-name="ce25">
            <text:p>TRANSFERENCIA A FAVOR DE CARDONA ALTES CRISTINA CONCEPTO: Reserva Miriam H3</text:p>
          </table:table-cell>
          <table:table-cell table:style-name="ce24"/>
          <table:table-cell office:value-type="float" office:value="-300" table:style-name="ce26">
            <text:p>-300</text:p>
          </table:table-cell>
          <table:table-cell table:style-name="ce24"/>
          <table:table-cell office:value-type="float" office:value="234.35" table:style-name="ce27">
            <text:p>234,3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8-12T00:00:00" table:style-name="ce23">
            <text:p>12/08/2024</text:p>
          </table:table-cell>
          <table:table-cell table:style-name="ce24"/>
          <table:table-cell office:value-type="date" office:date-value="2024-08-10T00:00:00" table:style-name="ce23">
            <text:p>10/08/2024</text:p>
          </table:table-cell>
          <table:table-cell table:style-name="ce24"/>
          <table:table-cell office:value-type="string" table:style-name="ce25">
            <text:p>BIZUM A FAVOR DE ALFONSO TEJERO LOPEZ CONCEPTO: Gracias x ests vcacions inolvidabls</text:p>
          </table:table-cell>
          <table:table-cell table:style-name="ce24"/>
          <table:table-cell office:value-type="float" office:value="-47" table:style-name="ce26">
            <text:p>-47</text:p>
          </table:table-cell>
          <table:table-cell table:style-name="ce24"/>
          <table:table-cell office:value-type="float" office:value="534.35" table:style-name="ce27">
            <text:p>534,3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string" table:style-name="ce25">
            <text:p>BIZUM A FAVOR DE JAKOB HRONEK CONCEPTO: pad thai</text:p>
          </table:table-cell>
          <table:table-cell table:style-name="ce24"/>
          <table:table-cell office:value-type="float" office:value="-10" table:style-name="ce26">
            <text:p>-10</text:p>
          </table:table-cell>
          <table:table-cell table:style-name="ce24"/>
          <table:table-cell office:value-type="float" office:value="581.35" table:style-name="ce27">
            <text:p>581,3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string" table:style-name="ce25">
            <text:p>BIZUM A FAVOR DE MONTSERRAT MORENO COZAR CONCEPTO: usb tus mejores canciones</text:p>
          </table:table-cell>
          <table:table-cell table:style-name="ce24"/>
          <table:table-cell office:value-type="float" office:value="-20" table:style-name="ce26">
            <text:p>-20</text:p>
          </table:table-cell>
          <table:table-cell table:style-name="ce24"/>
          <table:table-cell office:value-type="float" office:value="591.35" table:style-name="ce27">
            <text:p>591,3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8-06T00:00:00" table:style-name="ce23">
            <text:p>06/08/2024</text:p>
          </table:table-cell>
          <table:table-cell table:style-name="ce24"/>
          <table:table-cell office:value-type="date" office:date-value="2024-08-06T00:00:00" table:style-name="ce23">
            <text:p>06/08/2024</text:p>
          </table:table-cell>
          <table:table-cell table:style-name="ce24"/>
          <table:table-cell office:value-type="string" table:style-name="ce25">
            <text:p>TRANSFERENCIA A FAVOR DE CARDONA ALTES CRISTINA CONCEPTO: Alquiler H1</text:p>
          </table:table-cell>
          <table:table-cell table:style-name="ce24"/>
          <table:table-cell office:value-type="float" office:value="-800" table:style-name="ce26">
            <text:p>-800</text:p>
          </table:table-cell>
          <table:table-cell table:style-name="ce24"/>
          <table:table-cell office:value-type="float" office:value="611.35" table:style-name="ce27">
            <text:p>611,3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8-06T00:00:00" table:style-name="ce23">
            <text:p>06/08/2024</text:p>
          </table:table-cell>
          <table:table-cell table:style-name="ce24"/>
          <table:table-cell office:value-type="date" office:date-value="2024-08-06T00:00:00" table:style-name="ce23">
            <text:p>06/08/2024</text:p>
          </table:table-cell>
          <table:table-cell table:style-name="ce24"/>
          <table:table-cell office:value-type="string" table:style-name="ce25">
            <text:p>TRANSFERENCIA A FAVOR DE CARDONA ALTES CRISTINA CONCEPTO: Alquiler H1</text:p>
          </table:table-cell>
          <table:table-cell table:style-name="ce24"/>
          <table:table-cell office:value-type="float" office:value="-800" table:style-name="ce26">
            <text:p>-800</text:p>
          </table:table-cell>
          <table:table-cell table:style-name="ce24"/>
          <table:table-cell office:value-type="float" office:value="1411.35" table:style-name="ce28">
            <text:p>1.411,35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8-06T00:00:00" table:style-name="ce23">
            <text:p>06/08/2024</text:p>
          </table:table-cell>
          <table:table-cell table:style-name="ce24"/>
          <table:table-cell office:value-type="date" office:date-value="2024-08-05T00:00:00" table:style-name="ce23">
            <text:p>05/08/2024</text:p>
          </table:table-cell>
          <table:table-cell table:style-name="ce24"/>
          <table:table-cell office:value-type="string" table:style-name="ce25">
            <text:p>TRANSFERENCIA DE MLE ELISA BERGER, CONCEPTO ELISA AGOSTO24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2211.35" table:style-name="ce29">
            <text:p>2.211,35</text:p>
          </table:table-cell>
          <table:table-cell office:value-type="string" table:style-name="ce11">
            <text:p>H1</text:p>
          </table:table-cell>
          <table:table-cell office:value-type="float" office:value="8" table:style-name="ce11">
            <text:p>8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7-31T00:00:00" table:style-name="ce23">
            <text:p>31/07/2024</text:p>
          </table:table-cell>
          <table:table-cell table:style-name="ce24"/>
          <table:table-cell office:value-type="date" office:date-value="2024-07-31T00:00:00" table:style-name="ce23">
            <text:p>31/07/2024</text:p>
          </table:table-cell>
          <table:table-cell table:style-name="ce24"/>
          <table:table-cell office:value-type="string" table:style-name="ce25">
            <text:p>BIZUM DE MIRIAM CABEZA CHACON CONCEPTO Reserva habitacion Miriam</text:p>
          </table:table-cell>
          <table:table-cell table:style-name="ce24"/>
          <table:table-cell office:value-type="float" office:value="300" table:style-name="ce26">
            <text:p>300</text:p>
          </table:table-cell>
          <table:table-cell table:style-name="ce24"/>
          <table:table-cell office:value-type="float" office:value="1411.35" table:style-name="ce29">
            <text:p>1.411,3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7-31T00:00:00" table:style-name="ce23">
            <text:p>31/07/2024</text:p>
          </table:table-cell>
          <table:table-cell table:style-name="ce24"/>
          <table:table-cell office:value-type="date" office:date-value="2024-07-31T00:00:00" table:style-name="ce23">
            <text:p>31/07/2024</text:p>
          </table:table-cell>
          <table:table-cell table:style-name="ce24"/>
          <table:table-cell office:value-type="string" table:style-name="ce25">
            <text:p>RECIBO ASOC DE ANTIGUOS ALUMNOS DE ESADE Nº RECIBO 0073 0100 755 CGFFNQP REF. MANDATO 1003355</text:p>
          </table:table-cell>
          <table:table-cell table:style-name="ce24"/>
          <table:table-cell office:value-type="float" office:value="-236" table:style-name="ce26">
            <text:p>-236</text:p>
          </table:table-cell>
          <table:table-cell table:style-name="ce24"/>
          <table:table-cell office:value-type="float" office:value="1111.3499999999999" table:style-name="ce29">
            <text:p>1.111,3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7-31T00:00:00" table:style-name="ce23">
            <text:p>31/07/2024</text:p>
          </table:table-cell>
          <table:table-cell table:style-name="ce24"/>
          <table:table-cell office:value-type="date" office:date-value="2024-07-31T00:00:00" table:style-name="ce23">
            <text:p>31/07/2024</text:p>
          </table:table-cell>
          <table:table-cell table:style-name="ce24"/>
          <table:table-cell office:value-type="string" table:style-name="ce25">
            <text:p>RECIBO TGSS. COTIZACION 005 R.E.AUTONOMOS Nº RECIBO 0073 0100 755 CGCXNJV REF. MANDATO 0521070810176</text:p>
          </table:table-cell>
          <table:table-cell table:style-name="ce24"/>
          <table:table-cell office:value-type="float" office:value="-86.66" table:style-name="ce26">
            <text:p>-86,66</text:p>
          </table:table-cell>
          <table:table-cell table:style-name="ce24"/>
          <table:table-cell office:value-type="float" office:value="1347.35" table:style-name="ce29">
            <text:p>1.347,35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7-30T00:00:00" table:style-name="ce23">
            <text:p>30/07/2024</text:p>
          </table:table-cell>
          <table:table-cell table:style-name="ce24"/>
          <table:table-cell office:value-type="date" office:date-value="2024-07-30T00:00:00" table:style-name="ce23">
            <text:p>30/07/2024</text:p>
          </table:table-cell>
          <table:table-cell table:style-name="ce24"/>
          <table:table-cell office:value-type="string" table:style-name="ce25">
            <text:p>BIZUM DE ALFONSO TEJERO LOPEZ CONCEPTO Billetes al paraiso</text:p>
          </table:table-cell>
          <table:table-cell table:style-name="ce24"/>
          <table:table-cell office:value-type="float" office:value="219.7" table:style-name="ce26">
            <text:p>219,7</text:p>
          </table:table-cell>
          <table:table-cell table:style-name="ce24"/>
          <table:table-cell office:value-type="float" office:value="1434.01" table:style-name="ce29">
            <text:p>1.434,0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7-23T00:00:00" table:style-name="ce23">
            <text:p>23/07/2024</text:p>
          </table:table-cell>
          <table:table-cell table:style-name="ce24"/>
          <table:table-cell office:value-type="date" office:date-value="2024-07-23T00:00:00" table:style-name="ce23">
            <text:p>23/07/2024</text:p>
          </table:table-cell>
          <table:table-cell table:style-name="ce24"/>
          <table:table-cell office:value-type="string" table:style-name="ce25">
            <text:p>RECIBO PayPal Europe S.a.r.l. et Cie S.C.A Nº RECIBO 0073 0100 755 CGBRDDT REF. MANDATO 54WJ2256XSK7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1214.31" table:style-name="ce29">
            <text:p>1.214,3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7-23T00:00:00" table:style-name="ce23">
            <text:p>23/07/2024</text:p>
          </table:table-cell>
          <table:table-cell table:style-name="ce24"/>
          <table:table-cell office:value-type="date" office:date-value="2024-07-23T00:00:00" table:style-name="ce23">
            <text:p>23/07/2024</text:p>
          </table:table-cell>
          <table:table-cell table:style-name="ce24"/>
          <table:table-cell office:value-type="string" table:style-name="ce25">
            <text:p>RECIBO PayPal Europe S.a.r.l. et Cie S.C.A Nº RECIBO 0073 0100 755 CGBRDDS REF. MANDATO 54WJ2256XSK7</text:p>
          </table:table-cell>
          <table:table-cell table:style-name="ce24"/>
          <table:table-cell office:value-type="float" office:value="-450" table:style-name="ce26">
            <text:p>-450</text:p>
          </table:table-cell>
          <table:table-cell table:style-name="ce24"/>
          <table:table-cell office:value-type="float" office:value="1264.31" table:style-name="ce29">
            <text:p>1.264,3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7-23T00:00:00" table:style-name="ce23">
            <text:p>23/07/2024</text:p>
          </table:table-cell>
          <table:table-cell table:style-name="ce24"/>
          <table:table-cell office:value-type="date" office:date-value="2024-07-22T00:00:00" table:style-name="ce23">
            <text:p>22/07/2024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55000000000000004" table:style-name="ce26">
            <text:p>-0,55</text:p>
          </table:table-cell>
          <table:table-cell table:style-name="ce24"/>
          <table:table-cell office:value-type="float" office:value="1714.31" table:style-name="ce29">
            <text:p>1.714,3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7-22T00:00:00" table:style-name="ce23">
            <text:p>22/07/2024</text:p>
          </table:table-cell>
          <table:table-cell table:style-name="ce24"/>
          <table:table-cell office:value-type="date" office:date-value="2024-07-22T00:00:00" table:style-name="ce23">
            <text:p>22/07/2024</text:p>
          </table:table-cell>
          <table:table-cell table:style-name="ce24"/>
          <table:table-cell office:value-type="string" table:style-name="ce25">
            <text:p>COMPRA EN OPENAI *CHATGPT SUBSCR, CON LA TARJETA : 5489130103230680 EL 2024-07-19</text:p>
          </table:table-cell>
          <table:table-cell table:style-name="ce24"/>
          <table:table-cell office:value-type="float" office:value="-18.34" table:style-name="ce26">
            <text:p>-18,34</text:p>
          </table:table-cell>
          <table:table-cell table:style-name="ce24"/>
          <table:table-cell office:value-type="float" office:value="1714.86" table:style-name="ce29">
            <text:p>1.714,8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7-22T00:00:00" table:style-name="ce23">
            <text:p>22/07/2024</text:p>
          </table:table-cell>
          <table:table-cell table:style-name="ce24"/>
          <table:table-cell office:value-type="date" office:date-value="2024-07-22T00:00:00" table:style-name="ce23">
            <text:p>22/07/2024</text:p>
          </table:table-cell>
          <table:table-cell table:style-name="ce24"/>
          <table:table-cell office:value-type="string" table:style-name="ce25">
            <text:p>TRANSFERENCIA A FAVOR DE Associacio Arep per la Salut Mental CONCEPTO: n/pago s/fra ASM240845 de 30/</text:p>
          </table:table-cell>
          <table:table-cell table:style-name="ce24"/>
          <table:table-cell office:value-type="float" office:value="-6.22" table:style-name="ce26">
            <text:p>-6,22</text:p>
          </table:table-cell>
          <table:table-cell table:style-name="ce24"/>
          <table:table-cell office:value-type="float" office:value="1733.2" table:style-name="ce29">
            <text:p>1.733,2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7-22T00:00:00" table:style-name="ce23">
            <text:p>22/07/2024</text:p>
          </table:table-cell>
          <table:table-cell table:style-name="ce24"/>
          <table:table-cell office:value-type="date" office:date-value="2024-07-21T00:00:00" table:style-name="ce23">
            <text:p>21/07/2024</text:p>
          </table:table-cell>
          <table:table-cell table:style-name="ce24"/>
          <table:table-cell office:value-type="string" table:style-name="ce25">
            <text:p>BIZUM DE SILVIA PAVESE CONCEPTO Concierto</text:p>
          </table:table-cell>
          <table:table-cell table:style-name="ce24"/>
          <table:table-cell office:value-type="float" office:value="10" table:style-name="ce26">
            <text:p>10</text:p>
          </table:table-cell>
          <table:table-cell table:style-name="ce24"/>
          <table:table-cell office:value-type="float" office:value="1739.42" table:style-name="ce29">
            <text:p>1.739,4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7-18T00:00:00" table:style-name="ce23">
            <text:p>18/07/2024</text:p>
          </table:table-cell>
          <table:table-cell table:style-name="ce24"/>
          <table:table-cell office:value-type="date" office:date-value="2024-07-18T00:00:00" table:style-name="ce23">
            <text:p>18/07/2024</text:p>
          </table:table-cell>
          <table:table-cell table:style-name="ce24"/>
          <table:table-cell office:value-type="string" table:style-name="ce25">
            <text:p>RECIBO PayPal Europe S.a.r.l. et Cie S.C.A Nº RECIBO 0073 0100 755 CFZZBHV REF. MANDATO 54WJ2256XSK7</text:p>
          </table:table-cell>
          <table:table-cell table:style-name="ce24"/>
          <table:table-cell office:value-type="float" office:value="-450" table:style-name="ce26">
            <text:p>-450</text:p>
          </table:table-cell>
          <table:table-cell table:style-name="ce24"/>
          <table:table-cell office:value-type="float" office:value="1729.42" table:style-name="ce29">
            <text:p>1.729,4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7-15T00:00:00" table:style-name="ce23">
            <text:p>15/07/2024</text:p>
          </table:table-cell>
          <table:table-cell table:style-name="ce24"/>
          <table:table-cell office:value-type="date" office:date-value="2024-07-15T00:00:00" table:style-name="ce23">
            <text:p>15/07/2024</text:p>
          </table:table-cell>
          <table:table-cell table:style-name="ce24"/>
          <table:table-cell office:value-type="string" table:style-name="ce25">
            <text:p>IMPUESTO: 2.024 RETENCIONES E ING. A CTA. GGEE</text:p>
          </table:table-cell>
          <table:table-cell table:style-name="ce24"/>
          <table:table-cell office:value-type="float" office:value="-45" table:style-name="ce26">
            <text:p>-45</text:p>
          </table:table-cell>
          <table:table-cell table:style-name="ce24"/>
          <table:table-cell office:value-type="float" office:value="2179.42" table:style-name="ce29">
            <text:p>2.179,4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7-15T00:00:00" table:style-name="ce23">
            <text:p>15/07/2024</text:p>
          </table:table-cell>
          <table:table-cell table:style-name="ce24"/>
          <table:table-cell office:value-type="date" office:date-value="2024-07-15T00:00:00" table:style-name="ce23">
            <text:p>15/07/2024</text:p>
          </table:table-cell>
          <table:table-cell table:style-name="ce24"/>
          <table:table-cell office:value-type="string" table:style-name="ce25">
            <text:p>TRANSFERENCIA DE CARDONA ALTES CRISTINA, CONCEPTO Fianza Gaia</text:p>
          </table:table-cell>
          <table:table-cell table:style-name="ce24"/>
          <table:table-cell office:value-type="float" office:value="950" table:style-name="ce26">
            <text:p>950</text:p>
          </table:table-cell>
          <table:table-cell table:style-name="ce24"/>
          <table:table-cell office:value-type="float" office:value="2224.42" table:style-name="ce29">
            <text:p>2.224,4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7-11T00:00:00" table:style-name="ce23">
            <text:p>11/07/2024</text:p>
          </table:table-cell>
          <table:table-cell table:style-name="ce24"/>
          <table:table-cell office:value-type="date" office:date-value="2024-07-11T00:00:00" table:style-name="ce23">
            <text:p>11/07/2024</text:p>
          </table:table-cell>
          <table:table-cell table:style-name="ce24"/>
          <table:table-cell office:value-type="string" table:style-name="ce25">
            <text:p>TRANSFERENCIA DE CARDONA ALTES CRISTINA, CONCEPTO Reintegro gtos brios ChatGPT 21 Jun PMW</text:p>
          </table:table-cell>
          <table:table-cell table:style-name="ce24"/>
          <table:table-cell office:value-type="float" office:value="0.56000000000000005" table:style-name="ce26">
            <text:p>0,56</text:p>
          </table:table-cell>
          <table:table-cell table:style-name="ce24"/>
          <table:table-cell office:value-type="float" office:value="1274.42" table:style-name="ce29">
            <text:p>1.274,4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7-11T00:00:00" table:style-name="ce23">
            <text:p>11/07/2024</text:p>
          </table:table-cell>
          <table:table-cell table:style-name="ce24"/>
          <table:table-cell office:value-type="date" office:date-value="2024-07-11T00:00:00" table:style-name="ce23">
            <text:p>11/07/2024</text:p>
          </table:table-cell>
          <table:table-cell table:style-name="ce24"/>
          <table:table-cell office:value-type="string" table:style-name="ce25">
            <text:p>TRANSFERENCIA DE CARDONA ALTES CRISTINA, CONCEPTO Reintegro ChatGPT 21 junio PMW</text:p>
          </table:table-cell>
          <table:table-cell table:style-name="ce24"/>
          <table:table-cell office:value-type="float" office:value="18.68" table:style-name="ce26">
            <text:p>18,68</text:p>
          </table:table-cell>
          <table:table-cell table:style-name="ce24"/>
          <table:table-cell office:value-type="float" office:value="1273.8599999999999" table:style-name="ce29">
            <text:p>1.273,8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7-09T00:00:00" table:style-name="ce23">
            <text:p>09/07/2024</text:p>
          </table:table-cell>
          <table:table-cell table:style-name="ce24"/>
          <table:table-cell office:value-type="date" office:date-value="2024-07-09T00:00:00" table:style-name="ce23">
            <text:p>09/07/2024</text:p>
          </table:table-cell>
          <table:table-cell table:style-name="ce24"/>
          <table:table-cell office:value-type="string" table:style-name="ce25">
            <text:p>TRANSFERENCIA DE MANNUCCI GAIA, CONCEPTO mietad contribucion julio + mietad gastos</text:p>
          </table:table-cell>
          <table:table-cell table:style-name="ce24"/>
          <table:table-cell office:value-type="float" office:value="272.5" table:style-name="ce26">
            <text:p>272,5</text:p>
          </table:table-cell>
          <table:table-cell table:style-name="ce24"/>
          <table:table-cell office:value-type="float" office:value="1255.18" table:style-name="ce29">
            <text:p>1.255,18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string" table:style-name="ce25">
            <text:p>TRANSFERENCIA DE CARDONA ALTES CRISTINA, CONCEPTO Reintegro IVTM Ayto. BCN</text:p>
          </table:table-cell>
          <table:table-cell table:style-name="ce24"/>
          <table:table-cell office:value-type="float" office:value="8.84" table:style-name="ce26">
            <text:p>8,84</text:p>
          </table:table-cell>
          <table:table-cell table:style-name="ce24"/>
          <table:table-cell office:value-type="float" office:value="982.68" table:style-name="ce26">
            <text:p>982,68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string" table:style-name="ce25">
            <text:p>TRANSFERENCIA DE CARDONA ALTES CRISTINA, CONCEPTO Rreintegro H3 Gastos Gaia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973.84" table:style-name="ce27">
            <text:p>973,8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date" office:date-value="2024-07-05T00:00:00" table:style-name="ce23">
            <text:p>05/07/2024</text:p>
          </table:table-cell>
          <table:table-cell table:style-name="ce24"/>
          <table:table-cell office:value-type="string" table:style-name="ce25">
            <text:p>TRANSFERENCIA DE MLE ELISA BERGER, CONCEPTO ELISA JULIO 2024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903.84" table:style-name="ce27">
            <text:p>903,84</text:p>
          </table:table-cell>
          <table:table-cell office:value-type="string" table:style-name="ce11">
            <text:p>H1</text:p>
          </table:table-cell>
          <table:table-cell office:value-type="float" office:value="7" table:style-name="ce11">
            <text:p>7</text:p>
          </table:table-cell>
          <table:table-cell table:number-columns-repeated="16372" table:style-name="ce11"/>
        </table:table-row>
        <table:table-row table:style-name="ro8" table:visibility="filter">
          <table:table-cell table:style-name="ce10"/>
          <table:table-cell office:value-type="date" office:date-value="2024-07-03T00:00:00" table:style-name="ce23">
            <text:p>03/07/2024</text:p>
          </table:table-cell>
          <table:table-cell table:style-name="ce24"/>
          <table:table-cell office:value-type="date" office:date-value="2024-07-03T00:00:00" table:style-name="ce23">
            <text:p>03/07/2024</text:p>
          </table:table-cell>
          <table:table-cell table:style-name="ce24"/>
          <table:table-cell office:value-type="string" table:style-name="ce25">
            <text:p>RECIBO AJUNTAMENT DE BARCELONA - I.V.T.M. Nº RECIBO 0073 0100 755 CFWKTPF REF. MANDATO 03 30112GKD04</text:p>
          </table:table-cell>
          <table:table-cell table:style-name="ce24"/>
          <table:table-cell office:value-type="float" office:value="-8.84" table:style-name="ce26">
            <text:p>-8,84</text:p>
          </table:table-cell>
          <table:table-cell table:style-name="ce24"/>
          <table:table-cell office:value-type="float" office:value="103.84" table:style-name="ce27">
            <text:p>103,8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6-28T00:00:00" table:style-name="ce23">
            <text:p>28/06/2024</text:p>
          </table:table-cell>
          <table:table-cell table:style-name="ce24"/>
          <table:table-cell office:value-type="date" office:date-value="2024-06-28T00:00:00" table:style-name="ce23">
            <text:p>28/06/2024</text:p>
          </table:table-cell>
          <table:table-cell table:style-name="ce24"/>
          <table:table-cell office:value-type="string" table:style-name="ce25">
            <text:p>RECIBO TGSS. COTIZACION 005 R.E.AUTONOMOS Nº RECIBO 0073 0100 755 CFSHHNX REF. MANDATO 0521070810176</text:p>
          </table:table-cell>
          <table:table-cell table:style-name="ce24"/>
          <table:table-cell office:value-type="float" office:value="-34.659999999999997" table:style-name="ce26">
            <text:p>-34,66</text:p>
          </table:table-cell>
          <table:table-cell table:style-name="ce24"/>
          <table:table-cell office:value-type="float" office:value="112.68" table:style-name="ce27">
            <text:p>112,6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6-28T00:00:00" table:style-name="ce23">
            <text:p>28/06/2024</text:p>
          </table:table-cell>
          <table:table-cell table:style-name="ce24"/>
          <table:table-cell office:value-type="date" office:date-value="2024-06-28T00:00:00" table:style-name="ce23">
            <text:p>28/06/2024</text:p>
          </table:table-cell>
          <table:table-cell table:style-name="ce24"/>
          <table:table-cell office:value-type="string" table:style-name="ce25">
            <text:p>RECIBO TGSS. COTIZACION 005 R.E.AUTONOMOS Nº RECIBO 0073 0100 755 CFSHHNW REF. MANDATO 0521070810176</text:p>
          </table:table-cell>
          <table:table-cell table:style-name="ce24"/>
          <table:table-cell office:value-type="float" office:value="-86.66" table:style-name="ce26">
            <text:p>-86,66</text:p>
          </table:table-cell>
          <table:table-cell table:style-name="ce24"/>
          <table:table-cell office:value-type="float" office:value="147.34" table:style-name="ce27">
            <text:p>147,3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6-27T00:00:00" table:style-name="ce23">
            <text:p>27/06/2024</text:p>
          </table:table-cell>
          <table:table-cell table:style-name="ce24"/>
          <table:table-cell office:value-type="date" office:date-value="2024-06-27T00:00:00" table:style-name="ce23">
            <text:p>27/06/2024</text:p>
          </table:table-cell>
          <table:table-cell table:style-name="ce24"/>
          <table:table-cell office:value-type="string" table:style-name="ce25">
            <text:p>TRANSFERENCIA DE CARDONA ALTES CRISTINA, CONCEPTO REintegro pago tarjeta</text:p>
          </table:table-cell>
          <table:table-cell table:style-name="ce24"/>
          <table:table-cell office:value-type="float" office:value="2.8" table:style-name="ce26">
            <text:p>2,8</text:p>
          </table:table-cell>
          <table:table-cell table:style-name="ce24"/>
          <table:table-cell office:value-type="float" office:value="234" table:style-name="ce27">
            <text:p>23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6-27T00:00:00" table:style-name="ce23">
            <text:p>27/06/2024</text:p>
          </table:table-cell>
          <table:table-cell table:style-name="ce24"/>
          <table:table-cell office:value-type="date" office:date-value="2024-06-27T00:00:00" table:style-name="ce23">
            <text:p>27/06/2024</text:p>
          </table:table-cell>
          <table:table-cell table:style-name="ce24"/>
          <table:table-cell office:value-type="string" table:style-name="ce25">
            <text:p>TRANSFERENCIA DE CARDONA ALTES CRISTINA, CONCEPTO reintegro bizum</text:p>
          </table:table-cell>
          <table:table-cell table:style-name="ce24"/>
          <table:table-cell office:value-type="float" office:value="7" table:style-name="ce26">
            <text:p>7</text:p>
          </table:table-cell>
          <table:table-cell table:style-name="ce24"/>
          <table:table-cell office:value-type="float" office:value="231.2" table:style-name="ce27">
            <text:p>231,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6-26T00:00:00" table:style-name="ce23">
            <text:p>26/06/2024</text:p>
          </table:table-cell>
          <table:table-cell table:style-name="ce24"/>
          <table:table-cell office:value-type="date" office:date-value="2024-06-26T00:00:00" table:style-name="ce23">
            <text:p>26/06/2024</text:p>
          </table:table-cell>
          <table:table-cell table:style-name="ce24"/>
          <table:table-cell office:value-type="string" table:style-name="ce25">
            <text:p>TRANSFERENCIA A FAVOR DE Cristina Cardona Altés CONCEPTO: H3 Gastos Gaia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224.2" table:style-name="ce27">
            <text:p>224,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6-25T00:00:00" table:style-name="ce23">
            <text:p>25/06/2024</text:p>
          </table:table-cell>
          <table:table-cell table:style-name="ce24"/>
          <table:table-cell office:value-type="date" office:date-value="2024-06-25T00:00:00" table:style-name="ce23">
            <text:p>25/06/2024</text:p>
          </table:table-cell>
          <table:table-cell table:style-name="ce24"/>
          <table:table-cell office:value-type="string" table:style-name="ce25">
            <text:p>TRANSFERENCIA DE Stripe Technology Europe Ltd, CONCEPTO STRIPE M2P0N0</text:p>
          </table:table-cell>
          <table:table-cell table:style-name="ce24"/>
          <table:table-cell office:value-type="float" office:value="23.24" table:style-name="ce26">
            <text:p>23,24</text:p>
          </table:table-cell>
          <table:table-cell table:style-name="ce24"/>
          <table:table-cell office:value-type="float" office:value="294.2" table:style-name="ce27">
            <text:p>294,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6-24T00:00:00" table:style-name="ce23">
            <text:p>24/06/2024</text:p>
          </table:table-cell>
          <table:table-cell table:style-name="ce24"/>
          <table:table-cell office:value-type="date" office:date-value="2024-06-23T00:00:00" table:style-name="ce23">
            <text:p>23/06/2024</text:p>
          </table:table-cell>
          <table:table-cell table:style-name="ce24"/>
          <table:table-cell office:value-type="string" table:style-name="ce25">
            <text:p>BIZUM A FAVOR DE MARIA TERESA VIAGEL SARMIENTO CONCEPTO: coques St Joan de Cristina</text:p>
          </table:table-cell>
          <table:table-cell table:style-name="ce24"/>
          <table:table-cell office:value-type="float" office:value="-7" table:style-name="ce26">
            <text:p>-7</text:p>
          </table:table-cell>
          <table:table-cell table:style-name="ce24"/>
          <table:table-cell office:value-type="float" office:value="270.95999999999998" table:style-name="ce27">
            <text:p>270,9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6-24T00:00:00" table:style-name="ce23">
            <text:p>24/06/2024</text:p>
          </table:table-cell>
          <table:table-cell table:style-name="ce24"/>
          <table:table-cell office:value-type="date" office:date-value="2024-06-21T00:00:00" table:style-name="ce23">
            <text:p>21/06/2024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56000000000000005" table:style-name="ce26">
            <text:p>-0,56</text:p>
          </table:table-cell>
          <table:table-cell table:style-name="ce24"/>
          <table:table-cell office:value-type="float" office:value="277.95999999999998" table:style-name="ce27">
            <text:p>277,9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6-21T00:00:00" table:style-name="ce23">
            <text:p>21/06/2024</text:p>
          </table:table-cell>
          <table:table-cell table:style-name="ce24"/>
          <table:table-cell office:value-type="date" office:date-value="2024-06-21T00:00:00" table:style-name="ce23">
            <text:p>21/06/2024</text:p>
          </table:table-cell>
          <table:table-cell table:style-name="ce24"/>
          <table:table-cell office:value-type="string" table:style-name="ce25">
            <text:p>COMPRA EN OPENAI *CHATGPT SUBSCR, CON LA TARJETA : 5489130103230680 EL 2024-06-19</text:p>
          </table:table-cell>
          <table:table-cell table:style-name="ce24"/>
          <table:table-cell office:value-type="float" office:value="-18.68" table:style-name="ce26">
            <text:p>-18,68</text:p>
          </table:table-cell>
          <table:table-cell table:style-name="ce24"/>
          <table:table-cell office:value-type="float" office:value="278.52" table:style-name="ce27">
            <text:p>278,5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6-19T00:00:00" table:style-name="ce23">
            <text:p>19/06/2024</text:p>
          </table:table-cell>
          <table:table-cell table:style-name="ce24"/>
          <table:table-cell office:value-type="date" office:date-value="2024-06-19T00:00:00" table:style-name="ce23">
            <text:p>19/06/2024</text:p>
          </table:table-cell>
          <table:table-cell table:style-name="ce24"/>
          <table:table-cell office:value-type="string" table:style-name="ce25">
            <text:p>COMPRA EN CRISCITO, CON LA TARJETA : 5489130103230680 EL 2024-06-19</text:p>
          </table:table-cell>
          <table:table-cell table:style-name="ce24"/>
          <table:table-cell office:value-type="float" office:value="-2.8" table:style-name="ce26">
            <text:p>-2,8</text:p>
          </table:table-cell>
          <table:table-cell table:style-name="ce24"/>
          <table:table-cell office:value-type="float" office:value="297.2" table:style-name="ce27">
            <text:p>297,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6-11T00:00:00" table:style-name="ce23">
            <text:p>11/06/2024</text:p>
          </table:table-cell>
          <table:table-cell table:style-name="ce24"/>
          <table:table-cell office:value-type="date" office:date-value="2024-06-11T00:00:00" table:style-name="ce23">
            <text:p>11/06/2024</text:p>
          </table:table-cell>
          <table:table-cell table:style-name="ce24"/>
          <table:table-cell office:value-type="string" table:style-name="ce25">
            <text:p>TRANSFERENCIA A FAVOR DE Cristina Cardona Altés CONCEPTO: Traspaso ingreso H1 Elisa</text:p>
          </table:table-cell>
          <table:table-cell table:style-name="ce24"/>
          <table:table-cell office:value-type="float" office:value="-800" table:style-name="ce26">
            <text:p>-800</text:p>
          </table:table-cell>
          <table:table-cell table:style-name="ce24"/>
          <table:table-cell office:value-type="float" office:value="300" table:style-name="ce27">
            <text:p>30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6-10T00:00:00" table:style-name="ce23">
            <text:p>10/06/2024</text:p>
          </table:table-cell>
          <table:table-cell table:style-name="ce24"/>
          <table:table-cell office:value-type="date" office:date-value="2024-06-10T00:00:00" table:style-name="ce23">
            <text:p>10/06/2024</text:p>
          </table:table-cell>
          <table:table-cell table:style-name="ce24"/>
          <table:table-cell office:value-type="string" table:style-name="ce25">
            <text:p>COMPRA EN PAYPAL *WIKIPEDIA, CON LA TARJETA : 5489130103230680 EL 2024-06-04</text:p>
          </table:table-cell>
          <table:table-cell table:style-name="ce24"/>
          <table:table-cell office:value-type="float" office:value="-2.35" table:style-name="ce26">
            <text:p>-2,35</text:p>
          </table:table-cell>
          <table:table-cell table:style-name="ce24"/>
          <table:table-cell office:value-type="float" office:value="1100" table:style-name="ce28">
            <text:p>1.100,0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6-10T00:00:00" table:style-name="ce23">
            <text:p>10/06/2024</text:p>
          </table:table-cell>
          <table:table-cell table:style-name="ce24"/>
          <table:table-cell office:value-type="date" office:date-value="2024-06-10T00:00:00" table:style-name="ce23">
            <text:p>10/06/2024</text:p>
          </table:table-cell>
          <table:table-cell table:style-name="ce24"/>
          <table:table-cell office:value-type="string" table:style-name="ce25">
            <text:p>TRANSFERENCIA DE MLE ELISA BERGER, CONCEPTO ALQUILER MAYO24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1102.3499999999999" table:style-name="ce29">
            <text:p>1.102,35</text:p>
          </table:table-cell>
          <table:table-cell office:value-type="string" table:style-name="ce11">
            <text:p>H1</text:p>
          </table:table-cell>
          <table:table-cell office:value-type="float" office:value="6" table:style-name="ce11">
            <text:p>6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string" table:style-name="ce25">
            <text:p>TRANSFERENCIA DE CARDONA ALTES CRISTINA, CONCEPTO Prestamo cuenta personal a profesional</text:p>
          </table:table-cell>
          <table:table-cell table:style-name="ce24"/>
          <table:table-cell office:value-type="float" office:value="300" table:style-name="ce26">
            <text:p>300</text:p>
          </table:table-cell>
          <table:table-cell table:style-name="ce24"/>
          <table:table-cell office:value-type="float" office:value="302.35000000000002" table:style-name="ce26">
            <text:p>302,3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string" table:style-name="ce25">
            <text:p>TRANSFERENCIA A FAVOR DE CARDONA ALTES CRISTINA CONCEPTO: Traspaso saldo a cuenta personal</text:p>
          </table:table-cell>
          <table:table-cell table:style-name="ce24"/>
          <table:table-cell office:value-type="float" office:value="-1309.74" table:style-name="ce28">
            <text:p>-1.309,74</text:p>
          </table:table-cell>
          <table:table-cell table:style-name="ce24"/>
          <table:table-cell office:value-type="float" office:value="2.35" table:style-name="ce27">
            <text:p>2,35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string" table:style-name="ce25">
            <text:p>TRANSFERENCIA DE CARDONA ALTES CRISTINA, CONCEPTO Devolucion préstamo</text:p>
          </table:table-cell>
          <table:table-cell table:style-name="ce24"/>
          <table:table-cell office:value-type="float" office:value="100" table:style-name="ce26">
            <text:p>100</text:p>
          </table:table-cell>
          <table:table-cell table:style-name="ce24"/>
          <table:table-cell office:value-type="float" office:value="1312.09" table:style-name="ce28">
            <text:p>1.312,0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string" table:style-name="ce25">
            <text:p>TRANSFERENCIA A FAVOR DE CARDONA ALTES CRISTINA CONCEPTO: Retorno Saldo final Francolí</text:p>
          </table:table-cell>
          <table:table-cell table:style-name="ce24"/>
          <table:table-cell office:value-type="float" office:value="-165" table:style-name="ce26">
            <text:p>-165</text:p>
          </table:table-cell>
          <table:table-cell table:style-name="ce24"/>
          <table:table-cell office:value-type="float" office:value="1212.0899999999999" table:style-name="ce29">
            <text:p>1.212,0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string" table:style-name="ce25">
            <text:p>TRANSFERENCIA A FAVOR DE CARDONA ALTES CRISTINA CONCEPTO: Reg RiO 23: 3x50+70 Dic H1</text:p>
          </table:table-cell>
          <table:table-cell table:style-name="ce24"/>
          <table:table-cell office:value-type="float" office:value="-230" table:style-name="ce26">
            <text:p>-230</text:p>
          </table:table-cell>
          <table:table-cell table:style-name="ce24"/>
          <table:table-cell office:value-type="float" office:value="1377.09" table:style-name="ce29">
            <text:p>1.377,0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string" table:style-name="ce25">
            <text:p>TRANSFERENCIA DE MANNUCCI GAIA, CONCEPTO rent june</text:p>
          </table:table-cell>
          <table:table-cell table:style-name="ce24"/>
          <table:table-cell office:value-type="float" office:value="545" table:style-name="ce26">
            <text:p>545</text:p>
          </table:table-cell>
          <table:table-cell table:style-name="ce24"/>
          <table:table-cell office:value-type="float" office:value="1607.09" table:style-name="ce29">
            <text:p>1.607,0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6-06T00:00:00" table:style-name="ce23">
            <text:p>06/06/2024</text:p>
          </table:table-cell>
          <table:table-cell table:style-name="ce24"/>
          <table:table-cell office:value-type="date" office:date-value="2024-06-05T00:00:00" table:style-name="ce23">
            <text:p>05/06/2024</text:p>
          </table:table-cell>
          <table:table-cell table:style-name="ce24"/>
          <table:table-cell office:value-type="string" table:style-name="ce25">
            <text:p>TRANSFERENCIA DE MLE ELISA BERGER, CONCEPTO ELISA JUNIO24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1062.0899999999999" table:style-name="ce29">
            <text:p>1.062,09</text:p>
          </table:table-cell>
          <table:table-cell office:value-type="string" table:style-name="ce11">
            <text:p>H1</text:p>
          </table:table-cell>
          <table:table-cell office:value-type="float" office:value="5" table:style-name="ce11">
            <text:p>5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6-05T00:00:00" table:style-name="ce23">
            <text:p>05/06/2024</text:p>
          </table:table-cell>
          <table:table-cell table:style-name="ce24"/>
          <table:table-cell office:value-type="date" office:date-value="2024-06-05T00:00:00" table:style-name="ce23">
            <text:p>05/06/2024</text:p>
          </table:table-cell>
          <table:table-cell table:style-name="ce24"/>
          <table:table-cell office:value-type="string" table:style-name="ce25">
            <text:p>NOMINA DE INSTITUTO NACIONAL DE EMPLEO - INEM:</text:p>
          </table:table-cell>
          <table:table-cell table:style-name="ce24"/>
          <table:table-cell office:value-type="float" office:value="129.82" table:style-name="ce26">
            <text:p>129,82</text:p>
          </table:table-cell>
          <table:table-cell table:style-name="ce24"/>
          <table:table-cell office:value-type="float" office:value="262.08999999999997" table:style-name="ce26">
            <text:p>262,0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6-05T00:00:00" table:style-name="ce23">
            <text:p>05/06/2024</text:p>
          </table:table-cell>
          <table:table-cell table:style-name="ce24"/>
          <table:table-cell office:value-type="date" office:date-value="2024-06-05T00:00:00" table:style-name="ce23">
            <text:p>05/06/2024</text:p>
          </table:table-cell>
          <table:table-cell table:style-name="ce24"/>
          <table:table-cell office:value-type="string" table:style-name="ce25">
            <text:p>RECIBO FUTBOL CLUB MARTINENC (CEM GUINARDO) Nº RECIBO 0073 0100 755 CFLYTLP REF. MANDATO 00001420150</text:p>
          </table:table-cell>
          <table:table-cell table:style-name="ce24"/>
          <table:table-cell office:value-type="float" office:value="-26.31" table:style-name="ce26">
            <text:p>-26,31</text:p>
          </table:table-cell>
          <table:table-cell table:style-name="ce24"/>
          <table:table-cell office:value-type="float" office:value="132.27000000000001" table:style-name="ce27">
            <text:p>132,2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6-04T00:00:00" table:style-name="ce23">
            <text:p>04/06/2024</text:p>
          </table:table-cell>
          <table:table-cell table:style-name="ce24"/>
          <table:table-cell office:value-type="date" office:date-value="2024-06-04T00:00:00" table:style-name="ce23">
            <text:p>04/06/2024</text:p>
          </table:table-cell>
          <table:table-cell table:style-name="ce24"/>
          <table:table-cell office:value-type="string" table:style-name="ce25">
            <text:p>BIZUM A FAVOR DE OSCAR FERRER BOIX CONCEPTO: válvula lavadora</text:p>
          </table:table-cell>
          <table:table-cell table:style-name="ce24"/>
          <table:table-cell office:value-type="float" office:value="-41" table:style-name="ce26">
            <text:p>-41</text:p>
          </table:table-cell>
          <table:table-cell table:style-name="ce24"/>
          <table:table-cell office:value-type="float" office:value="158.58000000000001" table:style-name="ce27">
            <text:p>158,58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6-03T00:00:00" table:style-name="ce23">
            <text:p>03/06/2024</text:p>
          </table:table-cell>
          <table:table-cell table:style-name="ce24"/>
          <table:table-cell office:value-type="date" office:date-value="2024-05-31T00:00:00" table:style-name="ce23">
            <text:p>31/05/2024</text:p>
          </table:table-cell>
          <table:table-cell table:style-name="ce24"/>
          <table:table-cell office:value-type="string" table:style-name="ce25">
            <text:p>ABONO EN LA TARJETA 5489130103230680 EL 2024-05-31</text:p>
          </table:table-cell>
          <table:table-cell table:style-name="ce24"/>
          <table:table-cell office:value-type="float" office:value="61.95" table:style-name="ce26">
            <text:p>61,95</text:p>
          </table:table-cell>
          <table:table-cell table:style-name="ce24"/>
          <table:table-cell office:value-type="float" office:value="199.58" table:style-name="ce27">
            <text:p>199,5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6-03T00:00:00" table:style-name="ce23">
            <text:p>03/06/2024</text:p>
          </table:table-cell>
          <table:table-cell table:style-name="ce24"/>
          <table:table-cell office:value-type="date" office:date-value="2024-06-01T00:00:00" table:style-name="ce23">
            <text:p>01/06/2024</text:p>
          </table:table-cell>
          <table:table-cell table:style-name="ce24"/>
          <table:table-cell office:value-type="string" table:style-name="ce25">
            <text:p>COMPRA EN BICING, CON LA TARJETA : 5489130103230680 EL 2024-06-01</text:p>
          </table:table-cell>
          <table:table-cell table:style-name="ce24"/>
          <table:table-cell office:value-type="float" office:value="-1.05" table:style-name="ce26">
            <text:p>-1,05</text:p>
          </table:table-cell>
          <table:table-cell table:style-name="ce24"/>
          <table:table-cell office:value-type="float" office:value="137.63" table:style-name="ce27">
            <text:p>137,6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27T00:00:00" table:style-name="ce23">
            <text:p>27/05/2024</text:p>
          </table:table-cell>
          <table:table-cell table:style-name="ce24"/>
          <table:table-cell office:value-type="date" office:date-value="2024-05-27T00:00:00" table:style-name="ce23">
            <text:p>27/05/2024</text:p>
          </table:table-cell>
          <table:table-cell table:style-name="ce24"/>
          <table:table-cell office:value-type="string" table:style-name="ce25">
            <text:p>RECIBO ENDESA ENERGIA S.A. Nº RECIBO 0073 0100 755 CFHLMVM REF. MANDATO E00020920343960900020001</text:p>
          </table:table-cell>
          <table:table-cell table:style-name="ce24"/>
          <table:table-cell office:value-type="float" office:value="-52.05" table:style-name="ce26">
            <text:p>-52,05</text:p>
          </table:table-cell>
          <table:table-cell table:style-name="ce24"/>
          <table:table-cell office:value-type="float" office:value="138.68" table:style-name="ce27">
            <text:p>138,6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string" table:style-name="ce25">
            <text:p>TRANSFERENCIA A FAVOR DE Cristina Cardona Altés CONCEPTO: H3 Alquiler mensual Gaia</text:p>
          </table:table-cell>
          <table:table-cell table:style-name="ce24"/>
          <table:table-cell office:value-type="float" office:value="-475" table:style-name="ce26">
            <text:p>-475</text:p>
          </table:table-cell>
          <table:table-cell table:style-name="ce24"/>
          <table:table-cell office:value-type="float" office:value="190.73" table:style-name="ce27">
            <text:p>190,7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string" table:style-name="ce25">
            <text:p>TRANSFERENCIA A FAVOR DE Cristina Cardona Altés CONCEPTO: H1 Alquiler Elisa</text:p>
          </table:table-cell>
          <table:table-cell table:style-name="ce24"/>
          <table:table-cell office:value-type="float" office:value="-725" table:style-name="ce26">
            <text:p>-725</text:p>
          </table:table-cell>
          <table:table-cell table:style-name="ce24"/>
          <table:table-cell office:value-type="float" office:value="665.73" table:style-name="ce27">
            <text:p>665,7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string" table:style-name="ce25">
            <text:p>TRANSFERENCIA A FAVOR DE Cristina Cardona Altés CONCEPTO: H2 Gastos Cristin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1390.73" table:style-name="ce28">
            <text:p>1.390,7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string" table:style-name="ce25">
            <text:p>TRANSFERENCIA A FAVOR DE Cristina Cardona Altés CONCEPTO: H3 Gastos Gaia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1440.73" table:style-name="ce29">
            <text:p>1.440,7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string" table:style-name="ce25">
            <text:p>TRANSFERENCIA A FAVOR DE Cristina Cardona Altés CONCEPTO: H1 Gastos Elisa</text:p>
          </table:table-cell>
          <table:table-cell table:style-name="ce24"/>
          <table:table-cell office:value-type="float" office:value="-75" table:style-name="ce26">
            <text:p>-75</text:p>
          </table:table-cell>
          <table:table-cell table:style-name="ce24"/>
          <table:table-cell office:value-type="float" office:value="1510.73" table:style-name="ce29">
            <text:p>1.510,7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22T00:00:00" table:style-name="ce23">
            <text:p>22/05/2024</text:p>
          </table:table-cell>
          <table:table-cell table:style-name="ce24"/>
          <table:table-cell office:value-type="date" office:date-value="2024-05-22T00:00:00" table:style-name="ce23">
            <text:p>22/05/2024</text:p>
          </table:table-cell>
          <table:table-cell table:style-name="ce24"/>
          <table:table-cell office:value-type="string" table:style-name="ce25">
            <text:p>TRANSFERENCIA A FAVOR DE Mark Infantes Gallardo CONCEPTO: Cristina Cardona - Pago factura 101</text:p>
          </table:table-cell>
          <table:table-cell table:style-name="ce24"/>
          <table:table-cell office:value-type="float" office:value="-255" table:style-name="ce26">
            <text:p>-255</text:p>
          </table:table-cell>
          <table:table-cell table:style-name="ce24"/>
          <table:table-cell office:value-type="float" office:value="1585.73" table:style-name="ce29">
            <text:p>1.585,7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5-20T00:00:00" table:style-name="ce23">
            <text:p>20/05/2024</text:p>
          </table:table-cell>
          <table:table-cell table:style-name="ce24"/>
          <table:table-cell office:value-type="date" office:date-value="2024-05-19T00:00:00" table:style-name="ce23">
            <text:p>19/05/2024</text:p>
          </table:table-cell>
          <table:table-cell table:style-name="ce24"/>
          <table:table-cell office:value-type="string" table:style-name="ce25">
            <text:p>REGULARIZACION COMPRA EN RENFE CERCANIAS TNA 08 (5, CON LA TARJETA : 5489130103230680 EL 2024-05-19</text:p>
          </table:table-cell>
          <table:table-cell table:style-name="ce24"/>
          <table:table-cell office:value-type="float" office:value="20" table:style-name="ce26">
            <text:p>20</text:p>
          </table:table-cell>
          <table:table-cell table:style-name="ce24"/>
          <table:table-cell office:value-type="float" office:value="1840.73" table:style-name="ce29">
            <text:p>1.840,7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20T00:00:00" table:style-name="ce23">
            <text:p>20/05/2024</text:p>
          </table:table-cell>
          <table:table-cell table:style-name="ce24"/>
          <table:table-cell office:value-type="date" office:date-value="2024-05-18T00:00:00" table:style-name="ce23">
            <text:p>18/05/2024</text:p>
          </table:table-cell>
          <table:table-cell table:style-name="ce24"/>
          <table:table-cell office:value-type="string" table:style-name="ce25">
            <text:p>COMPRA EN FERRETERIA ROSSELL, CON LA TARJETA : 5489130103230680 EL 2024-05-18</text:p>
          </table:table-cell>
          <table:table-cell table:style-name="ce24"/>
          <table:table-cell office:value-type="float" office:value="-3.7" table:style-name="ce26">
            <text:p>-3,7</text:p>
          </table:table-cell>
          <table:table-cell table:style-name="ce24"/>
          <table:table-cell office:value-type="float" office:value="1820.73" table:style-name="ce29">
            <text:p>1.820,7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20T00:00:00" table:style-name="ce23">
            <text:p>20/05/2024</text:p>
          </table:table-cell>
          <table:table-cell table:style-name="ce24"/>
          <table:table-cell office:value-type="date" office:date-value="2024-05-18T00:00:00" table:style-name="ce23">
            <text:p>18/05/2024</text:p>
          </table:table-cell>
          <table:table-cell table:style-name="ce24"/>
          <table:table-cell office:value-type="string" table:style-name="ce25">
            <text:p>COMPRA EN FERRETERIA ROSSELL, CON LA TARJETA : 5489130103230680 EL 2024-05-18</text:p>
          </table:table-cell>
          <table:table-cell table:style-name="ce24"/>
          <table:table-cell office:value-type="float" office:value="-12.9" table:style-name="ce26">
            <text:p>-12,9</text:p>
          </table:table-cell>
          <table:table-cell table:style-name="ce24"/>
          <table:table-cell office:value-type="float" office:value="1824.43" table:style-name="ce29">
            <text:p>1.824,4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5-17T00:00:00" table:style-name="ce23">
            <text:p>17/05/2024</text:p>
          </table:table-cell>
          <table:table-cell table:style-name="ce24"/>
          <table:table-cell office:value-type="date" office:date-value="2024-05-17T00:00:00" table:style-name="ce23">
            <text:p>17/05/2024</text:p>
          </table:table-cell>
          <table:table-cell table:style-name="ce24"/>
          <table:table-cell office:value-type="string" table:style-name="ce25">
            <text:p>TRANSFERENCIA DE MANNUCCI GAIA, CONCEPTO rent may</text:p>
          </table:table-cell>
          <table:table-cell table:style-name="ce24"/>
          <table:table-cell office:value-type="float" office:value="545" table:style-name="ce26">
            <text:p>545</text:p>
          </table:table-cell>
          <table:table-cell table:style-name="ce24"/>
          <table:table-cell office:value-type="float" office:value="1837.33" table:style-name="ce29">
            <text:p>1.837,3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17T00:00:00" table:style-name="ce23">
            <text:p>17/05/2024</text:p>
          </table:table-cell>
          <table:table-cell table:style-name="ce24"/>
          <table:table-cell office:value-type="date" office:date-value="2024-05-16T00:00:00" table:style-name="ce23">
            <text:p>16/05/2024</text:p>
          </table:table-cell>
          <table:table-cell table:style-name="ce24"/>
          <table:table-cell office:value-type="string" table:style-name="ce25">
            <text:p>COMPRA EN FLASH FLASH TORTILLERIA, CON LA TARJETA : 5489130103230680 EL 2024-05-16</text:p>
          </table:table-cell>
          <table:table-cell table:style-name="ce24"/>
          <table:table-cell office:value-type="float" office:value="-18" table:style-name="ce26">
            <text:p>-18</text:p>
          </table:table-cell>
          <table:table-cell table:style-name="ce24"/>
          <table:table-cell office:value-type="float" office:value="1292.33" table:style-name="ce29">
            <text:p>1.292,3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16T00:00:00" table:style-name="ce23">
            <text:p>16/05/2024</text:p>
          </table:table-cell>
          <table:table-cell table:style-name="ce24"/>
          <table:table-cell office:value-type="date" office:date-value="2024-05-16T00:00:00" table:style-name="ce23">
            <text:p>16/05/2024</text:p>
          </table:table-cell>
          <table:table-cell table:style-name="ce24"/>
          <table:table-cell office:value-type="string" table:style-name="ce25">
            <text:p>COMPRA EN FERRETERIA ROSSELL, CON LA TARJETA : 5489130103230680 EL 2024-05-16</text:p>
          </table:table-cell>
          <table:table-cell table:style-name="ce24"/>
          <table:table-cell office:value-type="float" office:value="-3.7" table:style-name="ce26">
            <text:p>-3,7</text:p>
          </table:table-cell>
          <table:table-cell table:style-name="ce24"/>
          <table:table-cell office:value-type="float" office:value="1310.33" table:style-name="ce29">
            <text:p>1.310,3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16T00:00:00" table:style-name="ce23">
            <text:p>16/05/2024</text:p>
          </table:table-cell>
          <table:table-cell table:style-name="ce24"/>
          <table:table-cell office:value-type="date" office:date-value="2024-05-16T00:00:00" table:style-name="ce23">
            <text:p>16/05/2024</text:p>
          </table:table-cell>
          <table:table-cell table:style-name="ce24"/>
          <table:table-cell office:value-type="string" table:style-name="ce25">
            <text:p>COMPRA EN BICING, CON LA TARJETA : 5489130103230680 EL 2024-05-16</text:p>
          </table:table-cell>
          <table:table-cell table:style-name="ce24"/>
          <table:table-cell office:value-type="float" office:value="-6.2" table:style-name="ce26">
            <text:p>-6,2</text:p>
          </table:table-cell>
          <table:table-cell table:style-name="ce24"/>
          <table:table-cell office:value-type="float" office:value="1314.03" table:style-name="ce29">
            <text:p>1.314,0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14T00:00:00" table:style-name="ce23">
            <text:p>14/05/2024</text:p>
          </table:table-cell>
          <table:table-cell table:style-name="ce24"/>
          <table:table-cell office:value-type="date" office:date-value="2024-05-14T00:00:00" table:style-name="ce23">
            <text:p>14/05/2024</text:p>
          </table:table-cell>
          <table:table-cell table:style-name="ce24"/>
          <table:table-cell office:value-type="string" table:style-name="ce25">
            <text:p>COMPRA EN PAYPAL *ECOMMPROJ, CON LA TARJETA : 5489130103230680 EL 2024-05-10</text:p>
          </table:table-cell>
          <table:table-cell table:style-name="ce24"/>
          <table:table-cell office:value-type="float" office:value="-74.099999999999994" table:style-name="ce26">
            <text:p>-74,1</text:p>
          </table:table-cell>
          <table:table-cell table:style-name="ce24"/>
          <table:table-cell office:value-type="float" office:value="1320.23" table:style-name="ce29">
            <text:p>1.320,2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13T00:00:00" table:style-name="ce23">
            <text:p>13/05/2024</text:p>
          </table:table-cell>
          <table:table-cell table:style-name="ce24"/>
          <table:table-cell office:value-type="date" office:date-value="2024-05-12T00:00:00" table:style-name="ce23">
            <text:p>12/05/2024</text:p>
          </table:table-cell>
          <table:table-cell table:style-name="ce24"/>
          <table:table-cell office:value-type="string" table:style-name="ce25">
            <text:p>COMPRA EN CAFE DEL CLINIC, CON LA TARJETA : 5489130103230680 EL 2024-05-12</text:p>
          </table:table-cell>
          <table:table-cell table:style-name="ce24"/>
          <table:table-cell office:value-type="float" office:value="-2.85" table:style-name="ce26">
            <text:p>-2,85</text:p>
          </table:table-cell>
          <table:table-cell table:style-name="ce24"/>
          <table:table-cell office:value-type="float" office:value="1394.33" table:style-name="ce29">
            <text:p>1.394,3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13T00:00:00" table:style-name="ce23">
            <text:p>13/05/2024</text:p>
          </table:table-cell>
          <table:table-cell table:style-name="ce24"/>
          <table:table-cell office:value-type="date" office:date-value="2024-05-12T00:00:00" table:style-name="ce23">
            <text:p>12/05/2024</text:p>
          </table:table-cell>
          <table:table-cell table:style-name="ce24"/>
          <table:table-cell office:value-type="string" table:style-name="ce25">
            <text:p>COMPRA EN CAFE DEL CLINIC, CON LA TARJETA : 5489130103230680 EL 2024-05-12</text:p>
          </table:table-cell>
          <table:table-cell table:style-name="ce24"/>
          <table:table-cell office:value-type="float" office:value="-8.5500000000000007" table:style-name="ce26">
            <text:p>-8,55</text:p>
          </table:table-cell>
          <table:table-cell table:style-name="ce24"/>
          <table:table-cell office:value-type="float" office:value="1397.18" table:style-name="ce29">
            <text:p>1.397,1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13T00:00:00" table:style-name="ce23">
            <text:p>13/05/2024</text:p>
          </table:table-cell>
          <table:table-cell table:style-name="ce24"/>
          <table:table-cell office:value-type="date" office:date-value="2024-05-12T00:00:00" table:style-name="ce23">
            <text:p>12/05/2024</text:p>
          </table:table-cell>
          <table:table-cell table:style-name="ce24"/>
          <table:table-cell office:value-type="string" table:style-name="ce25">
            <text:p>COMPRA EN CAFE DEL CLINIC, CON LA TARJETA : 5489130103230680 EL 2024-05-12</text:p>
          </table:table-cell>
          <table:table-cell table:style-name="ce24"/>
          <table:table-cell office:value-type="float" office:value="-3.75" table:style-name="ce26">
            <text:p>-3,75</text:p>
          </table:table-cell>
          <table:table-cell table:style-name="ce24"/>
          <table:table-cell office:value-type="float" office:value="1405.73" table:style-name="ce29">
            <text:p>1.405,7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13T00:00:00" table:style-name="ce23">
            <text:p>13/05/2024</text:p>
          </table:table-cell>
          <table:table-cell table:style-name="ce24"/>
          <table:table-cell office:value-type="date" office:date-value="2024-05-11T00:00:00" table:style-name="ce23">
            <text:p>11/05/2024</text:p>
          </table:table-cell>
          <table:table-cell table:style-name="ce24"/>
          <table:table-cell office:value-type="string" table:style-name="ce25">
            <text:p>COMPRA EN EL BON XORRICAR, CON LA TARJETA : 5489130103230680 EL 2024-05-11</text:p>
          </table:table-cell>
          <table:table-cell table:style-name="ce24"/>
          <table:table-cell office:value-type="float" office:value="-4" table:style-name="ce26">
            <text:p>-4</text:p>
          </table:table-cell>
          <table:table-cell table:style-name="ce24"/>
          <table:table-cell office:value-type="float" office:value="1409.48" table:style-name="ce29">
            <text:p>1.409,4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13T00:00:00" table:style-name="ce23">
            <text:p>13/05/2024</text:p>
          </table:table-cell>
          <table:table-cell table:style-name="ce24"/>
          <table:table-cell office:value-type="date" office:date-value="2024-05-11T00:00:00" table:style-name="ce23">
            <text:p>11/05/2024</text:p>
          </table:table-cell>
          <table:table-cell table:style-name="ce24"/>
          <table:table-cell office:value-type="string" table:style-name="ce25">
            <text:p>COMPRA EN EL BON XORRICAR, CON LA TARJETA : 5489130103230680 EL 2024-05-11</text:p>
          </table:table-cell>
          <table:table-cell table:style-name="ce24"/>
          <table:table-cell office:value-type="float" office:value="-4" table:style-name="ce26">
            <text:p>-4</text:p>
          </table:table-cell>
          <table:table-cell table:style-name="ce24"/>
          <table:table-cell office:value-type="float" office:value="1413.48" table:style-name="ce29">
            <text:p>1.413,4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13T00:00:00" table:style-name="ce23">
            <text:p>13/05/2024</text:p>
          </table:table-cell>
          <table:table-cell table:style-name="ce24"/>
          <table:table-cell office:value-type="date" office:date-value="2024-05-11T00:00:00" table:style-name="ce23">
            <text:p>11/05/2024</text:p>
          </table:table-cell>
          <table:table-cell table:style-name="ce24"/>
          <table:table-cell office:value-type="string" table:style-name="ce25">
            <text:p>COMPRA EN OLIVAS CORRALILLO, CON LA TARJETA : 5489130103230680 EL 2024-05-11</text:p>
          </table:table-cell>
          <table:table-cell table:style-name="ce24"/>
          <table:table-cell office:value-type="float" office:value="-8" table:style-name="ce26">
            <text:p>-8</text:p>
          </table:table-cell>
          <table:table-cell table:style-name="ce24"/>
          <table:table-cell office:value-type="float" office:value="1417.48" table:style-name="ce29">
            <text:p>1.417,4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13T00:00:00" table:style-name="ce23">
            <text:p>13/05/2024</text:p>
          </table:table-cell>
          <table:table-cell table:style-name="ce24"/>
          <table:table-cell office:value-type="date" office:date-value="2024-05-11T00:00:00" table:style-name="ce23">
            <text:p>11/05/2024</text:p>
          </table:table-cell>
          <table:table-cell table:style-name="ce24"/>
          <table:table-cell office:value-type="string" table:style-name="ce25">
            <text:p>COMPRA EN FONT DEL CUENTO, CON LA TARJETA : 5489130103230680 EL 2024-05-11</text:p>
          </table:table-cell>
          <table:table-cell table:style-name="ce24"/>
          <table:table-cell office:value-type="float" office:value="-11" table:style-name="ce26">
            <text:p>-11</text:p>
          </table:table-cell>
          <table:table-cell table:style-name="ce24"/>
          <table:table-cell office:value-type="float" office:value="1425.48" table:style-name="ce29">
            <text:p>1.425,4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10T00:00:00" table:style-name="ce23">
            <text:p>10/05/2024</text:p>
          </table:table-cell>
          <table:table-cell table:style-name="ce24"/>
          <table:table-cell office:value-type="date" office:date-value="2024-05-10T00:00:00" table:style-name="ce23">
            <text:p>10/05/2024</text:p>
          </table:table-cell>
          <table:table-cell table:style-name="ce24"/>
          <table:table-cell office:value-type="string" table:style-name="ce25">
            <text:p>COMPRA EN EL CELLER DE LA CONSOL, CON LA TARJETA : 5489130103230680 EL 2024-05-10</text:p>
          </table:table-cell>
          <table:table-cell table:style-name="ce24"/>
          <table:table-cell office:value-type="float" office:value="-2.5" table:style-name="ce26">
            <text:p>-2,5</text:p>
          </table:table-cell>
          <table:table-cell table:style-name="ce24"/>
          <table:table-cell office:value-type="float" office:value="1436.48" table:style-name="ce29">
            <text:p>1.436,48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5-10T00:00:00" table:style-name="ce23">
            <text:p>10/05/2024</text:p>
          </table:table-cell>
          <table:table-cell table:style-name="ce24"/>
          <table:table-cell office:value-type="date" office:date-value="2024-05-10T00:00:00" table:style-name="ce23">
            <text:p>10/05/2024</text:p>
          </table:table-cell>
          <table:table-cell table:style-name="ce24"/>
          <table:table-cell office:value-type="string" table:style-name="ce25">
            <text:p>BIZUM DE PABLO MARIA DOMENECH ARIZA CONCEPTO Slicing Pie PabloDomenech</text:p>
          </table:table-cell>
          <table:table-cell table:style-name="ce24"/>
          <table:table-cell office:value-type="float" office:value="20" table:style-name="ce26">
            <text:p>20</text:p>
          </table:table-cell>
          <table:table-cell table:style-name="ce24"/>
          <table:table-cell office:value-type="float" office:value="1438.98" table:style-name="ce29">
            <text:p>1.438,9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07T00:00:00" table:style-name="ce23">
            <text:p>07/05/2024</text:p>
          </table:table-cell>
          <table:table-cell table:style-name="ce24"/>
          <table:table-cell office:value-type="date" office:date-value="2024-05-07T00:00:00" table:style-name="ce23">
            <text:p>07/05/2024</text:p>
          </table:table-cell>
          <table:table-cell table:style-name="ce24"/>
          <table:table-cell office:value-type="string" table:style-name="ce25">
            <text:p>COMPRA EN INSTITUTO TECNICO ORTOP.-, CON LA TARJETA : 5489130103230680 EL 2024-05-07</text:p>
          </table:table-cell>
          <table:table-cell table:style-name="ce24"/>
          <table:table-cell office:value-type="float" office:value="-30" table:style-name="ce26">
            <text:p>-30</text:p>
          </table:table-cell>
          <table:table-cell table:style-name="ce24"/>
          <table:table-cell office:value-type="float" office:value="1418.98" table:style-name="ce29">
            <text:p>1.418,9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07T00:00:00" table:style-name="ce23">
            <text:p>07/05/2024</text:p>
          </table:table-cell>
          <table:table-cell table:style-name="ce24"/>
          <table:table-cell office:value-type="date" office:date-value="2024-05-07T00:00:00" table:style-name="ce23">
            <text:p>07/05/2024</text:p>
          </table:table-cell>
          <table:table-cell table:style-name="ce24"/>
          <table:table-cell office:value-type="string" table:style-name="ce25">
            <text:p>COMPRA EN INSTITUTO TECNICO ORTOP.-, CON LA TARJETA : 5489130103230680 EL 2024-05-07</text:p>
          </table:table-cell>
          <table:table-cell table:style-name="ce24"/>
          <table:table-cell office:value-type="float" office:value="-30" table:style-name="ce26">
            <text:p>-30</text:p>
          </table:table-cell>
          <table:table-cell table:style-name="ce24"/>
          <table:table-cell office:value-type="float" office:value="1448.98" table:style-name="ce29">
            <text:p>1.448,9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06T00:00:00" table:style-name="ce23">
            <text:p>06/05/2024</text:p>
          </table:table-cell>
          <table:table-cell table:style-name="ce24"/>
          <table:table-cell office:value-type="date" office:date-value="2024-05-06T00:00:00" table:style-name="ce23">
            <text:p>06/05/2024</text:p>
          </table:table-cell>
          <table:table-cell table:style-name="ce24"/>
          <table:table-cell office:value-type="string" table:style-name="ce25">
            <text:p>BIZUM A FAVOR DE Maria Angels Pedrazuela Roca CONCEPTO: Sin concepto</text:p>
          </table:table-cell>
          <table:table-cell table:style-name="ce24"/>
          <table:table-cell office:value-type="float" office:value="-2.5" table:style-name="ce26">
            <text:p>-2,5</text:p>
          </table:table-cell>
          <table:table-cell table:style-name="ce24"/>
          <table:table-cell office:value-type="float" office:value="1478.98" table:style-name="ce29">
            <text:p>1.478,9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06T00:00:00" table:style-name="ce23">
            <text:p>06/05/2024</text:p>
          </table:table-cell>
          <table:table-cell table:style-name="ce24"/>
          <table:table-cell office:value-type="date" office:date-value="2024-05-06T00:00:00" table:style-name="ce23">
            <text:p>06/05/2024</text:p>
          </table:table-cell>
          <table:table-cell table:style-name="ce24"/>
          <table:table-cell office:value-type="string" table:style-name="ce25">
            <text:p>COMPRA EN CAFE DEL CLINIC, CON LA TARJETA : 5489130103230680 EL 2024-05-06</text:p>
          </table:table-cell>
          <table:table-cell table:style-name="ce24"/>
          <table:table-cell office:value-type="float" office:value="-5" table:style-name="ce26">
            <text:p>-5</text:p>
          </table:table-cell>
          <table:table-cell table:style-name="ce24"/>
          <table:table-cell office:value-type="float" office:value="1481.48" table:style-name="ce29">
            <text:p>1.481,4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06T00:00:00" table:style-name="ce23">
            <text:p>06/05/2024</text:p>
          </table:table-cell>
          <table:table-cell table:style-name="ce24"/>
          <table:table-cell office:value-type="date" office:date-value="2024-05-06T00:00:00" table:style-name="ce23">
            <text:p>06/05/2024</text:p>
          </table:table-cell>
          <table:table-cell table:style-name="ce24"/>
          <table:table-cell office:value-type="string" table:style-name="ce25">
            <text:p>RECIBO FUTBOL CLUB MARTINENC (CEM GUINARDO) Nº RECIBO 0073 0100 755 CFBNNYP REF. MANDATO 00001420150</text:p>
          </table:table-cell>
          <table:table-cell table:style-name="ce24"/>
          <table:table-cell office:value-type="float" office:value="-26.31" table:style-name="ce26">
            <text:p>-26,31</text:p>
          </table:table-cell>
          <table:table-cell table:style-name="ce24"/>
          <table:table-cell office:value-type="float" office:value="1486.48" table:style-name="ce29">
            <text:p>1.486,4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06T00:00:00" table:style-name="ce23">
            <text:p>06/05/2024</text:p>
          </table:table-cell>
          <table:table-cell table:style-name="ce24"/>
          <table:table-cell office:value-type="date" office:date-value="2024-05-05T00:00:00" table:style-name="ce23">
            <text:p>05/05/2024</text:p>
          </table:table-cell>
          <table:table-cell table:style-name="ce24"/>
          <table:table-cell office:value-type="string" table:style-name="ce25">
            <text:p>COMPRA EN SUPER EXPRESS, CON LA TARJETA : 5489130103230680 EL 2024-05-05</text:p>
          </table:table-cell>
          <table:table-cell table:style-name="ce24"/>
          <table:table-cell office:value-type="float" office:value="-2.99" table:style-name="ce26">
            <text:p>-2,99</text:p>
          </table:table-cell>
          <table:table-cell table:style-name="ce24"/>
          <table:table-cell office:value-type="float" office:value="1512.79" table:style-name="ce29">
            <text:p>1.512,7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06T00:00:00" table:style-name="ce23">
            <text:p>06/05/2024</text:p>
          </table:table-cell>
          <table:table-cell table:style-name="ce24"/>
          <table:table-cell office:value-type="date" office:date-value="2024-05-05T00:00:00" table:style-name="ce23">
            <text:p>05/05/2024</text:p>
          </table:table-cell>
          <table:table-cell table:style-name="ce24"/>
          <table:table-cell office:value-type="string" table:style-name="ce25">
            <text:p>COMPRA EN PANADERIA 365 T120, CON LA TARJETA : 5489130103230680 EL 2024-05-05</text:p>
          </table:table-cell>
          <table:table-cell table:style-name="ce24"/>
          <table:table-cell office:value-type="float" office:value="-1.7" table:style-name="ce26">
            <text:p>-1,7</text:p>
          </table:table-cell>
          <table:table-cell table:style-name="ce24"/>
          <table:table-cell office:value-type="float" office:value="1515.78" table:style-name="ce29">
            <text:p>1.515,7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06T00:00:00" table:style-name="ce23">
            <text:p>06/05/2024</text:p>
          </table:table-cell>
          <table:table-cell table:style-name="ce24"/>
          <table:table-cell office:value-type="date" office:date-value="2024-05-04T00:00:00" table:style-name="ce23">
            <text:p>04/05/2024</text:p>
          </table:table-cell>
          <table:table-cell table:style-name="ce24"/>
          <table:table-cell office:value-type="string" table:style-name="ce25">
            <text:p>COMPRA EN PANADERIA 365 T120, CON LA TARJETA : 5489130103230680 EL 2024-05-04</text:p>
          </table:table-cell>
          <table:table-cell table:style-name="ce24"/>
          <table:table-cell office:value-type="float" office:value="-10" table:style-name="ce26">
            <text:p>-10</text:p>
          </table:table-cell>
          <table:table-cell table:style-name="ce24"/>
          <table:table-cell office:value-type="float" office:value="1517.48" table:style-name="ce29">
            <text:p>1.517,4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06T00:00:00" table:style-name="ce23">
            <text:p>06/05/2024</text:p>
          </table:table-cell>
          <table:table-cell table:style-name="ce24"/>
          <table:table-cell office:value-type="date" office:date-value="2024-05-04T00:00:00" table:style-name="ce23">
            <text:p>04/05/2024</text:p>
          </table:table-cell>
          <table:table-cell table:style-name="ce24"/>
          <table:table-cell office:value-type="string" table:style-name="ce25">
            <text:p>COMPRA EN CONDIS BARCELONA, CON LA TARJETA : 5489130103230680 EL 2024-05-04</text:p>
          </table:table-cell>
          <table:table-cell table:style-name="ce24"/>
          <table:table-cell office:value-type="float" office:value="-5.59" table:style-name="ce26">
            <text:p>-5,59</text:p>
          </table:table-cell>
          <table:table-cell table:style-name="ce24"/>
          <table:table-cell office:value-type="float" office:value="1527.48" table:style-name="ce29">
            <text:p>1.527,48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5-03T00:00:00" table:style-name="ce23">
            <text:p>03/05/2024</text:p>
          </table:table-cell>
          <table:table-cell table:style-name="ce24"/>
          <table:table-cell office:value-type="date" office:date-value="2024-05-03T00:00:00" table:style-name="ce23">
            <text:p>03/05/2024</text:p>
          </table:table-cell>
          <table:table-cell table:style-name="ce24"/>
          <table:table-cell office:value-type="string" table:style-name="ce25">
            <text:p>NOMINA DE INSTITUTO NACIONAL DE EMPLEO - INEM:</text:p>
          </table:table-cell>
          <table:table-cell table:style-name="ce24"/>
          <table:table-cell office:value-type="float" office:value="778.95" table:style-name="ce26">
            <text:p>778,95</text:p>
          </table:table-cell>
          <table:table-cell table:style-name="ce24"/>
          <table:table-cell office:value-type="float" office:value="1533.07" table:style-name="ce29">
            <text:p>1.533,0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02T00:00:00" table:style-name="ce23">
            <text:p>02/05/2024</text:p>
          </table:table-cell>
          <table:table-cell table:style-name="ce24"/>
          <table:table-cell office:value-type="date" office:date-value="2024-05-02T00:00:00" table:style-name="ce23">
            <text:p>02/05/2024</text:p>
          </table:table-cell>
          <table:table-cell table:style-name="ce24"/>
          <table:table-cell office:value-type="string" table:style-name="ce25">
            <text:p>COMPRA EN BAMBAM, CON LA TARJETA : 5489130103230680 EL 2024-05-02</text:p>
          </table:table-cell>
          <table:table-cell table:style-name="ce24"/>
          <table:table-cell office:value-type="float" office:value="-6.25" table:style-name="ce26">
            <text:p>-6,25</text:p>
          </table:table-cell>
          <table:table-cell table:style-name="ce24"/>
          <table:table-cell office:value-type="float" office:value="754.12" table:style-name="ce26">
            <text:p>754,1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5-02T00:00:00" table:style-name="ce23">
            <text:p>02/05/2024</text:p>
          </table:table-cell>
          <table:table-cell table:style-name="ce24"/>
          <table:table-cell office:value-type="date" office:date-value="2024-05-01T00:00:00" table:style-name="ce23">
            <text:p>01/05/2024</text:p>
          </table:table-cell>
          <table:table-cell table:style-name="ce24"/>
          <table:table-cell office:value-type="string" table:style-name="ce25">
            <text:p>COMPRA EN BICING, CON LA TARJETA : 5489130103230680 EL 2024-05-01</text:p>
          </table:table-cell>
          <table:table-cell table:style-name="ce24"/>
          <table:table-cell office:value-type="float" office:value="-3.15" table:style-name="ce26">
            <text:p>-3,15</text:p>
          </table:table-cell>
          <table:table-cell table:style-name="ce24"/>
          <table:table-cell office:value-type="float" office:value="760.37" table:style-name="ce27">
            <text:p>760,3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30T00:00:00" table:style-name="ce23">
            <text:p>30/04/2024</text:p>
          </table:table-cell>
          <table:table-cell table:style-name="ce24"/>
          <table:table-cell office:value-type="date" office:date-value="2024-04-30T00:00:00" table:style-name="ce23">
            <text:p>30/04/2024</text:p>
          </table:table-cell>
          <table:table-cell table:style-name="ce24"/>
          <table:table-cell office:value-type="string" table:style-name="ce25">
            <text:p>COMPRA EN DIA, CON LA TARJETA : 5489130103230680 EL 2024-04-30</text:p>
          </table:table-cell>
          <table:table-cell table:style-name="ce24"/>
          <table:table-cell office:value-type="float" office:value="-3.64" table:style-name="ce26">
            <text:p>-3,64</text:p>
          </table:table-cell>
          <table:table-cell table:style-name="ce24"/>
          <table:table-cell office:value-type="float" office:value="763.52" table:style-name="ce27">
            <text:p>763,5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9T00:00:00" table:style-name="ce23">
            <text:p>29/04/2024</text:p>
          </table:table-cell>
          <table:table-cell table:style-name="ce24"/>
          <table:table-cell office:value-type="date" office:date-value="2024-04-29T00:00:00" table:style-name="ce23">
            <text:p>29/04/2024</text:p>
          </table:table-cell>
          <table:table-cell table:style-name="ce24"/>
          <table:table-cell office:value-type="string" table:style-name="ce25">
            <text:p>TRANSFERENCIA A FAVOR DE CARDONA ALTES CRISTINA CONCEPTO: Prestamo entre cuentas 29 04</text:p>
          </table:table-cell>
          <table:table-cell table:style-name="ce24"/>
          <table:table-cell office:value-type="float" office:value="-100" table:style-name="ce26">
            <text:p>-100</text:p>
          </table:table-cell>
          <table:table-cell table:style-name="ce24"/>
          <table:table-cell office:value-type="float" office:value="767.16" table:style-name="ce27">
            <text:p>767,1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9T00:00:00" table:style-name="ce23">
            <text:p>29/04/2024</text:p>
          </table:table-cell>
          <table:table-cell table:style-name="ce24"/>
          <table:table-cell office:value-type="date" office:date-value="2024-04-29T00:00:00" table:style-name="ce23">
            <text:p>29/04/2024</text:p>
          </table:table-cell>
          <table:table-cell table:style-name="ce24"/>
          <table:table-cell office:value-type="string" table:style-name="ce25">
            <text:p>RECIBO ENDESA ENERGIA S.A. Nº RECIBO 0073 0100 755 CDXYKSB REF. MANDATO E00020920343960900020001</text:p>
          </table:table-cell>
          <table:table-cell table:style-name="ce24"/>
          <table:table-cell office:value-type="float" office:value="-58.43" table:style-name="ce26">
            <text:p>-58,43</text:p>
          </table:table-cell>
          <table:table-cell table:style-name="ce24"/>
          <table:table-cell office:value-type="float" office:value="867.16" table:style-name="ce27">
            <text:p>867,1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9T00:00:00" table:style-name="ce23">
            <text:p>29/04/2024</text:p>
          </table:table-cell>
          <table:table-cell table:style-name="ce24"/>
          <table:table-cell office:value-type="date" office:date-value="2024-04-28T00:00:00" table:style-name="ce23">
            <text:p>28/04/2024</text:p>
          </table:table-cell>
          <table:table-cell table:style-name="ce24"/>
          <table:table-cell office:value-type="string" table:style-name="ce25">
            <text:p>COMPRA EN PANADERIA 365 T120, CON LA TARJETA : 5489130103230680 EL 2024-04-28</text:p>
          </table:table-cell>
          <table:table-cell table:style-name="ce24"/>
          <table:table-cell office:value-type="float" office:value="-3.9" table:style-name="ce26">
            <text:p>-3,9</text:p>
          </table:table-cell>
          <table:table-cell table:style-name="ce24"/>
          <table:table-cell office:value-type="float" office:value="925.59" table:style-name="ce27">
            <text:p>925,5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9T00:00:00" table:style-name="ce23">
            <text:p>29/04/2024</text:p>
          </table:table-cell>
          <table:table-cell table:style-name="ce24"/>
          <table:table-cell office:value-type="date" office:date-value="2024-04-28T00:00:00" table:style-name="ce23">
            <text:p>28/04/2024</text:p>
          </table:table-cell>
          <table:table-cell table:style-name="ce24"/>
          <table:table-cell office:value-type="string" table:style-name="ce25">
            <text:p>COMPRA EN LOBRADOR DELS 15 NAVAS, CON LA TARJETA : 5489130103230680 EL 2024-04-28</text:p>
          </table:table-cell>
          <table:table-cell table:style-name="ce24"/>
          <table:table-cell office:value-type="float" office:value="-6.05" table:style-name="ce26">
            <text:p>-6,05</text:p>
          </table:table-cell>
          <table:table-cell table:style-name="ce24"/>
          <table:table-cell office:value-type="float" office:value="929.49" table:style-name="ce27">
            <text:p>929,4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9T00:00:00" table:style-name="ce23">
            <text:p>29/04/2024</text:p>
          </table:table-cell>
          <table:table-cell table:style-name="ce24"/>
          <table:table-cell office:value-type="date" office:date-value="2024-04-28T00:00:00" table:style-name="ce23">
            <text:p>28/04/2024</text:p>
          </table:table-cell>
          <table:table-cell table:style-name="ce24"/>
          <table:table-cell office:value-type="string" table:style-name="ce25">
            <text:p>COMPRA EN DIA, CON LA TARJETA : 5489130103230680 EL 2024-04-28</text:p>
          </table:table-cell>
          <table:table-cell table:style-name="ce24"/>
          <table:table-cell office:value-type="float" office:value="-0.99" table:style-name="ce26">
            <text:p>-0,99</text:p>
          </table:table-cell>
          <table:table-cell table:style-name="ce24"/>
          <table:table-cell office:value-type="float" office:value="935.54" table:style-name="ce27">
            <text:p>935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9T00:00:00" table:style-name="ce23">
            <text:p>29/04/2024</text:p>
          </table:table-cell>
          <table:table-cell table:style-name="ce24"/>
          <table:table-cell office:value-type="date" office:date-value="2024-04-28T00:00:00" table:style-name="ce23">
            <text:p>28/04/2024</text:p>
          </table:table-cell>
          <table:table-cell table:style-name="ce24"/>
          <table:table-cell office:value-type="string" table:style-name="ce25">
            <text:p>COMPRA EN LOBRADOR DELS 15 NAVAS, CON LA TARJETA : 5489130103230680 EL 2024-04-28</text:p>
          </table:table-cell>
          <table:table-cell table:style-name="ce24"/>
          <table:table-cell office:value-type="float" office:value="-1.95" table:style-name="ce26">
            <text:p>-1,95</text:p>
          </table:table-cell>
          <table:table-cell table:style-name="ce24"/>
          <table:table-cell office:value-type="float" office:value="936.53" table:style-name="ce27">
            <text:p>936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9T00:00:00" table:style-name="ce23">
            <text:p>29/04/2024</text:p>
          </table:table-cell>
          <table:table-cell table:style-name="ce24"/>
          <table:table-cell office:value-type="date" office:date-value="2024-04-27T00:00:00" table:style-name="ce23">
            <text:p>27/04/2024</text:p>
          </table:table-cell>
          <table:table-cell table:style-name="ce24"/>
          <table:table-cell office:value-type="string" table:style-name="ce25">
            <text:p>COMPRA EN BAOBAG, CON LA TARJETA : 5489130103230680 EL 2024-04-27</text:p>
          </table:table-cell>
          <table:table-cell table:style-name="ce24"/>
          <table:table-cell office:value-type="float" office:value="-23.1" table:style-name="ce26">
            <text:p>-23,1</text:p>
          </table:table-cell>
          <table:table-cell table:style-name="ce24"/>
          <table:table-cell office:value-type="float" office:value="938.48" table:style-name="ce27">
            <text:p>938,4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9T00:00:00" table:style-name="ce23">
            <text:p>29/04/2024</text:p>
          </table:table-cell>
          <table:table-cell table:style-name="ce24"/>
          <table:table-cell office:value-type="date" office:date-value="2024-04-27T00:00:00" table:style-name="ce23">
            <text:p>27/04/2024</text:p>
          </table:table-cell>
          <table:table-cell table:style-name="ce24"/>
          <table:table-cell office:value-type="string" table:style-name="ce25">
            <text:p>COMPRA EN BEAUMANOIR SANTS BARCELON, CON LA TARJETA : 5489130103230680 EL 2024-04-27</text:p>
          </table:table-cell>
          <table:table-cell table:style-name="ce24"/>
          <table:table-cell office:value-type="float" office:value="-25.99" table:style-name="ce26">
            <text:p>-25,99</text:p>
          </table:table-cell>
          <table:table-cell table:style-name="ce24"/>
          <table:table-cell office:value-type="float" office:value="961.58" table:style-name="ce27">
            <text:p>961,58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DE CARDONA ALTES CRISTINA, CONCEPTO Aigues 3 fras bimens del 17/11/23 al 18/3/24</text:p>
          </table:table-cell>
          <table:table-cell table:style-name="ce24"/>
          <table:table-cell office:value-type="float" office:value="139.19" table:style-name="ce26">
            <text:p>139,19</text:p>
          </table:table-cell>
          <table:table-cell table:style-name="ce24"/>
          <table:table-cell office:value-type="float" office:value="987.57" table:style-name="ce27">
            <text:p>987,5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DE CARDONA ALTES CRISTINA, CONCEPTO Endesa 5fras mes de nov/23 a mar/24 FC 2/4/24</text:p>
          </table:table-cell>
          <table:table-cell table:style-name="ce24"/>
          <table:table-cell office:value-type="float" office:value="259.29000000000002" table:style-name="ce26">
            <text:p>259,29</text:p>
          </table:table-cell>
          <table:table-cell table:style-name="ce24"/>
          <table:table-cell office:value-type="float" office:value="848.38" table:style-name="ce27">
            <text:p>848,38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DE CARDONA ALTES CRISTINA, CONCEPTO Total Energies Fras bimes 23/12 y 14/2/24</text:p>
          </table:table-cell>
          <table:table-cell table:style-name="ce24"/>
          <table:table-cell office:value-type="float" office:value="224.49" table:style-name="ce26">
            <text:p>224,49</text:p>
          </table:table-cell>
          <table:table-cell table:style-name="ce24"/>
          <table:table-cell office:value-type="float" office:value="589.09" table:style-name="ce27">
            <text:p>589,0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DE CARDONA ALTES CRISTINA, CONCEPTO Hidrometering 4/12/23</text:p>
          </table:table-cell>
          <table:table-cell table:style-name="ce24"/>
          <table:table-cell office:value-type="float" office:value="8.8800000000000008" table:style-name="ce26">
            <text:p>8,88</text:p>
          </table:table-cell>
          <table:table-cell table:style-name="ce24"/>
          <table:table-cell office:value-type="float" office:value="364.6" table:style-name="ce27">
            <text:p>364,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DE CARDONA ALTES CRISTINA, CONCEPTO Saldo a favor de Francoli</text:p>
          </table:table-cell>
          <table:table-cell table:style-name="ce24"/>
          <table:table-cell office:value-type="float" office:value="165.76" table:style-name="ce26">
            <text:p>165,76</text:p>
          </table:table-cell>
          <table:table-cell table:style-name="ce24"/>
          <table:table-cell office:value-type="float" office:value="355.72" table:style-name="ce27">
            <text:p>355,7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DE CARDONA ALTES CRISTINA, CONCEPTO m/t Endesa energia cargo 29/4/24</text:p>
          </table:table-cell>
          <table:table-cell table:style-name="ce24"/>
          <table:table-cell office:value-type="float" office:value="58.43" table:style-name="ce26">
            <text:p>58,43</text:p>
          </table:table-cell>
          <table:table-cell table:style-name="ce24"/>
          <table:table-cell office:value-type="float" office:value="189.96" table:style-name="ce27">
            <text:p>189,9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A FAVOR DE Cristina Cardona Altés CONCEPTO: H2 Alquiler mensual Cristina</text:p>
          </table:table-cell>
          <table:table-cell table:style-name="ce24"/>
          <table:table-cell office:value-type="float" office:value="-500" table:style-name="ce26">
            <text:p>-500</text:p>
          </table:table-cell>
          <table:table-cell table:style-name="ce24"/>
          <table:table-cell office:value-type="float" office:value="131.53" table:style-name="ce27">
            <text:p>131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A FAVOR DE Cristina Cardona Altés CONCEPTO: H3 Alquiler mensual Gaia</text:p>
          </table:table-cell>
          <table:table-cell table:style-name="ce24"/>
          <table:table-cell office:value-type="float" office:value="-475" table:style-name="ce26">
            <text:p>-475</text:p>
          </table:table-cell>
          <table:table-cell table:style-name="ce24"/>
          <table:table-cell office:value-type="float" office:value="631.53" table:style-name="ce27">
            <text:p>631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A FAVOR DE Cristina Cardona Altés CONCEPTO: H1 Alquiler Elisa</text:p>
          </table:table-cell>
          <table:table-cell table:style-name="ce24"/>
          <table:table-cell office:value-type="float" office:value="-725" table:style-name="ce26">
            <text:p>-725</text:p>
          </table:table-cell>
          <table:table-cell table:style-name="ce24"/>
          <table:table-cell office:value-type="float" office:value="1106.53" table:style-name="ce28">
            <text:p>1.106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A FAVOR DE Cristina Cardona Altés CONCEPTO: H2 Gastos Cristin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1831.53" table:style-name="ce29">
            <text:p>1.831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A FAVOR DE Cristina Cardona Altés CONCEPTO: H3 Gastos Gaia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1881.53" table:style-name="ce29">
            <text:p>1.881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A FAVOR DE Cristina Cardona Altés CONCEPTO: H1 Gastos Elisa</text:p>
          </table:table-cell>
          <table:table-cell table:style-name="ce24"/>
          <table:table-cell office:value-type="float" office:value="-75" table:style-name="ce26">
            <text:p>-75</text:p>
          </table:table-cell>
          <table:table-cell table:style-name="ce24"/>
          <table:table-cell office:value-type="float" office:value="1951.53" table:style-name="ce29">
            <text:p>1.951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4T00:00:00" table:style-name="ce23">
            <text:p>24/04/2024</text:p>
          </table:table-cell>
          <table:table-cell table:style-name="ce24"/>
          <table:table-cell office:value-type="date" office:date-value="2024-04-23T00:00:00" table:style-name="ce23">
            <text:p>23/04/2024</text:p>
          </table:table-cell>
          <table:table-cell table:style-name="ce24"/>
          <table:table-cell office:value-type="string" table:style-name="ce25">
            <text:p>COMPRA EN ASKADINIA, CON LA TARJETA : 5489130103230680 EL 2024-04-23</text:p>
          </table:table-cell>
          <table:table-cell table:style-name="ce24"/>
          <table:table-cell office:value-type="float" office:value="-21" table:style-name="ce26">
            <text:p>-21</text:p>
          </table:table-cell>
          <table:table-cell table:style-name="ce24"/>
          <table:table-cell office:value-type="float" office:value="2026.53" table:style-name="ce29">
            <text:p>2.026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3T00:00:00" table:style-name="ce23">
            <text:p>23/04/2024</text:p>
          </table:table-cell>
          <table:table-cell table:style-name="ce24"/>
          <table:table-cell office:value-type="date" office:date-value="2024-04-23T00:00:00" table:style-name="ce23">
            <text:p>23/04/2024</text:p>
          </table:table-cell>
          <table:table-cell table:style-name="ce24"/>
          <table:table-cell office:value-type="string" table:style-name="ce25">
            <text:p>COMPRA EN CONDIS BAILEN 93, CON LA TARJETA : 5489130103230680 EL 2024-04-23</text:p>
          </table:table-cell>
          <table:table-cell table:style-name="ce24"/>
          <table:table-cell office:value-type="float" office:value="-3.25" table:style-name="ce26">
            <text:p>-3,25</text:p>
          </table:table-cell>
          <table:table-cell table:style-name="ce24"/>
          <table:table-cell office:value-type="float" office:value="2047.53" table:style-name="ce29">
            <text:p>2.047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3T00:00:00" table:style-name="ce23">
            <text:p>23/04/2024</text:p>
          </table:table-cell>
          <table:table-cell table:style-name="ce24"/>
          <table:table-cell office:value-type="date" office:date-value="2024-04-23T00:00:00" table:style-name="ce23">
            <text:p>23/04/2024</text:p>
          </table:table-cell>
          <table:table-cell table:style-name="ce24"/>
          <table:table-cell office:value-type="string" table:style-name="ce25">
            <text:p>COMPRA EN ARGENTO'S, CON LA TARJETA : 5489130103230680 EL 2024-04-23</text:p>
          </table:table-cell>
          <table:table-cell table:style-name="ce24"/>
          <table:table-cell office:value-type="float" office:value="-1.9" table:style-name="ce26">
            <text:p>-1,9</text:p>
          </table:table-cell>
          <table:table-cell table:style-name="ce24"/>
          <table:table-cell office:value-type="float" office:value="2050.7800000000002" table:style-name="ce29">
            <text:p>2.050,7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2T00:00:00" table:style-name="ce23">
            <text:p>22/04/2024</text:p>
          </table:table-cell>
          <table:table-cell table:style-name="ce24"/>
          <table:table-cell office:value-type="date" office:date-value="2024-04-22T00:00:00" table:style-name="ce23">
            <text:p>22/04/2024</text:p>
          </table:table-cell>
          <table:table-cell table:style-name="ce24"/>
          <table:table-cell office:value-type="string" table:style-name="ce25">
            <text:p>COMPRA EN SANTS BEER, CON LA TARJETA : 5489130103230680 EL 2024-04-22</text:p>
          </table:table-cell>
          <table:table-cell table:style-name="ce24"/>
          <table:table-cell office:value-type="float" office:value="-8.65" table:style-name="ce26">
            <text:p>-8,65</text:p>
          </table:table-cell>
          <table:table-cell table:style-name="ce24"/>
          <table:table-cell office:value-type="float" office:value="2052.6799999999998" table:style-name="ce29">
            <text:p>2.052,6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2T00:00:00" table:style-name="ce23">
            <text:p>22/04/2024</text:p>
          </table:table-cell>
          <table:table-cell table:style-name="ce24"/>
          <table:table-cell office:value-type="date" office:date-value="2024-04-20T00:00:00" table:style-name="ce23">
            <text:p>20/04/2024</text:p>
          </table:table-cell>
          <table:table-cell table:style-name="ce24"/>
          <table:table-cell office:value-type="string" table:style-name="ce25">
            <text:p>COMPRA EN AREAS SANTS ESTACION, CON LA TARJETA : 5489130103230680 EL 2024-04-20</text:p>
          </table:table-cell>
          <table:table-cell table:style-name="ce24"/>
          <table:table-cell office:value-type="float" office:value="-2.16" table:style-name="ce26">
            <text:p>-2,16</text:p>
          </table:table-cell>
          <table:table-cell table:style-name="ce24"/>
          <table:table-cell office:value-type="float" office:value="2061.33" table:style-name="ce29">
            <text:p>2.061,3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2T00:00:00" table:style-name="ce23">
            <text:p>22/04/2024</text:p>
          </table:table-cell>
          <table:table-cell table:style-name="ce24"/>
          <table:table-cell office:value-type="date" office:date-value="2024-04-20T00:00:00" table:style-name="ce23">
            <text:p>20/04/2024</text:p>
          </table:table-cell>
          <table:table-cell table:style-name="ce24"/>
          <table:table-cell office:value-type="string" table:style-name="ce25">
            <text:p>COMPRA EN RENFE CERCANIAS TNA 08 (5, CON LA TARJETA : 5489130103230680 EL 2024-04-20</text:p>
          </table:table-cell>
          <table:table-cell table:style-name="ce24"/>
          <table:table-cell office:value-type="float" office:value="-20" table:style-name="ce26">
            <text:p>-20</text:p>
          </table:table-cell>
          <table:table-cell table:style-name="ce24"/>
          <table:table-cell office:value-type="float" office:value="2063.4899999999998" table:style-name="ce29">
            <text:p>2.063,4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2T00:00:00" table:style-name="ce23">
            <text:p>22/04/2024</text:p>
          </table:table-cell>
          <table:table-cell table:style-name="ce24"/>
          <table:table-cell office:value-type="date" office:date-value="2024-04-20T00:00:00" table:style-name="ce23">
            <text:p>20/04/2024</text:p>
          </table:table-cell>
          <table:table-cell table:style-name="ce24"/>
          <table:table-cell office:value-type="string" table:style-name="ce25">
            <text:p>COMPRA EN RENFE CERCANIAS TNA 08 (5, CON LA TARJETA : 5489130103230680 EL 2024-04-20</text:p>
          </table:table-cell>
          <table:table-cell table:style-name="ce24"/>
          <table:table-cell office:value-type="float" office:value="-20" table:style-name="ce26">
            <text:p>-20</text:p>
          </table:table-cell>
          <table:table-cell table:style-name="ce24"/>
          <table:table-cell office:value-type="float" office:value="2083.4899999999998" table:style-name="ce29">
            <text:p>2.083,4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22T00:00:00" table:style-name="ce23">
            <text:p>22/04/2024</text:p>
          </table:table-cell>
          <table:table-cell table:style-name="ce24"/>
          <table:table-cell office:value-type="date" office:date-value="2024-04-20T00:00:00" table:style-name="ce23">
            <text:p>20/04/2024</text:p>
          </table:table-cell>
          <table:table-cell table:style-name="ce24"/>
          <table:table-cell office:value-type="string" table:style-name="ce25">
            <text:p>COMPRA EN METRO BARCELONA, CON LA TARJETA : 5489130103230680 EL 2024-04-20</text:p>
          </table:table-cell>
          <table:table-cell table:style-name="ce24"/>
          <table:table-cell office:value-type="float" office:value="-21.35" table:style-name="ce26">
            <text:p>-21,35</text:p>
          </table:table-cell>
          <table:table-cell table:style-name="ce24"/>
          <table:table-cell office:value-type="float" office:value="2103.4899999999998" table:style-name="ce29">
            <text:p>2.103,4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8T00:00:00" table:style-name="ce23">
            <text:p>18/04/2024</text:p>
          </table:table-cell>
          <table:table-cell table:style-name="ce24"/>
          <table:table-cell office:value-type="date" office:date-value="2024-04-18T00:00:00" table:style-name="ce23">
            <text:p>18/04/2024</text:p>
          </table:table-cell>
          <table:table-cell table:style-name="ce24"/>
          <table:table-cell office:value-type="string" table:style-name="ce25">
            <text:p>COMPRA EN CABO BAR, CON LA TARJETA : 5489130103230680 EL 2024-04-18</text:p>
          </table:table-cell>
          <table:table-cell table:style-name="ce24"/>
          <table:table-cell office:value-type="float" office:value="-92" table:style-name="ce26">
            <text:p>-92</text:p>
          </table:table-cell>
          <table:table-cell table:style-name="ce24"/>
          <table:table-cell office:value-type="float" office:value="2124.84" table:style-name="ce29">
            <text:p>2.124,8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18T00:00:00" table:style-name="ce23">
            <text:p>18/04/2024</text:p>
          </table:table-cell>
          <table:table-cell table:style-name="ce24"/>
          <table:table-cell office:value-type="date" office:date-value="2024-04-18T00:00:00" table:style-name="ce23">
            <text:p>18/04/2024</text:p>
          </table:table-cell>
          <table:table-cell table:style-name="ce24"/>
          <table:table-cell office:value-type="string" table:style-name="ce25">
            <text:p>BIZUM DE Javier Solans Pallas CONCEPTO slicing pie</text:p>
          </table:table-cell>
          <table:table-cell table:style-name="ce24"/>
          <table:table-cell office:value-type="float" office:value="20" table:style-name="ce26">
            <text:p>20</text:p>
          </table:table-cell>
          <table:table-cell table:style-name="ce24"/>
          <table:table-cell office:value-type="float" office:value="2216.84" table:style-name="ce29">
            <text:p>2.216,8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8T00:00:00" table:style-name="ce23">
            <text:p>18/04/2024</text:p>
          </table:table-cell>
          <table:table-cell table:style-name="ce24"/>
          <table:table-cell office:value-type="date" office:date-value="2024-04-18T00:00:00" table:style-name="ce23">
            <text:p>18/04/2024</text:p>
          </table:table-cell>
          <table:table-cell table:style-name="ce24"/>
          <table:table-cell office:value-type="string" table:style-name="ce25">
            <text:p>COMPRA EN LES PARAULES CAFE, CON LA TARJETA : 5489130103230680 EL 2024-04-18</text:p>
          </table:table-cell>
          <table:table-cell table:style-name="ce24"/>
          <table:table-cell office:value-type="float" office:value="-10.6" table:style-name="ce26">
            <text:p>-10,6</text:p>
          </table:table-cell>
          <table:table-cell table:style-name="ce24"/>
          <table:table-cell office:value-type="float" office:value="2196.84" table:style-name="ce29">
            <text:p>2.196,8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18T00:00:00" table:style-name="ce23">
            <text:p>18/04/2024</text:p>
          </table:table-cell>
          <table:table-cell table:style-name="ce24"/>
          <table:table-cell office:value-type="date" office:date-value="2024-04-18T00:00:00" table:style-name="ce23">
            <text:p>18/04/2024</text:p>
          </table:table-cell>
          <table:table-cell table:style-name="ce24"/>
          <table:table-cell office:value-type="string" table:style-name="ce25">
            <text:p>BIZUM DE MARIA ROSA FOMBELLA CUESTA CONCEPTO 3 libros Miguel Colas</text:p>
          </table:table-cell>
          <table:table-cell table:style-name="ce24"/>
          <table:table-cell office:value-type="float" office:value="60" table:style-name="ce26">
            <text:p>60</text:p>
          </table:table-cell>
          <table:table-cell table:style-name="ce24"/>
          <table:table-cell office:value-type="float" office:value="2207.44" table:style-name="ce29">
            <text:p>2.207,4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string" table:style-name="ce25">
            <text:p>COMPRA EN LIC. TAXI 4068, CON LA TARJETA : 5489130103230680 EL 2024-04-17</text:p>
          </table:table-cell>
          <table:table-cell table:style-name="ce24"/>
          <table:table-cell office:value-type="float" office:value="-12.45" table:style-name="ce26">
            <text:p>-12,45</text:p>
          </table:table-cell>
          <table:table-cell table:style-name="ce24"/>
          <table:table-cell office:value-type="float" office:value="2147.44" table:style-name="ce29">
            <text:p>2.147,4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string" table:style-name="ce25">
            <text:p>BIZUM DE OSCAR FERRUZ AGUILAR CONCEPTO Oscar Ferruz</text:p>
          </table:table-cell>
          <table:table-cell table:style-name="ce24"/>
          <table:table-cell office:value-type="float" office:value="20" table:style-name="ce26">
            <text:p>20</text:p>
          </table:table-cell>
          <table:table-cell table:style-name="ce24"/>
          <table:table-cell office:value-type="float" office:value="2159.89" table:style-name="ce29">
            <text:p>2.159,8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string" table:style-name="ce25">
            <text:p>BIZUM DE ALEXANDRU GEORGE LAZAR CONCEPTO Libro Alexandru Lazar</text:p>
          </table:table-cell>
          <table:table-cell table:style-name="ce24"/>
          <table:table-cell office:value-type="float" office:value="20" table:style-name="ce26">
            <text:p>20</text:p>
          </table:table-cell>
          <table:table-cell table:style-name="ce24"/>
          <table:table-cell office:value-type="float" office:value="2139.89" table:style-name="ce29">
            <text:p>2.139,8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string" table:style-name="ce25">
            <text:p>BIZUM DE FELICIANO ALVAREZ GARCIA CONCEPTO Libro felix alvarez</text:p>
          </table:table-cell>
          <table:table-cell table:style-name="ce24"/>
          <table:table-cell office:value-type="float" office:value="20" table:style-name="ce26">
            <text:p>20</text:p>
          </table:table-cell>
          <table:table-cell table:style-name="ce24"/>
          <table:table-cell office:value-type="float" office:value="2119.89" table:style-name="ce29">
            <text:p>2.119,8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string" table:style-name="ce25">
            <text:p>BIZUM DE Mario Brassesco Garcia CONCEPTO Pago libro</text:p>
          </table:table-cell>
          <table:table-cell table:style-name="ce24"/>
          <table:table-cell office:value-type="float" office:value="20" table:style-name="ce26">
            <text:p>20</text:p>
          </table:table-cell>
          <table:table-cell table:style-name="ce24"/>
          <table:table-cell office:value-type="float" office:value="2099.89" table:style-name="ce29">
            <text:p>2.099,8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string" table:style-name="ce25">
            <text:p>BIZUM DE RAFAEL RAMIREZ POZO CONCEPTO Libro Rafa</text:p>
          </table:table-cell>
          <table:table-cell table:style-name="ce24"/>
          <table:table-cell office:value-type="float" office:value="20" table:style-name="ce26">
            <text:p>20</text:p>
          </table:table-cell>
          <table:table-cell table:style-name="ce24"/>
          <table:table-cell office:value-type="float" office:value="2079.89" table:style-name="ce29">
            <text:p>2.079,8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string" table:style-name="ce25">
            <text:p>BIZUM DE MARIA ANGELES GALLARDO CAS CONCEPTO Angeles Gallardo Slicing Pie</text:p>
          </table:table-cell>
          <table:table-cell table:style-name="ce24"/>
          <table:table-cell office:value-type="float" office:value="20" table:style-name="ce26">
            <text:p>20</text:p>
          </table:table-cell>
          <table:table-cell table:style-name="ce24"/>
          <table:table-cell office:value-type="float" office:value="2059.89" table:style-name="ce29">
            <text:p>2.059,8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string" table:style-name="ce25">
            <text:p>COMPRA EN ALDI SARRIA, CON LA TARJETA : 5489130103230680 EL 2024-04-17</text:p>
          </table:table-cell>
          <table:table-cell table:style-name="ce24"/>
          <table:table-cell office:value-type="float" office:value="-1.29" table:style-name="ce26">
            <text:p>-1,29</text:p>
          </table:table-cell>
          <table:table-cell table:style-name="ce24"/>
          <table:table-cell office:value-type="float" office:value="2039.89" table:style-name="ce29">
            <text:p>2.039,8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date" office:date-value="2024-04-17T00:00:00" table:style-name="ce23">
            <text:p>17/04/2024</text:p>
          </table:table-cell>
          <table:table-cell table:style-name="ce24"/>
          <table:table-cell office:value-type="string" table:style-name="ce25">
            <text:p>COMPRA EN LES PARAULES CAFE, CON LA TARJETA : 5489130103230680 EL 2024-04-17</text:p>
          </table:table-cell>
          <table:table-cell table:style-name="ce24"/>
          <table:table-cell office:value-type="float" office:value="-7.4" table:style-name="ce26">
            <text:p>-7,4</text:p>
          </table:table-cell>
          <table:table-cell table:style-name="ce24"/>
          <table:table-cell office:value-type="float" office:value="2041.18" table:style-name="ce29">
            <text:p>2.041,1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6T00:00:00" table:style-name="ce23">
            <text:p>16/04/2024</text:p>
          </table:table-cell>
          <table:table-cell table:style-name="ce24"/>
          <table:table-cell office:value-type="date" office:date-value="2024-04-16T00:00:00" table:style-name="ce23">
            <text:p>16/04/2024</text:p>
          </table:table-cell>
          <table:table-cell table:style-name="ce24"/>
          <table:table-cell office:value-type="string" table:style-name="ce25">
            <text:p>COMPRA EN MERCADONA-BISCAIA, CON LA TARJETA : 5489130103230680 EL 2024-04-16</text:p>
          </table:table-cell>
          <table:table-cell table:style-name="ce24"/>
          <table:table-cell office:value-type="float" office:value="-21.37" table:style-name="ce26">
            <text:p>-21,37</text:p>
          </table:table-cell>
          <table:table-cell table:style-name="ce24"/>
          <table:table-cell office:value-type="float" office:value="2048.58" table:style-name="ce29">
            <text:p>2.048,5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6T00:00:00" table:style-name="ce23">
            <text:p>16/04/2024</text:p>
          </table:table-cell>
          <table:table-cell table:style-name="ce24"/>
          <table:table-cell office:value-type="date" office:date-value="2024-04-16T00:00:00" table:style-name="ce23">
            <text:p>16/04/2024</text:p>
          </table:table-cell>
          <table:table-cell table:style-name="ce24"/>
          <table:table-cell office:value-type="string" table:style-name="ce25">
            <text:p>COMPRA EN LOBRADOR DELS 15 NAVAS, CON LA TARJETA : 5489130103230680 EL 2024-04-16</text:p>
          </table:table-cell>
          <table:table-cell table:style-name="ce24"/>
          <table:table-cell office:value-type="float" office:value="-3.2" table:style-name="ce26">
            <text:p>-3,2</text:p>
          </table:table-cell>
          <table:table-cell table:style-name="ce24"/>
          <table:table-cell office:value-type="float" office:value="2069.9499999999998" table:style-name="ce29">
            <text:p>2.069,9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6T00:00:00" table:style-name="ce23">
            <text:p>16/04/2024</text:p>
          </table:table-cell>
          <table:table-cell table:style-name="ce24"/>
          <table:table-cell office:value-type="date" office:date-value="2024-04-16T00:00:00" table:style-name="ce23">
            <text:p>16/04/2024</text:p>
          </table:table-cell>
          <table:table-cell table:style-name="ce24"/>
          <table:table-cell office:value-type="string" table:style-name="ce25">
            <text:p>COMPRA EN NO MERCY, S.L, CON LA TARJETA : 5489130103230680 EL 2024-04-16</text:p>
          </table:table-cell>
          <table:table-cell table:style-name="ce24"/>
          <table:table-cell office:value-type="float" office:value="-115" table:style-name="ce26">
            <text:p>-115</text:p>
          </table:table-cell>
          <table:table-cell table:style-name="ce24"/>
          <table:table-cell office:value-type="float" office:value="2073.15" table:style-name="ce29">
            <text:p>2.073,15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16T00:00:00" table:style-name="ce23">
            <text:p>16/04/2024</text:p>
          </table:table-cell>
          <table:table-cell table:style-name="ce24"/>
          <table:table-cell office:value-type="date" office:date-value="2024-04-16T00:00:00" table:style-name="ce23">
            <text:p>16/04/2024</text:p>
          </table:table-cell>
          <table:table-cell table:style-name="ce24"/>
          <table:table-cell office:value-type="string" table:style-name="ce25">
            <text:p>TRANSFERENCIA DE MANNUCCI GAIA, CONCEPTO rent april</text:p>
          </table:table-cell>
          <table:table-cell table:style-name="ce24"/>
          <table:table-cell office:value-type="float" office:value="545" table:style-name="ce26">
            <text:p>545</text:p>
          </table:table-cell>
          <table:table-cell table:style-name="ce24"/>
          <table:table-cell office:value-type="float" office:value="2188.15" table:style-name="ce29">
            <text:p>2.188,1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6T00:00:00" table:style-name="ce23">
            <text:p>16/04/2024</text:p>
          </table:table-cell>
          <table:table-cell table:style-name="ce24"/>
          <table:table-cell office:value-type="date" office:date-value="2024-04-16T00:00:00" table:style-name="ce23">
            <text:p>16/04/2024</text:p>
          </table:table-cell>
          <table:table-cell table:style-name="ce24"/>
          <table:table-cell office:value-type="string" table:style-name="ce25">
            <text:p>COMPRA EN BICING, CON LA TARJETA : 5489130103230680 EL 2024-04-16</text:p>
          </table:table-cell>
          <table:table-cell table:style-name="ce24"/>
          <table:table-cell office:value-type="float" office:value="-3.5" table:style-name="ce26">
            <text:p>-3,5</text:p>
          </table:table-cell>
          <table:table-cell table:style-name="ce24"/>
          <table:table-cell office:value-type="float" office:value="1643.15" table:style-name="ce29">
            <text:p>1.643,1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5T00:00:00" table:style-name="ce23">
            <text:p>15/04/2024</text:p>
          </table:table-cell>
          <table:table-cell table:style-name="ce24"/>
          <table:table-cell office:value-type="date" office:date-value="2024-04-15T00:00:00" table:style-name="ce23">
            <text:p>15/04/2024</text:p>
          </table:table-cell>
          <table:table-cell table:style-name="ce24"/>
          <table:table-cell office:value-type="string" table:style-name="ce25">
            <text:p>COMPRA EN 0349-CONSUM, CON LA TARJETA : 5489130103230680 EL 2024-04-15</text:p>
          </table:table-cell>
          <table:table-cell table:style-name="ce24"/>
          <table:table-cell office:value-type="float" office:value="-6.79" table:style-name="ce26">
            <text:p>-6,79</text:p>
          </table:table-cell>
          <table:table-cell table:style-name="ce24"/>
          <table:table-cell office:value-type="float" office:value="1646.65" table:style-name="ce29">
            <text:p>1.646,6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5T00:00:00" table:style-name="ce23">
            <text:p>15/04/2024</text:p>
          </table:table-cell>
          <table:table-cell table:style-name="ce24"/>
          <table:table-cell office:value-type="date" office:date-value="2024-04-15T00:00:00" table:style-name="ce23">
            <text:p>15/04/2024</text:p>
          </table:table-cell>
          <table:table-cell table:style-name="ce24"/>
          <table:table-cell office:value-type="string" table:style-name="ce25">
            <text:p>COMPRA EN 0349-CONSUM, CON LA TARJETA : 5489130103230680 EL 2024-04-15</text:p>
          </table:table-cell>
          <table:table-cell table:style-name="ce24"/>
          <table:table-cell office:value-type="float" office:value="-20.23" table:style-name="ce26">
            <text:p>-20,23</text:p>
          </table:table-cell>
          <table:table-cell table:style-name="ce24"/>
          <table:table-cell office:value-type="float" office:value="1653.44" table:style-name="ce29">
            <text:p>1.653,4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5T00:00:00" table:style-name="ce23">
            <text:p>15/04/2024</text:p>
          </table:table-cell>
          <table:table-cell table:style-name="ce24"/>
          <table:table-cell office:value-type="date" office:date-value="2024-04-13T00:00:00" table:style-name="ce23">
            <text:p>13/04/2024</text:p>
          </table:table-cell>
          <table:table-cell table:style-name="ce24"/>
          <table:table-cell office:value-type="string" table:style-name="ce25">
            <text:p>COMPRA EN ALDI SARRIA, CON LA TARJETA : 5489130103230680 EL 2024-04-13</text:p>
          </table:table-cell>
          <table:table-cell table:style-name="ce24"/>
          <table:table-cell office:value-type="float" office:value="-2.68" table:style-name="ce26">
            <text:p>-2,68</text:p>
          </table:table-cell>
          <table:table-cell table:style-name="ce24"/>
          <table:table-cell office:value-type="float" office:value="1673.67" table:style-name="ce29">
            <text:p>1.673,6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5T00:00:00" table:style-name="ce23">
            <text:p>15/04/2024</text:p>
          </table:table-cell>
          <table:table-cell table:style-name="ce24"/>
          <table:table-cell office:value-type="date" office:date-value="2024-04-13T00:00:00" table:style-name="ce23">
            <text:p>13/04/2024</text:p>
          </table:table-cell>
          <table:table-cell table:style-name="ce24"/>
          <table:table-cell office:value-type="string" table:style-name="ce25">
            <text:p>COMPRA EN LIDL PASSEIG MARAGALL, CON LA TARJETA : 5489130103230680 EL 2024-04-13</text:p>
          </table:table-cell>
          <table:table-cell table:style-name="ce24"/>
          <table:table-cell office:value-type="float" office:value="-15.97" table:style-name="ce26">
            <text:p>-15,97</text:p>
          </table:table-cell>
          <table:table-cell table:style-name="ce24"/>
          <table:table-cell office:value-type="float" office:value="1676.35" table:style-name="ce29">
            <text:p>1.676,3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2T00:00:00" table:style-name="ce23">
            <text:p>12/04/2024</text:p>
          </table:table-cell>
          <table:table-cell table:style-name="ce24"/>
          <table:table-cell office:value-type="date" office:date-value="2024-04-12T00:00:00" table:style-name="ce23">
            <text:p>12/04/2024</text:p>
          </table:table-cell>
          <table:table-cell table:style-name="ce24"/>
          <table:table-cell office:value-type="string" table:style-name="ce25">
            <text:p>COMPRA EN ICON BCN, CON LA TARJETA : 5489130103230680 EL 2024-04-12</text:p>
          </table:table-cell>
          <table:table-cell table:style-name="ce24"/>
          <table:table-cell office:value-type="float" office:value="-7" table:style-name="ce26">
            <text:p>-7</text:p>
          </table:table-cell>
          <table:table-cell table:style-name="ce24"/>
          <table:table-cell office:value-type="float" office:value="1692.32" table:style-name="ce29">
            <text:p>1.692,3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2T00:00:00" table:style-name="ce23">
            <text:p>12/04/2024</text:p>
          </table:table-cell>
          <table:table-cell table:style-name="ce24"/>
          <table:table-cell office:value-type="date" office:date-value="2024-04-12T00:00:00" table:style-name="ce23">
            <text:p>12/04/2024</text:p>
          </table:table-cell>
          <table:table-cell table:style-name="ce24"/>
          <table:table-cell office:value-type="string" table:style-name="ce25">
            <text:p>COMPRA EN TU CASA, CON LA TARJETA : 5489130103230680 EL 2024-04-12</text:p>
          </table:table-cell>
          <table:table-cell table:style-name="ce24"/>
          <table:table-cell office:value-type="float" office:value="-0.99" table:style-name="ce26">
            <text:p>-0,99</text:p>
          </table:table-cell>
          <table:table-cell table:style-name="ce24"/>
          <table:table-cell office:value-type="float" office:value="1699.32" table:style-name="ce29">
            <text:p>1.699,3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1T00:00:00" table:style-name="ce23">
            <text:p>11/04/2024</text:p>
          </table:table-cell>
          <table:table-cell table:style-name="ce24"/>
          <table:table-cell office:value-type="date" office:date-value="2024-04-11T00:00:00" table:style-name="ce23">
            <text:p>11/04/2024</text:p>
          </table:table-cell>
          <table:table-cell table:style-name="ce24"/>
          <table:table-cell office:value-type="string" table:style-name="ce25">
            <text:p>COMPRA EN HOSTAL DE LA RITA, CON LA TARJETA : 5489130103230680 EL 2024-04-11</text:p>
          </table:table-cell>
          <table:table-cell table:style-name="ce24"/>
          <table:table-cell office:value-type="float" office:value="-24" table:style-name="ce26">
            <text:p>-24</text:p>
          </table:table-cell>
          <table:table-cell table:style-name="ce24"/>
          <table:table-cell office:value-type="float" office:value="1700.31" table:style-name="ce29">
            <text:p>1.700,3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1T00:00:00" table:style-name="ce23">
            <text:p>11/04/2024</text:p>
          </table:table-cell>
          <table:table-cell table:style-name="ce24"/>
          <table:table-cell office:value-type="date" office:date-value="2024-04-11T00:00:00" table:style-name="ce23">
            <text:p>11/04/2024</text:p>
          </table:table-cell>
          <table:table-cell table:style-name="ce24"/>
          <table:table-cell office:value-type="string" table:style-name="ce25">
            <text:p>COMPRA EN ALDI MARAGALL, CON LA TARJETA : 5489130103230680 EL 2024-04-11</text:p>
          </table:table-cell>
          <table:table-cell table:style-name="ce24"/>
          <table:table-cell office:value-type="float" office:value="-24.57" table:style-name="ce26">
            <text:p>-24,57</text:p>
          </table:table-cell>
          <table:table-cell table:style-name="ce24"/>
          <table:table-cell office:value-type="float" office:value="1724.31" table:style-name="ce29">
            <text:p>1.724,3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1T00:00:00" table:style-name="ce23">
            <text:p>11/04/2024</text:p>
          </table:table-cell>
          <table:table-cell table:style-name="ce24"/>
          <table:table-cell office:value-type="date" office:date-value="2024-04-11T00:00:00" table:style-name="ce23">
            <text:p>11/04/2024</text:p>
          </table:table-cell>
          <table:table-cell table:style-name="ce24"/>
          <table:table-cell office:value-type="string" table:style-name="ce25">
            <text:p>COMPRA EN PETROPRIX BCN POBLENOU, CON LA TARJETA : 5489130103230680 EL 2024-04-11</text:p>
          </table:table-cell>
          <table:table-cell table:style-name="ce24"/>
          <table:table-cell office:value-type="float" office:value="-5.56" table:style-name="ce26">
            <text:p>-5,56</text:p>
          </table:table-cell>
          <table:table-cell table:style-name="ce24"/>
          <table:table-cell office:value-type="float" office:value="1748.88" table:style-name="ce29">
            <text:p>1.748,8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1T00:00:00" table:style-name="ce23">
            <text:p>11/04/2024</text:p>
          </table:table-cell>
          <table:table-cell table:style-name="ce24"/>
          <table:table-cell office:value-type="date" office:date-value="2024-04-11T00:00:00" table:style-name="ce23">
            <text:p>11/04/2024</text:p>
          </table:table-cell>
          <table:table-cell table:style-name="ce24"/>
          <table:table-cell office:value-type="string" table:style-name="ce25">
            <text:p>COMPRA EN BAR CAFETERIA DIRUSSO, CON LA TARJETA : 5489130103230680 EL 2024-04-11</text:p>
          </table:table-cell>
          <table:table-cell table:style-name="ce24"/>
          <table:table-cell office:value-type="float" office:value="-3.3" table:style-name="ce26">
            <text:p>-3,3</text:p>
          </table:table-cell>
          <table:table-cell table:style-name="ce24"/>
          <table:table-cell office:value-type="float" office:value="1754.44" table:style-name="ce29">
            <text:p>1.754,4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0T00:00:00" table:style-name="ce23">
            <text:p>10/04/2024</text:p>
          </table:table-cell>
          <table:table-cell table:style-name="ce24"/>
          <table:table-cell office:value-type="date" office:date-value="2024-04-10T00:00:00" table:style-name="ce23">
            <text:p>10/04/2024</text:p>
          </table:table-cell>
          <table:table-cell table:style-name="ce24"/>
          <table:table-cell office:value-type="string" table:style-name="ce25">
            <text:p>COMPRA EN ALDI MARAGALL, CON LA TARJETA : 5489130103230680 EL 2024-04-10</text:p>
          </table:table-cell>
          <table:table-cell table:style-name="ce24"/>
          <table:table-cell office:value-type="float" office:value="-8.17" table:style-name="ce26">
            <text:p>-8,17</text:p>
          </table:table-cell>
          <table:table-cell table:style-name="ce24"/>
          <table:table-cell office:value-type="float" office:value="1757.74" table:style-name="ce29">
            <text:p>1.757,7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10T00:00:00" table:style-name="ce23">
            <text:p>10/04/2024</text:p>
          </table:table-cell>
          <table:table-cell table:style-name="ce24"/>
          <table:table-cell office:value-type="date" office:date-value="2024-04-10T00:00:00" table:style-name="ce23">
            <text:p>10/04/2024</text:p>
          </table:table-cell>
          <table:table-cell table:style-name="ce24"/>
          <table:table-cell office:value-type="string" table:style-name="ce25">
            <text:p>COMPRA EN GASOLINERAS PARIS URGELL, CON LA TARJETA : 5489130103230680 EL 2024-04-10</text:p>
          </table:table-cell>
          <table:table-cell table:style-name="ce24"/>
          <table:table-cell office:value-type="float" office:value="-5" table:style-name="ce26">
            <text:p>-5</text:p>
          </table:table-cell>
          <table:table-cell table:style-name="ce24"/>
          <table:table-cell office:value-type="float" office:value="1765.91" table:style-name="ce29">
            <text:p>1.765,9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09T00:00:00" table:style-name="ce23">
            <text:p>09/04/2024</text:p>
          </table:table-cell>
          <table:table-cell table:style-name="ce24"/>
          <table:table-cell office:value-type="date" office:date-value="2024-04-09T00:00:00" table:style-name="ce23">
            <text:p>09/04/2024</text:p>
          </table:table-cell>
          <table:table-cell table:style-name="ce24"/>
          <table:table-cell office:value-type="string" table:style-name="ce25">
            <text:p>COMPRA EN FRUTAS MARAGALL 157, CON LA TARJETA : 5489130103230680 EL 2024-04-09</text:p>
          </table:table-cell>
          <table:table-cell table:style-name="ce24"/>
          <table:table-cell office:value-type="float" office:value="-4.05" table:style-name="ce26">
            <text:p>-4,05</text:p>
          </table:table-cell>
          <table:table-cell table:style-name="ce24"/>
          <table:table-cell office:value-type="float" office:value="1770.91" table:style-name="ce29">
            <text:p>1.770,9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08T00:00:00" table:style-name="ce23">
            <text:p>08/04/2024</text:p>
          </table:table-cell>
          <table:table-cell table:style-name="ce24"/>
          <table:table-cell office:value-type="date" office:date-value="2024-04-08T00:00:00" table:style-name="ce23">
            <text:p>08/04/2024</text:p>
          </table:table-cell>
          <table:table-cell table:style-name="ce24"/>
          <table:table-cell office:value-type="string" table:style-name="ce25">
            <text:p>COMPRA EN HOLALA, CON LA TARJETA : 5489130103230680 EL 2024-04-08</text:p>
          </table:table-cell>
          <table:table-cell table:style-name="ce24"/>
          <table:table-cell office:value-type="float" office:value="-44.1" table:style-name="ce26">
            <text:p>-44,1</text:p>
          </table:table-cell>
          <table:table-cell table:style-name="ce24"/>
          <table:table-cell office:value-type="float" office:value="1774.96" table:style-name="ce29">
            <text:p>1.774,9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08T00:00:00" table:style-name="ce23">
            <text:p>08/04/2024</text:p>
          </table:table-cell>
          <table:table-cell table:style-name="ce24"/>
          <table:table-cell office:value-type="date" office:date-value="2024-04-08T00:00:00" table:style-name="ce23">
            <text:p>08/04/2024</text:p>
          </table:table-cell>
          <table:table-cell table:style-name="ce24"/>
          <table:table-cell office:value-type="string" table:style-name="ce25">
            <text:p>COMPRA EN LIDL COMTE URGELL, CON LA TARJETA : 5489130103230680 EL 2024-04-08</text:p>
          </table:table-cell>
          <table:table-cell table:style-name="ce24"/>
          <table:table-cell office:value-type="float" office:value="-26.97" table:style-name="ce26">
            <text:p>-26,97</text:p>
          </table:table-cell>
          <table:table-cell table:style-name="ce24"/>
          <table:table-cell office:value-type="float" office:value="1819.06" table:style-name="ce29">
            <text:p>1.819,0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08T00:00:00" table:style-name="ce23">
            <text:p>08/04/2024</text:p>
          </table:table-cell>
          <table:table-cell table:style-name="ce24"/>
          <table:table-cell office:value-type="date" office:date-value="2024-04-08T00:00:00" table:style-name="ce23">
            <text:p>08/04/2024</text:p>
          </table:table-cell>
          <table:table-cell table:style-name="ce24"/>
          <table:table-cell office:value-type="string" table:style-name="ce25">
            <text:p>RECIBO TOTALENERGIES CLIENTESSAU Nº RECIBO 0073 0100 755 CDTDQSJ REF. MANDATO NCESIGL101020230000000</text:p>
          </table:table-cell>
          <table:table-cell table:style-name="ce24"/>
          <table:table-cell office:value-type="float" office:value="-172.08" table:style-name="ce26">
            <text:p>-172,08</text:p>
          </table:table-cell>
          <table:table-cell table:style-name="ce24"/>
          <table:table-cell office:value-type="float" office:value="1846.03" table:style-name="ce29">
            <text:p>1.846,0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08T00:00:00" table:style-name="ce23">
            <text:p>08/04/2024</text:p>
          </table:table-cell>
          <table:table-cell table:style-name="ce24"/>
          <table:table-cell office:value-type="date" office:date-value="2024-04-07T00:00:00" table:style-name="ce23">
            <text:p>07/04/2024</text:p>
          </table:table-cell>
          <table:table-cell table:style-name="ce24"/>
          <table:table-cell office:value-type="string" table:style-name="ce25">
            <text:p>COMPRA EN BAR LA GAMBA, CON LA TARJETA : 5489130103230680 EL 2024-04-07</text:p>
          </table:table-cell>
          <table:table-cell table:style-name="ce24"/>
          <table:table-cell office:value-type="float" office:value="-10" table:style-name="ce26">
            <text:p>-10</text:p>
          </table:table-cell>
          <table:table-cell table:style-name="ce24"/>
          <table:table-cell office:value-type="float" office:value="2018.11" table:style-name="ce29">
            <text:p>2.018,1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05T00:00:00" table:style-name="ce23">
            <text:p>05/04/2024</text:p>
          </table:table-cell>
          <table:table-cell table:style-name="ce24"/>
          <table:table-cell office:value-type="date" office:date-value="2024-04-05T00:00:00" table:style-name="ce23">
            <text:p>05/04/2024</text:p>
          </table:table-cell>
          <table:table-cell table:style-name="ce24"/>
          <table:table-cell office:value-type="string" table:style-name="ce25">
            <text:p>COMPRA EN CDMON.COM, CON LA TARJETA : 5489130103230680 EL 2024-04-05</text:p>
          </table:table-cell>
          <table:table-cell table:style-name="ce24"/>
          <table:table-cell office:value-type="float" office:value="-43.56" table:style-name="ce26">
            <text:p>-43,56</text:p>
          </table:table-cell>
          <table:table-cell table:style-name="ce24"/>
          <table:table-cell office:value-type="float" office:value="2028.11" table:style-name="ce29">
            <text:p>2.028,1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04T00:00:00" table:style-name="ce23">
            <text:p>04/04/2024</text:p>
          </table:table-cell>
          <table:table-cell table:style-name="ce24"/>
          <table:table-cell office:value-type="date" office:date-value="2024-04-04T00:00:00" table:style-name="ce23">
            <text:p>04/04/2024</text:p>
          </table:table-cell>
          <table:table-cell table:style-name="ce24"/>
          <table:table-cell office:value-type="string" table:style-name="ce25">
            <text:p>COMPRA EN LIDL PASSEIG MARAGALL, CON LA TARJETA : 5489130103230680 EL 2024-04-04</text:p>
          </table:table-cell>
          <table:table-cell table:style-name="ce24"/>
          <table:table-cell office:value-type="float" office:value="-7.97" table:style-name="ce26">
            <text:p>-7,97</text:p>
          </table:table-cell>
          <table:table-cell table:style-name="ce24"/>
          <table:table-cell office:value-type="float" office:value="2071.67" table:style-name="ce29">
            <text:p>2.071,6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04T00:00:00" table:style-name="ce23">
            <text:p>04/04/2024</text:p>
          </table:table-cell>
          <table:table-cell table:style-name="ce24"/>
          <table:table-cell office:value-type="date" office:date-value="2024-04-04T00:00:00" table:style-name="ce23">
            <text:p>04/04/2024</text:p>
          </table:table-cell>
          <table:table-cell table:style-name="ce24"/>
          <table:table-cell office:value-type="string" table:style-name="ce25">
            <text:p>COMPRA EN LOBRADOR DELS 15 MARAGALL, CON LA TARJETA : 5489130103230680 EL 2024-04-04</text:p>
          </table:table-cell>
          <table:table-cell table:style-name="ce24"/>
          <table:table-cell office:value-type="float" office:value="-1.95" table:style-name="ce26">
            <text:p>-1,95</text:p>
          </table:table-cell>
          <table:table-cell table:style-name="ce24"/>
          <table:table-cell office:value-type="float" office:value="2079.64" table:style-name="ce29">
            <text:p>2.079,6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04T00:00:00" table:style-name="ce23">
            <text:p>04/04/2024</text:p>
          </table:table-cell>
          <table:table-cell table:style-name="ce24"/>
          <table:table-cell office:value-type="date" office:date-value="2024-04-04T00:00:00" table:style-name="ce23">
            <text:p>04/04/2024</text:p>
          </table:table-cell>
          <table:table-cell table:style-name="ce24"/>
          <table:table-cell office:value-type="string" table:style-name="ce25">
            <text:p>TRANSFERENCIA DE MLE ELISA BERGER, CONCEPTO ALQUILER ABRIL 2024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2081.59" table:style-name="ce29">
            <text:p>2.081,59</text:p>
          </table:table-cell>
          <table:table-cell office:value-type="string" table:style-name="ce11">
            <text:p>H1</text:p>
          </table:table-cell>
          <table:table-cell office:value-type="float" office:value="4" table:style-name="ce11">
            <text:p>4</text:p>
          </table:table-cell>
          <table:table-cell table:number-columns-repeated="16372" table:style-name="ce11"/>
        </table:table-row>
        <table:table-row table:style-name="ro8" table:visibility="filter">
          <table:table-cell table:style-name="ce10"/>
          <table:table-cell office:value-type="date" office:date-value="2024-04-04T00:00:00" table:style-name="ce23">
            <text:p>04/04/2024</text:p>
          </table:table-cell>
          <table:table-cell table:style-name="ce24"/>
          <table:table-cell office:value-type="date" office:date-value="2024-04-04T00:00:00" table:style-name="ce23">
            <text:p>04/04/2024</text:p>
          </table:table-cell>
          <table:table-cell table:style-name="ce24"/>
          <table:table-cell office:value-type="string" table:style-name="ce25">
            <text:p>RECIBO FUTBOL CLUB MARTINENC (CEM GUINARDO) Nº RECIBO 0073 0100 755 CDRGPTN REF. MANDATO 00001420150</text:p>
          </table:table-cell>
          <table:table-cell table:style-name="ce24"/>
          <table:table-cell office:value-type="float" office:value="-26.31" table:style-name="ce26">
            <text:p>-26,31</text:p>
          </table:table-cell>
          <table:table-cell table:style-name="ce24"/>
          <table:table-cell office:value-type="float" office:value="1281.5899999999999" table:style-name="ce29">
            <text:p>1.281,5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04T00:00:00" table:style-name="ce23">
            <text:p>04/04/2024</text:p>
          </table:table-cell>
          <table:table-cell table:style-name="ce24"/>
          <table:table-cell office:value-type="date" office:date-value="2024-04-03T00:00:00" table:style-name="ce23">
            <text:p>03/04/2024</text:p>
          </table:table-cell>
          <table:table-cell table:style-name="ce24"/>
          <table:table-cell office:value-type="string" table:style-name="ce25">
            <text:p>COMPRA EN BOSCO FOOD AND DRINKS, CON LA TARJETA : 5489130103230680 EL 2024-04-03</text:p>
          </table:table-cell>
          <table:table-cell table:style-name="ce24"/>
          <table:table-cell office:value-type="float" office:value="-10" table:style-name="ce26">
            <text:p>-10</text:p>
          </table:table-cell>
          <table:table-cell table:style-name="ce24"/>
          <table:table-cell office:value-type="float" office:value="1307.9000000000001" table:style-name="ce29">
            <text:p>1.307,9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03T00:00:00" table:style-name="ce23">
            <text:p>03/04/2024</text:p>
          </table:table-cell>
          <table:table-cell table:style-name="ce24"/>
          <table:table-cell office:value-type="date" office:date-value="2024-04-03T00:00:00" table:style-name="ce23">
            <text:p>03/04/2024</text:p>
          </table:table-cell>
          <table:table-cell table:style-name="ce24"/>
          <table:table-cell office:value-type="string" table:style-name="ce25">
            <text:p>NOMINA DE INSTITUTO NACIONAL DE EMPLEO - INEM:</text:p>
          </table:table-cell>
          <table:table-cell table:style-name="ce24"/>
          <table:table-cell office:value-type="float" office:value="778.94" table:style-name="ce26">
            <text:p>778,94</text:p>
          </table:table-cell>
          <table:table-cell table:style-name="ce24"/>
          <table:table-cell office:value-type="float" office:value="1317.9" table:style-name="ce29">
            <text:p>1.317,9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03T00:00:00" table:style-name="ce23">
            <text:p>03/04/2024</text:p>
          </table:table-cell>
          <table:table-cell table:style-name="ce24"/>
          <table:table-cell office:value-type="date" office:date-value="2024-04-02T00:00:00" table:style-name="ce23">
            <text:p>02/04/2024</text:p>
          </table:table-cell>
          <table:table-cell table:style-name="ce24"/>
          <table:table-cell office:value-type="string" table:style-name="ce25">
            <text:p>COMPRA EN CORDOBA RESTAURANT PORT, CON LA TARJETA : 5489130103230680 EL 2024-04-02</text:p>
          </table:table-cell>
          <table:table-cell table:style-name="ce24"/>
          <table:table-cell office:value-type="float" office:value="-20.18" table:style-name="ce26">
            <text:p>-20,18</text:p>
          </table:table-cell>
          <table:table-cell table:style-name="ce24"/>
          <table:table-cell office:value-type="float" office:value="538.96" table:style-name="ce26">
            <text:p>538,9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02T00:00:00" table:style-name="ce23">
            <text:p>02/04/2024</text:p>
          </table:table-cell>
          <table:table-cell table:style-name="ce24"/>
          <table:table-cell office:value-type="date" office:date-value="2024-04-02T00:00:00" table:style-name="ce23">
            <text:p>02/04/2024</text:p>
          </table:table-cell>
          <table:table-cell table:style-name="ce24"/>
          <table:table-cell office:value-type="string" table:style-name="ce25">
            <text:p>RECIBO ENDESA ENERGIA S.A. Nº RECIBO 0073 0100 755 CDQGBNY REF. MANDATO E00020920343960900020001</text:p>
          </table:table-cell>
          <table:table-cell table:style-name="ce24"/>
          <table:table-cell office:value-type="float" office:value="-64.72" table:style-name="ce26">
            <text:p>-64,72</text:p>
          </table:table-cell>
          <table:table-cell table:style-name="ce24"/>
          <table:table-cell office:value-type="float" office:value="559.14" table:style-name="ce27">
            <text:p>559,1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4-01T00:00:00" table:style-name="ce23">
            <text:p>01/04/2024</text:p>
          </table:table-cell>
          <table:table-cell table:style-name="ce24"/>
          <table:table-cell office:value-type="date" office:date-value="2024-04-01T00:00:00" table:style-name="ce23">
            <text:p>01/04/2024</text:p>
          </table:table-cell>
          <table:table-cell table:style-name="ce24"/>
          <table:table-cell office:value-type="string" table:style-name="ce25">
            <text:p>COMPRA EN BICING, CON LA TARJETA : 5489130103230680 EL 2024-04-01</text:p>
          </table:table-cell>
          <table:table-cell table:style-name="ce24"/>
          <table:table-cell office:value-type="float" office:value="-3.7" table:style-name="ce26">
            <text:p>-3,7</text:p>
          </table:table-cell>
          <table:table-cell table:style-name="ce24"/>
          <table:table-cell office:value-type="float" office:value="623.86" table:style-name="ce27">
            <text:p>623,8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28T00:00:00" table:style-name="ce23">
            <text:p>28/03/2024</text:p>
          </table:table-cell>
          <table:table-cell table:style-name="ce24"/>
          <table:table-cell office:value-type="date" office:date-value="2024-03-28T00:00:00" table:style-name="ce23">
            <text:p>28/03/2024</text:p>
          </table:table-cell>
          <table:table-cell table:style-name="ce24"/>
          <table:table-cell office:value-type="string" table:style-name="ce25">
            <text:p>COMPRA EN IL CAFFE DI FRANCESCO 2, CON LA TARJETA : 5489130103230680 EL 2024-03-28</text:p>
          </table:table-cell>
          <table:table-cell table:style-name="ce24"/>
          <table:table-cell office:value-type="float" office:value="-7.2" table:style-name="ce26">
            <text:p>-7,2</text:p>
          </table:table-cell>
          <table:table-cell table:style-name="ce24"/>
          <table:table-cell office:value-type="float" office:value="627.55999999999995" table:style-name="ce27">
            <text:p>627,5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28T00:00:00" table:style-name="ce23">
            <text:p>28/03/2024</text:p>
          </table:table-cell>
          <table:table-cell table:style-name="ce24"/>
          <table:table-cell office:value-type="date" office:date-value="2024-03-28T00:00:00" table:style-name="ce23">
            <text:p>28/03/2024</text:p>
          </table:table-cell>
          <table:table-cell table:style-name="ce24"/>
          <table:table-cell office:value-type="string" table:style-name="ce25">
            <text:p>COMPRA EN LOBRADOR DELS 15 NAVAS, CON LA TARJETA : 5489130103230680 EL 2024-03-28</text:p>
          </table:table-cell>
          <table:table-cell table:style-name="ce24"/>
          <table:table-cell office:value-type="float" office:value="-9.4499999999999993" table:style-name="ce26">
            <text:p>-9,45</text:p>
          </table:table-cell>
          <table:table-cell table:style-name="ce24"/>
          <table:table-cell office:value-type="float" office:value="634.76" table:style-name="ce27">
            <text:p>634,7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string" table:style-name="ce25">
            <text:p>COMPRA EN LIDL PASSEIG MARAGALL, CON LA TARJETA : 5489130103230680 EL 2024-03-26</text:p>
          </table:table-cell>
          <table:table-cell table:style-name="ce24"/>
          <table:table-cell office:value-type="float" office:value="-23.67" table:style-name="ce26">
            <text:p>-23,67</text:p>
          </table:table-cell>
          <table:table-cell table:style-name="ce24"/>
          <table:table-cell office:value-type="float" office:value="644.21" table:style-name="ce27">
            <text:p>644,2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string" table:style-name="ce25">
            <text:p>TRANSFERENCIA A FAVOR DE Cristina Cardona Altés CONCEPTO: H2 Alquiler mensual Cristina</text:p>
          </table:table-cell>
          <table:table-cell table:style-name="ce24"/>
          <table:table-cell office:value-type="float" office:value="-500" table:style-name="ce26">
            <text:p>-500</text:p>
          </table:table-cell>
          <table:table-cell table:style-name="ce24"/>
          <table:table-cell office:value-type="float" office:value="667.88" table:style-name="ce27">
            <text:p>667,8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string" table:style-name="ce25">
            <text:p>TRANSFERENCIA A FAVOR DE Cristina Cardona Altés CONCEPTO: H3 Alquiler mensual Gaia</text:p>
          </table:table-cell>
          <table:table-cell table:style-name="ce24"/>
          <table:table-cell office:value-type="float" office:value="-475" table:style-name="ce26">
            <text:p>-475</text:p>
          </table:table-cell>
          <table:table-cell table:style-name="ce24"/>
          <table:table-cell office:value-type="float" office:value="1167.8800000000001" table:style-name="ce28">
            <text:p>1.167,8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string" table:style-name="ce25">
            <text:p>TRANSFERENCIA A FAVOR DE Cristina Cardona Altés CONCEPTO: H1 Alquiler Elisa</text:p>
          </table:table-cell>
          <table:table-cell table:style-name="ce24"/>
          <table:table-cell office:value-type="float" office:value="-725" table:style-name="ce26">
            <text:p>-725</text:p>
          </table:table-cell>
          <table:table-cell table:style-name="ce24"/>
          <table:table-cell office:value-type="float" office:value="1642.88" table:style-name="ce29">
            <text:p>1.642,8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string" table:style-name="ce25">
            <text:p>TRANSFERENCIA A FAVOR DE Cristina Cardona Altés CONCEPTO: H2 Gastos Cristin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2367.88" table:style-name="ce29">
            <text:p>2.367,8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string" table:style-name="ce25">
            <text:p>TRANSFERENCIA A FAVOR DE Cristina Cardona Altés CONCEPTO: H3 Gastos Gaia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2417.88" table:style-name="ce29">
            <text:p>2.417,8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string" table:style-name="ce25">
            <text:p>TRANSFERENCIA A FAVOR DE Cristina Cardona Altés CONCEPTO: H1 Gastos Elisa</text:p>
          </table:table-cell>
          <table:table-cell table:style-name="ce24"/>
          <table:table-cell office:value-type="float" office:value="-75" table:style-name="ce26">
            <text:p>-75</text:p>
          </table:table-cell>
          <table:table-cell table:style-name="ce24"/>
          <table:table-cell office:value-type="float" office:value="2487.88" table:style-name="ce29">
            <text:p>2.487,8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21T00:00:00" table:style-name="ce23">
            <text:p>21/03/2024</text:p>
          </table:table-cell>
          <table:table-cell table:style-name="ce24"/>
          <table:table-cell office:value-type="date" office:date-value="2024-03-21T00:00:00" table:style-name="ce23">
            <text:p>21/03/2024</text:p>
          </table:table-cell>
          <table:table-cell table:style-name="ce24"/>
          <table:table-cell office:value-type="string" table:style-name="ce25">
            <text:p>COMPRA EN CONDIS BARCELONA, CON LA TARJETA : 5489130103230680 EL 2024-03-21</text:p>
          </table:table-cell>
          <table:table-cell table:style-name="ce24"/>
          <table:table-cell office:value-type="float" office:value="-2.79" table:style-name="ce26">
            <text:p>-2,79</text:p>
          </table:table-cell>
          <table:table-cell table:style-name="ce24"/>
          <table:table-cell office:value-type="float" office:value="2562.88" table:style-name="ce29">
            <text:p>2.562,8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20T00:00:00" table:style-name="ce23">
            <text:p>20/03/2024</text:p>
          </table:table-cell>
          <table:table-cell table:style-name="ce24"/>
          <table:table-cell office:value-type="date" office:date-value="2024-03-20T00:00:00" table:style-name="ce23">
            <text:p>20/03/2024</text:p>
          </table:table-cell>
          <table:table-cell table:style-name="ce24"/>
          <table:table-cell office:value-type="string" table:style-name="ce25">
            <text:p>COMPRA EN CAFE ORLANDI, CON LA TARJETA : 5489130103230680 EL 2024-03-20</text:p>
          </table:table-cell>
          <table:table-cell table:style-name="ce24"/>
          <table:table-cell office:value-type="float" office:value="-2.4" table:style-name="ce26">
            <text:p>-2,4</text:p>
          </table:table-cell>
          <table:table-cell table:style-name="ce24"/>
          <table:table-cell office:value-type="float" office:value="2565.67" table:style-name="ce29">
            <text:p>2.565,6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20T00:00:00" table:style-name="ce23">
            <text:p>20/03/2024</text:p>
          </table:table-cell>
          <table:table-cell table:style-name="ce24"/>
          <table:table-cell office:value-type="date" office:date-value="2024-03-20T00:00:00" table:style-name="ce23">
            <text:p>20/03/2024</text:p>
          </table:table-cell>
          <table:table-cell table:style-name="ce24"/>
          <table:table-cell office:value-type="string" table:style-name="ce25">
            <text:p>DISPOSICION EN CAJERO CON LA TARJETA 5489130103230680, COMISION 0,00, EL 2024-03-20</text:p>
          </table:table-cell>
          <table:table-cell table:style-name="ce24"/>
          <table:table-cell office:value-type="float" office:value="-40" table:style-name="ce26">
            <text:p>-40</text:p>
          </table:table-cell>
          <table:table-cell table:style-name="ce24"/>
          <table:table-cell office:value-type="float" office:value="2568.0700000000002" table:style-name="ce29">
            <text:p>2.568,0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20T00:00:00" table:style-name="ce23">
            <text:p>20/03/2024</text:p>
          </table:table-cell>
          <table:table-cell table:style-name="ce24"/>
          <table:table-cell office:value-type="date" office:date-value="2024-03-20T00:00:00" table:style-name="ce23">
            <text:p>20/03/2024</text:p>
          </table:table-cell>
          <table:table-cell table:style-name="ce24"/>
          <table:table-cell office:value-type="string" table:style-name="ce25">
            <text:p>COMPRA EN METRO BARCELONA, CON LA TARJETA : 5489130103230680 EL 2024-03-20</text:p>
          </table:table-cell>
          <table:table-cell table:style-name="ce24"/>
          <table:table-cell office:value-type="float" office:value="-21.35" table:style-name="ce26">
            <text:p>-21,35</text:p>
          </table:table-cell>
          <table:table-cell table:style-name="ce24"/>
          <table:table-cell office:value-type="float" office:value="2608.0700000000002" table:style-name="ce29">
            <text:p>2.608,0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19T00:00:00" table:style-name="ce23">
            <text:p>19/03/2024</text:p>
          </table:table-cell>
          <table:table-cell table:style-name="ce24"/>
          <table:table-cell office:value-type="date" office:date-value="2024-03-19T00:00:00" table:style-name="ce23">
            <text:p>19/03/2024</text:p>
          </table:table-cell>
          <table:table-cell table:style-name="ce24"/>
          <table:table-cell office:value-type="string" table:style-name="ce25">
            <text:p>COMPRA EN AMPLI ART FOTOGRAFIES, CON LA TARJETA : 5489130103230680 EL 2024-03-19</text:p>
          </table:table-cell>
          <table:table-cell table:style-name="ce24"/>
          <table:table-cell office:value-type="float" office:value="-5.9" table:style-name="ce26">
            <text:p>-5,9</text:p>
          </table:table-cell>
          <table:table-cell table:style-name="ce24"/>
          <table:table-cell office:value-type="float" office:value="2629.42" table:style-name="ce29">
            <text:p>2.629,4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18T00:00:00" table:style-name="ce23">
            <text:p>18/03/2024</text:p>
          </table:table-cell>
          <table:table-cell table:style-name="ce24"/>
          <table:table-cell office:value-type="date" office:date-value="2024-03-18T00:00:00" table:style-name="ce23">
            <text:p>18/03/2024</text:p>
          </table:table-cell>
          <table:table-cell table:style-name="ce24"/>
          <table:table-cell office:value-type="string" table:style-name="ce25">
            <text:p>RECIBO AIGUES DE BARCELONA, S.A. Nº RECIBO 0073 0100 755 CDLRDNF REF. MANDATO 02000002153446</text:p>
          </table:table-cell>
          <table:table-cell table:style-name="ce24"/>
          <table:table-cell office:value-type="float" office:value="-78.88" table:style-name="ce26">
            <text:p>-78,88</text:p>
          </table:table-cell>
          <table:table-cell table:style-name="ce24"/>
          <table:table-cell office:value-type="float" office:value="2635.32" table:style-name="ce29">
            <text:p>2.635,3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18T00:00:00" table:style-name="ce23">
            <text:p>18/03/2024</text:p>
          </table:table-cell>
          <table:table-cell table:style-name="ce24"/>
          <table:table-cell office:value-type="date" office:date-value="2024-03-16T00:00:00" table:style-name="ce23">
            <text:p>16/03/2024</text:p>
          </table:table-cell>
          <table:table-cell table:style-name="ce24"/>
          <table:table-cell office:value-type="string" table:style-name="ce25">
            <text:p>COMPRA EN BICING, CON LA TARJETA : 5489130103230680 EL 2024-03-16</text:p>
          </table:table-cell>
          <table:table-cell table:style-name="ce24"/>
          <table:table-cell office:value-type="float" office:value="-3.85" table:style-name="ce26">
            <text:p>-3,85</text:p>
          </table:table-cell>
          <table:table-cell table:style-name="ce24"/>
          <table:table-cell office:value-type="float" office:value="2714.2" table:style-name="ce29">
            <text:p>2.714,2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14T00:00:00" table:style-name="ce23">
            <text:p>14/03/2024</text:p>
          </table:table-cell>
          <table:table-cell table:style-name="ce24"/>
          <table:table-cell office:value-type="date" office:date-value="2024-03-14T00:00:00" table:style-name="ce23">
            <text:p>14/03/2024</text:p>
          </table:table-cell>
          <table:table-cell table:style-name="ce24"/>
          <table:table-cell office:value-type="string" table:style-name="ce25">
            <text:p>COMPRA EN FRUTAS MARAGALL 157, CON LA TARJETA : 5489130103230680 EL 2024-03-14</text:p>
          </table:table-cell>
          <table:table-cell table:style-name="ce24"/>
          <table:table-cell office:value-type="float" office:value="-5.41" table:style-name="ce26">
            <text:p>-5,41</text:p>
          </table:table-cell>
          <table:table-cell table:style-name="ce24"/>
          <table:table-cell office:value-type="float" office:value="2718.05" table:style-name="ce29">
            <text:p>2.718,0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14T00:00:00" table:style-name="ce23">
            <text:p>14/03/2024</text:p>
          </table:table-cell>
          <table:table-cell table:style-name="ce24"/>
          <table:table-cell office:value-type="date" office:date-value="2024-03-14T00:00:00" table:style-name="ce23">
            <text:p>14/03/2024</text:p>
          </table:table-cell>
          <table:table-cell table:style-name="ce24"/>
          <table:table-cell office:value-type="string" table:style-name="ce25">
            <text:p>COMPRA EN LOBRADOR DELS 15-NAVAS, CON LA TARJETA : 5489130103230680 EL 2024-03-14</text:p>
          </table:table-cell>
          <table:table-cell table:style-name="ce24"/>
          <table:table-cell office:value-type="float" office:value="-1.4" table:style-name="ce26">
            <text:p>-1,4</text:p>
          </table:table-cell>
          <table:table-cell table:style-name="ce24"/>
          <table:table-cell office:value-type="float" office:value="2723.46" table:style-name="ce29">
            <text:p>2.723,4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14T00:00:00" table:style-name="ce23">
            <text:p>14/03/2024</text:p>
          </table:table-cell>
          <table:table-cell table:style-name="ce24"/>
          <table:table-cell office:value-type="date" office:date-value="2024-03-14T00:00:00" table:style-name="ce23">
            <text:p>14/03/2024</text:p>
          </table:table-cell>
          <table:table-cell table:style-name="ce24"/>
          <table:table-cell office:value-type="string" table:style-name="ce25">
            <text:p>COMPRA EN ALDI SARRIA, CON LA TARJETA : 5489130103230680 EL 2024-03-14</text:p>
          </table:table-cell>
          <table:table-cell table:style-name="ce24"/>
          <table:table-cell office:value-type="float" office:value="-2.25" table:style-name="ce26">
            <text:p>-2,25</text:p>
          </table:table-cell>
          <table:table-cell table:style-name="ce24"/>
          <table:table-cell office:value-type="float" office:value="2724.86" table:style-name="ce29">
            <text:p>2.724,8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14T00:00:00" table:style-name="ce23">
            <text:p>14/03/2024</text:p>
          </table:table-cell>
          <table:table-cell table:style-name="ce24"/>
          <table:table-cell office:value-type="date" office:date-value="2024-03-14T00:00:00" table:style-name="ce23">
            <text:p>14/03/2024</text:p>
          </table:table-cell>
          <table:table-cell table:style-name="ce24"/>
          <table:table-cell office:value-type="string" table:style-name="ce25">
            <text:p>DISPOSICION EN CAJERO CON LA TARJETA 5489130103230680, COMISION 0,00, EL 2024-03-14</text:p>
          </table:table-cell>
          <table:table-cell table:style-name="ce24"/>
          <table:table-cell office:value-type="float" office:value="-30" table:style-name="ce26">
            <text:p>-30</text:p>
          </table:table-cell>
          <table:table-cell table:style-name="ce24"/>
          <table:table-cell office:value-type="float" office:value="2727.11" table:style-name="ce29">
            <text:p>2.727,1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3-14T00:00:00" table:style-name="ce23">
            <text:p>14/03/2024</text:p>
          </table:table-cell>
          <table:table-cell table:style-name="ce24"/>
          <table:table-cell office:value-type="date" office:date-value="2024-03-14T00:00:00" table:style-name="ce23">
            <text:p>14/03/2024</text:p>
          </table:table-cell>
          <table:table-cell table:style-name="ce24"/>
          <table:table-cell office:value-type="string" table:style-name="ce25">
            <text:p>INGRESO EN EFECTIVO</text:p>
          </table:table-cell>
          <table:table-cell table:style-name="ce24"/>
          <table:table-cell office:value-type="float" office:value="550" table:style-name="ce26">
            <text:p>550</text:p>
          </table:table-cell>
          <table:table-cell table:style-name="ce24"/>
          <table:table-cell office:value-type="float" office:value="2757.11" table:style-name="ce29">
            <text:p>2.757,1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13T00:00:00" table:style-name="ce23">
            <text:p>13/03/2024</text:p>
          </table:table-cell>
          <table:table-cell table:style-name="ce24"/>
          <table:table-cell office:value-type="date" office:date-value="2024-03-13T00:00:00" table:style-name="ce23">
            <text:p>13/03/2024</text:p>
          </table:table-cell>
          <table:table-cell table:style-name="ce24"/>
          <table:table-cell office:value-type="string" table:style-name="ce25">
            <text:p>COMPRA EN FiverrEU, CON LA TARJETA : 5489130103230680 EL 2024-03-11</text:p>
          </table:table-cell>
          <table:table-cell table:style-name="ce24"/>
          <table:table-cell office:value-type="float" office:value="-83.02" table:style-name="ce26">
            <text:p>-83,02</text:p>
          </table:table-cell>
          <table:table-cell table:style-name="ce24"/>
          <table:table-cell office:value-type="float" office:value="2207.11" table:style-name="ce29">
            <text:p>2.207,1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13T00:00:00" table:style-name="ce23">
            <text:p>13/03/2024</text:p>
          </table:table-cell>
          <table:table-cell table:style-name="ce24"/>
          <table:table-cell office:value-type="date" office:date-value="2024-03-13T00:00:00" table:style-name="ce23">
            <text:p>13/03/2024</text:p>
          </table:table-cell>
          <table:table-cell table:style-name="ce24"/>
          <table:table-cell office:value-type="string" table:style-name="ce25">
            <text:p>COMPRA EN ALDI SARRIA, CON LA TARJETA : 5489130103230680 EL 2024-03-13</text:p>
          </table:table-cell>
          <table:table-cell table:style-name="ce24"/>
          <table:table-cell office:value-type="float" office:value="-13.09" table:style-name="ce26">
            <text:p>-13,09</text:p>
          </table:table-cell>
          <table:table-cell table:style-name="ce24"/>
          <table:table-cell office:value-type="float" office:value="2290.13" table:style-name="ce29">
            <text:p>2.290,1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12T00:00:00" table:style-name="ce23">
            <text:p>12/03/2024</text:p>
          </table:table-cell>
          <table:table-cell table:style-name="ce24"/>
          <table:table-cell office:value-type="date" office:date-value="2024-03-12T00:00:00" table:style-name="ce23">
            <text:p>12/03/2024</text:p>
          </table:table-cell>
          <table:table-cell table:style-name="ce24"/>
          <table:table-cell office:value-type="string" table:style-name="ce25">
            <text:p>COMPRA EN BOTRITYS CINEREA S.L., CON LA TARJETA : 5489130103230680 EL 2024-03-12</text:p>
          </table:table-cell>
          <table:table-cell table:style-name="ce24"/>
          <table:table-cell office:value-type="float" office:value="-23" table:style-name="ce26">
            <text:p>-23</text:p>
          </table:table-cell>
          <table:table-cell table:style-name="ce24"/>
          <table:table-cell office:value-type="float" office:value="2303.2199999999998" table:style-name="ce29">
            <text:p>2.303,2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3-12T00:00:00" table:style-name="ce23">
            <text:p>12/03/2024</text:p>
          </table:table-cell>
          <table:table-cell table:style-name="ce24"/>
          <table:table-cell office:value-type="date" office:date-value="2024-03-12T00:00:00" table:style-name="ce23">
            <text:p>12/03/2024</text:p>
          </table:table-cell>
          <table:table-cell table:style-name="ce24"/>
          <table:table-cell office:value-type="string" table:style-name="ce25">
            <text:p>TRANSFERENCIA DE MARIA TERESA ALTES SALAFRANCA, CONCEPTO GASTOS ENERO Y FEBRERO</text:p>
          </table:table-cell>
          <table:table-cell table:style-name="ce24"/>
          <table:table-cell office:value-type="float" office:value="35" table:style-name="ce26">
            <text:p>35</text:p>
          </table:table-cell>
          <table:table-cell table:style-name="ce24"/>
          <table:table-cell office:value-type="float" office:value="2326.2199999999998" table:style-name="ce29">
            <text:p>2.326,2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11T00:00:00" table:style-name="ce23">
            <text:p>11/03/2024</text:p>
          </table:table-cell>
          <table:table-cell table:style-name="ce24"/>
          <table:table-cell office:value-type="date" office:date-value="2024-03-11T00:00:00" table:style-name="ce23">
            <text:p>11/03/2024</text:p>
          </table:table-cell>
          <table:table-cell table:style-name="ce24"/>
          <table:table-cell office:value-type="string" table:style-name="ce25">
            <text:p>COMPRA EN WOK LA PLAZA, CON LA TARJETA : 5489130103230680 EL 2024-03-11</text:p>
          </table:table-cell>
          <table:table-cell table:style-name="ce24"/>
          <table:table-cell office:value-type="float" office:value="-2.4" table:style-name="ce26">
            <text:p>-2,4</text:p>
          </table:table-cell>
          <table:table-cell table:style-name="ce24"/>
          <table:table-cell office:value-type="float" office:value="2291.2199999999998" table:style-name="ce29">
            <text:p>2.291,2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11T00:00:00" table:style-name="ce23">
            <text:p>11/03/2024</text:p>
          </table:table-cell>
          <table:table-cell table:style-name="ce24"/>
          <table:table-cell office:value-type="date" office:date-value="2024-03-09T00:00:00" table:style-name="ce23">
            <text:p>09/03/2024</text:p>
          </table:table-cell>
          <table:table-cell table:style-name="ce24"/>
          <table:table-cell office:value-type="string" table:style-name="ce25">
            <text:p>COMPRA EN AREAS SANTS ESTACION, CON LA TARJETA : 5489130103230680 EL 2024-03-09</text:p>
          </table:table-cell>
          <table:table-cell table:style-name="ce24"/>
          <table:table-cell office:value-type="float" office:value="-2.6" table:style-name="ce26">
            <text:p>-2,6</text:p>
          </table:table-cell>
          <table:table-cell table:style-name="ce24"/>
          <table:table-cell office:value-type="float" office:value="2293.62" table:style-name="ce29">
            <text:p>2.293,6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11T00:00:00" table:style-name="ce23">
            <text:p>11/03/2024</text:p>
          </table:table-cell>
          <table:table-cell table:style-name="ce24"/>
          <table:table-cell office:value-type="date" office:date-value="2024-03-09T00:00:00" table:style-name="ce23">
            <text:p>09/03/2024</text:p>
          </table:table-cell>
          <table:table-cell table:style-name="ce24"/>
          <table:table-cell office:value-type="string" table:style-name="ce25">
            <text:p>COMPRA EN BAZAR TARRADELLAS, CON LA TARJETA : 5489130103230680 EL 2024-03-09</text:p>
          </table:table-cell>
          <table:table-cell table:style-name="ce24"/>
          <table:table-cell office:value-type="float" office:value="-3.75" table:style-name="ce26">
            <text:p>-3,75</text:p>
          </table:table-cell>
          <table:table-cell table:style-name="ce24"/>
          <table:table-cell office:value-type="float" office:value="2296.2199999999998" table:style-name="ce29">
            <text:p>2.296,2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3-08T00:00:00" table:style-name="ce23">
            <text:p>08/03/2024</text:p>
          </table:table-cell>
          <table:table-cell table:style-name="ce24"/>
          <table:table-cell office:value-type="date" office:date-value="2024-03-08T00:00:00" table:style-name="ce23">
            <text:p>08/03/2024</text:p>
          </table:table-cell>
          <table:table-cell table:style-name="ce24"/>
          <table:table-cell office:value-type="string" table:style-name="ce25">
            <text:p>TRANSFERENCIA DE MLE ELISA BERGER, CONCEPTO VIR DE MLE ELISA BERGER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2299.9699999999998" table:style-name="ce29">
            <text:p>2.299,97</text:p>
          </table:table-cell>
          <table:table-cell office:value-type="string" table:style-name="ce11">
            <text:p>H1</text:p>
          </table:table-cell>
          <table:table-cell office:value-type="float" office:value="3" table:style-name="ce11">
            <text:p>3</text:p>
          </table:table-cell>
          <table:table-cell table:number-columns-repeated="16372" table:style-name="ce11"/>
        </table:table-row>
        <table:table-row table:style-name="ro8" table:visibility="filter">
          <table:table-cell table:style-name="ce10"/>
          <table:table-cell office:value-type="date" office:date-value="2024-03-07T00:00:00" table:style-name="ce23">
            <text:p>07/03/2024</text:p>
          </table:table-cell>
          <table:table-cell table:style-name="ce24"/>
          <table:table-cell office:value-type="date" office:date-value="2024-03-07T00:00:00" table:style-name="ce23">
            <text:p>07/03/2024</text:p>
          </table:table-cell>
          <table:table-cell table:style-name="ce24"/>
          <table:table-cell office:value-type="string" table:style-name="ce25">
            <text:p>COMPRA EN BROOKLYN CAFE URGELL, CON LA TARJETA : 5489130103230680 EL 2024-03-07</text:p>
          </table:table-cell>
          <table:table-cell table:style-name="ce24"/>
          <table:table-cell office:value-type="float" office:value="-2.15" table:style-name="ce26">
            <text:p>-2,15</text:p>
          </table:table-cell>
          <table:table-cell table:style-name="ce24"/>
          <table:table-cell office:value-type="float" office:value="1499.97" table:style-name="ce29">
            <text:p>1.499,9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05T00:00:00" table:style-name="ce23">
            <text:p>05/03/2024</text:p>
          </table:table-cell>
          <table:table-cell table:style-name="ce24"/>
          <table:table-cell office:value-type="date" office:date-value="2024-03-05T00:00:00" table:style-name="ce23">
            <text:p>05/03/2024</text:p>
          </table:table-cell>
          <table:table-cell table:style-name="ce24"/>
          <table:table-cell office:value-type="string" table:style-name="ce25">
            <text:p>COMPRA EN DILVE, CON LA TARJETA : 5489130103230680 EL 2024-03-05</text:p>
          </table:table-cell>
          <table:table-cell table:style-name="ce24"/>
          <table:table-cell office:value-type="float" office:value="-80" table:style-name="ce26">
            <text:p>-80</text:p>
          </table:table-cell>
          <table:table-cell table:style-name="ce24"/>
          <table:table-cell office:value-type="float" office:value="1502.12" table:style-name="ce29">
            <text:p>1.502,1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05T00:00:00" table:style-name="ce23">
            <text:p>05/03/2024</text:p>
          </table:table-cell>
          <table:table-cell table:style-name="ce24"/>
          <table:table-cell office:value-type="date" office:date-value="2024-03-05T00:00:00" table:style-name="ce23">
            <text:p>05/03/2024</text:p>
          </table:table-cell>
          <table:table-cell table:style-name="ce24"/>
          <table:table-cell office:value-type="string" table:style-name="ce25">
            <text:p>RECIBO FUTBOL CLUB MARTINENC (CEM GUINARDO) Nº RECIBO 0073 0100 755 CDHDDCP REF. MANDATO 00001420150</text:p>
          </table:table-cell>
          <table:table-cell table:style-name="ce24"/>
          <table:table-cell office:value-type="float" office:value="-26.01" table:style-name="ce26">
            <text:p>-26,01</text:p>
          </table:table-cell>
          <table:table-cell table:style-name="ce24"/>
          <table:table-cell office:value-type="float" office:value="1582.12" table:style-name="ce29">
            <text:p>1.582,1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05T00:00:00" table:style-name="ce23">
            <text:p>05/03/2024</text:p>
          </table:table-cell>
          <table:table-cell table:style-name="ce24"/>
          <table:table-cell office:value-type="date" office:date-value="2024-03-05T00:00:00" table:style-name="ce23">
            <text:p>05/03/2024</text:p>
          </table:table-cell>
          <table:table-cell table:style-name="ce24"/>
          <table:table-cell office:value-type="string" table:style-name="ce25">
            <text:p>RECIBO FUTBOL CLUB MARTINENC (CEM GUINARDO) Nº RECIBO 0073 0100 755 CDHDDCN REF. MANDATO 00001420150</text:p>
          </table:table-cell>
          <table:table-cell table:style-name="ce24"/>
          <table:table-cell office:value-type="float" office:value="-0.3" table:style-name="ce26">
            <text:p>-0,3</text:p>
          </table:table-cell>
          <table:table-cell table:style-name="ce24"/>
          <table:table-cell office:value-type="float" office:value="1608.13" table:style-name="ce29">
            <text:p>1.608,1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04T00:00:00" table:style-name="ce23">
            <text:p>04/03/2024</text:p>
          </table:table-cell>
          <table:table-cell table:style-name="ce24"/>
          <table:table-cell office:value-type="date" office:date-value="2024-03-04T00:00:00" table:style-name="ce23">
            <text:p>04/03/2024</text:p>
          </table:table-cell>
          <table:table-cell table:style-name="ce24"/>
          <table:table-cell office:value-type="string" table:style-name="ce25">
            <text:p>COMPRA EN SANTS BEER, CON LA TARJETA : 5489130103230680 EL 2024-03-04</text:p>
          </table:table-cell>
          <table:table-cell table:style-name="ce24"/>
          <table:table-cell office:value-type="float" office:value="-11.65" table:style-name="ce26">
            <text:p>-11,65</text:p>
          </table:table-cell>
          <table:table-cell table:style-name="ce24"/>
          <table:table-cell office:value-type="float" office:value="1608.43" table:style-name="ce29">
            <text:p>1.608,4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3-04T00:00:00" table:style-name="ce23">
            <text:p>04/03/2024</text:p>
          </table:table-cell>
          <table:table-cell table:style-name="ce24"/>
          <table:table-cell office:value-type="date" office:date-value="2024-03-04T00:00:00" table:style-name="ce23">
            <text:p>04/03/2024</text:p>
          </table:table-cell>
          <table:table-cell table:style-name="ce24"/>
          <table:table-cell office:value-type="string" table:style-name="ce25">
            <text:p>NOMINA DE INSTITUTO NACIONAL DE EMPLEO - INEM:</text:p>
          </table:table-cell>
          <table:table-cell table:style-name="ce24"/>
          <table:table-cell office:value-type="float" office:value="778.95" table:style-name="ce26">
            <text:p>778,95</text:p>
          </table:table-cell>
          <table:table-cell table:style-name="ce24"/>
          <table:table-cell office:value-type="float" office:value="1620.08" table:style-name="ce29">
            <text:p>1.620,0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04T00:00:00" table:style-name="ce23">
            <text:p>04/03/2024</text:p>
          </table:table-cell>
          <table:table-cell table:style-name="ce24"/>
          <table:table-cell office:value-type="date" office:date-value="2024-03-04T00:00:00" table:style-name="ce23">
            <text:p>04/03/2024</text:p>
          </table:table-cell>
          <table:table-cell table:style-name="ce24"/>
          <table:table-cell office:value-type="string" table:style-name="ce25">
            <text:p>COMPRA EN CEM GUINARDO, CON LA TARJETA : 5489130103230680 EL 2024-03-04</text:p>
          </table:table-cell>
          <table:table-cell table:style-name="ce24"/>
          <table:table-cell office:value-type="float" office:value="-80.510000000000005" table:style-name="ce26">
            <text:p>-80,51</text:p>
          </table:table-cell>
          <table:table-cell table:style-name="ce24"/>
          <table:table-cell office:value-type="float" office:value="841.13" table:style-name="ce26">
            <text:p>841,1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04T00:00:00" table:style-name="ce23">
            <text:p>04/03/2024</text:p>
          </table:table-cell>
          <table:table-cell table:style-name="ce24"/>
          <table:table-cell office:value-type="date" office:date-value="2024-03-03T00:00:00" table:style-name="ce23">
            <text:p>03/03/2024</text:p>
          </table:table-cell>
          <table:table-cell table:style-name="ce24"/>
          <table:table-cell office:value-type="string" table:style-name="ce25">
            <text:p>COMPRA EN QUIMET D'HORTA, CON LA TARJETA : 5489130103230680 EL 2024-03-03</text:p>
          </table:table-cell>
          <table:table-cell table:style-name="ce24"/>
          <table:table-cell office:value-type="float" office:value="-8.25" table:style-name="ce26">
            <text:p>-8,25</text:p>
          </table:table-cell>
          <table:table-cell table:style-name="ce24"/>
          <table:table-cell office:value-type="float" office:value="921.64" table:style-name="ce27">
            <text:p>921,6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04T00:00:00" table:style-name="ce23">
            <text:p>04/03/2024</text:p>
          </table:table-cell>
          <table:table-cell table:style-name="ce24"/>
          <table:table-cell office:value-type="date" office:date-value="2024-03-02T00:00:00" table:style-name="ce23">
            <text:p>02/03/2024</text:p>
          </table:table-cell>
          <table:table-cell table:style-name="ce24"/>
          <table:table-cell office:value-type="string" table:style-name="ce25">
            <text:p>COMPRA EN ALDI MARAGALL, CON LA TARJETA : 5489130103230680 EL 2024-03-02</text:p>
          </table:table-cell>
          <table:table-cell table:style-name="ce24"/>
          <table:table-cell office:value-type="float" office:value="-8.16" table:style-name="ce26">
            <text:p>-8,16</text:p>
          </table:table-cell>
          <table:table-cell table:style-name="ce24"/>
          <table:table-cell office:value-type="float" office:value="929.89" table:style-name="ce27">
            <text:p>929,8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04T00:00:00" table:style-name="ce23">
            <text:p>04/03/2024</text:p>
          </table:table-cell>
          <table:table-cell table:style-name="ce24"/>
          <table:table-cell office:value-type="date" office:date-value="2024-03-01T00:00:00" table:style-name="ce23">
            <text:p>01/03/2024</text:p>
          </table:table-cell>
          <table:table-cell table:style-name="ce24"/>
          <table:table-cell office:value-type="string" table:style-name="ce25">
            <text:p>RETENCION HACIENDA ABONO DE DEVOLUCION RECIBOS PRINCIPALES</text:p>
          </table:table-cell>
          <table:table-cell table:style-name="ce24"/>
          <table:table-cell office:value-type="float" office:value="-0.28000000000000003" table:style-name="ce26">
            <text:p>-0,28</text:p>
          </table:table-cell>
          <table:table-cell table:style-name="ce24"/>
          <table:table-cell office:value-type="float" office:value="938.05" table:style-name="ce27">
            <text:p>938,05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3-04T00:00:00" table:style-name="ce23">
            <text:p>04/03/2024</text:p>
          </table:table-cell>
          <table:table-cell table:style-name="ce24"/>
          <table:table-cell office:value-type="date" office:date-value="2024-03-01T00:00:00" table:style-name="ce23">
            <text:p>01/03/2024</text:p>
          </table:table-cell>
          <table:table-cell table:style-name="ce24"/>
          <table:table-cell office:value-type="string" table:style-name="ce25">
            <text:p>BONIFICACION SOBRE EL IMPORTE DE RECIBOS DOMICILIADOS Y PAGADOS</text:p>
          </table:table-cell>
          <table:table-cell table:style-name="ce24"/>
          <table:table-cell office:value-type="float" office:value="1.48" table:style-name="ce26">
            <text:p>1,48</text:p>
          </table:table-cell>
          <table:table-cell table:style-name="ce24"/>
          <table:table-cell office:value-type="float" office:value="938.33" table:style-name="ce27">
            <text:p>938,3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3-01T00:00:00" table:style-name="ce23">
            <text:p>01/03/2024</text:p>
          </table:table-cell>
          <table:table-cell table:style-name="ce24"/>
          <table:table-cell office:value-type="date" office:date-value="2024-03-01T00:00:00" table:style-name="ce23">
            <text:p>01/03/2024</text:p>
          </table:table-cell>
          <table:table-cell table:style-name="ce24"/>
          <table:table-cell office:value-type="string" table:style-name="ce25">
            <text:p>COMPRA EN BICING, CON LA TARJETA : 5489130103230680 EL 2024-03-01</text:p>
          </table:table-cell>
          <table:table-cell table:style-name="ce24"/>
          <table:table-cell office:value-type="float" office:value="-2.8" table:style-name="ce26">
            <text:p>-2,8</text:p>
          </table:table-cell>
          <table:table-cell table:style-name="ce24"/>
          <table:table-cell office:value-type="float" office:value="936.85" table:style-name="ce27">
            <text:p>936,8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29T00:00:00" table:style-name="ce23">
            <text:p>29/02/2024</text:p>
          </table:table-cell>
          <table:table-cell table:style-name="ce24"/>
          <table:table-cell office:value-type="date" office:date-value="2024-02-29T00:00:00" table:style-name="ce23">
            <text:p>29/02/2024</text:p>
          </table:table-cell>
          <table:table-cell table:style-name="ce24"/>
          <table:table-cell office:value-type="string" table:style-name="ce25">
            <text:p>COMPRA EN BAR MARCEL, CON LA TARJETA : 5489130103230680 EL 2024-02-29</text:p>
          </table:table-cell>
          <table:table-cell table:style-name="ce24"/>
          <table:table-cell office:value-type="float" office:value="-10.45" table:style-name="ce26">
            <text:p>-10,45</text:p>
          </table:table-cell>
          <table:table-cell table:style-name="ce24"/>
          <table:table-cell office:value-type="float" office:value="939.65" table:style-name="ce27">
            <text:p>939,6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28T00:00:00" table:style-name="ce23">
            <text:p>28/02/2024</text:p>
          </table:table-cell>
          <table:table-cell table:style-name="ce24"/>
          <table:table-cell office:value-type="date" office:date-value="2024-02-28T00:00:00" table:style-name="ce23">
            <text:p>28/02/2024</text:p>
          </table:table-cell>
          <table:table-cell table:style-name="ce24"/>
          <table:table-cell office:value-type="string" table:style-name="ce25">
            <text:p>RECIBO ENDESA ENERGIA S.A. Nº RECIBO 0073 0100 755 CDDVQTH REF. MANDATO E00020920343960900020001</text:p>
          </table:table-cell>
          <table:table-cell table:style-name="ce24"/>
          <table:table-cell office:value-type="float" office:value="-36.799999999999997" table:style-name="ce26">
            <text:p>-36,8</text:p>
          </table:table-cell>
          <table:table-cell table:style-name="ce24"/>
          <table:table-cell office:value-type="float" office:value="950.1" table:style-name="ce27">
            <text:p>950,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string" table:style-name="ce25">
            <text:p>COMPRA EN SANTS BEER, CON LA TARJETA : 5489130103230680 EL 2024-02-26</text:p>
          </table:table-cell>
          <table:table-cell table:style-name="ce24"/>
          <table:table-cell office:value-type="float" office:value="-8.65" table:style-name="ce26">
            <text:p>-8,65</text:p>
          </table:table-cell>
          <table:table-cell table:style-name="ce24"/>
          <table:table-cell office:value-type="float" office:value="986.9" table:style-name="ce27">
            <text:p>986,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string" table:style-name="ce25">
            <text:p>COMPRA EN CEM GUINARDO, CON LA TARJETA : 5489130103230680 EL 2024-02-26</text:p>
          </table:table-cell>
          <table:table-cell table:style-name="ce24"/>
          <table:table-cell office:value-type="float" office:value="-10" table:style-name="ce26">
            <text:p>-10</text:p>
          </table:table-cell>
          <table:table-cell table:style-name="ce24"/>
          <table:table-cell office:value-type="float" office:value="995.55" table:style-name="ce27">
            <text:p>995,5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string" table:style-name="ce25">
            <text:p>TRANSFERENCIA A FAVOR DE Cristina Cardona Altés CONCEPTO: H2 Alquiler mensual Cristina</text:p>
          </table:table-cell>
          <table:table-cell table:style-name="ce24"/>
          <table:table-cell office:value-type="float" office:value="-500" table:style-name="ce26">
            <text:p>-500</text:p>
          </table:table-cell>
          <table:table-cell table:style-name="ce24"/>
          <table:table-cell office:value-type="float" office:value="1005.55" table:style-name="ce28">
            <text:p>1.005,5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string" table:style-name="ce25">
            <text:p>TRANSFERENCIA A FAVOR DE Cristina Cardona Altés CONCEPTO: H3 Alquiler mensual Gaia</text:p>
          </table:table-cell>
          <table:table-cell table:style-name="ce24"/>
          <table:table-cell office:value-type="float" office:value="-475" table:style-name="ce26">
            <text:p>-475</text:p>
          </table:table-cell>
          <table:table-cell table:style-name="ce24"/>
          <table:table-cell office:value-type="float" office:value="1505.55" table:style-name="ce29">
            <text:p>1.505,5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string" table:style-name="ce25">
            <text:p>TRANSFERENCIA A FAVOR DE Cristina Cardona Altés CONCEPTO: H1 Alquiler Elisa</text:p>
          </table:table-cell>
          <table:table-cell table:style-name="ce24"/>
          <table:table-cell office:value-type="float" office:value="-725" table:style-name="ce26">
            <text:p>-725</text:p>
          </table:table-cell>
          <table:table-cell table:style-name="ce24"/>
          <table:table-cell office:value-type="float" office:value="1980.55" table:style-name="ce29">
            <text:p>1.980,5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string" table:style-name="ce25">
            <text:p>TRANSFERENCIA A FAVOR DE Cristina Cardona Altés CONCEPTO: H2 Gastos Cristin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2705.55" table:style-name="ce29">
            <text:p>2.705,5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string" table:style-name="ce25">
            <text:p>TRANSFERENCIA A FAVOR DE Cristina Cardona Altés CONCEPTO: H3 Gastos Gaia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2755.55" table:style-name="ce29">
            <text:p>2.755,5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string" table:style-name="ce25">
            <text:p>TRANSFERENCIA A FAVOR DE Cristina Cardona Altés CONCEPTO: H1 Gastos Elisa</text:p>
          </table:table-cell>
          <table:table-cell table:style-name="ce24"/>
          <table:table-cell office:value-type="float" office:value="-75" table:style-name="ce26">
            <text:p>-75</text:p>
          </table:table-cell>
          <table:table-cell table:style-name="ce24"/>
          <table:table-cell office:value-type="float" office:value="2825.55" table:style-name="ce29">
            <text:p>2.825,5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22T00:00:00" table:style-name="ce23">
            <text:p>22/02/2024</text:p>
          </table:table-cell>
          <table:table-cell table:style-name="ce24"/>
          <table:table-cell office:value-type="date" office:date-value="2024-02-22T00:00:00" table:style-name="ce23">
            <text:p>22/02/2024</text:p>
          </table:table-cell>
          <table:table-cell table:style-name="ce24"/>
          <table:table-cell office:value-type="string" table:style-name="ce25">
            <text:p>COMPRA EN AREAS SANTS ESTACION, CON LA TARJETA : 5489130103230680 EL 2024-02-22</text:p>
          </table:table-cell>
          <table:table-cell table:style-name="ce24"/>
          <table:table-cell office:value-type="float" office:value="-2.6" table:style-name="ce26">
            <text:p>-2,6</text:p>
          </table:table-cell>
          <table:table-cell table:style-name="ce24"/>
          <table:table-cell office:value-type="float" office:value="2900.55" table:style-name="ce29">
            <text:p>2.900,5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20T00:00:00" table:style-name="ce23">
            <text:p>20/02/2024</text:p>
          </table:table-cell>
          <table:table-cell table:style-name="ce24"/>
          <table:table-cell office:value-type="date" office:date-value="2024-02-20T00:00:00" table:style-name="ce23">
            <text:p>20/02/2024</text:p>
          </table:table-cell>
          <table:table-cell table:style-name="ce24"/>
          <table:table-cell office:value-type="string" table:style-name="ce25">
            <text:p>COMPRA EN FLORS MARUJA, CON LA TARJETA : 5489130103230680 EL 2024-02-20</text:p>
          </table:table-cell>
          <table:table-cell table:style-name="ce24"/>
          <table:table-cell office:value-type="float" office:value="-7" table:style-name="ce26">
            <text:p>-7</text:p>
          </table:table-cell>
          <table:table-cell table:style-name="ce24"/>
          <table:table-cell office:value-type="float" office:value="2903.15" table:style-name="ce29">
            <text:p>2.903,1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20T00:00:00" table:style-name="ce23">
            <text:p>20/02/2024</text:p>
          </table:table-cell>
          <table:table-cell table:style-name="ce24"/>
          <table:table-cell office:value-type="date" office:date-value="2024-02-20T00:00:00" table:style-name="ce23">
            <text:p>20/02/2024</text:p>
          </table:table-cell>
          <table:table-cell table:style-name="ce24"/>
          <table:table-cell office:value-type="string" table:style-name="ce25">
            <text:p>COMPRA EN FLORS MARUJA, CON LA TARJETA : 5489130103230680 EL 2024-02-20</text:p>
          </table:table-cell>
          <table:table-cell table:style-name="ce24"/>
          <table:table-cell office:value-type="float" office:value="-12" table:style-name="ce26">
            <text:p>-12</text:p>
          </table:table-cell>
          <table:table-cell table:style-name="ce24"/>
          <table:table-cell office:value-type="float" office:value="2910.15" table:style-name="ce29">
            <text:p>2.910,1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20T00:00:00" table:style-name="ce23">
            <text:p>20/02/2024</text:p>
          </table:table-cell>
          <table:table-cell table:style-name="ce24"/>
          <table:table-cell office:value-type="date" office:date-value="2024-02-20T00:00:00" table:style-name="ce23">
            <text:p>20/02/2024</text:p>
          </table:table-cell>
          <table:table-cell table:style-name="ce24"/>
          <table:table-cell office:value-type="string" table:style-name="ce25">
            <text:p>COMPRA EN HERBOLARI FERRAN, CON LA TARJETA : 5489130103230680 EL 2024-02-20</text:p>
          </table:table-cell>
          <table:table-cell table:style-name="ce24"/>
          <table:table-cell office:value-type="float" office:value="-8.9499999999999993" table:style-name="ce26">
            <text:p>-8,95</text:p>
          </table:table-cell>
          <table:table-cell table:style-name="ce24"/>
          <table:table-cell office:value-type="float" office:value="2922.15" table:style-name="ce29">
            <text:p>2.922,1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20T00:00:00" table:style-name="ce23">
            <text:p>20/02/2024</text:p>
          </table:table-cell>
          <table:table-cell table:style-name="ce24"/>
          <table:table-cell office:value-type="date" office:date-value="2024-02-20T00:00:00" table:style-name="ce23">
            <text:p>20/02/2024</text:p>
          </table:table-cell>
          <table:table-cell table:style-name="ce24"/>
          <table:table-cell office:value-type="string" table:style-name="ce25">
            <text:p>COMPRA EN CONDIS BARCELONA, CON LA TARJETA : 5489130103230680 EL 2024-02-20</text:p>
          </table:table-cell>
          <table:table-cell table:style-name="ce24"/>
          <table:table-cell office:value-type="float" office:value="-4.79" table:style-name="ce26">
            <text:p>-4,79</text:p>
          </table:table-cell>
          <table:table-cell table:style-name="ce24"/>
          <table:table-cell office:value-type="float" office:value="2931.1" table:style-name="ce29">
            <text:p>2.931,1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19T00:00:00" table:style-name="ce23">
            <text:p>19/02/2024</text:p>
          </table:table-cell>
          <table:table-cell table:style-name="ce24"/>
          <table:table-cell office:value-type="date" office:date-value="2024-02-19T00:00:00" table:style-name="ce23">
            <text:p>19/02/2024</text:p>
          </table:table-cell>
          <table:table-cell table:style-name="ce24"/>
          <table:table-cell office:value-type="string" table:style-name="ce25">
            <text:p>COMPRA EN SANTS BEER, CON LA TARJETA : 5489130103230680 EL 2024-02-19</text:p>
          </table:table-cell>
          <table:table-cell table:style-name="ce24"/>
          <table:table-cell office:value-type="float" office:value="-11.65" table:style-name="ce26">
            <text:p>-11,65</text:p>
          </table:table-cell>
          <table:table-cell table:style-name="ce24"/>
          <table:table-cell office:value-type="float" office:value="2935.89" table:style-name="ce29">
            <text:p>2.935,8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19T00:00:00" table:style-name="ce23">
            <text:p>19/02/2024</text:p>
          </table:table-cell>
          <table:table-cell table:style-name="ce24"/>
          <table:table-cell office:value-type="date" office:date-value="2024-02-19T00:00:00" table:style-name="ce23">
            <text:p>19/02/2024</text:p>
          </table:table-cell>
          <table:table-cell table:style-name="ce24"/>
          <table:table-cell office:value-type="string" table:style-name="ce25">
            <text:p>COMPRA EN METRO BARCELONA, CON LA TARJETA : 5489130103230680 EL 2024-02-19</text:p>
          </table:table-cell>
          <table:table-cell table:style-name="ce24"/>
          <table:table-cell office:value-type="float" office:value="-21.35" table:style-name="ce26">
            <text:p>-21,35</text:p>
          </table:table-cell>
          <table:table-cell table:style-name="ce24"/>
          <table:table-cell office:value-type="float" office:value="2947.54" table:style-name="ce29">
            <text:p>2.947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19T00:00:00" table:style-name="ce23">
            <text:p>19/02/2024</text:p>
          </table:table-cell>
          <table:table-cell table:style-name="ce24"/>
          <table:table-cell office:value-type="date" office:date-value="2024-02-17T00:00:00" table:style-name="ce23">
            <text:p>17/02/2024</text:p>
          </table:table-cell>
          <table:table-cell table:style-name="ce24"/>
          <table:table-cell office:value-type="string" table:style-name="ce25">
            <text:p>COMPRA EN ALDI SARRIA, CON LA TARJETA : 5489130103230680 EL 2024-02-17</text:p>
          </table:table-cell>
          <table:table-cell table:style-name="ce24"/>
          <table:table-cell office:value-type="float" office:value="-12.26" table:style-name="ce26">
            <text:p>-12,26</text:p>
          </table:table-cell>
          <table:table-cell table:style-name="ce24"/>
          <table:table-cell office:value-type="float" office:value="2968.89" table:style-name="ce29">
            <text:p>2.968,8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19T00:00:00" table:style-name="ce23">
            <text:p>19/02/2024</text:p>
          </table:table-cell>
          <table:table-cell table:style-name="ce24"/>
          <table:table-cell office:value-type="date" office:date-value="2024-02-17T00:00:00" table:style-name="ce23">
            <text:p>17/02/2024</text:p>
          </table:table-cell>
          <table:table-cell table:style-name="ce24"/>
          <table:table-cell office:value-type="string" table:style-name="ce25">
            <text:p>COMPRA EN LA CERDANYA, CON LA TARJETA : 5489130103230680 EL 2024-02-17</text:p>
          </table:table-cell>
          <table:table-cell table:style-name="ce24"/>
          <table:table-cell office:value-type="float" office:value="-1.5" table:style-name="ce26">
            <text:p>-1,5</text:p>
          </table:table-cell>
          <table:table-cell table:style-name="ce24"/>
          <table:table-cell office:value-type="float" office:value="2981.15" table:style-name="ce29">
            <text:p>2.981,1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16T00:00:00" table:style-name="ce23">
            <text:p>16/02/2024</text:p>
          </table:table-cell>
          <table:table-cell table:style-name="ce24"/>
          <table:table-cell office:value-type="date" office:date-value="2024-02-16T00:00:00" table:style-name="ce23">
            <text:p>16/02/2024</text:p>
          </table:table-cell>
          <table:table-cell table:style-name="ce24"/>
          <table:table-cell office:value-type="string" table:style-name="ce25">
            <text:p>COMPRA EN BICING, CON LA TARJETA : 5489130103230680 EL 2024-02-16</text:p>
          </table:table-cell>
          <table:table-cell table:style-name="ce24"/>
          <table:table-cell office:value-type="float" office:value="-7" table:style-name="ce26">
            <text:p>-7</text:p>
          </table:table-cell>
          <table:table-cell table:style-name="ce24"/>
          <table:table-cell office:value-type="float" office:value="2982.65" table:style-name="ce29">
            <text:p>2.982,6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15T00:00:00" table:style-name="ce23">
            <text:p>15/02/2024</text:p>
          </table:table-cell>
          <table:table-cell table:style-name="ce24"/>
          <table:table-cell office:value-type="date" office:date-value="2024-02-15T00:00:00" table:style-name="ce23">
            <text:p>15/02/2024</text:p>
          </table:table-cell>
          <table:table-cell table:style-name="ce24"/>
          <table:table-cell office:value-type="string" table:style-name="ce25">
            <text:p>COMPRA EN AREAS SANTS ESTACION, CON LA TARJETA : 5489130103230680 EL 2024-02-15</text:p>
          </table:table-cell>
          <table:table-cell table:style-name="ce24"/>
          <table:table-cell office:value-type="float" office:value="-2.5" table:style-name="ce26">
            <text:p>-2,5</text:p>
          </table:table-cell>
          <table:table-cell table:style-name="ce24"/>
          <table:table-cell office:value-type="float" office:value="2989.65" table:style-name="ce29">
            <text:p>2.989,6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14T00:00:00" table:style-name="ce23">
            <text:p>14/02/2024</text:p>
          </table:table-cell>
          <table:table-cell table:style-name="ce24"/>
          <table:table-cell office:value-type="date" office:date-value="2024-02-14T00:00:00" table:style-name="ce23">
            <text:p>14/02/2024</text:p>
          </table:table-cell>
          <table:table-cell table:style-name="ce24"/>
          <table:table-cell office:value-type="string" table:style-name="ce25">
            <text:p>RECIBO TOTALENERGIES CLIENTESSAU Nº RECIBO 0073 0100 755 CDBKYGK REF. MANDATO NCESIGL101020230000000</text:p>
          </table:table-cell>
          <table:table-cell table:style-name="ce24"/>
          <table:table-cell office:value-type="float" office:value="-186.05" table:style-name="ce26">
            <text:p>-186,05</text:p>
          </table:table-cell>
          <table:table-cell table:style-name="ce24"/>
          <table:table-cell office:value-type="float" office:value="2992.15" table:style-name="ce29">
            <text:p>2.992,1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14T00:00:00" table:style-name="ce23">
            <text:p>14/02/2024</text:p>
          </table:table-cell>
          <table:table-cell table:style-name="ce24"/>
          <table:table-cell office:value-type="date" office:date-value="2024-02-13T00:00:00" table:style-name="ce23">
            <text:p>13/02/2024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2.63" table:style-name="ce26">
            <text:p>-2,63</text:p>
          </table:table-cell>
          <table:table-cell table:style-name="ce24"/>
          <table:table-cell office:value-type="float" office:value="3178.2" table:style-name="ce29">
            <text:p>3.178,2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13T00:00:00" table:style-name="ce23">
            <text:p>13/02/2024</text:p>
          </table:table-cell>
          <table:table-cell table:style-name="ce24"/>
          <table:table-cell office:value-type="date" office:date-value="2024-02-13T00:00:00" table:style-name="ce23">
            <text:p>13/02/2024</text:p>
          </table:table-cell>
          <table:table-cell table:style-name="ce24"/>
          <table:table-cell office:value-type="string" table:style-name="ce25">
            <text:p>COMPRA EN DOMESTIKA PLUS, CON LA TARJETA : 5489130103230680 EL 2024-02-11</text:p>
          </table:table-cell>
          <table:table-cell table:style-name="ce24"/>
          <table:table-cell office:value-type="float" office:value="-87.7" table:style-name="ce26">
            <text:p>-87,7</text:p>
          </table:table-cell>
          <table:table-cell table:style-name="ce24"/>
          <table:table-cell office:value-type="float" office:value="3180.83" table:style-name="ce29">
            <text:p>3.180,8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13T00:00:00" table:style-name="ce23">
            <text:p>13/02/2024</text:p>
          </table:table-cell>
          <table:table-cell table:style-name="ce24"/>
          <table:table-cell office:value-type="date" office:date-value="2024-02-13T00:00:00" table:style-name="ce23">
            <text:p>13/02/2024</text:p>
          </table:table-cell>
          <table:table-cell table:style-name="ce24"/>
          <table:table-cell office:value-type="string" table:style-name="ce25">
            <text:p>COMPRA EN ALDI MARAGALL, CON LA TARJETA : 5489130103230680 EL 2024-02-13</text:p>
          </table:table-cell>
          <table:table-cell table:style-name="ce24"/>
          <table:table-cell office:value-type="float" office:value="-16.989999999999998" table:style-name="ce26">
            <text:p>-16,99</text:p>
          </table:table-cell>
          <table:table-cell table:style-name="ce24"/>
          <table:table-cell office:value-type="float" office:value="3268.53" table:style-name="ce29">
            <text:p>3.268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12T00:00:00" table:style-name="ce23">
            <text:p>12/02/2024</text:p>
          </table:table-cell>
          <table:table-cell table:style-name="ce24"/>
          <table:table-cell office:value-type="date" office:date-value="2024-02-12T00:00:00" table:style-name="ce23">
            <text:p>12/02/2024</text:p>
          </table:table-cell>
          <table:table-cell table:style-name="ce24"/>
          <table:table-cell office:value-type="string" table:style-name="ce25">
            <text:p>COMPRA EN WOK LA PLAZA, CON LA TARJETA : 5489130103230680 EL 2024-02-12</text:p>
          </table:table-cell>
          <table:table-cell table:style-name="ce24"/>
          <table:table-cell office:value-type="float" office:value="-6.9" table:style-name="ce26">
            <text:p>-6,9</text:p>
          </table:table-cell>
          <table:table-cell table:style-name="ce24"/>
          <table:table-cell office:value-type="float" office:value="3285.52" table:style-name="ce29">
            <text:p>3.285,5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12T00:00:00" table:style-name="ce23">
            <text:p>12/02/2024</text:p>
          </table:table-cell>
          <table:table-cell table:style-name="ce24"/>
          <table:table-cell office:value-type="date" office:date-value="2024-02-11T00:00:00" table:style-name="ce23">
            <text:p>11/02/2024</text:p>
          </table:table-cell>
          <table:table-cell table:style-name="ce24"/>
          <table:table-cell office:value-type="string" table:style-name="ce25">
            <text:p>COMPRA EN BCAFE URGELL, CON LA TARJETA : 5489130103230680 EL 2024-02-11</text:p>
          </table:table-cell>
          <table:table-cell table:style-name="ce24"/>
          <table:table-cell office:value-type="float" office:value="-6.25" table:style-name="ce26">
            <text:p>-6,25</text:p>
          </table:table-cell>
          <table:table-cell table:style-name="ce24"/>
          <table:table-cell office:value-type="float" office:value="3292.42" table:style-name="ce29">
            <text:p>3.292,4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12T00:00:00" table:style-name="ce23">
            <text:p>12/02/2024</text:p>
          </table:table-cell>
          <table:table-cell table:style-name="ce24"/>
          <table:table-cell office:value-type="date" office:date-value="2024-02-11T00:00:00" table:style-name="ce23">
            <text:p>11/02/2024</text:p>
          </table:table-cell>
          <table:table-cell table:style-name="ce24"/>
          <table:table-cell office:value-type="string" table:style-name="ce25">
            <text:p>COMPRA EN BAR JORDI, CON LA TARJETA : 5489130103230680 EL 2024-02-11</text:p>
          </table:table-cell>
          <table:table-cell table:style-name="ce24"/>
          <table:table-cell office:value-type="float" office:value="-6.3" table:style-name="ce26">
            <text:p>-6,3</text:p>
          </table:table-cell>
          <table:table-cell table:style-name="ce24"/>
          <table:table-cell office:value-type="float" office:value="3298.67" table:style-name="ce29">
            <text:p>3.298,6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12T00:00:00" table:style-name="ce23">
            <text:p>12/02/2024</text:p>
          </table:table-cell>
          <table:table-cell table:style-name="ce24"/>
          <table:table-cell office:value-type="date" office:date-value="2024-02-10T00:00:00" table:style-name="ce23">
            <text:p>10/02/2024</text:p>
          </table:table-cell>
          <table:table-cell table:style-name="ce24"/>
          <table:table-cell office:value-type="string" table:style-name="ce25">
            <text:p>COMPRA EN CAFE ORLANDI, CON LA TARJETA : 5489130103230680 EL 2024-02-10</text:p>
          </table:table-cell>
          <table:table-cell table:style-name="ce24"/>
          <table:table-cell office:value-type="float" office:value="-3.5" table:style-name="ce26">
            <text:p>-3,5</text:p>
          </table:table-cell>
          <table:table-cell table:style-name="ce24"/>
          <table:table-cell office:value-type="float" office:value="3304.97" table:style-name="ce29">
            <text:p>3.304,9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9T00:00:00" table:style-name="ce23">
            <text:p>09/02/2024</text:p>
          </table:table-cell>
          <table:table-cell table:style-name="ce24"/>
          <table:table-cell office:value-type="date" office:date-value="2024-02-09T00:00:00" table:style-name="ce23">
            <text:p>09/02/2024</text:p>
          </table:table-cell>
          <table:table-cell table:style-name="ce24"/>
          <table:table-cell office:value-type="string" table:style-name="ce25">
            <text:p>COMPRA EN CONDIS BARCELONA, CON LA TARJETA : 5489130103230680 EL 2024-02-09</text:p>
          </table:table-cell>
          <table:table-cell table:style-name="ce24"/>
          <table:table-cell office:value-type="float" office:value="-5.85" table:style-name="ce26">
            <text:p>-5,85</text:p>
          </table:table-cell>
          <table:table-cell table:style-name="ce24"/>
          <table:table-cell office:value-type="float" office:value="3308.47" table:style-name="ce29">
            <text:p>3.308,4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9T00:00:00" table:style-name="ce23">
            <text:p>09/02/2024</text:p>
          </table:table-cell>
          <table:table-cell table:style-name="ce24"/>
          <table:table-cell office:value-type="date" office:date-value="2024-02-09T00:00:00" table:style-name="ce23">
            <text:p>09/02/2024</text:p>
          </table:table-cell>
          <table:table-cell table:style-name="ce24"/>
          <table:table-cell office:value-type="string" table:style-name="ce25">
            <text:p>COMPRA EN YOHOGAR, CON LA TARJETA : 5489130103230680 EL 2024-02-09</text:p>
          </table:table-cell>
          <table:table-cell table:style-name="ce24"/>
          <table:table-cell office:value-type="float" office:value="-20.16" table:style-name="ce26">
            <text:p>-20,16</text:p>
          </table:table-cell>
          <table:table-cell table:style-name="ce24"/>
          <table:table-cell office:value-type="float" office:value="3314.32" table:style-name="ce29">
            <text:p>3.314,3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9T00:00:00" table:style-name="ce23">
            <text:p>09/02/2024</text:p>
          </table:table-cell>
          <table:table-cell table:style-name="ce24"/>
          <table:table-cell office:value-type="date" office:date-value="2024-02-09T00:00:00" table:style-name="ce23">
            <text:p>09/02/2024</text:p>
          </table:table-cell>
          <table:table-cell table:style-name="ce24"/>
          <table:table-cell office:value-type="string" table:style-name="ce25">
            <text:p>COMPRA EN BAZAR ORIENTAL, CON LA TARJETA : 5489130103230680 EL 2024-02-09</text:p>
          </table:table-cell>
          <table:table-cell table:style-name="ce24"/>
          <table:table-cell office:value-type="float" office:value="-11.8" table:style-name="ce26">
            <text:p>-11,8</text:p>
          </table:table-cell>
          <table:table-cell table:style-name="ce24"/>
          <table:table-cell office:value-type="float" office:value="3334.48" table:style-name="ce29">
            <text:p>3.334,4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8T00:00:00" table:style-name="ce23">
            <text:p>08/02/2024</text:p>
          </table:table-cell>
          <table:table-cell table:style-name="ce24"/>
          <table:table-cell office:value-type="date" office:date-value="2024-02-08T00:00:00" table:style-name="ce23">
            <text:p>08/02/2024</text:p>
          </table:table-cell>
          <table:table-cell table:style-name="ce24"/>
          <table:table-cell office:value-type="string" table:style-name="ce25">
            <text:p>COMPRA EN LAIE CAFE PAU CLARIS, CON LA TARJETA : 5489130103230680 EL 2024-02-08</text:p>
          </table:table-cell>
          <table:table-cell table:style-name="ce24"/>
          <table:table-cell office:value-type="float" office:value="-1.85" table:style-name="ce26">
            <text:p>-1,85</text:p>
          </table:table-cell>
          <table:table-cell table:style-name="ce24"/>
          <table:table-cell office:value-type="float" office:value="3346.28" table:style-name="ce29">
            <text:p>3.346,2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8T00:00:00" table:style-name="ce23">
            <text:p>08/02/2024</text:p>
          </table:table-cell>
          <table:table-cell table:style-name="ce24"/>
          <table:table-cell office:value-type="date" office:date-value="2024-02-08T00:00:00" table:style-name="ce23">
            <text:p>08/02/2024</text:p>
          </table:table-cell>
          <table:table-cell table:style-name="ce24"/>
          <table:table-cell office:value-type="string" table:style-name="ce25">
            <text:p>COMPRA EN BAR VELODROMO, CON LA TARJETA : 5489130103230680 EL 2024-02-08</text:p>
          </table:table-cell>
          <table:table-cell table:style-name="ce24"/>
          <table:table-cell office:value-type="float" office:value="-5.0999999999999996" table:style-name="ce26">
            <text:p>-5,1</text:p>
          </table:table-cell>
          <table:table-cell table:style-name="ce24"/>
          <table:table-cell office:value-type="float" office:value="3348.13" table:style-name="ce29">
            <text:p>3.348,1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7T00:00:00" table:style-name="ce23">
            <text:p>07/02/2024</text:p>
          </table:table-cell>
          <table:table-cell table:style-name="ce24"/>
          <table:table-cell office:value-type="date" office:date-value="2024-02-07T00:00:00" table:style-name="ce23">
            <text:p>07/02/2024</text:p>
          </table:table-cell>
          <table:table-cell table:style-name="ce24"/>
          <table:table-cell office:value-type="string" table:style-name="ce25">
            <text:p>COMPRA EN SOPA RESTAURANT, CON LA TARJETA : 5489130103230680 EL 2024-02-07</text:p>
          </table:table-cell>
          <table:table-cell table:style-name="ce24"/>
          <table:table-cell office:value-type="float" office:value="-2" table:style-name="ce26">
            <text:p>-2</text:p>
          </table:table-cell>
          <table:table-cell table:style-name="ce24"/>
          <table:table-cell office:value-type="float" office:value="3353.23" table:style-name="ce29">
            <text:p>3.353,2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6T00:00:00" table:style-name="ce23">
            <text:p>06/02/2024</text:p>
          </table:table-cell>
          <table:table-cell table:style-name="ce24"/>
          <table:table-cell office:value-type="date" office:date-value="2024-02-06T00:00:00" table:style-name="ce23">
            <text:p>06/02/2024</text:p>
          </table:table-cell>
          <table:table-cell table:style-name="ce24"/>
          <table:table-cell office:value-type="string" table:style-name="ce25">
            <text:p>COMPRA EN LOBRADOR DELS 15-NAVAS, CON LA TARJETA : 5489130103230680 EL 2024-02-06</text:p>
          </table:table-cell>
          <table:table-cell table:style-name="ce24"/>
          <table:table-cell office:value-type="float" office:value="-1.55" table:style-name="ce26">
            <text:p>-1,55</text:p>
          </table:table-cell>
          <table:table-cell table:style-name="ce24"/>
          <table:table-cell office:value-type="float" office:value="3355.23" table:style-name="ce29">
            <text:p>3.355,2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6T00:00:00" table:style-name="ce23">
            <text:p>06/02/2024</text:p>
          </table:table-cell>
          <table:table-cell table:style-name="ce24"/>
          <table:table-cell office:value-type="date" office:date-value="2024-02-06T00:00:00" table:style-name="ce23">
            <text:p>06/02/2024</text:p>
          </table:table-cell>
          <table:table-cell table:style-name="ce24"/>
          <table:table-cell office:value-type="string" table:style-name="ce25">
            <text:p>COMPRA EN SOPA RESTAURANT, CON LA TARJETA : 5489130103230680 EL 2024-02-06</text:p>
          </table:table-cell>
          <table:table-cell table:style-name="ce24"/>
          <table:table-cell office:value-type="float" office:value="-2" table:style-name="ce26">
            <text:p>-2</text:p>
          </table:table-cell>
          <table:table-cell table:style-name="ce24"/>
          <table:table-cell office:value-type="float" office:value="3356.78" table:style-name="ce29">
            <text:p>3.356,78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2-06T00:00:00" table:style-name="ce23">
            <text:p>06/02/2024</text:p>
          </table:table-cell>
          <table:table-cell table:style-name="ce24"/>
          <table:table-cell office:value-type="date" office:date-value="2024-02-06T00:00:00" table:style-name="ce23">
            <text:p>06/02/2024</text:p>
          </table:table-cell>
          <table:table-cell table:style-name="ce24"/>
          <table:table-cell office:value-type="string" table:style-name="ce25">
            <text:p>TRANSFERENCIA DE MANNUCCI GAIA, CONCEPTO feb rent+2 months of bills</text:p>
          </table:table-cell>
          <table:table-cell table:style-name="ce24"/>
          <table:table-cell office:value-type="float" office:value="615" table:style-name="ce26">
            <text:p>615</text:p>
          </table:table-cell>
          <table:table-cell table:style-name="ce24"/>
          <table:table-cell office:value-type="float" office:value="3358.78" table:style-name="ce29">
            <text:p>3.358,78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2-06T00:00:00" table:style-name="ce23">
            <text:p>06/02/2024</text:p>
          </table:table-cell>
          <table:table-cell table:style-name="ce24"/>
          <table:table-cell office:value-type="date" office:date-value="2024-02-05T00:00:00" table:style-name="ce23">
            <text:p>05/02/2024</text:p>
          </table:table-cell>
          <table:table-cell table:style-name="ce24"/>
          <table:table-cell office:value-type="string" table:style-name="ce25">
            <text:p>TRANSFERENCIA DE MLE ELISA BERGER, CONCEPTO ALQUILER ELISA FEB24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2743.78" table:style-name="ce29">
            <text:p>2.743,78</text:p>
          </table:table-cell>
          <table:table-cell office:value-type="string" table:style-name="ce11">
            <text:p>H1</text:p>
          </table:table-cell>
          <table:table-cell office:value-type="float" office:value="2" table:style-name="ce11">
            <text:p>2</text:p>
          </table:table-cell>
          <table:table-cell table:number-columns-repeated="16372" table:style-name="ce11"/>
        </table:table-row>
        <table:table-row table:style-name="ro8" table:visibility="filter">
          <table:table-cell table:style-name="ce10"/>
          <table:table-cell office:value-type="date" office:date-value="2024-02-06T00:00:00" table:style-name="ce23">
            <text:p>06/02/2024</text:p>
          </table:table-cell>
          <table:table-cell table:style-name="ce24"/>
          <table:table-cell office:value-type="date" office:date-value="2024-02-05T00:00:00" table:style-name="ce23">
            <text:p>05/02/2024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67" table:style-name="ce26">
            <text:p>-0,67</text:p>
          </table:table-cell>
          <table:table-cell table:style-name="ce24"/>
          <table:table-cell office:value-type="float" office:value="1943.78" table:style-name="ce29">
            <text:p>1.943,78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2-05T00:00:00" table:style-name="ce23">
            <text:p>05/02/2024</text:p>
          </table:table-cell>
          <table:table-cell table:style-name="ce24"/>
          <table:table-cell office:value-type="date" office:date-value="2024-02-05T00:00:00" table:style-name="ce23">
            <text:p>05/02/2024</text:p>
          </table:table-cell>
          <table:table-cell table:style-name="ce24"/>
          <table:table-cell office:value-type="string" table:style-name="ce25">
            <text:p>NOMINA DE INSTITUTO NACIONAL DE EMPLEO - INEM:</text:p>
          </table:table-cell>
          <table:table-cell table:style-name="ce24"/>
          <table:table-cell office:value-type="float" office:value="778.95" table:style-name="ce26">
            <text:p>778,95</text:p>
          </table:table-cell>
          <table:table-cell table:style-name="ce24"/>
          <table:table-cell office:value-type="float" office:value="1944.45" table:style-name="ce29">
            <text:p>1.944,4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5T00:00:00" table:style-name="ce23">
            <text:p>05/02/2024</text:p>
          </table:table-cell>
          <table:table-cell table:style-name="ce24"/>
          <table:table-cell office:value-type="date" office:date-value="2024-02-05T00:00:00" table:style-name="ce23">
            <text:p>05/02/2024</text:p>
          </table:table-cell>
          <table:table-cell table:style-name="ce24"/>
          <table:table-cell office:value-type="string" table:style-name="ce25">
            <text:p>COMPRA EN CHATGPT SUBSCRIPTION, CON LA TARJETA : 5489130103230680 EL 2024-02-03</text:p>
          </table:table-cell>
          <table:table-cell table:style-name="ce24"/>
          <table:table-cell office:value-type="float" office:value="-22.45" table:style-name="ce26">
            <text:p>-22,45</text:p>
          </table:table-cell>
          <table:table-cell table:style-name="ce24"/>
          <table:table-cell office:value-type="float" office:value="1165.5" table:style-name="ce29">
            <text:p>1.165,5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5T00:00:00" table:style-name="ce23">
            <text:p>05/02/2024</text:p>
          </table:table-cell>
          <table:table-cell table:style-name="ce24"/>
          <table:table-cell office:value-type="date" office:date-value="2024-02-05T00:00:00" table:style-name="ce23">
            <text:p>05/02/2024</text:p>
          </table:table-cell>
          <table:table-cell table:style-name="ce24"/>
          <table:table-cell office:value-type="string" table:style-name="ce25">
            <text:p>COMPRA EN SOPA RESTAURANT, CON LA TARJETA : 5489130103230680 EL 2024-02-05</text:p>
          </table:table-cell>
          <table:table-cell table:style-name="ce24"/>
          <table:table-cell office:value-type="float" office:value="-0.1" table:style-name="ce26">
            <text:p>-0,1</text:p>
          </table:table-cell>
          <table:table-cell table:style-name="ce24"/>
          <table:table-cell office:value-type="float" office:value="1187.95" table:style-name="ce29">
            <text:p>1.187,9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5T00:00:00" table:style-name="ce23">
            <text:p>05/02/2024</text:p>
          </table:table-cell>
          <table:table-cell table:style-name="ce24"/>
          <table:table-cell office:value-type="date" office:date-value="2024-02-05T00:00:00" table:style-name="ce23">
            <text:p>05/02/2024</text:p>
          </table:table-cell>
          <table:table-cell table:style-name="ce24"/>
          <table:table-cell office:value-type="string" table:style-name="ce25">
            <text:p>COMPRA EN SOPA RESTAURANT, CON LA TARJETA : 5489130103230680 EL 2024-02-05</text:p>
          </table:table-cell>
          <table:table-cell table:style-name="ce24"/>
          <table:table-cell office:value-type="float" office:value="-1.9" table:style-name="ce26">
            <text:p>-1,9</text:p>
          </table:table-cell>
          <table:table-cell table:style-name="ce24"/>
          <table:table-cell office:value-type="float" office:value="1188.05" table:style-name="ce29">
            <text:p>1.188,0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5T00:00:00" table:style-name="ce23">
            <text:p>05/02/2024</text:p>
          </table:table-cell>
          <table:table-cell table:style-name="ce24"/>
          <table:table-cell office:value-type="date" office:date-value="2024-02-05T00:00:00" table:style-name="ce23">
            <text:p>05/02/2024</text:p>
          </table:table-cell>
          <table:table-cell table:style-name="ce24"/>
          <table:table-cell office:value-type="string" table:style-name="ce25">
            <text:p>COMPRA EN BICING, CON LA TARJETA : 5489130103230680 EL 2024-02-05</text:p>
          </table:table-cell>
          <table:table-cell table:style-name="ce24"/>
          <table:table-cell office:value-type="float" office:value="-6.05" table:style-name="ce26">
            <text:p>-6,05</text:p>
          </table:table-cell>
          <table:table-cell table:style-name="ce24"/>
          <table:table-cell office:value-type="float" office:value="1189.95" table:style-name="ce29">
            <text:p>1.189,9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5T00:00:00" table:style-name="ce23">
            <text:p>05/02/2024</text:p>
          </table:table-cell>
          <table:table-cell table:style-name="ce24"/>
          <table:table-cell office:value-type="date" office:date-value="2024-02-04T00:00:00" table:style-name="ce23">
            <text:p>04/02/2024</text:p>
          </table:table-cell>
          <table:table-cell table:style-name="ce24"/>
          <table:table-cell office:value-type="string" table:style-name="ce25">
            <text:p>COMPRA EN CAPRABO SA, CON LA TARJETA : 5489130103230680 EL 2024-02-04</text:p>
          </table:table-cell>
          <table:table-cell table:style-name="ce24"/>
          <table:table-cell office:value-type="float" office:value="-10.5" table:style-name="ce26">
            <text:p>-10,5</text:p>
          </table:table-cell>
          <table:table-cell table:style-name="ce24"/>
          <table:table-cell office:value-type="float" office:value="1196" table:style-name="ce29">
            <text:p>1.196,0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5T00:00:00" table:style-name="ce23">
            <text:p>05/02/2024</text:p>
          </table:table-cell>
          <table:table-cell table:style-name="ce24"/>
          <table:table-cell office:value-type="date" office:date-value="2024-02-03T00:00:00" table:style-name="ce23">
            <text:p>03/02/2024</text:p>
          </table:table-cell>
          <table:table-cell table:style-name="ce24"/>
          <table:table-cell office:value-type="string" table:style-name="ce25">
            <text:p>COMPRA EN FRUTAS MARAGALL 157, CON LA TARJETA : 5489130103230680 EL 2024-02-03</text:p>
          </table:table-cell>
          <table:table-cell table:style-name="ce24"/>
          <table:table-cell office:value-type="float" office:value="-3.51" table:style-name="ce26">
            <text:p>-3,51</text:p>
          </table:table-cell>
          <table:table-cell table:style-name="ce24"/>
          <table:table-cell office:value-type="float" office:value="1206.5" table:style-name="ce29">
            <text:p>1.206,5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5T00:00:00" table:style-name="ce23">
            <text:p>05/02/2024</text:p>
          </table:table-cell>
          <table:table-cell table:style-name="ce24"/>
          <table:table-cell office:value-type="date" office:date-value="2024-02-03T00:00:00" table:style-name="ce23">
            <text:p>03/02/2024</text:p>
          </table:table-cell>
          <table:table-cell table:style-name="ce24"/>
          <table:table-cell office:value-type="string" table:style-name="ce25">
            <text:p>BIZUM A FAVOR DE AINA SERRA PAMIES CONCEPTO: Sin concepto</text:p>
          </table:table-cell>
          <table:table-cell table:style-name="ce24"/>
          <table:table-cell office:value-type="float" office:value="-1" table:style-name="ce26">
            <text:p>-1</text:p>
          </table:table-cell>
          <table:table-cell table:style-name="ce24"/>
          <table:table-cell office:value-type="float" office:value="1210.01" table:style-name="ce29">
            <text:p>1.210,0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2T00:00:00" table:style-name="ce23">
            <text:p>02/02/2024</text:p>
          </table:table-cell>
          <table:table-cell table:style-name="ce24"/>
          <table:table-cell office:value-type="date" office:date-value="2024-02-02T00:00:00" table:style-name="ce23">
            <text:p>02/02/2024</text:p>
          </table:table-cell>
          <table:table-cell table:style-name="ce24"/>
          <table:table-cell office:value-type="string" table:style-name="ce25">
            <text:p>COMPRA EN BAR L'AIXOPLUC, CON LA TARJETA : 5489130103230680 EL 2024-02-02</text:p>
          </table:table-cell>
          <table:table-cell table:style-name="ce24"/>
          <table:table-cell office:value-type="float" office:value="-4.2" table:style-name="ce26">
            <text:p>-4,2</text:p>
          </table:table-cell>
          <table:table-cell table:style-name="ce24"/>
          <table:table-cell office:value-type="float" office:value="1211.01" table:style-name="ce29">
            <text:p>1.211,0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2T00:00:00" table:style-name="ce23">
            <text:p>02/02/2024</text:p>
          </table:table-cell>
          <table:table-cell table:style-name="ce24"/>
          <table:table-cell office:value-type="date" office:date-value="2024-02-02T00:00:00" table:style-name="ce23">
            <text:p>02/02/2024</text:p>
          </table:table-cell>
          <table:table-cell table:style-name="ce24"/>
          <table:table-cell office:value-type="string" table:style-name="ce25">
            <text:p>COMPRA EN LIDL COMTE URGELL, CON LA TARJETA : 5489130103230680 EL 2024-02-02</text:p>
          </table:table-cell>
          <table:table-cell table:style-name="ce24"/>
          <table:table-cell office:value-type="float" office:value="-12.06" table:style-name="ce26">
            <text:p>-12,06</text:p>
          </table:table-cell>
          <table:table-cell table:style-name="ce24"/>
          <table:table-cell office:value-type="float" office:value="1215.21" table:style-name="ce29">
            <text:p>1.215,2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2T00:00:00" table:style-name="ce23">
            <text:p>02/02/2024</text:p>
          </table:table-cell>
          <table:table-cell table:style-name="ce24"/>
          <table:table-cell office:value-type="date" office:date-value="2024-02-02T00:00:00" table:style-name="ce23">
            <text:p>02/02/2024</text:p>
          </table:table-cell>
          <table:table-cell table:style-name="ce24"/>
          <table:table-cell office:value-type="string" table:style-name="ce25">
            <text:p>COMPRA EN BERNAT LIBRERIA, CON LA TARJETA : 5489130103230680 EL 2024-02-02</text:p>
          </table:table-cell>
          <table:table-cell table:style-name="ce24"/>
          <table:table-cell office:value-type="float" office:value="-9.9499999999999993" table:style-name="ce26">
            <text:p>-9,95</text:p>
          </table:table-cell>
          <table:table-cell table:style-name="ce24"/>
          <table:table-cell office:value-type="float" office:value="1227.27" table:style-name="ce29">
            <text:p>1.227,2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2T00:00:00" table:style-name="ce23">
            <text:p>02/02/2024</text:p>
          </table:table-cell>
          <table:table-cell table:style-name="ce24"/>
          <table:table-cell office:value-type="date" office:date-value="2024-02-02T00:00:00" table:style-name="ce23">
            <text:p>02/02/2024</text:p>
          </table:table-cell>
          <table:table-cell table:style-name="ce24"/>
          <table:table-cell office:value-type="string" table:style-name="ce25">
            <text:p>COMPRA EN ALDI SARRIA, CON LA TARJETA : 5489130103230680 EL 2024-02-02</text:p>
          </table:table-cell>
          <table:table-cell table:style-name="ce24"/>
          <table:table-cell office:value-type="float" office:value="-0.99" table:style-name="ce26">
            <text:p>-0,99</text:p>
          </table:table-cell>
          <table:table-cell table:style-name="ce24"/>
          <table:table-cell office:value-type="float" office:value="1237.22" table:style-name="ce29">
            <text:p>1.237,2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2T00:00:00" table:style-name="ce23">
            <text:p>02/02/2024</text:p>
          </table:table-cell>
          <table:table-cell table:style-name="ce24"/>
          <table:table-cell office:value-type="date" office:date-value="2024-02-02T00:00:00" table:style-name="ce23">
            <text:p>02/02/2024</text:p>
          </table:table-cell>
          <table:table-cell table:style-name="ce24"/>
          <table:table-cell office:value-type="string" table:style-name="ce25">
            <text:p>RECIBO ENDESA ENERGIA S.A. Nº RECIBO 0073 0100 755 CCXCRYT REF. MANDATO E00020920343960900020001</text:p>
          </table:table-cell>
          <table:table-cell table:style-name="ce24"/>
          <table:table-cell office:value-type="float" office:value="-74.31" table:style-name="ce26">
            <text:p>-74,31</text:p>
          </table:table-cell>
          <table:table-cell table:style-name="ce24"/>
          <table:table-cell office:value-type="float" office:value="1238.21" table:style-name="ce29">
            <text:p>1.238,2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2T00:00:00" table:style-name="ce23">
            <text:p>02/02/2024</text:p>
          </table:table-cell>
          <table:table-cell table:style-name="ce24"/>
          <table:table-cell office:value-type="date" office:date-value="2024-02-01T00:00:00" table:style-name="ce23">
            <text:p>01/02/2024</text:p>
          </table:table-cell>
          <table:table-cell table:style-name="ce24"/>
          <table:table-cell office:value-type="string" table:style-name="ce25">
            <text:p>RETENCION HACIENDA ABONO DE DEVOLUCION RECIBOS PRINCIPALES</text:p>
          </table:table-cell>
          <table:table-cell table:style-name="ce24"/>
          <table:table-cell office:value-type="float" office:value="-0.05" table:style-name="ce26">
            <text:p>-0,05</text:p>
          </table:table-cell>
          <table:table-cell table:style-name="ce24"/>
          <table:table-cell office:value-type="float" office:value="1312.52" table:style-name="ce29">
            <text:p>1.312,5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2-02T00:00:00" table:style-name="ce23">
            <text:p>02/02/2024</text:p>
          </table:table-cell>
          <table:table-cell table:style-name="ce24"/>
          <table:table-cell office:value-type="date" office:date-value="2024-02-01T00:00:00" table:style-name="ce23">
            <text:p>01/02/2024</text:p>
          </table:table-cell>
          <table:table-cell table:style-name="ce24"/>
          <table:table-cell office:value-type="string" table:style-name="ce25">
            <text:p>BONIFICACION SOBRE EL IMPORTE DE RECIBOS DOMICILIADOS Y PAGADOS</text:p>
          </table:table-cell>
          <table:table-cell table:style-name="ce24"/>
          <table:table-cell office:value-type="float" office:value="0.24" table:style-name="ce26">
            <text:p>0,24</text:p>
          </table:table-cell>
          <table:table-cell table:style-name="ce24"/>
          <table:table-cell office:value-type="float" office:value="1312.57" table:style-name="ce29">
            <text:p>1.312,5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2T00:00:00" table:style-name="ce23">
            <text:p>02/02/2024</text:p>
          </table:table-cell>
          <table:table-cell table:style-name="ce24"/>
          <table:table-cell office:value-type="date" office:date-value="2024-02-01T00:00:00" table:style-name="ce23">
            <text:p>01/02/2024</text:p>
          </table:table-cell>
          <table:table-cell table:style-name="ce24"/>
          <table:table-cell office:value-type="string" table:style-name="ce25">
            <text:p>COMPRA EN EXPENDEDORA DE VERMUT SL, CON LA TARJETA : 5489130103230680 EL 2024-02-01</text:p>
          </table:table-cell>
          <table:table-cell table:style-name="ce24"/>
          <table:table-cell office:value-type="float" office:value="-21" table:style-name="ce26">
            <text:p>-21</text:p>
          </table:table-cell>
          <table:table-cell table:style-name="ce24"/>
          <table:table-cell office:value-type="float" office:value="1312.33" table:style-name="ce29">
            <text:p>1.312,3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1T00:00:00" table:style-name="ce23">
            <text:p>01/02/2024</text:p>
          </table:table-cell>
          <table:table-cell table:style-name="ce24"/>
          <table:table-cell office:value-type="date" office:date-value="2024-02-01T00:00:00" table:style-name="ce23">
            <text:p>01/02/2024</text:p>
          </table:table-cell>
          <table:table-cell table:style-name="ce24"/>
          <table:table-cell office:value-type="string" table:style-name="ce25">
            <text:p>COMPRA EN AREAS SANTS ESTACION, CON LA TARJETA : 5489130103230680 EL 2024-02-01</text:p>
          </table:table-cell>
          <table:table-cell table:style-name="ce24"/>
          <table:table-cell office:value-type="float" office:value="-25.95" table:style-name="ce26">
            <text:p>-25,95</text:p>
          </table:table-cell>
          <table:table-cell table:style-name="ce24"/>
          <table:table-cell office:value-type="float" office:value="1333.33" table:style-name="ce29">
            <text:p>1.333,3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1T00:00:00" table:style-name="ce23">
            <text:p>01/02/2024</text:p>
          </table:table-cell>
          <table:table-cell table:style-name="ce24"/>
          <table:table-cell office:value-type="date" office:date-value="2024-02-01T00:00:00" table:style-name="ce23">
            <text:p>01/02/2024</text:p>
          </table:table-cell>
          <table:table-cell table:style-name="ce24"/>
          <table:table-cell office:value-type="string" table:style-name="ce25">
            <text:p>COMPRA EN CAFETERIA GEOGRAFIA, CON LA TARJETA : 5489130103230680 EL 2024-02-01</text:p>
          </table:table-cell>
          <table:table-cell table:style-name="ce24"/>
          <table:table-cell office:value-type="float" office:value="-10.7" table:style-name="ce26">
            <text:p>-10,7</text:p>
          </table:table-cell>
          <table:table-cell table:style-name="ce24"/>
          <table:table-cell office:value-type="float" office:value="1359.28" table:style-name="ce29">
            <text:p>1.359,2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2-01T00:00:00" table:style-name="ce23">
            <text:p>01/02/2024</text:p>
          </table:table-cell>
          <table:table-cell table:style-name="ce24"/>
          <table:table-cell office:value-type="date" office:date-value="2024-02-01T00:00:00" table:style-name="ce23">
            <text:p>01/02/2024</text:p>
          </table:table-cell>
          <table:table-cell table:style-name="ce24"/>
          <table:table-cell office:value-type="string" table:style-name="ce25">
            <text:p>COMPRA EN BICING, CON LA TARJETA : 5489130103230680 EL 2024-02-01</text:p>
          </table:table-cell>
          <table:table-cell table:style-name="ce24"/>
          <table:table-cell office:value-type="float" office:value="-0.7" table:style-name="ce26">
            <text:p>-0,7</text:p>
          </table:table-cell>
          <table:table-cell table:style-name="ce24"/>
          <table:table-cell office:value-type="float" office:value="1369.98" table:style-name="ce29">
            <text:p>1.369,9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31T00:00:00" table:style-name="ce23">
            <text:p>31/01/2024</text:p>
          </table:table-cell>
          <table:table-cell table:style-name="ce24"/>
          <table:table-cell office:value-type="date" office:date-value="2024-01-31T00:00:00" table:style-name="ce23">
            <text:p>31/01/2024</text:p>
          </table:table-cell>
          <table:table-cell table:style-name="ce24"/>
          <table:table-cell office:value-type="string" table:style-name="ce25">
            <text:p>COMPRA EN LOBRADOR DELS 15-NAVAS, CON LA TARJETA : 5489130103230680 EL 2024-01-31</text:p>
          </table:table-cell>
          <table:table-cell table:style-name="ce24"/>
          <table:table-cell office:value-type="float" office:value="-1.8" table:style-name="ce26">
            <text:p>-1,8</text:p>
          </table:table-cell>
          <table:table-cell table:style-name="ce24"/>
          <table:table-cell office:value-type="float" office:value="1370.68" table:style-name="ce29">
            <text:p>1.370,6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31T00:00:00" table:style-name="ce23">
            <text:p>31/01/2024</text:p>
          </table:table-cell>
          <table:table-cell table:style-name="ce24"/>
          <table:table-cell office:value-type="date" office:date-value="2024-01-31T00:00:00" table:style-name="ce23">
            <text:p>31/01/2024</text:p>
          </table:table-cell>
          <table:table-cell table:style-name="ce24"/>
          <table:table-cell office:value-type="string" table:style-name="ce25">
            <text:p>COMPRA EN QUI LO SA?, CON LA TARJETA : 5489130103230680 EL 2024-01-31</text:p>
          </table:table-cell>
          <table:table-cell table:style-name="ce24"/>
          <table:table-cell office:value-type="float" office:value="-12" table:style-name="ce26">
            <text:p>-12</text:p>
          </table:table-cell>
          <table:table-cell table:style-name="ce24"/>
          <table:table-cell office:value-type="float" office:value="1372.48" table:style-name="ce29">
            <text:p>1.372,4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31T00:00:00" table:style-name="ce23">
            <text:p>31/01/2024</text:p>
          </table:table-cell>
          <table:table-cell table:style-name="ce24"/>
          <table:table-cell office:value-type="date" office:date-value="2024-01-31T00:00:00" table:style-name="ce23">
            <text:p>31/01/2024</text:p>
          </table:table-cell>
          <table:table-cell table:style-name="ce24"/>
          <table:table-cell office:value-type="string" table:style-name="ce25">
            <text:p>COMPRA EN CERVECERIA CATALANA, CON LA TARJETA : 5489130103230680 EL 2024-01-31</text:p>
          </table:table-cell>
          <table:table-cell table:style-name="ce24"/>
          <table:table-cell office:value-type="float" office:value="-4.0999999999999996" table:style-name="ce26">
            <text:p>-4,1</text:p>
          </table:table-cell>
          <table:table-cell table:style-name="ce24"/>
          <table:table-cell office:value-type="float" office:value="1384.48" table:style-name="ce29">
            <text:p>1.384,4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string" table:style-name="ce25">
            <text:p>COMPRA EN SANTS BEER, CON LA TARJETA : 5489130103230680 EL 2024-01-29</text:p>
          </table:table-cell>
          <table:table-cell table:style-name="ce24"/>
          <table:table-cell office:value-type="float" office:value="-8.65" table:style-name="ce26">
            <text:p>-8,65</text:p>
          </table:table-cell>
          <table:table-cell table:style-name="ce24"/>
          <table:table-cell office:value-type="float" office:value="1388.58" table:style-name="ce29">
            <text:p>1.388,5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string" table:style-name="ce25">
            <text:p>COMPRA EN WOK LA PLAZA, CON LA TARJETA : 5489130103230680 EL 2024-01-29</text:p>
          </table:table-cell>
          <table:table-cell table:style-name="ce24"/>
          <table:table-cell office:value-type="float" office:value="-2.95" table:style-name="ce26">
            <text:p>-2,95</text:p>
          </table:table-cell>
          <table:table-cell table:style-name="ce24"/>
          <table:table-cell office:value-type="float" office:value="1397.23" table:style-name="ce29">
            <text:p>1.397,2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string" table:style-name="ce25">
            <text:p>COMPRA EN BICING, CON LA TARJETA : 5489130103230680 EL 2024-01-29</text:p>
          </table:table-cell>
          <table:table-cell table:style-name="ce24"/>
          <table:table-cell office:value-type="float" office:value="-5.0999999999999996" table:style-name="ce26">
            <text:p>-5,1</text:p>
          </table:table-cell>
          <table:table-cell table:style-name="ce24"/>
          <table:table-cell office:value-type="float" office:value="1400.18" table:style-name="ce29">
            <text:p>1.400,1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string" table:style-name="ce25">
            <text:p>TRANSFERENCIA A FAVOR DE Cristina Cardona Altés CONCEPTO: H2 Alquiler mensual Cristina</text:p>
          </table:table-cell>
          <table:table-cell table:style-name="ce24"/>
          <table:table-cell office:value-type="float" office:value="-500" table:style-name="ce26">
            <text:p>-500</text:p>
          </table:table-cell>
          <table:table-cell table:style-name="ce24"/>
          <table:table-cell office:value-type="float" office:value="1405.28" table:style-name="ce29">
            <text:p>1.405,2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string" table:style-name="ce25">
            <text:p>TRANSFERENCIA A FAVOR DE Cristina Cardona Altés CONCEPTO: H3 Alquiler mensual Gaia</text:p>
          </table:table-cell>
          <table:table-cell table:style-name="ce24"/>
          <table:table-cell office:value-type="float" office:value="-475" table:style-name="ce26">
            <text:p>-475</text:p>
          </table:table-cell>
          <table:table-cell table:style-name="ce24"/>
          <table:table-cell office:value-type="float" office:value="1905.28" table:style-name="ce29">
            <text:p>1.905,2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string" table:style-name="ce25">
            <text:p>TRANSFERENCIA A FAVOR DE Cristina Cardona Altés CONCEPTO: H1 Alquiler Elisa</text:p>
          </table:table-cell>
          <table:table-cell table:style-name="ce24"/>
          <table:table-cell office:value-type="float" office:value="-725" table:style-name="ce26">
            <text:p>-725</text:p>
          </table:table-cell>
          <table:table-cell table:style-name="ce24"/>
          <table:table-cell office:value-type="float" office:value="2380.2800000000002" table:style-name="ce29">
            <text:p>2.380,2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string" table:style-name="ce25">
            <text:p>TRANSFERENCIA A FAVOR DE Cristina Cardona Altés CONCEPTO: H2 Gastos Cristin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3105.28" table:style-name="ce29">
            <text:p>3.105,2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string" table:style-name="ce25">
            <text:p>TRANSFERENCIA A FAVOR DE Cristina Cardona Altés CONCEPTO: H3 Gastos Gaia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3155.28" table:style-name="ce29">
            <text:p>3.155,2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string" table:style-name="ce25">
            <text:p>TRANSFERENCIA A FAVOR DE Cristina Cardona Altés CONCEPTO: H1 Gastos Elisa</text:p>
          </table:table-cell>
          <table:table-cell table:style-name="ce24"/>
          <table:table-cell office:value-type="float" office:value="-75" table:style-name="ce26">
            <text:p>-75</text:p>
          </table:table-cell>
          <table:table-cell table:style-name="ce24"/>
          <table:table-cell office:value-type="float" office:value="3225.28" table:style-name="ce29">
            <text:p>3.225,2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date" office:date-value="2024-01-27T00:00:00" table:style-name="ce23">
            <text:p>27/01/2024</text:p>
          </table:table-cell>
          <table:table-cell table:style-name="ce24"/>
          <table:table-cell office:value-type="string" table:style-name="ce25">
            <text:p>COMPRA EN PLUS FRESC, CON LA TARJETA : 5489130103230680 EL 2024-01-27</text:p>
          </table:table-cell>
          <table:table-cell table:style-name="ce24"/>
          <table:table-cell office:value-type="float" office:value="-5.74" table:style-name="ce26">
            <text:p>-5,74</text:p>
          </table:table-cell>
          <table:table-cell table:style-name="ce24"/>
          <table:table-cell office:value-type="float" office:value="3300.28" table:style-name="ce29">
            <text:p>3.300,2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string" table:style-name="ce25">
            <text:p>COMPRA EN RENFE CERCANIAS TNA 08 (5, CON LA TARJETA : 5489130103230680 EL 2024-01-26</text:p>
          </table:table-cell>
          <table:table-cell table:style-name="ce24"/>
          <table:table-cell office:value-type="float" office:value="-20" table:style-name="ce26">
            <text:p>-20</text:p>
          </table:table-cell>
          <table:table-cell table:style-name="ce24"/>
          <table:table-cell office:value-type="float" office:value="3306.02" table:style-name="ce29">
            <text:p>3.306,0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string" table:style-name="ce25">
            <text:p>COMPRA EN AREAS, CON LA TARJETA : 5489130103230680 EL 2024-01-26</text:p>
          </table:table-cell>
          <table:table-cell table:style-name="ce24"/>
          <table:table-cell office:value-type="float" office:value="-2.52" table:style-name="ce26">
            <text:p>-2,52</text:p>
          </table:table-cell>
          <table:table-cell table:style-name="ce24"/>
          <table:table-cell office:value-type="float" office:value="3326.02" table:style-name="ce29">
            <text:p>3.326,0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string" table:style-name="ce25">
            <text:p>COMPRA EN CRONO CHIP SL, CON LA TARJETA : 5489130103230680 EL 2024-01-26</text:p>
          </table:table-cell>
          <table:table-cell table:style-name="ce24"/>
          <table:table-cell office:value-type="float" office:value="-5" table:style-name="ce26">
            <text:p>-5</text:p>
          </table:table-cell>
          <table:table-cell table:style-name="ce24"/>
          <table:table-cell office:value-type="float" office:value="3328.54" table:style-name="ce29">
            <text:p>3.328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string" table:style-name="ce25">
            <text:p>TRANSFERENCIA A FAVOR DE CARDONA ALTES CRISTINA CONCEPTO: H1 Alquiler diciembre 23 Elisa</text:p>
          </table:table-cell>
          <table:table-cell table:style-name="ce24"/>
          <table:table-cell office:value-type="float" office:value="-725" table:style-name="ce26">
            <text:p>-725</text:p>
          </table:table-cell>
          <table:table-cell table:style-name="ce24"/>
          <table:table-cell office:value-type="float" office:value="3333.54" table:style-name="ce29">
            <text:p>3.333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string" table:style-name="ce25">
            <text:p>TRANSFERENCIA A FAVOR DE CARDONA ALTES CRISTINA CONCEPTO: H3 Alquiler diciembre 24 Gaia</text:p>
          </table:table-cell>
          <table:table-cell table:style-name="ce24"/>
          <table:table-cell office:value-type="float" office:value="-475" table:style-name="ce26">
            <text:p>-475</text:p>
          </table:table-cell>
          <table:table-cell table:style-name="ce24"/>
          <table:table-cell office:value-type="float" office:value="4058.54" table:style-name="ce29">
            <text:p>4.058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string" table:style-name="ce25">
            <text:p>TRANSFERENCIA A FAVOR DE CARDONA ALTES CRISTINA CONCEPTO: H3 Gastos Gaia diciembre 23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4533.54" table:style-name="ce29">
            <text:p>4.533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string" table:style-name="ce25">
            <text:p>TRANSFERENCIA A FAVOR DE CARDONA ALTES CRISTINA CONCEPTO: Fianza Gaia 2a mitad</text:p>
          </table:table-cell>
          <table:table-cell table:style-name="ce24"/>
          <table:table-cell office:value-type="float" office:value="-450" table:style-name="ce26">
            <text:p>-450</text:p>
          </table:table-cell>
          <table:table-cell table:style-name="ce24"/>
          <table:table-cell office:value-type="float" office:value="4603.54" table:style-name="ce29">
            <text:p>4.603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4T00:00:00" table:style-name="ce23">
            <text:p>24/01/2024</text:p>
          </table:table-cell>
          <table:table-cell table:style-name="ce24"/>
          <table:table-cell office:value-type="date" office:date-value="2024-01-24T00:00:00" table:style-name="ce23">
            <text:p>24/01/2024</text:p>
          </table:table-cell>
          <table:table-cell table:style-name="ce24"/>
          <table:table-cell office:value-type="string" table:style-name="ce25">
            <text:p>COMPRA EN JOCKEY, CON LA TARJETA : 5489130103230680 EL 2024-01-24</text:p>
          </table:table-cell>
          <table:table-cell table:style-name="ce24"/>
          <table:table-cell office:value-type="float" office:value="-15.5" table:style-name="ce26">
            <text:p>-15,5</text:p>
          </table:table-cell>
          <table:table-cell table:style-name="ce24"/>
          <table:table-cell office:value-type="float" office:value="5053.54" table:style-name="ce29">
            <text:p>5.053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3T00:00:00" table:style-name="ce23">
            <text:p>23/01/2024</text:p>
          </table:table-cell>
          <table:table-cell table:style-name="ce24"/>
          <table:table-cell office:value-type="date" office:date-value="2024-01-23T00:00:00" table:style-name="ce23">
            <text:p>23/01/2024</text:p>
          </table:table-cell>
          <table:table-cell table:style-name="ce24"/>
          <table:table-cell office:value-type="string" table:style-name="ce25">
            <text:p>COMPRA EN BODEGA NEUS, CON LA TARJETA : 5489130103230680 EL 2024-01-23</text:p>
          </table:table-cell>
          <table:table-cell table:style-name="ce24"/>
          <table:table-cell office:value-type="float" office:value="-20" table:style-name="ce26">
            <text:p>-20</text:p>
          </table:table-cell>
          <table:table-cell table:style-name="ce24"/>
          <table:table-cell office:value-type="float" office:value="5069.04" table:style-name="ce29">
            <text:p>5.069,0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3T00:00:00" table:style-name="ce23">
            <text:p>23/01/2024</text:p>
          </table:table-cell>
          <table:table-cell table:style-name="ce24"/>
          <table:table-cell office:value-type="date" office:date-value="2024-01-23T00:00:00" table:style-name="ce23">
            <text:p>23/01/2024</text:p>
          </table:table-cell>
          <table:table-cell table:style-name="ce24"/>
          <table:table-cell office:value-type="string" table:style-name="ce25">
            <text:p>COMPRA EN LA POLAR, CON LA TARJETA : 5489130103230680 EL 2024-01-23</text:p>
          </table:table-cell>
          <table:table-cell table:style-name="ce24"/>
          <table:table-cell office:value-type="float" office:value="-1.5" table:style-name="ce26">
            <text:p>-1,5</text:p>
          </table:table-cell>
          <table:table-cell table:style-name="ce24"/>
          <table:table-cell office:value-type="float" office:value="5089.04" table:style-name="ce29">
            <text:p>5.089,0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3T00:00:00" table:style-name="ce23">
            <text:p>23/01/2024</text:p>
          </table:table-cell>
          <table:table-cell table:style-name="ce24"/>
          <table:table-cell office:value-type="date" office:date-value="2024-01-23T00:00:00" table:style-name="ce23">
            <text:p>23/01/2024</text:p>
          </table:table-cell>
          <table:table-cell table:style-name="ce24"/>
          <table:table-cell office:value-type="string" table:style-name="ce25">
            <text:p>COMPRA EN CLAREL, CON LA TARJETA : 5489130103230680 EL 2024-01-23</text:p>
          </table:table-cell>
          <table:table-cell table:style-name="ce24"/>
          <table:table-cell office:value-type="float" office:value="-2.99" table:style-name="ce26">
            <text:p>-2,99</text:p>
          </table:table-cell>
          <table:table-cell table:style-name="ce24"/>
          <table:table-cell office:value-type="float" office:value="5090.54" table:style-name="ce29">
            <text:p>5.090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3T00:00:00" table:style-name="ce23">
            <text:p>23/01/2024</text:p>
          </table:table-cell>
          <table:table-cell table:style-name="ce24"/>
          <table:table-cell office:value-type="date" office:date-value="2024-01-23T00:00:00" table:style-name="ce23">
            <text:p>23/01/2024</text:p>
          </table:table-cell>
          <table:table-cell table:style-name="ce24"/>
          <table:table-cell office:value-type="string" table:style-name="ce25">
            <text:p>COMPRA EN PELUQUERIA INGRID, CON LA TARJETA : 5489130103230680 EL 2024-01-23</text:p>
          </table:table-cell>
          <table:table-cell table:style-name="ce24"/>
          <table:table-cell office:value-type="float" office:value="-31" table:style-name="ce26">
            <text:p>-31</text:p>
          </table:table-cell>
          <table:table-cell table:style-name="ce24"/>
          <table:table-cell office:value-type="float" office:value="5093.53" table:style-name="ce29">
            <text:p>5.093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2T00:00:00" table:style-name="ce23">
            <text:p>22/01/2024</text:p>
          </table:table-cell>
          <table:table-cell table:style-name="ce24"/>
          <table:table-cell office:value-type="date" office:date-value="2024-01-22T00:00:00" table:style-name="ce23">
            <text:p>22/01/2024</text:p>
          </table:table-cell>
          <table:table-cell table:style-name="ce24"/>
          <table:table-cell office:value-type="string" table:style-name="ce25">
            <text:p>COMPRA EN WOK LA PLAZA, CON LA TARJETA : 5489130103230680 EL 2024-01-22</text:p>
          </table:table-cell>
          <table:table-cell table:style-name="ce24"/>
          <table:table-cell office:value-type="float" office:value="-2.4" table:style-name="ce26">
            <text:p>-2,4</text:p>
          </table:table-cell>
          <table:table-cell table:style-name="ce24"/>
          <table:table-cell office:value-type="float" office:value="5124.53" table:style-name="ce29">
            <text:p>5.124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2T00:00:00" table:style-name="ce23">
            <text:p>22/01/2024</text:p>
          </table:table-cell>
          <table:table-cell table:style-name="ce24"/>
          <table:table-cell office:value-type="date" office:date-value="2024-01-22T00:00:00" table:style-name="ce23">
            <text:p>22/01/2024</text:p>
          </table:table-cell>
          <table:table-cell table:style-name="ce24"/>
          <table:table-cell office:value-type="string" table:style-name="ce25">
            <text:p>COMPRA EN WOK LA PLAZA, CON LA TARJETA : 5489130103230680 EL 2024-01-22</text:p>
          </table:table-cell>
          <table:table-cell table:style-name="ce24"/>
          <table:table-cell office:value-type="float" office:value="-5.9" table:style-name="ce26">
            <text:p>-5,9</text:p>
          </table:table-cell>
          <table:table-cell table:style-name="ce24"/>
          <table:table-cell office:value-type="float" office:value="5126.93" table:style-name="ce29">
            <text:p>5.126,9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1-22T00:00:00" table:style-name="ce23">
            <text:p>22/01/2024</text:p>
          </table:table-cell>
          <table:table-cell table:style-name="ce24"/>
          <table:table-cell office:value-type="date" office:date-value="2024-01-22T00:00:00" table:style-name="ce23">
            <text:p>22/01/2024</text:p>
          </table:table-cell>
          <table:table-cell table:style-name="ce24"/>
          <table:table-cell office:value-type="string" table:style-name="ce25">
            <text:p>TRANSFERENCIA DE MARIA TERESA ALTES SALAFRANCA, CONCEPTO COMIDA Y VIERNES DICIEMBRE</text:p>
          </table:table-cell>
          <table:table-cell table:style-name="ce24"/>
          <table:table-cell office:value-type="float" office:value="68" table:style-name="ce26">
            <text:p>68</text:p>
          </table:table-cell>
          <table:table-cell table:style-name="ce24"/>
          <table:table-cell office:value-type="float" office:value="5132.83" table:style-name="ce29">
            <text:p>5.132,8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2T00:00:00" table:style-name="ce23">
            <text:p>22/01/2024</text:p>
          </table:table-cell>
          <table:table-cell table:style-name="ce24"/>
          <table:table-cell office:value-type="date" office:date-value="2024-01-22T00:00:00" table:style-name="ce23">
            <text:p>22/01/2024</text:p>
          </table:table-cell>
          <table:table-cell table:style-name="ce24"/>
          <table:table-cell office:value-type="string" table:style-name="ce25">
            <text:p>COMPRA EN BICING, CON LA TARJETA : 5489130103230680 EL 2024-01-22</text:p>
          </table:table-cell>
          <table:table-cell table:style-name="ce24"/>
          <table:table-cell office:value-type="float" office:value="-2.4500000000000002" table:style-name="ce26">
            <text:p>-2,45</text:p>
          </table:table-cell>
          <table:table-cell table:style-name="ce24"/>
          <table:table-cell office:value-type="float" office:value="5064.83" table:style-name="ce29">
            <text:p>5.064,8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22T00:00:00" table:style-name="ce23">
            <text:p>22/01/2024</text:p>
          </table:table-cell>
          <table:table-cell table:style-name="ce24"/>
          <table:table-cell office:value-type="date" office:date-value="2024-01-21T00:00:00" table:style-name="ce23">
            <text:p>21/01/2024</text:p>
          </table:table-cell>
          <table:table-cell table:style-name="ce24"/>
          <table:table-cell office:value-type="string" table:style-name="ce25">
            <text:p>COMPRA EN BCAFE URGELL, CON LA TARJETA : 5489130103230680 EL 2024-01-21</text:p>
          </table:table-cell>
          <table:table-cell table:style-name="ce24"/>
          <table:table-cell office:value-type="float" office:value="-6.25" table:style-name="ce26">
            <text:p>-6,25</text:p>
          </table:table-cell>
          <table:table-cell table:style-name="ce24"/>
          <table:table-cell office:value-type="float" office:value="5067.28" table:style-name="ce29">
            <text:p>5.067,28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1-18T00:00:00" table:style-name="ce23">
            <text:p>18/01/2024</text:p>
          </table:table-cell>
          <table:table-cell table:style-name="ce24"/>
          <table:table-cell office:value-type="date" office:date-value="2024-01-18T00:00:00" table:style-name="ce23">
            <text:p>18/01/2024</text:p>
          </table:table-cell>
          <table:table-cell table:style-name="ce24"/>
          <table:table-cell office:value-type="string" table:style-name="ce25">
            <text:p>TRANSFERENCIA DE MARIA TERESA ALTES SALAFRANCA, CONCEPTO CAFES</text:p>
          </table:table-cell>
          <table:table-cell table:style-name="ce24"/>
          <table:table-cell office:value-type="float" office:value="12" table:style-name="ce26">
            <text:p>12</text:p>
          </table:table-cell>
          <table:table-cell table:style-name="ce24"/>
          <table:table-cell office:value-type="float" office:value="5073.53" table:style-name="ce29">
            <text:p>5.073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17T00:00:00" table:style-name="ce23">
            <text:p>17/01/2024</text:p>
          </table:table-cell>
          <table:table-cell table:style-name="ce24"/>
          <table:table-cell office:value-type="date" office:date-value="2024-01-17T00:00:00" table:style-name="ce23">
            <text:p>17/01/2024</text:p>
          </table:table-cell>
          <table:table-cell table:style-name="ce24"/>
          <table:table-cell office:value-type="string" table:style-name="ce25">
            <text:p>COMPRA EN MERCADONA-BISCAIA, CON LA TARJETA : 5489130103230680 EL 2024-01-17</text:p>
          </table:table-cell>
          <table:table-cell table:style-name="ce24"/>
          <table:table-cell office:value-type="float" office:value="-18.73" table:style-name="ce26">
            <text:p>-18,73</text:p>
          </table:table-cell>
          <table:table-cell table:style-name="ce24"/>
          <table:table-cell office:value-type="float" office:value="5061.53" table:style-name="ce29">
            <text:p>5.061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17T00:00:00" table:style-name="ce23">
            <text:p>17/01/2024</text:p>
          </table:table-cell>
          <table:table-cell table:style-name="ce24"/>
          <table:table-cell office:value-type="date" office:date-value="2024-01-17T00:00:00" table:style-name="ce23">
            <text:p>17/01/2024</text:p>
          </table:table-cell>
          <table:table-cell table:style-name="ce24"/>
          <table:table-cell office:value-type="string" table:style-name="ce25">
            <text:p>RECIBO AIGUES DE BARCELONA, S.A. Nº RECIBO 0073 0100 755 CCRWFLX REF. MANDATO 02000002153446</text:p>
          </table:table-cell>
          <table:table-cell table:style-name="ce24"/>
          <table:table-cell office:value-type="float" office:value="-51.27" table:style-name="ce26">
            <text:p>-51,27</text:p>
          </table:table-cell>
          <table:table-cell table:style-name="ce24"/>
          <table:table-cell office:value-type="float" office:value="5080.26" table:style-name="ce29">
            <text:p>5.080,2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16T00:00:00" table:style-name="ce23">
            <text:p>16/01/2024</text:p>
          </table:table-cell>
          <table:table-cell table:style-name="ce24"/>
          <table:table-cell office:value-type="date" office:date-value="2024-01-15T00:00:00" table:style-name="ce23">
            <text:p>15/01/2024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24" table:style-name="ce26">
            <text:p>-0,24</text:p>
          </table:table-cell>
          <table:table-cell table:style-name="ce24"/>
          <table:table-cell office:value-type="float" office:value="5131.53" table:style-name="ce29">
            <text:p>5.131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15T00:00:00" table:style-name="ce23">
            <text:p>15/01/2024</text:p>
          </table:table-cell>
          <table:table-cell table:style-name="ce24"/>
          <table:table-cell office:value-type="date" office:date-value="2024-01-15T00:00:00" table:style-name="ce23">
            <text:p>15/01/2024</text:p>
          </table:table-cell>
          <table:table-cell table:style-name="ce24"/>
          <table:table-cell office:value-type="string" table:style-name="ce25">
            <text:p>COMPRA EN SOPA RESTAURANT, CON LA TARJETA : 5489130103230680 EL 2024-01-15</text:p>
          </table:table-cell>
          <table:table-cell table:style-name="ce24"/>
          <table:table-cell office:value-type="float" office:value="-5.0999999999999996" table:style-name="ce26">
            <text:p>-5,1</text:p>
          </table:table-cell>
          <table:table-cell table:style-name="ce24"/>
          <table:table-cell office:value-type="float" office:value="5131.7700000000004" table:style-name="ce29">
            <text:p>5.131,7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15T00:00:00" table:style-name="ce23">
            <text:p>15/01/2024</text:p>
          </table:table-cell>
          <table:table-cell table:style-name="ce24"/>
          <table:table-cell office:value-type="date" office:date-value="2024-01-15T00:00:00" table:style-name="ce23">
            <text:p>15/01/2024</text:p>
          </table:table-cell>
          <table:table-cell table:style-name="ce24"/>
          <table:table-cell office:value-type="string" table:style-name="ce25">
            <text:p>COMPRA EN DOMESTIKA PLUS, CON LA TARJETA : 5489130103230680 EL 2024-01-11</text:p>
          </table:table-cell>
          <table:table-cell table:style-name="ce24"/>
          <table:table-cell office:value-type="float" office:value="-8.0299999999999994" table:style-name="ce26">
            <text:p>-8,03</text:p>
          </table:table-cell>
          <table:table-cell table:style-name="ce24"/>
          <table:table-cell office:value-type="float" office:value="5136.87" table:style-name="ce29">
            <text:p>5.136,8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1-15T00:00:00" table:style-name="ce23">
            <text:p>15/01/2024</text:p>
          </table:table-cell>
          <table:table-cell table:style-name="ce24"/>
          <table:table-cell office:value-type="date" office:date-value="2024-01-15T00:00:00" table:style-name="ce23">
            <text:p>15/01/2024</text:p>
          </table:table-cell>
          <table:table-cell table:style-name="ce24"/>
          <table:table-cell office:value-type="string" table:style-name="ce25">
            <text:p>REGULARIZACION COMPRA EN RENFE CERCANIAS 71801, CON LA TARJETA : 5489130103230680 EL 2024-01-15</text:p>
          </table:table-cell>
          <table:table-cell table:style-name="ce24"/>
          <table:table-cell office:value-type="float" office:value="20" table:style-name="ce26">
            <text:p>20</text:p>
          </table:table-cell>
          <table:table-cell table:style-name="ce24"/>
          <table:table-cell office:value-type="float" office:value="5144.8999999999996" table:style-name="ce29">
            <text:p>5.144,9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1-15T00:00:00" table:style-name="ce23">
            <text:p>15/01/2024</text:p>
          </table:table-cell>
          <table:table-cell table:style-name="ce24"/>
          <table:table-cell office:value-type="date" office:date-value="2024-01-15T00:00:00" table:style-name="ce23">
            <text:p>15/01/2024</text:p>
          </table:table-cell>
          <table:table-cell table:style-name="ce24"/>
          <table:table-cell office:value-type="string" table:style-name="ce25">
            <text:p>REGULARIZACION COMPRA EN RENFE CERCANIAS 71801, CON LA TARJETA : 5489130103230680 EL 2024-01-15</text:p>
          </table:table-cell>
          <table:table-cell table:style-name="ce24"/>
          <table:table-cell office:value-type="float" office:value="20" table:style-name="ce26">
            <text:p>20</text:p>
          </table:table-cell>
          <table:table-cell table:style-name="ce24"/>
          <table:table-cell office:value-type="float" office:value="5124.8999999999996" table:style-name="ce29">
            <text:p>5.124,9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15T00:00:00" table:style-name="ce23">
            <text:p>15/01/2024</text:p>
          </table:table-cell>
          <table:table-cell table:style-name="ce24"/>
          <table:table-cell office:value-type="date" office:date-value="2024-01-15T00:00:00" table:style-name="ce23">
            <text:p>15/01/2024</text:p>
          </table:table-cell>
          <table:table-cell table:style-name="ce24"/>
          <table:table-cell office:value-type="string" table:style-name="ce25">
            <text:p>COMPRA EN BICING, CON LA TARJETA : 5489130103230680 EL 2024-01-15</text:p>
          </table:table-cell>
          <table:table-cell table:style-name="ce24"/>
          <table:table-cell office:value-type="float" office:value="-1.75" table:style-name="ce26">
            <text:p>-1,75</text:p>
          </table:table-cell>
          <table:table-cell table:style-name="ce24"/>
          <table:table-cell office:value-type="float" office:value="5104.8999999999996" table:style-name="ce29">
            <text:p>5.104,9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12T00:00:00" table:style-name="ce23">
            <text:p>12/01/2024</text:p>
          </table:table-cell>
          <table:table-cell table:style-name="ce24"/>
          <table:table-cell office:value-type="date" office:date-value="2024-01-12T00:00:00" table:style-name="ce23">
            <text:p>12/01/2024</text:p>
          </table:table-cell>
          <table:table-cell table:style-name="ce24"/>
          <table:table-cell office:value-type="string" table:style-name="ce25">
            <text:p>COMPRA EN AREAS, CON LA TARJETA : 5489130103230680 EL 2024-01-12</text:p>
          </table:table-cell>
          <table:table-cell table:style-name="ce24"/>
          <table:table-cell office:value-type="float" office:value="-2.52" table:style-name="ce26">
            <text:p>-2,52</text:p>
          </table:table-cell>
          <table:table-cell table:style-name="ce24"/>
          <table:table-cell office:value-type="float" office:value="5106.6499999999996" table:style-name="ce29">
            <text:p>5.106,6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10T00:00:00" table:style-name="ce23">
            <text:p>10/01/2024</text:p>
          </table:table-cell>
          <table:table-cell table:style-name="ce24"/>
          <table:table-cell office:value-type="date" office:date-value="2024-01-10T00:00:00" table:style-name="ce23">
            <text:p>10/01/2024</text:p>
          </table:table-cell>
          <table:table-cell table:style-name="ce24"/>
          <table:table-cell office:value-type="string" table:style-name="ce25">
            <text:p>DISPOSICION EN CAJERO CON LA TARJETA 5489130103230680, COMISION 0,00, EL 2024-01-10</text:p>
          </table:table-cell>
          <table:table-cell table:style-name="ce24"/>
          <table:table-cell office:value-type="float" office:value="-80" table:style-name="ce26">
            <text:p>-80</text:p>
          </table:table-cell>
          <table:table-cell table:style-name="ce24"/>
          <table:table-cell office:value-type="float" office:value="5109.17" table:style-name="ce29">
            <text:p>5.109,1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8T00:00:00" table:style-name="ce23">
            <text:p>08/01/2024</text:p>
          </table:table-cell>
          <table:table-cell table:style-name="ce24"/>
          <table:table-cell office:value-type="date" office:date-value="2024-01-08T00:00:00" table:style-name="ce23">
            <text:p>08/01/2024</text:p>
          </table:table-cell>
          <table:table-cell table:style-name="ce24"/>
          <table:table-cell office:value-type="string" table:style-name="ce25">
            <text:p>COMPRA EN SANTS BEER, CON LA TARJETA : 5489130103230680 EL 2024-01-08</text:p>
          </table:table-cell>
          <table:table-cell table:style-name="ce24"/>
          <table:table-cell office:value-type="float" office:value="-11.65" table:style-name="ce26">
            <text:p>-11,65</text:p>
          </table:table-cell>
          <table:table-cell table:style-name="ce24"/>
          <table:table-cell office:value-type="float" office:value="5189.17" table:style-name="ce29">
            <text:p>5.189,1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8T00:00:00" table:style-name="ce23">
            <text:p>08/01/2024</text:p>
          </table:table-cell>
          <table:table-cell table:style-name="ce24"/>
          <table:table-cell office:value-type="date" office:date-value="2024-01-08T00:00:00" table:style-name="ce23">
            <text:p>08/01/2024</text:p>
          </table:table-cell>
          <table:table-cell table:style-name="ce24"/>
          <table:table-cell office:value-type="string" table:style-name="ce25">
            <text:p>COMPRA EN LIDL COMTE URGELL, CON LA TARJETA : 5489130103230680 EL 2024-01-08</text:p>
          </table:table-cell>
          <table:table-cell table:style-name="ce24"/>
          <table:table-cell office:value-type="float" office:value="-1.69" table:style-name="ce26">
            <text:p>-1,69</text:p>
          </table:table-cell>
          <table:table-cell table:style-name="ce24"/>
          <table:table-cell office:value-type="float" office:value="5200.82" table:style-name="ce29">
            <text:p>5.200,8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1-08T00:00:00" table:style-name="ce23">
            <text:p>08/01/2024</text:p>
          </table:table-cell>
          <table:table-cell table:style-name="ce24"/>
          <table:table-cell office:value-type="date" office:date-value="2024-01-08T00:00:00" table:style-name="ce23">
            <text:p>08/01/2024</text:p>
          </table:table-cell>
          <table:table-cell table:style-name="ce24"/>
          <table:table-cell office:value-type="string" table:style-name="ce25">
            <text:p>TRANSFERENCIA DE MANNUCCI GAIA, CONCEPTO diciembre y enero</text:p>
          </table:table-cell>
          <table:table-cell table:style-name="ce24"/>
          <table:table-cell office:value-type="float" office:value="950" table:style-name="ce26">
            <text:p>950</text:p>
          </table:table-cell>
          <table:table-cell table:style-name="ce24"/>
          <table:table-cell office:value-type="float" office:value="5202.51" table:style-name="ce29">
            <text:p>5.202,5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8T00:00:00" table:style-name="ce23">
            <text:p>08/01/2024</text:p>
          </table:table-cell>
          <table:table-cell table:style-name="ce24"/>
          <table:table-cell office:value-type="date" office:date-value="2024-01-08T00:00:00" table:style-name="ce23">
            <text:p>08/01/2024</text:p>
          </table:table-cell>
          <table:table-cell table:style-name="ce24"/>
          <table:table-cell office:value-type="string" table:style-name="ce25">
            <text:p>COMPRA EN BICING, CON LA TARJETA : 5489130103230680 EL 2024-01-08</text:p>
          </table:table-cell>
          <table:table-cell table:style-name="ce24"/>
          <table:table-cell office:value-type="float" office:value="-2.1" table:style-name="ce26">
            <text:p>-2,1</text:p>
          </table:table-cell>
          <table:table-cell table:style-name="ce24"/>
          <table:table-cell office:value-type="float" office:value="4252.51" table:style-name="ce29">
            <text:p>4.252,5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8T00:00:00" table:style-name="ce23">
            <text:p>08/01/2024</text:p>
          </table:table-cell>
          <table:table-cell table:style-name="ce24"/>
          <table:table-cell office:value-type="date" office:date-value="2024-01-07T00:00:00" table:style-name="ce23">
            <text:p>07/01/2024</text:p>
          </table:table-cell>
          <table:table-cell table:style-name="ce24"/>
          <table:table-cell office:value-type="string" table:style-name="ce25">
            <text:p>COMPRA EN METRO BARCELONA, CON LA TARJETA : 5489130103230680 EL 2024-01-07</text:p>
          </table:table-cell>
          <table:table-cell table:style-name="ce24"/>
          <table:table-cell office:value-type="float" office:value="-20" table:style-name="ce26">
            <text:p>-20</text:p>
          </table:table-cell>
          <table:table-cell table:style-name="ce24"/>
          <table:table-cell office:value-type="float" office:value="4254.6099999999997" table:style-name="ce29">
            <text:p>4.254,6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8T00:00:00" table:style-name="ce23">
            <text:p>08/01/2024</text:p>
          </table:table-cell>
          <table:table-cell table:style-name="ce24"/>
          <table:table-cell office:value-type="date" office:date-value="2024-01-07T00:00:00" table:style-name="ce23">
            <text:p>07/01/2024</text:p>
          </table:table-cell>
          <table:table-cell table:style-name="ce24"/>
          <table:table-cell office:value-type="string" table:style-name="ce25">
            <text:p>COMPRA EN ALDI SARRIA, CON LA TARJETA : 5489130103230680 EL 2024-01-07</text:p>
          </table:table-cell>
          <table:table-cell table:style-name="ce24"/>
          <table:table-cell office:value-type="float" office:value="-14.77" table:style-name="ce26">
            <text:p>-14,77</text:p>
          </table:table-cell>
          <table:table-cell table:style-name="ce24"/>
          <table:table-cell office:value-type="float" office:value="4274.6099999999997" table:style-name="ce29">
            <text:p>4.274,6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8T00:00:00" table:style-name="ce23">
            <text:p>08/01/2024</text:p>
          </table:table-cell>
          <table:table-cell table:style-name="ce24"/>
          <table:table-cell office:value-type="date" office:date-value="2024-01-07T00:00:00" table:style-name="ce23">
            <text:p>07/01/2024</text:p>
          </table:table-cell>
          <table:table-cell table:style-name="ce24"/>
          <table:table-cell office:value-type="string" table:style-name="ce25">
            <text:p>COMPRA EN BAR RACO DEL POBLENOU, CON LA TARJETA : 5489130103230680 EL 2024-01-07</text:p>
          </table:table-cell>
          <table:table-cell table:style-name="ce24"/>
          <table:table-cell office:value-type="float" office:value="-23.3" table:style-name="ce26">
            <text:p>-23,3</text:p>
          </table:table-cell>
          <table:table-cell table:style-name="ce24"/>
          <table:table-cell office:value-type="float" office:value="4289.38" table:style-name="ce29">
            <text:p>4.289,3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8T00:00:00" table:style-name="ce23">
            <text:p>08/01/2024</text:p>
          </table:table-cell>
          <table:table-cell table:style-name="ce24"/>
          <table:table-cell office:value-type="date" office:date-value="2024-01-05T00:00:00" table:style-name="ce23">
            <text:p>05/01/2024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66" table:style-name="ce26">
            <text:p>-0,66</text:p>
          </table:table-cell>
          <table:table-cell table:style-name="ce24"/>
          <table:table-cell office:value-type="float" office:value="4312.68" table:style-name="ce29">
            <text:p>4.312,6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5T00:00:00" table:style-name="ce23">
            <text:p>05/01/2024</text:p>
          </table:table-cell>
          <table:table-cell table:style-name="ce24"/>
          <table:table-cell office:value-type="date" office:date-value="2024-01-05T00:00:00" table:style-name="ce23">
            <text:p>05/01/2024</text:p>
          </table:table-cell>
          <table:table-cell table:style-name="ce24"/>
          <table:table-cell office:value-type="string" table:style-name="ce25">
            <text:p>COMPRA EN ALDI SARRIA, CON LA TARJETA : 5489130103230680 EL 2024-01-05</text:p>
          </table:table-cell>
          <table:table-cell table:style-name="ce24"/>
          <table:table-cell office:value-type="float" office:value="-11.99" table:style-name="ce26">
            <text:p>-11,99</text:p>
          </table:table-cell>
          <table:table-cell table:style-name="ce24"/>
          <table:table-cell office:value-type="float" office:value="4313.34" table:style-name="ce29">
            <text:p>4.313,3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5T00:00:00" table:style-name="ce23">
            <text:p>05/01/2024</text:p>
          </table:table-cell>
          <table:table-cell table:style-name="ce24"/>
          <table:table-cell office:value-type="date" office:date-value="2024-01-05T00:00:00" table:style-name="ce23">
            <text:p>05/01/2024</text:p>
          </table:table-cell>
          <table:table-cell table:style-name="ce24"/>
          <table:table-cell office:value-type="string" table:style-name="ce25">
            <text:p>COMPRA EN SUPERMERCAT VILLARROEL, CON LA TARJETA : 5489130103230680 EL 2024-01-05</text:p>
          </table:table-cell>
          <table:table-cell table:style-name="ce24"/>
          <table:table-cell office:value-type="float" office:value="-1.7" table:style-name="ce26">
            <text:p>-1,7</text:p>
          </table:table-cell>
          <table:table-cell table:style-name="ce24"/>
          <table:table-cell office:value-type="float" office:value="4325.33" table:style-name="ce29">
            <text:p>4.325,3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5T00:00:00" table:style-name="ce23">
            <text:p>05/01/2024</text:p>
          </table:table-cell>
          <table:table-cell table:style-name="ce24"/>
          <table:table-cell office:value-type="date" office:date-value="2024-01-05T00:00:00" table:style-name="ce23">
            <text:p>05/01/2024</text:p>
          </table:table-cell>
          <table:table-cell table:style-name="ce24"/>
          <table:table-cell office:value-type="string" table:style-name="ce25">
            <text:p>COMPRA EN INVESTOPTION BARCELONA, CON LA TARJETA : 5489130103230680 EL 2024-01-05</text:p>
          </table:table-cell>
          <table:table-cell table:style-name="ce24"/>
          <table:table-cell office:value-type="float" office:value="-4.45" table:style-name="ce26">
            <text:p>-4,45</text:p>
          </table:table-cell>
          <table:table-cell table:style-name="ce24"/>
          <table:table-cell office:value-type="float" office:value="4327.03" table:style-name="ce29">
            <text:p>4.327,0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5T00:00:00" table:style-name="ce23">
            <text:p>05/01/2024</text:p>
          </table:table-cell>
          <table:table-cell table:style-name="ce24"/>
          <table:table-cell office:value-type="date" office:date-value="2024-01-05T00:00:00" table:style-name="ce23">
            <text:p>05/01/2024</text:p>
          </table:table-cell>
          <table:table-cell table:style-name="ce24"/>
          <table:table-cell office:value-type="string" table:style-name="ce25">
            <text:p>COMPRA EN CHATGPT SUBSCRIPTION, CON LA TARJETA : 5489130103230680 EL 2024-01-03</text:p>
          </table:table-cell>
          <table:table-cell table:style-name="ce24"/>
          <table:table-cell office:value-type="float" office:value="-22.12" table:style-name="ce26">
            <text:p>-22,12</text:p>
          </table:table-cell>
          <table:table-cell table:style-name="ce24"/>
          <table:table-cell office:value-type="float" office:value="4331.4799999999996" table:style-name="ce29">
            <text:p>4.331,4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4T00:00:00" table:style-name="ce23">
            <text:p>04/01/2024</text:p>
          </table:table-cell>
          <table:table-cell table:style-name="ce24"/>
          <table:table-cell office:value-type="date" office:date-value="2024-01-03T00:00:00" table:style-name="ce23">
            <text:p>03/01/2024</text:p>
          </table:table-cell>
          <table:table-cell table:style-name="ce24"/>
          <table:table-cell office:value-type="string" table:style-name="ce25">
            <text:p>COMPRA EN UGARIT AMRIT, CON LA TARJETA : 5489130103230680 EL 2024-01-03</text:p>
          </table:table-cell>
          <table:table-cell table:style-name="ce24"/>
          <table:table-cell office:value-type="float" office:value="-22" table:style-name="ce26">
            <text:p>-22</text:p>
          </table:table-cell>
          <table:table-cell table:style-name="ce24"/>
          <table:table-cell office:value-type="float" office:value="4353.6000000000004" table:style-name="ce29">
            <text:p>4.353,6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1-03T00:00:00" table:style-name="ce23">
            <text:p>03/01/2024</text:p>
          </table:table-cell>
          <table:table-cell table:style-name="ce24"/>
          <table:table-cell office:value-type="date" office:date-value="2024-01-03T00:00:00" table:style-name="ce23">
            <text:p>03/01/2024</text:p>
          </table:table-cell>
          <table:table-cell table:style-name="ce24"/>
          <table:table-cell office:value-type="string" table:style-name="ce25">
            <text:p>NOMINA DE INSTITUTO NACIONAL DE EMPLEO - INEM:</text:p>
          </table:table-cell>
          <table:table-cell table:style-name="ce24"/>
          <table:table-cell office:value-type="float" office:value="779.55" table:style-name="ce26">
            <text:p>779,55</text:p>
          </table:table-cell>
          <table:table-cell table:style-name="ce24"/>
          <table:table-cell office:value-type="float" office:value="4375.6000000000004" table:style-name="ce29">
            <text:p>4.375,6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1-03T00:00:00" table:style-name="ce23">
            <text:p>03/01/2024</text:p>
          </table:table-cell>
          <table:table-cell table:style-name="ce24"/>
          <table:table-cell office:value-type="date" office:date-value="2024-01-02T00:00:00" table:style-name="ce23">
            <text:p>02/01/2024</text:p>
          </table:table-cell>
          <table:table-cell table:style-name="ce24"/>
          <table:table-cell office:value-type="string" table:style-name="ce25">
            <text:p>TRANSFERENCIA DE MLE ELISA BERGER, CONCEPTO ALQUILER ELISA ENERO 24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3596.05" table:style-name="ce29">
            <text:p>3.596,05</text:p>
          </table:table-cell>
          <table:table-cell office:value-type="string" table:style-name="ce11">
            <text:p>H1</text:p>
          </table:table-cell>
          <table:table-cell office:value-type="float" office:value="1" table:style-name="ce11">
            <text:p>1</text:p>
          </table:table-cell>
          <table:table-cell table:number-columns-repeated="16372" table:style-name="ce11"/>
        </table:table-row>
        <table:table-row table:style-name="ro8" table:visibility="filter">
          <table:table-cell table:style-name="ce10"/>
          <table:table-cell office:value-type="date" office:date-value="2024-01-03T00:00:00" table:style-name="ce23">
            <text:p>03/01/2024</text:p>
          </table:table-cell>
          <table:table-cell table:style-name="ce24"/>
          <table:table-cell office:value-type="date" office:date-value="2024-01-02T00:00:00" table:style-name="ce23">
            <text:p>02/01/2024</text:p>
          </table:table-cell>
          <table:table-cell table:style-name="ce24"/>
          <table:table-cell office:value-type="string" table:style-name="ce25">
            <text:p>RETENCION HACIENDA ABONO DE DEVOLUCION RECIBOS PRINCIPALES</text:p>
          </table:table-cell>
          <table:table-cell table:style-name="ce24"/>
          <table:table-cell office:value-type="float" office:value="-0.04" table:style-name="ce26">
            <text:p>-0,04</text:p>
          </table:table-cell>
          <table:table-cell table:style-name="ce24"/>
          <table:table-cell office:value-type="float" office:value="2796.05" table:style-name="ce29">
            <text:p>2.796,05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1-03T00:00:00" table:style-name="ce23">
            <text:p>03/01/2024</text:p>
          </table:table-cell>
          <table:table-cell table:style-name="ce24"/>
          <table:table-cell office:value-type="date" office:date-value="2024-01-02T00:00:00" table:style-name="ce23">
            <text:p>02/01/2024</text:p>
          </table:table-cell>
          <table:table-cell table:style-name="ce24"/>
          <table:table-cell office:value-type="string" table:style-name="ce25">
            <text:p>BONIFICACION SOBRE EL IMPORTE DE RECIBOS DOMICILIADOS Y PAGADOS</text:p>
          </table:table-cell>
          <table:table-cell table:style-name="ce24"/>
          <table:table-cell office:value-type="float" office:value="0.19" table:style-name="ce26">
            <text:p>0,19</text:p>
          </table:table-cell>
          <table:table-cell table:style-name="ce24"/>
          <table:table-cell office:value-type="float" office:value="2796.09" table:style-name="ce29">
            <text:p>2.796,0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3T00:00:00" table:style-name="ce23">
            <text:p>03/01/2024</text:p>
          </table:table-cell>
          <table:table-cell table:style-name="ce24"/>
          <table:table-cell office:value-type="date" office:date-value="2024-01-03T00:00:00" table:style-name="ce23">
            <text:p>03/01/2024</text:p>
          </table:table-cell>
          <table:table-cell table:style-name="ce24"/>
          <table:table-cell office:value-type="string" table:style-name="ce25">
            <text:p>RECIBO ENDESA ENERGIA S.A. Nº RECIBO 0073 0100 755 CCMRFKQ REF. MANDATO E00020920343960900020001</text:p>
          </table:table-cell>
          <table:table-cell table:style-name="ce24"/>
          <table:table-cell office:value-type="float" office:value="-48.33" table:style-name="ce26">
            <text:p>-48,33</text:p>
          </table:table-cell>
          <table:table-cell table:style-name="ce24"/>
          <table:table-cell office:value-type="float" office:value="2795.9" table:style-name="ce29">
            <text:p>2.795,9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1-02T00:00:00" table:style-name="ce23">
            <text:p>02/01/2024</text:p>
          </table:table-cell>
          <table:table-cell table:style-name="ce24"/>
          <table:table-cell office:value-type="date" office:date-value="2023-12-29T00:00:00" table:style-name="ce23">
            <text:p>29/12/2023</text:p>
          </table:table-cell>
          <table:table-cell table:style-name="ce24"/>
          <table:table-cell office:value-type="string" table:style-name="ce25">
            <text:p>ABONO EN LA TARJETA 5489130103230680 EL 2023-12-29</text:p>
          </table:table-cell>
          <table:table-cell table:style-name="ce24"/>
          <table:table-cell office:value-type="float" office:value="10.96" table:style-name="ce26">
            <text:p>10,96</text:p>
          </table:table-cell>
          <table:table-cell table:style-name="ce24"/>
          <table:table-cell office:value-type="float" office:value="2844.23" table:style-name="ce29">
            <text:p>2.844,2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2T00:00:00" table:style-name="ce23">
            <text:p>02/01/2024</text:p>
          </table:table-cell>
          <table:table-cell table:style-name="ce24"/>
          <table:table-cell office:value-type="date" office:date-value="2024-01-01T00:00:00" table:style-name="ce23">
            <text:p>01/01/2024</text:p>
          </table:table-cell>
          <table:table-cell table:style-name="ce24"/>
          <table:table-cell office:value-type="string" table:style-name="ce25">
            <text:p>COMPRA EN BICING, CON LA TARJETA : 5489130103230680 EL 2024-01-01</text:p>
          </table:table-cell>
          <table:table-cell table:style-name="ce24"/>
          <table:table-cell office:value-type="float" office:value="-2.1" table:style-name="ce26">
            <text:p>-2,1</text:p>
          </table:table-cell>
          <table:table-cell table:style-name="ce24"/>
          <table:table-cell office:value-type="float" office:value="2833.27" table:style-name="ce29">
            <text:p>2.833,2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2T00:00:00" table:style-name="ce23">
            <text:p>02/01/2024</text:p>
          </table:table-cell>
          <table:table-cell table:style-name="ce24"/>
          <table:table-cell office:value-type="date" office:date-value="2023-12-31T00:00:00" table:style-name="ce23">
            <text:p>31/12/2023</text:p>
          </table:table-cell>
          <table:table-cell table:style-name="ce24"/>
          <table:table-cell office:value-type="string" table:style-name="ce25">
            <text:p>COMPRA EN PANADERIA 365 T120, CON LA TARJETA : 5489130103230680 EL 2023-12-31</text:p>
          </table:table-cell>
          <table:table-cell table:style-name="ce24"/>
          <table:table-cell office:value-type="float" office:value="-3.85" table:style-name="ce26">
            <text:p>-3,85</text:p>
          </table:table-cell>
          <table:table-cell table:style-name="ce24"/>
          <table:table-cell office:value-type="float" office:value="2835.37" table:style-name="ce29">
            <text:p>2.835,3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2T00:00:00" table:style-name="ce23">
            <text:p>02/01/2024</text:p>
          </table:table-cell>
          <table:table-cell table:style-name="ce24"/>
          <table:table-cell office:value-type="date" office:date-value="2023-12-30T00:00:00" table:style-name="ce23">
            <text:p>30/12/2023</text:p>
          </table:table-cell>
          <table:table-cell table:style-name="ce24"/>
          <table:table-cell office:value-type="string" table:style-name="ce25">
            <text:p>DISPOSICION EN CAJERO CON LA TARJETA 5489130103230680, COMISION 0,00, EL 2023-12-30</text:p>
          </table:table-cell>
          <table:table-cell table:style-name="ce24"/>
          <table:table-cell office:value-type="float" office:value="-60" table:style-name="ce26">
            <text:p>-60</text:p>
          </table:table-cell>
          <table:table-cell table:style-name="ce24"/>
          <table:table-cell office:value-type="float" office:value="2839.22" table:style-name="ce29">
            <text:p>2.839,2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2T00:00:00" table:style-name="ce23">
            <text:p>02/01/2024</text:p>
          </table:table-cell>
          <table:table-cell table:style-name="ce24"/>
          <table:table-cell office:value-type="date" office:date-value="2023-12-30T00:00:00" table:style-name="ce23">
            <text:p>30/12/2023</text:p>
          </table:table-cell>
          <table:table-cell table:style-name="ce24"/>
          <table:table-cell office:value-type="string" table:style-name="ce25">
            <text:p>COMPRA EN MANGO BARCELONA SOM MULTI, CON LA TARJETA : 5489130103230680 EL 2023-12-30</text:p>
          </table:table-cell>
          <table:table-cell table:style-name="ce24"/>
          <table:table-cell office:value-type="float" office:value="-25.99" table:style-name="ce26">
            <text:p>-25,99</text:p>
          </table:table-cell>
          <table:table-cell table:style-name="ce24"/>
          <table:table-cell office:value-type="float" office:value="2899.22" table:style-name="ce29">
            <text:p>2.899,2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2T00:00:00" table:style-name="ce23">
            <text:p>02/01/2024</text:p>
          </table:table-cell>
          <table:table-cell table:style-name="ce24"/>
          <table:table-cell office:value-type="date" office:date-value="2023-12-30T00:00:00" table:style-name="ce23">
            <text:p>30/12/2023</text:p>
          </table:table-cell>
          <table:table-cell table:style-name="ce24"/>
          <table:table-cell office:value-type="string" table:style-name="ce25">
            <text:p>COMPRA EN BAZAR ORIENTAL, CON LA TARJETA : 5489130103230680 EL 2023-12-30</text:p>
          </table:table-cell>
          <table:table-cell table:style-name="ce24"/>
          <table:table-cell office:value-type="float" office:value="-5.0999999999999996" table:style-name="ce26">
            <text:p>-5,1</text:p>
          </table:table-cell>
          <table:table-cell table:style-name="ce24"/>
          <table:table-cell office:value-type="float" office:value="2925.21" table:style-name="ce29">
            <text:p>2.925,2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4-01-02T00:00:00" table:style-name="ce23">
            <text:p>02/01/2024</text:p>
          </table:table-cell>
          <table:table-cell table:style-name="ce24"/>
          <table:table-cell office:value-type="date" office:date-value="2023-12-30T00:00:00" table:style-name="ce23">
            <text:p>30/12/2023</text:p>
          </table:table-cell>
          <table:table-cell table:style-name="ce24"/>
          <table:table-cell office:value-type="string" table:style-name="ce25">
            <text:p>COMPRA EN BAZAR ORIENTAL, CON LA TARJETA : 5489130103230680 EL 2023-12-30</text:p>
          </table:table-cell>
          <table:table-cell table:style-name="ce24"/>
          <table:table-cell office:value-type="float" office:value="-7.5" table:style-name="ce26">
            <text:p>-7,5</text:p>
          </table:table-cell>
          <table:table-cell table:style-name="ce24"/>
          <table:table-cell office:value-type="float" office:value="2930.31" table:style-name="ce29">
            <text:p>2.930,3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29T00:00:00" table:style-name="ce23">
            <text:p>29/12/2023</text:p>
          </table:table-cell>
          <table:table-cell table:style-name="ce24"/>
          <table:table-cell office:value-type="date" office:date-value="2023-12-29T00:00:00" table:style-name="ce23">
            <text:p>29/12/2023</text:p>
          </table:table-cell>
          <table:table-cell table:style-name="ce24"/>
          <table:table-cell office:value-type="string" table:style-name="ce25">
            <text:p>TRANSFERENCIA A FAVOR DE CARDONA ALTES CRISTINA CONCEPTO: H1 12/23 2a parte</text:p>
          </table:table-cell>
          <table:table-cell table:style-name="ce24"/>
          <table:table-cell office:value-type="float" office:value="-400" table:style-name="ce26">
            <text:p>-400</text:p>
          </table:table-cell>
          <table:table-cell table:style-name="ce24"/>
          <table:table-cell office:value-type="float" office:value="2937.81" table:style-name="ce29">
            <text:p>2.937,8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29T00:00:00" table:style-name="ce23">
            <text:p>29/12/2023</text:p>
          </table:table-cell>
          <table:table-cell table:style-name="ce24"/>
          <table:table-cell office:value-type="date" office:date-value="2023-12-29T00:00:00" table:style-name="ce23">
            <text:p>29/12/2023</text:p>
          </table:table-cell>
          <table:table-cell table:style-name="ce24"/>
          <table:table-cell office:value-type="string" table:style-name="ce25">
            <text:p>RECIBO WIZINK BANK S.A.U. Nº RECIBO 0073 0100 755 CCKWNWG REF. MANDATO 00052675209123878950000730100</text:p>
          </table:table-cell>
          <table:table-cell table:style-name="ce24"/>
          <table:table-cell office:value-type="float" office:value="-64.52" table:style-name="ce26">
            <text:p>-64,52</text:p>
          </table:table-cell>
          <table:table-cell table:style-name="ce24"/>
          <table:table-cell office:value-type="float" office:value="3337.81" table:style-name="ce29">
            <text:p>3.337,8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2-29T00:00:00" table:style-name="ce23">
            <text:p>29/12/2023</text:p>
          </table:table-cell>
          <table:table-cell table:style-name="ce24"/>
          <table:table-cell office:value-type="date" office:date-value="2023-12-29T00:00:00" table:style-name="ce23">
            <text:p>29/12/2023</text:p>
          </table:table-cell>
          <table:table-cell table:style-name="ce24"/>
          <table:table-cell office:value-type="string" table:style-name="ce25">
            <text:p>TRANSFERENCIA DE MARIA TERESA ALTES SALAFRANCA, CONCEPTO GASTOS SEP Y OCT</text:p>
          </table:table-cell>
          <table:table-cell table:style-name="ce24"/>
          <table:table-cell office:value-type="float" office:value="42" table:style-name="ce26">
            <text:p>42</text:p>
          </table:table-cell>
          <table:table-cell table:style-name="ce24"/>
          <table:table-cell office:value-type="float" office:value="3402.33" table:style-name="ce29">
            <text:p>3.402,3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2-27T00:00:00" table:style-name="ce23">
            <text:p>27/12/2023</text:p>
          </table:table-cell>
          <table:table-cell table:style-name="ce24"/>
          <table:table-cell office:value-type="date" office:date-value="2023-12-27T00:00:00" table:style-name="ce23">
            <text:p>27/12/2023</text:p>
          </table:table-cell>
          <table:table-cell table:style-name="ce24"/>
          <table:table-cell office:value-type="string" table:style-name="ce25">
            <text:p>TRANSFERENCIA DE MLE ELISA BERGER, CONCEPTO RENTA ELISA DICIEMBRE PART2</text:p>
          </table:table-cell>
          <table:table-cell table:style-name="ce24"/>
          <table:table-cell office:value-type="float" office:value="400" table:style-name="ce26">
            <text:p>400</text:p>
          </table:table-cell>
          <table:table-cell table:style-name="ce24"/>
          <table:table-cell office:value-type="float" office:value="3360.33" table:style-name="ce29">
            <text:p>3.360,33</text:p>
          </table:table-cell>
          <table:table-cell office:value-type="string" table:style-name="ce11">
            <text:p>H1</text:p>
          </table:table-cell>
          <table:table-cell office:value-type="float" office:value="12" table:style-name="ce11">
            <text:p>12</text:p>
          </table:table-cell>
          <table:table-cell table:number-columns-repeated="16372" table:style-name="ce11"/>
        </table:table-row>
        <table:table-row table:style-name="ro8" table:visibility="filter">
          <table:table-cell table:style-name="ce10"/>
          <table:table-cell office:value-type="date" office:date-value="2023-12-26T00:00:00" table:style-name="ce23">
            <text:p>26/12/2023</text:p>
          </table:table-cell>
          <table:table-cell table:style-name="ce24"/>
          <table:table-cell office:value-type="date" office:date-value="2023-12-25T00:00:00" table:style-name="ce23">
            <text:p>25/12/2023</text:p>
          </table:table-cell>
          <table:table-cell table:style-name="ce24"/>
          <table:table-cell office:value-type="string" table:style-name="ce25">
            <text:p>COMPRA EN BICING, CON LA TARJETA : 5489130103230680 EL 2023-12-25</text:p>
          </table:table-cell>
          <table:table-cell table:style-name="ce24"/>
          <table:table-cell office:value-type="float" office:value="-1.05" table:style-name="ce26">
            <text:p>-1,05</text:p>
          </table:table-cell>
          <table:table-cell table:style-name="ce24"/>
          <table:table-cell office:value-type="float" office:value="2960.33" table:style-name="ce29">
            <text:p>2.960,3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string" table:style-name="ce25">
            <text:p>COMPRA EN AREAS, CON LA TARJETA : 5489130103230680 EL 2023-12-22</text:p>
          </table:table-cell>
          <table:table-cell table:style-name="ce24"/>
          <table:table-cell office:value-type="float" office:value="-2.52" table:style-name="ce26">
            <text:p>-2,52</text:p>
          </table:table-cell>
          <table:table-cell table:style-name="ce24"/>
          <table:table-cell office:value-type="float" office:value="2961.38" table:style-name="ce29">
            <text:p>2.961,3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string" table:style-name="ce25">
            <text:p>TRANSFERENCIA A FAVOR DE CARDONA ALTES CRISTINA CONCEPTO: H3 Dic Gaia</text:p>
          </table:table-cell>
          <table:table-cell table:style-name="ce24"/>
          <table:table-cell office:value-type="float" office:value="-475" table:style-name="ce26">
            <text:p>-475</text:p>
          </table:table-cell>
          <table:table-cell table:style-name="ce24"/>
          <table:table-cell office:value-type="float" office:value="2963.9" table:style-name="ce29">
            <text:p>2.963,9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string" table:style-name="ce25">
            <text:p>TRANSFERENCIA A FAVOR DE Cristina Cardona Altés CONCEPTO: H1 Elisa desde 18 nov 23</text:p>
          </table:table-cell>
          <table:table-cell table:style-name="ce24"/>
          <table:table-cell office:value-type="float" office:value="-346.67" table:style-name="ce26">
            <text:p>-346,67</text:p>
          </table:table-cell>
          <table:table-cell table:style-name="ce24"/>
          <table:table-cell office:value-type="float" office:value="3438.9" table:style-name="ce29">
            <text:p>3.438,9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string" table:style-name="ce25">
            <text:p>TRANSFERENCIA A FAVOR DE Cristina Cardona Altés CONCEPTO: H1 Fianza (666,67+133,33) Elisa</text:p>
          </table:table-cell>
          <table:table-cell table:style-name="ce24"/>
          <table:table-cell office:value-type="float" office:value="-800" table:style-name="ce26">
            <text:p>-800</text:p>
          </table:table-cell>
          <table:table-cell table:style-name="ce24"/>
          <table:table-cell office:value-type="float" office:value="3785.57" table:style-name="ce29">
            <text:p>3.785,57</text:p>
          </table:table-cell>
          <table:table-cell office:value-type="string" table:style-name="ce11">
            <text:p>H1</text:p>
          </table:table-cell>
          <table:table-cell table:number-columns-repeated="16373" table:style-name="ce11"/>
        </table:table-row>
        <table:table-row table:style-name="ro8" table:visibility="filter">
          <table:table-cell table:style-name="ce10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string" table:style-name="ce25">
            <text:p>TRANSFERENCIA A FAVOR DE Cristina Cardona Altés CONCEPTO: H1 12/23 1a parte</text:p>
          </table:table-cell>
          <table:table-cell table:style-name="ce24"/>
          <table:table-cell office:value-type="float" office:value="-400" table:style-name="ce26">
            <text:p>-400</text:p>
          </table:table-cell>
          <table:table-cell table:style-name="ce24"/>
          <table:table-cell office:value-type="float" office:value="4585.57" table:style-name="ce29">
            <text:p>4.585,57</text:p>
          </table:table-cell>
          <table:table-cell office:value-type="string" table:style-name="ce11">
            <text:p>H1</text:p>
          </table:table-cell>
          <table:table-cell table:number-columns-repeated="16373" table:style-name="ce11"/>
        </table:table-row>
        <table:table-row table:style-name="ro8" table:visibility="filter">
          <table:table-cell table:style-name="ce10"/>
          <table:table-cell office:value-type="date" office:date-value="2023-12-21T00:00:00" table:style-name="ce23">
            <text:p>21/12/2023</text:p>
          </table:table-cell>
          <table:table-cell table:style-name="ce24"/>
          <table:table-cell office:value-type="date" office:date-value="2023-12-21T00:00:00" table:style-name="ce23">
            <text:p>21/12/2023</text:p>
          </table:table-cell>
          <table:table-cell table:style-name="ce24"/>
          <table:table-cell office:value-type="string" table:style-name="ce25">
            <text:p>COMPRA EN BCNVIVARIPANS U, CON LA TARJETA : 5489130103230680 EL 2023-12-21</text:p>
          </table:table-cell>
          <table:table-cell table:style-name="ce24"/>
          <table:table-cell office:value-type="float" office:value="-3.55" table:style-name="ce26">
            <text:p>-3,55</text:p>
          </table:table-cell>
          <table:table-cell table:style-name="ce24"/>
          <table:table-cell office:value-type="float" office:value="4985.57" table:style-name="ce29">
            <text:p>4.985,5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21T00:00:00" table:style-name="ce23">
            <text:p>21/12/2023</text:p>
          </table:table-cell>
          <table:table-cell table:style-name="ce24"/>
          <table:table-cell office:value-type="date" office:date-value="2023-12-21T00:00:00" table:style-name="ce23">
            <text:p>21/12/2023</text:p>
          </table:table-cell>
          <table:table-cell table:style-name="ce24"/>
          <table:table-cell office:value-type="string" table:style-name="ce25">
            <text:p>COMPRA EN LIDL COMTE URGELL, CON LA TARJETA : 5489130103230680 EL 2023-12-21</text:p>
          </table:table-cell>
          <table:table-cell table:style-name="ce24"/>
          <table:table-cell office:value-type="float" office:value="-10.86" table:style-name="ce26">
            <text:p>-10,86</text:p>
          </table:table-cell>
          <table:table-cell table:style-name="ce24"/>
          <table:table-cell office:value-type="float" office:value="4989.12" table:style-name="ce29">
            <text:p>4.989,1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21T00:00:00" table:style-name="ce23">
            <text:p>21/12/2023</text:p>
          </table:table-cell>
          <table:table-cell table:style-name="ce24"/>
          <table:table-cell office:value-type="date" office:date-value="2023-12-21T00:00:00" table:style-name="ce23">
            <text:p>21/12/2023</text:p>
          </table:table-cell>
          <table:table-cell table:style-name="ce24"/>
          <table:table-cell office:value-type="string" table:style-name="ce25">
            <text:p>COMPRA EN ALDI SARRIA, CON LA TARJETA : 5489130103230680 EL 2023-12-21</text:p>
          </table:table-cell>
          <table:table-cell table:style-name="ce24"/>
          <table:table-cell office:value-type="float" office:value="-42.32" table:style-name="ce26">
            <text:p>-42,32</text:p>
          </table:table-cell>
          <table:table-cell table:style-name="ce24"/>
          <table:table-cell office:value-type="float" office:value="4999.9799999999996" table:style-name="ce29">
            <text:p>4.999,9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19T00:00:00" table:style-name="ce23">
            <text:p>19/12/2023</text:p>
          </table:table-cell>
          <table:table-cell table:style-name="ce24"/>
          <table:table-cell office:value-type="date" office:date-value="2023-12-19T00:00:00" table:style-name="ce23">
            <text:p>19/12/2023</text:p>
          </table:table-cell>
          <table:table-cell table:style-name="ce24"/>
          <table:table-cell office:value-type="string" table:style-name="ce25">
            <text:p>COMPRA EN Zettle_*OCTAGON DESIGN, CON LA TARJETA : 5489130103230680 EL 2023-12-17</text:p>
          </table:table-cell>
          <table:table-cell table:style-name="ce24"/>
          <table:table-cell office:value-type="float" office:value="-12" table:style-name="ce26">
            <text:p>-12</text:p>
          </table:table-cell>
          <table:table-cell table:style-name="ce24"/>
          <table:table-cell office:value-type="float" office:value="5042.3" table:style-name="ce29">
            <text:p>5.042,3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19T00:00:00" table:style-name="ce23">
            <text:p>19/12/2023</text:p>
          </table:table-cell>
          <table:table-cell table:style-name="ce24"/>
          <table:table-cell office:value-type="date" office:date-value="2023-12-19T00:00:00" table:style-name="ce23">
            <text:p>19/12/2023</text:p>
          </table:table-cell>
          <table:table-cell table:style-name="ce24"/>
          <table:table-cell office:value-type="string" table:style-name="ce25">
            <text:p>COMPRA EN RENFE VIAJEROS APP, CON LA TARJETA : 5489130103230680 EL 2023-12-19</text:p>
          </table:table-cell>
          <table:table-cell table:style-name="ce24"/>
          <table:table-cell office:value-type="float" office:value="-21.65" table:style-name="ce26">
            <text:p>-21,65</text:p>
          </table:table-cell>
          <table:table-cell table:style-name="ce24"/>
          <table:table-cell office:value-type="float" office:value="5054.3" table:style-name="ce29">
            <text:p>5.054,3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2-18T00:00:00" table:style-name="ce23">
            <text:p>18/12/2023</text:p>
          </table:table-cell>
          <table:table-cell table:style-name="ce24"/>
          <table:table-cell office:value-type="date" office:date-value="2023-12-15T00:00:00" table:style-name="ce23">
            <text:p>15/12/2023</text:p>
          </table:table-cell>
          <table:table-cell table:style-name="ce24"/>
          <table:table-cell office:value-type="string" table:style-name="ce25">
            <text:p>TRANSFERENCIA DE MLE ELISA BERGER, CONCEPTO RENTA ELISA DICIEMBRE PART1</text:p>
          </table:table-cell>
          <table:table-cell table:style-name="ce24"/>
          <table:table-cell office:value-type="float" office:value="400" table:style-name="ce26">
            <text:p>400</text:p>
          </table:table-cell>
          <table:table-cell table:style-name="ce24"/>
          <table:table-cell office:value-type="float" office:value="5075.95" table:style-name="ce29">
            <text:p>5.075,9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18T00:00:00" table:style-name="ce23">
            <text:p>18/12/2023</text:p>
          </table:table-cell>
          <table:table-cell table:style-name="ce24"/>
          <table:table-cell office:value-type="date" office:date-value="2023-12-18T00:00:00" table:style-name="ce23">
            <text:p>18/12/2023</text:p>
          </table:table-cell>
          <table:table-cell table:style-name="ce24"/>
          <table:table-cell office:value-type="string" table:style-name="ce25">
            <text:p>COMPRA EN BAZAR ORIENTAL, CON LA TARJETA : 5489130103230680 EL 2023-12-18</text:p>
          </table:table-cell>
          <table:table-cell table:style-name="ce24"/>
          <table:table-cell office:value-type="float" office:value="-1.4" table:style-name="ce26">
            <text:p>-1,4</text:p>
          </table:table-cell>
          <table:table-cell table:style-name="ce24"/>
          <table:table-cell office:value-type="float" office:value="4675.95" table:style-name="ce29">
            <text:p>4.675,9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18T00:00:00" table:style-name="ce23">
            <text:p>18/12/2023</text:p>
          </table:table-cell>
          <table:table-cell table:style-name="ce24"/>
          <table:table-cell office:value-type="date" office:date-value="2023-12-18T00:00:00" table:style-name="ce23">
            <text:p>18/12/2023</text:p>
          </table:table-cell>
          <table:table-cell table:style-name="ce24"/>
          <table:table-cell office:value-type="string" table:style-name="ce25">
            <text:p>RECIBO MAPFRE Nº RECIBO 0073 0100 755 CCHMZBH REF. MANDATO 010023425617</text:p>
          </table:table-cell>
          <table:table-cell table:style-name="ce24"/>
          <table:table-cell office:value-type="float" office:value="-222.83" table:style-name="ce26">
            <text:p>-222,83</text:p>
          </table:table-cell>
          <table:table-cell table:style-name="ce24"/>
          <table:table-cell office:value-type="float" office:value="4677.3500000000004" table:style-name="ce29">
            <text:p>4.677,3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18T00:00:00" table:style-name="ce23">
            <text:p>18/12/2023</text:p>
          </table:table-cell>
          <table:table-cell table:style-name="ce24"/>
          <table:table-cell office:value-type="date" office:date-value="2023-12-18T00:00:00" table:style-name="ce23">
            <text:p>18/12/2023</text:p>
          </table:table-cell>
          <table:table-cell table:style-name="ce24"/>
          <table:table-cell office:value-type="string" table:style-name="ce25">
            <text:p>COMPRA EN BICING, CON LA TARJETA : 5489130103230680 EL 2023-12-18</text:p>
          </table:table-cell>
          <table:table-cell table:style-name="ce24"/>
          <table:table-cell office:value-type="float" office:value="-2.1" table:style-name="ce26">
            <text:p>-2,1</text:p>
          </table:table-cell>
          <table:table-cell table:style-name="ce24"/>
          <table:table-cell office:value-type="float" office:value="4900.18" table:style-name="ce29">
            <text:p>4.900,1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18T00:00:00" table:style-name="ce23">
            <text:p>18/12/2023</text:p>
          </table:table-cell>
          <table:table-cell table:style-name="ce24"/>
          <table:table-cell office:value-type="date" office:date-value="2023-12-17T00:00:00" table:style-name="ce23">
            <text:p>17/12/2023</text:p>
          </table:table-cell>
          <table:table-cell table:style-name="ce24"/>
          <table:table-cell office:value-type="string" table:style-name="ce25">
            <text:p>COMPRA EN METRO BARCELONA, CON LA TARJETA : 5489130103230680 EL 2023-12-17</text:p>
          </table:table-cell>
          <table:table-cell table:style-name="ce24"/>
          <table:table-cell office:value-type="float" office:value="-20.5" table:style-name="ce26">
            <text:p>-20,5</text:p>
          </table:table-cell>
          <table:table-cell table:style-name="ce24"/>
          <table:table-cell office:value-type="float" office:value="4902.28" table:style-name="ce29">
            <text:p>4.902,2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18T00:00:00" table:style-name="ce23">
            <text:p>18/12/2023</text:p>
          </table:table-cell>
          <table:table-cell table:style-name="ce24"/>
          <table:table-cell office:value-type="date" office:date-value="2023-12-17T00:00:00" table:style-name="ce23">
            <text:p>17/12/2023</text:p>
          </table:table-cell>
          <table:table-cell table:style-name="ce24"/>
          <table:table-cell office:value-type="string" table:style-name="ce25">
            <text:p>COMPRA EN FRUTAS MARAGALL 157, CON LA TARJETA : 5489130103230680 EL 2023-12-17</text:p>
          </table:table-cell>
          <table:table-cell table:style-name="ce24"/>
          <table:table-cell office:value-type="float" office:value="-4.5199999999999996" table:style-name="ce26">
            <text:p>-4,52</text:p>
          </table:table-cell>
          <table:table-cell table:style-name="ce24"/>
          <table:table-cell office:value-type="float" office:value="4922.78" table:style-name="ce29">
            <text:p>4.922,7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13T00:00:00" table:style-name="ce23">
            <text:p>13/12/2023</text:p>
          </table:table-cell>
          <table:table-cell table:style-name="ce24"/>
          <table:table-cell office:value-type="date" office:date-value="2023-12-13T00:00:00" table:style-name="ce23">
            <text:p>13/12/2023</text:p>
          </table:table-cell>
          <table:table-cell table:style-name="ce24"/>
          <table:table-cell office:value-type="string" table:style-name="ce25">
            <text:p>COMPRA EN FRUTAS Y VERDURAS, CON LA TARJETA : 5489130103230680 EL 2023-12-13</text:p>
          </table:table-cell>
          <table:table-cell table:style-name="ce24"/>
          <table:table-cell office:value-type="float" office:value="-2.63" table:style-name="ce26">
            <text:p>-2,63</text:p>
          </table:table-cell>
          <table:table-cell table:style-name="ce24"/>
          <table:table-cell office:value-type="float" office:value="4927.3" table:style-name="ce29">
            <text:p>4.927,3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12T00:00:00" table:style-name="ce23">
            <text:p>12/12/2023</text:p>
          </table:table-cell>
          <table:table-cell table:style-name="ce24"/>
          <table:table-cell office:value-type="date" office:date-value="2023-12-12T00:00:00" table:style-name="ce23">
            <text:p>12/12/2023</text:p>
          </table:table-cell>
          <table:table-cell table:style-name="ce24"/>
          <table:table-cell office:value-type="string" table:style-name="ce25">
            <text:p>RECIBO TotalEnergies ClientesSAU Nº RECIBO 0073 0100 755 CCGFDND REF. MANDATO NCESIGL101020230000000</text:p>
          </table:table-cell>
          <table:table-cell table:style-name="ce24"/>
          <table:table-cell office:value-type="float" office:value="-38.44" table:style-name="ce26">
            <text:p>-38,44</text:p>
          </table:table-cell>
          <table:table-cell table:style-name="ce24"/>
          <table:table-cell office:value-type="float" office:value="4929.93" table:style-name="ce29">
            <text:p>4.929,9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11T00:00:00" table:style-name="ce23">
            <text:p>11/12/2023</text:p>
          </table:table-cell>
          <table:table-cell table:style-name="ce24"/>
          <table:table-cell office:value-type="date" office:date-value="2023-12-11T00:00:00" table:style-name="ce23">
            <text:p>11/12/2023</text:p>
          </table:table-cell>
          <table:table-cell table:style-name="ce24"/>
          <table:table-cell office:value-type="string" table:style-name="ce25">
            <text:p>COMPRA EN BICING, CON LA TARJETA : 5489130103230680 EL 2023-12-11</text:p>
          </table:table-cell>
          <table:table-cell table:style-name="ce24"/>
          <table:table-cell office:value-type="float" office:value="-3.15" table:style-name="ce26">
            <text:p>-3,15</text:p>
          </table:table-cell>
          <table:table-cell table:style-name="ce24"/>
          <table:table-cell office:value-type="float" office:value="4968.37" table:style-name="ce29">
            <text:p>4.968,3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7T00:00:00" table:style-name="ce23">
            <text:p>07/12/2023</text:p>
          </table:table-cell>
          <table:table-cell table:style-name="ce24"/>
          <table:table-cell office:value-type="date" office:date-value="2023-12-07T00:00:00" table:style-name="ce23">
            <text:p>07/12/2023</text:p>
          </table:table-cell>
          <table:table-cell table:style-name="ce24"/>
          <table:table-cell office:value-type="string" table:style-name="ce25">
            <text:p>COMPRA EN METRO BARCELONA, CON LA TARJETA : 5489130103230680 EL 2023-12-07</text:p>
          </table:table-cell>
          <table:table-cell table:style-name="ce24"/>
          <table:table-cell office:value-type="float" office:value="-11.35" table:style-name="ce26">
            <text:p>-11,35</text:p>
          </table:table-cell>
          <table:table-cell table:style-name="ce24"/>
          <table:table-cell office:value-type="float" office:value="4971.5200000000004" table:style-name="ce29">
            <text:p>4.971,5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7T00:00:00" table:style-name="ce23">
            <text:p>07/12/2023</text:p>
          </table:table-cell>
          <table:table-cell table:style-name="ce24"/>
          <table:table-cell office:value-type="date" office:date-value="2023-12-05T00:00:00" table:style-name="ce23">
            <text:p>05/12/2023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67" table:style-name="ce26">
            <text:p>-0,67</text:p>
          </table:table-cell>
          <table:table-cell table:style-name="ce24"/>
          <table:table-cell office:value-type="float" office:value="4982.87" table:style-name="ce29">
            <text:p>4.982,8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5T00:00:00" table:style-name="ce23">
            <text:p>05/12/2023</text:p>
          </table:table-cell>
          <table:table-cell table:style-name="ce24"/>
          <table:table-cell office:value-type="date" office:date-value="2023-12-05T00:00:00" table:style-name="ce23">
            <text:p>05/12/2023</text:p>
          </table:table-cell>
          <table:table-cell table:style-name="ce24"/>
          <table:table-cell office:value-type="string" table:style-name="ce25">
            <text:p>COMPRA EN MERCADONA-BISCAIA, CON LA TARJETA : 5489130103230680 EL 2023-12-05</text:p>
          </table:table-cell>
          <table:table-cell table:style-name="ce24"/>
          <table:table-cell office:value-type="float" office:value="-16" table:style-name="ce26">
            <text:p>-16</text:p>
          </table:table-cell>
          <table:table-cell table:style-name="ce24"/>
          <table:table-cell office:value-type="float" office:value="4983.54" table:style-name="ce29">
            <text:p>4.983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5T00:00:00" table:style-name="ce23">
            <text:p>05/12/2023</text:p>
          </table:table-cell>
          <table:table-cell table:style-name="ce24"/>
          <table:table-cell office:value-type="date" office:date-value="2023-12-05T00:00:00" table:style-name="ce23">
            <text:p>05/12/2023</text:p>
          </table:table-cell>
          <table:table-cell table:style-name="ce24"/>
          <table:table-cell office:value-type="string" table:style-name="ce25">
            <text:p>COMPRA EN CHATGPT SUBSCRIPTION, CON LA TARJETA : 5489130103230680 EL 2023-12-03</text:p>
          </table:table-cell>
          <table:table-cell table:style-name="ce24"/>
          <table:table-cell office:value-type="float" office:value="-22.35" table:style-name="ce26">
            <text:p>-22,35</text:p>
          </table:table-cell>
          <table:table-cell table:style-name="ce24"/>
          <table:table-cell office:value-type="float" office:value="4999.54" table:style-name="ce29">
            <text:p>4.999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5T00:00:00" table:style-name="ce23">
            <text:p>05/12/2023</text:p>
          </table:table-cell>
          <table:table-cell table:style-name="ce24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33" table:style-name="ce26">
            <text:p>-0,33</text:p>
          </table:table-cell>
          <table:table-cell table:style-name="ce24"/>
          <table:table-cell office:value-type="float" office:value="5021.8900000000003" table:style-name="ce29">
            <text:p>5.021,8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string" table:style-name="ce25">
            <text:p>NOMINA DE INSTITUTO NACIONAL DE EMPLEO - INEM:</text:p>
          </table:table-cell>
          <table:table-cell table:style-name="ce24"/>
          <table:table-cell office:value-type="float" office:value="779.55" table:style-name="ce26">
            <text:p>779,55</text:p>
          </table:table-cell>
          <table:table-cell table:style-name="ce24"/>
          <table:table-cell office:value-type="float" office:value="5022.22" table:style-name="ce29">
            <text:p>5.022,2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string" table:style-name="ce25">
            <text:p>COMPRA EN MIDJOURNEY INC., CON LA TARJETA : 5489130103230680 EL 2023-11-30</text:p>
          </table:table-cell>
          <table:table-cell table:style-name="ce24"/>
          <table:table-cell office:value-type="float" office:value="-11.04" table:style-name="ce26">
            <text:p>-11,04</text:p>
          </table:table-cell>
          <table:table-cell table:style-name="ce24"/>
          <table:table-cell office:value-type="float" office:value="4242.67" table:style-name="ce29">
            <text:p>4.242,6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string" table:style-name="ce25">
            <text:p>TRANSFERENCIA DE MANNUCCI GAIA, CONCEPTO deposit payment</text:p>
          </table:table-cell>
          <table:table-cell table:style-name="ce24"/>
          <table:table-cell office:value-type="float" office:value="950" table:style-name="ce26">
            <text:p>950</text:p>
          </table:table-cell>
          <table:table-cell table:style-name="ce24"/>
          <table:table-cell office:value-type="float" office:value="4253.71" table:style-name="ce29">
            <text:p>4.253,7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string" table:style-name="ce25">
            <text:p>RECIBO Hidrometering, S.L. Nº RECIBO 0073 0100 755 CCDJNFD REF. MANDATO 4116261-202310161512655-00</text:p>
          </table:table-cell>
          <table:table-cell table:style-name="ce24"/>
          <table:table-cell office:value-type="float" office:value="-8.8800000000000008" table:style-name="ce26">
            <text:p>-8,88</text:p>
          </table:table-cell>
          <table:table-cell table:style-name="ce24"/>
          <table:table-cell office:value-type="float" office:value="3303.71" table:style-name="ce29">
            <text:p>3.303,7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string" table:style-name="ce25">
            <text:p>COMPRA EN BICING, CON LA TARJETA : 5489130103230680 EL 2023-12-04</text:p>
          </table:table-cell>
          <table:table-cell table:style-name="ce24"/>
          <table:table-cell office:value-type="float" office:value="-0.7" table:style-name="ce26">
            <text:p>-0,7</text:p>
          </table:table-cell>
          <table:table-cell table:style-name="ce24"/>
          <table:table-cell office:value-type="float" office:value="3312.59" table:style-name="ce29">
            <text:p>3.312,5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date" office:date-value="2023-12-03T00:00:00" table:style-name="ce23">
            <text:p>03/12/2023</text:p>
          </table:table-cell>
          <table:table-cell table:style-name="ce24"/>
          <table:table-cell office:value-type="string" table:style-name="ce25">
            <text:p>COMPRA EN SANTS BEER, CON LA TARJETA : 5489130103230680 EL 2023-12-03</text:p>
          </table:table-cell>
          <table:table-cell table:style-name="ce24"/>
          <table:table-cell office:value-type="float" office:value="-11.35" table:style-name="ce26">
            <text:p>-11,35</text:p>
          </table:table-cell>
          <table:table-cell table:style-name="ce24"/>
          <table:table-cell office:value-type="float" office:value="3313.29" table:style-name="ce29">
            <text:p>3.313,2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date" office:date-value="2023-12-02T00:00:00" table:style-name="ce23">
            <text:p>02/12/2023</text:p>
          </table:table-cell>
          <table:table-cell table:style-name="ce24"/>
          <table:table-cell office:value-type="string" table:style-name="ce25">
            <text:p>COMPRA EN BAR RESTAURANTE ALEGRIA, CON LA TARJETA : 5489130103230680 EL 2023-12-02</text:p>
          </table:table-cell>
          <table:table-cell table:style-name="ce24"/>
          <table:table-cell office:value-type="float" office:value="-3.9" table:style-name="ce26">
            <text:p>-3,9</text:p>
          </table:table-cell>
          <table:table-cell table:style-name="ce24"/>
          <table:table-cell office:value-type="float" office:value="3324.64" table:style-name="ce29">
            <text:p>3.324,6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date" office:date-value="2023-12-02T00:00:00" table:style-name="ce23">
            <text:p>02/12/2023</text:p>
          </table:table-cell>
          <table:table-cell table:style-name="ce24"/>
          <table:table-cell office:value-type="string" table:style-name="ce25">
            <text:p>DISPOSICION EN CAJERO CON LA TARJETA 5489130103230680, COMISION 0,00, EL 2023-12-02</text:p>
          </table:table-cell>
          <table:table-cell table:style-name="ce24"/>
          <table:table-cell office:value-type="float" office:value="-60" table:style-name="ce26">
            <text:p>-60</text:p>
          </table:table-cell>
          <table:table-cell table:style-name="ce24"/>
          <table:table-cell office:value-type="float" office:value="3328.54" table:style-name="ce29">
            <text:p>3.328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date" office:date-value="2023-12-02T00:00:00" table:style-name="ce23">
            <text:p>02/12/2023</text:p>
          </table:table-cell>
          <table:table-cell table:style-name="ce24"/>
          <table:table-cell office:value-type="string" table:style-name="ce25">
            <text:p>COMPRA EN LIDL COMTE URGELL, CON LA TARJETA : 5489130103230680 EL 2023-12-02</text:p>
          </table:table-cell>
          <table:table-cell table:style-name="ce24"/>
          <table:table-cell office:value-type="float" office:value="-5.81" table:style-name="ce26">
            <text:p>-5,81</text:p>
          </table:table-cell>
          <table:table-cell table:style-name="ce24"/>
          <table:table-cell office:value-type="float" office:value="3388.54" table:style-name="ce29">
            <text:p>3.388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date" office:date-value="2023-12-02T00:00:00" table:style-name="ce23">
            <text:p>02/12/2023</text:p>
          </table:table-cell>
          <table:table-cell table:style-name="ce24"/>
          <table:table-cell office:value-type="string" table:style-name="ce25">
            <text:p>COMPRA EN GALLIFA, CON LA TARJETA : 5489130103230680 EL 2023-12-02</text:p>
          </table:table-cell>
          <table:table-cell table:style-name="ce24"/>
          <table:table-cell office:value-type="float" office:value="-22.19" table:style-name="ce26">
            <text:p>-22,19</text:p>
          </table:table-cell>
          <table:table-cell table:style-name="ce24"/>
          <table:table-cell office:value-type="float" office:value="3394.35" table:style-name="ce29">
            <text:p>3.394,3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date" office:date-value="2023-12-02T00:00:00" table:style-name="ce23">
            <text:p>02/12/2023</text:p>
          </table:table-cell>
          <table:table-cell table:style-name="ce24"/>
          <table:table-cell office:value-type="string" table:style-name="ce25">
            <text:p>COMPRA EN BACALLANERIA ANA, CON LA TARJETA : 5489130103230680 EL 2023-12-02</text:p>
          </table:table-cell>
          <table:table-cell table:style-name="ce24"/>
          <table:table-cell office:value-type="float" office:value="-1.6" table:style-name="ce26">
            <text:p>-1,6</text:p>
          </table:table-cell>
          <table:table-cell table:style-name="ce24"/>
          <table:table-cell office:value-type="float" office:value="3416.54" table:style-name="ce29">
            <text:p>3.416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date" office:date-value="2023-12-01T00:00:00" table:style-name="ce23">
            <text:p>01/12/2023</text:p>
          </table:table-cell>
          <table:table-cell table:style-name="ce24"/>
          <table:table-cell office:value-type="string" table:style-name="ce25">
            <text:p>RETENCION HACIENDA ABONO DE DEVOLUCION RECIBOS PRINCIPALES</text:p>
          </table:table-cell>
          <table:table-cell table:style-name="ce24"/>
          <table:table-cell office:value-type="float" office:value="-0.03" table:style-name="ce26">
            <text:p>-0,03</text:p>
          </table:table-cell>
          <table:table-cell table:style-name="ce24"/>
          <table:table-cell office:value-type="float" office:value="3418.14" table:style-name="ce29">
            <text:p>3.418,1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date" office:date-value="2023-12-01T00:00:00" table:style-name="ce23">
            <text:p>01/12/2023</text:p>
          </table:table-cell>
          <table:table-cell table:style-name="ce24"/>
          <table:table-cell office:value-type="string" table:style-name="ce25">
            <text:p>BONIFICACION SOBRE EL IMPORTE DE RECIBOS DOMICILIADOS Y PAGADOS</text:p>
          </table:table-cell>
          <table:table-cell table:style-name="ce24"/>
          <table:table-cell office:value-type="float" office:value="0.17" table:style-name="ce26">
            <text:p>0,17</text:p>
          </table:table-cell>
          <table:table-cell table:style-name="ce24"/>
          <table:table-cell office:value-type="float" office:value="3418.17" table:style-name="ce29">
            <text:p>3.418,1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date" office:date-value="2023-12-01T00:00:00" table:style-name="ce23">
            <text:p>01/12/2023</text:p>
          </table:table-cell>
          <table:table-cell table:style-name="ce24"/>
          <table:table-cell office:value-type="string" table:style-name="ce25">
            <text:p>COMPRA EN AZOKAGASTRO, CON LA TARJETA : 5489130103230680 EL 2023-12-01</text:p>
          </table:table-cell>
          <table:table-cell table:style-name="ce24"/>
          <table:table-cell office:value-type="float" office:value="-16" table:style-name="ce26">
            <text:p>-16</text:p>
          </table:table-cell>
          <table:table-cell table:style-name="ce24"/>
          <table:table-cell office:value-type="float" office:value="3418" table:style-name="ce29">
            <text:p>3.418,0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2-01T00:00:00" table:style-name="ce23">
            <text:p>01/12/2023</text:p>
          </table:table-cell>
          <table:table-cell table:style-name="ce24"/>
          <table:table-cell office:value-type="date" office:date-value="2023-12-01T00:00:00" table:style-name="ce23">
            <text:p>01/12/2023</text:p>
          </table:table-cell>
          <table:table-cell table:style-name="ce24"/>
          <table:table-cell office:value-type="string" table:style-name="ce25">
            <text:p>COMPRA EN BICING, CON LA TARJETA : 5489130103230680 EL 2023-12-01</text:p>
          </table:table-cell>
          <table:table-cell table:style-name="ce24"/>
          <table:table-cell office:value-type="float" office:value="-4.25" table:style-name="ce26">
            <text:p>-4,25</text:p>
          </table:table-cell>
          <table:table-cell table:style-name="ce24"/>
          <table:table-cell office:value-type="float" office:value="3434" table:style-name="ce29">
            <text:p>3.434,0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29T00:00:00" table:style-name="ce23">
            <text:p>29/11/2023</text:p>
          </table:table-cell>
          <table:table-cell table:style-name="ce24"/>
          <table:table-cell office:value-type="date" office:date-value="2023-11-29T00:00:00" table:style-name="ce23">
            <text:p>29/11/2023</text:p>
          </table:table-cell>
          <table:table-cell table:style-name="ce24"/>
          <table:table-cell office:value-type="string" table:style-name="ce25">
            <text:p>RECIBO ENDESA ENERGIA S.A. Nº RECIBO 0073 0100 755 CBZTJBT REF. MANDATO E00020920343960900020001</text:p>
          </table:table-cell>
          <table:table-cell table:style-name="ce24"/>
          <table:table-cell office:value-type="float" office:value="-35.130000000000003" table:style-name="ce26">
            <text:p>-35,13</text:p>
          </table:table-cell>
          <table:table-cell table:style-name="ce24"/>
          <table:table-cell office:value-type="float" office:value="3438.25" table:style-name="ce29">
            <text:p>3.438,2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27T00:00:00" table:style-name="ce23">
            <text:p>27/11/2023</text:p>
          </table:table-cell>
          <table:table-cell table:style-name="ce24"/>
          <table:table-cell office:value-type="date" office:date-value="2023-11-27T00:00:00" table:style-name="ce23">
            <text:p>27/11/2023</text:p>
          </table:table-cell>
          <table:table-cell table:style-name="ce24"/>
          <table:table-cell office:value-type="string" table:style-name="ce25">
            <text:p>COMPRA EN SANTS BEER, CON LA TARJETA : 5489130103230680 EL 2023-11-27</text:p>
          </table:table-cell>
          <table:table-cell table:style-name="ce24"/>
          <table:table-cell office:value-type="float" office:value="-8.5500000000000007" table:style-name="ce26">
            <text:p>-8,55</text:p>
          </table:table-cell>
          <table:table-cell table:style-name="ce24"/>
          <table:table-cell office:value-type="float" office:value="3473.38" table:style-name="ce29">
            <text:p>3.473,3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27T00:00:00" table:style-name="ce23">
            <text:p>27/11/2023</text:p>
          </table:table-cell>
          <table:table-cell table:style-name="ce24"/>
          <table:table-cell office:value-type="date" office:date-value="2023-11-27T00:00:00" table:style-name="ce23">
            <text:p>27/11/2023</text:p>
          </table:table-cell>
          <table:table-cell table:style-name="ce24"/>
          <table:table-cell office:value-type="string" table:style-name="ce25">
            <text:p>COMPRA EN ALDI SARRIA, CON LA TARJETA : 5489130103230680 EL 2023-11-27</text:p>
          </table:table-cell>
          <table:table-cell table:style-name="ce24"/>
          <table:table-cell office:value-type="float" office:value="-7.58" table:style-name="ce26">
            <text:p>-7,58</text:p>
          </table:table-cell>
          <table:table-cell table:style-name="ce24"/>
          <table:table-cell office:value-type="float" office:value="3481.93" table:style-name="ce29">
            <text:p>3.481,9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27T00:00:00" table:style-name="ce23">
            <text:p>27/11/2023</text:p>
          </table:table-cell>
          <table:table-cell table:style-name="ce24"/>
          <table:table-cell office:value-type="date" office:date-value="2023-11-27T00:00:00" table:style-name="ce23">
            <text:p>27/11/2023</text:p>
          </table:table-cell>
          <table:table-cell table:style-name="ce24"/>
          <table:table-cell office:value-type="string" table:style-name="ce25">
            <text:p>COMPRA EN BICING, CON LA TARJETA : 5489130103230680 EL 2023-11-27</text:p>
          </table:table-cell>
          <table:table-cell table:style-name="ce24"/>
          <table:table-cell office:value-type="float" office:value="-3.7" table:style-name="ce26">
            <text:p>-3,7</text:p>
          </table:table-cell>
          <table:table-cell table:style-name="ce24"/>
          <table:table-cell office:value-type="float" office:value="3489.51" table:style-name="ce29">
            <text:p>3.489,5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27T00:00:00" table:style-name="ce23">
            <text:p>27/11/2023</text:p>
          </table:table-cell>
          <table:table-cell table:style-name="ce24"/>
          <table:table-cell office:value-type="date" office:date-value="2023-11-26T00:00:00" table:style-name="ce23">
            <text:p>26/11/2023</text:p>
          </table:table-cell>
          <table:table-cell table:style-name="ce24"/>
          <table:table-cell office:value-type="string" table:style-name="ce25">
            <text:p>COMPRA EN CONDIS, CON LA TARJETA : 5489130103230680 EL 2023-11-26</text:p>
          </table:table-cell>
          <table:table-cell table:style-name="ce24"/>
          <table:table-cell office:value-type="float" office:value="-2.95" table:style-name="ce26">
            <text:p>-2,95</text:p>
          </table:table-cell>
          <table:table-cell table:style-name="ce24"/>
          <table:table-cell office:value-type="float" office:value="3493.21" table:style-name="ce29">
            <text:p>3.493,2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27T00:00:00" table:style-name="ce23">
            <text:p>27/11/2023</text:p>
          </table:table-cell>
          <table:table-cell table:style-name="ce24"/>
          <table:table-cell office:value-type="date" office:date-value="2023-11-25T00:00:00" table:style-name="ce23">
            <text:p>25/11/2023</text:p>
          </table:table-cell>
          <table:table-cell table:style-name="ce24"/>
          <table:table-cell office:value-type="string" table:style-name="ce25">
            <text:p>COMPRA EN CINE BOSQUE S.A., CON LA TARJETA : 5489130103230680 EL 2023-11-25</text:p>
          </table:table-cell>
          <table:table-cell table:style-name="ce24"/>
          <table:table-cell office:value-type="float" office:value="-18" table:style-name="ce26">
            <text:p>-18</text:p>
          </table:table-cell>
          <table:table-cell table:style-name="ce24"/>
          <table:table-cell office:value-type="float" office:value="3496.16" table:style-name="ce29">
            <text:p>3.496,1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23T00:00:00" table:style-name="ce23">
            <text:p>23/11/2023</text:p>
          </table:table-cell>
          <table:table-cell table:style-name="ce24"/>
          <table:table-cell office:value-type="date" office:date-value="2023-11-23T00:00:00" table:style-name="ce23">
            <text:p>23/11/2023</text:p>
          </table:table-cell>
          <table:table-cell table:style-name="ce24"/>
          <table:table-cell office:value-type="string" table:style-name="ce25">
            <text:p>COMPRA EN CASA DEL LIBRO, CON LA TARJETA : 5489130103230680 EL 2023-11-23</text:p>
          </table:table-cell>
          <table:table-cell table:style-name="ce24"/>
          <table:table-cell office:value-type="float" office:value="-16.05" table:style-name="ce26">
            <text:p>-16,05</text:p>
          </table:table-cell>
          <table:table-cell table:style-name="ce24"/>
          <table:table-cell office:value-type="float" office:value="3514.16" table:style-name="ce29">
            <text:p>3.514,1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22T00:00:00" table:style-name="ce23">
            <text:p>22/11/2023</text:p>
          </table:table-cell>
          <table:table-cell table:style-name="ce24"/>
          <table:table-cell office:value-type="date" office:date-value="2023-11-22T00:00:00" table:style-name="ce23">
            <text:p>22/11/2023</text:p>
          </table:table-cell>
          <table:table-cell table:style-name="ce24"/>
          <table:table-cell office:value-type="string" table:style-name="ce25">
            <text:p>COMPRA EN ALDI SARRIA, CON LA TARJETA : 5489130103230680 EL 2023-11-22</text:p>
          </table:table-cell>
          <table:table-cell table:style-name="ce24"/>
          <table:table-cell office:value-type="float" office:value="-12.99" table:style-name="ce26">
            <text:p>-12,99</text:p>
          </table:table-cell>
          <table:table-cell table:style-name="ce24"/>
          <table:table-cell office:value-type="float" office:value="3530.21" table:style-name="ce29">
            <text:p>3.530,21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22T00:00:00" table:style-name="ce23">
            <text:p>22/11/2023</text:p>
          </table:table-cell>
          <table:table-cell table:style-name="ce24"/>
          <table:table-cell office:value-type="date" office:date-value="2023-11-22T00:00:00" table:style-name="ce23">
            <text:p>22/11/2023</text:p>
          </table:table-cell>
          <table:table-cell table:style-name="ce24"/>
          <table:table-cell office:value-type="string" table:style-name="ce25">
            <text:p>COMPRA EN ALDI SARRIA, CON LA TARJETA : 5489130103230680 EL 2023-11-22</text:p>
          </table:table-cell>
          <table:table-cell table:style-name="ce24"/>
          <table:table-cell office:value-type="float" office:value="-27.76" table:style-name="ce26">
            <text:p>-27,76</text:p>
          </table:table-cell>
          <table:table-cell table:style-name="ce24"/>
          <table:table-cell office:value-type="float" office:value="3543.2" table:style-name="ce29">
            <text:p>3.543,2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21T00:00:00" table:style-name="ce23">
            <text:p>21/11/2023</text:p>
          </table:table-cell>
          <table:table-cell table:style-name="ce24"/>
          <table:table-cell office:value-type="date" office:date-value="2023-11-21T00:00:00" table:style-name="ce23">
            <text:p>21/11/2023</text:p>
          </table:table-cell>
          <table:table-cell table:style-name="ce24"/>
          <table:table-cell office:value-type="string" table:style-name="ce25">
            <text:p>COMPRA EN C.O. MERIDIANA, CON LA TARJETA : 5489130103230680 EL 2023-11-21</text:p>
          </table:table-cell>
          <table:table-cell table:style-name="ce24"/>
          <table:table-cell office:value-type="float" office:value="-162.19999999999999" table:style-name="ce26">
            <text:p>-162,2</text:p>
          </table:table-cell>
          <table:table-cell table:style-name="ce24"/>
          <table:table-cell office:value-type="float" office:value="3570.96" table:style-name="ce29">
            <text:p>3.570,9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1-21T00:00:00" table:style-name="ce23">
            <text:p>21/11/2023</text:p>
          </table:table-cell>
          <table:table-cell table:style-name="ce24"/>
          <table:table-cell office:value-type="date" office:date-value="2023-11-20T00:00:00" table:style-name="ce23">
            <text:p>20/11/2023</text:p>
          </table:table-cell>
          <table:table-cell table:style-name="ce24"/>
          <table:table-cell office:value-type="string" table:style-name="ce25">
            <text:p>TRANSFERENCIA DE MLE ELISA BERGER, CONCEPTO FIANZA ELISA BERGER</text:p>
          </table:table-cell>
          <table:table-cell table:style-name="ce24"/>
          <table:table-cell office:value-type="float" office:value="666.67" table:style-name="ce26">
            <text:p>666,67</text:p>
          </table:table-cell>
          <table:table-cell table:style-name="ce24"/>
          <table:table-cell office:value-type="float" office:value="3733.16" table:style-name="ce29">
            <text:p>3.733,16</text:p>
          </table:table-cell>
          <table:table-cell office:value-type="string" table:style-name="ce11">
            <text:p>H1</text:p>
          </table:table-cell>
          <table:table-cell office:value-type="string" table:style-name="ce11">
            <text:p>Fianza Elisa</text:p>
          </table:table-cell>
          <table:table-cell table:number-columns-repeated="16372" table:style-name="ce11"/>
        </table:table-row>
        <table:table-row table:style-name="ro8" table:visibility="filter">
          <table:table-cell table:style-name="ce10"/>
          <table:table-cell office:value-type="date" office:date-value="2023-11-21T00:00:00" table:style-name="ce23">
            <text:p>21/11/2023</text:p>
          </table:table-cell>
          <table:table-cell table:style-name="ce24"/>
          <table:table-cell office:value-type="date" office:date-value="2023-11-21T00:00:00" table:style-name="ce23">
            <text:p>21/11/2023</text:p>
          </table:table-cell>
          <table:table-cell table:style-name="ce24"/>
          <table:table-cell office:value-type="string" table:style-name="ce25">
            <text:p>COMPRA EN PELUQUERIA INGRID, CON LA TARJETA : 5489130103230680 EL 2023-11-21</text:p>
          </table:table-cell>
          <table:table-cell table:style-name="ce24"/>
          <table:table-cell office:value-type="float" office:value="-43" table:style-name="ce26">
            <text:p>-43</text:p>
          </table:table-cell>
          <table:table-cell table:style-name="ce24"/>
          <table:table-cell office:value-type="float" office:value="3066.49" table:style-name="ce29">
            <text:p>3.066,4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20T00:00:00" table:style-name="ce23">
            <text:p>20/11/2023</text:p>
          </table:table-cell>
          <table:table-cell table:style-name="ce24"/>
          <table:table-cell office:value-type="date" office:date-value="2023-11-20T00:00:00" table:style-name="ce23">
            <text:p>20/11/2023</text:p>
          </table:table-cell>
          <table:table-cell table:style-name="ce24"/>
          <table:table-cell office:value-type="string" table:style-name="ce25">
            <text:p>COMPRA EN BAR SAN BARTOMEU, CON LA TARJETA : 5489130103230680 EL 2023-11-20</text:p>
          </table:table-cell>
          <table:table-cell table:style-name="ce24"/>
          <table:table-cell office:value-type="float" office:value="-10.050000000000001" table:style-name="ce26">
            <text:p>-10,05</text:p>
          </table:table-cell>
          <table:table-cell table:style-name="ce24"/>
          <table:table-cell office:value-type="float" office:value="3109.49" table:style-name="ce29">
            <text:p>3.109,4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1-20T00:00:00" table:style-name="ce23">
            <text:p>20/11/2023</text:p>
          </table:table-cell>
          <table:table-cell table:style-name="ce24"/>
          <table:table-cell office:value-type="date" office:date-value="2023-11-17T00:00:00" table:style-name="ce23">
            <text:p>17/11/2023</text:p>
          </table:table-cell>
          <table:table-cell table:style-name="ce24"/>
          <table:table-cell office:value-type="string" table:style-name="ce25">
            <text:p>TRANSFERENCIA DE MLE ELISA BERGER, CONCEPTO ALQUILER NOV23 + FIANZA ELISA BERGER</text:p>
          </table:table-cell>
          <table:table-cell table:style-name="ce24"/>
          <table:table-cell office:value-type="float" office:value="480" table:style-name="ce26">
            <text:p>480</text:p>
          </table:table-cell>
          <table:table-cell table:style-name="ce24"/>
          <table:table-cell office:value-type="float" office:value="3119.54" table:style-name="ce29">
            <text:p>3.119,54</text:p>
          </table:table-cell>
          <table:table-cell office:value-type="string" table:style-name="ce11">
            <text:p>H1</text:p>
          </table:table-cell>
          <table:table-cell office:value-type="string" table:style-name="ce11">
            <text:p>Inicio Elisa</text:p>
          </table:table-cell>
          <table:table-cell table:number-columns-repeated="16372" table:style-name="ce11"/>
        </table:table-row>
        <table:table-row table:style-name="ro8" table:visibility="filter">
          <table:table-cell table:style-name="ce10"/>
          <table:table-cell office:value-type="date" office:date-value="2023-11-20T00:00:00" table:style-name="ce23">
            <text:p>20/11/2023</text:p>
          </table:table-cell>
          <table:table-cell table:style-name="ce24"/>
          <table:table-cell office:value-type="date" office:date-value="2023-11-20T00:00:00" table:style-name="ce23">
            <text:p>20/11/2023</text:p>
          </table:table-cell>
          <table:table-cell table:style-name="ce24"/>
          <table:table-cell office:value-type="string" table:style-name="ce25">
            <text:p>COMPRA EN BICING, CON LA TARJETA : 5489130103230680 EL 2023-11-20</text:p>
          </table:table-cell>
          <table:table-cell table:style-name="ce24"/>
          <table:table-cell office:value-type="float" office:value="-3.15" table:style-name="ce26">
            <text:p>-3,15</text:p>
          </table:table-cell>
          <table:table-cell table:style-name="ce24"/>
          <table:table-cell office:value-type="float" office:value="2639.54" table:style-name="ce29">
            <text:p>2.639,5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20T00:00:00" table:style-name="ce23">
            <text:p>20/11/2023</text:p>
          </table:table-cell>
          <table:table-cell table:style-name="ce24"/>
          <table:table-cell office:value-type="date" office:date-value="2023-11-17T00:00:00" table:style-name="ce23">
            <text:p>17/11/2023</text:p>
          </table:table-cell>
          <table:table-cell table:style-name="ce24"/>
          <table:table-cell office:value-type="string" table:style-name="ce25">
            <text:p>COMPRA EN ASKADINYA, CON LA TARJETA : 5489130103230680 EL 2023-11-17</text:p>
          </table:table-cell>
          <table:table-cell table:style-name="ce24"/>
          <table:table-cell office:value-type="float" office:value="-25" table:style-name="ce26">
            <text:p>-25</text:p>
          </table:table-cell>
          <table:table-cell table:style-name="ce24"/>
          <table:table-cell office:value-type="float" office:value="2642.69" table:style-name="ce29">
            <text:p>2.642,6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17T00:00:00" table:style-name="ce23">
            <text:p>17/11/2023</text:p>
          </table:table-cell>
          <table:table-cell table:style-name="ce24"/>
          <table:table-cell office:value-type="date" office:date-value="2023-11-17T00:00:00" table:style-name="ce23">
            <text:p>17/11/2023</text:p>
          </table:table-cell>
          <table:table-cell table:style-name="ce24"/>
          <table:table-cell office:value-type="string" table:style-name="ce25">
            <text:p>COMPRA EN MONTANA BARCELONA, CON LA TARJETA : 5489130103230680 EL 2023-11-17</text:p>
          </table:table-cell>
          <table:table-cell table:style-name="ce24"/>
          <table:table-cell office:value-type="float" office:value="-128.80000000000001" table:style-name="ce26">
            <text:p>-128,8</text:p>
          </table:table-cell>
          <table:table-cell table:style-name="ce24"/>
          <table:table-cell office:value-type="float" office:value="2667.69" table:style-name="ce29">
            <text:p>2.667,6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17T00:00:00" table:style-name="ce23">
            <text:p>17/11/2023</text:p>
          </table:table-cell>
          <table:table-cell table:style-name="ce24"/>
          <table:table-cell office:value-type="date" office:date-value="2023-11-17T00:00:00" table:style-name="ce23">
            <text:p>17/11/2023</text:p>
          </table:table-cell>
          <table:table-cell table:style-name="ce24"/>
          <table:table-cell office:value-type="string" table:style-name="ce25">
            <text:p>RECIBO AIGUES DE BARCELONA, S.A. Nº RECIBO 0073 0100 755 CBXRTLL REF. MANDATO 02000002153446</text:p>
          </table:table-cell>
          <table:table-cell table:style-name="ce24"/>
          <table:table-cell office:value-type="float" office:value="-9.0399999999999991" table:style-name="ce26">
            <text:p>-9,04</text:p>
          </table:table-cell>
          <table:table-cell table:style-name="ce24"/>
          <table:table-cell office:value-type="float" office:value="2796.49" table:style-name="ce29">
            <text:p>2.796,4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1-16T00:00:00" table:style-name="ce23">
            <text:p>16/11/2023</text:p>
          </table:table-cell>
          <table:table-cell table:style-name="ce24"/>
          <table:table-cell office:value-type="date" office:date-value="2023-11-16T00:00:00" table:style-name="ce23">
            <text:p>16/11/2023</text:p>
          </table:table-cell>
          <table:table-cell table:style-name="ce24"/>
          <table:table-cell office:value-type="string" table:style-name="ce25">
            <text:p>TRANSFERENCIA DE MARIA TERESA ALTES SALAFRANCA, CONCEPTO SARTENES CACEROLA Y 2 TICKETS</text:p>
          </table:table-cell>
          <table:table-cell table:style-name="ce24"/>
          <table:table-cell office:value-type="float" office:value="63.5" table:style-name="ce26">
            <text:p>63,5</text:p>
          </table:table-cell>
          <table:table-cell table:style-name="ce24"/>
          <table:table-cell office:value-type="float" office:value="2805.53" table:style-name="ce29">
            <text:p>2.805,5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14T00:00:00" table:style-name="ce23">
            <text:p>14/11/2023</text:p>
          </table:table-cell>
          <table:table-cell table:style-name="ce24"/>
          <table:table-cell office:value-type="date" office:date-value="2023-11-14T00:00:00" table:style-name="ce23">
            <text:p>14/11/2023</text:p>
          </table:table-cell>
          <table:table-cell table:style-name="ce24"/>
          <table:table-cell office:value-type="string" table:style-name="ce25">
            <text:p>COMPRA EN CLAREL, CON LA TARJETA : 5489130103230680 EL 2023-11-14</text:p>
          </table:table-cell>
          <table:table-cell table:style-name="ce24"/>
          <table:table-cell office:value-type="float" office:value="-5.19" table:style-name="ce26">
            <text:p>-5,19</text:p>
          </table:table-cell>
          <table:table-cell table:style-name="ce24"/>
          <table:table-cell office:value-type="float" office:value="2742.03" table:style-name="ce29">
            <text:p>2.742,0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13T00:00:00" table:style-name="ce23">
            <text:p>13/11/2023</text:p>
          </table:table-cell>
          <table:table-cell table:style-name="ce24"/>
          <table:table-cell office:value-type="date" office:date-value="2023-11-13T00:00:00" table:style-name="ce23">
            <text:p>13/11/2023</text:p>
          </table:table-cell>
          <table:table-cell table:style-name="ce24"/>
          <table:table-cell office:value-type="string" table:style-name="ce25">
            <text:p>COMPRA EN BICING, CON LA TARJETA : 5489130103230680 EL 2023-11-13</text:p>
          </table:table-cell>
          <table:table-cell table:style-name="ce24"/>
          <table:table-cell office:value-type="float" office:value="-1.75" table:style-name="ce26">
            <text:p>-1,75</text:p>
          </table:table-cell>
          <table:table-cell table:style-name="ce24"/>
          <table:table-cell office:value-type="float" office:value="2747.22" table:style-name="ce29">
            <text:p>2.747,2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13T00:00:00" table:style-name="ce23">
            <text:p>13/11/2023</text:p>
          </table:table-cell>
          <table:table-cell table:style-name="ce24"/>
          <table:table-cell office:value-type="date" office:date-value="2023-11-12T00:00:00" table:style-name="ce23">
            <text:p>12/11/2023</text:p>
          </table:table-cell>
          <table:table-cell table:style-name="ce24"/>
          <table:table-cell office:value-type="string" table:style-name="ce25">
            <text:p>COMPRA EN BCAFE URGELL, CON LA TARJETA : 5489130103230680 EL 2023-11-12</text:p>
          </table:table-cell>
          <table:table-cell table:style-name="ce24"/>
          <table:table-cell office:value-type="float" office:value="-5.25" table:style-name="ce26">
            <text:p>-5,25</text:p>
          </table:table-cell>
          <table:table-cell table:style-name="ce24"/>
          <table:table-cell office:value-type="float" office:value="2748.97" table:style-name="ce29">
            <text:p>2.748,9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13T00:00:00" table:style-name="ce23">
            <text:p>13/11/2023</text:p>
          </table:table-cell>
          <table:table-cell table:style-name="ce24"/>
          <table:table-cell office:value-type="date" office:date-value="2023-11-12T00:00:00" table:style-name="ce23">
            <text:p>12/11/2023</text:p>
          </table:table-cell>
          <table:table-cell table:style-name="ce24"/>
          <table:table-cell office:value-type="string" table:style-name="ce25">
            <text:p>COMPRA EN BAZAR TARRADELLAS, CON LA TARJETA : 5489130103230680 EL 2023-11-12</text:p>
          </table:table-cell>
          <table:table-cell table:style-name="ce24"/>
          <table:table-cell office:value-type="float" office:value="-6.45" table:style-name="ce26">
            <text:p>-6,45</text:p>
          </table:table-cell>
          <table:table-cell table:style-name="ce24"/>
          <table:table-cell office:value-type="float" office:value="2754.22" table:style-name="ce29">
            <text:p>2.754,2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09T00:00:00" table:style-name="ce23">
            <text:p>09/11/2023</text:p>
          </table:table-cell>
          <table:table-cell table:style-name="ce24"/>
          <table:table-cell office:value-type="date" office:date-value="2023-11-09T00:00:00" table:style-name="ce23">
            <text:p>09/11/2023</text:p>
          </table:table-cell>
          <table:table-cell table:style-name="ce24"/>
          <table:table-cell office:value-type="string" table:style-name="ce25">
            <text:p>COMPRA EN E.S. PARIS URGELL, CON LA TARJETA : 5489130103230680 EL 2023-11-09</text:p>
          </table:table-cell>
          <table:table-cell table:style-name="ce24"/>
          <table:table-cell office:value-type="float" office:value="-8.81" table:style-name="ce26">
            <text:p>-8,81</text:p>
          </table:table-cell>
          <table:table-cell table:style-name="ce24"/>
          <table:table-cell office:value-type="float" office:value="2760.67" table:style-name="ce29">
            <text:p>2.760,6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1-08T00:00:00" table:style-name="ce23">
            <text:p>08/11/2023</text:p>
          </table:table-cell>
          <table:table-cell table:style-name="ce24"/>
          <table:table-cell office:value-type="date" office:date-value="2023-11-08T00:00:00" table:style-name="ce23">
            <text:p>08/11/2023</text:p>
          </table:table-cell>
          <table:table-cell table:style-name="ce24"/>
          <table:table-cell office:value-type="string" table:style-name="ce25">
            <text:p>REGULARIZACION COMPRA EN BICING, CON LA TARJETA : 5489130103230680 EL 2023-11-08</text:p>
          </table:table-cell>
          <table:table-cell table:style-name="ce24"/>
          <table:table-cell office:value-type="float" office:value="1.25" table:style-name="ce26">
            <text:p>1,25</text:p>
          </table:table-cell>
          <table:table-cell table:style-name="ce24"/>
          <table:table-cell office:value-type="float" office:value="2769.48" table:style-name="ce29">
            <text:p>2.769,4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07T00:00:00" table:style-name="ce23">
            <text:p>07/11/2023</text:p>
          </table:table-cell>
          <table:table-cell table:style-name="ce24"/>
          <table:table-cell office:value-type="date" office:date-value="2023-11-07T00:00:00" table:style-name="ce23">
            <text:p>07/11/2023</text:p>
          </table:table-cell>
          <table:table-cell table:style-name="ce24"/>
          <table:table-cell office:value-type="string" table:style-name="ce25">
            <text:p>COMPRA EN COFFEE HACKERS, CON LA TARJETA : 5489130103230680 EL 2023-11-07</text:p>
          </table:table-cell>
          <table:table-cell table:style-name="ce24"/>
          <table:table-cell office:value-type="float" office:value="-9.5" table:style-name="ce26">
            <text:p>-9,5</text:p>
          </table:table-cell>
          <table:table-cell table:style-name="ce24"/>
          <table:table-cell office:value-type="float" office:value="2768.23" table:style-name="ce29">
            <text:p>2.768,2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07T00:00:00" table:style-name="ce23">
            <text:p>07/11/2023</text:p>
          </table:table-cell>
          <table:table-cell table:style-name="ce24"/>
          <table:table-cell office:value-type="date" office:date-value="2023-11-06T00:00:00" table:style-name="ce23">
            <text:p>06/11/2023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69" table:style-name="ce26">
            <text:p>-0,69</text:p>
          </table:table-cell>
          <table:table-cell table:style-name="ce24"/>
          <table:table-cell office:value-type="float" office:value="2777.73" table:style-name="ce29">
            <text:p>2.777,7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06T00:00:00" table:style-name="ce23">
            <text:p>06/11/2023</text:p>
          </table:table-cell>
          <table:table-cell table:style-name="ce24"/>
          <table:table-cell office:value-type="date" office:date-value="2023-11-06T00:00:00" table:style-name="ce23">
            <text:p>06/11/2023</text:p>
          </table:table-cell>
          <table:table-cell table:style-name="ce24"/>
          <table:table-cell office:value-type="string" table:style-name="ce25">
            <text:p>COMPRA EN SANTS BEER, CON LA TARJETA : 5489130103230680 EL 2023-11-06</text:p>
          </table:table-cell>
          <table:table-cell table:style-name="ce24"/>
          <table:table-cell office:value-type="float" office:value="-11.55" table:style-name="ce26">
            <text:p>-11,55</text:p>
          </table:table-cell>
          <table:table-cell table:style-name="ce24"/>
          <table:table-cell office:value-type="float" office:value="2778.42" table:style-name="ce29">
            <text:p>2.778,42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06T00:00:00" table:style-name="ce23">
            <text:p>06/11/2023</text:p>
          </table:table-cell>
          <table:table-cell table:style-name="ce24"/>
          <table:table-cell office:value-type="date" office:date-value="2023-11-06T00:00:00" table:style-name="ce23">
            <text:p>06/11/2023</text:p>
          </table:table-cell>
          <table:table-cell table:style-name="ce24"/>
          <table:table-cell office:value-type="string" table:style-name="ce25">
            <text:p>DISPOSICION EN CAJERO CON LA TARJETA 5489130103230680, COMISION 0,00, EL 2023-11-06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2789.97" table:style-name="ce29">
            <text:p>2.789,9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06T00:00:00" table:style-name="ce23">
            <text:p>06/11/2023</text:p>
          </table:table-cell>
          <table:table-cell table:style-name="ce24"/>
          <table:table-cell office:value-type="date" office:date-value="2023-11-06T00:00:00" table:style-name="ce23">
            <text:p>06/11/2023</text:p>
          </table:table-cell>
          <table:table-cell table:style-name="ce24"/>
          <table:table-cell office:value-type="string" table:style-name="ce25">
            <text:p>COMPRA EN CHATGPT SUBSCRIPTION, CON LA TARJETA : 5489130103230680 EL 2023-11-03</text:p>
          </table:table-cell>
          <table:table-cell table:style-name="ce24"/>
          <table:table-cell office:value-type="float" office:value="-23.01" table:style-name="ce26">
            <text:p>-23,01</text:p>
          </table:table-cell>
          <table:table-cell table:style-name="ce24"/>
          <table:table-cell office:value-type="float" office:value="2839.97" table:style-name="ce29">
            <text:p>2.839,9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06T00:00:00" table:style-name="ce23">
            <text:p>06/11/2023</text:p>
          </table:table-cell>
          <table:table-cell table:style-name="ce24"/>
          <table:table-cell office:value-type="date" office:date-value="2023-11-06T00:00:00" table:style-name="ce23">
            <text:p>06/11/2023</text:p>
          </table:table-cell>
          <table:table-cell table:style-name="ce24"/>
          <table:table-cell office:value-type="string" table:style-name="ce25">
            <text:p>COMPRA EN ALDI SARRIA, CON LA TARJETA : 5489130103230680 EL 2023-11-06</text:p>
          </table:table-cell>
          <table:table-cell table:style-name="ce24"/>
          <table:table-cell office:value-type="float" office:value="-31.76" table:style-name="ce26">
            <text:p>-31,76</text:p>
          </table:table-cell>
          <table:table-cell table:style-name="ce24"/>
          <table:table-cell office:value-type="float" office:value="2862.98" table:style-name="ce29">
            <text:p>2.862,98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06T00:00:00" table:style-name="ce23">
            <text:p>06/11/2023</text:p>
          </table:table-cell>
          <table:table-cell table:style-name="ce24"/>
          <table:table-cell office:value-type="date" office:date-value="2023-11-06T00:00:00" table:style-name="ce23">
            <text:p>06/11/2023</text:p>
          </table:table-cell>
          <table:table-cell table:style-name="ce24"/>
          <table:table-cell office:value-type="string" table:style-name="ce25">
            <text:p>COMPRA EN MARKET GUINARDO, CON LA TARJETA : 5489130103230680 EL 2023-11-06</text:p>
          </table:table-cell>
          <table:table-cell table:style-name="ce24"/>
          <table:table-cell office:value-type="float" office:value="-5.99" table:style-name="ce26">
            <text:p>-5,99</text:p>
          </table:table-cell>
          <table:table-cell table:style-name="ce24"/>
          <table:table-cell office:value-type="float" office:value="2894.74" table:style-name="ce29">
            <text:p>2.894,7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1-03T00:00:00" table:style-name="ce23">
            <text:p>03/11/2023</text:p>
          </table:table-cell>
          <table:table-cell table:style-name="ce24"/>
          <table:table-cell office:value-type="date" office:date-value="2023-11-03T00:00:00" table:style-name="ce23">
            <text:p>03/11/2023</text:p>
          </table:table-cell>
          <table:table-cell table:style-name="ce24"/>
          <table:table-cell office:value-type="string" table:style-name="ce25">
            <text:p>NOMINA DE INSTITUTO NACIONAL DE EMPLEO - INEM:</text:p>
          </table:table-cell>
          <table:table-cell table:style-name="ce24"/>
          <table:table-cell office:value-type="float" office:value="1429.17" table:style-name="ce28">
            <text:p>1.429,17</text:p>
          </table:table-cell>
          <table:table-cell table:style-name="ce24"/>
          <table:table-cell office:value-type="float" office:value="2900.73" table:style-name="ce29">
            <text:p>2.900,73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03T00:00:00" table:style-name="ce23">
            <text:p>03/11/2023</text:p>
          </table:table-cell>
          <table:table-cell table:style-name="ce24"/>
          <table:table-cell office:value-type="date" office:date-value="2023-11-02T00:00:00" table:style-name="ce23">
            <text:p>02/11/2023</text:p>
          </table:table-cell>
          <table:table-cell table:style-name="ce24"/>
          <table:table-cell office:value-type="string" table:style-name="ce25">
            <text:p>COMISION POR COMPRAS REALIZADAS EN MONEDA NO EURO</text:p>
          </table:table-cell>
          <table:table-cell table:style-name="ce24"/>
          <table:table-cell office:value-type="float" office:value="-0.34" table:style-name="ce26">
            <text:p>-0,34</text:p>
          </table:table-cell>
          <table:table-cell table:style-name="ce24"/>
          <table:table-cell office:value-type="float" office:value="1471.56" table:style-name="ce29">
            <text:p>1.471,56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02T00:00:00" table:style-name="ce23">
            <text:p>02/11/2023</text:p>
          </table:table-cell>
          <table:table-cell table:style-name="ce24"/>
          <table:table-cell office:value-type="date" office:date-value="2023-11-02T00:00:00" table:style-name="ce23">
            <text:p>02/11/2023</text:p>
          </table:table-cell>
          <table:table-cell table:style-name="ce24"/>
          <table:table-cell office:value-type="string" table:style-name="ce25">
            <text:p>COMPRA EN MIDJOURNEY INC., CON LA TARJETA : 5489130103230680 EL 2023-10-31</text:p>
          </table:table-cell>
          <table:table-cell table:style-name="ce24"/>
          <table:table-cell office:value-type="float" office:value="-11.47" table:style-name="ce26">
            <text:p>-11,47</text:p>
          </table:table-cell>
          <table:table-cell table:style-name="ce24"/>
          <table:table-cell office:value-type="float" office:value="1471.9" table:style-name="ce29">
            <text:p>1.471,90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02T00:00:00" table:style-name="ce23">
            <text:p>02/11/2023</text:p>
          </table:table-cell>
          <table:table-cell table:style-name="ce24"/>
          <table:table-cell office:value-type="date" office:date-value="2023-11-01T00:00:00" table:style-name="ce23">
            <text:p>01/11/2023</text:p>
          </table:table-cell>
          <table:table-cell table:style-name="ce24"/>
          <table:table-cell office:value-type="string" table:style-name="ce25">
            <text:p>COMPRA EN SUPERMERCAT BON PREU, CON LA TARJETA : 5489130103230680 EL 2023-11-01</text:p>
          </table:table-cell>
          <table:table-cell table:style-name="ce24"/>
          <table:table-cell office:value-type="float" office:value="-22.87" table:style-name="ce26">
            <text:p>-22,87</text:p>
          </table:table-cell>
          <table:table-cell table:style-name="ce24"/>
          <table:table-cell office:value-type="float" office:value="1483.37" table:style-name="ce29">
            <text:p>1.483,37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02T00:00:00" table:style-name="ce23">
            <text:p>02/11/2023</text:p>
          </table:table-cell>
          <table:table-cell table:style-name="ce24"/>
          <table:table-cell office:value-type="date" office:date-value="2023-11-01T00:00:00" table:style-name="ce23">
            <text:p>01/11/2023</text:p>
          </table:table-cell>
          <table:table-cell table:style-name="ce24"/>
          <table:table-cell office:value-type="string" table:style-name="ce25">
            <text:p>COMPRA EN BAR MORA, CON LA TARJETA : 5489130103230680 EL 2023-11-01</text:p>
          </table:table-cell>
          <table:table-cell table:style-name="ce24"/>
          <table:table-cell office:value-type="float" office:value="-7.8" table:style-name="ce26">
            <text:p>-7,8</text:p>
          </table:table-cell>
          <table:table-cell table:style-name="ce24"/>
          <table:table-cell office:value-type="float" office:value="1506.24" table:style-name="ce29">
            <text:p>1.506,2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1-02T00:00:00" table:style-name="ce23">
            <text:p>02/11/2023</text:p>
          </table:table-cell>
          <table:table-cell table:style-name="ce24"/>
          <table:table-cell office:value-type="date" office:date-value="2023-11-01T00:00:00" table:style-name="ce23">
            <text:p>01/11/2023</text:p>
          </table:table-cell>
          <table:table-cell table:style-name="ce24"/>
          <table:table-cell office:value-type="string" table:style-name="ce25">
            <text:p>COMPRA EN BICING, CON LA TARJETA : 5489130103230680 EL 2023-11-01</text:p>
          </table:table-cell>
          <table:table-cell table:style-name="ce24"/>
          <table:table-cell office:value-type="float" office:value="-2.65" table:style-name="ce26">
            <text:p>-2,65</text:p>
          </table:table-cell>
          <table:table-cell table:style-name="ce24"/>
          <table:table-cell office:value-type="float" office:value="1514.04" table:style-name="ce29">
            <text:p>1.514,0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0-31T00:00:00" table:style-name="ce23">
            <text:p>31/10/2023</text:p>
          </table:table-cell>
          <table:table-cell table:style-name="ce24"/>
          <table:table-cell office:value-type="date" office:date-value="2023-10-31T00:00:00" table:style-name="ce23">
            <text:p>31/10/2023</text:p>
          </table:table-cell>
          <table:table-cell table:style-name="ce24"/>
          <table:table-cell office:value-type="string" table:style-name="ce25">
            <text:p>COMPRA EN PATEL MOVIL, CON LA TARJETA : 5489130103230680 EL 2023-10-31</text:p>
          </table:table-cell>
          <table:table-cell table:style-name="ce24"/>
          <table:table-cell office:value-type="float" office:value="-9" table:style-name="ce26">
            <text:p>-9</text:p>
          </table:table-cell>
          <table:table-cell table:style-name="ce24"/>
          <table:table-cell office:value-type="float" office:value="1516.69" table:style-name="ce29">
            <text:p>1.516,6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0-31T00:00:00" table:style-name="ce23">
            <text:p>31/10/2023</text:p>
          </table:table-cell>
          <table:table-cell table:style-name="ce24"/>
          <table:table-cell office:value-type="date" office:date-value="2023-10-31T00:00:00" table:style-name="ce23">
            <text:p>31/10/2023</text:p>
          </table:table-cell>
          <table:table-cell table:style-name="ce24"/>
          <table:table-cell office:value-type="string" table:style-name="ce25">
            <text:p>RECIBO WIZINK BANK S.A.U. Nº RECIBO 0073 0100 755 CBRDBRX REF. MANDATO 00052675209123878950000730100</text:p>
          </table:table-cell>
          <table:table-cell table:style-name="ce24"/>
          <table:table-cell office:value-type="float" office:value="-35.56" table:style-name="ce26">
            <text:p>-35,56</text:p>
          </table:table-cell>
          <table:table-cell table:style-name="ce24"/>
          <table:table-cell office:value-type="float" office:value="1525.69" table:style-name="ce29">
            <text:p>1.525,6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0-30T00:00:00" table:style-name="ce23">
            <text:p>30/10/2023</text:p>
          </table:table-cell>
          <table:table-cell table:style-name="ce24"/>
          <table:table-cell office:value-type="date" office:date-value="2023-10-30T00:00:00" table:style-name="ce23">
            <text:p>30/10/2023</text:p>
          </table:table-cell>
          <table:table-cell table:style-name="ce24"/>
          <table:table-cell office:value-type="string" table:style-name="ce25">
            <text:p>COMPRA EN METRO BARCELONA, CON LA TARJETA : 5489130103230680 EL 2023-10-30</text:p>
          </table:table-cell>
          <table:table-cell table:style-name="ce24"/>
          <table:table-cell office:value-type="float" office:value="-20" table:style-name="ce26">
            <text:p>-20</text:p>
          </table:table-cell>
          <table:table-cell table:style-name="ce24"/>
          <table:table-cell office:value-type="float" office:value="1561.25" table:style-name="ce29">
            <text:p>1.561,2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0-30T00:00:00" table:style-name="ce23">
            <text:p>30/10/2023</text:p>
          </table:table-cell>
          <table:table-cell table:style-name="ce24"/>
          <table:table-cell office:value-type="date" office:date-value="2023-10-30T00:00:00" table:style-name="ce23">
            <text:p>30/10/2023</text:p>
          </table:table-cell>
          <table:table-cell table:style-name="ce24"/>
          <table:table-cell office:value-type="string" table:style-name="ce25">
            <text:p>COMPRA EN LA ROVIRA, CON LA TARJETA : 5489130103230680 EL 2023-10-30</text:p>
          </table:table-cell>
          <table:table-cell table:style-name="ce24"/>
          <table:table-cell office:value-type="float" office:value="-7.5" table:style-name="ce26">
            <text:p>-7,5</text:p>
          </table:table-cell>
          <table:table-cell table:style-name="ce24"/>
          <table:table-cell office:value-type="float" office:value="1581.25" table:style-name="ce29">
            <text:p>1.581,2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0-30T00:00:00" table:style-name="ce23">
            <text:p>30/10/2023</text:p>
          </table:table-cell>
          <table:table-cell table:style-name="ce24"/>
          <table:table-cell office:value-type="date" office:date-value="2023-10-30T00:00:00" table:style-name="ce23">
            <text:p>30/10/2023</text:p>
          </table:table-cell>
          <table:table-cell table:style-name="ce24"/>
          <table:table-cell office:value-type="string" table:style-name="ce25">
            <text:p>COMPRA EN BICING, CON LA TARJETA : 5489130103230680 EL 2023-10-30</text:p>
          </table:table-cell>
          <table:table-cell table:style-name="ce24"/>
          <table:table-cell office:value-type="float" office:value="-1.6" table:style-name="ce26">
            <text:p>-1,6</text:p>
          </table:table-cell>
          <table:table-cell table:style-name="ce24"/>
          <table:table-cell office:value-type="float" office:value="1588.75" table:style-name="ce29">
            <text:p>1.588,7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0-30T00:00:00" table:style-name="ce23">
            <text:p>30/10/2023</text:p>
          </table:table-cell>
          <table:table-cell table:style-name="ce24"/>
          <table:table-cell office:value-type="date" office:date-value="2023-10-29T00:00:00" table:style-name="ce23">
            <text:p>29/10/2023</text:p>
          </table:table-cell>
          <table:table-cell table:style-name="ce24"/>
          <table:table-cell office:value-type="string" table:style-name="ce25">
            <text:p>COMPRA EN BAR LA COLLA, CON LA TARJETA : 5489130103230680 EL 2023-10-29</text:p>
          </table:table-cell>
          <table:table-cell table:style-name="ce24"/>
          <table:table-cell office:value-type="float" office:value="-5.7" table:style-name="ce26">
            <text:p>-5,7</text:p>
          </table:table-cell>
          <table:table-cell table:style-name="ce24"/>
          <table:table-cell office:value-type="float" office:value="1590.35" table:style-name="ce29">
            <text:p>1.590,3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0-24T00:00:00" table:style-name="ce23">
            <text:p>24/10/2023</text:p>
          </table:table-cell>
          <table:table-cell table:style-name="ce24"/>
          <table:table-cell office:value-type="date" office:date-value="2023-10-24T00:00:00" table:style-name="ce23">
            <text:p>24/10/2023</text:p>
          </table:table-cell>
          <table:table-cell table:style-name="ce24"/>
          <table:table-cell office:value-type="string" table:style-name="ce25">
            <text:p>COMPRA EN AREAS SANTS ESTACION, CON LA TARJETA : 5489130103230680 EL 2023-10-24</text:p>
          </table:table-cell>
          <table:table-cell table:style-name="ce24"/>
          <table:table-cell office:value-type="float" office:value="-2.5099999999999998" table:style-name="ce26">
            <text:p>-2,51</text:p>
          </table:table-cell>
          <table:table-cell table:style-name="ce24"/>
          <table:table-cell office:value-type="float" office:value="1596.05" table:style-name="ce29">
            <text:p>1.596,05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0-23T00:00:00" table:style-name="ce23">
            <text:p>23/10/2023</text:p>
          </table:table-cell>
          <table:table-cell table:style-name="ce24"/>
          <table:table-cell office:value-type="date" office:date-value="2023-10-23T00:00:00" table:style-name="ce23">
            <text:p>23/10/2023</text:p>
          </table:table-cell>
          <table:table-cell table:style-name="ce24"/>
          <table:table-cell office:value-type="string" table:style-name="ce25">
            <text:p>COMPRA EN ALDI SARRIA, CON LA TARJETA : 5489130103230680 EL 2023-10-23</text:p>
          </table:table-cell>
          <table:table-cell table:style-name="ce24"/>
          <table:table-cell office:value-type="float" office:value="-50.23" table:style-name="ce26">
            <text:p>-50,23</text:p>
          </table:table-cell>
          <table:table-cell table:style-name="ce24"/>
          <table:table-cell office:value-type="float" office:value="1598.56" table:style-name="ce29">
            <text:p>1.598,5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0-23T00:00:00" table:style-name="ce23">
            <text:p>23/10/2023</text:p>
          </table:table-cell>
          <table:table-cell table:style-name="ce24"/>
          <table:table-cell office:value-type="date" office:date-value="2023-10-23T00:00:00" table:style-name="ce23">
            <text:p>23/10/2023</text:p>
          </table:table-cell>
          <table:table-cell table:style-name="ce24"/>
          <table:table-cell office:value-type="string" table:style-name="ce25">
            <text:p>TRANSFERENCIA DE MARIA TERESA ALTES SALAFRANCA, CONCEPTO GTOS MAY JUN Y JUL</text:p>
          </table:table-cell>
          <table:table-cell table:style-name="ce24"/>
          <table:table-cell office:value-type="float" office:value="147" table:style-name="ce26">
            <text:p>147</text:p>
          </table:table-cell>
          <table:table-cell table:style-name="ce24"/>
          <table:table-cell office:value-type="float" office:value="1648.79" table:style-name="ce29">
            <text:p>1.648,7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0-23T00:00:00" table:style-name="ce23">
            <text:p>23/10/2023</text:p>
          </table:table-cell>
          <table:table-cell table:style-name="ce24"/>
          <table:table-cell office:value-type="date" office:date-value="2023-10-23T00:00:00" table:style-name="ce23">
            <text:p>23/10/2023</text:p>
          </table:table-cell>
          <table:table-cell table:style-name="ce24"/>
          <table:table-cell office:value-type="string" table:style-name="ce25">
            <text:p>TRANSFERENCIA DE MARIA TERESA ALTES SALAFRANCA, CONCEPTO GTOS AGO SEP OCT 1 2</text:p>
          </table:table-cell>
          <table:table-cell table:style-name="ce24"/>
          <table:table-cell office:value-type="float" office:value="135" table:style-name="ce26">
            <text:p>135</text:p>
          </table:table-cell>
          <table:table-cell table:style-name="ce24"/>
          <table:table-cell office:value-type="float" office:value="1501.79" table:style-name="ce29">
            <text:p>1.501,7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0-23T00:00:00" table:style-name="ce23">
            <text:p>23/10/2023</text:p>
          </table:table-cell>
          <table:table-cell table:style-name="ce24"/>
          <table:table-cell office:value-type="date" office:date-value="2023-10-23T00:00:00" table:style-name="ce23">
            <text:p>23/10/2023</text:p>
          </table:table-cell>
          <table:table-cell table:style-name="ce24"/>
          <table:table-cell office:value-type="string" table:style-name="ce25">
            <text:p>COMPRA EN BICING, CON LA TARJETA : 5489130103230680 EL 2023-10-23</text:p>
          </table:table-cell>
          <table:table-cell table:style-name="ce24"/>
          <table:table-cell office:value-type="float" office:value="-3.55" table:style-name="ce26">
            <text:p>-3,55</text:p>
          </table:table-cell>
          <table:table-cell table:style-name="ce24"/>
          <table:table-cell office:value-type="float" office:value="1366.79" table:style-name="ce29">
            <text:p>1.366,79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0-23T00:00:00" table:style-name="ce23">
            <text:p>23/10/2023</text:p>
          </table:table-cell>
          <table:table-cell table:style-name="ce24"/>
          <table:table-cell office:value-type="date" office:date-value="2023-10-21T00:00:00" table:style-name="ce23">
            <text:p>21/10/2023</text:p>
          </table:table-cell>
          <table:table-cell table:style-name="ce24"/>
          <table:table-cell office:value-type="string" table:style-name="ce25">
            <text:p>COMPRA EN DIA, CON LA TARJETA : 5489130103230680 EL 2023-10-21</text:p>
          </table:table-cell>
          <table:table-cell table:style-name="ce24"/>
          <table:table-cell office:value-type="float" office:value="-5.59" table:style-name="ce26">
            <text:p>-5,59</text:p>
          </table:table-cell>
          <table:table-cell table:style-name="ce24"/>
          <table:table-cell office:value-type="float" office:value="1370.34" table:style-name="ce29">
            <text:p>1.370,34</text:p>
          </table:table-cell>
          <table:table-cell table:number-columns-repeated="16374" table:style-name="ce11"/>
        </table:table-row>
        <table:table-row table:style-name="ro8" table:visibility="filter">
          <table:table-cell table:style-name="ce10"/>
          <table:table-cell office:value-type="date" office:date-value="2023-10-23T00:00:00" table:style-name="ce23">
            <text:p>23/10/2023</text:p>
          </table:table-cell>
          <table:table-cell table:style-name="ce24"/>
          <table:table-cell office:value-type="date" office:date-value="2023-10-21T00:00:00" table:style-name="ce23">
            <text:p>21/10/2023</text:p>
          </table:table-cell>
          <table:table-cell table:style-name="ce24"/>
          <table:table-cell office:value-type="string" table:style-name="ce25">
            <text:p>COMPRA EN BICING, CON LA TARJETA : 5489130103230680 EL 2023-10-21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1375.93" table:style-name="ce29">
            <text:p>1.375,93</text:p>
          </table:table-cell>
          <table:table-cell table:number-columns-repeated="16374" table:style-name="ce11"/>
        </table:table-row>
        <table:table-row table:style-name="ro6">
          <table:table-cell table:style-name="ce12"/>
          <table:table-cell table:number-columns-repeated="9" table:style-name="ce14"/>
          <table:table-cell table:number-columns-repeated="16374"/>
        </table:table-row>
        <table:table-row table:number-rows-repeated="1048001" table:style-name="ro1">
          <table:table-cell table:number-columns-repeated="16384"/>
        </table:table-row>
      </table:table>
      <table:table table:name="8017_Gtos_Piso" table:style-name="ta2"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11" table:number-columns-repeated="1014" table:default-cell-style-name="ce1"/>
        <table:table-column table:style-name="co5" table:number-columns-repeated="15360" table:default-cell-style-name="ce1"/>
        <table:table-row table:style-name="ro2">
          <table:table-cell table:number-columns-repeated="10" table:style-name="ce10"/>
          <table:table-cell table:number-columns-repeated="16374" table:style-name="ce11"/>
        </table:table-row>
        <table:table-row table:style-name="ro3">
          <table:table-cell table:style-name="ce12"/>
          <table:table-cell office:value-type="string" table:style-name="ce13">
            <text:p>Cuentas - Movimientos</text:p>
          </table:table-cell>
          <table:table-cell table:number-columns-repeated="5" table:style-name="ce14"/>
          <table:table-cell table:style-name="ce30"/>
          <table:table-cell table:number-columns-repeated="2" table:style-name="ce14"/>
          <table:table-cell table:number-columns-repeated="16374" table:style-name="ce1"/>
        </table:table-row>
        <table:table-row table:style-name="ro4">
          <table:table-cell table:number-columns-repeated="9" table:style-name="ce10"/>
          <table:table-cell office:value-type="string" table:style-name="ce15">
            <text:p>Fecha de descarga:<text:s/><text:span text:style-name="T1">19/10/2025 20:52h</text:span></text:p>
          </table:table-cell>
          <table:table-cell table:number-columns-repeated="16374" table:style-name="ce11"/>
        </table:table-row>
        <table:table-row table:style-name="ro5">
          <table:table-cell table:style-name="ce12"/>
          <table:table-cell office:value-type="string" table:style-name="ce16">
            <text:p>Número de Cuenta:</text:p>
          </table:table-cell>
          <table:table-cell table:style-name="ce12"/>
          <table:table-cell office:value-type="string" table:style-name="ce17">
            <text:p>0073 0100 51 0434038017</text:p>
          </table:table-cell>
          <table:table-cell table:number-columns-repeated="3" table:style-name="ce12"/>
          <table:table-cell office:value-type="string" table:style-name="ce20">
            <text:p>Exceso Provisiones a 20/10/25</text:p>
          </table:table-cell>
          <table:table-cell table:style-name="ce12"/>
          <table:table-cell table:style-name="ce1"/>
          <table:table-cell office:value-type="string" table:style-name="ce1">
            <text:p>Meses</text:p>
          </table:table-cell>
          <table:table-cell office:value-type="string" table:style-name="ce1">
            <text:p>Importe</text:p>
          </table:table-cell>
          <table:table-cell office:value-type="string" table:style-name="ce1">
            <text:p>Total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2"/>
          <table:table-cell office:value-type="string" table:style-name="ce12">
            <text:p>H3 Gaia</text:p>
          </table:table-cell>
          <table:table-cell table:style-name="ce12"/>
          <table:table-cell office:value-type="string" table:style-name="ce1">
            <text:p>sobran 2,3,5 y 6/25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float" office:value="280" table:formula="of:=+[.K5]*[.L5]" table:style-name="ce1">
            <text:p>280</text:p>
          </table:table-cell>
          <table:table-cell table:number-columns-repeated="16371" table:style-name="ce1"/>
        </table:table-row>
        <table:table-row table:style-name="ro1">
          <table:table-cell table:style-name="ce18"/>
          <table:table-cell office:value-type="string" table:style-name="ce19">
            <text:p>Descripción:</text:p>
          </table:table-cell>
          <table:table-cell table:style-name="ce12"/>
          <table:table-cell office:value-type="string" table:style-name="ce20">
            <text:p>CUENTA CORRIENTE OPEN</text:p>
          </table:table-cell>
          <table:table-cell table:number-columns-repeated="3" table:style-name="ce12"/>
          <table:table-cell office:value-type="string" table:style-name="ce12">
            <text:p>H2 Cristina</text:p>
          </table:table-cell>
          <table:table-cell table:style-name="ce12"/>
          <table:table-cell office:value-type="string" table:style-name="ce12">
            <text:p>Falta 3/25</text:p>
          </table:table-cell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office:value-type="float" office:value="-50" table:formula="of:=+[.K6]*[.L6]" table:style-name="ce1">
            <text:p>-50</text:p>
          </table:table-cell>
          <table:table-cell table:number-columns-repeated="16371" table:style-name="ce1"/>
        </table:table-row>
        <table:table-row table:style-name="ro1">
          <table:table-cell table:style-name="ce18"/>
          <table:table-cell office:value-type="string" table:style-name="ce19">
            <text:p>Titular:</text:p>
          </table:table-cell>
          <table:table-cell table:style-name="ce12"/>
          <table:table-cell office:value-type="string" table:style-name="ce20">
            <text:p>CARDONA ALTES CRISTINA</text:p>
          </table:table-cell>
          <table:table-cell table:number-columns-repeated="3" table:style-name="ce12"/>
          <table:table-cell office:value-type="string" table:style-name="ce1">
            <text:p>H1 Elisa/Michelle</text:p>
          </table:table-cell>
          <table:table-cell table:style-name="ce1"/>
          <table:table-cell office:value-type="string" table:style-name="ce1">
            <text:p>Falta 12/24 y 1-4/25</text:p>
          </table:table-cell>
          <table:table-cell office:value-type="float" office:value="5" table:style-name="ce1">
            <text:p>5</text:p>
          </table:table-cell>
          <table:table-cell office:value-type="float" office:value="-70" table:style-name="ce1">
            <text:p>-70</text:p>
          </table:table-cell>
          <table:table-cell office:value-type="float" office:value="-350" table:formula="of:=+[.K7]*[.L7]" table:style-name="ce1">
            <text:p>-350</text:p>
          </table:table-cell>
          <table:table-cell table:number-columns-repeated="16371" table:style-name="ce1"/>
        </table:table-row>
        <table:table-row table:style-name="ro1">
          <table:table-cell table:style-name="ce18"/>
          <table:table-cell office:value-type="string" table:style-name="ce19">
            <text:p>Saldo:</text:p>
          </table:table-cell>
          <table:table-cell table:style-name="ce12"/>
          <table:table-cell office:value-type="string" table:style-name="ce20">
            <text:p>818,30 EUR</text:p>
          </table:table-cell>
          <table:table-cell table:number-columns-repeated="3" table:style-name="ce12"/>
          <table:table-cell table:number-columns-repeated="2" table:style-name="ce1"/>
          <table:table-cell office:value-type="string" table:style-name="ce1">
            <text:p>Resultado final: faltan</text:p>
          </table:table-cell>
          <table:table-cell table:number-columns-repeated="2" table:style-name="ce1"/>
          <table:table-cell office:value-type="float" office:value="-120" table:formula="of:=+SUM([.M5:.M7])" table:style-name="ce1">
            <text:p>-120</text:p>
          </table:table-cell>
          <table:table-cell office:value-type="string" table:style-name="ce1">
            <text:p>Como hay superhabit lo dejamos asi</text:p>
          </table:table-cell>
          <table:table-cell table:number-columns-repeated="16370"/>
        </table:table-row>
        <table:table-row table:style-name="ro6">
          <table:table-cell table:style-name="ce12"/>
          <table:table-cell office:value-type="string" table:style-name="ce21">
            <text:p>Lista de Movimientos</text:p>
          </table:table-cell>
          <table:table-cell table:number-columns-repeated="8" table:style-name="ce14"/>
          <table:table-cell table:number-columns-repeated="3" table:style-name="ce1"/>
          <table:table-cell table:style-name="ce39"/>
          <table:table-cell table:number-columns-repeated="16370"/>
        </table:table-row>
        <table:table-row table:style-name="ro1">
          <table:table-cell table:number-columns-repeated="10" table:style-name="ce12"/>
          <table:table-cell table:number-columns-repeated="16374" table:style-name="ce1"/>
        </table:table-row>
        <table:table-row table:style-name="ro7">
          <table:table-cell table:style-name="ce10"/>
          <table:table-cell office:value-type="string" table:style-name="ce22">
            <text:p>Fecha Operación</text:p>
          </table:table-cell>
          <table:table-cell office:value-type="string" table:style-name="ce10">
            <text:p>Columna1</text:p>
          </table:table-cell>
          <table:table-cell office:value-type="string" table:style-name="ce22">
            <text:p>Fecha Valor</text:p>
          </table:table-cell>
          <table:table-cell office:value-type="string" table:style-name="ce10">
            <text:p>Columna2</text:p>
          </table:table-cell>
          <table:table-cell office:value-type="string" table:style-name="ce22">
            <text:p>Concepto</text:p>
          </table:table-cell>
          <table:table-cell office:value-type="string" table:style-name="ce10">
            <text:p>Columna3</text:p>
          </table:table-cell>
          <table:table-cell office:value-type="string" table:style-name="ce22">
            <text:p>Importe</text:p>
          </table:table-cell>
          <table:table-cell office:value-type="string" table:style-name="ce10">
            <text:p>Columna4</text:p>
          </table:table-cell>
          <table:table-cell office:value-type="string" table:style-name="ce22">
            <text:p>Saldo</text:p>
          </table:table-cell>
          <table:table-cell office:value-type="string" table:style-name="ce22">
            <text:p>Concepto</text:p>
          </table:table-cell>
          <table:table-cell office:value-type="string" table:style-name="ce22">
            <text:p>Mes</text:p>
          </table:table-cell>
          <table:table-cell office:value-type="string" table:style-name="ce22">
            <text:p>Comentario/Acción</text:p>
          </table:table-cell>
          <table:table-cell table:number-columns-repeated="16371" table:style-name="ce11"/>
        </table:table-row>
        <table:table-row table:style-name="ro8">
          <table:table-cell table:style-name="ce10"/>
          <table:table-cell office:value-type="date" office:date-value="2025-10-06T00:00:00" table:style-name="ce23">
            <text:p>06/10/2025</text:p>
          </table:table-cell>
          <table:table-cell table:style-name="ce24"/>
          <table:table-cell office:value-type="date" office:date-value="2025-10-06T00:00:00" table:style-name="ce23">
            <text:p>06/10/2025</text:p>
          </table:table-cell>
          <table:table-cell table:style-name="ce24"/>
          <table:table-cell office:value-type="string" table:style-name="ce25">
            <text:p>TRANSFERENCIA INMEDIATA DE MARIA LUNA QUINTANA LADRON DE GUEVARA CONCEPTO gastos comunes suministros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818.3" table:style-name="ce26">
            <text:p>818,3</text:p>
          </table:table-cell>
          <table:table-cell office:value-type="string" table:style-name="ce11">
            <text:p>H3</text:p>
          </table:table-cell>
          <table:table-cell office:value-type="float" office:value="10" table:style-name="ce11">
            <text:p>10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10-02T00:00:00" table:style-name="ce23">
            <text:p>02/10/2025</text:p>
          </table:table-cell>
          <table:table-cell table:style-name="ce24"/>
          <table:table-cell office:value-type="date" office:date-value="2025-10-02T00:00:00" table:style-name="ce23">
            <text:p>02/10/2025</text:p>
          </table:table-cell>
          <table:table-cell table:style-name="ce24"/>
          <table:table-cell office:value-type="string" table:style-name="ce25">
            <text:p>TRANSFERENCIA DE CARDONA ALTES CRISTINA, CONCEPTO Gastos piso automátic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748.3" table:style-name="ce27">
            <text:p>748,3</text:p>
          </table:table-cell>
          <table:table-cell office:value-type="string" table:style-name="ce11">
            <text:p>H2</text:p>
          </table:table-cell>
          <table:table-cell office:value-type="float" office:value="10" table:style-name="ce11">
            <text:p>10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9-29T00:00:00" table:style-name="ce23">
            <text:p>29/09/2025</text:p>
          </table:table-cell>
          <table:table-cell table:style-name="ce24"/>
          <table:table-cell office:value-type="date" office:date-value="2025-09-29T00:00:00" table:style-name="ce23">
            <text:p>29/09/2025</text:p>
          </table:table-cell>
          <table:table-cell table:style-name="ce24"/>
          <table:table-cell office:value-type="string" table:style-name="ce25">
            <text:p>TRANSFERENCIA INMEDIATA DE MICHELLE DI TERLIZZI CONCEPTO Gastos Octubre Gas</text:p>
          </table:table-cell>
          <table:table-cell table:style-name="ce24"/>
          <table:table-cell office:value-type="float" office:value="120" table:style-name="ce26">
            <text:p>120</text:p>
          </table:table-cell>
          <table:table-cell table:style-name="ce24"/>
          <table:table-cell office:value-type="float" office:value="698.3" table:style-name="ce27">
            <text:p>698,3</text:p>
          </table:table-cell>
          <table:table-cell office:value-type="string" table:style-name="ce11">
            <text:p>H1</text:p>
          </table:table-cell>
          <table:table-cell office:value-type="float" office:value="10" table:style-name="ce11">
            <text:p>10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9-26T00:00:00" table:style-name="ce23">
            <text:p>26/09/2025</text:p>
          </table:table-cell>
          <table:table-cell table:style-name="ce24"/>
          <table:table-cell office:value-type="date" office:date-value="2025-09-26T00:00:00" table:style-name="ce23">
            <text:p>26/09/2025</text:p>
          </table:table-cell>
          <table:table-cell table:style-name="ce24"/>
          <table:table-cell office:value-type="string" table:style-name="ce25">
            <text:p>RECIBO GRUPO MASMOVIL XFERA Nº RECIBO 0073 0100 755 CMPWNGV REF. MANDATO F001MMC23111616863599001</text:p>
          </table:table-cell>
          <table:table-cell table:style-name="ce24"/>
          <table:table-cell office:value-type="float" office:value="-29.9" table:style-name="ce26">
            <text:p>-29,9</text:p>
          </table:table-cell>
          <table:table-cell table:style-name="ce24"/>
          <table:table-cell office:value-type="float" office:value="578.29999999999995" table:style-name="ce27">
            <text:p>578,3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5-09-23T00:00:00" table:style-name="ce23">
            <text:p>23/09/2025</text:p>
          </table:table-cell>
          <table:table-cell table:style-name="ce24"/>
          <table:table-cell office:value-type="date" office:date-value="2025-09-23T00:00:00" table:style-name="ce23">
            <text:p>23/09/2025</text:p>
          </table:table-cell>
          <table:table-cell table:style-name="ce24"/>
          <table:table-cell office:value-type="string" table:style-name="ce25">
            <text:p>RECIBO TotalEnergies ClientesSAU Nº RECIBO 0073 0100 755 CMNYWRD REF. MANDATO NCESIG1290420240000000</text:p>
          </table:table-cell>
          <table:table-cell table:style-name="ce24"/>
          <table:table-cell office:value-type="float" office:value="-128.51" table:style-name="ce26">
            <text:p>-128,51</text:p>
          </table:table-cell>
          <table:table-cell table:style-name="ce24"/>
          <table:table-cell office:value-type="float" office:value="608.20000000000005" table:style-name="ce27">
            <text:p>608,2</text:p>
          </table:table-cell>
          <table:table-cell office:value-type="string" table:style-name="ce11">
            <text:p>Gas</text:p>
          </table:table-cell>
          <table:table-cell office:value-type="float" office:value="9" table:formula="of:=+MONTH([.B16])" table:style-name="ce11">
            <text:p>9</text:p>
          </table:table-cell>
          <table:table-cell office:value-type="string" table:style-name="ce11">
            <text:p>Incluye revision periodica</text:p>
          </table:table-cell>
          <table:table-cell table:number-columns-repeated="16371" table:style-name="ce11"/>
        </table:table-row>
        <table:table-row table:style-name="ro8">
          <table:table-cell table:style-name="ce10"/>
          <table:table-cell office:value-type="date" office:date-value="2025-09-19T00:00:00" table:style-name="ce23">
            <text:p>19/09/2025</text:p>
          </table:table-cell>
          <table:table-cell table:style-name="ce24"/>
          <table:table-cell office:value-type="date" office:date-value="2025-09-19T00:00:00" table:style-name="ce23">
            <text:p>19/09/2025</text:p>
          </table:table-cell>
          <table:table-cell table:style-name="ce24"/>
          <table:table-cell office:value-type="string" table:style-name="ce25">
            <text:p>RECIBO TRACTAMENT I SELECCIO DE RESIDUS, SA Nº RECIBO 0073 0100 755 CMNRKCC REF. MANDATO 01950</text:p>
          </table:table-cell>
          <table:table-cell table:style-name="ce24"/>
          <table:table-cell office:value-type="float" office:value="-55.55" table:style-name="ce26">
            <text:p>-55,55</text:p>
          </table:table-cell>
          <table:table-cell table:style-name="ce24"/>
          <table:table-cell office:value-type="float" office:value="736.71" table:style-name="ce27">
            <text:p>736,71</text:p>
          </table:table-cell>
          <table:table-cell office:value-type="string" table:style-name="ce11">
            <text:p>Electricidad</text:p>
          </table:table-cell>
          <table:table-cell office:value-type="float" office:value="9" table:formula="of:=+MONTH([.D17])" table:style-name="ce11">
            <text:p>9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9-11T00:00:00" table:style-name="ce23">
            <text:p>11/09/2025</text:p>
          </table:table-cell>
          <table:table-cell table:style-name="ce24"/>
          <table:table-cell office:value-type="date" office:date-value="2025-09-11T00:00:00" table:style-name="ce23">
            <text:p>11/09/2025</text:p>
          </table:table-cell>
          <table:table-cell table:style-name="ce24"/>
          <table:table-cell office:value-type="string" table:style-name="ce25">
            <text:p>RECIBO AIGUES DE BARCELONA, S.A. Nº RECIBO 0073 0100 755 CMMKRZW REF. MANDATO 02000002256009</text:p>
          </table:table-cell>
          <table:table-cell table:style-name="ce24"/>
          <table:table-cell office:value-type="float" office:value="-76.63" table:style-name="ce26">
            <text:p>-76,63</text:p>
          </table:table-cell>
          <table:table-cell table:style-name="ce24"/>
          <table:table-cell office:value-type="float" office:value="792.26" table:style-name="ce27">
            <text:p>792,26</text:p>
          </table:table-cell>
          <table:table-cell office:value-type="string" table:style-name="ce11">
            <text:p>Agua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5-09-08T00:00:00" table:style-name="ce23">
            <text:p>08/09/2025</text:p>
          </table:table-cell>
          <table:table-cell table:style-name="ce24"/>
          <table:table-cell office:value-type="date" office:date-value="2025-09-06T00:00:00" table:style-name="ce23">
            <text:p>06/09/2025</text:p>
          </table:table-cell>
          <table:table-cell table:style-name="ce24"/>
          <table:table-cell office:value-type="string" table:style-name="ce25">
            <text:p>TRANSFERENCIA INMEDIATA DE MARIA LUNA QUINTANA LADRON DE GUEVARA CONCEPTO Suministros comunes, agua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868.89" table:style-name="ce27">
            <text:p>868,89</text:p>
          </table:table-cell>
          <table:table-cell office:value-type="string" table:style-name="ce11">
            <text:p>H3</text:p>
          </table:table-cell>
          <table:table-cell office:value-type="float" office:value="9" table:style-name="ce11">
            <text:p>9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9-02T00:00:00" table:style-name="ce23">
            <text:p>02/09/2025</text:p>
          </table:table-cell>
          <table:table-cell table:style-name="ce24"/>
          <table:table-cell office:value-type="date" office:date-value="2025-09-02T00:00:00" table:style-name="ce23">
            <text:p>02/09/2025</text:p>
          </table:table-cell>
          <table:table-cell table:style-name="ce24"/>
          <table:table-cell office:value-type="string" table:style-name="ce25">
            <text:p>TRANSFERENCIA DE CARDONA ALTES CRISTINA, CONCEPTO Gastos piso automátic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798.89" table:style-name="ce27">
            <text:p>798,89</text:p>
          </table:table-cell>
          <table:table-cell office:value-type="string" table:style-name="ce11">
            <text:p>H2</text:p>
          </table:table-cell>
          <table:table-cell office:value-type="float" office:value="9" table:style-name="ce11">
            <text:p>9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8-28T00:00:00" table:style-name="ce23">
            <text:p>28/08/2025</text:p>
          </table:table-cell>
          <table:table-cell table:style-name="ce24"/>
          <table:table-cell office:value-type="date" office:date-value="2025-08-28T00:00:00" table:style-name="ce23">
            <text:p>28/08/2025</text:p>
          </table:table-cell>
          <table:table-cell table:style-name="ce24"/>
          <table:table-cell office:value-type="string" table:style-name="ce25">
            <text:p>TRANSFERENCIA INMEDIATA DE MICHELLE DI TERLIZZI CONCEPTO Gastos Septiembre Gas</text:p>
          </table:table-cell>
          <table:table-cell table:style-name="ce24"/>
          <table:table-cell office:value-type="float" office:value="120" table:style-name="ce26">
            <text:p>120</text:p>
          </table:table-cell>
          <table:table-cell table:style-name="ce24"/>
          <table:table-cell office:value-type="float" office:value="748.89" table:style-name="ce27">
            <text:p>748,89</text:p>
          </table:table-cell>
          <table:table-cell office:value-type="string" table:style-name="ce11">
            <text:p>H1</text:p>
          </table:table-cell>
          <table:table-cell office:value-type="float" office:value="9" table:style-name="ce11">
            <text:p>9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8-27T00:00:00" table:style-name="ce23">
            <text:p>27/08/2025</text:p>
          </table:table-cell>
          <table:table-cell table:style-name="ce24"/>
          <table:table-cell office:value-type="date" office:date-value="2025-08-27T00:00:00" table:style-name="ce23">
            <text:p>27/08/2025</text:p>
          </table:table-cell>
          <table:table-cell table:style-name="ce24"/>
          <table:table-cell office:value-type="string" table:style-name="ce25">
            <text:p>RECIBO GRUPO MASMOVIL XFERA Nº RECIBO 0073 0100 755 CMGCGMV REF. MANDATO F001MMC23111616863599001</text:p>
          </table:table-cell>
          <table:table-cell table:style-name="ce24"/>
          <table:table-cell office:value-type="float" office:value="-29.9" table:style-name="ce26">
            <text:p>-29,9</text:p>
          </table:table-cell>
          <table:table-cell table:style-name="ce24"/>
          <table:table-cell office:value-type="float" office:value="628.89" table:style-name="ce27">
            <text:p>628,89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5-08-27T00:00:00" table:style-name="ce23">
            <text:p>27/08/2025</text:p>
          </table:table-cell>
          <table:table-cell table:style-name="ce24"/>
          <table:table-cell office:value-type="date" office:date-value="2025-08-27T00:00:00" table:style-name="ce23">
            <text:p>27/08/2025</text:p>
          </table:table-cell>
          <table:table-cell table:style-name="ce24"/>
          <table:table-cell office:value-type="string" table:style-name="ce25">
            <text:p>RECIBO TRACTAMENT I SELECCIO DE RESIDUS, SA Nº RECIBO 0073 0100 755 CMFXNDY REF. MANDATO 01950</text:p>
          </table:table-cell>
          <table:table-cell table:style-name="ce24"/>
          <table:table-cell office:value-type="float" office:value="-73.45" table:style-name="ce26">
            <text:p>-73,45</text:p>
          </table:table-cell>
          <table:table-cell table:style-name="ce24"/>
          <table:table-cell office:value-type="float" office:value="658.79" table:style-name="ce27">
            <text:p>658,79</text:p>
          </table:table-cell>
          <table:table-cell office:value-type="string" table:style-name="ce11">
            <text:p>Electricidad</text:p>
          </table:table-cell>
          <table:table-cell office:value-type="float" office:value="8" table:formula="of:=+MONTH([.D23])" table:style-name="ce11">
            <text:p>8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8-04T00:00:00" table:style-name="ce23">
            <text:p>04/08/2025</text:p>
          </table:table-cell>
          <table:table-cell table:style-name="ce24"/>
          <table:table-cell office:value-type="date" office:date-value="2025-08-04T00:00:00" table:style-name="ce23">
            <text:p>04/08/2025</text:p>
          </table:table-cell>
          <table:table-cell table:style-name="ce24"/>
          <table:table-cell office:value-type="string" table:style-name="ce25">
            <text:p>TRANSFERENCIA DE CARDONA ALTES CRISTINA, CONCEPTO Gastos piso automátic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732.24" table:style-name="ce27">
            <text:p>732,24</text:p>
          </table:table-cell>
          <table:table-cell office:value-type="string" table:style-name="ce11">
            <text:p>H2</text:p>
          </table:table-cell>
          <table:table-cell office:value-type="float" office:value="8" table:style-name="ce11">
            <text:p>8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7-31T00:00:00" table:style-name="ce23">
            <text:p>31/07/2025</text:p>
          </table:table-cell>
          <table:table-cell table:style-name="ce24"/>
          <table:table-cell office:value-type="date" office:date-value="2025-07-31T00:00:00" table:style-name="ce23">
            <text:p>31/07/2025</text:p>
          </table:table-cell>
          <table:table-cell table:style-name="ce24"/>
          <table:table-cell office:value-type="string" table:style-name="ce25">
            <text:p>TRANSFERENCIA INMEDIATA DE MARIA LUNA QUINTANA LADRON DE GUEVARA CONCEPTO Gastos suministros compart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682.24" table:style-name="ce27">
            <text:p>682,24</text:p>
          </table:table-cell>
          <table:table-cell office:value-type="string" table:style-name="ce11">
            <text:p>H3</text:p>
          </table:table-cell>
          <table:table-cell office:value-type="float" office:value="8" table:style-name="ce11">
            <text:p>8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7-29T00:00:00" table:style-name="ce23">
            <text:p>29/07/2025</text:p>
          </table:table-cell>
          <table:table-cell table:style-name="ce24"/>
          <table:table-cell office:value-type="date" office:date-value="2025-07-29T00:00:00" table:style-name="ce23">
            <text:p>29/07/2025</text:p>
          </table:table-cell>
          <table:table-cell table:style-name="ce24"/>
          <table:table-cell office:value-type="string" table:style-name="ce25">
            <text:p>RECIBO GRUPO MASMOVIL XFERA Nº RECIBO 0073 0100 755 CLWNFTT REF. MANDATO F001MMC23111616863599001</text:p>
          </table:table-cell>
          <table:table-cell table:style-name="ce24"/>
          <table:table-cell office:value-type="float" office:value="-29.9" table:style-name="ce26">
            <text:p>-29,9</text:p>
          </table:table-cell>
          <table:table-cell table:style-name="ce24"/>
          <table:table-cell office:value-type="float" office:value="612.24" table:style-name="ce27">
            <text:p>612,24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5-07-28T00:00:00" table:style-name="ce23">
            <text:p>28/07/2025</text:p>
          </table:table-cell>
          <table:table-cell table:style-name="ce24"/>
          <table:table-cell office:value-type="date" office:date-value="2025-07-28T00:00:00" table:style-name="ce23">
            <text:p>28/07/2025</text:p>
          </table:table-cell>
          <table:table-cell table:style-name="ce24"/>
          <table:table-cell office:value-type="string" table:style-name="ce25">
            <text:p>TRANSFERENCIA INMEDIATA DE MICHELLE DI TERLIZZI CONCEPTO Gastos Agosto</text:p>
          </table:table-cell>
          <table:table-cell table:style-name="ce24"/>
          <table:table-cell office:value-type="float" office:value="120" table:style-name="ce26">
            <text:p>120</text:p>
          </table:table-cell>
          <table:table-cell table:style-name="ce24"/>
          <table:table-cell office:value-type="float" office:value="642.14" table:style-name="ce27">
            <text:p>642,14</text:p>
          </table:table-cell>
          <table:table-cell office:value-type="string" table:style-name="ce11">
            <text:p>H1</text:p>
          </table:table-cell>
          <table:table-cell office:value-type="float" office:value="8" table:style-name="ce11">
            <text:p>8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7-28T00:00:00" table:style-name="ce23">
            <text:p>28/07/2025</text:p>
          </table:table-cell>
          <table:table-cell table:style-name="ce24"/>
          <table:table-cell office:value-type="date" office:date-value="2025-07-28T00:00:00" table:style-name="ce23">
            <text:p>28/07/2025</text:p>
          </table:table-cell>
          <table:table-cell table:style-name="ce24"/>
          <table:table-cell office:value-type="string" table:style-name="ce25">
            <text:p>RECIBO TotalEnergies ClientesSAU Nº RECIBO 0073 0100 755 CLWJKSK REF. MANDATO NCESIG1290420240000000</text:p>
          </table:table-cell>
          <table:table-cell table:style-name="ce24"/>
          <table:table-cell office:value-type="float" office:value="-61.79" table:style-name="ce26">
            <text:p>-61,79</text:p>
          </table:table-cell>
          <table:table-cell table:style-name="ce24"/>
          <table:table-cell office:value-type="float" office:value="522.14" table:style-name="ce27">
            <text:p>522,14</text:p>
          </table:table-cell>
          <table:table-cell office:value-type="string" table:style-name="ce11">
            <text:p>Gas</text:p>
          </table:table-cell>
          <table:table-cell office:value-type="float" office:value="7" table:formula="of:=+MONTH([.B28])" table:style-name="ce11">
            <text:p>7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7-23T00:00:00" table:style-name="ce23">
            <text:p>23/07/2025</text:p>
          </table:table-cell>
          <table:table-cell table:style-name="ce24"/>
          <table:table-cell office:value-type="date" office:date-value="2025-07-23T00:00:00" table:style-name="ce23">
            <text:p>23/07/2025</text:p>
          </table:table-cell>
          <table:table-cell table:style-name="ce24"/>
          <table:table-cell office:value-type="string" table:style-name="ce25">
            <text:p>RECIBO TRACTAMENT I SELECCIO DE RESIDUS, SA Nº RECIBO 0073 0100 755 CLVQDKJ REF. MANDATO 01950</text:p>
          </table:table-cell>
          <table:table-cell table:style-name="ce24"/>
          <table:table-cell office:value-type="float" office:value="-85.84" table:style-name="ce26">
            <text:p>-85,84</text:p>
          </table:table-cell>
          <table:table-cell table:style-name="ce24"/>
          <table:table-cell office:value-type="float" office:value="583.92999999999995" table:style-name="ce27">
            <text:p>583,93</text:p>
          </table:table-cell>
          <table:table-cell office:value-type="string" table:style-name="ce11">
            <text:p>Electricidad</text:p>
          </table:table-cell>
          <table:table-cell office:value-type="float" office:value="7" table:formula="of:=+MONTH([.D29])" table:style-name="ce11">
            <text:p>7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7-14T00:00:00" table:style-name="ce23">
            <text:p>14/07/2025</text:p>
          </table:table-cell>
          <table:table-cell table:style-name="ce24"/>
          <table:table-cell office:value-type="date" office:date-value="2025-07-14T00:00:00" table:style-name="ce23">
            <text:p>14/07/2025</text:p>
          </table:table-cell>
          <table:table-cell table:style-name="ce24"/>
          <table:table-cell office:value-type="string" table:style-name="ce25">
            <text:p>RECIBO AIGUES DE BARCELONA, S.A. Nº RECIBO 0073 0100 755 CLTBQJL REF. MANDATO 02000002256009</text:p>
          </table:table-cell>
          <table:table-cell table:style-name="ce24"/>
          <table:table-cell office:value-type="float" office:value="-97.42" table:style-name="ce26">
            <text:p>-97,42</text:p>
          </table:table-cell>
          <table:table-cell table:style-name="ce24"/>
          <table:table-cell office:value-type="float" office:value="669.77" table:style-name="ce27">
            <text:p>669,77</text:p>
          </table:table-cell>
          <table:table-cell office:value-type="string" table:style-name="ce11">
            <text:p>Agua</text:p>
          </table:table-cell>
          <table:table-cell office:value-type="float" office:value="7" table:formula="of:=+MONTH([.B30])" table:style-name="ce11">
            <text:p>7</text:p>
          </table:table-cell>
          <table:table-cell office:value-type="string" table:style-name="ce11">
            <text:p>Revisar</text:p>
          </table:table-cell>
          <table:table-cell table:number-columns-repeated="16371" table:style-name="ce11"/>
        </table:table-row>
        <table:table-row table:style-name="ro8">
          <table:table-cell table:style-name="ce10"/>
          <table:table-cell office:value-type="date" office:date-value="2025-07-02T00:00:00" table:style-name="ce23">
            <text:p>02/07/2025</text:p>
          </table:table-cell>
          <table:table-cell table:style-name="ce24"/>
          <table:table-cell office:value-type="date" office:date-value="2025-07-02T00:00:00" table:style-name="ce23">
            <text:p>02/07/2025</text:p>
          </table:table-cell>
          <table:table-cell table:style-name="ce24"/>
          <table:table-cell office:value-type="string" table:style-name="ce25">
            <text:p>TRANSFERENCIA DE CARDONA ALTES CRISTINA, CONCEPTO Gastos piso automátic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767.19" table:style-name="ce27">
            <text:p>767,19</text:p>
          </table:table-cell>
          <table:table-cell office:value-type="string" table:style-name="ce11">
            <text:p>H2</text:p>
          </table:table-cell>
          <table:table-cell office:value-type="float" office:value="7" table:style-name="ce11">
            <text:p>7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6-30T00:00:00" table:style-name="ce23">
            <text:p>30/06/2025</text:p>
          </table:table-cell>
          <table:table-cell table:style-name="ce24"/>
          <table:table-cell office:value-type="date" office:date-value="2025-06-30T00:00:00" table:style-name="ce23">
            <text:p>30/06/2025</text:p>
          </table:table-cell>
          <table:table-cell table:style-name="ce24"/>
          <table:table-cell office:value-type="string" table:style-name="ce25">
            <text:p>TRANSFERENCIA INMEDIATA DE MARIA LUNA QUINTANA LADRON DE GUEVARA CONCEPTO Gastos suministros Rubio i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717.19" table:style-name="ce27">
            <text:p>717,19</text:p>
          </table:table-cell>
          <table:table-cell office:value-type="string" table:style-name="ce11">
            <text:p>H3</text:p>
          </table:table-cell>
          <table:table-cell office:value-type="float" office:value="7" table:style-name="ce11">
            <text:p>7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6-30T00:00:00" table:style-name="ce23">
            <text:p>30/06/2025</text:p>
          </table:table-cell>
          <table:table-cell table:style-name="ce24"/>
          <table:table-cell office:value-type="date" office:date-value="2025-06-29T00:00:00" table:style-name="ce23">
            <text:p>29/06/2025</text:p>
          </table:table-cell>
          <table:table-cell table:style-name="ce24"/>
          <table:table-cell office:value-type="string" table:style-name="ce25">
            <text:p>TRANSFERENCIA INMEDIATA DE MICHELLE DI TERLIZZI CONCEPTO Gastos Julio</text:p>
          </table:table-cell>
          <table:table-cell table:style-name="ce24"/>
          <table:table-cell office:value-type="float" office:value="120" table:style-name="ce26">
            <text:p>120</text:p>
          </table:table-cell>
          <table:table-cell table:style-name="ce24"/>
          <table:table-cell office:value-type="float" office:value="647.19000000000005" table:style-name="ce27">
            <text:p>647,19</text:p>
          </table:table-cell>
          <table:table-cell office:value-type="string" table:style-name="ce11">
            <text:p>H1</text:p>
          </table:table-cell>
          <table:table-cell office:value-type="float" office:value="7" table:style-name="ce11">
            <text:p>7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6-27T00:00:00" table:style-name="ce23">
            <text:p>27/06/2025</text:p>
          </table:table-cell>
          <table:table-cell table:style-name="ce24"/>
          <table:table-cell office:value-type="date" office:date-value="2025-06-27T00:00:00" table:style-name="ce23">
            <text:p>27/06/2025</text:p>
          </table:table-cell>
          <table:table-cell table:style-name="ce24"/>
          <table:table-cell office:value-type="string" table:style-name="ce25">
            <text:p>RECIBO GRUPO MASMOVIL XFERA Nº RECIBO 0073 0100 755 CLMLZNN REF. MANDATO F001MMC23111616863599001</text:p>
          </table:table-cell>
          <table:table-cell table:style-name="ce24"/>
          <table:table-cell office:value-type="float" office:value="-29.9" table:style-name="ce26">
            <text:p>-29,9</text:p>
          </table:table-cell>
          <table:table-cell table:style-name="ce24"/>
          <table:table-cell office:value-type="float" office:value="527.19000000000005" table:style-name="ce27">
            <text:p>527,19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5-06-25T00:00:00" table:style-name="ce23">
            <text:p>25/06/2025</text:p>
          </table:table-cell>
          <table:table-cell table:style-name="ce24"/>
          <table:table-cell office:value-type="date" office:date-value="2025-06-25T00:00:00" table:style-name="ce23">
            <text:p>25/06/2025</text:p>
          </table:table-cell>
          <table:table-cell table:style-name="ce24"/>
          <table:table-cell office:value-type="string" table:style-name="ce25">
            <text:p>RECIBO TRACTAMENT I SELECCIO DE RESIDUS, SA Nº RECIBO 0073 0100 755 CLLMSQW REF. MANDATO 01950</text:p>
          </table:table-cell>
          <table:table-cell table:style-name="ce24"/>
          <table:table-cell office:value-type="float" office:value="-117.23" table:style-name="ce26">
            <text:p>-117,23</text:p>
          </table:table-cell>
          <table:table-cell table:style-name="ce24"/>
          <table:table-cell office:value-type="float" office:value="557.09" table:style-name="ce27">
            <text:p>557,09</text:p>
          </table:table-cell>
          <table:table-cell office:value-type="string" table:style-name="ce11">
            <text:p>Electricidad</text:p>
          </table:table-cell>
          <table:table-cell office:value-type="float" office:value="6" table:formula="of:=+MONTH([.D35])" table:style-name="ce11">
            <text:p>6</text:p>
          </table:table-cell>
          <table:table-cell office:value-type="string" table:style-name="ce11">
            <text:p>Revisar</text:p>
          </table:table-cell>
          <table:table-cell table:number-columns-repeated="16371" table:style-name="ce11"/>
        </table:table-row>
        <table:table-row table:style-name="ro8">
          <table:table-cell table:style-name="ce10"/>
          <table:table-cell office:value-type="date" office:date-value="2025-06-10T00:00:00" table:style-name="ce23">
            <text:p>10/06/2025</text:p>
          </table:table-cell>
          <table:table-cell table:style-name="ce24"/>
          <table:table-cell office:value-type="date" office:date-value="2025-06-10T00:00:00" table:style-name="ce23">
            <text:p>10/06/2025</text:p>
          </table:table-cell>
          <table:table-cell table:style-name="ce24"/>
          <table:table-cell office:value-type="string" table:style-name="ce25">
            <text:p>TRANSFERENCIA DE CARDONA ALTES CRISTINA, CONCEPTO H3 Gastos Gaia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674.32" table:style-name="ce27">
            <text:p>674,32</text:p>
          </table:table-cell>
          <table:table-cell office:value-type="string" table:style-name="ce11">
            <text:p>H3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Sobra</text:p>
          </table:table-cell>
          <table:table-cell table:number-columns-repeated="16371" table:style-name="ce11"/>
        </table:table-row>
        <table:table-row table:style-name="ro8">
          <table:table-cell table:style-name="ce10"/>
          <table:table-cell office:value-type="date" office:date-value="2025-06-02T00:00:00" table:style-name="ce23">
            <text:p>02/06/2025</text:p>
          </table:table-cell>
          <table:table-cell table:style-name="ce24"/>
          <table:table-cell office:value-type="date" office:date-value="2025-06-02T00:00:00" table:style-name="ce23">
            <text:p>02/06/2025</text:p>
          </table:table-cell>
          <table:table-cell table:style-name="ce24"/>
          <table:table-cell office:value-type="string" table:style-name="ce25">
            <text:p>TRANSFERENCIA INMEDIATA DE MARIA LUNA QUINTANA LADRON DE GUEVARA CONCEPTO Gastos suministros Rubio I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604.32000000000005" table:style-name="ce27">
            <text:p>604,32</text:p>
          </table:table-cell>
          <table:table-cell office:value-type="string" table:style-name="ce11">
            <text:p>H3</text:p>
          </table:table-cell>
          <table:table-cell office:value-type="float" office:value="6" table:style-name="ce11">
            <text:p>6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6-02T00:00:00" table:style-name="ce23">
            <text:p>02/06/2025</text:p>
          </table:table-cell>
          <table:table-cell table:style-name="ce24"/>
          <table:table-cell office:value-type="date" office:date-value="2025-06-02T00:00:00" table:style-name="ce23">
            <text:p>02/06/2025</text:p>
          </table:table-cell>
          <table:table-cell table:style-name="ce24"/>
          <table:table-cell office:value-type="string" table:style-name="ce25">
            <text:p>RECIBO TotalEnergies ClientesSAU Nº RECIBO 0073 0100 755 CLDXHYJ REF. MANDATO NCESIG1290420240000000</text:p>
          </table:table-cell>
          <table:table-cell table:style-name="ce24"/>
          <table:table-cell office:value-type="float" office:value="-97.55" table:style-name="ce26">
            <text:p>-97,55</text:p>
          </table:table-cell>
          <table:table-cell table:style-name="ce24"/>
          <table:table-cell office:value-type="float" office:value="534.32000000000005" table:style-name="ce27">
            <text:p>534,32</text:p>
          </table:table-cell>
          <table:table-cell office:value-type="string" table:style-name="ce11">
            <text:p>Gas</text:p>
          </table:table-cell>
          <table:table-cell office:value-type="float" office:value="6" table:formula="of:=+MONTH([.B38])" table:style-name="ce11">
            <text:p>6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6-02T00:00:00" table:style-name="ce23">
            <text:p>02/06/2025</text:p>
          </table:table-cell>
          <table:table-cell table:style-name="ce24"/>
          <table:table-cell office:value-type="date" office:date-value="2025-06-02T00:00:00" table:style-name="ce23">
            <text:p>02/06/2025</text:p>
          </table:table-cell>
          <table:table-cell table:style-name="ce24"/>
          <table:table-cell office:value-type="string" table:style-name="ce25">
            <text:p>TRANSFERENCIA DE CARDONA ALTES CRISTINA, CONCEPTO Gastos piso automátic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631.87" table:style-name="ce27">
            <text:p>631,87</text:p>
          </table:table-cell>
          <table:table-cell office:value-type="string" table:style-name="ce11">
            <text:p>H2</text:p>
          </table:table-cell>
          <table:table-cell office:value-type="float" office:value="6" table:style-name="ce11">
            <text:p>6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5-30T00:00:00" table:style-name="ce23">
            <text:p>30/05/2025</text:p>
          </table:table-cell>
          <table:table-cell table:style-name="ce24"/>
          <table:table-cell office:value-type="date" office:date-value="2025-05-30T00:00:00" table:style-name="ce23">
            <text:p>30/05/2025</text:p>
          </table:table-cell>
          <table:table-cell table:style-name="ce24"/>
          <table:table-cell office:value-type="string" table:style-name="ce25">
            <text:p>TRANSFERENCIA INMEDIATA DE MICHELLE DI TERLIZZI CONCEPTO Gastos Junio</text:p>
          </table:table-cell>
          <table:table-cell table:style-name="ce24"/>
          <table:table-cell office:value-type="float" office:value="120" table:style-name="ce26">
            <text:p>120</text:p>
          </table:table-cell>
          <table:table-cell table:style-name="ce24"/>
          <table:table-cell office:value-type="float" office:value="581.87" table:style-name="ce27">
            <text:p>581,87</text:p>
          </table:table-cell>
          <table:table-cell office:value-type="string" table:style-name="ce11">
            <text:p>H1</text:p>
          </table:table-cell>
          <table:table-cell office:value-type="float" office:value="6" table:style-name="ce11">
            <text:p>6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5-28T00:00:00" table:style-name="ce23">
            <text:p>28/05/2025</text:p>
          </table:table-cell>
          <table:table-cell table:style-name="ce24"/>
          <table:table-cell office:value-type="date" office:date-value="2025-05-28T00:00:00" table:style-name="ce23">
            <text:p>28/05/2025</text:p>
          </table:table-cell>
          <table:table-cell table:style-name="ce24"/>
          <table:table-cell office:value-type="string" table:style-name="ce25">
            <text:p>RECIBO GRUPO MASMOVIL XFERA Nº RECIBO 0073 0100 755 CLBSYCF REF. MANDATO F001MMC23111616863599001</text:p>
          </table:table-cell>
          <table:table-cell table:style-name="ce24"/>
          <table:table-cell office:value-type="float" office:value="-20.93" table:style-name="ce26">
            <text:p>-20,93</text:p>
          </table:table-cell>
          <table:table-cell table:style-name="ce24"/>
          <table:table-cell office:value-type="float" office:value="461.87" table:style-name="ce27">
            <text:p>461,87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5-05-15T00:00:00" table:style-name="ce23">
            <text:p>15/05/2025</text:p>
          </table:table-cell>
          <table:table-cell table:style-name="ce24"/>
          <table:table-cell office:value-type="date" office:date-value="2025-05-15T00:00:00" table:style-name="ce23">
            <text:p>15/05/2025</text:p>
          </table:table-cell>
          <table:table-cell table:style-name="ce24"/>
          <table:table-cell office:value-type="string" table:style-name="ce25">
            <text:p>RECIBO AIGUES DE BARCELONA, S.A. Nº RECIBO 0073 0100 755 CKYKFXP REF. MANDATO 02000002256009</text:p>
          </table:table-cell>
          <table:table-cell table:style-name="ce24"/>
          <table:table-cell office:value-type="float" office:value="-75.95" table:style-name="ce26">
            <text:p>-75,95</text:p>
          </table:table-cell>
          <table:table-cell table:style-name="ce24"/>
          <table:table-cell office:value-type="float" office:value="482.8" table:style-name="ce27">
            <text:p>482,8</text:p>
          </table:table-cell>
          <table:table-cell office:value-type="string" table:style-name="ce11">
            <text:p>Agua</text:p>
          </table:table-cell>
          <table:table-cell office:value-type="float" office:value="5" table:formula="of:=+MONTH([.B42])" table:style-name="ce11">
            <text:p>5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5-12T00:00:00" table:style-name="ce23">
            <text:p>12/05/2025</text:p>
          </table:table-cell>
          <table:table-cell table:style-name="ce24"/>
          <table:table-cell office:value-type="date" office:date-value="2025-05-12T00:00:00" table:style-name="ce23">
            <text:p>12/05/2025</text:p>
          </table:table-cell>
          <table:table-cell table:style-name="ce24"/>
          <table:table-cell office:value-type="string" table:style-name="ce25">
            <text:p>TRANSFERENCIA DE CARDONA ALTES CRISTINA, CONCEPTO H3 Gastos Gaia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558.75" table:style-name="ce27">
            <text:p>558,75</text:p>
          </table:table-cell>
          <table:table-cell office:value-type="string" table:style-name="ce11">
            <text:p>H3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Sobra</text:p>
          </table:table-cell>
          <table:table-cell table:number-columns-repeated="16371" table:style-name="ce11"/>
        </table:table-row>
        <table:table-row table:style-name="ro8">
          <table:table-cell table:style-name="ce10"/>
          <table:table-cell office:value-type="date" office:date-value="2025-05-08T00:00:00" table:style-name="ce23">
            <text:p>08/05/2025</text:p>
          </table:table-cell>
          <table:table-cell table:style-name="ce24"/>
          <table:table-cell office:value-type="date" office:date-value="2025-05-08T00:00:00" table:style-name="ce23">
            <text:p>08/05/2025</text:p>
          </table:table-cell>
          <table:table-cell table:style-name="ce24"/>
          <table:table-cell office:value-type="string" table:style-name="ce25">
            <text:p>RECIBO GRUPO MASMOVIL XFERA Nº RECIBO 0073 0100 755 CKWVZQT REF. MANDATO F001MMC23111616863599001</text:p>
          </table:table-cell>
          <table:table-cell table:style-name="ce24"/>
          <table:table-cell office:value-type="float" office:value="-30.9" table:style-name="ce26">
            <text:p>-30,9</text:p>
          </table:table-cell>
          <table:table-cell table:style-name="ce24"/>
          <table:table-cell office:value-type="float" office:value="488.75" table:style-name="ce27">
            <text:p>488,75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5-05-05T00:00:00" table:style-name="ce23">
            <text:p>05/05/2025</text:p>
          </table:table-cell>
          <table:table-cell table:style-name="ce24"/>
          <table:table-cell office:value-type="date" office:date-value="2025-05-05T00:00:00" table:style-name="ce23">
            <text:p>05/05/2025</text:p>
          </table:table-cell>
          <table:table-cell table:style-name="ce24"/>
          <table:table-cell office:value-type="string" table:style-name="ce25">
            <text:p>TRANSFERENCIA DE MARIA LUNA QUINTANA LADRON DE GUEVARA, CONCEPTO Gastos vivienda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519.65" table:style-name="ce27">
            <text:p>519,65</text:p>
          </table:table-cell>
          <table:table-cell office:value-type="string" table:style-name="ce11">
            <text:p>H3</text:p>
          </table:table-cell>
          <table:table-cell office:value-type="float" office:value="5" table:style-name="ce11">
            <text:p>5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5-02T00:00:00" table:style-name="ce23">
            <text:p>02/05/2025</text:p>
          </table:table-cell>
          <table:table-cell table:style-name="ce24"/>
          <table:table-cell office:value-type="date" office:date-value="2025-05-02T00:00:00" table:style-name="ce23">
            <text:p>02/05/2025</text:p>
          </table:table-cell>
          <table:table-cell table:style-name="ce24"/>
          <table:table-cell office:value-type="string" table:style-name="ce25">
            <text:p>TRANSFERENCIA DE CARDONA ALTES CRISTINA, CONCEPTO Gastos piso automátic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449.65" table:style-name="ce27">
            <text:p>449,65</text:p>
          </table:table-cell>
          <table:table-cell office:value-type="string" table:style-name="ce11">
            <text:p>H2</text:p>
          </table:table-cell>
          <table:table-cell office:value-type="float" office:value="5" table:style-name="ce11">
            <text:p>5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5-02T00:00:00" table:style-name="ce23">
            <text:p>02/05/2025</text:p>
          </table:table-cell>
          <table:table-cell table:style-name="ce24"/>
          <table:table-cell office:value-type="date" office:date-value="2025-05-02T00:00:00" table:style-name="ce23">
            <text:p>02/05/2025</text:p>
          </table:table-cell>
          <table:table-cell table:style-name="ce24"/>
          <table:table-cell office:value-type="string" table:style-name="ce25">
            <text:p>TRANSFERENCIA DE MICHELLE DI TERLIZZI, CONCEPTO Gastos Mayo</text:p>
          </table:table-cell>
          <table:table-cell table:style-name="ce24"/>
          <table:table-cell office:value-type="float" office:value="120" table:style-name="ce26">
            <text:p>120</text:p>
          </table:table-cell>
          <table:table-cell table:style-name="ce24"/>
          <table:table-cell office:value-type="float" office:value="399.65" table:style-name="ce27">
            <text:p>399,65</text:p>
          </table:table-cell>
          <table:table-cell office:value-type="string" table:style-name="ce11">
            <text:p>H1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Faltan 1, 2, 3, 4 / 25</text:p>
          </table:table-cell>
          <table:table-cell table:number-columns-repeated="16371" table:style-name="ce11"/>
        </table:table-row>
        <table:table-row table:style-name="ro8">
          <table:table-cell table:style-name="ce10"/>
          <table:table-cell office:value-type="date" office:date-value="2025-04-10T00:00:00" table:style-name="ce23">
            <text:p>10/04/2025</text:p>
          </table:table-cell>
          <table:table-cell table:style-name="ce24"/>
          <table:table-cell office:value-type="date" office:date-value="2025-04-10T00:00:00" table:style-name="ce23">
            <text:p>10/04/2025</text:p>
          </table:table-cell>
          <table:table-cell table:style-name="ce24"/>
          <table:table-cell office:value-type="string" table:style-name="ce25">
            <text:p>TRANSFERENCIA DE CARDONA ALTES CRISTINA, CONCEPTO H3 Gastos Gaia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279.64999999999998" table:style-name="ce27">
            <text:p>279,65</text:p>
          </table:table-cell>
          <table:table-cell office:value-type="string" table:style-name="ce11">
            <text:p>H3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ok</text:p>
          </table:table-cell>
          <table:table-cell table:number-columns-repeated="16371" table:style-name="ce11"/>
        </table:table-row>
        <table:table-row table:style-name="ro8">
          <table:table-cell table:style-name="ce10"/>
          <table:table-cell office:value-type="date" office:date-value="2025-04-08T00:00:00" table:style-name="ce23">
            <text:p>08/04/2025</text:p>
          </table:table-cell>
          <table:table-cell table:style-name="ce24"/>
          <table:table-cell office:value-type="date" office:date-value="2025-04-08T00:00:00" table:style-name="ce23">
            <text:p>08/04/2025</text:p>
          </table:table-cell>
          <table:table-cell table:style-name="ce24"/>
          <table:table-cell office:value-type="string" table:style-name="ce25">
            <text:p>RECIBO GRUPO MASMOVIL XFERA Nº RECIBO 0073 0100 755 CKMLBSY REF. MANDATO F001MMC23111616863599001</text:p>
          </table:table-cell>
          <table:table-cell table:style-name="ce24"/>
          <table:table-cell office:value-type="float" office:value="-29.9" table:style-name="ce26">
            <text:p>-29,9</text:p>
          </table:table-cell>
          <table:table-cell table:style-name="ce24"/>
          <table:table-cell office:value-type="float" office:value="209.65" table:style-name="ce27">
            <text:p>209,65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5-04-02T00:00:00" table:style-name="ce23">
            <text:p>02/04/2025</text:p>
          </table:table-cell>
          <table:table-cell table:style-name="ce24"/>
          <table:table-cell office:value-type="date" office:date-value="2025-04-02T00:00:00" table:style-name="ce23">
            <text:p>02/04/2025</text:p>
          </table:table-cell>
          <table:table-cell table:style-name="ce24"/>
          <table:table-cell office:value-type="string" table:style-name="ce25">
            <text:p>TRANSFERENCIA DE CARDONA ALTES CRISTINA, CONCEPTO Gastos piso automátic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239.55" table:style-name="ce27">
            <text:p>239,55</text:p>
          </table:table-cell>
          <table:table-cell office:value-type="string" table:style-name="ce11">
            <text:p>H2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Falta 3/25</text:p>
          </table:table-cell>
          <table:table-cell table:number-columns-repeated="16371" table:style-name="ce11"/>
        </table:table-row>
        <table:table-row table:style-name="ro8">
          <table:table-cell table:style-name="ce10"/>
          <table:table-cell office:value-type="date" office:date-value="2025-03-31T00:00:00" table:style-name="ce23">
            <text:p>31/03/2025</text:p>
          </table:table-cell>
          <table:table-cell table:style-name="ce24"/>
          <table:table-cell office:value-type="date" office:date-value="2025-03-31T00:00:00" table:style-name="ce23">
            <text:p>31/03/2025</text:p>
          </table:table-cell>
          <table:table-cell table:style-name="ce24"/>
          <table:table-cell office:value-type="string" table:style-name="ce25">
            <text:p>RECIBO TotalEnergies ClientesSAU Nº RECIBO 0073 0100 755 CKHXNNF REF. MANDATO NCESIG1290420240000000</text:p>
          </table:table-cell>
          <table:table-cell table:style-name="ce24"/>
          <table:table-cell office:value-type="float" office:value="-200.8" table:style-name="ce26">
            <text:p>-200,8</text:p>
          </table:table-cell>
          <table:table-cell table:style-name="ce24"/>
          <table:table-cell office:value-type="float" office:value="189.55" table:style-name="ce27">
            <text:p>189,55</text:p>
          </table:table-cell>
          <table:table-cell office:value-type="string" table:style-name="ce11">
            <text:p>Gas</text:p>
          </table:table-cell>
          <table:table-cell office:value-type="float" office:value="3" table:formula="of:=+MONTH([.B51])" table:style-name="ce11">
            <text:p>3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3-26T00:00:00" table:style-name="ce23">
            <text:p>26/03/2025</text:p>
          </table:table-cell>
          <table:table-cell table:style-name="ce24"/>
          <table:table-cell office:value-type="date" office:date-value="2025-03-26T00:00:00" table:style-name="ce23">
            <text:p>26/03/2025</text:p>
          </table:table-cell>
          <table:table-cell table:style-name="ce24"/>
          <table:table-cell office:value-type="string" table:style-name="ce25">
            <text:p>RECIBO TRACTAMENT I SELECCIO DE RESIDUS, SA Nº RECIBO 0073 0100 755 CKGCDRB REF. MANDATO 01950</text:p>
          </table:table-cell>
          <table:table-cell table:style-name="ce24"/>
          <table:table-cell office:value-type="float" office:value="-59.06" table:style-name="ce26">
            <text:p>-59,06</text:p>
          </table:table-cell>
          <table:table-cell table:style-name="ce24"/>
          <table:table-cell office:value-type="float" office:value="390.35" table:style-name="ce27">
            <text:p>390,35</text:p>
          </table:table-cell>
          <table:table-cell office:value-type="string" table:style-name="ce11">
            <text:p>Electricidad</text:p>
          </table:table-cell>
          <table:table-cell office:value-type="float" office:value="3" table:formula="of:=+MONTH([.D52])" table:style-name="ce11">
            <text:p>3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3-14T00:00:00" table:style-name="ce23">
            <text:p>14/03/2025</text:p>
          </table:table-cell>
          <table:table-cell table:style-name="ce24"/>
          <table:table-cell office:value-type="date" office:date-value="2025-03-14T00:00:00" table:style-name="ce23">
            <text:p>14/03/2025</text:p>
          </table:table-cell>
          <table:table-cell table:style-name="ce24"/>
          <table:table-cell office:value-type="string" table:style-name="ce25">
            <text:p>RECIBO AIGUES DE BARCELONA, S.A. Nº RECIBO 0073 0100 755 CKDJSGG REF. MANDATO 02000002256009</text:p>
          </table:table-cell>
          <table:table-cell table:style-name="ce24"/>
          <table:table-cell office:value-type="float" office:value="-106.93" table:style-name="ce26">
            <text:p>-106,93</text:p>
          </table:table-cell>
          <table:table-cell table:style-name="ce24"/>
          <table:table-cell office:value-type="float" office:value="449.41" table:style-name="ce27">
            <text:p>449,41</text:p>
          </table:table-cell>
          <table:table-cell office:value-type="string" table:style-name="ce11">
            <text:p>Agua</text:p>
          </table:table-cell>
          <table:table-cell office:value-type="float" office:value="3" table:formula="of:=+MONTH([.B53])" table:style-name="ce11">
            <text:p>3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3-12T00:00:00" table:style-name="ce23">
            <text:p>12/03/2025</text:p>
          </table:table-cell>
          <table:table-cell table:style-name="ce24"/>
          <table:table-cell office:value-type="date" office:date-value="2025-03-12T00:00:00" table:style-name="ce23">
            <text:p>12/03/2025</text:p>
          </table:table-cell>
          <table:table-cell table:style-name="ce24"/>
          <table:table-cell office:value-type="string" table:style-name="ce25">
            <text:p>TRANSFERENCIA A FAVOR DE CARDONA ALTES CRISTINA CONCEPTO: Reparación baño H1</text:p>
          </table:table-cell>
          <table:table-cell table:style-name="ce24"/>
          <table:table-cell office:value-type="float" office:value="-80" table:style-name="ce26">
            <text:p>-80</text:p>
          </table:table-cell>
          <table:table-cell table:style-name="ce24"/>
          <table:table-cell office:value-type="float" office:value="556.34" table:style-name="ce27">
            <text:p>556,34</text:p>
          </table:table-cell>
          <table:table-cell office:value-type="string" table:style-name="ce11">
            <text:p>Reparación baño H1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5-03-10T00:00:00" table:style-name="ce23">
            <text:p>10/03/2025</text:p>
          </table:table-cell>
          <table:table-cell table:style-name="ce24"/>
          <table:table-cell office:value-type="date" office:date-value="2025-03-10T00:00:00" table:style-name="ce23">
            <text:p>10/03/2025</text:p>
          </table:table-cell>
          <table:table-cell table:style-name="ce24"/>
          <table:table-cell office:value-type="string" table:style-name="ce25">
            <text:p>TRANSFERENCIA DE CARDONA ALTES CRISTINA, CONCEPTO H3 Gastos Gaia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636.34" table:style-name="ce27">
            <text:p>636,34</text:p>
          </table:table-cell>
          <table:table-cell office:value-type="string" table:style-name="ce11">
            <text:p>H3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Sobra</text:p>
          </table:table-cell>
          <table:table-cell table:number-columns-repeated="16371" table:style-name="ce11"/>
        </table:table-row>
        <table:table-row table:style-name="ro8">
          <table:table-cell table:style-name="ce10"/>
          <table:table-cell office:value-type="date" office:date-value="2025-03-07T00:00:00" table:style-name="ce23">
            <text:p>07/03/2025</text:p>
          </table:table-cell>
          <table:table-cell table:style-name="ce24"/>
          <table:table-cell office:value-type="date" office:date-value="2025-03-07T00:00:00" table:style-name="ce23">
            <text:p>07/03/2025</text:p>
          </table:table-cell>
          <table:table-cell table:style-name="ce24"/>
          <table:table-cell office:value-type="string" table:style-name="ce25">
            <text:p>RECIBO GRUPO MASMOVIL XFERA Nº RECIBO 0073 0100 755 CKBTSVC REF. MANDATO F001MMC23111616863599001</text:p>
          </table:table-cell>
          <table:table-cell table:style-name="ce24"/>
          <table:table-cell office:value-type="float" office:value="-29.9" table:style-name="ce26">
            <text:p>-29,9</text:p>
          </table:table-cell>
          <table:table-cell table:style-name="ce24"/>
          <table:table-cell office:value-type="float" office:value="566.34" table:style-name="ce27">
            <text:p>566,34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5-03-04T00:00:00" table:style-name="ce23">
            <text:p>04/03/2025</text:p>
          </table:table-cell>
          <table:table-cell table:style-name="ce24"/>
          <table:table-cell office:value-type="date" office:date-value="2025-03-04T00:00:00" table:style-name="ce23">
            <text:p>04/03/2025</text:p>
          </table:table-cell>
          <table:table-cell table:style-name="ce24"/>
          <table:table-cell office:value-type="string" table:style-name="ce25">
            <text:p>TRANSFERENCIA DE MIRIAM CABEZA CHACON, CONCEPTO GASTOS MARZO MIRIAM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596.24" table:style-name="ce27">
            <text:p>596,24</text:p>
          </table:table-cell>
          <table:table-cell office:value-type="string" table:style-name="ce11">
            <text:p>H3</text:p>
          </table:table-cell>
          <table:table-cell office:value-type="float" office:value="3" table:style-name="ce11">
            <text:p>3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2-26T00:00:00" table:style-name="ce23">
            <text:p>26/02/2025</text:p>
          </table:table-cell>
          <table:table-cell table:style-name="ce24"/>
          <table:table-cell office:value-type="date" office:date-value="2025-02-26T00:00:00" table:style-name="ce23">
            <text:p>26/02/2025</text:p>
          </table:table-cell>
          <table:table-cell table:style-name="ce24"/>
          <table:table-cell office:value-type="string" table:style-name="ce25">
            <text:p>RECIBO TRACTAMENT I SELECCIO DE RESIDUS, SA Nº RECIBO 0073 0100 755 CJWBGLB REF. MANDATO 01950</text:p>
          </table:table-cell>
          <table:table-cell table:style-name="ce24"/>
          <table:table-cell office:value-type="float" office:value="-63.67" table:style-name="ce26">
            <text:p>-63,67</text:p>
          </table:table-cell>
          <table:table-cell table:style-name="ce24"/>
          <table:table-cell office:value-type="float" office:value="526.24" table:style-name="ce27">
            <text:p>526,24</text:p>
          </table:table-cell>
          <table:table-cell office:value-type="string" table:style-name="ce11">
            <text:p>Electricidad</text:p>
          </table:table-cell>
          <table:table-cell office:value-type="float" office:value="2" table:formula="of:=+MONTH([.D58])" table:style-name="ce11">
            <text:p>2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2-10T00:00:00" table:style-name="ce23">
            <text:p>10/02/2025</text:p>
          </table:table-cell>
          <table:table-cell table:style-name="ce24"/>
          <table:table-cell office:value-type="date" office:date-value="2025-02-10T00:00:00" table:style-name="ce23">
            <text:p>10/02/2025</text:p>
          </table:table-cell>
          <table:table-cell table:style-name="ce24"/>
          <table:table-cell office:value-type="string" table:style-name="ce25">
            <text:p>TRANSFERENCIA DE CARDONA ALTES CRISTINA, CONCEPTO H3 Gastos Gaia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589.91" table:style-name="ce27">
            <text:p>589,91</text:p>
          </table:table-cell>
          <table:table-cell office:value-type="string" table:style-name="ce11">
            <text:p>H3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Sobra</text:p>
          </table:table-cell>
          <table:table-cell table:number-columns-repeated="16371" table:style-name="ce11"/>
        </table:table-row>
        <table:table-row table:style-name="ro8">
          <table:table-cell table:style-name="ce10"/>
          <table:table-cell office:value-type="date" office:date-value="2025-02-07T00:00:00" table:style-name="ce23">
            <text:p>07/02/2025</text:p>
          </table:table-cell>
          <table:table-cell table:style-name="ce24"/>
          <table:table-cell office:value-type="date" office:date-value="2025-02-07T00:00:00" table:style-name="ce23">
            <text:p>07/02/2025</text:p>
          </table:table-cell>
          <table:table-cell table:style-name="ce24"/>
          <table:table-cell office:value-type="string" table:style-name="ce25">
            <text:p>RECIBO GRUPO MASMOVIL XFERA Nº RECIBO 0073 0100 755 CJRRTLB REF. MANDATO F001MMC23111616863599001</text:p>
          </table:table-cell>
          <table:table-cell table:style-name="ce24"/>
          <table:table-cell office:value-type="float" office:value="-32.4" table:style-name="ce26">
            <text:p>-32,4</text:p>
          </table:table-cell>
          <table:table-cell table:style-name="ce24"/>
          <table:table-cell office:value-type="float" office:value="519.91" table:style-name="ce27">
            <text:p>519,91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5-02-04T00:00:00" table:style-name="ce23">
            <text:p>04/02/2025</text:p>
          </table:table-cell>
          <table:table-cell table:style-name="ce24"/>
          <table:table-cell office:value-type="date" office:date-value="2025-02-04T00:00:00" table:style-name="ce23">
            <text:p>04/02/2025</text:p>
          </table:table-cell>
          <table:table-cell table:style-name="ce24"/>
          <table:table-cell office:value-type="string" table:style-name="ce25">
            <text:p>RECIBO TotalEnergies ClientesSAU Nº RECIBO 0073 0100 755 CJPWVQX REF. MANDATO NCESIG1290420240000000</text:p>
          </table:table-cell>
          <table:table-cell table:style-name="ce24"/>
          <table:table-cell office:value-type="float" office:value="-167.29" table:style-name="ce26">
            <text:p>-167,29</text:p>
          </table:table-cell>
          <table:table-cell table:style-name="ce24"/>
          <table:table-cell office:value-type="float" office:value="552.30999999999995" table:style-name="ce27">
            <text:p>552,31</text:p>
          </table:table-cell>
          <table:table-cell office:value-type="string" table:style-name="ce11">
            <text:p>Gas</text:p>
          </table:table-cell>
          <table:table-cell office:value-type="float" office:value="2" table:formula="of:=+MONTH([.B61])" table:style-name="ce11">
            <text:p>2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2-03T00:00:00" table:style-name="ce23">
            <text:p>03/02/2025</text:p>
          </table:table-cell>
          <table:table-cell table:style-name="ce24"/>
          <table:table-cell office:value-type="date" office:date-value="2025-02-03T00:00:00" table:style-name="ce23">
            <text:p>03/02/2025</text:p>
          </table:table-cell>
          <table:table-cell table:style-name="ce24"/>
          <table:table-cell office:value-type="string" table:style-name="ce25">
            <text:p>TRANSFERENCIA DE CARDONA ALTES CRISTINA, CONCEPTO Gastos piso automátic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719.6" table:style-name="ce27">
            <text:p>719,6</text:p>
          </table:table-cell>
          <table:table-cell office:value-type="string" table:style-name="ce11">
            <text:p>H2</text:p>
          </table:table-cell>
          <table:table-cell office:value-type="float" office:value="2" table:style-name="ce11">
            <text:p>2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2-03T00:00:00" table:style-name="ce23">
            <text:p>03/02/2025</text:p>
          </table:table-cell>
          <table:table-cell table:style-name="ce24"/>
          <table:table-cell office:value-type="date" office:date-value="2025-02-03T00:00:00" table:style-name="ce23">
            <text:p>03/02/2025</text:p>
          </table:table-cell>
          <table:table-cell table:style-name="ce24"/>
          <table:table-cell office:value-type="string" table:style-name="ce25">
            <text:p>TRANSFERENCIA DE MIRIAM CABEZA CHACON, CONCEPTO GASTOS FEBRERO MIRIAM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669.6" table:style-name="ce27">
            <text:p>669,6</text:p>
          </table:table-cell>
          <table:table-cell office:value-type="string" table:style-name="ce11">
            <text:p>H3</text:p>
          </table:table-cell>
          <table:table-cell office:value-type="float" office:value="2" table:style-name="ce11">
            <text:p>2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1-24T00:00:00" table:style-name="ce23">
            <text:p>24/01/2025</text:p>
          </table:table-cell>
          <table:table-cell table:style-name="ce24"/>
          <table:table-cell office:value-type="date" office:date-value="2025-01-24T00:00:00" table:style-name="ce23">
            <text:p>24/01/2025</text:p>
          </table:table-cell>
          <table:table-cell table:style-name="ce24"/>
          <table:table-cell office:value-type="string" table:style-name="ce25">
            <text:p>RECIBO TRACTAMENT I SELECCIO DE RESIDUS, SA Nº RECIBO 0073 0100 755 CJLJDCN REF. MANDATO 01950</text:p>
          </table:table-cell>
          <table:table-cell table:style-name="ce24"/>
          <table:table-cell office:value-type="float" office:value="-62.42" table:style-name="ce26">
            <text:p>-62,42</text:p>
          </table:table-cell>
          <table:table-cell table:style-name="ce24"/>
          <table:table-cell office:value-type="float" office:value="599.6" table:style-name="ce27">
            <text:p>599,6</text:p>
          </table:table-cell>
          <table:table-cell office:value-type="string" table:style-name="ce11">
            <text:p>Electricidad</text:p>
          </table:table-cell>
          <table:table-cell office:value-type="float" office:value="1" table:formula="of:=+MONTH([.D64])" table:style-name="ce11">
            <text:p>1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1-20T00:00:00" table:style-name="ce23">
            <text:p>20/01/2025</text:p>
          </table:table-cell>
          <table:table-cell table:style-name="ce24"/>
          <table:table-cell office:value-type="date" office:date-value="2025-01-20T00:00:00" table:style-name="ce23">
            <text:p>20/01/2025</text:p>
          </table:table-cell>
          <table:table-cell table:style-name="ce24"/>
          <table:table-cell office:value-type="string" table:style-name="ce25">
            <text:p>RECIBO AIGUES DE BARCELONA, S.A. Nº RECIBO 0073 0100 755 CJKMSTH REF. MANDATO 02000002256009</text:p>
          </table:table-cell>
          <table:table-cell table:style-name="ce24"/>
          <table:table-cell office:value-type="float" office:value="-115.19" table:style-name="ce26">
            <text:p>-115,19</text:p>
          </table:table-cell>
          <table:table-cell table:style-name="ce24"/>
          <table:table-cell office:value-type="float" office:value="662.02" table:style-name="ce27">
            <text:p>662,02</text:p>
          </table:table-cell>
          <table:table-cell office:value-type="string" table:style-name="ce11">
            <text:p>Agua</text:p>
          </table:table-cell>
          <table:table-cell office:value-type="float" office:value="1" table:formula="of:=+MONTH([.B65])" table:style-name="ce11">
            <text:p>1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1-10T00:00:00" table:style-name="ce23">
            <text:p>10/01/2025</text:p>
          </table:table-cell>
          <table:table-cell table:style-name="ce24"/>
          <table:table-cell office:value-type="date" office:date-value="2025-01-10T00:00:00" table:style-name="ce23">
            <text:p>10/01/2025</text:p>
          </table:table-cell>
          <table:table-cell table:style-name="ce24"/>
          <table:table-cell office:value-type="string" table:style-name="ce25">
            <text:p>TRANSFERENCIA DE CARDONA ALTES CRISTINA, CONCEPTO H3 Gastos Gaia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777.21" table:style-name="ce27">
            <text:p>777,21</text:p>
          </table:table-cell>
          <table:table-cell office:value-type="string" table:style-name="ce11">
            <text:p>H3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asigar al 8</text:p>
          </table:table-cell>
          <table:table-cell table:number-columns-repeated="16371" table:style-name="ce11"/>
        </table:table-row>
        <table:table-row table:style-name="ro8">
          <table:table-cell table:style-name="ce10"/>
          <table:table-cell office:value-type="date" office:date-value="2025-01-09T00:00:00" table:style-name="ce23">
            <text:p>09/01/2025</text:p>
          </table:table-cell>
          <table:table-cell table:style-name="ce24"/>
          <table:table-cell office:value-type="date" office:date-value="2025-01-09T00:00:00" table:style-name="ce23">
            <text:p>09/01/2025</text:p>
          </table:table-cell>
          <table:table-cell table:style-name="ce24"/>
          <table:table-cell office:value-type="string" table:style-name="ce25">
            <text:p>RECIBO GRUPO MASMOVIL XFERA Nº RECIBO 0073 0100 755 CJHLVNJ REF. MANDATO F001MMC23111616863599001</text:p>
          </table:table-cell>
          <table:table-cell table:style-name="ce24"/>
          <table:table-cell office:value-type="float" office:value="-30.4" table:style-name="ce26">
            <text:p>-30,4</text:p>
          </table:table-cell>
          <table:table-cell table:style-name="ce24"/>
          <table:table-cell office:value-type="float" office:value="707.21" table:style-name="ce27">
            <text:p>707,21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5-01-08T00:00:00" table:style-name="ce23">
            <text:p>08/01/2025</text:p>
          </table:table-cell>
          <table:table-cell table:style-name="ce24"/>
          <table:table-cell office:value-type="date" office:date-value="2025-01-08T00:00:00" table:style-name="ce23">
            <text:p>08/01/2025</text:p>
          </table:table-cell>
          <table:table-cell table:style-name="ce24"/>
          <table:table-cell office:value-type="string" table:style-name="ce25">
            <text:p>TRANSFERENCIA DE CARDONA ALTES CRISTINA, CONCEPTO Gastos piso automátic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737.61" table:style-name="ce27">
            <text:p>737,61</text:p>
          </table:table-cell>
          <table:table-cell office:value-type="string" table:style-name="ce11">
            <text:p>H2</text:p>
          </table:table-cell>
          <table:table-cell office:value-type="float" office:value="1" table:style-name="ce11">
            <text:p>1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1-02T00:00:00" table:style-name="ce23">
            <text:p>02/01/2025</text:p>
          </table:table-cell>
          <table:table-cell table:style-name="ce24"/>
          <table:table-cell office:value-type="date" office:date-value="2025-01-02T00:00:00" table:style-name="ce23">
            <text:p>02/01/2025</text:p>
          </table:table-cell>
          <table:table-cell table:style-name="ce24"/>
          <table:table-cell office:value-type="string" table:style-name="ce25">
            <text:p>TRANSFERENCIA DE MIRIAM CABEZA CHACON, CONCEPTO GASTOS ENERO MIRIAM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687.61" table:style-name="ce27">
            <text:p>687,61</text:p>
          </table:table-cell>
          <table:table-cell office:value-type="string" table:style-name="ce11">
            <text:p>H3</text:p>
          </table:table-cell>
          <table:table-cell office:value-type="float" office:value="1" table:style-name="ce11">
            <text:p>1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12-26T00:00:00" table:style-name="ce23">
            <text:p>26/12/2024</text:p>
          </table:table-cell>
          <table:table-cell table:style-name="ce24"/>
          <table:table-cell office:value-type="date" office:date-value="2024-12-26T00:00:00" table:style-name="ce23">
            <text:p>26/12/2024</text:p>
          </table:table-cell>
          <table:table-cell table:style-name="ce24"/>
          <table:table-cell office:value-type="string" table:style-name="ce25">
            <text:p>RECIBO TRACTAMENT I SELECCIO DE RESIDUS, SA Nº RECIBO 0073 0100 755 CJBDPZL REF. MANDATO 01950</text:p>
          </table:table-cell>
          <table:table-cell table:style-name="ce24"/>
          <table:table-cell office:value-type="float" office:value="-56.35" table:style-name="ce26">
            <text:p>-56,35</text:p>
          </table:table-cell>
          <table:table-cell table:style-name="ce24"/>
          <table:table-cell office:value-type="float" office:value="617.61" table:style-name="ce27">
            <text:p>617,61</text:p>
          </table:table-cell>
          <table:table-cell office:value-type="string" table:style-name="ce11">
            <text:p>Electricidad</text:p>
          </table:table-cell>
          <table:table-cell office:value-type="float" office:value="12" table:formula="of:=+MONTH([.D70])" table:style-name="ce11">
            <text:p>12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12-10T00:00:00" table:style-name="ce23">
            <text:p>10/12/2024</text:p>
          </table:table-cell>
          <table:table-cell table:style-name="ce24"/>
          <table:table-cell office:value-type="date" office:date-value="2024-12-10T00:00:00" table:style-name="ce23">
            <text:p>10/12/2024</text:p>
          </table:table-cell>
          <table:table-cell table:style-name="ce24"/>
          <table:table-cell office:value-type="string" table:style-name="ce25">
            <text:p>TRANSFERENCIA DE CARDONA ALTES CRISTINA, CONCEPTO H3 Gastos Gaia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673.96" table:style-name="ce27">
            <text:p>673,96</text:p>
          </table:table-cell>
          <table:table-cell office:value-type="string" table:style-name="ce11">
            <text:p>H3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asignar al 7</text:p>
          </table:table-cell>
          <table:table-cell table:number-columns-repeated="16371" table:style-name="ce11"/>
        </table:table-row>
        <table:table-row table:style-name="ro8">
          <table:table-cell table:style-name="ce10"/>
          <table:table-cell office:value-type="date" office:date-value="2024-12-10T00:00:00" table:style-name="ce23">
            <text:p>10/12/2024</text:p>
          </table:table-cell>
          <table:table-cell table:style-name="ce24"/>
          <table:table-cell office:value-type="date" office:date-value="2024-12-10T00:00:00" table:style-name="ce23">
            <text:p>10/12/2024</text:p>
          </table:table-cell>
          <table:table-cell table:style-name="ce24"/>
          <table:table-cell office:value-type="string" table:style-name="ce25">
            <text:p>RECIBO GRUPO MASMOVIL XFERA Nº RECIBO 0073 0100 755 CHWZMBF REF. MANDATO F001MMC23111616863599001</text:p>
          </table:table-cell>
          <table:table-cell table:style-name="ce24"/>
          <table:table-cell office:value-type="float" office:value="-37.69" table:style-name="ce26">
            <text:p>-37,69</text:p>
          </table:table-cell>
          <table:table-cell table:style-name="ce24"/>
          <table:table-cell office:value-type="float" office:value="603.96" table:style-name="ce27">
            <text:p>603,96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string" table:style-name="ce25">
            <text:p>TRANSFERENCIA DE CARDONA ALTES CRISTINA, CONCEPTO Gastos piso automátic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641.65" table:style-name="ce27">
            <text:p>641,65</text:p>
          </table:table-cell>
          <table:table-cell office:value-type="string" table:style-name="ce11">
            <text:p>H2</text:p>
          </table:table-cell>
          <table:table-cell office:value-type="float" office:value="12" table:style-name="ce11">
            <text:p>12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string" table:style-name="ce25">
            <text:p>TRANSFERENCIA DE MIRIAM CABEZA CHACON, CONCEPTO GASTOS DICIEMBRE MIRIAM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591.65" table:style-name="ce27">
            <text:p>591,65</text:p>
          </table:table-cell>
          <table:table-cell office:value-type="string" table:style-name="ce11">
            <text:p>H3</text:p>
          </table:table-cell>
          <table:table-cell office:value-type="float" office:value="12" table:style-name="ce11">
            <text:p>12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string" table:style-name="ce25">
            <text:p>TRANSFERENCIA DE CARDONA ALTES CRISTINA, CONCEPTO Gastos H1 nov 24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521.65" table:style-name="ce27">
            <text:p>521,65</text:p>
          </table:table-cell>
          <table:table-cell office:value-type="string" table:style-name="ce11">
            <text:p>H1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Falta 12/24</text:p>
          </table:table-cell>
          <table:table-cell table:number-columns-repeated="16371" table:style-name="ce11"/>
        </table:table-row>
        <table:table-row table:style-name="ro8">
          <table:table-cell table:style-name="ce10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string" table:style-name="ce25">
            <text:p>TRANSFERENCIA DE CARDONA ALTES CRISTINA, CONCEPTO Gastos H1 oct 24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451.65" table:style-name="ce27">
            <text:p>451,65</text:p>
          </table:table-cell>
          <table:table-cell office:value-type="string" table:style-name="ce11">
            <text:p>H1</text:p>
          </table:table-cell>
          <table:table-cell office:value-type="float" office:value="10" table:style-name="ce11">
            <text:p>10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12-02T00:00:00" table:style-name="ce23">
            <text:p>02/12/2024</text:p>
          </table:table-cell>
          <table:table-cell table:style-name="ce24"/>
          <table:table-cell office:value-type="date" office:date-value="2024-12-02T00:00:00" table:style-name="ce23">
            <text:p>02/12/2024</text:p>
          </table:table-cell>
          <table:table-cell table:style-name="ce24"/>
          <table:table-cell office:value-type="string" table:style-name="ce25">
            <text:p>RECIBO TotalEnergies ClientesSAU Nº RECIBO 0073 0100 755 CHTJNWN REF. MANDATO NCESIG1290420240000000</text:p>
          </table:table-cell>
          <table:table-cell table:style-name="ce24"/>
          <table:table-cell office:value-type="float" office:value="-81.319999999999993" table:style-name="ce26">
            <text:p>-81,32</text:p>
          </table:table-cell>
          <table:table-cell table:style-name="ce24"/>
          <table:table-cell office:value-type="float" office:value="381.65" table:style-name="ce27">
            <text:p>381,65</text:p>
          </table:table-cell>
          <table:table-cell office:value-type="string" table:style-name="ce11">
            <text:p>Gas</text:p>
          </table:table-cell>
          <table:table-cell office:value-type="float" office:value="12" table:formula="of:=+MONTH([.B77])" table:style-name="ce11">
            <text:p>12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11-27T00:00:00" table:style-name="ce23">
            <text:p>27/11/2024</text:p>
          </table:table-cell>
          <table:table-cell table:style-name="ce24"/>
          <table:table-cell office:value-type="date" office:date-value="2024-11-27T00:00:00" table:style-name="ce23">
            <text:p>27/11/2024</text:p>
          </table:table-cell>
          <table:table-cell table:style-name="ce24"/>
          <table:table-cell office:value-type="string" table:style-name="ce25">
            <text:p>RECIBO TRACTAMENT I SELECCIO DE RESIDUS, SA Nº RECIBO 0073 0100 755 CHQYTRJ REF. MANDATO 01950</text:p>
          </table:table-cell>
          <table:table-cell table:style-name="ce24"/>
          <table:table-cell office:value-type="float" office:value="-45.08" table:style-name="ce26">
            <text:p>-45,08</text:p>
          </table:table-cell>
          <table:table-cell table:style-name="ce24"/>
          <table:table-cell office:value-type="float" office:value="462.97" table:style-name="ce27">
            <text:p>462,97</text:p>
          </table:table-cell>
          <table:table-cell office:value-type="string" table:style-name="ce11">
            <text:p>Electricidad</text:p>
          </table:table-cell>
          <table:table-cell office:value-type="float" office:value="11" table:formula="of:=+MONTH([.D78])" table:style-name="ce11">
            <text:p>11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11-15T00:00:00" table:style-name="ce23">
            <text:p>15/11/2024</text:p>
          </table:table-cell>
          <table:table-cell table:style-name="ce24"/>
          <table:table-cell office:value-type="date" office:date-value="2024-11-15T00:00:00" table:style-name="ce23">
            <text:p>15/11/2024</text:p>
          </table:table-cell>
          <table:table-cell table:style-name="ce24"/>
          <table:table-cell office:value-type="string" table:style-name="ce25">
            <text:p>RECIBO AIGUES DE BARCELONA, S.A. Nº RECIBO 0073 0100 755 CHNZVWS REF. MANDATO 02000002256009</text:p>
          </table:table-cell>
          <table:table-cell table:style-name="ce24"/>
          <table:table-cell office:value-type="float" office:value="-100.14" table:style-name="ce26">
            <text:p>-100,14</text:p>
          </table:table-cell>
          <table:table-cell table:style-name="ce24"/>
          <table:table-cell office:value-type="float" office:value="508.05" table:style-name="ce27">
            <text:p>508,05</text:p>
          </table:table-cell>
          <table:table-cell office:value-type="string" table:style-name="ce11">
            <text:p>Agua</text:p>
          </table:table-cell>
          <table:table-cell office:value-type="float" office:value="11" table:formula="of:=+MONTH([.B79])" table:style-name="ce11">
            <text:p>11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11-08T00:00:00" table:style-name="ce23">
            <text:p>08/11/2024</text:p>
          </table:table-cell>
          <table:table-cell table:style-name="ce24"/>
          <table:table-cell office:value-type="date" office:date-value="2024-11-08T00:00:00" table:style-name="ce23">
            <text:p>08/11/2024</text:p>
          </table:table-cell>
          <table:table-cell table:style-name="ce24"/>
          <table:table-cell office:value-type="string" table:style-name="ce25">
            <text:p>RECIBO GRUPO MASMOVIL XFERA Nº RECIBO 0073 0100 755 CHMLRXQ REF. MANDATO F001MMC23111616863599001</text:p>
          </table:table-cell>
          <table:table-cell table:style-name="ce24"/>
          <table:table-cell office:value-type="float" office:value="-36.99" table:style-name="ce26">
            <text:p>-36,99</text:p>
          </table:table-cell>
          <table:table-cell table:style-name="ce24"/>
          <table:table-cell office:value-type="float" office:value="608.19000000000005" table:style-name="ce27">
            <text:p>608,19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4-11-04T00:00:00" table:style-name="ce23">
            <text:p>04/11/2024</text:p>
          </table:table-cell>
          <table:table-cell table:style-name="ce24"/>
          <table:table-cell office:value-type="date" office:date-value="2024-11-04T00:00:00" table:style-name="ce23">
            <text:p>04/11/2024</text:p>
          </table:table-cell>
          <table:table-cell table:style-name="ce24"/>
          <table:table-cell office:value-type="string" table:style-name="ce25">
            <text:p>TRANSFERENCIA DE CARDONA ALTES CRISTINA, CONCEPTO Gastos piso automátic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645.17999999999995" table:style-name="ce27">
            <text:p>645,18</text:p>
          </table:table-cell>
          <table:table-cell office:value-type="string" table:style-name="ce11">
            <text:p>H2</text:p>
          </table:table-cell>
          <table:table-cell office:value-type="float" office:value="11" table:style-name="ce11">
            <text:p>11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11-04T00:00:00" table:style-name="ce23">
            <text:p>04/11/2024</text:p>
          </table:table-cell>
          <table:table-cell table:style-name="ce24"/>
          <table:table-cell office:value-type="date" office:date-value="2024-11-01T00:00:00" table:style-name="ce23">
            <text:p>01/11/2024</text:p>
          </table:table-cell>
          <table:table-cell table:style-name="ce24"/>
          <table:table-cell office:value-type="string" table:style-name="ce25">
            <text:p>TRANSFERENCIA DE MIRIAM CABEZA CHACON, CONCEPTO GASTOS NOVIEMBRE MIRIAM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595.17999999999995" table:style-name="ce27">
            <text:p>595,18</text:p>
          </table:table-cell>
          <table:table-cell office:value-type="string" table:style-name="ce11">
            <text:p>H3</text:p>
          </table:table-cell>
          <table:table-cell office:value-type="float" office:value="11" table:style-name="ce11">
            <text:p>11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10-23T00:00:00" table:style-name="ce23">
            <text:p>23/10/2024</text:p>
          </table:table-cell>
          <table:table-cell table:style-name="ce24"/>
          <table:table-cell office:value-type="date" office:date-value="2024-10-23T00:00:00" table:style-name="ce23">
            <text:p>23/10/2024</text:p>
          </table:table-cell>
          <table:table-cell table:style-name="ce24"/>
          <table:table-cell office:value-type="string" table:style-name="ce25">
            <text:p>RECIBO TRACTAMENT I SELECCIO DE RESIDUS, SA Nº RECIBO 0073 0100 755 CHFVVRT REF. MANDATO 01950</text:p>
          </table:table-cell>
          <table:table-cell table:style-name="ce24"/>
          <table:table-cell office:value-type="float" office:value="-40.590000000000003" table:style-name="ce26">
            <text:p>-40,59</text:p>
          </table:table-cell>
          <table:table-cell table:style-name="ce24"/>
          <table:table-cell office:value-type="float" office:value="525.17999999999995" table:style-name="ce27">
            <text:p>525,18</text:p>
          </table:table-cell>
          <table:table-cell office:value-type="string" table:style-name="ce11">
            <text:p>Electricidad</text:p>
          </table:table-cell>
          <table:table-cell office:value-type="float" office:value="10" table:formula="of:=+MONTH([.D83])" table:style-name="ce11">
            <text:p>10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10-08T00:00:00" table:style-name="ce23">
            <text:p>08/10/2024</text:p>
          </table:table-cell>
          <table:table-cell table:style-name="ce24"/>
          <table:table-cell office:value-type="date" office:date-value="2024-10-08T00:00:00" table:style-name="ce23">
            <text:p>08/10/2024</text:p>
          </table:table-cell>
          <table:table-cell table:style-name="ce24"/>
          <table:table-cell office:value-type="string" table:style-name="ce25">
            <text:p>RECIBO GRUPO MASMOVIL XFERA Nº RECIBO 0073 0100 755 CHCCCSX REF. MANDATO F001MMC23111616863599001</text:p>
          </table:table-cell>
          <table:table-cell table:style-name="ce24"/>
          <table:table-cell office:value-type="float" office:value="-36.99" table:style-name="ce26">
            <text:p>-36,99</text:p>
          </table:table-cell>
          <table:table-cell table:style-name="ce24"/>
          <table:table-cell office:value-type="float" office:value="565.77" table:style-name="ce27">
            <text:p>565,77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4-10-02T00:00:00" table:style-name="ce23">
            <text:p>02/10/2024</text:p>
          </table:table-cell>
          <table:table-cell table:style-name="ce24"/>
          <table:table-cell office:value-type="date" office:date-value="2024-10-02T00:00:00" table:style-name="ce23">
            <text:p>02/10/2024</text:p>
          </table:table-cell>
          <table:table-cell table:style-name="ce24"/>
          <table:table-cell office:value-type="string" table:style-name="ce25">
            <text:p>TRANSFERENCIA DE CARDONA ALTES CRISTINA, CONCEPTO Gastos piso automátic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602.76" table:style-name="ce27">
            <text:p>602,76</text:p>
          </table:table-cell>
          <table:table-cell office:value-type="string" table:style-name="ce11">
            <text:p>H2</text:p>
          </table:table-cell>
          <table:table-cell office:value-type="float" office:value="10" table:style-name="ce11">
            <text:p>10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10-01T00:00:00" table:style-name="ce23">
            <text:p>01/10/2024</text:p>
          </table:table-cell>
          <table:table-cell table:style-name="ce24"/>
          <table:table-cell office:value-type="date" office:date-value="2024-10-01T00:00:00" table:style-name="ce23">
            <text:p>01/10/2024</text:p>
          </table:table-cell>
          <table:table-cell table:style-name="ce24"/>
          <table:table-cell office:value-type="string" table:style-name="ce25">
            <text:p>TRANSFERENCIA DE MIRIAM CABEZA CHACON, CONCEPTO GASTOS OCTUBRE MIRIAM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552.76" table:style-name="ce27">
            <text:p>552,76</text:p>
          </table:table-cell>
          <table:table-cell office:value-type="string" table:style-name="ce11">
            <text:p>H3</text:p>
          </table:table-cell>
          <table:table-cell office:value-type="float" office:value="10" table:style-name="ce11">
            <text:p>10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9-30T00:00:00" table:style-name="ce23">
            <text:p>30/09/2024</text:p>
          </table:table-cell>
          <table:table-cell table:style-name="ce24"/>
          <table:table-cell office:value-type="date" office:date-value="2024-09-30T00:00:00" table:style-name="ce23">
            <text:p>30/09/2024</text:p>
          </table:table-cell>
          <table:table-cell table:style-name="ce24"/>
          <table:table-cell office:value-type="string" table:style-name="ce25">
            <text:p>RECIBO TotalEnergies ClientesSAU Nº RECIBO 0073 0100 755 CGXGSZB REF. MANDATO NCESIG1290420240000000</text:p>
          </table:table-cell>
          <table:table-cell table:style-name="ce24"/>
          <table:table-cell office:value-type="float" office:value="-52.84" table:style-name="ce26">
            <text:p>-52,84</text:p>
          </table:table-cell>
          <table:table-cell table:style-name="ce24"/>
          <table:table-cell office:value-type="float" office:value="482.76" table:style-name="ce27">
            <text:p>482,76</text:p>
          </table:table-cell>
          <table:table-cell office:value-type="string" table:style-name="ce11">
            <text:p>Gas</text:p>
          </table:table-cell>
          <table:table-cell office:value-type="float" office:value="9" table:formula="of:=+MONTH([.B87])" table:style-name="ce11">
            <text:p>9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9-25T00:00:00" table:style-name="ce23">
            <text:p>25/09/2024</text:p>
          </table:table-cell>
          <table:table-cell table:style-name="ce24"/>
          <table:table-cell office:value-type="date" office:date-value="2024-09-25T00:00:00" table:style-name="ce23">
            <text:p>25/09/2024</text:p>
          </table:table-cell>
          <table:table-cell table:style-name="ce24"/>
          <table:table-cell office:value-type="string" table:style-name="ce25">
            <text:p>RECIBO TRACTAMENT I SELECCIO DE RESIDUS, SA Nº RECIBO 0073 0100 755 CGVMMBW REF. MANDATO 01950</text:p>
          </table:table-cell>
          <table:table-cell table:style-name="ce24"/>
          <table:table-cell office:value-type="float" office:value="-44.02" table:style-name="ce26">
            <text:p>-44,02</text:p>
          </table:table-cell>
          <table:table-cell table:style-name="ce24"/>
          <table:table-cell office:value-type="float" office:value="535.6" table:style-name="ce27">
            <text:p>535,6</text:p>
          </table:table-cell>
          <table:table-cell office:value-type="string" table:style-name="ce11">
            <text:p>Electricidad</text:p>
          </table:table-cell>
          <table:table-cell office:value-type="float" office:value="9" table:formula="of:=+MONTH([.D88])" table:style-name="ce11">
            <text:p>9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9-19T00:00:00" table:style-name="ce23">
            <text:p>19/09/2024</text:p>
          </table:table-cell>
          <table:table-cell table:style-name="ce24"/>
          <table:table-cell office:value-type="date" office:date-value="2024-09-19T00:00:00" table:style-name="ce23">
            <text:p>19/09/2024</text:p>
          </table:table-cell>
          <table:table-cell table:style-name="ce24"/>
          <table:table-cell office:value-type="string" table:style-name="ce25">
            <text:p>TRANSFERENCIA DE CARDONA ALTES CRISTINA, CONCEPTO H1 sep 24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579.62" table:style-name="ce27">
            <text:p>579,62</text:p>
          </table:table-cell>
          <table:table-cell office:value-type="string" table:style-name="ce11">
            <text:p>H1</text:p>
          </table:table-cell>
          <table:table-cell office:value-type="float" office:value="9" table:style-name="ce11">
            <text:p>9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9-19T00:00:00" table:style-name="ce23">
            <text:p>19/09/2024</text:p>
          </table:table-cell>
          <table:table-cell table:style-name="ce24"/>
          <table:table-cell office:value-type="date" office:date-value="2024-09-19T00:00:00" table:style-name="ce23">
            <text:p>19/09/2024</text:p>
          </table:table-cell>
          <table:table-cell table:style-name="ce24"/>
          <table:table-cell office:value-type="string" table:style-name="ce25">
            <text:p>TRANSFERENCIA DE CARDONA ALTES CRISTINA, CONCEPTO H1 ago 24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509.62" table:style-name="ce27">
            <text:p>509,62</text:p>
          </table:table-cell>
          <table:table-cell office:value-type="string" table:style-name="ce11">
            <text:p>H1</text:p>
          </table:table-cell>
          <table:table-cell office:value-type="float" office:value="8" table:style-name="ce11">
            <text:p>8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9-19T00:00:00" table:style-name="ce23">
            <text:p>19/09/2024</text:p>
          </table:table-cell>
          <table:table-cell table:style-name="ce24"/>
          <table:table-cell office:value-type="date" office:date-value="2024-09-19T00:00:00" table:style-name="ce23">
            <text:p>19/09/2024</text:p>
          </table:table-cell>
          <table:table-cell table:style-name="ce24"/>
          <table:table-cell office:value-type="string" table:style-name="ce25">
            <text:p>TRANSFERENCIA DE CARDONA ALTES CRISTINA, CONCEPTO H1 jul 24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439.62" table:style-name="ce27">
            <text:p>439,62</text:p>
          </table:table-cell>
          <table:table-cell office:value-type="string" table:style-name="ce11">
            <text:p>H1</text:p>
          </table:table-cell>
          <table:table-cell office:value-type="float" office:value="7" table:style-name="ce11">
            <text:p>7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9-13T00:00:00" table:style-name="ce23">
            <text:p>13/09/2024</text:p>
          </table:table-cell>
          <table:table-cell table:style-name="ce24"/>
          <table:table-cell office:value-type="date" office:date-value="2024-09-13T00:00:00" table:style-name="ce23">
            <text:p>13/09/2024</text:p>
          </table:table-cell>
          <table:table-cell table:style-name="ce24"/>
          <table:table-cell office:value-type="string" table:style-name="ce25">
            <text:p>RECIBO AIGUES DE BARCELONA, S.A. Nº RECIBO 0073 0100 755 CGSQSJB REF. MANDATO 02000002256009</text:p>
          </table:table-cell>
          <table:table-cell table:style-name="ce24"/>
          <table:table-cell office:value-type="float" office:value="-62.17" table:style-name="ce26">
            <text:p>-62,17</text:p>
          </table:table-cell>
          <table:table-cell table:style-name="ce24"/>
          <table:table-cell office:value-type="float" office:value="369.62" table:style-name="ce27">
            <text:p>369,62</text:p>
          </table:table-cell>
          <table:table-cell office:value-type="string" table:style-name="ce11">
            <text:p>Agua</text:p>
          </table:table-cell>
          <table:table-cell office:value-type="float" office:value="9" table:formula="of:=+MONTH([.B92])" table:style-name="ce11">
            <text:p>9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9-06T00:00:00" table:style-name="ce23">
            <text:p>06/09/2024</text:p>
          </table:table-cell>
          <table:table-cell table:style-name="ce24"/>
          <table:table-cell office:value-type="date" office:date-value="2024-09-06T00:00:00" table:style-name="ce23">
            <text:p>06/09/2024</text:p>
          </table:table-cell>
          <table:table-cell table:style-name="ce24"/>
          <table:table-cell office:value-type="string" table:style-name="ce25">
            <text:p>RECIBO GRUPO MASMOVIL XFERA Nº RECIBO 0073 0100 755 CGRGHGM REF. MANDATO F001MMC23111616863599001</text:p>
          </table:table-cell>
          <table:table-cell table:style-name="ce24"/>
          <table:table-cell office:value-type="float" office:value="-36.99" table:style-name="ce26">
            <text:p>-36,99</text:p>
          </table:table-cell>
          <table:table-cell table:style-name="ce24"/>
          <table:table-cell office:value-type="float" office:value="431.79" table:style-name="ce27">
            <text:p>431,79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4-09-03T00:00:00" table:style-name="ce23">
            <text:p>03/09/2024</text:p>
          </table:table-cell>
          <table:table-cell table:style-name="ce24"/>
          <table:table-cell office:value-type="date" office:date-value="2024-09-03T00:00:00" table:style-name="ce23">
            <text:p>03/09/2024</text:p>
          </table:table-cell>
          <table:table-cell table:style-name="ce24"/>
          <table:table-cell office:value-type="string" table:style-name="ce25">
            <text:p>TRANSFERENCIA DE MIRIAM CABEZA CHACON, CONCEPTO GASTOS MIRIAM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468.78" table:style-name="ce27">
            <text:p>468,78</text:p>
          </table:table-cell>
          <table:table-cell office:value-type="string" table:style-name="ce11">
            <text:p>H3</text:p>
          </table:table-cell>
          <table:table-cell office:value-type="float" office:value="9" table:style-name="ce11">
            <text:p>9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string" table:style-name="ce25">
            <text:p>TRANSFERENCIA DE CARDONA ALTES CRISTINA, CONCEPTO Gastos piso CC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398.78" table:style-name="ce27">
            <text:p>398,78</text:p>
          </table:table-cell>
          <table:table-cell office:value-type="string" table:style-name="ce11">
            <text:p>H2</text:p>
          </table:table-cell>
          <table:table-cell office:value-type="float" office:value="9" table:style-name="ce11">
            <text:p>9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8-27T00:00:00" table:style-name="ce23">
            <text:p>27/08/2024</text:p>
          </table:table-cell>
          <table:table-cell table:style-name="ce24"/>
          <table:table-cell office:value-type="date" office:date-value="2024-08-27T00:00:00" table:style-name="ce23">
            <text:p>27/08/2024</text:p>
          </table:table-cell>
          <table:table-cell table:style-name="ce24"/>
          <table:table-cell office:value-type="string" table:style-name="ce25">
            <text:p>TRANSFERENCIA DE MIRIAM CABEZA CHACON, CONCEPTO GASTOS AGOSTO</text:p>
          </table:table-cell>
          <table:table-cell table:style-name="ce24"/>
          <table:table-cell office:value-type="float" office:value="14" table:style-name="ce26">
            <text:p>14</text:p>
          </table:table-cell>
          <table:table-cell table:style-name="ce24"/>
          <table:table-cell office:value-type="float" office:value="348.78" table:style-name="ce27">
            <text:p>348,78</text:p>
          </table:table-cell>
          <table:table-cell office:value-type="string" table:style-name="ce11">
            <text:p>H3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parcial</text:p>
          </table:table-cell>
          <table:table-cell table:number-columns-repeated="16371" table:style-name="ce11"/>
        </table:table-row>
        <table:table-row table:style-name="ro8">
          <table:table-cell table:style-name="ce10"/>
          <table:table-cell office:value-type="date" office:date-value="2024-08-23T00:00:00" table:style-name="ce23">
            <text:p>23/08/2024</text:p>
          </table:table-cell>
          <table:table-cell table:style-name="ce24"/>
          <table:table-cell office:value-type="date" office:date-value="2024-08-23T00:00:00" table:style-name="ce23">
            <text:p>23/08/2024</text:p>
          </table:table-cell>
          <table:table-cell table:style-name="ce24"/>
          <table:table-cell office:value-type="string" table:style-name="ce25">
            <text:p>RECIBO TRACTAMENT I SELECCIO DE RESIDUS, SA Nº RECIBO 0073 0100 755 CGLHTVL REF. MANDATO 01950</text:p>
          </table:table-cell>
          <table:table-cell table:style-name="ce24"/>
          <table:table-cell office:value-type="float" office:value="-72.599999999999994" table:style-name="ce26">
            <text:p>-72,6</text:p>
          </table:table-cell>
          <table:table-cell table:style-name="ce24"/>
          <table:table-cell office:value-type="float" office:value="334.78" table:style-name="ce27">
            <text:p>334,78</text:p>
          </table:table-cell>
          <table:table-cell office:value-type="string" table:style-name="ce11">
            <text:p>Electricidad</text:p>
          </table:table-cell>
          <table:table-cell office:value-type="float" office:value="8" table:formula="of:=+MONTH([.D97])" table:style-name="ce11">
            <text:p>8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8-08T00:00:00" table:style-name="ce23">
            <text:p>08/08/2024</text:p>
          </table:table-cell>
          <table:table-cell table:style-name="ce24"/>
          <table:table-cell office:value-type="date" office:date-value="2024-08-08T00:00:00" table:style-name="ce23">
            <text:p>08/08/2024</text:p>
          </table:table-cell>
          <table:table-cell table:style-name="ce24"/>
          <table:table-cell office:value-type="string" table:style-name="ce25">
            <text:p>RECIBO GRUPO MASMOVIL XFERA Nº RECIBO 0073 0100 755 CGHZVSY REF. MANDATO F001MMC23111616863599001</text:p>
          </table:table-cell>
          <table:table-cell table:style-name="ce24"/>
          <table:table-cell office:value-type="float" office:value="-36.99" table:style-name="ce26">
            <text:p>-36,99</text:p>
          </table:table-cell>
          <table:table-cell table:style-name="ce24"/>
          <table:table-cell office:value-type="float" office:value="407.38" table:style-name="ce27">
            <text:p>407,38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string" table:style-name="ce25">
            <text:p>TRANSFERENCIA DE CARDONA ALTES CRISTINA, CONCEPTO Gastos mes H2 Cristin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444.37" table:style-name="ce27">
            <text:p>444,37</text:p>
          </table:table-cell>
          <table:table-cell office:value-type="string" table:style-name="ce11">
            <text:p>H2</text:p>
          </table:table-cell>
          <table:table-cell office:value-type="float" office:value="8" table:style-name="ce11">
            <text:p>8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7-26T00:00:00" table:style-name="ce23">
            <text:p>26/07/2024</text:p>
          </table:table-cell>
          <table:table-cell table:style-name="ce24"/>
          <table:table-cell office:value-type="date" office:date-value="2024-07-26T00:00:00" table:style-name="ce23">
            <text:p>26/07/2024</text:p>
          </table:table-cell>
          <table:table-cell table:style-name="ce24"/>
          <table:table-cell office:value-type="string" table:style-name="ce25">
            <text:p>RECIBO TOTALENERGIES CLIENTESSAU Nº RECIBO 0073 0100 755 CGCMQSC REF. MANDATO NCESIG1290420240000000</text:p>
          </table:table-cell>
          <table:table-cell table:style-name="ce24"/>
          <table:table-cell office:value-type="float" office:value="-61.15" table:style-name="ce26">
            <text:p>-61,15</text:p>
          </table:table-cell>
          <table:table-cell table:style-name="ce24"/>
          <table:table-cell office:value-type="float" office:value="394.37" table:style-name="ce27">
            <text:p>394,37</text:p>
          </table:table-cell>
          <table:table-cell office:value-type="string" table:style-name="ce11">
            <text:p>Gas</text:p>
          </table:table-cell>
          <table:table-cell office:value-type="float" office:value="7" table:formula="of:=+MONTH([.B100])" table:style-name="ce11">
            <text:p>7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7-24T00:00:00" table:style-name="ce23">
            <text:p>24/07/2024</text:p>
          </table:table-cell>
          <table:table-cell table:style-name="ce24"/>
          <table:table-cell office:value-type="date" office:date-value="2024-07-24T00:00:00" table:style-name="ce23">
            <text:p>24/07/2024</text:p>
          </table:table-cell>
          <table:table-cell table:style-name="ce24"/>
          <table:table-cell office:value-type="string" table:style-name="ce25">
            <text:p>RECIBO TRACTAMENT I SELECCIO DE RESIDUS, SA Nº RECIBO 0073 0100 755 CGBYXTF REF. MANDATO 01950</text:p>
          </table:table-cell>
          <table:table-cell table:style-name="ce24"/>
          <table:table-cell office:value-type="float" office:value="-37.21" table:style-name="ce26">
            <text:p>-37,21</text:p>
          </table:table-cell>
          <table:table-cell table:style-name="ce24"/>
          <table:table-cell office:value-type="float" office:value="455.52" table:style-name="ce27">
            <text:p>455,52</text:p>
          </table:table-cell>
          <table:table-cell office:value-type="string" table:style-name="ce11">
            <text:p>Electricidad</text:p>
          </table:table-cell>
          <table:table-cell office:value-type="float" office:value="7" table:formula="of:=+MONTH([.D101])" table:style-name="ce11">
            <text:p>7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7-16T00:00:00" table:style-name="ce23">
            <text:p>16/07/2024</text:p>
          </table:table-cell>
          <table:table-cell table:style-name="ce24"/>
          <table:table-cell office:value-type="date" office:date-value="2024-07-16T00:00:00" table:style-name="ce23">
            <text:p>16/07/2024</text:p>
          </table:table-cell>
          <table:table-cell table:style-name="ce24"/>
          <table:table-cell office:value-type="string" table:style-name="ce25">
            <text:p>RECIBO AIGUES DE BARCELONA, S.A. Nº RECIBO 0073 0100 755 CFZQWFK REF. MANDATO 02000002256009</text:p>
          </table:table-cell>
          <table:table-cell table:style-name="ce24"/>
          <table:table-cell office:value-type="float" office:value="-72.12" table:style-name="ce26">
            <text:p>-72,12</text:p>
          </table:table-cell>
          <table:table-cell table:style-name="ce24"/>
          <table:table-cell office:value-type="float" office:value="492.73" table:style-name="ce27">
            <text:p>492,73</text:p>
          </table:table-cell>
          <table:table-cell office:value-type="string" table:style-name="ce11">
            <text:p>Agua</text:p>
          </table:table-cell>
          <table:table-cell office:value-type="float" office:value="7" table:formula="of:=+MONTH([.B102])" table:style-name="ce11">
            <text:p>7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7-09T00:00:00" table:style-name="ce23">
            <text:p>09/07/2024</text:p>
          </table:table-cell>
          <table:table-cell table:style-name="ce24"/>
          <table:table-cell office:value-type="date" office:date-value="2024-07-09T00:00:00" table:style-name="ce23">
            <text:p>09/07/2024</text:p>
          </table:table-cell>
          <table:table-cell table:style-name="ce24"/>
          <table:table-cell office:value-type="string" table:style-name="ce25">
            <text:p>RECIBO GRUPO MASMOVIL XFERA Nº RECIBO 0073 0100 755 CFYFFRL REF. MANDATO F001MMC23111616863599001</text:p>
          </table:table-cell>
          <table:table-cell table:style-name="ce24"/>
          <table:table-cell office:value-type="float" office:value="-36.99" table:style-name="ce26">
            <text:p>-36,99</text:p>
          </table:table-cell>
          <table:table-cell table:style-name="ce24"/>
          <table:table-cell office:value-type="float" office:value="564.85" table:style-name="ce27">
            <text:p>564,85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string" table:style-name="ce25">
            <text:p>TRANSFERENCIA DE CARDONA ALTES CRISTINA, CONCEPTO Gastos mes H2 Cristin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601.84" table:style-name="ce27">
            <text:p>601,84</text:p>
          </table:table-cell>
          <table:table-cell office:value-type="string" table:style-name="ce11">
            <text:p>H2</text:p>
          </table:table-cell>
          <table:table-cell office:value-type="float" office:value="7" table:style-name="ce11">
            <text:p>7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6-26T00:00:00" table:style-name="ce23">
            <text:p>26/06/2024</text:p>
          </table:table-cell>
          <table:table-cell table:style-name="ce24"/>
          <table:table-cell office:value-type="date" office:date-value="2024-06-26T00:00:00" table:style-name="ce23">
            <text:p>26/06/2024</text:p>
          </table:table-cell>
          <table:table-cell table:style-name="ce24"/>
          <table:table-cell office:value-type="string" table:style-name="ce25">
            <text:p>TRANSFERENCIA DE CARDONA ALTES CRISTINA, CONCEPTO H3 Gastos Gaia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551.84" table:style-name="ce27">
            <text:p>551,84</text:p>
          </table:table-cell>
          <table:table-cell office:value-type="string" table:style-name="ce11">
            <text:p>H3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Faltan 7 y 8</text:p>
          </table:table-cell>
          <table:table-cell table:number-columns-repeated="16371" table:style-name="ce11"/>
        </table:table-row>
        <table:table-row table:style-name="ro8">
          <table:table-cell table:style-name="ce10"/>
          <table:table-cell office:value-type="date" office:date-value="2024-06-26T00:00:00" table:style-name="ce23">
            <text:p>26/06/2024</text:p>
          </table:table-cell>
          <table:table-cell table:style-name="ce24"/>
          <table:table-cell office:value-type="date" office:date-value="2024-06-26T00:00:00" table:style-name="ce23">
            <text:p>26/06/2024</text:p>
          </table:table-cell>
          <table:table-cell table:style-name="ce24"/>
          <table:table-cell office:value-type="string" table:style-name="ce25">
            <text:p>RECIBO TRACTAMENT I SELECCIO DE RESIDUS, SA Nº RECIBO 0073 0100 755 CFRTYHT REF. MANDATO 01950</text:p>
          </table:table-cell>
          <table:table-cell table:style-name="ce24"/>
          <table:table-cell office:value-type="float" office:value="-35.36" table:style-name="ce26">
            <text:p>-35,36</text:p>
          </table:table-cell>
          <table:table-cell table:style-name="ce24"/>
          <table:table-cell office:value-type="float" office:value="481.84" table:style-name="ce27">
            <text:p>481,84</text:p>
          </table:table-cell>
          <table:table-cell office:value-type="string" table:style-name="ce11">
            <text:p>Electricidad</text:p>
          </table:table-cell>
          <table:table-cell office:value-type="float" office:value="6" table:formula="of:=+MONTH([.D106])" table:style-name="ce11">
            <text:p>6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6-11T00:00:00" table:style-name="ce23">
            <text:p>11/06/2024</text:p>
          </table:table-cell>
          <table:table-cell table:style-name="ce24"/>
          <table:table-cell office:value-type="date" office:date-value="2024-06-11T00:00:00" table:style-name="ce23">
            <text:p>11/06/2024</text:p>
          </table:table-cell>
          <table:table-cell table:style-name="ce24"/>
          <table:table-cell office:value-type="string" table:style-name="ce25">
            <text:p>TRANSFERENCIA DE CARDONA ALTES CRISTINA, CONCEPTO Gastos mes H1</text:p>
          </table:table-cell>
          <table:table-cell table:style-name="ce24"/>
          <table:table-cell office:value-type="float" office:value="75" table:style-name="ce26">
            <text:p>75</text:p>
          </table:table-cell>
          <table:table-cell table:style-name="ce24"/>
          <table:table-cell office:value-type="float" office:value="517.20000000000005" table:style-name="ce27">
            <text:p>517,2</text:p>
          </table:table-cell>
          <table:table-cell office:value-type="string" table:style-name="ce11">
            <text:p>H1</text:p>
          </table:table-cell>
          <table:table-cell office:value-type="float" office:value="6" table:style-name="ce11">
            <text:p>6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string" table:style-name="ce25">
            <text:p>TRANSFERENCIA DE CARDONA ALTES CRISTINA, CONCEPTO Gastos mes H2 - Cristin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442.2" table:style-name="ce27">
            <text:p>442,2</text:p>
          </table:table-cell>
          <table:table-cell office:value-type="string" table:style-name="ce11">
            <text:p>H2</text:p>
          </table:table-cell>
          <table:table-cell office:value-type="float" office:value="6" table:style-name="ce11">
            <text:p>6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string" table:style-name="ce25">
            <text:p>TRANSFERENCIA A FAVOR DE CARDONA ALTES CRISTINA CONCEPTO: Devolucion préstamo</text:p>
          </table:table-cell>
          <table:table-cell table:style-name="ce24"/>
          <table:table-cell office:value-type="float" office:value="-100" table:style-name="ce26">
            <text:p>-100</text:p>
          </table:table-cell>
          <table:table-cell table:style-name="ce24"/>
          <table:table-cell office:value-type="float" office:value="392.2" table:style-name="ce27">
            <text:p>392,2</text:p>
          </table:table-cell>
          <table:table-cell office:value-type="string" table:style-name="ce11">
            <text:p>Prestamos internos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string" table:style-name="ce25">
            <text:p>TRANSFERENCIA DE CARDONA ALTES CRISTINA, CONCEPTO Retorno Saldo final Francolí</text:p>
          </table:table-cell>
          <table:table-cell table:style-name="ce24"/>
          <table:table-cell office:value-type="float" office:value="165" table:style-name="ce26">
            <text:p>165</text:p>
          </table:table-cell>
          <table:table-cell table:style-name="ce24"/>
          <table:table-cell office:value-type="float" office:value="492.2" table:style-name="ce27">
            <text:p>492,2</text:p>
          </table:table-cell>
          <table:table-cell office:value-type="string" table:style-name="ce11">
            <text:p>Devuelvo Saldo inicial Francoli para colchon internanua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Desglose movimiento. H2 x 3</text:p>
          </table:table-cell>
          <table:table-cell table:style-name="ce24"/>
          <table:table-cell office:value-type="float" office:value="150" table:style-name="ce26">
            <text:p>150</text:p>
          </table:table-cell>
          <table:table-cell table:style-name="ce24"/>
          <table:table-cell table:style-name="ce27"/>
          <table:table-cell office:value-type="string" table:style-name="ce11">
            <text:p>H2</text:p>
          </table:table-cell>
          <table:table-cell office:value-type="string" table:style-name="ce11">
            <text:p>3 meses/24</text:p>
          </table:table-cell>
          <table:table-cell table:number-columns-repeated="16372" table:style-name="ce11"/>
        </table:table-row>
        <table:table-row table:style-name="ro9">
          <table:table-cell table:style-name="ce10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string" table:style-name="ce25">
            <text:p>TRANSFERENCIA DE CARDONA ALTES CRISTINA, CONCEPTO Reg RiO 23: 3x50+70 Dic H1</text:p>
          </table:table-cell>
          <table:table-cell table:style-name="ce24"/>
          <table:table-cell office:value-type="float" office:value="80" table:formula="of:=230-[.H111]" table:style-name="ce26">
            <text:p>80</text:p>
          </table:table-cell>
          <table:table-cell table:style-name="ce24"/>
          <table:table-cell office:value-type="float" office:value="327.2" table:style-name="ce27">
            <text:p>327,2</text:p>
          </table:table-cell>
          <table:table-cell office:value-type="string" table:style-name="ce11">
            <text:p>H1</text:p>
          </table:table-cell>
          <table:table-cell office:value-type="string" table:style-name="ce31">
            <text:p>12/23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6-05T00:00:00" table:style-name="ce23">
            <text:p>05/06/2024</text:p>
          </table:table-cell>
          <table:table-cell table:style-name="ce24"/>
          <table:table-cell office:value-type="date" office:date-value="2024-06-05T00:00:00" table:style-name="ce23">
            <text:p>05/06/2024</text:p>
          </table:table-cell>
          <table:table-cell table:style-name="ce24"/>
          <table:table-cell office:value-type="string" table:style-name="ce25">
            <text:p>RECIBO GRUPO MASMOVIL XFERA Nº RECIBO 0073 0100 755 CFMQGLH REF. MANDATO F001MMC23111616863599001</text:p>
          </table:table-cell>
          <table:table-cell table:style-name="ce24"/>
          <table:table-cell office:value-type="float" office:value="-36.99" table:style-name="ce26">
            <text:p>-36,99</text:p>
          </table:table-cell>
          <table:table-cell table:style-name="ce24"/>
          <table:table-cell office:value-type="float" office:value="97.2" table:style-name="ce27">
            <text:p>97,2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4-05-27T00:00:00" table:style-name="ce23">
            <text:p>27/05/2024</text:p>
          </table:table-cell>
          <table:table-cell table:style-name="ce24"/>
          <table:table-cell office:value-type="date" office:date-value="2024-05-27T00:00:00" table:style-name="ce23">
            <text:p>27/05/2024</text:p>
          </table:table-cell>
          <table:table-cell table:style-name="ce24"/>
          <table:table-cell office:value-type="string" table:style-name="ce25">
            <text:p>RECIBO TOTALENERGIES CLIENTESSAU Nº RECIBO 0073 0100 755 CFHPTWT REF. MANDATO NCESIG1290420240000000</text:p>
          </table:table-cell>
          <table:table-cell table:style-name="ce24"/>
          <table:table-cell office:value-type="float" office:value="-83.48" table:style-name="ce26">
            <text:p>-83,48</text:p>
          </table:table-cell>
          <table:table-cell table:style-name="ce24"/>
          <table:table-cell office:value-type="float" office:value="134.19" table:style-name="ce27">
            <text:p>134,19</text:p>
          </table:table-cell>
          <table:table-cell office:value-type="string" table:style-name="ce11">
            <text:p>Gas</text:p>
          </table:table-cell>
          <table:table-cell office:value-type="float" office:value="5" table:formula="of:=+MONTH([.B114])" table:style-name="ce11">
            <text:p>5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string" table:style-name="ce25">
            <text:p>TRANSFERENCIA DE CARDONA ALTES CRISTINA, CONCEPTO H2 Gastos Cristin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217.67" table:style-name="ce27">
            <text:p>217,67</text:p>
          </table:table-cell>
          <table:table-cell office:value-type="string" table:style-name="ce11">
            <text:p>H2</text:p>
          </table:table-cell>
          <table:table-cell office:value-type="float" office:value="5" table:style-name="ce11">
            <text:p>5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string" table:style-name="ce25">
            <text:p>TRANSFERENCIA DE CARDONA ALTES CRISTINA, CONCEPTO H3 Gastos Gaia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167.67" table:style-name="ce27">
            <text:p>167,67</text:p>
          </table:table-cell>
          <table:table-cell office:value-type="string" table:style-name="ce11">
            <text:p>H3</text:p>
          </table:table-cell>
          <table:table-cell office:value-type="float" office:value="5" table:style-name="ce11">
            <text:p>5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string" table:style-name="ce25">
            <text:p>TRANSFERENCIA DE CARDONA ALTES CRISTINA, CONCEPTO H1 Gastos Elisa</text:p>
          </table:table-cell>
          <table:table-cell table:style-name="ce24"/>
          <table:table-cell office:value-type="float" office:value="75" table:style-name="ce26">
            <text:p>75</text:p>
          </table:table-cell>
          <table:table-cell table:style-name="ce24"/>
          <table:table-cell office:value-type="float" office:value="97.67" table:style-name="ce27">
            <text:p>97,67</text:p>
          </table:table-cell>
          <table:table-cell office:value-type="string" table:style-name="ce11">
            <text:p>H1</text:p>
          </table:table-cell>
          <table:table-cell office:value-type="float" office:value="5" table:style-name="ce11">
            <text:p>5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5-14T00:00:00" table:style-name="ce23">
            <text:p>14/05/2024</text:p>
          </table:table-cell>
          <table:table-cell table:style-name="ce24"/>
          <table:table-cell office:value-type="date" office:date-value="2024-05-14T00:00:00" table:style-name="ce23">
            <text:p>14/05/2024</text:p>
          </table:table-cell>
          <table:table-cell table:style-name="ce24"/>
          <table:table-cell office:value-type="string" table:style-name="ce25">
            <text:p>RECIBO AIGUES DE BARCELONA, S.A. Nº RECIBO 0073 0100 755 CFFLLFS REF. MANDATO 02000002256009</text:p>
          </table:table-cell>
          <table:table-cell table:style-name="ce24"/>
          <table:table-cell office:value-type="float" office:value="-76.099999999999994" table:style-name="ce26">
            <text:p>-76,1</text:p>
          </table:table-cell>
          <table:table-cell table:style-name="ce24"/>
          <table:table-cell office:value-type="float" office:value="22.67" table:style-name="ce27">
            <text:p>22,67</text:p>
          </table:table-cell>
          <table:table-cell office:value-type="string" table:style-name="ce11">
            <text:p>Agua</text:p>
          </table:table-cell>
          <table:table-cell office:value-type="float" office:value="5" table:formula="of:=+MONTH([.B118])" table:style-name="ce11">
            <text:p>5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5-07T00:00:00" table:style-name="ce23">
            <text:p>07/05/2024</text:p>
          </table:table-cell>
          <table:table-cell table:style-name="ce24"/>
          <table:table-cell office:value-type="date" office:date-value="2024-05-07T00:00:00" table:style-name="ce23">
            <text:p>07/05/2024</text:p>
          </table:table-cell>
          <table:table-cell table:style-name="ce24"/>
          <table:table-cell office:value-type="string" table:style-name="ce25">
            <text:p>RECIBO GRUPO MASMOVIL XFERA Nº RECIBO 0073 0100 755 CFCWMYZ REF. MANDATO F001MMC23111616863599001</text:p>
          </table:table-cell>
          <table:table-cell table:style-name="ce24"/>
          <table:table-cell office:value-type="float" office:value="-36.99" table:style-name="ce26">
            <text:p>-36,99</text:p>
          </table:table-cell>
          <table:table-cell table:style-name="ce24"/>
          <table:table-cell office:value-type="float" office:value="98.77" table:style-name="ce27">
            <text:p>98,77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4-04-29T00:00:00" table:style-name="ce23">
            <text:p>29/04/2024</text:p>
          </table:table-cell>
          <table:table-cell table:style-name="ce24"/>
          <table:table-cell office:value-type="date" office:date-value="2024-04-29T00:00:00" table:style-name="ce23">
            <text:p>29/04/2024</text:p>
          </table:table-cell>
          <table:table-cell table:style-name="ce24"/>
          <table:table-cell office:value-type="string" table:style-name="ce25">
            <text:p>TRANSFERENCIA DE CARDONA ALTES CRISTINA, CONCEPTO Prestamo entre cuentas 29 04</text:p>
          </table:table-cell>
          <table:table-cell table:style-name="ce24"/>
          <table:table-cell office:value-type="float" office:value="100" table:style-name="ce26">
            <text:p>100</text:p>
          </table:table-cell>
          <table:table-cell table:style-name="ce24"/>
          <table:table-cell office:value-type="float" office:value="135.76" table:style-name="ce27">
            <text:p>135,76</text:p>
          </table:table-cell>
          <table:table-cell office:value-type="string" table:style-name="ce11">
            <text:p>Prestamos internos</text:p>
          </table:table-cell>
          <table:table-cell table:number-columns-repeated="16373" table:style-name="ce11"/>
        </table:table-row>
        <table:table-row table:style-name="ro10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A FAVOR DE CARDONA ALTES CRISTINA CONCEPTO: Aigues 3 fras bimens del 17/11/23 al 18/3/</text:p>
          </table:table-cell>
          <table:table-cell table:style-name="ce24"/>
          <table:table-cell office:value-type="float" office:value="-139.19" table:style-name="ce26">
            <text:p>-139,19</text:p>
          </table:table-cell>
          <table:table-cell table:style-name="ce24"/>
          <table:table-cell office:value-type="float" office:value="35.76" table:style-name="ce27">
            <text:p>35,76</text:p>
          </table:table-cell>
          <table:table-cell office:value-type="string" table:style-name="ce11">
            <text:p>Agua</text:p>
          </table:table-cell>
          <table:table-cell office:value-type="string" table:style-name="ce11">
            <text:p>Regularización 3 fras</text:p>
          </table:table-cell>
          <table:table-cell table:number-columns-repeated="16372" table:style-name="ce11"/>
        </table:table-row>
        <table:table-row table:style-name="ro10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A FAVOR DE CARDONA ALTES CRISTINA CONCEPTO: Endesa 5fras mes de nov/23 a mar/24 FC 2/4</text:p>
          </table:table-cell>
          <table:table-cell table:style-name="ce24"/>
          <table:table-cell office:value-type="float" office:value="-259.29000000000002" table:style-name="ce26">
            <text:p>-259,29</text:p>
          </table:table-cell>
          <table:table-cell table:style-name="ce24"/>
          <table:table-cell office:value-type="float" office:value="174.95" table:style-name="ce27">
            <text:p>174,95</text:p>
          </table:table-cell>
          <table:table-cell office:value-type="string" table:style-name="ce11">
            <text:p>Electricidad</text:p>
          </table:table-cell>
          <table:table-cell office:value-type="string" table:style-name="ce11">
            <text:p>Regularización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A FAVOR DE CARDONA ALTES CRISTINA CONCEPTO: Total Energies Fras bimes 23/12 y 14/2/24</text:p>
          </table:table-cell>
          <table:table-cell table:style-name="ce24"/>
          <table:table-cell office:value-type="float" office:value="-224.49" table:style-name="ce26">
            <text:p>-224,49</text:p>
          </table:table-cell>
          <table:table-cell table:style-name="ce24"/>
          <table:table-cell office:value-type="float" office:value="434.24" table:style-name="ce27">
            <text:p>434,24</text:p>
          </table:table-cell>
          <table:table-cell office:value-type="string" table:style-name="ce11">
            <text:p>Gas</text:p>
          </table:table-cell>
          <table:table-cell office:value-type="string" table:style-name="ce11">
            <text:p>Regularización 4 meses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A FAVOR DE CARDONA ALTES CRISTINA CONCEPTO: Hidrometering 4/12/23</text:p>
          </table:table-cell>
          <table:table-cell table:style-name="ce24"/>
          <table:table-cell office:value-type="float" office:value="-8.8800000000000008" table:style-name="ce26">
            <text:p>-8,88</text:p>
          </table:table-cell>
          <table:table-cell table:style-name="ce24"/>
          <table:table-cell office:value-type="float" office:value="658.73" table:style-name="ce27">
            <text:p>658,73</text:p>
          </table:table-cell>
          <table:table-cell office:value-type="string" table:style-name="ce11">
            <text:p>Contador agua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A FAVOR DE CARDONA ALTES CRISTINA CONCEPTO: Saldo a favor de Francoli</text:p>
          </table:table-cell>
          <table:table-cell table:style-name="ce24"/>
          <table:table-cell office:value-type="float" office:value="-165.76" table:style-name="ce26">
            <text:p>-165,76</text:p>
          </table:table-cell>
          <table:table-cell table:style-name="ce24"/>
          <table:table-cell office:value-type="float" office:value="667.61" table:style-name="ce27">
            <text:p>667,61</text:p>
          </table:table-cell>
          <table:table-cell office:value-type="string" table:style-name="ce11">
            <text:p>Recuparar salto final Francoli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A FAVOR DE CARDONA ALTES CRISTINA CONCEPTO: m/t Endesa energia cargo 29/4/24</text:p>
          </table:table-cell>
          <table:table-cell table:style-name="ce24"/>
          <table:table-cell office:value-type="float" office:value="-58.43" table:style-name="ce26">
            <text:p>-58,43</text:p>
          </table:table-cell>
          <table:table-cell table:style-name="ce24"/>
          <table:table-cell office:value-type="float" office:value="833.37" table:style-name="ce27">
            <text:p>833,37</text:p>
          </table:table-cell>
          <table:table-cell office:value-type="string" table:style-name="ce11">
            <text:p>Electricidad</text:p>
          </table:table-cell>
          <table:table-cell office:value-type="string" table:style-name="ce11">
            <text:p>Regularización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DE CARDONA ALTES CRISTINA, CONCEPTO H2 Gastos Cristin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891.8" table:style-name="ce27">
            <text:p>891,8</text:p>
          </table:table-cell>
          <table:table-cell office:value-type="string" table:style-name="ce11">
            <text:p>H2</text:p>
          </table:table-cell>
          <table:table-cell office:value-type="float" office:value="4" table:style-name="ce11">
            <text:p>4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DE CARDONA ALTES CRISTINA, CONCEPTO H3 Gastos Gaia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841.8" table:style-name="ce27">
            <text:p>841,8</text:p>
          </table:table-cell>
          <table:table-cell office:value-type="string" table:style-name="ce11">
            <text:p>H3</text:p>
          </table:table-cell>
          <table:table-cell office:value-type="float" office:value="4" table:style-name="ce11">
            <text:p>4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DE CARDONA ALTES CRISTINA, CONCEPTO H1 Gastos Elisa</text:p>
          </table:table-cell>
          <table:table-cell table:style-name="ce24"/>
          <table:table-cell office:value-type="float" office:value="75" table:style-name="ce26">
            <text:p>75</text:p>
          </table:table-cell>
          <table:table-cell table:style-name="ce24"/>
          <table:table-cell office:value-type="float" office:value="771.8" table:style-name="ce27">
            <text:p>771,8</text:p>
          </table:table-cell>
          <table:table-cell office:value-type="string" table:style-name="ce11">
            <text:p>H1</text:p>
          </table:table-cell>
          <table:table-cell office:value-type="float" office:value="4" table:style-name="ce11">
            <text:p>4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4-04T00:00:00" table:style-name="ce23">
            <text:p>04/04/2024</text:p>
          </table:table-cell>
          <table:table-cell table:style-name="ce24"/>
          <table:table-cell office:value-type="date" office:date-value="2024-04-04T00:00:00" table:style-name="ce23">
            <text:p>04/04/2024</text:p>
          </table:table-cell>
          <table:table-cell table:style-name="ce24"/>
          <table:table-cell office:value-type="string" table:style-name="ce25">
            <text:p>RECIBO GRUPO MASMOVIL XFERA Nº RECIBO 0073 0100 755 CDSKJRW REF. MANDATO F001MMC23111616863599001</text:p>
          </table:table-cell>
          <table:table-cell table:style-name="ce24"/>
          <table:table-cell office:value-type="float" office:value="-36.99" table:style-name="ce26">
            <text:p>-36,99</text:p>
          </table:table-cell>
          <table:table-cell table:style-name="ce24"/>
          <table:table-cell office:value-type="float" office:value="696.8" table:style-name="ce27">
            <text:p>696,8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string" table:style-name="ce25">
            <text:p>TRANSFERENCIA DE CARDONA ALTES CRISTINA, CONCEPTO H2 Gastos Cristin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733.79" table:style-name="ce27">
            <text:p>733,79</text:p>
          </table:table-cell>
          <table:table-cell office:value-type="string" table:style-name="ce11">
            <text:p>H2</text:p>
          </table:table-cell>
          <table:table-cell office:value-type="float" office:value="3" table:style-name="ce11">
            <text:p>3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string" table:style-name="ce25">
            <text:p>TRANSFERENCIA DE CARDONA ALTES CRISTINA, CONCEPTO H3 Gastos Gaia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683.79" table:style-name="ce27">
            <text:p>683,79</text:p>
          </table:table-cell>
          <table:table-cell office:value-type="string" table:style-name="ce11">
            <text:p>H3</text:p>
          </table:table-cell>
          <table:table-cell office:value-type="float" office:value="3" table:style-name="ce11">
            <text:p>3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string" table:style-name="ce25">
            <text:p>TRANSFERENCIA DE CARDONA ALTES CRISTINA, CONCEPTO H1 Gastos Elisa</text:p>
          </table:table-cell>
          <table:table-cell table:style-name="ce24"/>
          <table:table-cell office:value-type="float" office:value="75" table:style-name="ce26">
            <text:p>75</text:p>
          </table:table-cell>
          <table:table-cell table:style-name="ce24"/>
          <table:table-cell office:value-type="float" office:value="613.79" table:style-name="ce27">
            <text:p>613,79</text:p>
          </table:table-cell>
          <table:table-cell office:value-type="string" table:style-name="ce11">
            <text:p>H1</text:p>
          </table:table-cell>
          <table:table-cell office:value-type="float" office:value="3" table:style-name="ce11">
            <text:p>3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3-05T00:00:00" table:style-name="ce23">
            <text:p>05/03/2024</text:p>
          </table:table-cell>
          <table:table-cell table:style-name="ce24"/>
          <table:table-cell office:value-type="date" office:date-value="2024-03-05T00:00:00" table:style-name="ce23">
            <text:p>05/03/2024</text:p>
          </table:table-cell>
          <table:table-cell table:style-name="ce24"/>
          <table:table-cell office:value-type="string" table:style-name="ce25">
            <text:p>RECIBO GRUPO MASMOVIL XFERA Nº RECIBO 0073 0100 755 CDJHYMW REF. MANDATO F001MMC23111616863599001</text:p>
          </table:table-cell>
          <table:table-cell table:style-name="ce24"/>
          <table:table-cell office:value-type="float" office:value="-36.99" table:style-name="ce26">
            <text:p>-36,99</text:p>
          </table:table-cell>
          <table:table-cell table:style-name="ce24"/>
          <table:table-cell office:value-type="float" office:value="538.79" table:style-name="ce27">
            <text:p>538,79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string" table:style-name="ce25">
            <text:p>TRANSFERENCIA DE CARDONA ALTES CRISTINA, CONCEPTO H2 Gastos Cristin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575.78" table:style-name="ce27">
            <text:p>575,78</text:p>
          </table:table-cell>
          <table:table-cell office:value-type="string" table:style-name="ce11">
            <text:p>H2</text:p>
          </table:table-cell>
          <table:table-cell office:value-type="float" office:value="2" table:style-name="ce11">
            <text:p>2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string" table:style-name="ce25">
            <text:p>TRANSFERENCIA DE CARDONA ALTES CRISTINA, CONCEPTO H3 Gastos Gaia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525.78" table:style-name="ce27">
            <text:p>525,78</text:p>
          </table:table-cell>
          <table:table-cell office:value-type="string" table:style-name="ce11">
            <text:p>H3</text:p>
          </table:table-cell>
          <table:table-cell office:value-type="float" office:value="2" table:style-name="ce11">
            <text:p>2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string" table:style-name="ce25">
            <text:p>TRANSFERENCIA DE CARDONA ALTES CRISTINA, CONCEPTO H1 Gastos Elisa</text:p>
          </table:table-cell>
          <table:table-cell table:style-name="ce24"/>
          <table:table-cell office:value-type="float" office:value="75" table:style-name="ce26">
            <text:p>75</text:p>
          </table:table-cell>
          <table:table-cell table:style-name="ce24"/>
          <table:table-cell office:value-type="float" office:value="455.78" table:style-name="ce27">
            <text:p>455,78</text:p>
          </table:table-cell>
          <table:table-cell office:value-type="string" table:style-name="ce11">
            <text:p>H1</text:p>
          </table:table-cell>
          <table:table-cell office:value-type="float" office:value="2" table:style-name="ce11">
            <text:p>2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2-06T00:00:00" table:style-name="ce23">
            <text:p>06/02/2024</text:p>
          </table:table-cell>
          <table:table-cell table:style-name="ce24"/>
          <table:table-cell office:value-type="date" office:date-value="2024-02-06T00:00:00" table:style-name="ce23">
            <text:p>06/02/2024</text:p>
          </table:table-cell>
          <table:table-cell table:style-name="ce24"/>
          <table:table-cell office:value-type="string" table:style-name="ce25">
            <text:p>RECIBO GRUPO MASMOVIL XFERA Nº RECIBO 0073 0100 755 CCYSBZM REF. MANDATO F001MMC23111616863599001</text:p>
          </table:table-cell>
          <table:table-cell table:style-name="ce24"/>
          <table:table-cell office:value-type="float" office:value="-24.99" table:style-name="ce26">
            <text:p>-24,99</text:p>
          </table:table-cell>
          <table:table-cell table:style-name="ce24"/>
          <table:table-cell office:value-type="float" office:value="380.78" table:style-name="ce27">
            <text:p>380,78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string" table:style-name="ce25">
            <text:p>TRANSFERENCIA DE CARDONA ALTES CRISTINA, CONCEPTO H2 Gastos Cristina</text:p>
          </table:table-cell>
          <table:table-cell table:style-name="ce24"/>
          <table:table-cell office:value-type="float" office:value="50" table:style-name="ce26">
            <text:p>50</text:p>
          </table:table-cell>
          <table:table-cell table:style-name="ce24"/>
          <table:table-cell office:value-type="float" office:value="405.77" table:style-name="ce27">
            <text:p>405,77</text:p>
          </table:table-cell>
          <table:table-cell office:value-type="string" table:style-name="ce11">
            <text:p>H2</text:p>
          </table:table-cell>
          <table:table-cell office:value-type="float" office:value="1" table:style-name="ce11">
            <text:p>1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string" table:style-name="ce25">
            <text:p>TRANSFERENCIA DE CARDONA ALTES CRISTINA, CONCEPTO H3 Gastos Gaia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355.77" table:style-name="ce27">
            <text:p>355,77</text:p>
          </table:table-cell>
          <table:table-cell office:value-type="string" table:style-name="ce11">
            <text:p>H3</text:p>
          </table:table-cell>
          <table:table-cell office:value-type="float" office:value="1" table:style-name="ce11">
            <text:p>1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string" table:style-name="ce25">
            <text:p>TRANSFERENCIA DE CARDONA ALTES CRISTINA, CONCEPTO H1 Gastos Elisa</text:p>
          </table:table-cell>
          <table:table-cell table:style-name="ce24"/>
          <table:table-cell office:value-type="float" office:value="75" table:style-name="ce26">
            <text:p>75</text:p>
          </table:table-cell>
          <table:table-cell table:style-name="ce24"/>
          <table:table-cell office:value-type="float" office:value="285.77" table:style-name="ce27">
            <text:p>285,77</text:p>
          </table:table-cell>
          <table:table-cell office:value-type="string" table:style-name="ce11">
            <text:p>H1</text:p>
          </table:table-cell>
          <table:table-cell office:value-type="float" office:value="1" table:style-name="ce11">
            <text:p>1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string" table:style-name="ce25">
            <text:p>TRANSFERENCIA DE CARDONA ALTES CRISTINA, CONCEPTO H3 Gastos Gaia diciembre 23</text:p>
          </table:table-cell>
          <table:table-cell table:style-name="ce24"/>
          <table:table-cell office:value-type="float" office:value="70" table:style-name="ce26">
            <text:p>70</text:p>
          </table:table-cell>
          <table:table-cell table:style-name="ce24"/>
          <table:table-cell office:value-type="float" office:value="210.77" table:style-name="ce27">
            <text:p>210,77</text:p>
          </table:table-cell>
          <table:table-cell office:value-type="string" table:style-name="ce11">
            <text:p>H3</text:p>
          </table:table-cell>
          <table:table-cell office:value-type="float" office:value="12" table:style-name="ce11">
            <text:p>12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1-04T00:00:00" table:style-name="ce23">
            <text:p>04/01/2024</text:p>
          </table:table-cell>
          <table:table-cell table:style-name="ce24"/>
          <table:table-cell office:value-type="date" office:date-value="2024-01-04T00:00:00" table:style-name="ce23">
            <text:p>04/01/2024</text:p>
          </table:table-cell>
          <table:table-cell table:style-name="ce24"/>
          <table:table-cell office:value-type="string" table:style-name="ce25">
            <text:p>RECIBO GRUPO MASMOVIL XFERA Nº RECIBO 0073 0100 755 CCPCBNX REF. MANDATO F001MMC23111616863599001</text:p>
          </table:table-cell>
          <table:table-cell table:style-name="ce24"/>
          <table:table-cell office:value-type="float" office:value="-24.99" table:style-name="ce26">
            <text:p>-24,99</text:p>
          </table:table-cell>
          <table:table-cell table:style-name="ce24"/>
          <table:table-cell office:value-type="float" office:value="140.77000000000001" table:style-name="ce27">
            <text:p>140,77</text:p>
          </table:table-cell>
          <table:table-cell office:value-type="string" table:style-name="ce11">
            <text:p>MasMovil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3-12-28T00:00:00" table:style-name="ce23">
            <text:p>28/12/2023</text:p>
          </table:table-cell>
          <table:table-cell table:style-name="ce24"/>
          <table:table-cell office:value-type="date" office:date-value="2023-12-28T00:00:00" table:style-name="ce23">
            <text:p>28/12/2023</text:p>
          </table:table-cell>
          <table:table-cell table:style-name="ce24"/>
          <table:table-cell office:value-type="string" table:style-name="ce25">
            <text:p>TRANSFERENCIA DE AQUALOGY SOLUTIONS S.A., CONCEPTO ANUL. FACTURA 20239045007</text:p>
          </table:table-cell>
          <table:table-cell table:style-name="ce24"/>
          <table:table-cell office:value-type="float" office:value="10.08" table:style-name="ce26">
            <text:p>10,08</text:p>
          </table:table-cell>
          <table:table-cell table:style-name="ce24"/>
          <table:table-cell office:value-type="float" office:value="165.76" table:style-name="ce27">
            <text:p>165,76</text:p>
          </table:table-cell>
          <table:table-cell office:value-type="string" table:style-name="ce11">
            <text:p>Fra final Francolí</text:p>
          </table:table-cell>
          <table:table-cell table:number-columns-repeated="16373" table:style-name="ce11"/>
        </table:table-row>
        <table:table-row table:style-name="ro8">
          <table:table-cell table:style-name="ce10"/>
          <table:table-cell office:value-type="date" office:date-value="2023-12-05T00:00:00" table:style-name="ce23">
            <text:p>05/12/2023</text:p>
          </table:table-cell>
          <table:table-cell table:style-name="ce24"/>
          <table:table-cell office:value-type="date" office:date-value="2023-12-05T00:00:00" table:style-name="ce23">
            <text:p>05/12/2023</text:p>
          </table:table-cell>
          <table:table-cell table:style-name="ce24"/>
          <table:table-cell office:value-type="string" table:style-name="ce25">
            <text:p>RECIBO GRUPO MASMOVIL XFERA Nº RECIBO 0073 0100 755 CCFDSBD REF. MANDATO F001MMC23111616863599001</text:p>
          </table:table-cell>
          <table:table-cell table:style-name="ce24"/>
          <table:table-cell office:value-type="float" office:value="-8.34" table:style-name="ce26">
            <text:p>-8,34</text:p>
          </table:table-cell>
          <table:table-cell table:style-name="ce24"/>
          <table:table-cell office:value-type="float" office:value="155.68" table:style-name="ce27">
            <text:p>155,68</text:p>
          </table:table-cell>
          <table:table-cell office:value-type="string" table:style-name="ce11">
            <text:p>MasMovil</text:p>
          </table:table-cell>
          <table:table-cell office:value-type="string" table:style-name="ce11">
            <text:p>Inicio RiO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3-11-15T00:00:00" table:style-name="ce23">
            <text:p>15/11/2023</text:p>
          </table:table-cell>
          <table:table-cell table:style-name="ce24"/>
          <table:table-cell office:value-type="date" office:date-value="2023-11-15T00:00:00" table:style-name="ce23">
            <text:p>15/11/2023</text:p>
          </table:table-cell>
          <table:table-cell table:style-name="ce24"/>
          <table:table-cell office:value-type="string" table:style-name="ce25">
            <text:p>RECIBO TRACTAMENT I SELECCIO DE RESIDUS, SA Nº RECIBO 0073 0100 755 CBXDYJX REF. MANDATO 01950</text:p>
          </table:table-cell>
          <table:table-cell table:style-name="ce24"/>
          <table:table-cell office:value-type="float" office:value="-1.71" table:style-name="ce26">
            <text:p>-1,71</text:p>
          </table:table-cell>
          <table:table-cell table:style-name="ce24"/>
          <table:table-cell office:value-type="float" office:value="164.02" table:style-name="ce27">
            <text:p>164,02</text:p>
          </table:table-cell>
          <table:table-cell office:value-type="string" table:style-name="ce11">
            <text:p>Electricidad</text:p>
          </table:table-cell>
          <table:table-cell office:value-type="string" table:style-name="ce11">
            <text:p>Inicio RiO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3-10-25T00:00:00" table:style-name="ce23">
            <text:p>25/10/2023</text:p>
          </table:table-cell>
          <table:table-cell table:style-name="ce24"/>
          <table:table-cell office:value-type="date" office:date-value="2023-10-25T00:00:00" table:style-name="ce23">
            <text:p>25/10/2023</text:p>
          </table:table-cell>
          <table:table-cell table:style-name="ce24"/>
          <table:table-cell office:value-type="string" table:style-name="ce25">
            <text:p>RECIBO ENDESA ENERGIA S.A. Nº RECIBO 0073 0100 755 CBPSMKN REF. MANDATO E00020920343960900010001</text:p>
          </table:table-cell>
          <table:table-cell table:style-name="ce24"/>
          <table:table-cell office:value-type="float" office:value="-3.71" table:style-name="ce26">
            <text:p>-3,71</text:p>
          </table:table-cell>
          <table:table-cell table:style-name="ce24"/>
          <table:table-cell office:value-type="float" office:value="165.73" table:style-name="ce27">
            <text:p>165,73</text:p>
          </table:table-cell>
          <table:table-cell office:value-type="string" table:style-name="ce11">
            <text:p>Electricidad</text:p>
          </table:table-cell>
          <table:table-cell office:value-type="string" table:style-name="ce11">
            <text:p>Inicio RiO</text:p>
          </table:table-cell>
          <table:table-cell table:number-columns-repeated="16372" table:style-name="ce11"/>
        </table:table-row>
        <table:table-row table:style-name="ro6" table:visibility="collapse">
          <table:table-cell table:style-name="ce12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table:number-columns-repeated="10" table:style-name="ce1"/>
          <table:table-cell table:style-name="ce11"/>
          <table:table-cell table:number-columns-repeated="16373" table:style-name="ce1"/>
        </table:table-row>
        <table:table-row table:number-rows-repeated="1048427" table:style-name="ro1">
          <table:table-cell table:number-columns-repeated="16384"/>
        </table:table-row>
      </table:table>
      <table:table table:name="2663_Alquiler" table:style-name="ta2">
        <table:table-column table:style-name="co6" table:default-cell-style-name="ce1"/>
        <table:table-column table:style-name="co15" table:default-cell-style-name="ce1"/>
        <table:table-column table:style-name="co6" table:default-cell-style-name="ce1"/>
        <table:table-column table:style-name="co16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11" table:number-columns-repeated="1014" table:default-cell-style-name="ce1"/>
        <table:table-column table:style-name="co5" table:number-columns-repeated="15360" table:default-cell-style-name="ce1"/>
        <table:table-row table:style-name="ro2">
          <table:table-cell table:number-columns-repeated="10" table:style-name="ce10"/>
          <table:table-cell table:style-name="ce11"/>
          <table:table-cell office:value-type="float" office:value="150" table:formula="of:=15000*0.02/2" table:style-name="ce11">
            <text:p>150</text:p>
          </table:table-cell>
          <table:table-cell table:number-columns-repeated="16372" table:style-name="ce11"/>
        </table:table-row>
        <table:table-row table:style-name="ro3">
          <table:table-cell table:style-name="ce12"/>
          <table:table-cell office:value-type="string" table:style-name="ce13">
            <text:p>Cuentas - Movimientos</text:p>
          </table:table-cell>
          <table:table-cell table:number-columns-repeated="8" table:style-name="ce14"/>
          <table:table-cell table:number-columns-repeated="16374" table:style-name="ce1"/>
        </table:table-row>
        <table:table-row table:style-name="ro4">
          <table:table-cell table:number-columns-repeated="9" table:style-name="ce10"/>
          <table:table-cell office:value-type="string" table:style-name="ce15">
            <text:p>Fecha de descarga:<text:s/><text:span text:style-name="T1">19/10/2025 20:44h</text:span></text:p>
          </table:table-cell>
          <table:table-cell table:number-columns-repeated="16374" table:style-name="ce11"/>
        </table:table-row>
        <table:table-row table:style-name="ro5">
          <table:table-cell table:style-name="ce12"/>
          <table:table-cell office:value-type="string" table:style-name="ce16">
            <text:p>Número de Cuenta:</text:p>
          </table:table-cell>
          <table:table-cell table:style-name="ce12"/>
          <table:table-cell office:value-type="string" table:style-name="ce17">
            <text:p>0073 0100 55 0104032663</text:p>
          </table:table-cell>
          <table:table-cell table:number-columns-repeated="3" table:style-name="ce12"/>
          <table:table-cell office:value-type="string" table:style-name="ce12">
            <text:p>H1</text:p>
          </table:table-cell>
          <table:table-cell table:style-name="ce12"/>
          <table:table-cell office:value-type="float" office:value="730" table:style-name="ce12">
            <text:p>730</text:p>
          </table:table-cell>
          <table:table-cell table:number-columns-repeated="16374" table:style-name="ce1"/>
        </table:table-row>
        <table:table-row table:style-name="ro1">
          <table:table-cell table:number-columns-repeated="7" table:style-name="ce12"/>
          <table:table-cell office:value-type="string" table:style-name="ce12">
            <text:p>H2</text:p>
          </table:table-cell>
          <table:table-cell table:style-name="ce12"/>
          <table:table-cell office:value-type="float" office:value="485" table:style-name="ce12">
            <text:p>485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office:value-type="string" table:style-name="ce19">
            <text:p>Descripción:</text:p>
          </table:table-cell>
          <table:table-cell table:style-name="ce12"/>
          <table:table-cell office:value-type="string" table:style-name="ce20">
            <text:p>CUENTA DE AHORRO OPENBANK</text:p>
          </table:table-cell>
          <table:table-cell table:number-columns-repeated="3" table:style-name="ce12"/>
          <table:table-cell office:value-type="string" table:style-name="ce12">
            <text:p>H3</text:p>
          </table:table-cell>
          <table:table-cell table:style-name="ce12"/>
          <table:table-cell table:number-columns-repeated="16375" table:style-name="ce1"/>
        </table:table-row>
        <table:table-row table:style-name="ro1">
          <table:table-cell table:style-name="ce18"/>
          <table:table-cell office:value-type="string" table:style-name="ce19">
            <text:p>Titular:</text:p>
          </table:table-cell>
          <table:table-cell table:style-name="ce12"/>
          <table:table-cell office:value-type="string" table:style-name="ce20">
            <text:p>CARDONA ALTES CRISTINA</text:p>
          </table:table-cell>
          <table:table-cell table:number-columns-repeated="5" table:style-name="ce12"/>
          <table:table-cell office:value-type="float" office:value="-1737.23" table:formula="of:=+[.H14]" table:style-name="ce12">
            <text:p>-1737,23</text:p>
          </table:table-cell>
          <table:table-cell table:number-columns-repeated="16374" table:style-name="ce1"/>
        </table:table-row>
        <table:table-row table:style-name="ro1">
          <table:table-cell table:style-name="ce18"/>
          <table:table-cell office:value-type="string" table:style-name="ce19">
            <text:p>Saldo:</text:p>
          </table:table-cell>
          <table:table-cell table:style-name="ce12"/>
          <table:table-cell office:value-type="string" table:style-name="ce20">
            <text:p>1.185,63 EUR</text:p>
          </table:table-cell>
          <table:table-cell table:number-columns-repeated="5" table:style-name="ce12"/>
          <table:table-cell office:value-type="float" office:value="-522.23" table:formula="of:=+SUM([.J4:.J7])" table:style-name="ce12">
            <text:p>-522,23</text:p>
          </table:table-cell>
          <table:table-cell table:number-columns-repeated="16374" table:style-name="ce1"/>
        </table:table-row>
        <table:table-row table:style-name="ro6">
          <table:table-cell table:style-name="ce12"/>
          <table:table-cell office:value-type="string" table:style-name="ce21">
            <text:p>Lista de Movimientos</text:p>
          </table:table-cell>
          <table:table-cell table:number-columns-repeated="8" table:style-name="ce14"/>
          <table:table-cell table:number-columns-repeated="16374" table:style-name="ce1"/>
        </table:table-row>
        <table:table-row table:style-name="ro1">
          <table:table-cell table:number-columns-repeated="10" table:style-name="ce12"/>
          <table:table-cell table:number-columns-repeated="16374" table:style-name="ce1"/>
        </table:table-row>
        <table:table-row table:style-name="ro7">
          <table:table-cell table:style-name="ce10"/>
          <table:table-cell office:value-type="string" table:style-name="ce22">
            <text:p>Fecha Operación</text:p>
          </table:table-cell>
          <table:table-cell office:value-type="string" table:style-name="ce10">
            <text:p>1</text:p>
          </table:table-cell>
          <table:table-cell office:value-type="string" table:style-name="ce22">
            <text:p>Fecha Valor</text:p>
          </table:table-cell>
          <table:table-cell office:value-type="string" table:style-name="ce10">
            <text:p>2</text:p>
          </table:table-cell>
          <table:table-cell office:value-type="string" table:style-name="ce22">
            <text:p>Concepto</text:p>
          </table:table-cell>
          <table:table-cell office:value-type="string" table:style-name="ce10">
            <text:p>3</text:p>
          </table:table-cell>
          <table:table-cell office:value-type="string" table:style-name="ce22">
            <text:p>Importe</text:p>
          </table:table-cell>
          <table:table-cell office:value-type="string" table:style-name="ce10">
            <text:p>4</text:p>
          </table:table-cell>
          <table:table-cell office:value-type="string" table:style-name="ce22">
            <text:p>Saldo</text:p>
          </table:table-cell>
          <table:table-cell office:value-type="string" table:style-name="ce22">
            <text:p>Concepto</text:p>
          </table:table-cell>
          <table:table-cell office:value-type="string" table:style-name="ce22">
            <text:p>Periodo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10-06T00:00:00" table:style-name="ce23">
            <text:p>06/10/2025</text:p>
          </table:table-cell>
          <table:table-cell table:style-name="ce24"/>
          <table:table-cell office:value-type="date" office:date-value="2025-10-06T00:00:00" table:style-name="ce23">
            <text:p>06/10/2025</text:p>
          </table:table-cell>
          <table:table-cell table:style-name="ce24"/>
          <table:table-cell office:value-type="string" table:style-name="ce25">
            <text:p>TRANSFERENCIA INMEDIATA DE MARIA LUNA QUINTANA LADRON DE GUEVARA CONCEPTO Alquiler habitacion Rubio</text:p>
          </table:table-cell>
          <table:table-cell table:style-name="ce24"/>
          <table:table-cell office:value-type="float" office:value="485" table:style-name="ce26">
            <text:p>485</text:p>
          </table:table-cell>
          <table:table-cell table:style-name="ce24"/>
          <table:table-cell office:value-type="float" office:value="1185.6300000000001" table:style-name="ce28">
            <text:p>1.185,6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10-03T00:00:00" table:style-name="ce23">
            <text:p>03/10/2025</text:p>
          </table:table-cell>
          <table:table-cell table:style-name="ce24"/>
          <table:table-cell office:value-type="date" office:date-value="2025-10-02T00:00:00" table:style-name="ce23">
            <text:p>02/10/2025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0.16" table:style-name="ce26">
            <text:p>0,16</text:p>
          </table:table-cell>
          <table:table-cell table:style-name="ce24"/>
          <table:table-cell office:value-type="float" office:value="700.63" table:style-name="ce26">
            <text:p>700,6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10-01T00:00:00" table:style-name="ce23">
            <text:p>01/10/2025</text:p>
          </table:table-cell>
          <table:table-cell table:style-name="ce24"/>
          <table:table-cell office:value-type="date" office:date-value="2025-10-01T00:00:00" table:style-name="ce23">
            <text:p>01/10/2025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37.23" table:style-name="ce28">
            <text:p>-1.737,23</text:p>
          </table:table-cell>
          <table:table-cell table:style-name="ce24"/>
          <table:table-cell office:value-type="float" office:value="700.47" table:style-name="ce26">
            <text:p>700,4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9-29T00:00:00" table:style-name="ce23">
            <text:p>29/09/2025</text:p>
          </table:table-cell>
          <table:table-cell table:style-name="ce24"/>
          <table:table-cell office:value-type="date" office:date-value="2025-09-29T00:00:00" table:style-name="ce23">
            <text:p>29/09/2025</text:p>
          </table:table-cell>
          <table:table-cell table:style-name="ce24"/>
          <table:table-cell office:value-type="string" table:style-name="ce25">
            <text:p>TRANSFERENCIA INMEDIATA DE MICHELLE DI TERLIZZI CONCEPTO Alquiler Octubre Alq</text:p>
          </table:table-cell>
          <table:table-cell table:style-name="ce24"/>
          <table:table-cell office:value-type="float" office:value="730" table:style-name="ce26">
            <text:p>730</text:p>
          </table:table-cell>
          <table:table-cell table:style-name="ce24"/>
          <table:table-cell office:value-type="float" office:value="2437.6999999999998" table:style-name="ce28">
            <text:p>2.437,70</text:p>
          </table:table-cell>
          <table:table-cell office:value-type="string" table:style-name="ce11">
            <text:p>H1</text:p>
          </table:table-cell>
          <table:table-cell office:value-type="float" office:value="10" table:style-name="ce11">
            <text:p>10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9-29T00:00:00" table:style-name="ce23">
            <text:p>29/09/2025</text:p>
          </table:table-cell>
          <table:table-cell table:style-name="ce24"/>
          <table:table-cell office:value-type="date" office:date-value="2025-09-29T00:00:00" table:style-name="ce23">
            <text:p>29/09/2025</text:p>
          </table:table-cell>
          <table:table-cell table:style-name="ce24"/>
          <table:table-cell office:value-type="string" table:style-name="ce25">
            <text:p>TRANSFERENCIA DE CARDONA ALTES CRISTINA, CONCEPTO Alq. CC H2</text:p>
          </table:table-cell>
          <table:table-cell table:style-name="ce24"/>
          <table:table-cell office:value-type="float" office:value="485" table:style-name="ce26">
            <text:p>485</text:p>
          </table:table-cell>
          <table:table-cell table:style-name="ce24"/>
          <table:table-cell office:value-type="float" office:value="1707.7" table:style-name="ce28">
            <text:p>1.707,7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9-08T00:00:00" table:style-name="ce23">
            <text:p>08/09/2025</text:p>
          </table:table-cell>
          <table:table-cell table:style-name="ce24"/>
          <table:table-cell office:value-type="date" office:date-value="2025-09-06T00:00:00" table:style-name="ce23">
            <text:p>06/09/2025</text:p>
          </table:table-cell>
          <table:table-cell table:style-name="ce24"/>
          <table:table-cell office:value-type="string" table:style-name="ce25">
            <text:p>TRANSFERENCIA INMEDIATA DE MARIA LUNA QUINTANA LADRON DE GUEVARA CONCEPTO Alquiler habitacion Rubio</text:p>
          </table:table-cell>
          <table:table-cell table:style-name="ce24"/>
          <table:table-cell office:value-type="float" office:value="485" table:style-name="ce26">
            <text:p>485</text:p>
          </table:table-cell>
          <table:table-cell table:style-name="ce24"/>
          <table:table-cell office:value-type="float" office:value="1222.7" table:style-name="ce28">
            <text:p>1.222,7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9-03T00:00:00" table:style-name="ce23">
            <text:p>03/09/2025</text:p>
          </table:table-cell>
          <table:table-cell table:style-name="ce24"/>
          <table:table-cell office:value-type="date" office:date-value="2025-09-02T00:00:00" table:style-name="ce23">
            <text:p>02/09/2025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0.19" table:style-name="ce26">
            <text:p>0,19</text:p>
          </table:table-cell>
          <table:table-cell table:style-name="ce24"/>
          <table:table-cell office:value-type="float" office:value="737.7" table:style-name="ce26">
            <text:p>737,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9-01T00:00:00" table:style-name="ce23">
            <text:p>01/09/2025</text:p>
          </table:table-cell>
          <table:table-cell table:style-name="ce24"/>
          <table:table-cell office:value-type="date" office:date-value="2025-09-01T00:00:00" table:style-name="ce23">
            <text:p>01/09/2025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737.51" table:style-name="ce26">
            <text:p>737,5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8-29T00:00:00" table:style-name="ce23">
            <text:p>29/08/2025</text:p>
          </table:table-cell>
          <table:table-cell table:style-name="ce24"/>
          <table:table-cell office:value-type="date" office:date-value="2025-08-29T00:00:00" table:style-name="ce23">
            <text:p>29/08/2025</text:p>
          </table:table-cell>
          <table:table-cell table:style-name="ce24"/>
          <table:table-cell office:value-type="string" table:style-name="ce25">
            <text:p>TRANSFERENCIA DE CARDONA ALTES CRISTINA, CONCEPTO Alq. CC H2</text:p>
          </table:table-cell>
          <table:table-cell table:style-name="ce24"/>
          <table:table-cell office:value-type="float" office:value="485" table:style-name="ce26">
            <text:p>485</text:p>
          </table:table-cell>
          <table:table-cell table:style-name="ce24"/>
          <table:table-cell office:value-type="float" office:value="2437.5100000000002" table:style-name="ce28">
            <text:p>2.437,5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8-28T00:00:00" table:style-name="ce23">
            <text:p>28/08/2025</text:p>
          </table:table-cell>
          <table:table-cell table:style-name="ce24"/>
          <table:table-cell office:value-type="date" office:date-value="2025-08-28T00:00:00" table:style-name="ce23">
            <text:p>28/08/2025</text:p>
          </table:table-cell>
          <table:table-cell table:style-name="ce24"/>
          <table:table-cell office:value-type="string" table:style-name="ce25">
            <text:p>TRANSFERENCIA INMEDIATA DE MICHELLE DI TERLIZZI CONCEPTO Alquiler Septiembre Alq</text:p>
          </table:table-cell>
          <table:table-cell table:style-name="ce24"/>
          <table:table-cell office:value-type="float" office:value="730" table:style-name="ce26">
            <text:p>730</text:p>
          </table:table-cell>
          <table:table-cell table:style-name="ce24"/>
          <table:table-cell office:value-type="float" office:value="1952.51" table:style-name="ce28">
            <text:p>1.952,51</text:p>
          </table:table-cell>
          <table:table-cell office:value-type="string" table:style-name="ce11">
            <text:p>H1</text:p>
          </table:table-cell>
          <table:table-cell office:value-type="float" office:value="9" table:style-name="ce11">
            <text:p>9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8-04T00:00:00" table:style-name="ce23">
            <text:p>04/08/2025</text:p>
          </table:table-cell>
          <table:table-cell table:style-name="ce24"/>
          <table:table-cell office:value-type="date" office:date-value="2025-08-02T00:00:00" table:style-name="ce23">
            <text:p>02/08/2025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0.19" table:style-name="ce26">
            <text:p>0,19</text:p>
          </table:table-cell>
          <table:table-cell table:style-name="ce24"/>
          <table:table-cell office:value-type="float" office:value="1222.51" table:style-name="ce28">
            <text:p>1.222,5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8-01T00:00:00" table:style-name="ce23">
            <text:p>01/08/2025</text:p>
          </table:table-cell>
          <table:table-cell table:style-name="ce24"/>
          <table:table-cell office:value-type="date" office:date-value="2025-08-01T00:00:00" table:style-name="ce23">
            <text:p>01/08/2025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1222.32" table:style-name="ce28">
            <text:p>1.222,3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7-31T00:00:00" table:style-name="ce23">
            <text:p>31/07/2025</text:p>
          </table:table-cell>
          <table:table-cell table:style-name="ce24"/>
          <table:table-cell office:value-type="date" office:date-value="2025-07-31T00:00:00" table:style-name="ce23">
            <text:p>31/07/2025</text:p>
          </table:table-cell>
          <table:table-cell table:style-name="ce24"/>
          <table:table-cell office:value-type="string" table:style-name="ce25">
            <text:p>TRANSFERENCIA INMEDIATA DE MARIA LUNA QUINTANA LADRON DE GUEVARA CONCEPTO Alquiler habitacion Rubio</text:p>
          </table:table-cell>
          <table:table-cell table:style-name="ce24"/>
          <table:table-cell office:value-type="float" office:value="485" table:style-name="ce26">
            <text:p>485</text:p>
          </table:table-cell>
          <table:table-cell table:style-name="ce24"/>
          <table:table-cell office:value-type="float" office:value="2922.32" table:style-name="ce28">
            <text:p>2.922,3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7-29T00:00:00" table:style-name="ce23">
            <text:p>29/07/2025</text:p>
          </table:table-cell>
          <table:table-cell table:style-name="ce24"/>
          <table:table-cell office:value-type="date" office:date-value="2025-07-29T00:00:00" table:style-name="ce23">
            <text:p>29/07/2025</text:p>
          </table:table-cell>
          <table:table-cell table:style-name="ce24"/>
          <table:table-cell office:value-type="string" table:style-name="ce25">
            <text:p>TRANSFERENCIA DE CARDONA ALTES CRISTINA, CONCEPTO Alq. CC H2</text:p>
          </table:table-cell>
          <table:table-cell table:style-name="ce24"/>
          <table:table-cell office:value-type="float" office:value="485" table:style-name="ce26">
            <text:p>485</text:p>
          </table:table-cell>
          <table:table-cell table:style-name="ce24"/>
          <table:table-cell office:value-type="float" office:value="2437.3200000000002" table:style-name="ce28">
            <text:p>2.437,3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7-28T00:00:00" table:style-name="ce23">
            <text:p>28/07/2025</text:p>
          </table:table-cell>
          <table:table-cell table:style-name="ce24"/>
          <table:table-cell office:value-type="date" office:date-value="2025-07-28T00:00:00" table:style-name="ce23">
            <text:p>28/07/2025</text:p>
          </table:table-cell>
          <table:table-cell table:style-name="ce24"/>
          <table:table-cell office:value-type="string" table:style-name="ce25">
            <text:p>TRANSFERENCIA INMEDIATA DE MICHELLE DI TERLIZZI CONCEPTO Alquiler Agosto</text:p>
          </table:table-cell>
          <table:table-cell table:style-name="ce24"/>
          <table:table-cell office:value-type="float" office:value="730" table:style-name="ce26">
            <text:p>730</text:p>
          </table:table-cell>
          <table:table-cell table:style-name="ce24"/>
          <table:table-cell office:value-type="float" office:value="1952.32" table:style-name="ce28">
            <text:p>1.952,32</text:p>
          </table:table-cell>
          <table:table-cell office:value-type="string" table:style-name="ce11">
            <text:p>H1</text:p>
          </table:table-cell>
          <table:table-cell office:value-type="float" office:value="8" table:style-name="ce11">
            <text:p>8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7-03T00:00:00" table:style-name="ce23">
            <text:p>03/07/2025</text:p>
          </table:table-cell>
          <table:table-cell table:style-name="ce24"/>
          <table:table-cell office:value-type="date" office:date-value="2025-07-02T00:00:00" table:style-name="ce23">
            <text:p>02/07/2025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0.03" table:style-name="ce26">
            <text:p>0,03</text:p>
          </table:table-cell>
          <table:table-cell table:style-name="ce24"/>
          <table:table-cell office:value-type="float" office:value="1222.32" table:style-name="ce28">
            <text:p>1.222,3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7-01T00:00:00" table:style-name="ce23">
            <text:p>01/07/2025</text:p>
          </table:table-cell>
          <table:table-cell table:style-name="ce24"/>
          <table:table-cell office:value-type="date" office:date-value="2025-07-01T00:00:00" table:style-name="ce23">
            <text:p>01/07/2025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1222.29" table:style-name="ce28">
            <text:p>1.222,2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6-30T00:00:00" table:style-name="ce23">
            <text:p>30/06/2025</text:p>
          </table:table-cell>
          <table:table-cell table:style-name="ce24"/>
          <table:table-cell office:value-type="date" office:date-value="2025-06-30T00:00:00" table:style-name="ce23">
            <text:p>30/06/2025</text:p>
          </table:table-cell>
          <table:table-cell table:style-name="ce24"/>
          <table:table-cell office:value-type="string" table:style-name="ce25">
            <text:p>TRANSFERENCIA INMEDIATA DE MARIA LUNA QUINTANA LADRON DE GUEVARA CONCEPTO Alquiler habitacion Rubio</text:p>
          </table:table-cell>
          <table:table-cell table:style-name="ce24"/>
          <table:table-cell office:value-type="float" office:value="485" table:style-name="ce26">
            <text:p>485</text:p>
          </table:table-cell>
          <table:table-cell table:style-name="ce24"/>
          <table:table-cell office:value-type="float" office:value="2922.29" table:style-name="ce28">
            <text:p>2.922,2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6-30T00:00:00" table:style-name="ce23">
            <text:p>30/06/2025</text:p>
          </table:table-cell>
          <table:table-cell table:style-name="ce24"/>
          <table:table-cell office:value-type="date" office:date-value="2025-06-30T00:00:00" table:style-name="ce23">
            <text:p>30/06/2025</text:p>
          </table:table-cell>
          <table:table-cell table:style-name="ce24"/>
          <table:table-cell office:value-type="string" table:style-name="ce25">
            <text:p>TRANSFERENCIA DE CARDONA ALTES CRISTINA, CONCEPTO Alq. CC H2</text:p>
          </table:table-cell>
          <table:table-cell table:style-name="ce24"/>
          <table:table-cell office:value-type="float" office:value="485" table:style-name="ce26">
            <text:p>485</text:p>
          </table:table-cell>
          <table:table-cell table:style-name="ce24"/>
          <table:table-cell office:value-type="float" office:value="2437.29" table:style-name="ce28">
            <text:p>2.437,2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6-30T00:00:00" table:style-name="ce23">
            <text:p>30/06/2025</text:p>
          </table:table-cell>
          <table:table-cell table:style-name="ce24"/>
          <table:table-cell office:value-type="date" office:date-value="2025-06-29T00:00:00" table:style-name="ce23">
            <text:p>29/06/2025</text:p>
          </table:table-cell>
          <table:table-cell table:style-name="ce24"/>
          <table:table-cell office:value-type="string" table:style-name="ce25">
            <text:p>TRANSFERENCIA INMEDIATA DE MICHELLE DI TERLIZZI CONCEPTO Alquiler</text:p>
          </table:table-cell>
          <table:table-cell table:style-name="ce24"/>
          <table:table-cell office:value-type="float" office:value="730" table:style-name="ce26">
            <text:p>730</text:p>
          </table:table-cell>
          <table:table-cell table:style-name="ce24"/>
          <table:table-cell office:value-type="float" office:value="1952.29" table:style-name="ce28">
            <text:p>1.952,29</text:p>
          </table:table-cell>
          <table:table-cell office:value-type="string" table:style-name="ce11">
            <text:p>H1</text:p>
          </table:table-cell>
          <table:table-cell office:value-type="float" office:value="7" table:style-name="ce11">
            <text:p>7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6-23T00:00:00" table:style-name="ce23">
            <text:p>23/06/2025</text:p>
          </table:table-cell>
          <table:table-cell table:style-name="ce24"/>
          <table:table-cell office:value-type="date" office:date-value="2025-06-23T00:00:00" table:style-name="ce23">
            <text:p>23/06/2025</text:p>
          </table:table-cell>
          <table:table-cell table:style-name="ce24"/>
          <table:table-cell office:value-type="string" table:style-name="ce25">
            <text:p>TRANSFERENCIA DE DEVOLUCIONES TRIBUTARIAS, AGENCIA ESTATAL DE ADMIN, CONCEPTO AEAT APL:DECLARACION I</text:p>
          </table:table-cell>
          <table:table-cell table:style-name="ce24"/>
          <table:table-cell office:value-type="float" office:value="3.8" table:style-name="ce26">
            <text:p>3,8</text:p>
          </table:table-cell>
          <table:table-cell table:style-name="ce24"/>
          <table:table-cell office:value-type="float" office:value="1222.29" table:style-name="ce28">
            <text:p>1.222,2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6-13T00:00:00" table:style-name="ce23">
            <text:p>13/06/2025</text:p>
          </table:table-cell>
          <table:table-cell table:style-name="ce24"/>
          <table:table-cell office:value-type="date" office:date-value="2025-06-13T00:00:00" table:style-name="ce23">
            <text:p>13/06/2025</text:p>
          </table:table-cell>
          <table:table-cell table:style-name="ce24"/>
          <table:table-cell office:value-type="string" table:style-name="ce25">
            <text:p>TRANSFERENCIA DE CARDONA ALTES CRISTINA, CONCEPTO Provision para alquiler</text:p>
          </table:table-cell>
          <table:table-cell table:style-name="ce24"/>
          <table:table-cell office:value-type="float" office:value="650" table:style-name="ce26">
            <text:p>650</text:p>
          </table:table-cell>
          <table:table-cell table:style-name="ce24"/>
          <table:table-cell office:value-type="float" office:value="1218.49" table:style-name="ce28">
            <text:p>1.218,4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6-10T00:00:00" table:style-name="ce23">
            <text:p>10/06/2025</text:p>
          </table:table-cell>
          <table:table-cell table:style-name="ce24"/>
          <table:table-cell office:value-type="date" office:date-value="2025-06-10T00:00:00" table:style-name="ce23">
            <text:p>10/06/2025</text:p>
          </table:table-cell>
          <table:table-cell table:style-name="ce24"/>
          <table:table-cell office:value-type="string" table:style-name="ce25">
            <text:p>TRANSFERENCIA A FAVOR DE Cristina Cardona Altés CONCEPTO: H3 Gastos Gaia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568.49" table:style-name="ce26">
            <text:p>568,4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6-03T00:00:00" table:style-name="ce23">
            <text:p>03/06/2025</text:p>
          </table:table-cell>
          <table:table-cell table:style-name="ce24"/>
          <table:table-cell office:value-type="date" office:date-value="2025-06-02T00:00:00" table:style-name="ce23">
            <text:p>02/06/2025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0.04" table:style-name="ce26">
            <text:p>0,04</text:p>
          </table:table-cell>
          <table:table-cell table:style-name="ce24"/>
          <table:table-cell office:value-type="float" office:value="638.49" table:style-name="ce26">
            <text:p>638,4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6-02T00:00:00" table:style-name="ce23">
            <text:p>02/06/2025</text:p>
          </table:table-cell>
          <table:table-cell table:style-name="ce24"/>
          <table:table-cell office:value-type="date" office:date-value="2025-06-02T00:00:00" table:style-name="ce23">
            <text:p>02/06/2025</text:p>
          </table:table-cell>
          <table:table-cell table:style-name="ce24"/>
          <table:table-cell office:value-type="string" table:style-name="ce25">
            <text:p>TRANSFERENCIA INMEDIATA DE MARIA LUNA QUINTANA LADRON DE GUEVARA CONCEPTO Alquiler habitacion Rubio</text:p>
          </table:table-cell>
          <table:table-cell table:style-name="ce24"/>
          <table:table-cell office:value-type="float" office:value="485" table:style-name="ce26">
            <text:p>485</text:p>
          </table:table-cell>
          <table:table-cell table:style-name="ce24"/>
          <table:table-cell office:value-type="float" office:value="638.45000000000005" table:style-name="ce26">
            <text:p>638,45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6-02T00:00:00" table:style-name="ce23">
            <text:p>02/06/2025</text:p>
          </table:table-cell>
          <table:table-cell table:style-name="ce24"/>
          <table:table-cell office:value-type="date" office:date-value="2025-06-02T00:00:00" table:style-name="ce23">
            <text:p>02/06/2025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153.44999999999999" table:style-name="ce26">
            <text:p>153,45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5-30T00:00:00" table:style-name="ce23">
            <text:p>30/05/2025</text:p>
          </table:table-cell>
          <table:table-cell table:style-name="ce24"/>
          <table:table-cell office:value-type="date" office:date-value="2025-05-30T00:00:00" table:style-name="ce23">
            <text:p>30/05/2025</text:p>
          </table:table-cell>
          <table:table-cell table:style-name="ce24"/>
          <table:table-cell office:value-type="string" table:style-name="ce25">
            <text:p>TRANSFERENCIA INMEDIATA DE MICHELLE DI TERLIZZI CONCEPTO Alquiler</text:p>
          </table:table-cell>
          <table:table-cell table:style-name="ce24"/>
          <table:table-cell office:value-type="float" office:value="730" table:style-name="ce26">
            <text:p>730</text:p>
          </table:table-cell>
          <table:table-cell table:style-name="ce24"/>
          <table:table-cell office:value-type="float" office:value="1853.45" table:style-name="ce28">
            <text:p>1.853,45</text:p>
          </table:table-cell>
          <table:table-cell office:value-type="string" table:style-name="ce11">
            <text:p>H1</text:p>
          </table:table-cell>
          <table:table-cell office:value-type="float" office:value="6" table:style-name="ce11">
            <text:p>6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5-12T00:00:00" table:style-name="ce23">
            <text:p>12/05/2025</text:p>
          </table:table-cell>
          <table:table-cell table:style-name="ce24"/>
          <table:table-cell office:value-type="date" office:date-value="2025-05-12T00:00:00" table:style-name="ce23">
            <text:p>12/05/2025</text:p>
          </table:table-cell>
          <table:table-cell table:style-name="ce24"/>
          <table:table-cell office:value-type="string" table:style-name="ce25">
            <text:p>TRANSFERENCIA A FAVOR DE Cristina Cardona Altés CONCEPTO: H3 Gastos Gaia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1123.45" table:style-name="ce28">
            <text:p>1.123,45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5-05T00:00:00" table:style-name="ce23">
            <text:p>05/05/2025</text:p>
          </table:table-cell>
          <table:table-cell table:style-name="ce24"/>
          <table:table-cell office:value-type="date" office:date-value="2025-05-05T00:00:00" table:style-name="ce23">
            <text:p>05/05/2025</text:p>
          </table:table-cell>
          <table:table-cell table:style-name="ce24"/>
          <table:table-cell office:value-type="string" table:style-name="ce25">
            <text:p>TRANSFERENCIA DE MARIA LUNA QUINTANA LADRON DE GUEVARA, CONCEPTO Alquiler Rubio I Ors</text:p>
          </table:table-cell>
          <table:table-cell table:style-name="ce24"/>
          <table:table-cell office:value-type="float" office:value="485" table:style-name="ce26">
            <text:p>485</text:p>
          </table:table-cell>
          <table:table-cell table:style-name="ce24"/>
          <table:table-cell office:value-type="float" office:value="1193.45" table:style-name="ce28">
            <text:p>1.193,45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5-05T00:00:00" table:style-name="ce23">
            <text:p>05/05/2025</text:p>
          </table:table-cell>
          <table:table-cell table:style-name="ce24"/>
          <table:table-cell office:value-type="date" office:date-value="2025-05-02T00:00:00" table:style-name="ce23">
            <text:p>02/05/2025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0.19" table:style-name="ce26">
            <text:p>0,19</text:p>
          </table:table-cell>
          <table:table-cell table:style-name="ce24"/>
          <table:table-cell office:value-type="float" office:value="708.45" table:style-name="ce26">
            <text:p>708,45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5-02T00:00:00" table:style-name="ce23">
            <text:p>02/05/2025</text:p>
          </table:table-cell>
          <table:table-cell table:style-name="ce24"/>
          <table:table-cell office:value-type="date" office:date-value="2025-05-02T00:00:00" table:style-name="ce23">
            <text:p>02/05/2025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708.26" table:style-name="ce26">
            <text:p>708,2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5-02T00:00:00" table:style-name="ce23">
            <text:p>02/05/2025</text:p>
          </table:table-cell>
          <table:table-cell table:style-name="ce24"/>
          <table:table-cell office:value-type="date" office:date-value="2025-05-02T00:00:00" table:style-name="ce23">
            <text:p>02/05/2025</text:p>
          </table:table-cell>
          <table:table-cell table:style-name="ce24"/>
          <table:table-cell office:value-type="string" table:style-name="ce25">
            <text:p>TRANSFERENCIA DE MICHELLE DI TERLIZZI, CONCEPTO Alquiler</text:p>
          </table:table-cell>
          <table:table-cell table:style-name="ce24"/>
          <table:table-cell office:value-type="float" office:value="730" table:style-name="ce26">
            <text:p>730</text:p>
          </table:table-cell>
          <table:table-cell table:style-name="ce24"/>
          <table:table-cell office:value-type="float" office:value="2408.2600000000002" table:style-name="ce28">
            <text:p>2.408,26</text:p>
          </table:table-cell>
          <table:table-cell office:value-type="string" table:style-name="ce11">
            <text:p>H1</text:p>
          </table:table-cell>
          <table:table-cell office:value-type="float" office:value="5" table:style-name="ce11">
            <text:p>5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4-14T00:00:00" table:style-name="ce23">
            <text:p>14/04/2025</text:p>
          </table:table-cell>
          <table:table-cell table:style-name="ce24"/>
          <table:table-cell office:value-type="date" office:date-value="2025-04-14T00:00:00" table:style-name="ce23">
            <text:p>14/04/2025</text:p>
          </table:table-cell>
          <table:table-cell table:style-name="ce24"/>
          <table:table-cell office:value-type="string" table:style-name="ce25">
            <text:p>TRANSFERENCIA DE CARDONA ALTES CRISTINA, CONCEPTO Alquiler Luna</text:p>
          </table:table-cell>
          <table:table-cell table:style-name="ce24"/>
          <table:table-cell office:value-type="float" office:value="777.5" table:style-name="ce26">
            <text:p>777,5</text:p>
          </table:table-cell>
          <table:table-cell table:style-name="ce24"/>
          <table:table-cell office:value-type="float" office:value="1678.26" table:style-name="ce28">
            <text:p>1.678,2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4-10T00:00:00" table:style-name="ce23">
            <text:p>10/04/2025</text:p>
          </table:table-cell>
          <table:table-cell table:style-name="ce24"/>
          <table:table-cell office:value-type="date" office:date-value="2025-04-10T00:00:00" table:style-name="ce23">
            <text:p>10/04/2025</text:p>
          </table:table-cell>
          <table:table-cell table:style-name="ce24"/>
          <table:table-cell office:value-type="string" table:style-name="ce25">
            <text:p>TRANSFERENCIA A FAVOR DE Cristina Cardona Altés CONCEPTO: H3 Gastos Gaia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900.76" table:style-name="ce26">
            <text:p>900,7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4-03T00:00:00" table:style-name="ce23">
            <text:p>03/04/2025</text:p>
          </table:table-cell>
          <table:table-cell table:style-name="ce24"/>
          <table:table-cell office:value-type="date" office:date-value="2025-04-02T00:00:00" table:style-name="ce23">
            <text:p>02/04/2025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0.36" table:style-name="ce26">
            <text:p>0,36</text:p>
          </table:table-cell>
          <table:table-cell table:style-name="ce24"/>
          <table:table-cell office:value-type="float" office:value="970.76" table:style-name="ce26">
            <text:p>970,7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4-01T00:00:00" table:style-name="ce23">
            <text:p>01/04/2025</text:p>
          </table:table-cell>
          <table:table-cell table:style-name="ce24"/>
          <table:table-cell office:value-type="date" office:date-value="2025-04-01T00:00:00" table:style-name="ce23">
            <text:p>01/04/2025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970.4" table:style-name="ce26">
            <text:p>970,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3-26T00:00:00" table:style-name="ce23">
            <text:p>26/03/2025</text:p>
          </table:table-cell>
          <table:table-cell table:style-name="ce24"/>
          <table:table-cell office:value-type="date" office:date-value="2025-03-26T00:00:00" table:style-name="ce23">
            <text:p>26/03/2025</text:p>
          </table:table-cell>
          <table:table-cell table:style-name="ce24"/>
          <table:table-cell office:value-type="string" table:style-name="ce25">
            <text:p>TRANSFERENCIA A FAVOR DE CARDONA ALTES CRISTINA CONCEPTO: Traspaso interno</text:p>
          </table:table-cell>
          <table:table-cell table:style-name="ce24"/>
          <table:table-cell office:value-type="float" office:value="-200" table:style-name="ce26">
            <text:p>-200</text:p>
          </table:table-cell>
          <table:table-cell table:style-name="ce24"/>
          <table:table-cell office:value-type="float" office:value="2670.4" table:style-name="ce28">
            <text:p>2.670,4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3-12T00:00:00" table:style-name="ce23">
            <text:p>12/03/2025</text:p>
          </table:table-cell>
          <table:table-cell table:style-name="ce24"/>
          <table:table-cell office:value-type="date" office:date-value="2025-03-10T00:00:00" table:style-name="ce23">
            <text:p>10/03/2025</text:p>
          </table:table-cell>
          <table:table-cell table:style-name="ce24"/>
          <table:table-cell office:value-type="string" table:style-name="ce25">
            <text:p>TRANSFERENCIA DE MLE ELISA BERGER, CONCEPTO ELISA MARZO25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2870.4" table:style-name="ce28">
            <text:p>2.870,40</text:p>
          </table:table-cell>
          <table:table-cell office:value-type="string" table:style-name="ce11">
            <text:p>H1</text:p>
          </table:table-cell>
          <table:table-cell office:value-type="float" office:value="3" table:style-name="ce11">
            <text:p>3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3-12T00:00:00" table:style-name="ce23">
            <text:p>12/03/2025</text:p>
          </table:table-cell>
          <table:table-cell table:style-name="ce24"/>
          <table:table-cell office:value-type="date" office:date-value="2025-03-12T00:00:00" table:style-name="ce23">
            <text:p>12/03/2025</text:p>
          </table:table-cell>
          <table:table-cell table:style-name="ce24"/>
          <table:table-cell office:value-type="string" table:style-name="ce25">
            <text:p>BIZUM A FAVOR DE CARLOS ANTONIO ESTEVE GONZALEZ CONCEPTO: provision fondos cédula habitabilid</text:p>
          </table:table-cell>
          <table:table-cell table:style-name="ce24"/>
          <table:table-cell office:value-type="float" office:value="-145.19999999999999" table:style-name="ce26">
            <text:p>-145,2</text:p>
          </table:table-cell>
          <table:table-cell table:style-name="ce24"/>
          <table:table-cell office:value-type="float" office:value="2070.4" table:style-name="ce28">
            <text:p>2.070,4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3-10T00:00:00" table:style-name="ce23">
            <text:p>10/03/2025</text:p>
          </table:table-cell>
          <table:table-cell table:style-name="ce24"/>
          <table:table-cell office:value-type="date" office:date-value="2025-03-10T00:00:00" table:style-name="ce23">
            <text:p>10/03/2025</text:p>
          </table:table-cell>
          <table:table-cell table:style-name="ce24"/>
          <table:table-cell office:value-type="string" table:style-name="ce25">
            <text:p>TRANSFERENCIA A FAVOR DE Cristina Cardona Altés CONCEPTO: H3 Gastos Gaia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2215.6" table:style-name="ce28">
            <text:p>2.215,6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3-04T00:00:00" table:style-name="ce23">
            <text:p>04/03/2025</text:p>
          </table:table-cell>
          <table:table-cell table:style-name="ce24"/>
          <table:table-cell office:value-type="date" office:date-value="2025-03-02T00:00:00" table:style-name="ce23">
            <text:p>02/03/2025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0.44" table:style-name="ce26">
            <text:p>0,44</text:p>
          </table:table-cell>
          <table:table-cell table:style-name="ce24"/>
          <table:table-cell office:value-type="float" office:value="2285.6" table:style-name="ce28">
            <text:p>2.285,6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3-04T00:00:00" table:style-name="ce23">
            <text:p>04/03/2025</text:p>
          </table:table-cell>
          <table:table-cell table:style-name="ce24"/>
          <table:table-cell office:value-type="date" office:date-value="2025-03-04T00:00:00" table:style-name="ce23">
            <text:p>04/03/2025</text:p>
          </table:table-cell>
          <table:table-cell table:style-name="ce24"/>
          <table:table-cell office:value-type="string" table:style-name="ce25">
            <text:p>TRANSFERENCIA DE MIRIAM CABEZA CHACON, CONCEPTO ALQUILER MARZO MIRIAM</text:p>
          </table:table-cell>
          <table:table-cell table:style-name="ce24"/>
          <table:table-cell office:value-type="float" office:value="475" table:style-name="ce26">
            <text:p>475</text:p>
          </table:table-cell>
          <table:table-cell table:style-name="ce24"/>
          <table:table-cell office:value-type="float" office:value="2285.16" table:style-name="ce28">
            <text:p>2.285,1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3-03T00:00:00" table:style-name="ce23">
            <text:p>03/03/2025</text:p>
          </table:table-cell>
          <table:table-cell table:style-name="ce24"/>
          <table:table-cell office:value-type="date" office:date-value="2025-03-03T00:00:00" table:style-name="ce23">
            <text:p>03/03/2025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1810.16" table:style-name="ce28">
            <text:p>1.810,1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2-10T00:00:00" table:style-name="ce23">
            <text:p>10/02/2025</text:p>
          </table:table-cell>
          <table:table-cell table:style-name="ce24"/>
          <table:table-cell office:value-type="date" office:date-value="2025-02-10T00:00:00" table:style-name="ce23">
            <text:p>10/02/2025</text:p>
          </table:table-cell>
          <table:table-cell table:style-name="ce24"/>
          <table:table-cell office:value-type="string" table:style-name="ce25">
            <text:p>TRANSFERENCIA A FAVOR DE Cristina Cardona Altés CONCEPTO: H3 Gastos Gaia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3510.16" table:style-name="ce28">
            <text:p>3.510,1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2-05T00:00:00" table:style-name="ce23">
            <text:p>05/02/2025</text:p>
          </table:table-cell>
          <table:table-cell table:style-name="ce24"/>
          <table:table-cell office:value-type="date" office:date-value="2025-02-04T00:00:00" table:style-name="ce23">
            <text:p>04/02/2025</text:p>
          </table:table-cell>
          <table:table-cell table:style-name="ce24"/>
          <table:table-cell office:value-type="string" table:style-name="ce25">
            <text:p>TRANSFERENCIA DE MLE ELISA BERGER, CONCEPTO ELISA FEB25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3580.16" table:style-name="ce28">
            <text:p>3.580,16</text:p>
          </table:table-cell>
          <table:table-cell office:value-type="string" table:style-name="ce11">
            <text:p>H1</text:p>
          </table:table-cell>
          <table:table-cell office:value-type="float" office:value="2" table:style-name="ce11">
            <text:p>2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2-04T00:00:00" table:style-name="ce23">
            <text:p>04/02/2025</text:p>
          </table:table-cell>
          <table:table-cell table:style-name="ce24"/>
          <table:table-cell office:value-type="date" office:date-value="2025-02-02T00:00:00" table:style-name="ce23">
            <text:p>02/02/2025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0.55000000000000004" table:style-name="ce26">
            <text:p>0,55</text:p>
          </table:table-cell>
          <table:table-cell table:style-name="ce24"/>
          <table:table-cell office:value-type="float" office:value="2780.16" table:style-name="ce28">
            <text:p>2.780,1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2-03T00:00:00" table:style-name="ce23">
            <text:p>03/02/2025</text:p>
          </table:table-cell>
          <table:table-cell table:style-name="ce24"/>
          <table:table-cell office:value-type="date" office:date-value="2025-02-03T00:00:00" table:style-name="ce23">
            <text:p>03/02/2025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2779.61" table:style-name="ce28">
            <text:p>2.779,6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2-03T00:00:00" table:style-name="ce23">
            <text:p>03/02/2025</text:p>
          </table:table-cell>
          <table:table-cell table:style-name="ce24"/>
          <table:table-cell office:value-type="date" office:date-value="2025-02-03T00:00:00" table:style-name="ce23">
            <text:p>03/02/2025</text:p>
          </table:table-cell>
          <table:table-cell table:style-name="ce24"/>
          <table:table-cell office:value-type="string" table:style-name="ce25">
            <text:p>TRANSFERENCIA DE MIRIAM CABEZA CHACON, CONCEPTO ALQUILER FEBRERO MIRIAM</text:p>
          </table:table-cell>
          <table:table-cell table:style-name="ce24"/>
          <table:table-cell office:value-type="float" office:value="475" table:style-name="ce26">
            <text:p>475</text:p>
          </table:table-cell>
          <table:table-cell table:style-name="ce24"/>
          <table:table-cell office:value-type="float" office:value="4479.6099999999997" table:style-name="ce28">
            <text:p>4.479,6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1-10T00:00:00" table:style-name="ce23">
            <text:p>10/01/2025</text:p>
          </table:table-cell>
          <table:table-cell table:style-name="ce24"/>
          <table:table-cell office:value-type="date" office:date-value="2025-01-10T00:00:00" table:style-name="ce23">
            <text:p>10/01/2025</text:p>
          </table:table-cell>
          <table:table-cell table:style-name="ce24"/>
          <table:table-cell office:value-type="string" table:style-name="ce25">
            <text:p>TRANSFERENCIA A FAVOR DE Cristina Cardona Altés CONCEPTO: H3 Gastos Gaia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4004.61" table:style-name="ce28">
            <text:p>4.004,6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1-03T00:00:00" table:style-name="ce23">
            <text:p>03/01/2025</text:p>
          </table:table-cell>
          <table:table-cell table:style-name="ce24"/>
          <table:table-cell office:value-type="date" office:date-value="2025-01-02T00:00:00" table:style-name="ce23">
            <text:p>02/01/2025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0.62" table:style-name="ce26">
            <text:p>0,62</text:p>
          </table:table-cell>
          <table:table-cell table:style-name="ce24"/>
          <table:table-cell office:value-type="float" office:value="4074.61" table:style-name="ce28">
            <text:p>4.074,6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1-02T00:00:00" table:style-name="ce23">
            <text:p>02/01/2025</text:p>
          </table:table-cell>
          <table:table-cell table:style-name="ce24"/>
          <table:table-cell office:value-type="date" office:date-value="2025-01-02T00:00:00" table:style-name="ce23">
            <text:p>02/01/2025</text:p>
          </table:table-cell>
          <table:table-cell table:style-name="ce24"/>
          <table:table-cell office:value-type="string" table:style-name="ce25">
            <text:p>TRANSFERENCIA DE MLE ELISA BERGER, CONCEPTO ELISA ENERO25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4073.99" table:style-name="ce28">
            <text:p>4.073,99</text:p>
          </table:table-cell>
          <table:table-cell office:value-type="string" table:style-name="ce11">
            <text:p>H1</text:p>
          </table:table-cell>
          <table:table-cell office:value-type="float" office:value="1" table:style-name="ce11">
            <text:p>1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5-01-02T00:00:00" table:style-name="ce23">
            <text:p>02/01/2025</text:p>
          </table:table-cell>
          <table:table-cell table:style-name="ce24"/>
          <table:table-cell office:value-type="date" office:date-value="2025-01-02T00:00:00" table:style-name="ce23">
            <text:p>02/01/2025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3273.99" table:style-name="ce28">
            <text:p>3.273,9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1-02T00:00:00" table:style-name="ce23">
            <text:p>02/01/2025</text:p>
          </table:table-cell>
          <table:table-cell table:style-name="ce24"/>
          <table:table-cell office:value-type="date" office:date-value="2025-01-02T00:00:00" table:style-name="ce23">
            <text:p>02/01/2025</text:p>
          </table:table-cell>
          <table:table-cell table:style-name="ce24"/>
          <table:table-cell office:value-type="string" table:style-name="ce25">
            <text:p>TRANSFERENCIA DE MIRIAM CABEZA CHACON, CONCEPTO ALQUILER ENERO MIRIAM</text:p>
          </table:table-cell>
          <table:table-cell table:style-name="ce24"/>
          <table:table-cell office:value-type="float" office:value="475" table:style-name="ce26">
            <text:p>475</text:p>
          </table:table-cell>
          <table:table-cell table:style-name="ce24"/>
          <table:table-cell office:value-type="float" office:value="4973.99" table:style-name="ce28">
            <text:p>4.973,9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12-10T00:00:00" table:style-name="ce23">
            <text:p>10/12/2024</text:p>
          </table:table-cell>
          <table:table-cell table:style-name="ce24"/>
          <table:table-cell office:value-type="date" office:date-value="2024-12-10T00:00:00" table:style-name="ce23">
            <text:p>10/12/2024</text:p>
          </table:table-cell>
          <table:table-cell table:style-name="ce24"/>
          <table:table-cell office:value-type="string" table:style-name="ce25">
            <text:p>TRANSFERENCIA A FAVOR DE Cristina Cardona Altés CONCEPTO: H3 Gastos Gaia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4498.99" table:style-name="ce28">
            <text:p>4.498,9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date" office:date-value="2024-12-02T00:00:00" table:style-name="ce23">
            <text:p>02/12/2024</text:p>
          </table:table-cell>
          <table:table-cell table:style-name="ce24"/>
          <table:table-cell office:value-type="string" table:style-name="ce25">
            <text:p>TRANSFERENCIA DE MLE ELISA BERGER, CONCEPTO VIR DE MLE ELISA BERGER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4568.99" table:style-name="ce28">
            <text:p>4.568,99</text:p>
          </table:table-cell>
          <table:table-cell office:value-type="string" table:style-name="ce11">
            <text:p>H1</text:p>
          </table:table-cell>
          <table:table-cell office:value-type="float" office:value="12" table:style-name="ce11">
            <text:p>12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string" table:style-name="ce25">
            <text:p>TRANSFERENCIA DE MIRIAM CABEZA CHACON, CONCEPTO ALQUILER DICIEMBRE MIRIAM</text:p>
          </table:table-cell>
          <table:table-cell table:style-name="ce24"/>
          <table:table-cell office:value-type="float" office:value="475" table:style-name="ce26">
            <text:p>475</text:p>
          </table:table-cell>
          <table:table-cell table:style-name="ce24"/>
          <table:table-cell office:value-type="float" office:value="3768.99" table:style-name="ce28">
            <text:p>3.768,9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date" office:date-value="2024-12-02T00:00:00" table:style-name="ce23">
            <text:p>02/12/2024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0.17" table:style-name="ce26">
            <text:p>0,17</text:p>
          </table:table-cell>
          <table:table-cell table:style-name="ce24"/>
          <table:table-cell office:value-type="float" office:value="3293.99" table:style-name="ce28">
            <text:p>3.293,99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string" table:style-name="ce25">
            <text:p>TRANSFERENCIA A FAVOR DE CARDONA ALTES CRISTINA CONCEPTO: Gastos H1 nov 24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3293.82" table:style-name="ce28">
            <text:p>3.293,8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string" table:style-name="ce25">
            <text:p>TRANSFERENCIA A FAVOR DE CARDONA ALTES CRISTINA CONCEPTO: Gastos H1 oct 24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3363.82" table:style-name="ce28">
            <text:p>3.363,8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12-02T00:00:00" table:style-name="ce23">
            <text:p>02/12/2024</text:p>
          </table:table-cell>
          <table:table-cell table:style-name="ce24"/>
          <table:table-cell office:value-type="date" office:date-value="2024-12-02T00:00:00" table:style-name="ce23">
            <text:p>02/12/2024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3433.82" table:style-name="ce28">
            <text:p>3.433,8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11-07T00:00:00" table:style-name="ce23">
            <text:p>07/11/2024</text:p>
          </table:table-cell>
          <table:table-cell table:style-name="ce24"/>
          <table:table-cell office:value-type="date" office:date-value="2024-11-07T00:00:00" table:style-name="ce23">
            <text:p>07/11/2024</text:p>
          </table:table-cell>
          <table:table-cell table:style-name="ce24"/>
          <table:table-cell office:value-type="string" table:style-name="ce25">
            <text:p>TRANSFERENCIA DE MLE ELISA BERGER, CONCEPTO ELISA NOV24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5133.82" table:style-name="ce28">
            <text:p>5.133,82</text:p>
          </table:table-cell>
          <table:table-cell office:value-type="string" table:style-name="ce11">
            <text:p>H1</text:p>
          </table:table-cell>
          <table:table-cell office:value-type="float" office:value="11" table:style-name="ce11">
            <text:p>11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11-05T00:00:00" table:style-name="ce23">
            <text:p>05/11/2024</text:p>
          </table:table-cell>
          <table:table-cell table:style-name="ce24"/>
          <table:table-cell office:value-type="date" office:date-value="2024-11-02T00:00:00" table:style-name="ce23">
            <text:p>02/11/2024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0.19" table:style-name="ce26">
            <text:p>0,19</text:p>
          </table:table-cell>
          <table:table-cell table:style-name="ce24"/>
          <table:table-cell office:value-type="float" office:value="4333.82" table:style-name="ce28">
            <text:p>4.333,8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11-04T00:00:00" table:style-name="ce23">
            <text:p>04/11/2024</text:p>
          </table:table-cell>
          <table:table-cell table:style-name="ce24"/>
          <table:table-cell office:value-type="date" office:date-value="2024-11-04T00:00:00" table:style-name="ce23">
            <text:p>04/11/2024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4333.63" table:style-name="ce28">
            <text:p>4.333,6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11-04T00:00:00" table:style-name="ce23">
            <text:p>04/11/2024</text:p>
          </table:table-cell>
          <table:table-cell table:style-name="ce24"/>
          <table:table-cell office:value-type="date" office:date-value="2024-11-01T00:00:00" table:style-name="ce23">
            <text:p>01/11/2024</text:p>
          </table:table-cell>
          <table:table-cell table:style-name="ce24"/>
          <table:table-cell office:value-type="string" table:style-name="ce25">
            <text:p>TRANSFERENCIA DE MIRIAM CABEZA CHACON, CONCEPTO ALQUILER NOVIEMBRE MIRIAM</text:p>
          </table:table-cell>
          <table:table-cell table:style-name="ce24"/>
          <table:table-cell office:value-type="float" office:value="475" table:style-name="ce26">
            <text:p>475</text:p>
          </table:table-cell>
          <table:table-cell table:style-name="ce24"/>
          <table:table-cell office:value-type="float" office:value="6033.63" table:style-name="ce28">
            <text:p>6.033,6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10-10T00:00:00" table:style-name="ce23">
            <text:p>10/10/2024</text:p>
          </table:table-cell>
          <table:table-cell table:style-name="ce24"/>
          <table:table-cell office:value-type="date" office:date-value="2024-10-10T00:00:00" table:style-name="ce23">
            <text:p>10/10/2024</text:p>
          </table:table-cell>
          <table:table-cell table:style-name="ce24"/>
          <table:table-cell office:value-type="string" table:style-name="ce25">
            <text:p>TRANSFERENCIA DE MLE ELISA BERGER, CONCEPTO ELISA OCT24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5558.63" table:style-name="ce28">
            <text:p>5.558,63</text:p>
          </table:table-cell>
          <table:table-cell office:value-type="string" table:style-name="ce11">
            <text:p>H1</text:p>
          </table:table-cell>
          <table:table-cell office:value-type="float" office:value="10" table:style-name="ce11">
            <text:p>10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10-03T00:00:00" table:style-name="ce23">
            <text:p>03/10/2024</text:p>
          </table:table-cell>
          <table:table-cell table:style-name="ce24"/>
          <table:table-cell office:value-type="date" office:date-value="2024-10-02T00:00:00" table:style-name="ce23">
            <text:p>02/10/2024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0.82" table:style-name="ce26">
            <text:p>0,82</text:p>
          </table:table-cell>
          <table:table-cell table:style-name="ce24"/>
          <table:table-cell office:value-type="float" office:value="4758.63" table:style-name="ce28">
            <text:p>4.758,6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10-01T00:00:00" table:style-name="ce23">
            <text:p>01/10/2024</text:p>
          </table:table-cell>
          <table:table-cell table:style-name="ce24"/>
          <table:table-cell office:value-type="date" office:date-value="2024-10-01T00:00:00" table:style-name="ce23">
            <text:p>01/10/2024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4757.8100000000004" table:style-name="ce28">
            <text:p>4.757,8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10-01T00:00:00" table:style-name="ce23">
            <text:p>01/10/2024</text:p>
          </table:table-cell>
          <table:table-cell table:style-name="ce24"/>
          <table:table-cell office:value-type="date" office:date-value="2024-10-01T00:00:00" table:style-name="ce23">
            <text:p>01/10/2024</text:p>
          </table:table-cell>
          <table:table-cell table:style-name="ce24"/>
          <table:table-cell office:value-type="string" table:style-name="ce25">
            <text:p>TRANSFERENCIA DE MIRIAM CABEZA CHACON, CONCEPTO ALQUILER OCTUBRE MIRIAM</text:p>
          </table:table-cell>
          <table:table-cell table:style-name="ce24"/>
          <table:table-cell office:value-type="float" office:value="475" table:style-name="ce26">
            <text:p>475</text:p>
          </table:table-cell>
          <table:table-cell table:style-name="ce24"/>
          <table:table-cell office:value-type="float" office:value="6457.81" table:style-name="ce28">
            <text:p>6.457,8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9-30T00:00:00" table:style-name="ce23">
            <text:p>30/09/2024</text:p>
          </table:table-cell>
          <table:table-cell table:style-name="ce24"/>
          <table:table-cell office:value-type="date" office:date-value="2024-09-30T00:00:00" table:style-name="ce23">
            <text:p>30/09/2024</text:p>
          </table:table-cell>
          <table:table-cell table:style-name="ce24"/>
          <table:table-cell office:value-type="string" table:style-name="ce25">
            <text:p>TRANSFERENCIA A FAVOR DE CARDONA ALTES CRISTINA CONCEPTO: Prov Fondos Octubre 24 Personal</text:p>
          </table:table-cell>
          <table:table-cell table:style-name="ce24"/>
          <table:table-cell office:value-type="float" office:value="-100" table:style-name="ce26">
            <text:p>-100</text:p>
          </table:table-cell>
          <table:table-cell table:style-name="ce24"/>
          <table:table-cell office:value-type="float" office:value="5982.81" table:style-name="ce28">
            <text:p>5.982,8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9-30T00:00:00" table:style-name="ce23">
            <text:p>30/09/2024</text:p>
          </table:table-cell>
          <table:table-cell table:style-name="ce24"/>
          <table:table-cell office:value-type="date" office:date-value="2024-09-30T00:00:00" table:style-name="ce23">
            <text:p>30/09/2024</text:p>
          </table:table-cell>
          <table:table-cell table:style-name="ce24"/>
          <table:table-cell office:value-type="string" table:style-name="ce25">
            <text:p>TRANSFERENCIA A FAVOR DE CARDONA ALTES CRISTINA CONCEPTO: Prov fondos Octubre 247</text:p>
          </table:table-cell>
          <table:table-cell table:style-name="ce24"/>
          <table:table-cell office:value-type="float" office:value="-100" table:style-name="ce26">
            <text:p>-100</text:p>
          </table:table-cell>
          <table:table-cell table:style-name="ce24"/>
          <table:table-cell office:value-type="float" office:value="6082.81" table:style-name="ce28">
            <text:p>6.082,8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9-19T00:00:00" table:style-name="ce23">
            <text:p>19/09/2024</text:p>
          </table:table-cell>
          <table:table-cell table:style-name="ce24"/>
          <table:table-cell office:value-type="date" office:date-value="2024-09-19T00:00:00" table:style-name="ce23">
            <text:p>19/09/2024</text:p>
          </table:table-cell>
          <table:table-cell table:style-name="ce24"/>
          <table:table-cell office:value-type="string" table:style-name="ce25">
            <text:p>TRANSFERENCIA A FAVOR DE CARDONA ALTES CRISTINA CONCEPTO: H1 sep 24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6182.81" table:style-name="ce28">
            <text:p>6.182,8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9-19T00:00:00" table:style-name="ce23">
            <text:p>19/09/2024</text:p>
          </table:table-cell>
          <table:table-cell table:style-name="ce24"/>
          <table:table-cell office:value-type="date" office:date-value="2024-09-19T00:00:00" table:style-name="ce23">
            <text:p>19/09/2024</text:p>
          </table:table-cell>
          <table:table-cell table:style-name="ce24"/>
          <table:table-cell office:value-type="string" table:style-name="ce25">
            <text:p>TRANSFERENCIA A FAVOR DE CARDONA ALTES CRISTINA CONCEPTO: H1 ago 24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6252.81" table:style-name="ce28">
            <text:p>6.252,8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9-19T00:00:00" table:style-name="ce23">
            <text:p>19/09/2024</text:p>
          </table:table-cell>
          <table:table-cell table:style-name="ce24"/>
          <table:table-cell office:value-type="date" office:date-value="2024-09-19T00:00:00" table:style-name="ce23">
            <text:p>19/09/2024</text:p>
          </table:table-cell>
          <table:table-cell table:style-name="ce24"/>
          <table:table-cell office:value-type="string" table:style-name="ce25">
            <text:p>TRANSFERENCIA A FAVOR DE CARDONA ALTES CRISTINA CONCEPTO: H1 jul 24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6322.81" table:style-name="ce28">
            <text:p>6.322,8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9-05T00:00:00" table:style-name="ce23">
            <text:p>05/09/2024</text:p>
          </table:table-cell>
          <table:table-cell table:style-name="ce24"/>
          <table:table-cell office:value-type="date" office:date-value="2024-09-05T00:00:00" table:style-name="ce23">
            <text:p>05/09/2024</text:p>
          </table:table-cell>
          <table:table-cell table:style-name="ce24"/>
          <table:table-cell office:value-type="string" table:style-name="ce25">
            <text:p>TRANSFERENCIA DE MLE ELISA BERGER, CONCEPTO ELISA SEPT24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6392.81" table:style-name="ce28">
            <text:p>6.392,81</text:p>
          </table:table-cell>
          <table:table-cell office:value-type="string" table:style-name="ce11">
            <text:p>H1</text:p>
          </table:table-cell>
          <table:table-cell office:value-type="float" office:value="9" table:style-name="ce11">
            <text:p>9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9-03T00:00:00" table:style-name="ce23">
            <text:p>03/09/2024</text:p>
          </table:table-cell>
          <table:table-cell table:style-name="ce24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1.04" table:style-name="ce26">
            <text:p>1,04</text:p>
          </table:table-cell>
          <table:table-cell table:style-name="ce24"/>
          <table:table-cell office:value-type="float" office:value="5592.81" table:style-name="ce28">
            <text:p>5.592,81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9-03T00:00:00" table:style-name="ce23">
            <text:p>03/09/2024</text:p>
          </table:table-cell>
          <table:table-cell table:style-name="ce24"/>
          <table:table-cell office:value-type="date" office:date-value="2024-09-03T00:00:00" table:style-name="ce23">
            <text:p>03/09/2024</text:p>
          </table:table-cell>
          <table:table-cell table:style-name="ce24"/>
          <table:table-cell office:value-type="string" table:style-name="ce25">
            <text:p>TRANSFERENCIA DE MIRIAM CABEZA CHACON, CONCEPTO ALQUILER SEPTIEMBRE MIRIAM</text:p>
          </table:table-cell>
          <table:table-cell table:style-name="ce24"/>
          <table:table-cell office:value-type="float" office:value="475" table:style-name="ce26">
            <text:p>475</text:p>
          </table:table-cell>
          <table:table-cell table:style-name="ce24"/>
          <table:table-cell office:value-type="float" office:value="5591.77" table:style-name="ce28">
            <text:p>5.591,7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5116.7700000000004" table:style-name="ce28">
            <text:p>5.116,7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string" table:style-name="ce25">
            <text:p>TRANSFERENCIA A FAVOR DE CARDONA ALTES CRISTINA CONCEPTO: Reintegro traspaso gastos incorrecto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6816.77" table:style-name="ce28">
            <text:p>6.816,7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string" table:style-name="ce25">
            <text:p>TRANSFERENCIA A FAVOR DE CARDONA ALTES CRISTINA CONCEPTO: Fianza resto Miriam H3</text:p>
          </table:table-cell>
          <table:table-cell table:style-name="ce24"/>
          <table:table-cell office:value-type="float" office:value="-245" table:style-name="ce26">
            <text:p>-245</text:p>
          </table:table-cell>
          <table:table-cell table:style-name="ce24"/>
          <table:table-cell office:value-type="float" office:value="6866.77" table:style-name="ce28">
            <text:p>6.866,7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string" table:style-name="ce25">
            <text:p>TRANSFERENCIA A FAVOR DE CARDONA ALTES CRISTINA CONCEPTO: Provisión Wizink agosto</text:p>
          </table:table-cell>
          <table:table-cell table:style-name="ce24"/>
          <table:table-cell office:value-type="float" office:value="-700" table:style-name="ce26">
            <text:p>-700</text:p>
          </table:table-cell>
          <table:table-cell table:style-name="ce24"/>
          <table:table-cell office:value-type="float" office:value="7111.77" table:style-name="ce28">
            <text:p>7.111,7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8-27T00:00:00" table:style-name="ce23">
            <text:p>27/08/2024</text:p>
          </table:table-cell>
          <table:table-cell table:style-name="ce24"/>
          <table:table-cell office:value-type="date" office:date-value="2024-08-27T00:00:00" table:style-name="ce23">
            <text:p>27/08/2024</text:p>
          </table:table-cell>
          <table:table-cell table:style-name="ce24"/>
          <table:table-cell office:value-type="string" table:style-name="ce25">
            <text:p>TRANSFERENCIA DE MIRIAM CABEZA CHACON, CONCEPTO ALQUILER AGOSTO</text:p>
          </table:table-cell>
          <table:table-cell table:style-name="ce24"/>
          <table:table-cell office:value-type="float" office:value="91" table:style-name="ce26">
            <text:p>91</text:p>
          </table:table-cell>
          <table:table-cell table:style-name="ce24"/>
          <table:table-cell office:value-type="float" office:value="7811.77" table:style-name="ce28">
            <text:p>7.811,7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8-27T00:00:00" table:style-name="ce23">
            <text:p>27/08/2024</text:p>
          </table:table-cell>
          <table:table-cell table:style-name="ce24"/>
          <table:table-cell office:value-type="date" office:date-value="2024-08-27T00:00:00" table:style-name="ce23">
            <text:p>27/08/2024</text:p>
          </table:table-cell>
          <table:table-cell table:style-name="ce24"/>
          <table:table-cell office:value-type="string" table:style-name="ce25">
            <text:p>TRANSFERENCIA DE MIRIAM CABEZA CHACON, CONCEPTO RESTO FIANZA HABITACION</text:p>
          </table:table-cell>
          <table:table-cell table:style-name="ce24"/>
          <table:table-cell office:value-type="float" office:value="245" table:style-name="ce26">
            <text:p>245</text:p>
          </table:table-cell>
          <table:table-cell table:style-name="ce24"/>
          <table:table-cell office:value-type="float" office:value="7720.77" table:style-name="ce28">
            <text:p>7.720,7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8-14T00:00:00" table:style-name="ce23">
            <text:p>14/08/2024</text:p>
          </table:table-cell>
          <table:table-cell table:style-name="ce24"/>
          <table:table-cell office:value-type="date" office:date-value="2024-08-14T00:00:00" table:style-name="ce23">
            <text:p>14/08/2024</text:p>
          </table:table-cell>
          <table:table-cell table:style-name="ce24"/>
          <table:table-cell office:value-type="string" table:style-name="ce25">
            <text:p>TRANSFERENCIA A FAVOR DE CARDONA ALTES CRISTINA CONCEPTO: Traspaso para hotel sitges</text:p>
          </table:table-cell>
          <table:table-cell table:style-name="ce24"/>
          <table:table-cell office:value-type="float" office:value="-333" table:style-name="ce26">
            <text:p>-333</text:p>
          </table:table-cell>
          <table:table-cell table:style-name="ce24"/>
          <table:table-cell office:value-type="float" office:value="7475.77" table:style-name="ce28">
            <text:p>7.475,7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8-13T00:00:00" table:style-name="ce23">
            <text:p>13/08/2024</text:p>
          </table:table-cell>
          <table:table-cell table:style-name="ce24"/>
          <table:table-cell office:value-type="date" office:date-value="2024-08-13T00:00:00" table:style-name="ce23">
            <text:p>13/08/2024</text:p>
          </table:table-cell>
          <table:table-cell table:style-name="ce24"/>
          <table:table-cell office:value-type="string" table:style-name="ce25">
            <text:p>TRANSFERENCIA A FAVOR DE CARDONA ALTES CRISTINA CONCEPTO: Traspaso agosto</text:p>
          </table:table-cell>
          <table:table-cell table:style-name="ce24"/>
          <table:table-cell office:value-type="float" office:value="-300" table:style-name="ce26">
            <text:p>-300</text:p>
          </table:table-cell>
          <table:table-cell table:style-name="ce24"/>
          <table:table-cell office:value-type="float" office:value="7808.77" table:style-name="ce28">
            <text:p>7.808,7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8-06T00:00:00" table:style-name="ce23">
            <text:p>06/08/2024</text:p>
          </table:table-cell>
          <table:table-cell table:style-name="ce24"/>
          <table:table-cell office:value-type="date" office:date-value="2024-08-06T00:00:00" table:style-name="ce23">
            <text:p>06/08/2024</text:p>
          </table:table-cell>
          <table:table-cell table:style-name="ce24"/>
          <table:table-cell office:value-type="string" table:style-name="ce25">
            <text:p>TRANSFERENCIA A FAVOR DE CARDONA ALTES CRISTINA CONCEPTO: Traspaso para gastos</text:p>
          </table:table-cell>
          <table:table-cell table:style-name="ce24"/>
          <table:table-cell office:value-type="float" office:value="-300" table:style-name="ce26">
            <text:p>-300</text:p>
          </table:table-cell>
          <table:table-cell table:style-name="ce24"/>
          <table:table-cell office:value-type="float" office:value="8108.77" table:style-name="ce28">
            <text:p>8.108,7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8-06T00:00:00" table:style-name="ce23">
            <text:p>06/08/2024</text:p>
          </table:table-cell>
          <table:table-cell table:style-name="ce24"/>
          <table:table-cell office:value-type="date" office:date-value="2024-08-06T00:00:00" table:style-name="ce23">
            <text:p>06/08/2024</text:p>
          </table:table-cell>
          <table:table-cell table:style-name="ce24"/>
          <table:table-cell office:value-type="string" table:style-name="ce25">
            <text:p>TRANSFERENCIA DE CARDONA ALTES CRISTINA, CONCEPTO Alquiler H1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8408.77" table:style-name="ce28">
            <text:p>8.408,77</text:p>
          </table:table-cell>
          <table:table-cell office:value-type="string" table:style-name="ce11">
            <text:p>H1</text:p>
          </table:table-cell>
          <table:table-cell office:value-type="float" office:value="8" table:style-name="ce11">
            <text:p>8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8-06T00:00:00" table:style-name="ce23">
            <text:p>06/08/2024</text:p>
          </table:table-cell>
          <table:table-cell table:style-name="ce24"/>
          <table:table-cell office:value-type="date" office:date-value="2024-08-06T00:00:00" table:style-name="ce23">
            <text:p>06/08/2024</text:p>
          </table:table-cell>
          <table:table-cell table:style-name="ce24"/>
          <table:table-cell office:value-type="string" table:style-name="ce25">
            <text:p>TRANSFERENCIA DE CARDONA ALTES CRISTINA, CONCEPTO Alquiler H1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7608.77" table:style-name="ce28">
            <text:p>7.608,77</text:p>
          </table:table-cell>
          <table:table-cell office:value-type="string" table:style-name="ce11">
            <text:p>H1</text:p>
          </table:table-cell>
          <table:table-cell office:value-type="float" office:value="7" table:style-name="ce11">
            <text:p>7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8-05T00:00:00" table:style-name="ce23">
            <text:p>05/08/2024</text:p>
          </table:table-cell>
          <table:table-cell table:style-name="ce24"/>
          <table:table-cell office:value-type="date" office:date-value="2024-08-02T00:00:00" table:style-name="ce23">
            <text:p>02/08/2024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1.17" table:style-name="ce26">
            <text:p>1,17</text:p>
          </table:table-cell>
          <table:table-cell table:style-name="ce24"/>
          <table:table-cell office:value-type="float" office:value="6808.77" table:style-name="ce28">
            <text:p>6.808,7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8-01T00:00:00" table:style-name="ce23">
            <text:p>01/08/2024</text:p>
          </table:table-cell>
          <table:table-cell table:style-name="ce24"/>
          <table:table-cell office:value-type="date" office:date-value="2024-08-01T00:00:00" table:style-name="ce23">
            <text:p>01/08/2024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6807.6" table:style-name="ce28">
            <text:p>6.807,6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7-03T00:00:00" table:style-name="ce23">
            <text:p>03/07/2024</text:p>
          </table:table-cell>
          <table:table-cell table:style-name="ce24"/>
          <table:table-cell office:value-type="date" office:date-value="2024-07-02T00:00:00" table:style-name="ce23">
            <text:p>02/07/2024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1.33" table:style-name="ce26">
            <text:p>1,33</text:p>
          </table:table-cell>
          <table:table-cell table:style-name="ce24"/>
          <table:table-cell office:value-type="float" office:value="8507.6" table:style-name="ce28">
            <text:p>8.507,6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7-01T00:00:00" table:style-name="ce23">
            <text:p>01/07/2024</text:p>
          </table:table-cell>
          <table:table-cell table:style-name="ce24"/>
          <table:table-cell office:value-type="date" office:date-value="2024-07-01T00:00:00" table:style-name="ce23">
            <text:p>01/07/2024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8506.27" table:style-name="ce28">
            <text:p>8.506,2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6-11T00:00:00" table:style-name="ce23">
            <text:p>11/06/2024</text:p>
          </table:table-cell>
          <table:table-cell table:style-name="ce24"/>
          <table:table-cell office:value-type="date" office:date-value="2024-06-11T00:00:00" table:style-name="ce23">
            <text:p>11/06/2024</text:p>
          </table:table-cell>
          <table:table-cell table:style-name="ce24"/>
          <table:table-cell office:value-type="string" table:style-name="ce25">
            <text:p>TRANSFERENCIA DE CARDONA ALTES CRISTINA, CONCEPTO Traspaso ingreso H1 Elisa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10206.27" table:style-name="ce28">
            <text:p>10.206,27</text:p>
          </table:table-cell>
          <table:table-cell office:value-type="string" table:style-name="ce11">
            <text:p>H1</text:p>
          </table:table-cell>
          <table:table-cell office:value-type="float" office:value="6" table:style-name="ce11">
            <text:p>6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6-11T00:00:00" table:style-name="ce23">
            <text:p>11/06/2024</text:p>
          </table:table-cell>
          <table:table-cell table:style-name="ce24"/>
          <table:table-cell office:value-type="date" office:date-value="2024-06-11T00:00:00" table:style-name="ce23">
            <text:p>11/06/2024</text:p>
          </table:table-cell>
          <table:table-cell table:style-name="ce24"/>
          <table:table-cell office:value-type="string" table:style-name="ce25">
            <text:p>TRANSFERENCIA A FAVOR DE Cristina Cardona Altés CONCEPTO: Gastos mes H1</text:p>
          </table:table-cell>
          <table:table-cell table:style-name="ce24"/>
          <table:table-cell office:value-type="float" office:value="-75" table:style-name="ce26">
            <text:p>-75</text:p>
          </table:table-cell>
          <table:table-cell table:style-name="ce24"/>
          <table:table-cell office:value-type="float" office:value="9406.27" table:style-name="ce28">
            <text:p>9.406,2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string" table:style-name="ce25">
            <text:p>TRANSFERENCIA A FAVOR DE CARDONA ALTES CRISTINA CONCEPTO: Gastos mes H2 - Cristin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9481.27" table:style-name="ce28">
            <text:p>9.481,2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6-04T00:00:00" table:style-name="ce23">
            <text:p>04/06/2024</text:p>
          </table:table-cell>
          <table:table-cell table:style-name="ce24"/>
          <table:table-cell office:value-type="date" office:date-value="2024-06-02T00:00:00" table:style-name="ce23">
            <text:p>02/06/2024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1.43" table:style-name="ce26">
            <text:p>1,43</text:p>
          </table:table-cell>
          <table:table-cell table:style-name="ce24"/>
          <table:table-cell office:value-type="float" office:value="9531.27" table:style-name="ce28">
            <text:p>9.531,2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6-03T00:00:00" table:style-name="ce23">
            <text:p>03/06/2024</text:p>
          </table:table-cell>
          <table:table-cell table:style-name="ce24"/>
          <table:table-cell office:value-type="date" office:date-value="2024-06-03T00:00:00" table:style-name="ce23">
            <text:p>03/06/2024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9529.84" table:style-name="ce28">
            <text:p>9.529,8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string" table:style-name="ce25">
            <text:p>TRANSFERENCIA DE CARDONA ALTES CRISTINA, CONCEPTO H3 Alquiler mensual Gaia</text:p>
          </table:table-cell>
          <table:table-cell table:style-name="ce24"/>
          <table:table-cell office:value-type="float" office:value="475" table:style-name="ce26">
            <text:p>475</text:p>
          </table:table-cell>
          <table:table-cell table:style-name="ce24"/>
          <table:table-cell office:value-type="float" office:value="11229.84" table:style-name="ce28">
            <text:p>11.229,8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date" office:date-value="2024-05-24T00:00:00" table:style-name="ce23">
            <text:p>24/05/2024</text:p>
          </table:table-cell>
          <table:table-cell table:style-name="ce24"/>
          <table:table-cell office:value-type="string" table:style-name="ce25">
            <text:p>TRANSFERENCIA DE CARDONA ALTES CRISTINA, CONCEPTO H1 Alquiler Elisa</text:p>
          </table:table-cell>
          <table:table-cell table:style-name="ce24"/>
          <table:table-cell office:value-type="float" office:value="725" table:style-name="ce26">
            <text:p>725</text:p>
          </table:table-cell>
          <table:table-cell table:style-name="ce24"/>
          <table:table-cell office:value-type="float" office:value="10754.84" table:style-name="ce28">
            <text:p>10.754,84</text:p>
          </table:table-cell>
          <table:table-cell office:value-type="string" table:style-name="ce11">
            <text:p>H1</text:p>
          </table:table-cell>
          <table:table-cell office:value-type="float" office:value="5" table:style-name="ce11">
            <text:p>5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5-20T00:00:00" table:style-name="ce23">
            <text:p>20/05/2024</text:p>
          </table:table-cell>
          <table:table-cell table:style-name="ce24"/>
          <table:table-cell office:value-type="date" office:date-value="2024-05-20T00:00:00" table:style-name="ce23">
            <text:p>20/05/2024</text:p>
          </table:table-cell>
          <table:table-cell table:style-name="ce24"/>
          <table:table-cell office:value-type="string" table:style-name="ce25">
            <text:p>TRANSFERENCIA DE DEVOLUCIONES TRIBUTARIAS, AGENCIA ESTATAL DE ADMIN, CONCEPTO AEAT APL:DECLARACION I</text:p>
          </table:table-cell>
          <table:table-cell table:style-name="ce24"/>
          <table:table-cell office:value-type="float" office:value="54.78" table:style-name="ce26">
            <text:p>54,78</text:p>
          </table:table-cell>
          <table:table-cell table:style-name="ce24"/>
          <table:table-cell office:value-type="float" office:value="10029.84" table:style-name="ce28">
            <text:p>10.029,8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5-03T00:00:00" table:style-name="ce23">
            <text:p>03/05/2024</text:p>
          </table:table-cell>
          <table:table-cell table:style-name="ce24"/>
          <table:table-cell office:value-type="date" office:date-value="2024-05-02T00:00:00" table:style-name="ce23">
            <text:p>02/05/2024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1.39" table:style-name="ce26">
            <text:p>1,39</text:p>
          </table:table-cell>
          <table:table-cell table:style-name="ce24"/>
          <table:table-cell office:value-type="float" office:value="9975.06" table:style-name="ce28">
            <text:p>9.975,0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5-02T00:00:00" table:style-name="ce23">
            <text:p>02/05/2024</text:p>
          </table:table-cell>
          <table:table-cell table:style-name="ce24"/>
          <table:table-cell office:value-type="date" office:date-value="2024-05-02T00:00:00" table:style-name="ce23">
            <text:p>02/05/2024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9973.67" table:style-name="ce28">
            <text:p>9.973,6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DE CARDONA ALTES CRISTINA, CONCEPTO H2 Alquiler mensual Cristina</text:p>
          </table:table-cell>
          <table:table-cell table:style-name="ce24"/>
          <table:table-cell office:value-type="float" office:value="500" table:style-name="ce26">
            <text:p>500</text:p>
          </table:table-cell>
          <table:table-cell table:style-name="ce24"/>
          <table:table-cell office:value-type="float" office:value="11673.67" table:style-name="ce28">
            <text:p>11.673,6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DE CARDONA ALTES CRISTINA, CONCEPTO H3 Alquiler mensual Gaia</text:p>
          </table:table-cell>
          <table:table-cell table:style-name="ce24"/>
          <table:table-cell office:value-type="float" office:value="475" table:style-name="ce26">
            <text:p>475</text:p>
          </table:table-cell>
          <table:table-cell table:style-name="ce24"/>
          <table:table-cell office:value-type="float" office:value="11173.67" table:style-name="ce28">
            <text:p>11.173,6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date" office:date-value="2024-04-26T00:00:00" table:style-name="ce23">
            <text:p>26/04/2024</text:p>
          </table:table-cell>
          <table:table-cell table:style-name="ce24"/>
          <table:table-cell office:value-type="string" table:style-name="ce25">
            <text:p>TRANSFERENCIA DE CARDONA ALTES CRISTINA, CONCEPTO H1 Alquiler Elisa</text:p>
          </table:table-cell>
          <table:table-cell table:style-name="ce24"/>
          <table:table-cell office:value-type="float" office:value="725" table:style-name="ce26">
            <text:p>725</text:p>
          </table:table-cell>
          <table:table-cell table:style-name="ce24"/>
          <table:table-cell office:value-type="float" office:value="10698.67" table:style-name="ce28">
            <text:p>10.698,67</text:p>
          </table:table-cell>
          <table:table-cell office:value-type="string" table:style-name="ce11">
            <text:p>H1</text:p>
          </table:table-cell>
          <table:table-cell office:value-type="float" office:value="4" table:style-name="ce11">
            <text:p>4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4-10T00:00:00" table:style-name="ce23">
            <text:p>10/04/2024</text:p>
          </table:table-cell>
          <table:table-cell table:style-name="ce24"/>
          <table:table-cell office:value-type="date" office:date-value="2024-04-10T00:00:00" table:style-name="ce23">
            <text:p>10/04/2024</text:p>
          </table:table-cell>
          <table:table-cell table:style-name="ce24"/>
          <table:table-cell office:value-type="string" table:style-name="ce25">
            <text:p>TRANSFERENCIA A FAVOR DE Impremta Pagés, S.L. CONCEPTO: n/p s/f 441.839</text:p>
          </table:table-cell>
          <table:table-cell table:style-name="ce24"/>
          <table:table-cell office:value-type="float" office:value="-384.8" table:style-name="ce26">
            <text:p>-384,8</text:p>
          </table:table-cell>
          <table:table-cell table:style-name="ce24"/>
          <table:table-cell office:value-type="float" office:value="9973.67" table:style-name="ce28">
            <text:p>9.973,6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03T00:00:00" table:style-name="ce23">
            <text:p>03/04/2024</text:p>
          </table:table-cell>
          <table:table-cell table:style-name="ce24"/>
          <table:table-cell office:value-type="date" office:date-value="2024-04-02T00:00:00" table:style-name="ce23">
            <text:p>02/04/2024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1.47" table:style-name="ce26">
            <text:p>1,47</text:p>
          </table:table-cell>
          <table:table-cell table:style-name="ce24"/>
          <table:table-cell office:value-type="float" office:value="10358.469999999999" table:style-name="ce28">
            <text:p>10.358,47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4-01T00:00:00" table:style-name="ce23">
            <text:p>01/04/2024</text:p>
          </table:table-cell>
          <table:table-cell table:style-name="ce24"/>
          <table:table-cell office:value-type="date" office:date-value="2024-04-01T00:00:00" table:style-name="ce23">
            <text:p>01/04/2024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10357" table:style-name="ce28">
            <text:p>10.357,0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string" table:style-name="ce25">
            <text:p>TRANSFERENCIA DE CARDONA ALTES CRISTINA, CONCEPTO H2 Alquiler mensual Cristina</text:p>
          </table:table-cell>
          <table:table-cell table:style-name="ce24"/>
          <table:table-cell office:value-type="float" office:value="500" table:style-name="ce26">
            <text:p>500</text:p>
          </table:table-cell>
          <table:table-cell table:style-name="ce24"/>
          <table:table-cell office:value-type="float" office:value="12057" table:style-name="ce28">
            <text:p>12.057,0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string" table:style-name="ce25">
            <text:p>TRANSFERENCIA DE CARDONA ALTES CRISTINA, CONCEPTO H3 Alquiler mensual Gaia</text:p>
          </table:table-cell>
          <table:table-cell table:style-name="ce24"/>
          <table:table-cell office:value-type="float" office:value="475" table:style-name="ce26">
            <text:p>475</text:p>
          </table:table-cell>
          <table:table-cell table:style-name="ce24"/>
          <table:table-cell office:value-type="float" office:value="11557" table:style-name="ce28">
            <text:p>11.557,0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date" office:date-value="2024-03-26T00:00:00" table:style-name="ce23">
            <text:p>26/03/2024</text:p>
          </table:table-cell>
          <table:table-cell table:style-name="ce24"/>
          <table:table-cell office:value-type="string" table:style-name="ce25">
            <text:p>TRANSFERENCIA DE CARDONA ALTES CRISTINA, CONCEPTO H1 Alquiler Elisa</text:p>
          </table:table-cell>
          <table:table-cell table:style-name="ce24"/>
          <table:table-cell office:value-type="float" office:value="725" table:style-name="ce26">
            <text:p>725</text:p>
          </table:table-cell>
          <table:table-cell table:style-name="ce24"/>
          <table:table-cell office:value-type="float" office:value="11082" table:style-name="ce28">
            <text:p>11.082,00</text:p>
          </table:table-cell>
          <table:table-cell office:value-type="string" table:style-name="ce11">
            <text:p>H1</text:p>
          </table:table-cell>
          <table:table-cell office:value-type="float" office:value="3" table:style-name="ce11">
            <text:p>3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3-04T00:00:00" table:style-name="ce23">
            <text:p>04/03/2024</text:p>
          </table:table-cell>
          <table:table-cell table:style-name="ce24"/>
          <table:table-cell office:value-type="date" office:date-value="2024-03-02T00:00:00" table:style-name="ce23">
            <text:p>02/03/2024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1.36" table:style-name="ce26">
            <text:p>1,36</text:p>
          </table:table-cell>
          <table:table-cell table:style-name="ce24"/>
          <table:table-cell office:value-type="float" office:value="10357" table:style-name="ce28">
            <text:p>10.357,00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3-01T00:00:00" table:style-name="ce23">
            <text:p>01/03/2024</text:p>
          </table:table-cell>
          <table:table-cell table:style-name="ce24"/>
          <table:table-cell office:value-type="date" office:date-value="2024-03-01T00:00:00" table:style-name="ce23">
            <text:p>01/03/2024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10355.64" table:style-name="ce28">
            <text:p>10.355,6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string" table:style-name="ce25">
            <text:p>TRANSFERENCIA DE CARDONA ALTES CRISTINA, CONCEPTO H2 Alquiler mensual Cristina</text:p>
          </table:table-cell>
          <table:table-cell table:style-name="ce24"/>
          <table:table-cell office:value-type="float" office:value="500" table:style-name="ce26">
            <text:p>500</text:p>
          </table:table-cell>
          <table:table-cell table:style-name="ce24"/>
          <table:table-cell office:value-type="float" office:value="12055.64" table:style-name="ce28">
            <text:p>12.055,6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string" table:style-name="ce25">
            <text:p>TRANSFERENCIA DE CARDONA ALTES CRISTINA, CONCEPTO H3 Alquiler mensual Gaia</text:p>
          </table:table-cell>
          <table:table-cell table:style-name="ce24"/>
          <table:table-cell office:value-type="float" office:value="475" table:style-name="ce26">
            <text:p>475</text:p>
          </table:table-cell>
          <table:table-cell table:style-name="ce24"/>
          <table:table-cell office:value-type="float" office:value="11555.64" table:style-name="ce28">
            <text:p>11.555,6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date" office:date-value="2024-02-26T00:00:00" table:style-name="ce23">
            <text:p>26/02/2024</text:p>
          </table:table-cell>
          <table:table-cell table:style-name="ce24"/>
          <table:table-cell office:value-type="string" table:style-name="ce25">
            <text:p>TRANSFERENCIA DE CARDONA ALTES CRISTINA, CONCEPTO H1 Alquiler Elisa</text:p>
          </table:table-cell>
          <table:table-cell table:style-name="ce24"/>
          <table:table-cell office:value-type="float" office:value="725" table:style-name="ce26">
            <text:p>725</text:p>
          </table:table-cell>
          <table:table-cell table:style-name="ce24"/>
          <table:table-cell office:value-type="float" office:value="11080.64" table:style-name="ce28">
            <text:p>11.080,64</text:p>
          </table:table-cell>
          <table:table-cell office:value-type="string" table:style-name="ce11">
            <text:p>H1</text:p>
          </table:table-cell>
          <table:table-cell office:value-type="float" office:value="2" table:style-name="ce11">
            <text:p>2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2-05T00:00:00" table:style-name="ce23">
            <text:p>05/02/2024</text:p>
          </table:table-cell>
          <table:table-cell table:style-name="ce24"/>
          <table:table-cell office:value-type="date" office:date-value="2024-02-02T00:00:00" table:style-name="ce23">
            <text:p>02/02/2024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1.32" table:style-name="ce26">
            <text:p>1,32</text:p>
          </table:table-cell>
          <table:table-cell table:style-name="ce24"/>
          <table:table-cell office:value-type="float" office:value="10355.64" table:style-name="ce28">
            <text:p>10.355,6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2-01T00:00:00" table:style-name="ce23">
            <text:p>01/02/2024</text:p>
          </table:table-cell>
          <table:table-cell table:style-name="ce24"/>
          <table:table-cell office:value-type="date" office:date-value="2024-02-01T00:00:00" table:style-name="ce23">
            <text:p>01/02/2024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10354.32" table:style-name="ce28">
            <text:p>10.354,3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string" table:style-name="ce25">
            <text:p>TRANSFERENCIA DE CARDONA ALTES CRISTINA, CONCEPTO H2 Alquiler mensual Cristina</text:p>
          </table:table-cell>
          <table:table-cell table:style-name="ce24"/>
          <table:table-cell office:value-type="float" office:value="500" table:style-name="ce26">
            <text:p>500</text:p>
          </table:table-cell>
          <table:table-cell table:style-name="ce24"/>
          <table:table-cell office:value-type="float" office:value="12054.32" table:style-name="ce28">
            <text:p>12.054,3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string" table:style-name="ce25">
            <text:p>TRANSFERENCIA DE CARDONA ALTES CRISTINA, CONCEPTO H3 Alquiler mensual Gaia</text:p>
          </table:table-cell>
          <table:table-cell table:style-name="ce24"/>
          <table:table-cell office:value-type="float" office:value="475" table:style-name="ce26">
            <text:p>475</text:p>
          </table:table-cell>
          <table:table-cell table:style-name="ce24"/>
          <table:table-cell office:value-type="float" office:value="11554.32" table:style-name="ce28">
            <text:p>11.554,3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date" office:date-value="2024-01-29T00:00:00" table:style-name="ce23">
            <text:p>29/01/2024</text:p>
          </table:table-cell>
          <table:table-cell table:style-name="ce24"/>
          <table:table-cell office:value-type="string" table:style-name="ce25">
            <text:p>TRANSFERENCIA DE CARDONA ALTES CRISTINA, CONCEPTO H1 Alquiler Elisa</text:p>
          </table:table-cell>
          <table:table-cell table:style-name="ce24"/>
          <table:table-cell office:value-type="float" office:value="725" table:style-name="ce26">
            <text:p>725</text:p>
          </table:table-cell>
          <table:table-cell table:style-name="ce24"/>
          <table:table-cell office:value-type="float" office:value="11079.32" table:style-name="ce28">
            <text:p>11.079,32</text:p>
          </table:table-cell>
          <table:table-cell office:value-type="string" table:style-name="ce11">
            <text:p>H1</text:p>
          </table:table-cell>
          <table:table-cell office:value-type="float" office:value="1" table:style-name="ce11">
            <text:p>1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string" table:style-name="ce25">
            <text:p>TRANSFERENCIA DE CARDONA ALTES CRISTINA, CONCEPTO H1 Alquiler diciembre 23 Elisa</text:p>
          </table:table-cell>
          <table:table-cell table:style-name="ce24"/>
          <table:table-cell office:value-type="float" office:value="725" table:style-name="ce26">
            <text:p>725</text:p>
          </table:table-cell>
          <table:table-cell table:style-name="ce24"/>
          <table:table-cell office:value-type="float" office:value="10354.32" table:style-name="ce28">
            <text:p>10.354,32</text:p>
          </table:table-cell>
          <table:table-cell office:value-type="string" table:style-name="ce11">
            <text:p>H1</text:p>
          </table:table-cell>
          <table:table-cell office:value-type="float" office:value="12" table:style-name="ce11">
            <text:p>12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date" office:date-value="2024-01-26T00:00:00" table:style-name="ce23">
            <text:p>26/01/2024</text:p>
          </table:table-cell>
          <table:table-cell table:style-name="ce24"/>
          <table:table-cell office:value-type="string" table:style-name="ce25">
            <text:p>TRANSFERENCIA DE CARDONA ALTES CRISTINA, CONCEPTO H3 Alquiler diciembre 24 Gaia</text:p>
          </table:table-cell>
          <table:table-cell table:style-name="ce24"/>
          <table:table-cell office:value-type="float" office:value="475" table:style-name="ce26">
            <text:p>475</text:p>
          </table:table-cell>
          <table:table-cell table:style-name="ce24"/>
          <table:table-cell office:value-type="float" office:value="9629.32" table:style-name="ce28">
            <text:p>9.629,3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1-03T00:00:00" table:style-name="ce23">
            <text:p>03/01/2024</text:p>
          </table:table-cell>
          <table:table-cell table:style-name="ce24"/>
          <table:table-cell office:value-type="date" office:date-value="2024-01-02T00:00:00" table:style-name="ce23">
            <text:p>02/01/2024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1.39" table:style-name="ce26">
            <text:p>1,39</text:p>
          </table:table-cell>
          <table:table-cell table:style-name="ce24"/>
          <table:table-cell office:value-type="float" office:value="9154.32" table:style-name="ce28">
            <text:p>9.154,32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4-01-02T00:00:00" table:style-name="ce23">
            <text:p>02/01/2024</text:p>
          </table:table-cell>
          <table:table-cell table:style-name="ce24"/>
          <table:table-cell office:value-type="date" office:date-value="2024-01-02T00:00:00" table:style-name="ce23">
            <text:p>02/01/2024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9152.93" table:style-name="ce28">
            <text:p>9.152,9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2-29T00:00:00" table:style-name="ce23">
            <text:p>29/12/2023</text:p>
          </table:table-cell>
          <table:table-cell table:style-name="ce24"/>
          <table:table-cell office:value-type="date" office:date-value="2023-12-29T00:00:00" table:style-name="ce23">
            <text:p>29/12/2023</text:p>
          </table:table-cell>
          <table:table-cell table:style-name="ce24"/>
          <table:table-cell office:value-type="string" table:style-name="ce25">
            <text:p>TRANSFERENCIA DE CARDONA ALTES CRISTINA, CONCEPTO H1 12/23 2a parte</text:p>
          </table:table-cell>
          <table:table-cell table:style-name="ce24"/>
          <table:table-cell office:value-type="float" office:value="400" table:style-name="ce26">
            <text:p>400</text:p>
          </table:table-cell>
          <table:table-cell table:style-name="ce24"/>
          <table:table-cell office:value-type="float" office:value="10852.93" table:style-name="ce28">
            <text:p>10.852,9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string" table:style-name="ce25">
            <text:p>TRANSFERENCIA DE CARDONA ALTES CRISTINA, CONCEPTO H3 Dic Gaia</text:p>
          </table:table-cell>
          <table:table-cell table:style-name="ce24"/>
          <table:table-cell office:value-type="float" office:value="475" table:style-name="ce26">
            <text:p>475</text:p>
          </table:table-cell>
          <table:table-cell table:style-name="ce24"/>
          <table:table-cell office:value-type="float" office:value="10452.93" table:style-name="ce28">
            <text:p>10.452,9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string" table:style-name="ce25">
            <text:p>TRANSFERENCIA A FAVOR DE CARDONA ALTES CRISTINA CONCEPTO: Fianza H3 Gaia 1a mitad</text:p>
          </table:table-cell>
          <table:table-cell table:style-name="ce24"/>
          <table:table-cell office:value-type="float" office:value="-475" table:style-name="ce26">
            <text:p>-475</text:p>
          </table:table-cell>
          <table:table-cell table:style-name="ce24"/>
          <table:table-cell office:value-type="float" office:value="9977.93" table:style-name="ce28">
            <text:p>9.977,9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string" table:style-name="ce25">
            <text:p>TRANSFERENCIA A FAVOR DE CARDONA ALTES CRISTINA CONCEPTO: Fianza H1 Elisa</text:p>
          </table:table-cell>
          <table:table-cell table:style-name="ce24"/>
          <table:table-cell office:value-type="float" office:value="-800" table:style-name="ce26">
            <text:p>-800</text:p>
          </table:table-cell>
          <table:table-cell table:style-name="ce24"/>
          <table:table-cell office:value-type="float" office:value="10452.93" table:style-name="ce28">
            <text:p>10.452,9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string" table:style-name="ce25">
            <text:p>TRANSFERENCIA DE CARDONA ALTES CRISTINA, CONCEPTO H1 Elisa desde 18 nov 23</text:p>
          </table:table-cell>
          <table:table-cell table:style-name="ce24"/>
          <table:table-cell office:value-type="float" office:value="346.67" table:style-name="ce26">
            <text:p>346,67</text:p>
          </table:table-cell>
          <table:table-cell table:style-name="ce24"/>
          <table:table-cell office:value-type="float" office:value="11252.93" table:style-name="ce28">
            <text:p>11.252,93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string" table:style-name="ce25">
            <text:p>TRANSFERENCIA DE CARDONA ALTES CRISTINA, CONCEPTO H1 Fianza (666,67+133,33) Elisa</text:p>
          </table:table-cell>
          <table:table-cell table:style-name="ce24"/>
          <table:table-cell office:value-type="float" office:value="800" table:style-name="ce26">
            <text:p>800</text:p>
          </table:table-cell>
          <table:table-cell table:style-name="ce24"/>
          <table:table-cell office:value-type="float" office:value="10906.26" table:style-name="ce28">
            <text:p>10.906,26</text:p>
          </table:table-cell>
          <table:table-cell office:value-type="string" table:style-name="ce11">
            <text:p>H1</text:p>
          </table:table-cell>
          <table:table-cell office:value-type="string" table:style-name="ce11">
            <text:p>Fianza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date" office:date-value="2023-12-22T00:00:00" table:style-name="ce23">
            <text:p>22/12/2023</text:p>
          </table:table-cell>
          <table:table-cell table:style-name="ce24"/>
          <table:table-cell office:value-type="string" table:style-name="ce25">
            <text:p>TRANSFERENCIA DE CARDONA ALTES CRISTINA, CONCEPTO H1 12/23 1a parte</text:p>
          </table:table-cell>
          <table:table-cell table:style-name="ce24"/>
          <table:table-cell office:value-type="float" office:value="400" table:style-name="ce26">
            <text:p>400</text:p>
          </table:table-cell>
          <table:table-cell table:style-name="ce24"/>
          <table:table-cell office:value-type="float" office:value="10106.26" table:style-name="ce28">
            <text:p>10.106,2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2-04T00:00:00" table:style-name="ce23">
            <text:p>04/12/2023</text:p>
          </table:table-cell>
          <table:table-cell table:style-name="ce24"/>
          <table:table-cell office:value-type="date" office:date-value="2023-12-02T00:00:00" table:style-name="ce23">
            <text:p>02/12/2023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1.51" table:style-name="ce26">
            <text:p>1,51</text:p>
          </table:table-cell>
          <table:table-cell table:style-name="ce24"/>
          <table:table-cell office:value-type="float" office:value="9706.26" table:style-name="ce28">
            <text:p>9.706,26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2-01T00:00:00" table:style-name="ce23">
            <text:p>01/12/2023</text:p>
          </table:table-cell>
          <table:table-cell table:style-name="ce24"/>
          <table:table-cell office:value-type="date" office:date-value="2023-12-01T00:00:00" table:style-name="ce23">
            <text:p>01/12/2023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9704.75" table:style-name="ce28">
            <text:p>9.704,75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1-03T00:00:00" table:style-name="ce23">
            <text:p>03/11/2023</text:p>
          </table:table-cell>
          <table:table-cell table:style-name="ce24"/>
          <table:table-cell office:value-type="date" office:date-value="2023-11-02T00:00:00" table:style-name="ce23">
            <text:p>02/11/2023</text:p>
          </table:table-cell>
          <table:table-cell table:style-name="ce24"/>
          <table:table-cell office:value-type="string" table:style-name="ce25">
            <text:p>LIQUIDACION CUENTA 0073 0100 010 4032663</text:p>
          </table:table-cell>
          <table:table-cell table:style-name="ce24"/>
          <table:table-cell office:value-type="float" office:value="1.89" table:style-name="ce26">
            <text:p>1,89</text:p>
          </table:table-cell>
          <table:table-cell table:style-name="ce24"/>
          <table:table-cell office:value-type="float" office:value="11404.75" table:style-name="ce28">
            <text:p>11.404,75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3-11-02T00:00:00" table:style-name="ce23">
            <text:p>02/11/2023</text:p>
          </table:table-cell>
          <table:table-cell table:style-name="ce24"/>
          <table:table-cell office:value-type="date" office:date-value="2023-11-02T00:00:00" table:style-name="ce23">
            <text:p>02/11/2023</text:p>
          </table:table-cell>
          <table:table-cell table:style-name="ce24"/>
          <table:table-cell office:value-type="string" table:style-name="ce25">
            <text:p>TRANSFERENCIA A FAVOR DE Ana María Gasch Freixes CONCEPTO: Alquiler Rubió i Ors 2</text:p>
          </table:table-cell>
          <table:table-cell table:style-name="ce24"/>
          <table:table-cell office:value-type="float" office:value="-1700" table:style-name="ce28">
            <text:p>-1.700,00</text:p>
          </table:table-cell>
          <table:table-cell table:style-name="ce24"/>
          <table:table-cell office:value-type="float" office:value="11402.86" table:style-name="ce28">
            <text:p>11.402,86</text:p>
          </table:table-cell>
          <table:table-cell table:number-columns-repeated="16374" table:style-name="ce11"/>
        </table:table-row>
        <table:table-row table:style-name="ro6">
          <table:table-cell table:style-name="ce12"/>
          <table:table-cell table:number-columns-repeated="9" table:style-name="ce14"/>
          <table:table-cell table:number-columns-repeated="16374"/>
        </table:table-row>
        <table:table-row table:number-rows-repeated="1048429" table:style-name="ro1">
          <table:table-cell table:number-columns-repeated="16384"/>
        </table:table-row>
      </table:table>
      <table:table table:name="7572_Personal" table:style-name="ta2">
        <table:table-column table:style-name="co6" table:default-cell-style-name="ce1"/>
        <table:table-column table:style-name="co17" table:default-cell-style-name="ce1"/>
        <table:table-column table:style-name="co6" table:default-cell-style-name="ce1"/>
        <table:table-column table:style-name="co17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11" table:number-columns-repeated="1014" table:default-cell-style-name="ce1"/>
        <table:table-column table:style-name="co5" table:number-columns-repeated="15360" table:default-cell-style-name="ce1"/>
        <table:table-row table:style-name="ro2">
          <table:table-cell table:number-columns-repeated="10" table:style-name="ce10"/>
          <table:table-cell table:number-columns-repeated="16374" table:style-name="ce11"/>
        </table:table-row>
        <table:table-row table:style-name="ro3">
          <table:table-cell table:style-name="ce12"/>
          <table:table-cell office:value-type="string" table:style-name="ce13">
            <text:p>Cuentas - Movimientos</text:p>
          </table:table-cell>
          <table:table-cell table:number-columns-repeated="8" table:style-name="ce14"/>
          <table:table-cell table:number-columns-repeated="16374" table:style-name="ce1"/>
        </table:table-row>
        <table:table-row table:style-name="ro4">
          <table:table-cell table:number-columns-repeated="9" table:style-name="ce10"/>
          <table:table-cell office:value-type="string" table:style-name="ce15">
            <text:p>Fecha de descarga:<text:s/><text:span text:style-name="T1">19/10/2025 20:55h</text:span></text:p>
          </table:table-cell>
          <table:table-cell table:number-columns-repeated="16374" table:style-name="ce11"/>
        </table:table-row>
        <table:table-row table:style-name="ro5">
          <table:table-cell table:style-name="ce12"/>
          <table:table-cell office:value-type="string" table:style-name="ce16">
            <text:p>Número de Cuenta:</text:p>
          </table:table-cell>
          <table:table-cell table:style-name="ce12"/>
          <table:table-cell office:value-type="string" table:style-name="ce17">
            <text:p>0073 0100 53 0826507572</text:p>
          </table:table-cell>
          <table:table-cell table:number-columns-repeated="6" table:style-name="ce12"/>
          <table:table-cell table:number-columns-repeated="16374" table:style-name="ce1"/>
        </table:table-row>
        <table:table-row table:style-name="ro1">
          <table:table-cell table:number-columns-repeated="10" table:style-name="ce12"/>
          <table:table-cell table:number-columns-repeated="16374" table:style-name="ce1"/>
        </table:table-row>
        <table:table-row table:style-name="ro1">
          <table:table-cell table:style-name="ce18"/>
          <table:table-cell office:value-type="string" table:style-name="ce19">
            <text:p>Descripción:</text:p>
          </table:table-cell>
          <table:table-cell table:style-name="ce12"/>
          <table:table-cell office:value-type="string" table:style-name="ce20">
            <text:p>CUENTA CORRIENTE OPEN</text:p>
          </table:table-cell>
          <table:table-cell table:number-columns-repeated="6" table:style-name="ce12"/>
          <table:table-cell table:number-columns-repeated="16374" table:style-name="ce1"/>
        </table:table-row>
        <table:table-row table:style-name="ro1">
          <table:table-cell table:style-name="ce18"/>
          <table:table-cell office:value-type="string" table:style-name="ce19">
            <text:p>Titular:</text:p>
          </table:table-cell>
          <table:table-cell table:style-name="ce12"/>
          <table:table-cell office:value-type="string" table:style-name="ce20">
            <text:p>CARDONA ALTES CRISTINA</text:p>
          </table:table-cell>
          <table:table-cell table:number-columns-repeated="6" table:style-name="ce12"/>
          <table:table-cell table:number-columns-repeated="16374" table:style-name="ce1"/>
        </table:table-row>
        <table:table-row table:style-name="ro1">
          <table:table-cell table:style-name="ce18"/>
          <table:table-cell office:value-type="string" table:style-name="ce19">
            <text:p>Saldo:</text:p>
          </table:table-cell>
          <table:table-cell table:style-name="ce12"/>
          <table:table-cell office:value-type="string" table:style-name="ce20">
            <text:p>148.612,08 EUR</text:p>
          </table:table-cell>
          <table:table-cell table:number-columns-repeated="6" table:style-name="ce12"/>
          <table:table-cell table:number-columns-repeated="16374" table:style-name="ce1"/>
        </table:table-row>
        <table:table-row table:style-name="ro6">
          <table:table-cell table:style-name="ce12"/>
          <table:table-cell office:value-type="string" table:style-name="ce21">
            <text:p>Lista de Movimientos</text:p>
          </table:table-cell>
          <table:table-cell table:number-columns-repeated="8" table:style-name="ce14"/>
          <table:table-cell table:number-columns-repeated="16374" table:style-name="ce1"/>
        </table:table-row>
        <table:table-row table:style-name="ro1">
          <table:table-cell table:number-columns-repeated="10" table:style-name="ce12"/>
          <table:table-cell table:number-columns-repeated="16374" table:style-name="ce1"/>
        </table:table-row>
        <table:table-row table:style-name="ro7">
          <table:table-cell table:style-name="ce10"/>
          <table:table-cell office:value-type="string" table:style-name="ce22">
            <text:p>Fecha Operación</text:p>
          </table:table-cell>
          <table:table-cell table:style-name="ce10"/>
          <table:table-cell office:value-type="string" table:style-name="ce22">
            <text:p>Fecha Valor</text:p>
          </table:table-cell>
          <table:table-cell table:style-name="ce10"/>
          <table:table-cell office:value-type="string" table:style-name="ce22">
            <text:p>Concepto</text:p>
          </table:table-cell>
          <table:table-cell table:style-name="ce10"/>
          <table:table-cell office:value-type="string" table:style-name="ce22">
            <text:p>Importe</text:p>
          </table:table-cell>
          <table:table-cell table:style-name="ce10"/>
          <table:table-cell office:value-type="string" table:style-name="ce22">
            <text:p>Saldo</text:p>
          </table:table-cell>
          <table:table-cell office:value-type="string" table:style-name="ce22">
            <text:p>Concepto</text:p>
          </table:table-cell>
          <table:table-cell office:value-type="string" table:style-name="ce22">
            <text:p>Periodo</text:p>
          </table:table-cell>
          <table:table-cell table:number-columns-repeated="16372" table:style-name="ce11"/>
        </table:table-row>
        <table:table-row table:style-name="ro8" table:visibility="collapse">
          <table:table-cell table:style-name="ce10"/>
          <table:table-cell office:value-type="date" office:date-value="2025-10-16T00:00:00" table:style-name="ce23">
            <text:p>16/10/2025</text:p>
          </table:table-cell>
          <table:table-cell table:style-name="ce24"/>
          <table:table-cell office:value-type="date" office:date-value="2025-10-16T00:00:00" table:style-name="ce23">
            <text:p>16/10/2025</text:p>
          </table:table-cell>
          <table:table-cell table:style-name="ce24"/>
          <table:table-cell office:value-type="string" table:style-name="ce25">
            <text:p>COMPRA EN BICING, CON LA TARJETA : 5489133221595208 EL 2025-10-16</text:p>
          </table:table-cell>
          <table:table-cell table:style-name="ce24"/>
          <table:table-cell office:value-type="float" office:value="-1.4" table:style-name="ce26">
            <text:p>-1,4</text:p>
          </table:table-cell>
          <table:table-cell table:style-name="ce24"/>
          <table:table-cell office:value-type="float" office:value="149621.45000000001" table:style-name="ce28">
            <text:p>149.621,4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10-08T00:00:00" table:style-name="ce23">
            <text:p>08/10/2025</text:p>
          </table:table-cell>
          <table:table-cell table:style-name="ce24"/>
          <table:table-cell office:value-type="date" office:date-value="2025-10-08T00:00:00" table:style-name="ce23">
            <text:p>08/10/2025</text:p>
          </table:table-cell>
          <table:table-cell table:style-name="ce24"/>
          <table:table-cell office:value-type="string" table:style-name="ce25">
            <text:p>DISPOSICION EN CAJERO CON LA TARJETA 5489133221595208, COMISION 0,00, EL 2025-10-08</text:p>
          </table:table-cell>
          <table:table-cell table:style-name="ce24"/>
          <table:table-cell office:value-type="float" office:value="-30" table:style-name="ce26">
            <text:p>-30</text:p>
          </table:table-cell>
          <table:table-cell table:style-name="ce24"/>
          <table:table-cell office:value-type="float" office:value="149622.85" table:style-name="ce29">
            <text:p>149.622,8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10-06T00:00:00" table:style-name="ce23">
            <text:p>06/10/2025</text:p>
          </table:table-cell>
          <table:table-cell table:style-name="ce24"/>
          <table:table-cell office:value-type="date" office:date-value="2025-10-06T00:00:00" table:style-name="ce23">
            <text:p>06/10/2025</text:p>
          </table:table-cell>
          <table:table-cell table:style-name="ce24"/>
          <table:table-cell office:value-type="string" table:style-name="ce25">
            <text:p>TRANSFERENCIA DE RATERA ,GISPETS ,JORDI NotProvided, REFERENCIA: 0073 0100 696 0ATZW95</text:p>
          </table:table-cell>
          <table:table-cell table:style-name="ce24"/>
          <table:table-cell office:value-type="float" office:value="147000" table:style-name="ce28">
            <text:p>147.000,00</text:p>
          </table:table-cell>
          <table:table-cell table:style-name="ce24"/>
          <table:table-cell office:value-type="float" office:value="149652.85" table:style-name="ce29">
            <text:p>149.652,8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10-03T00:00:00" table:style-name="ce23">
            <text:p>03/10/2025</text:p>
          </table:table-cell>
          <table:table-cell table:style-name="ce24"/>
          <table:table-cell office:value-type="date" office:date-value="2025-10-03T00:00:00" table:style-name="ce23">
            <text:p>03/10/2025</text:p>
          </table:table-cell>
          <table:table-cell table:style-name="ce24"/>
          <table:table-cell office:value-type="string" table:style-name="ce25">
            <text:p>RECIBO FUTBOL CLUB MARTINENC (CEM GUINARDO) Nº RECIBO 0073 0100 755 CMSWLTS REF. MANDATO 00001420150</text:p>
          </table:table-cell>
          <table:table-cell table:style-name="ce24"/>
          <table:table-cell office:value-type="float" office:value="-55.85" table:style-name="ce26">
            <text:p>-55,85</text:p>
          </table:table-cell>
          <table:table-cell table:style-name="ce24"/>
          <table:table-cell office:value-type="float" office:value="2652.85" table:style-name="ce29">
            <text:p>2.652,8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10-02T00:00:00" table:style-name="ce23">
            <text:p>02/10/2025</text:p>
          </table:table-cell>
          <table:table-cell table:style-name="ce24"/>
          <table:table-cell office:value-type="date" office:date-value="2025-10-02T00:00:00" table:style-name="ce23">
            <text:p>02/10/2025</text:p>
          </table:table-cell>
          <table:table-cell table:style-name="ce24"/>
          <table:table-cell office:value-type="string" table:style-name="ce25">
            <text:p>DISPOSICION EN CAJERO CON LA TARJETA 5489133221595208, COMISION 0,00, EL 2025-10-02</text:p>
          </table:table-cell>
          <table:table-cell table:style-name="ce24"/>
          <table:table-cell office:value-type="float" office:value="-200" table:style-name="ce26">
            <text:p>-200</text:p>
          </table:table-cell>
          <table:table-cell table:style-name="ce24"/>
          <table:table-cell office:value-type="float" office:value="2708.7" table:style-name="ce29">
            <text:p>2.708,70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10-02T00:00:00" table:style-name="ce23">
            <text:p>02/10/2025</text:p>
          </table:table-cell>
          <table:table-cell table:style-name="ce24"/>
          <table:table-cell office:value-type="date" office:date-value="2025-10-02T00:00:00" table:style-name="ce23">
            <text:p>02/10/2025</text:p>
          </table:table-cell>
          <table:table-cell table:style-name="ce24"/>
          <table:table-cell office:value-type="string" table:style-name="ce25">
            <text:p>TRANSFERENCIA A FAVOR DE Cristina Cardona Altés CONCEPTO: Gastos piso automátic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2908.7" table:style-name="ce29">
            <text:p>2.908,70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10-01T00:00:00" table:style-name="ce23">
            <text:p>01/10/2025</text:p>
          </table:table-cell>
          <table:table-cell table:style-name="ce24"/>
          <table:table-cell office:value-type="date" office:date-value="2025-10-01T00:00:00" table:style-name="ce23">
            <text:p>01/10/2025</text:p>
          </table:table-cell>
          <table:table-cell table:style-name="ce24"/>
          <table:table-cell office:value-type="string" table:style-name="ce25">
            <text:p>COMPRA EN BICING, CON LA TARJETA : 5489133221595208 EL 2025-10-01</text:p>
          </table:table-cell>
          <table:table-cell table:style-name="ce24"/>
          <table:table-cell office:value-type="float" office:value="-2.4500000000000002" table:style-name="ce26">
            <text:p>-2,45</text:p>
          </table:table-cell>
          <table:table-cell table:style-name="ce24"/>
          <table:table-cell office:value-type="float" office:value="2958.7" table:style-name="ce29">
            <text:p>2.958,70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9-30T00:00:00" table:style-name="ce23">
            <text:p>30/09/2025</text:p>
          </table:table-cell>
          <table:table-cell table:style-name="ce24"/>
          <table:table-cell office:value-type="date" office:date-value="2025-09-30T00:00:00" table:style-name="ce23">
            <text:p>30/09/2025</text:p>
          </table:table-cell>
          <table:table-cell table:style-name="ce24"/>
          <table:table-cell office:value-type="string" table:style-name="ce25">
            <text:p>TRANSFERENCIA A FAVOR DE Fincas Espona CONCEPTO: Certificado corriente de pago c/Londres 43, ático 2</text:p>
          </table:table-cell>
          <table:table-cell table:style-name="ce24"/>
          <table:table-cell office:value-type="float" office:value="-87.7" table:style-name="ce26">
            <text:p>-87,7</text:p>
          </table:table-cell>
          <table:table-cell table:style-name="ce24"/>
          <table:table-cell office:value-type="float" office:value="2961.15" table:style-name="ce29">
            <text:p>2.961,1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9-29T00:00:00" table:style-name="ce23">
            <text:p>29/09/2025</text:p>
          </table:table-cell>
          <table:table-cell table:style-name="ce24"/>
          <table:table-cell office:value-type="date" office:date-value="2025-09-29T00:00:00" table:style-name="ce23">
            <text:p>29/09/2025</text:p>
          </table:table-cell>
          <table:table-cell table:style-name="ce24"/>
          <table:table-cell office:value-type="string" table:style-name="ce25">
            <text:p>TRANSFERENCIA A FAVOR DE Cristina Cardona Altés CONCEPTO: Alq. CC H2</text:p>
          </table:table-cell>
          <table:table-cell table:style-name="ce24"/>
          <table:table-cell office:value-type="float" office:value="-485" table:style-name="ce26">
            <text:p>-485</text:p>
          </table:table-cell>
          <table:table-cell table:style-name="ce24"/>
          <table:table-cell office:value-type="float" office:value="3048.85" table:style-name="ce29">
            <text:p>3.048,8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9-26T00:00:00" table:style-name="ce23">
            <text:p>26/09/2025</text:p>
          </table:table-cell>
          <table:table-cell table:style-name="ce24"/>
          <table:table-cell office:value-type="date" office:date-value="2025-09-26T00:00:00" table:style-name="ce23">
            <text:p>26/09/2025</text:p>
          </table:table-cell>
          <table:table-cell table:style-name="ce24"/>
          <table:table-cell office:value-type="string" table:style-name="ce25">
            <text:p>TRANSFERENCIA A FAVOR DE CARDONA ALTES CRISTINA CONCEPTO: Reposicion fianza</text:p>
          </table:table-cell>
          <table:table-cell table:style-name="ce24"/>
          <table:table-cell office:value-type="float" office:value="-518" table:style-name="ce26">
            <text:p>-518</text:p>
          </table:table-cell>
          <table:table-cell table:style-name="ce24"/>
          <table:table-cell office:value-type="float" office:value="3533.85" table:style-name="ce29">
            <text:p>3.533,8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9-25T00:00:00" table:style-name="ce23">
            <text:p>25/09/2025</text:p>
          </table:table-cell>
          <table:table-cell table:style-name="ce24"/>
          <table:table-cell office:value-type="date" office:date-value="2025-09-25T00:00:00" table:style-name="ce23">
            <text:p>25/09/2025</text:p>
          </table:table-cell>
          <table:table-cell table:style-name="ce24"/>
          <table:table-cell office:value-type="string" table:style-name="ce25">
            <text:p>TRANSFERENCIA A FAVOR DE Cristina Cardona Altés CONCEPTO: Provision fondos Cuota autonomos</text:p>
          </table:table-cell>
          <table:table-cell table:style-name="ce24"/>
          <table:table-cell office:value-type="float" office:value="-90" table:style-name="ce26">
            <text:p>-90</text:p>
          </table:table-cell>
          <table:table-cell table:style-name="ce24"/>
          <table:table-cell office:value-type="float" office:value="4051.85" table:style-name="ce29">
            <text:p>4.051,8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9-16T00:00:00" table:style-name="ce23">
            <text:p>16/09/2025</text:p>
          </table:table-cell>
          <table:table-cell table:style-name="ce24"/>
          <table:table-cell office:value-type="date" office:date-value="2025-09-16T00:00:00" table:style-name="ce23">
            <text:p>16/09/2025</text:p>
          </table:table-cell>
          <table:table-cell table:style-name="ce24"/>
          <table:table-cell office:value-type="string" table:style-name="ce25">
            <text:p>COMPRA EN BICING, CON LA TARJETA : 5489133221595208 EL 2025-09-16</text:p>
          </table:table-cell>
          <table:table-cell table:style-name="ce24"/>
          <table:table-cell office:value-type="float" office:value="-5.0999999999999996" table:style-name="ce26">
            <text:p>-5,1</text:p>
          </table:table-cell>
          <table:table-cell table:style-name="ce24"/>
          <table:table-cell office:value-type="float" office:value="4141.8500000000004" table:style-name="ce29">
            <text:p>4.141,8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9-12T00:00:00" table:style-name="ce23">
            <text:p>12/09/2025</text:p>
          </table:table-cell>
          <table:table-cell table:style-name="ce24"/>
          <table:table-cell office:value-type="date" office:date-value="2025-09-12T00:00:00" table:style-name="ce23">
            <text:p>12/09/2025</text:p>
          </table:table-cell>
          <table:table-cell table:style-name="ce24"/>
          <table:table-cell office:value-type="string" table:style-name="ce25">
            <text:p>DISPOSICION EN CAJERO CON LA TARJETA 5489133221595208, COMISION 0,00, EL 2025-09-12</text:p>
          </table:table-cell>
          <table:table-cell table:style-name="ce24"/>
          <table:table-cell office:value-type="float" office:value="-160" table:style-name="ce26">
            <text:p>-160</text:p>
          </table:table-cell>
          <table:table-cell table:style-name="ce24"/>
          <table:table-cell office:value-type="float" office:value="4146.95" table:style-name="ce29">
            <text:p>4.146,9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9-03T00:00:00" table:style-name="ce23">
            <text:p>03/09/2025</text:p>
          </table:table-cell>
          <table:table-cell table:style-name="ce24"/>
          <table:table-cell office:value-type="date" office:date-value="2025-09-03T00:00:00" table:style-name="ce23">
            <text:p>03/09/2025</text:p>
          </table:table-cell>
          <table:table-cell table:style-name="ce24"/>
          <table:table-cell office:value-type="string" table:style-name="ce25">
            <text:p>RECIBO FUTBOL CLUB MARTINENC (CEM GUINARDO) Nº RECIBO 0073 0100 755 CMJMKKN REF. MANDATO 00001420150</text:p>
          </table:table-cell>
          <table:table-cell table:style-name="ce24"/>
          <table:table-cell office:value-type="float" office:value="-55.85" table:style-name="ce26">
            <text:p>-55,85</text:p>
          </table:table-cell>
          <table:table-cell table:style-name="ce24"/>
          <table:table-cell office:value-type="float" office:value="4306.95" table:style-name="ce29">
            <text:p>4.306,9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9-02T00:00:00" table:style-name="ce23">
            <text:p>02/09/2025</text:p>
          </table:table-cell>
          <table:table-cell table:style-name="ce24"/>
          <table:table-cell office:value-type="date" office:date-value="2025-09-02T00:00:00" table:style-name="ce23">
            <text:p>02/09/2025</text:p>
          </table:table-cell>
          <table:table-cell table:style-name="ce24"/>
          <table:table-cell office:value-type="string" table:style-name="ce25">
            <text:p>TRANSFERENCIA A FAVOR DE Cristina Cardona Altés CONCEPTO: Gastos piso automátic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4362.8" table:style-name="ce29">
            <text:p>4.362,80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9-01T00:00:00" table:style-name="ce23">
            <text:p>01/09/2025</text:p>
          </table:table-cell>
          <table:table-cell table:style-name="ce24"/>
          <table:table-cell office:value-type="date" office:date-value="2025-09-01T00:00:00" table:style-name="ce23">
            <text:p>01/09/2025</text:p>
          </table:table-cell>
          <table:table-cell table:style-name="ce24"/>
          <table:table-cell office:value-type="string" table:style-name="ce25">
            <text:p>COMPRA EN BICING, CON LA TARJETA : 5489133221595208 EL 2025-09-01</text:p>
          </table:table-cell>
          <table:table-cell table:style-name="ce24"/>
          <table:table-cell office:value-type="float" office:value="-0.35" table:style-name="ce26">
            <text:p>-0,35</text:p>
          </table:table-cell>
          <table:table-cell table:style-name="ce24"/>
          <table:table-cell office:value-type="float" office:value="4412.8" table:style-name="ce29">
            <text:p>4.412,80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29T00:00:00" table:style-name="ce23">
            <text:p>29/08/2025</text:p>
          </table:table-cell>
          <table:table-cell table:style-name="ce24"/>
          <table:table-cell office:value-type="date" office:date-value="2025-08-29T00:00:00" table:style-name="ce23">
            <text:p>29/08/2025</text:p>
          </table:table-cell>
          <table:table-cell table:style-name="ce24"/>
          <table:table-cell office:value-type="string" table:style-name="ce25">
            <text:p>TRANSFERENCIA A FAVOR DE Cristina Cardona Altés CONCEPTO: Alq. CC H2</text:p>
          </table:table-cell>
          <table:table-cell table:style-name="ce24"/>
          <table:table-cell office:value-type="float" office:value="-485" table:style-name="ce26">
            <text:p>-485</text:p>
          </table:table-cell>
          <table:table-cell table:style-name="ce24"/>
          <table:table-cell office:value-type="float" office:value="4413.1499999999996" table:style-name="ce29">
            <text:p>4.413,1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25T00:00:00" table:style-name="ce23">
            <text:p>25/08/2025</text:p>
          </table:table-cell>
          <table:table-cell table:style-name="ce24"/>
          <table:table-cell office:value-type="date" office:date-value="2025-08-25T00:00:00" table:style-name="ce23">
            <text:p>25/08/2025</text:p>
          </table:table-cell>
          <table:table-cell table:style-name="ce24"/>
          <table:table-cell office:value-type="string" table:style-name="ce25">
            <text:p>TRANSFERENCIA A FAVOR DE Cristina Cardona Altés CONCEPTO: Provision fondos Cuota autonomos</text:p>
          </table:table-cell>
          <table:table-cell table:style-name="ce24"/>
          <table:table-cell office:value-type="float" office:value="-90" table:style-name="ce26">
            <text:p>-90</text:p>
          </table:table-cell>
          <table:table-cell table:style-name="ce24"/>
          <table:table-cell office:value-type="float" office:value="4898.1499999999996" table:style-name="ce29">
            <text:p>4.898,1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21T00:00:00" table:style-name="ce23">
            <text:p>21/08/2025</text:p>
          </table:table-cell>
          <table:table-cell table:style-name="ce24"/>
          <table:table-cell office:value-type="date" office:date-value="2025-08-21T00:00:00" table:style-name="ce23">
            <text:p>21/08/2025</text:p>
          </table:table-cell>
          <table:table-cell table:style-name="ce24"/>
          <table:table-cell office:value-type="string" table:style-name="ce25">
            <text:p>COMPRA EN la Granja de Gracia, CON LA TARJETA : 5489133221595208 EL 2025-08-21</text:p>
          </table:table-cell>
          <table:table-cell table:style-name="ce24"/>
          <table:table-cell office:value-type="float" office:value="-17.7" table:style-name="ce26">
            <text:p>-17,7</text:p>
          </table:table-cell>
          <table:table-cell table:style-name="ce24"/>
          <table:table-cell office:value-type="float" office:value="4988.1499999999996" table:style-name="ce29">
            <text:p>4.988,1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21T00:00:00" table:style-name="ce23">
            <text:p>21/08/2025</text:p>
          </table:table-cell>
          <table:table-cell table:style-name="ce24"/>
          <table:table-cell office:value-type="date" office:date-value="2025-08-21T00:00:00" table:style-name="ce23">
            <text:p>21/08/2025</text:p>
          </table:table-cell>
          <table:table-cell table:style-name="ce24"/>
          <table:table-cell office:value-type="string" table:style-name="ce25">
            <text:p>TRANSFERENCIA DE BKF CONSULTING REAL STATE SL, CONCEPTO DEVOLUCION OFERTA ANTONIO MAURA</text:p>
          </table:table-cell>
          <table:table-cell table:style-name="ce24"/>
          <table:table-cell office:value-type="float" office:value="500" table:style-name="ce26">
            <text:p>500</text:p>
          </table:table-cell>
          <table:table-cell table:style-name="ce24"/>
          <table:table-cell office:value-type="float" office:value="5005.8500000000004" table:style-name="ce29">
            <text:p>5.005,8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19T00:00:00" table:style-name="ce23">
            <text:p>19/08/2025</text:p>
          </table:table-cell>
          <table:table-cell table:style-name="ce24"/>
          <table:table-cell office:value-type="date" office:date-value="2025-08-19T00:00:00" table:style-name="ce23">
            <text:p>19/08/2025</text:p>
          </table:table-cell>
          <table:table-cell table:style-name="ce24"/>
          <table:table-cell office:value-type="string" table:style-name="ce25">
            <text:p>TRANSFERENCIA A FAVOR DE Imasfincas CONCEPTO: Oferta Antonio Maura 27. Cristina Cardona</text:p>
          </table:table-cell>
          <table:table-cell table:style-name="ce24"/>
          <table:table-cell office:value-type="float" office:value="-500" table:style-name="ce26">
            <text:p>-500</text:p>
          </table:table-cell>
          <table:table-cell table:style-name="ce24"/>
          <table:table-cell office:value-type="float" office:value="4505.8500000000004" table:style-name="ce29">
            <text:p>4.505,8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18T00:00:00" table:style-name="ce23">
            <text:p>18/08/2025</text:p>
          </table:table-cell>
          <table:table-cell table:style-name="ce24"/>
          <table:table-cell office:value-type="date" office:date-value="2025-08-16T00:00:00" table:style-name="ce23">
            <text:p>16/08/2025</text:p>
          </table:table-cell>
          <table:table-cell table:style-name="ce24"/>
          <table:table-cell office:value-type="string" table:style-name="ce25">
            <text:p>COMPRA EN BICING, CON LA TARJETA : 5489133221595208 EL 2025-08-16</text:p>
          </table:table-cell>
          <table:table-cell table:style-name="ce24"/>
          <table:table-cell office:value-type="float" office:value="-1.4" table:style-name="ce26">
            <text:p>-1,4</text:p>
          </table:table-cell>
          <table:table-cell table:style-name="ce24"/>
          <table:table-cell office:value-type="float" office:value="5005.8500000000004" table:style-name="ce29">
            <text:p>5.005,8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14T00:00:00" table:style-name="ce23">
            <text:p>14/08/2025</text:p>
          </table:table-cell>
          <table:table-cell table:style-name="ce24"/>
          <table:table-cell office:value-type="date" office:date-value="2025-08-14T00:00:00" table:style-name="ce23">
            <text:p>14/08/2025</text:p>
          </table:table-cell>
          <table:table-cell table:style-name="ce24"/>
          <table:table-cell office:value-type="string" table:style-name="ce25">
            <text:p>BIZUM A FAVOR DE SYLVIA C A CONCEPTO: Sin concepto</text:p>
          </table:table-cell>
          <table:table-cell table:style-name="ce24"/>
          <table:table-cell office:value-type="float" office:value="-69" table:style-name="ce26">
            <text:p>-69</text:p>
          </table:table-cell>
          <table:table-cell table:style-name="ce24"/>
          <table:table-cell office:value-type="float" office:value="5007.25" table:style-name="ce29">
            <text:p>5.007,2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12T00:00:00" table:style-name="ce23">
            <text:p>12/08/2025</text:p>
          </table:table-cell>
          <table:table-cell table:style-name="ce24"/>
          <table:table-cell office:value-type="date" office:date-value="2025-08-12T00:00:00" table:style-name="ce23">
            <text:p>12/08/2025</text:p>
          </table:table-cell>
          <table:table-cell table:style-name="ce24"/>
          <table:table-cell office:value-type="string" table:style-name="ce25">
            <text:p>TRANSFERENCIA DE JAVIER CARDONA ALTES, CONCEPTO HERENCIA</text:p>
          </table:table-cell>
          <table:table-cell table:style-name="ce24"/>
          <table:table-cell office:value-type="float" office:value="2687" table:style-name="ce28">
            <text:p>2.687,00</text:p>
          </table:table-cell>
          <table:table-cell table:style-name="ce24"/>
          <table:table-cell office:value-type="float" office:value="5076.25" table:style-name="ce29">
            <text:p>5.076,2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11T00:00:00" table:style-name="ce23">
            <text:p>11/08/2025</text:p>
          </table:table-cell>
          <table:table-cell table:style-name="ce24"/>
          <table:table-cell office:value-type="date" office:date-value="2025-08-11T00:00:00" table:style-name="ce23">
            <text:p>11/08/2025</text:p>
          </table:table-cell>
          <table:table-cell table:style-name="ce24"/>
          <table:table-cell office:value-type="string" table:style-name="ce25">
            <text:p>INGRESO EN EFECTIVO</text:p>
          </table:table-cell>
          <table:table-cell table:style-name="ce24"/>
          <table:table-cell office:value-type="float" office:value="550" table:style-name="ce26">
            <text:p>550</text:p>
          </table:table-cell>
          <table:table-cell table:style-name="ce24"/>
          <table:table-cell office:value-type="float" office:value="2389.25" table:style-name="ce29">
            <text:p>2.389,2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11T00:00:00" table:style-name="ce23">
            <text:p>11/08/2025</text:p>
          </table:table-cell>
          <table:table-cell table:style-name="ce24"/>
          <table:table-cell office:value-type="date" office:date-value="2025-08-11T00:00:00" table:style-name="ce23">
            <text:p>11/08/2025</text:p>
          </table:table-cell>
          <table:table-cell table:style-name="ce24"/>
          <table:table-cell office:value-type="string" table:style-name="ce25">
            <text:p>BIZUM A FAVOR DE SYLVIA C A CONCEPTO: 2o pago de 2. Gastos legales</text:p>
          </table:table-cell>
          <table:table-cell table:style-name="ce24"/>
          <table:table-cell office:value-type="float" office:value="-592.91" table:style-name="ce26">
            <text:p>-592,91</text:p>
          </table:table-cell>
          <table:table-cell table:style-name="ce24"/>
          <table:table-cell office:value-type="float" office:value="1839.25" table:style-name="ce29">
            <text:p>1.839,2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11T00:00:00" table:style-name="ce23">
            <text:p>11/08/2025</text:p>
          </table:table-cell>
          <table:table-cell table:style-name="ce24"/>
          <table:table-cell office:value-type="date" office:date-value="2025-08-11T00:00:00" table:style-name="ce23">
            <text:p>11/08/2025</text:p>
          </table:table-cell>
          <table:table-cell table:style-name="ce24"/>
          <table:table-cell office:value-type="string" table:style-name="ce25">
            <text:p>BIZUM A FAVOR DE SYLVIA C A CONCEPTO: 1er pago de 2. Gastos legales</text:p>
          </table:table-cell>
          <table:table-cell table:style-name="ce24"/>
          <table:table-cell office:value-type="float" office:value="-600" table:style-name="ce26">
            <text:p>-600</text:p>
          </table:table-cell>
          <table:table-cell table:style-name="ce24"/>
          <table:table-cell office:value-type="float" office:value="2432.16" table:style-name="ce29">
            <text:p>2.432,1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11T00:00:00" table:style-name="ce23">
            <text:p>11/08/2025</text:p>
          </table:table-cell>
          <table:table-cell table:style-name="ce24"/>
          <table:table-cell office:value-type="date" office:date-value="2025-08-11T00:00:00" table:style-name="ce23">
            <text:p>11/08/2025</text:p>
          </table:table-cell>
          <table:table-cell table:style-name="ce24"/>
          <table:table-cell office:value-type="string" table:style-name="ce25">
            <text:p>SU ORDEN DE IMPOSICION EN CONTRATO A PLAZO 0073 0100 302 3835594</text:p>
          </table:table-cell>
          <table:table-cell table:style-name="ce24"/>
          <table:table-cell office:value-type="float" office:value="-15000" table:style-name="ce28">
            <text:p>-15.000,00</text:p>
          </table:table-cell>
          <table:table-cell table:style-name="ce24"/>
          <table:table-cell office:value-type="float" office:value="3032.16" table:style-name="ce29">
            <text:p>3.032,1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08T00:00:00" table:style-name="ce23">
            <text:p>08/08/2025</text:p>
          </table:table-cell>
          <table:table-cell table:style-name="ce24"/>
          <table:table-cell office:value-type="date" office:date-value="2025-08-08T00:00:00" table:style-name="ce23">
            <text:p>08/08/2025</text:p>
          </table:table-cell>
          <table:table-cell table:style-name="ce24"/>
          <table:table-cell office:value-type="string" table:style-name="ce25">
            <text:p>TRANSFERENCIA A FAVOR DE CARDONA ALTES CONCEPTO: Abono Adeslas de marzo a sept 25</text:p>
          </table:table-cell>
          <table:table-cell table:style-name="ce24"/>
          <table:table-cell office:value-type="float" office:value="-574.21" table:style-name="ce26">
            <text:p>-574,21</text:p>
          </table:table-cell>
          <table:table-cell table:style-name="ce24"/>
          <table:table-cell office:value-type="float" office:value="18032.16" table:style-name="ce29">
            <text:p>18.032,1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08T00:00:00" table:style-name="ce23">
            <text:p>08/08/2025</text:p>
          </table:table-cell>
          <table:table-cell table:style-name="ce24"/>
          <table:table-cell office:value-type="date" office:date-value="2025-08-08T00:00:00" table:style-name="ce23">
            <text:p>08/08/2025</text:p>
          </table:table-cell>
          <table:table-cell table:style-name="ce24"/>
          <table:table-cell office:value-type="string" table:style-name="ce25">
            <text:p>TRANSFERENCIA DE JUANA DE LORENA CARDONA ALTES, CONCEPTO TESTAMENTARIA JUANA DE LORENA CARDONA</text:p>
          </table:table-cell>
          <table:table-cell table:style-name="ce24"/>
          <table:table-cell office:value-type="float" office:value="18337.509999999998" table:style-name="ce28">
            <text:p>18.337,51</text:p>
          </table:table-cell>
          <table:table-cell table:style-name="ce24"/>
          <table:table-cell office:value-type="float" office:value="18606.37" table:style-name="ce29">
            <text:p>18.606,37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05T00:00:00" table:style-name="ce23">
            <text:p>05/08/2025</text:p>
          </table:table-cell>
          <table:table-cell table:style-name="ce24"/>
          <table:table-cell office:value-type="date" office:date-value="2025-08-05T00:00:00" table:style-name="ce23">
            <text:p>05/08/2025</text:p>
          </table:table-cell>
          <table:table-cell table:style-name="ce24"/>
          <table:table-cell office:value-type="string" table:style-name="ce25">
            <text:p>RECIBO FUTBOL CLUB MARTINENC (CEM GUINARDO) Nº RECIBO 0073 0100 755 CLZHVPZ REF. MANDATO 00001420150</text:p>
          </table:table-cell>
          <table:table-cell table:style-name="ce24"/>
          <table:table-cell office:value-type="float" office:value="-55.85" table:style-name="ce26">
            <text:p>-55,85</text:p>
          </table:table-cell>
          <table:table-cell table:style-name="ce24"/>
          <table:table-cell office:value-type="float" office:value="268.86" table:style-name="ce26">
            <text:p>268,8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04T00:00:00" table:style-name="ce23">
            <text:p>04/08/2025</text:p>
          </table:table-cell>
          <table:table-cell table:style-name="ce24"/>
          <table:table-cell office:value-type="date" office:date-value="2025-08-04T00:00:00" table:style-name="ce23">
            <text:p>04/08/2025</text:p>
          </table:table-cell>
          <table:table-cell table:style-name="ce24"/>
          <table:table-cell office:value-type="string" table:style-name="ce25">
            <text:p>TRANSFERENCIA A FAVOR DE Cristina Cardona Altés CONCEPTO: Gastos piso automátic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324.70999999999998" table:style-name="ce27">
            <text:p>324,7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8-01T00:00:00" table:style-name="ce23">
            <text:p>01/08/2025</text:p>
          </table:table-cell>
          <table:table-cell table:style-name="ce24"/>
          <table:table-cell office:value-type="date" office:date-value="2025-08-01T00:00:00" table:style-name="ce23">
            <text:p>01/08/2025</text:p>
          </table:table-cell>
          <table:table-cell table:style-name="ce24"/>
          <table:table-cell office:value-type="string" table:style-name="ce25">
            <text:p>COMPRA EN BICING, CON LA TARJETA : 5489133221595208 EL 2025-08-01</text:p>
          </table:table-cell>
          <table:table-cell table:style-name="ce24"/>
          <table:table-cell office:value-type="float" office:value="-1.75" table:style-name="ce26">
            <text:p>-1,75</text:p>
          </table:table-cell>
          <table:table-cell table:style-name="ce24"/>
          <table:table-cell office:value-type="float" office:value="374.71" table:style-name="ce27">
            <text:p>374,7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7-29T00:00:00" table:style-name="ce23">
            <text:p>29/07/2025</text:p>
          </table:table-cell>
          <table:table-cell table:style-name="ce24"/>
          <table:table-cell office:value-type="date" office:date-value="2025-07-29T00:00:00" table:style-name="ce23">
            <text:p>29/07/2025</text:p>
          </table:table-cell>
          <table:table-cell table:style-name="ce24"/>
          <table:table-cell office:value-type="string" table:style-name="ce25">
            <text:p>TRANSFERENCIA A FAVOR DE Cristina Cardona Altés CONCEPTO: Alq. CC H2</text:p>
          </table:table-cell>
          <table:table-cell table:style-name="ce24"/>
          <table:table-cell office:value-type="float" office:value="-485" table:style-name="ce26">
            <text:p>-485</text:p>
          </table:table-cell>
          <table:table-cell table:style-name="ce24"/>
          <table:table-cell office:value-type="float" office:value="376.46" table:style-name="ce27">
            <text:p>376,4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7-28T00:00:00" table:style-name="ce23">
            <text:p>28/07/2025</text:p>
          </table:table-cell>
          <table:table-cell table:style-name="ce24"/>
          <table:table-cell office:value-type="date" office:date-value="2025-07-25T00:00:00" table:style-name="ce23">
            <text:p>25/07/2025</text:p>
          </table:table-cell>
          <table:table-cell table:style-name="ce24"/>
          <table:table-cell office:value-type="string" table:style-name="ce25">
            <text:p>COMPRA EN BAR JOTA, CON LA TARJETA : 5489133221595208 EL 2025-07-25</text:p>
          </table:table-cell>
          <table:table-cell table:style-name="ce24"/>
          <table:table-cell office:value-type="float" office:value="-16.100000000000001" table:style-name="ce26">
            <text:p>-16,1</text:p>
          </table:table-cell>
          <table:table-cell table:style-name="ce24"/>
          <table:table-cell office:value-type="float" office:value="861.46" table:style-name="ce27">
            <text:p>861,4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7-25T00:00:00" table:style-name="ce23">
            <text:p>25/07/2025</text:p>
          </table:table-cell>
          <table:table-cell table:style-name="ce24"/>
          <table:table-cell office:value-type="date" office:date-value="2025-07-25T00:00:00" table:style-name="ce23">
            <text:p>25/07/2025</text:p>
          </table:table-cell>
          <table:table-cell table:style-name="ce24"/>
          <table:table-cell office:value-type="string" table:style-name="ce25">
            <text:p>TRANSFERENCIA A FAVOR DE Cristina Cardona Altés CONCEPTO: Provision fondos Cuota autonomos</text:p>
          </table:table-cell>
          <table:table-cell table:style-name="ce24"/>
          <table:table-cell office:value-type="float" office:value="-90" table:style-name="ce26">
            <text:p>-90</text:p>
          </table:table-cell>
          <table:table-cell table:style-name="ce24"/>
          <table:table-cell office:value-type="float" office:value="877.56" table:style-name="ce27">
            <text:p>877,5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7-17T00:00:00" table:style-name="ce23">
            <text:p>17/07/2025</text:p>
          </table:table-cell>
          <table:table-cell table:style-name="ce24"/>
          <table:table-cell office:value-type="date" office:date-value="2025-07-17T00:00:00" table:style-name="ce23">
            <text:p>17/07/2025</text:p>
          </table:table-cell>
          <table:table-cell table:style-name="ce24"/>
          <table:table-cell office:value-type="string" table:style-name="ce25">
            <text:p>COMPRA EN BICING, CON LA TARJETA : 5489133221595208 EL 2025-07-17</text:p>
          </table:table-cell>
          <table:table-cell table:style-name="ce24"/>
          <table:table-cell office:value-type="float" office:value="-0.35" table:style-name="ce26">
            <text:p>-0,35</text:p>
          </table:table-cell>
          <table:table-cell table:style-name="ce24"/>
          <table:table-cell office:value-type="float" office:value="967.56" table:style-name="ce27">
            <text:p>967,5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7-16T00:00:00" table:style-name="ce23">
            <text:p>16/07/2025</text:p>
          </table:table-cell>
          <table:table-cell table:style-name="ce24"/>
          <table:table-cell office:value-type="date" office:date-value="2025-07-16T00:00:00" table:style-name="ce23">
            <text:p>16/07/2025</text:p>
          </table:table-cell>
          <table:table-cell table:style-name="ce24"/>
          <table:table-cell office:value-type="string" table:style-name="ce25">
            <text:p>BIZUM A FAVOR DE ANURADHA M G CONCEPTO: Sin concepto</text:p>
          </table:table-cell>
          <table:table-cell table:style-name="ce24"/>
          <table:table-cell office:value-type="float" office:value="-18" table:style-name="ce26">
            <text:p>-18</text:p>
          </table:table-cell>
          <table:table-cell table:style-name="ce24"/>
          <table:table-cell office:value-type="float" office:value="967.91" table:style-name="ce27">
            <text:p>967,9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7-16T00:00:00" table:style-name="ce23">
            <text:p>16/07/2025</text:p>
          </table:table-cell>
          <table:table-cell table:style-name="ce24"/>
          <table:table-cell office:value-type="date" office:date-value="2025-07-16T00:00:00" table:style-name="ce23">
            <text:p>16/07/2025</text:p>
          </table:table-cell>
          <table:table-cell table:style-name="ce24"/>
          <table:table-cell office:value-type="string" table:style-name="ce25">
            <text:p>COMPRA EN BICING, CON LA TARJETA : 5489133221595208 EL 2025-07-16</text:p>
          </table:table-cell>
          <table:table-cell table:style-name="ce24"/>
          <table:table-cell office:value-type="float" office:value="-3.7" table:style-name="ce26">
            <text:p>-3,7</text:p>
          </table:table-cell>
          <table:table-cell table:style-name="ce24"/>
          <table:table-cell office:value-type="float" office:value="985.91" table:style-name="ce27">
            <text:p>985,9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7-04T00:00:00" table:style-name="ce23">
            <text:p>04/07/2025</text:p>
          </table:table-cell>
          <table:table-cell table:style-name="ce24"/>
          <table:table-cell office:value-type="date" office:date-value="2025-07-04T00:00:00" table:style-name="ce23">
            <text:p>04/07/2025</text:p>
          </table:table-cell>
          <table:table-cell table:style-name="ce24"/>
          <table:table-cell office:value-type="string" table:style-name="ce25">
            <text:p>REGULARIZACION COMPRA EN BICING, CON LA TARJETA : 5489133221595208 EL 2025-07-04</text:p>
          </table:table-cell>
          <table:table-cell table:style-name="ce24"/>
          <table:table-cell office:value-type="float" office:value="0.7" table:style-name="ce26">
            <text:p>0,7</text:p>
          </table:table-cell>
          <table:table-cell table:style-name="ce24"/>
          <table:table-cell office:value-type="float" office:value="989.61" table:style-name="ce27">
            <text:p>989,6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7-03T00:00:00" table:style-name="ce23">
            <text:p>03/07/2025</text:p>
          </table:table-cell>
          <table:table-cell table:style-name="ce24"/>
          <table:table-cell office:value-type="date" office:date-value="2025-07-03T00:00:00" table:style-name="ce23">
            <text:p>03/07/2025</text:p>
          </table:table-cell>
          <table:table-cell table:style-name="ce24"/>
          <table:table-cell office:value-type="string" table:style-name="ce25">
            <text:p>RECIBO FUTBOL CLUB MARTINENC (CEM GUINARDO) Nº RECIBO 0073 0100 755 CLPTMTP REF. MANDATO 00001420150</text:p>
          </table:table-cell>
          <table:table-cell table:style-name="ce24"/>
          <table:table-cell office:value-type="float" office:value="-55.85" table:style-name="ce26">
            <text:p>-55,85</text:p>
          </table:table-cell>
          <table:table-cell table:style-name="ce24"/>
          <table:table-cell office:value-type="float" office:value="988.91" table:style-name="ce27">
            <text:p>988,9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7-02T00:00:00" table:style-name="ce23">
            <text:p>02/07/2025</text:p>
          </table:table-cell>
          <table:table-cell table:style-name="ce24"/>
          <table:table-cell office:value-type="date" office:date-value="2025-07-02T00:00:00" table:style-name="ce23">
            <text:p>02/07/2025</text:p>
          </table:table-cell>
          <table:table-cell table:style-name="ce24"/>
          <table:table-cell office:value-type="string" table:style-name="ce25">
            <text:p>TRANSFERENCIA A FAVOR DE Cristina Cardona Altés CONCEPTO: Gastos piso automátic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1044.76" table:style-name="ce28">
            <text:p>1.044,7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7-01T00:00:00" table:style-name="ce23">
            <text:p>01/07/2025</text:p>
          </table:table-cell>
          <table:table-cell table:style-name="ce24"/>
          <table:table-cell office:value-type="date" office:date-value="2025-07-01T00:00:00" table:style-name="ce23">
            <text:p>01/07/2025</text:p>
          </table:table-cell>
          <table:table-cell table:style-name="ce24"/>
          <table:table-cell office:value-type="string" table:style-name="ce25">
            <text:p>COMPRA EN BICING, CON LA TARJETA : 5489133221595208 EL 2025-07-01</text:p>
          </table:table-cell>
          <table:table-cell table:style-name="ce24"/>
          <table:table-cell office:value-type="float" office:value="-2.1" table:style-name="ce26">
            <text:p>-2,1</text:p>
          </table:table-cell>
          <table:table-cell table:style-name="ce24"/>
          <table:table-cell office:value-type="float" office:value="1094.76" table:style-name="ce29">
            <text:p>1.094,7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6-30T00:00:00" table:style-name="ce23">
            <text:p>30/06/2025</text:p>
          </table:table-cell>
          <table:table-cell table:style-name="ce24"/>
          <table:table-cell office:value-type="date" office:date-value="2025-06-30T00:00:00" table:style-name="ce23">
            <text:p>30/06/2025</text:p>
          </table:table-cell>
          <table:table-cell table:style-name="ce24"/>
          <table:table-cell office:value-type="string" table:style-name="ce25">
            <text:p>TRANSFERENCIA A FAVOR DE Cristina Cardona Altés CONCEPTO: Alq. CC H2</text:p>
          </table:table-cell>
          <table:table-cell table:style-name="ce24"/>
          <table:table-cell office:value-type="float" office:value="-485" table:style-name="ce26">
            <text:p>-485</text:p>
          </table:table-cell>
          <table:table-cell table:style-name="ce24"/>
          <table:table-cell office:value-type="float" office:value="1096.8599999999999" table:style-name="ce29">
            <text:p>1.096,8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6-25T00:00:00" table:style-name="ce23">
            <text:p>25/06/2025</text:p>
          </table:table-cell>
          <table:table-cell table:style-name="ce24"/>
          <table:table-cell office:value-type="date" office:date-value="2025-06-25T00:00:00" table:style-name="ce23">
            <text:p>25/06/2025</text:p>
          </table:table-cell>
          <table:table-cell table:style-name="ce24"/>
          <table:table-cell office:value-type="string" table:style-name="ce25">
            <text:p>TRANSFERENCIA A FAVOR DE Cristina Cardona Altés CONCEPTO: Provision fondos Cuota autonomos</text:p>
          </table:table-cell>
          <table:table-cell table:style-name="ce24"/>
          <table:table-cell office:value-type="float" office:value="-90" table:style-name="ce26">
            <text:p>-90</text:p>
          </table:table-cell>
          <table:table-cell table:style-name="ce24"/>
          <table:table-cell office:value-type="float" office:value="1581.86" table:style-name="ce29">
            <text:p>1.581,8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6-17T00:00:00" table:style-name="ce23">
            <text:p>17/06/2025</text:p>
          </table:table-cell>
          <table:table-cell table:style-name="ce24"/>
          <table:table-cell office:value-type="date" office:date-value="2025-06-17T00:00:00" table:style-name="ce23">
            <text:p>17/06/2025</text:p>
          </table:table-cell>
          <table:table-cell table:style-name="ce24"/>
          <table:table-cell office:value-type="string" table:style-name="ce25">
            <text:p>BIZUM DE Michelle D T CONCEPTO 40 euros que faltaban de los 100</text:p>
          </table:table-cell>
          <table:table-cell table:style-name="ce24"/>
          <table:table-cell office:value-type="float" office:value="40" table:style-name="ce26">
            <text:p>40</text:p>
          </table:table-cell>
          <table:table-cell table:style-name="ce24"/>
          <table:table-cell office:value-type="float" office:value="1671.86" table:style-name="ce29">
            <text:p>1.671,8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6-16T00:00:00" table:style-name="ce23">
            <text:p>16/06/2025</text:p>
          </table:table-cell>
          <table:table-cell table:style-name="ce24"/>
          <table:table-cell office:value-type="date" office:date-value="2025-06-16T00:00:00" table:style-name="ce23">
            <text:p>16/06/2025</text:p>
          </table:table-cell>
          <table:table-cell table:style-name="ce24"/>
          <table:table-cell office:value-type="string" table:style-name="ce25">
            <text:p>COMPRA EN BICING, CON LA TARJETA : 5489133221595208 EL 2025-06-16</text:p>
          </table:table-cell>
          <table:table-cell table:style-name="ce24"/>
          <table:table-cell office:value-type="float" office:value="-0.35" table:style-name="ce26">
            <text:p>-0,35</text:p>
          </table:table-cell>
          <table:table-cell table:style-name="ce24"/>
          <table:table-cell office:value-type="float" office:value="1631.86" table:style-name="ce29">
            <text:p>1.631,8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6-13T00:00:00" table:style-name="ce23">
            <text:p>13/06/2025</text:p>
          </table:table-cell>
          <table:table-cell table:style-name="ce24"/>
          <table:table-cell office:value-type="date" office:date-value="2025-06-13T00:00:00" table:style-name="ce23">
            <text:p>13/06/2025</text:p>
          </table:table-cell>
          <table:table-cell table:style-name="ce24"/>
          <table:table-cell office:value-type="string" table:style-name="ce25">
            <text:p>TRANSFERENCIA A FAVOR DE CARDONA ALTES CRISTINA CONCEPTO: Provision para alquiler</text:p>
          </table:table-cell>
          <table:table-cell table:style-name="ce24"/>
          <table:table-cell office:value-type="float" office:value="-650" table:style-name="ce26">
            <text:p>-650</text:p>
          </table:table-cell>
          <table:table-cell table:style-name="ce24"/>
          <table:table-cell office:value-type="float" office:value="1632.21" table:style-name="ce29">
            <text:p>1.632,2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6-13T00:00:00" table:style-name="ce23">
            <text:p>13/06/2025</text:p>
          </table:table-cell>
          <table:table-cell table:style-name="ce24"/>
          <table:table-cell office:value-type="date" office:date-value="2025-06-13T00:00:00" table:style-name="ce23">
            <text:p>13/06/2025</text:p>
          </table:table-cell>
          <table:table-cell table:style-name="ce24"/>
          <table:table-cell office:value-type="string" table:style-name="ce25">
            <text:p>TRANSFERENCIA A FAVOR DE CARDONA ALTES CRISTINA CONCEPTO: Traspaso interno</text:p>
          </table:table-cell>
          <table:table-cell table:style-name="ce24"/>
          <table:table-cell office:value-type="float" office:value="-600" table:style-name="ce26">
            <text:p>-600</text:p>
          </table:table-cell>
          <table:table-cell table:style-name="ce24"/>
          <table:table-cell office:value-type="float" office:value="2282.21" table:style-name="ce29">
            <text:p>2.282,2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6-06T00:00:00" table:style-name="ce23">
            <text:p>06/06/2025</text:p>
          </table:table-cell>
          <table:table-cell table:style-name="ce24"/>
          <table:table-cell office:value-type="date" office:date-value="2025-06-06T00:00:00" table:style-name="ce23">
            <text:p>06/06/2025</text:p>
          </table:table-cell>
          <table:table-cell table:style-name="ce24"/>
          <table:table-cell office:value-type="string" table:style-name="ce25">
            <text:p>COMPRA EN BICING, CON LA TARJETA : 5489133221595208 EL 2025-06-06</text:p>
          </table:table-cell>
          <table:table-cell table:style-name="ce24"/>
          <table:table-cell office:value-type="float" office:value="-1.4" table:style-name="ce26">
            <text:p>-1,4</text:p>
          </table:table-cell>
          <table:table-cell table:style-name="ce24"/>
          <table:table-cell office:value-type="float" office:value="2882.21" table:style-name="ce29">
            <text:p>2.882,2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6-06T00:00:00" table:style-name="ce23">
            <text:p>06/06/2025</text:p>
          </table:table-cell>
          <table:table-cell table:style-name="ce24"/>
          <table:table-cell office:value-type="date" office:date-value="2025-06-06T00:00:00" table:style-name="ce23">
            <text:p>06/06/2025</text:p>
          </table:table-cell>
          <table:table-cell table:style-name="ce24"/>
          <table:table-cell office:value-type="string" table:style-name="ce25">
            <text:p>COMPRA EN BICING, CON LA TARJETA : 5489133221595208 EL 2025-06-06</text:p>
          </table:table-cell>
          <table:table-cell table:style-name="ce24"/>
          <table:table-cell office:value-type="float" office:value="-1.05" table:style-name="ce26">
            <text:p>-1,05</text:p>
          </table:table-cell>
          <table:table-cell table:style-name="ce24"/>
          <table:table-cell office:value-type="float" office:value="2883.61" table:style-name="ce29">
            <text:p>2.883,6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6-04T00:00:00" table:style-name="ce23">
            <text:p>04/06/2025</text:p>
          </table:table-cell>
          <table:table-cell table:style-name="ce24"/>
          <table:table-cell office:value-type="date" office:date-value="2025-06-04T00:00:00" table:style-name="ce23">
            <text:p>04/06/2025</text:p>
          </table:table-cell>
          <table:table-cell table:style-name="ce24"/>
          <table:table-cell office:value-type="string" table:style-name="ce25">
            <text:p>RECIBO FUTBOL CLUB MARTINENC (CEM GUINARDO) Nº RECIBO 0073 0100 755 CLFLDSS REF. MANDATO 00001420150</text:p>
          </table:table-cell>
          <table:table-cell table:style-name="ce24"/>
          <table:table-cell office:value-type="float" office:value="-55.85" table:style-name="ce26">
            <text:p>-55,85</text:p>
          </table:table-cell>
          <table:table-cell table:style-name="ce24"/>
          <table:table-cell office:value-type="float" office:value="2884.66" table:style-name="ce29">
            <text:p>2.884,6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6-02T00:00:00" table:style-name="ce23">
            <text:p>02/06/2025</text:p>
          </table:table-cell>
          <table:table-cell table:style-name="ce24"/>
          <table:table-cell office:value-type="date" office:date-value="2025-06-02T00:00:00" table:style-name="ce23">
            <text:p>02/06/2025</text:p>
          </table:table-cell>
          <table:table-cell table:style-name="ce24"/>
          <table:table-cell office:value-type="string" table:style-name="ce25">
            <text:p>TRANSFERENCIA A FAVOR DE Cristina Cardona Altés CONCEPTO: Gastos piso automátic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2940.51" table:style-name="ce29">
            <text:p>2.940,5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5-28T00:00:00" table:style-name="ce23">
            <text:p>28/05/2025</text:p>
          </table:table-cell>
          <table:table-cell table:style-name="ce24"/>
          <table:table-cell office:value-type="date" office:date-value="2025-05-28T00:00:00" table:style-name="ce23">
            <text:p>28/05/2025</text:p>
          </table:table-cell>
          <table:table-cell table:style-name="ce24"/>
          <table:table-cell office:value-type="string" table:style-name="ce25">
            <text:p>INGRESO EN EFECTIVO</text:p>
          </table:table-cell>
          <table:table-cell table:style-name="ce24"/>
          <table:table-cell office:value-type="float" office:value="600" table:style-name="ce26">
            <text:p>600</text:p>
          </table:table-cell>
          <table:table-cell table:style-name="ce24"/>
          <table:table-cell office:value-type="float" office:value="2990.51" table:style-name="ce29">
            <text:p>2.990,5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5-16T00:00:00" table:style-name="ce23">
            <text:p>16/05/2025</text:p>
          </table:table-cell>
          <table:table-cell table:style-name="ce24"/>
          <table:table-cell office:value-type="date" office:date-value="2025-05-16T00:00:00" table:style-name="ce23">
            <text:p>16/05/2025</text:p>
          </table:table-cell>
          <table:table-cell table:style-name="ce24"/>
          <table:table-cell office:value-type="string" table:style-name="ce25">
            <text:p>COMPRA EN BICING, CON LA TARJETA : 5489133221595208 EL 2025-05-16</text:p>
          </table:table-cell>
          <table:table-cell table:style-name="ce24"/>
          <table:table-cell office:value-type="float" office:value="-1.4" table:style-name="ce26">
            <text:p>-1,4</text:p>
          </table:table-cell>
          <table:table-cell table:style-name="ce24"/>
          <table:table-cell office:value-type="float" office:value="2390.5100000000002" table:style-name="ce29">
            <text:p>2.390,5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5-12T00:00:00" table:style-name="ce23">
            <text:p>12/05/2025</text:p>
          </table:table-cell>
          <table:table-cell table:style-name="ce24"/>
          <table:table-cell office:value-type="date" office:date-value="2025-05-12T00:00:00" table:style-name="ce23">
            <text:p>12/05/2025</text:p>
          </table:table-cell>
          <table:table-cell table:style-name="ce24"/>
          <table:table-cell office:value-type="string" table:style-name="ce25">
            <text:p>TRANSFERENCIA DE CRISTINA CARDONA ALTES, CONCEPTO REINTEGRO ARQUITECTO TECNICO</text:p>
          </table:table-cell>
          <table:table-cell table:style-name="ce24"/>
          <table:table-cell office:value-type="float" office:value="362.82" table:style-name="ce26">
            <text:p>362,82</text:p>
          </table:table-cell>
          <table:table-cell table:style-name="ce24"/>
          <table:table-cell office:value-type="float" office:value="2391.91" table:style-name="ce29">
            <text:p>2.391,9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5-08T00:00:00" table:style-name="ce23">
            <text:p>08/05/2025</text:p>
          </table:table-cell>
          <table:table-cell table:style-name="ce24"/>
          <table:table-cell office:value-type="date" office:date-value="2025-05-08T00:00:00" table:style-name="ce23">
            <text:p>08/05/2025</text:p>
          </table:table-cell>
          <table:table-cell table:style-name="ce24"/>
          <table:table-cell office:value-type="string" table:style-name="ce25">
            <text:p>BIZUM A FAVOR DE CARLOS ANTONIO ESTEVE GONZALEZ CONCEPTO: fra 11 2t restante 50pc cedula y ce</text:p>
          </table:table-cell>
          <table:table-cell table:style-name="ce24"/>
          <table:table-cell office:value-type="float" office:value="-145.19999999999999" table:style-name="ce26">
            <text:p>-145,2</text:p>
          </table:table-cell>
          <table:table-cell table:style-name="ce24"/>
          <table:table-cell office:value-type="float" office:value="2029.09" table:style-name="ce29">
            <text:p>2.029,0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5-06T00:00:00" table:style-name="ce23">
            <text:p>06/05/2025</text:p>
          </table:table-cell>
          <table:table-cell table:style-name="ce24"/>
          <table:table-cell office:value-type="date" office:date-value="2025-05-06T00:00:00" table:style-name="ce23">
            <text:p>06/05/2025</text:p>
          </table:table-cell>
          <table:table-cell table:style-name="ce24"/>
          <table:table-cell office:value-type="string" table:style-name="ce25">
            <text:p>RECIBO FUTBOL CLUB MARTINENC (CEM GUINARDO) Nº RECIBO 0073 0100 755 CKVFGNC REF. MANDATO 00001420150</text:p>
          </table:table-cell>
          <table:table-cell table:style-name="ce24"/>
          <table:table-cell office:value-type="float" office:value="-55.85" table:style-name="ce26">
            <text:p>-55,85</text:p>
          </table:table-cell>
          <table:table-cell table:style-name="ce24"/>
          <table:table-cell office:value-type="float" office:value="2174.29" table:style-name="ce29">
            <text:p>2.174,2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5-02T00:00:00" table:style-name="ce23">
            <text:p>02/05/2025</text:p>
          </table:table-cell>
          <table:table-cell table:style-name="ce24"/>
          <table:table-cell office:value-type="date" office:date-value="2025-05-02T00:00:00" table:style-name="ce23">
            <text:p>02/05/2025</text:p>
          </table:table-cell>
          <table:table-cell table:style-name="ce24"/>
          <table:table-cell office:value-type="string" table:style-name="ce25">
            <text:p>TRANSFERENCIA A FAVOR DE Cristina Cardona Altés CONCEPTO: Gastos piso automátic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2230.14" table:style-name="ce29">
            <text:p>2.230,1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5-02T00:00:00" table:style-name="ce23">
            <text:p>02/05/2025</text:p>
          </table:table-cell>
          <table:table-cell table:style-name="ce24"/>
          <table:table-cell office:value-type="date" office:date-value="2025-05-01T00:00:00" table:style-name="ce23">
            <text:p>01/05/2025</text:p>
          </table:table-cell>
          <table:table-cell table:style-name="ce24"/>
          <table:table-cell office:value-type="string" table:style-name="ce25">
            <text:p>COMPRA EN BICING, CON LA TARJETA : 5489133221595208 EL 2025-05-01</text:p>
          </table:table-cell>
          <table:table-cell table:style-name="ce24"/>
          <table:table-cell office:value-type="float" office:value="-1.75" table:style-name="ce26">
            <text:p>-1,75</text:p>
          </table:table-cell>
          <table:table-cell table:style-name="ce24"/>
          <table:table-cell office:value-type="float" office:value="2280.14" table:style-name="ce29">
            <text:p>2.280,1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4-28T00:00:00" table:style-name="ce23">
            <text:p>28/04/2025</text:p>
          </table:table-cell>
          <table:table-cell table:style-name="ce24"/>
          <table:table-cell office:value-type="date" office:date-value="2025-04-28T00:00:00" table:style-name="ce23">
            <text:p>28/04/2025</text:p>
          </table:table-cell>
          <table:table-cell table:style-name="ce24"/>
          <table:table-cell office:value-type="string" table:style-name="ce25">
            <text:p>DISPOSICION EN CAJERO CON LA TARJETA 5489133221595208, COMISION 0,00, EL 2025-04-28</text:p>
          </table:table-cell>
          <table:table-cell table:style-name="ce24"/>
          <table:table-cell office:value-type="float" office:value="-60" table:style-name="ce26">
            <text:p>-60</text:p>
          </table:table-cell>
          <table:table-cell table:style-name="ce24"/>
          <table:table-cell office:value-type="float" office:value="2281.89" table:style-name="ce29">
            <text:p>2.281,8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4-28T00:00:00" table:style-name="ce23">
            <text:p>28/04/2025</text:p>
          </table:table-cell>
          <table:table-cell table:style-name="ce24"/>
          <table:table-cell office:value-type="date" office:date-value="2025-04-28T00:00:00" table:style-name="ce23">
            <text:p>28/04/2025</text:p>
          </table:table-cell>
          <table:table-cell table:style-name="ce24"/>
          <table:table-cell office:value-type="string" table:style-name="ce25">
            <text:p>TRANSFERENCIA A FAVOR DE CARDONA ALTES CRISTINA CONCEPTO: Traspaso interno</text:p>
          </table:table-cell>
          <table:table-cell table:style-name="ce24"/>
          <table:table-cell office:value-type="float" office:value="-100" table:style-name="ce26">
            <text:p>-100</text:p>
          </table:table-cell>
          <table:table-cell table:style-name="ce24"/>
          <table:table-cell office:value-type="float" office:value="2341.89" table:style-name="ce29">
            <text:p>2.341,8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4-28T00:00:00" table:style-name="ce23">
            <text:p>28/04/2025</text:p>
          </table:table-cell>
          <table:table-cell table:style-name="ce24"/>
          <table:table-cell office:value-type="date" office:date-value="2025-04-26T00:00:00" table:style-name="ce23">
            <text:p>26/04/2025</text:p>
          </table:table-cell>
          <table:table-cell table:style-name="ce24"/>
          <table:table-cell office:value-type="string" table:style-name="ce25">
            <text:p>BIZUM DE Michelle Di Terlizzi CONCEPTO Alquiler ultima semana abril</text:p>
          </table:table-cell>
          <table:table-cell table:style-name="ce24"/>
          <table:table-cell office:value-type="float" office:value="112.5" table:style-name="ce26">
            <text:p>112,5</text:p>
          </table:table-cell>
          <table:table-cell table:style-name="ce24"/>
          <table:table-cell office:value-type="float" office:value="2441.89" table:style-name="ce29">
            <text:p>2.441,8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4-28T00:00:00" table:style-name="ce23">
            <text:p>28/04/2025</text:p>
          </table:table-cell>
          <table:table-cell table:style-name="ce24"/>
          <table:table-cell office:value-type="date" office:date-value="2025-04-26T00:00:00" table:style-name="ce23">
            <text:p>26/04/2025</text:p>
          </table:table-cell>
          <table:table-cell table:style-name="ce24"/>
          <table:table-cell office:value-type="string" table:style-name="ce25">
            <text:p>BIZUM DE Michelle Di Terlizzi CONCEPTO 350 de 850 para entrada</text:p>
          </table:table-cell>
          <table:table-cell table:style-name="ce24"/>
          <table:table-cell office:value-type="float" office:value="350" table:style-name="ce26">
            <text:p>350</text:p>
          </table:table-cell>
          <table:table-cell table:style-name="ce24"/>
          <table:table-cell office:value-type="float" office:value="2329.39" table:style-name="ce29">
            <text:p>2.329,3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4-28T00:00:00" table:style-name="ce23">
            <text:p>28/04/2025</text:p>
          </table:table-cell>
          <table:table-cell table:style-name="ce24"/>
          <table:table-cell office:value-type="date" office:date-value="2025-04-26T00:00:00" table:style-name="ce23">
            <text:p>26/04/2025</text:p>
          </table:table-cell>
          <table:table-cell table:style-name="ce24"/>
          <table:table-cell office:value-type="string" table:style-name="ce25">
            <text:p>BIZUM DE Michelle Di Terlizzi CONCEPTO 500 de 850 para la entrada</text:p>
          </table:table-cell>
          <table:table-cell table:style-name="ce24"/>
          <table:table-cell office:value-type="float" office:value="500" table:style-name="ce26">
            <text:p>500</text:p>
          </table:table-cell>
          <table:table-cell table:style-name="ce24"/>
          <table:table-cell office:value-type="float" office:value="1979.39" table:style-name="ce29">
            <text:p>1.979,3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4-16T00:00:00" table:style-name="ce23">
            <text:p>16/04/2025</text:p>
          </table:table-cell>
          <table:table-cell table:style-name="ce24"/>
          <table:table-cell office:value-type="date" office:date-value="2025-04-16T00:00:00" table:style-name="ce23">
            <text:p>16/04/2025</text:p>
          </table:table-cell>
          <table:table-cell table:style-name="ce24"/>
          <table:table-cell office:value-type="string" table:style-name="ce25">
            <text:p>COMPRA EN BICING, CON LA TARJETA : 5489133221595208 EL 2025-04-16</text:p>
          </table:table-cell>
          <table:table-cell table:style-name="ce24"/>
          <table:table-cell office:value-type="float" office:value="-0.7" table:style-name="ce26">
            <text:p>-0,7</text:p>
          </table:table-cell>
          <table:table-cell table:style-name="ce24"/>
          <table:table-cell office:value-type="float" office:value="1479.39" table:style-name="ce29">
            <text:p>1.479,3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4-15T00:00:00" table:style-name="ce23">
            <text:p>15/04/2025</text:p>
          </table:table-cell>
          <table:table-cell table:style-name="ce24"/>
          <table:table-cell office:value-type="date" office:date-value="2025-04-15T00:00:00" table:style-name="ce23">
            <text:p>15/04/2025</text:p>
          </table:table-cell>
          <table:table-cell table:style-name="ce24"/>
          <table:table-cell office:value-type="string" table:style-name="ce25">
            <text:p>BIZUM A FAVOR DE EMILSON ELY ULLOA GALVEZ CONCEPTO: reintegro fiandza Elisa Berger</text:p>
          </table:table-cell>
          <table:table-cell table:style-name="ce24"/>
          <table:table-cell office:value-type="float" office:value="-400" table:style-name="ce26">
            <text:p>-400</text:p>
          </table:table-cell>
          <table:table-cell table:style-name="ce24"/>
          <table:table-cell office:value-type="float" office:value="1480.09" table:style-name="ce29">
            <text:p>1.480,0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4-14T00:00:00" table:style-name="ce23">
            <text:p>14/04/2025</text:p>
          </table:table-cell>
          <table:table-cell table:style-name="ce24"/>
          <table:table-cell office:value-type="date" office:date-value="2025-04-14T00:00:00" table:style-name="ce23">
            <text:p>14/04/2025</text:p>
          </table:table-cell>
          <table:table-cell table:style-name="ce24"/>
          <table:table-cell office:value-type="string" table:style-name="ce25">
            <text:p>TRANSFERENCIA A FAVOR DE CARDONA ALTES CRISTINA CONCEPTO: Alquiler Luna</text:p>
          </table:table-cell>
          <table:table-cell table:style-name="ce24"/>
          <table:table-cell office:value-type="float" office:value="-777.5" table:style-name="ce26">
            <text:p>-777,5</text:p>
          </table:table-cell>
          <table:table-cell table:style-name="ce24"/>
          <table:table-cell office:value-type="float" office:value="1880.09" table:style-name="ce29">
            <text:p>1.880,0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4-04T00:00:00" table:style-name="ce23">
            <text:p>04/04/2025</text:p>
          </table:table-cell>
          <table:table-cell table:style-name="ce24"/>
          <table:table-cell office:value-type="date" office:date-value="2025-04-04T00:00:00" table:style-name="ce23">
            <text:p>04/04/2025</text:p>
          </table:table-cell>
          <table:table-cell table:style-name="ce24"/>
          <table:table-cell office:value-type="string" table:style-name="ce25">
            <text:p>BIZUM DE MARIA LUNA QUINTANA LADRON DE GUEVARA CONCEPTO importe 2 fianza Luna</text:p>
          </table:table-cell>
          <table:table-cell table:style-name="ce24"/>
          <table:table-cell office:value-type="float" office:value="277" table:style-name="ce26">
            <text:p>277</text:p>
          </table:table-cell>
          <table:table-cell table:style-name="ce24"/>
          <table:table-cell office:value-type="float" office:value="2657.59" table:style-name="ce29">
            <text:p>2.657,5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4-04T00:00:00" table:style-name="ce23">
            <text:p>04/04/2025</text:p>
          </table:table-cell>
          <table:table-cell table:style-name="ce24"/>
          <table:table-cell office:value-type="date" office:date-value="2025-04-04T00:00:00" table:style-name="ce23">
            <text:p>04/04/2025</text:p>
          </table:table-cell>
          <table:table-cell table:style-name="ce24"/>
          <table:table-cell office:value-type="string" table:style-name="ce25">
            <text:p>BIZUM DE MARIA LUNA QUINTANA LADRON DE GUEVARA CONCEPTO importe 1 Alquiler Luna</text:p>
          </table:table-cell>
          <table:table-cell table:style-name="ce24"/>
          <table:table-cell office:value-type="float" office:value="500" table:style-name="ce26">
            <text:p>500</text:p>
          </table:table-cell>
          <table:table-cell table:style-name="ce24"/>
          <table:table-cell office:value-type="float" office:value="2380.59" table:style-name="ce29">
            <text:p>2.380,5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4-04T00:00:00" table:style-name="ce23">
            <text:p>04/04/2025</text:p>
          </table:table-cell>
          <table:table-cell table:style-name="ce24"/>
          <table:table-cell office:value-type="date" office:date-value="2025-04-04T00:00:00" table:style-name="ce23">
            <text:p>04/04/2025</text:p>
          </table:table-cell>
          <table:table-cell table:style-name="ce24"/>
          <table:table-cell office:value-type="string" table:style-name="ce25">
            <text:p>RECIBO FUTBOL CLUB MARTINENC (CEM GUINARDO) Nº RECIBO 0073 0100 755 CKKWSJF REF. MANDATO 00001420150</text:p>
          </table:table-cell>
          <table:table-cell table:style-name="ce24"/>
          <table:table-cell office:value-type="float" office:value="-55.85" table:style-name="ce26">
            <text:p>-55,85</text:p>
          </table:table-cell>
          <table:table-cell table:style-name="ce24"/>
          <table:table-cell office:value-type="float" office:value="1880.59" table:style-name="ce29">
            <text:p>1.880,5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4-03T00:00:00" table:style-name="ce23">
            <text:p>03/04/2025</text:p>
          </table:table-cell>
          <table:table-cell table:style-name="ce24"/>
          <table:table-cell office:value-type="date" office:date-value="2025-04-03T00:00:00" table:style-name="ce23">
            <text:p>03/04/2025</text:p>
          </table:table-cell>
          <table:table-cell table:style-name="ce24"/>
          <table:table-cell office:value-type="string" table:style-name="ce25">
            <text:p>INGRESO EN EFECTIVO</text:p>
          </table:table-cell>
          <table:table-cell table:style-name="ce24"/>
          <table:table-cell office:value-type="float" office:value="540" table:style-name="ce26">
            <text:p>540</text:p>
          </table:table-cell>
          <table:table-cell table:style-name="ce24"/>
          <table:table-cell office:value-type="float" office:value="1936.44" table:style-name="ce29">
            <text:p>1.936,4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4-02T00:00:00" table:style-name="ce23">
            <text:p>02/04/2025</text:p>
          </table:table-cell>
          <table:table-cell table:style-name="ce24"/>
          <table:table-cell office:value-type="date" office:date-value="2025-04-02T00:00:00" table:style-name="ce23">
            <text:p>02/04/2025</text:p>
          </table:table-cell>
          <table:table-cell table:style-name="ce24"/>
          <table:table-cell office:value-type="string" table:style-name="ce25">
            <text:p>BIZUM DE MARIA LUNA QUINTANA LADRON DE GUEVARA CONCEPTO Reserva habitación</text:p>
          </table:table-cell>
          <table:table-cell table:style-name="ce24"/>
          <table:table-cell office:value-type="float" office:value="277.5" table:style-name="ce26">
            <text:p>277,5</text:p>
          </table:table-cell>
          <table:table-cell table:style-name="ce24"/>
          <table:table-cell office:value-type="float" office:value="1396.44" table:style-name="ce29">
            <text:p>1.396,4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4-02T00:00:00" table:style-name="ce23">
            <text:p>02/04/2025</text:p>
          </table:table-cell>
          <table:table-cell table:style-name="ce24"/>
          <table:table-cell office:value-type="date" office:date-value="2025-04-02T00:00:00" table:style-name="ce23">
            <text:p>02/04/2025</text:p>
          </table:table-cell>
          <table:table-cell table:style-name="ce24"/>
          <table:table-cell office:value-type="string" table:style-name="ce25">
            <text:p>TRANSFERENCIA A FAVOR DE Cristina Cardona Altés CONCEPTO: Gastos piso automátic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1118.94" table:style-name="ce29">
            <text:p>1.118,9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4-01T00:00:00" table:style-name="ce23">
            <text:p>01/04/2025</text:p>
          </table:table-cell>
          <table:table-cell table:style-name="ce24"/>
          <table:table-cell office:value-type="date" office:date-value="2025-04-01T00:00:00" table:style-name="ce23">
            <text:p>01/04/2025</text:p>
          </table:table-cell>
          <table:table-cell table:style-name="ce24"/>
          <table:table-cell office:value-type="string" table:style-name="ce25">
            <text:p>COMPRA EN BICING, CON LA TARJETA : 5489133221595208 EL 2025-04-01</text:p>
          </table:table-cell>
          <table:table-cell table:style-name="ce24"/>
          <table:table-cell office:value-type="float" office:value="-1.75" table:style-name="ce26">
            <text:p>-1,75</text:p>
          </table:table-cell>
          <table:table-cell table:style-name="ce24"/>
          <table:table-cell office:value-type="float" office:value="1168.94" table:style-name="ce29">
            <text:p>1.168,9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3-31T00:00:00" table:style-name="ce23">
            <text:p>31/03/2025</text:p>
          </table:table-cell>
          <table:table-cell table:style-name="ce24"/>
          <table:table-cell office:value-type="date" office:date-value="2025-03-31T00:00:00" table:style-name="ce23">
            <text:p>31/03/2025</text:p>
          </table:table-cell>
          <table:table-cell table:style-name="ce24"/>
          <table:table-cell office:value-type="string" table:style-name="ce25">
            <text:p>BIZUM DE Michelle Di Terlizzi CONCEPTO Fianza michelle y alex</text:p>
          </table:table-cell>
          <table:table-cell table:style-name="ce24"/>
          <table:table-cell office:value-type="float" office:value="150" table:style-name="ce26">
            <text:p>150</text:p>
          </table:table-cell>
          <table:table-cell table:style-name="ce24"/>
          <table:table-cell office:value-type="float" office:value="1170.69" table:style-name="ce29">
            <text:p>1.170,6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3-31T00:00:00" table:style-name="ce23">
            <text:p>31/03/2025</text:p>
          </table:table-cell>
          <table:table-cell table:style-name="ce24"/>
          <table:table-cell office:value-type="date" office:date-value="2025-03-31T00:00:00" table:style-name="ce23">
            <text:p>31/03/2025</text:p>
          </table:table-cell>
          <table:table-cell table:style-name="ce24"/>
          <table:table-cell office:value-type="string" table:style-name="ce25">
            <text:p>BIZUM DE Michelle Di Terlizzi CONCEPTO Fianza michelle alex</text:p>
          </table:table-cell>
          <table:table-cell table:style-name="ce24"/>
          <table:table-cell office:value-type="float" office:value="500" table:style-name="ce26">
            <text:p>500</text:p>
          </table:table-cell>
          <table:table-cell table:style-name="ce24"/>
          <table:table-cell office:value-type="float" office:value="1020.69" table:style-name="ce29">
            <text:p>1.020,6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3-31T00:00:00" table:style-name="ce23">
            <text:p>31/03/2025</text:p>
          </table:table-cell>
          <table:table-cell table:style-name="ce24"/>
          <table:table-cell office:value-type="date" office:date-value="2025-03-29T00:00:00" table:style-name="ce23">
            <text:p>29/03/2025</text:p>
          </table:table-cell>
          <table:table-cell table:style-name="ce24"/>
          <table:table-cell office:value-type="string" table:style-name="ce25">
            <text:p>COMPRA EN ART HILGARD, CON LA TARJETA : 5489133221595208 EL 2025-03-29</text:p>
          </table:table-cell>
          <table:table-cell table:style-name="ce24"/>
          <table:table-cell office:value-type="float" office:value="-39.4" table:style-name="ce26">
            <text:p>-39,4</text:p>
          </table:table-cell>
          <table:table-cell table:style-name="ce24"/>
          <table:table-cell office:value-type="float" office:value="520.69000000000005" table:style-name="ce26">
            <text:p>520,6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3-27T00:00:00" table:style-name="ce23">
            <text:p>27/03/2025</text:p>
          </table:table-cell>
          <table:table-cell table:style-name="ce24"/>
          <table:table-cell office:value-type="date" office:date-value="2025-03-26T00:00:00" table:style-name="ce23">
            <text:p>26/03/2025</text:p>
          </table:table-cell>
          <table:table-cell table:style-name="ce24"/>
          <table:table-cell office:value-type="string" table:style-name="ce25">
            <text:p>BIZUM DE Michelle Di Terlizzi CONCEPTO Fianza habitacion alex y michelle</text:p>
          </table:table-cell>
          <table:table-cell table:style-name="ce24"/>
          <table:table-cell office:value-type="float" office:value="200" table:style-name="ce26">
            <text:p>200</text:p>
          </table:table-cell>
          <table:table-cell table:style-name="ce24"/>
          <table:table-cell office:value-type="float" office:value="560.09" table:style-name="ce27">
            <text:p>560,0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3-26T00:00:00" table:style-name="ce23">
            <text:p>26/03/2025</text:p>
          </table:table-cell>
          <table:table-cell table:style-name="ce24"/>
          <table:table-cell office:value-type="date" office:date-value="2025-03-26T00:00:00" table:style-name="ce23">
            <text:p>26/03/2025</text:p>
          </table:table-cell>
          <table:table-cell table:style-name="ce24"/>
          <table:table-cell office:value-type="string" table:style-name="ce25">
            <text:p>COMPRA EN BAZAR EL REGALO, CON LA TARJETA : 5489133221595208 EL 2025-03-26</text:p>
          </table:table-cell>
          <table:table-cell table:style-name="ce24"/>
          <table:table-cell office:value-type="float" office:value="-400" table:style-name="ce26">
            <text:p>-400</text:p>
          </table:table-cell>
          <table:table-cell table:style-name="ce24"/>
          <table:table-cell office:value-type="float" office:value="360.09" table:style-name="ce27">
            <text:p>360,0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3-26T00:00:00" table:style-name="ce23">
            <text:p>26/03/2025</text:p>
          </table:table-cell>
          <table:table-cell table:style-name="ce24"/>
          <table:table-cell office:value-type="date" office:date-value="2025-03-26T00:00:00" table:style-name="ce23">
            <text:p>26/03/2025</text:p>
          </table:table-cell>
          <table:table-cell table:style-name="ce24"/>
          <table:table-cell office:value-type="string" table:style-name="ce25">
            <text:p>TRANSFERENCIA DE CARDONA ALTES CRISTINA, CONCEPTO Traspaso interno</text:p>
          </table:table-cell>
          <table:table-cell table:style-name="ce24"/>
          <table:table-cell office:value-type="float" office:value="200" table:style-name="ce26">
            <text:p>200</text:p>
          </table:table-cell>
          <table:table-cell table:style-name="ce24"/>
          <table:table-cell office:value-type="float" office:value="760.09" table:style-name="ce27">
            <text:p>760,0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3-17T00:00:00" table:style-name="ce23">
            <text:p>17/03/2025</text:p>
          </table:table-cell>
          <table:table-cell table:style-name="ce24"/>
          <table:table-cell office:value-type="date" office:date-value="2025-03-17T00:00:00" table:style-name="ce23">
            <text:p>17/03/2025</text:p>
          </table:table-cell>
          <table:table-cell table:style-name="ce24"/>
          <table:table-cell office:value-type="string" table:style-name="ce25">
            <text:p>BIZUM A FAVOR DE CARLOS ANTONIO ESTEVE GONZALEZ CONCEPTO: resto 50pc céd.hab.cert.ener.fra.</text:p>
          </table:table-cell>
          <table:table-cell table:style-name="ce24"/>
          <table:table-cell office:value-type="float" office:value="-72.599999999999994" table:style-name="ce26">
            <text:p>-72,6</text:p>
          </table:table-cell>
          <table:table-cell table:style-name="ce24"/>
          <table:table-cell office:value-type="float" office:value="560.09" table:style-name="ce27">
            <text:p>560,0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3-17T00:00:00" table:style-name="ce23">
            <text:p>17/03/2025</text:p>
          </table:table-cell>
          <table:table-cell table:style-name="ce24"/>
          <table:table-cell office:value-type="date" office:date-value="2025-03-16T00:00:00" table:style-name="ce23">
            <text:p>16/03/2025</text:p>
          </table:table-cell>
          <table:table-cell table:style-name="ce24"/>
          <table:table-cell office:value-type="string" table:style-name="ce25">
            <text:p>COMPRA EN BICING, CON LA TARJETA : 5489133221595208 EL 2025-03-16</text:p>
          </table:table-cell>
          <table:table-cell table:style-name="ce24"/>
          <table:table-cell office:value-type="float" office:value="-0.35" table:style-name="ce26">
            <text:p>-0,35</text:p>
          </table:table-cell>
          <table:table-cell table:style-name="ce24"/>
          <table:table-cell office:value-type="float" office:value="632.69000000000005" table:style-name="ce27">
            <text:p>632,6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3-12T00:00:00" table:style-name="ce23">
            <text:p>12/03/2025</text:p>
          </table:table-cell>
          <table:table-cell table:style-name="ce24"/>
          <table:table-cell office:value-type="date" office:date-value="2025-03-12T00:00:00" table:style-name="ce23">
            <text:p>12/03/2025</text:p>
          </table:table-cell>
          <table:table-cell table:style-name="ce24"/>
          <table:table-cell office:value-type="string" table:style-name="ce25">
            <text:p>INGRESO EN EFECTIVO</text:p>
          </table:table-cell>
          <table:table-cell table:style-name="ce24"/>
          <table:table-cell office:value-type="float" office:value="540" table:style-name="ce26">
            <text:p>540</text:p>
          </table:table-cell>
          <table:table-cell table:style-name="ce24"/>
          <table:table-cell office:value-type="float" office:value="633.04" table:style-name="ce27">
            <text:p>633,04</text:p>
          </table:table-cell>
          <table:table-cell table:number-columns-repeated="16374" table:style-name="ce11"/>
        </table:table-row>
        <table:table-row table:style-name="ro8">
          <table:table-cell table:style-name="ce10"/>
          <table:table-cell office:value-type="date" office:date-value="2025-03-12T00:00:00" table:style-name="ce23">
            <text:p>12/03/2025</text:p>
          </table:table-cell>
          <table:table-cell table:style-name="ce24"/>
          <table:table-cell office:value-type="date" office:date-value="2025-03-12T00:00:00" table:style-name="ce23">
            <text:p>12/03/2025</text:p>
          </table:table-cell>
          <table:table-cell table:style-name="ce24"/>
          <table:table-cell office:value-type="string" table:style-name="ce25">
            <text:p>TRANSFERENCIA DE CARDONA ALTES CRISTINA, CONCEPTO Reparación baño H1</text:p>
          </table:table-cell>
          <table:table-cell table:style-name="ce24"/>
          <table:table-cell office:value-type="float" office:value="80" table:style-name="ce26">
            <text:p>80</text:p>
          </table:table-cell>
          <table:table-cell table:style-name="ce24"/>
          <table:table-cell office:value-type="float" office:value="93.04" table:style-name="ce27">
            <text:p>93,0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3-07T00:00:00" table:style-name="ce23">
            <text:p>07/03/2025</text:p>
          </table:table-cell>
          <table:table-cell table:style-name="ce24"/>
          <table:table-cell office:value-type="date" office:date-value="2025-03-07T00:00:00" table:style-name="ce23">
            <text:p>07/03/2025</text:p>
          </table:table-cell>
          <table:table-cell table:style-name="ce24"/>
          <table:table-cell office:value-type="string" table:style-name="ce25">
            <text:p>RECIBO FUTBOL CLUB MARTINENC (CEM GUINARDO) Nº RECIBO 0073 0100 755 CJZXVDY REF. MANDATO 00001420150</text:p>
          </table:table-cell>
          <table:table-cell table:style-name="ce24"/>
          <table:table-cell office:value-type="float" office:value="-55.85" table:style-name="ce26">
            <text:p>-55,85</text:p>
          </table:table-cell>
          <table:table-cell table:style-name="ce24"/>
          <table:table-cell office:value-type="float" office:value="13.04" table:style-name="ce27">
            <text:p>13,0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3-07T00:00:00" table:style-name="ce23">
            <text:p>07/03/2025</text:p>
          </table:table-cell>
          <table:table-cell table:style-name="ce24"/>
          <table:table-cell office:value-type="date" office:date-value="2025-03-07T00:00:00" table:style-name="ce23">
            <text:p>07/03/2025</text:p>
          </table:table-cell>
          <table:table-cell table:style-name="ce24"/>
          <table:table-cell office:value-type="string" table:style-name="ce25">
            <text:p>BIZUM A FAVOR DE LAURA SUSANA CIANCAGLINI CONCEPTO: Sin concepto</text:p>
          </table:table-cell>
          <table:table-cell table:style-name="ce24"/>
          <table:table-cell office:value-type="float" office:value="-40" table:style-name="ce26">
            <text:p>-40</text:p>
          </table:table-cell>
          <table:table-cell table:style-name="ce24"/>
          <table:table-cell office:value-type="float" office:value="68.89" table:style-name="ce27">
            <text:p>68,8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3-07T00:00:00" table:style-name="ce23">
            <text:p>07/03/2025</text:p>
          </table:table-cell>
          <table:table-cell table:style-name="ce24"/>
          <table:table-cell office:value-type="date" office:date-value="2025-03-07T00:00:00" table:style-name="ce23">
            <text:p>07/03/2025</text:p>
          </table:table-cell>
          <table:table-cell table:style-name="ce24"/>
          <table:table-cell office:value-type="string" table:style-name="ce25">
            <text:p>TRANSFERENCIA DE CARDONA ALTES CRISTINA, CONCEPTO Traspaso interno</text:p>
          </table:table-cell>
          <table:table-cell table:style-name="ce24"/>
          <table:table-cell office:value-type="float" office:value="100" table:style-name="ce26">
            <text:p>100</text:p>
          </table:table-cell>
          <table:table-cell table:style-name="ce24"/>
          <table:table-cell office:value-type="float" office:value="108.89" table:style-name="ce27">
            <text:p>108,8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2-24T00:00:00" table:style-name="ce23">
            <text:p>24/02/2025</text:p>
          </table:table-cell>
          <table:table-cell table:style-name="ce24"/>
          <table:table-cell office:value-type="date" office:date-value="2025-02-24T00:00:00" table:style-name="ce23">
            <text:p>24/02/2025</text:p>
          </table:table-cell>
          <table:table-cell table:style-name="ce24"/>
          <table:table-cell office:value-type="string" table:style-name="ce25">
            <text:p>COMPRA EN BWN MEMBERSHIP, CON LA TARJETA : 5489133221595208 EL 2025-02-22</text:p>
          </table:table-cell>
          <table:table-cell table:style-name="ce24"/>
          <table:table-cell office:value-type="float" office:value="-65" table:style-name="ce26">
            <text:p>-65</text:p>
          </table:table-cell>
          <table:table-cell table:style-name="ce24"/>
          <table:table-cell office:value-type="float" office:value="8.89" table:style-name="ce27">
            <text:p>8,8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2-24T00:00:00" table:style-name="ce23">
            <text:p>24/02/2025</text:p>
          </table:table-cell>
          <table:table-cell table:style-name="ce24"/>
          <table:table-cell office:value-type="date" office:date-value="2025-02-22T00:00:00" table:style-name="ce23">
            <text:p>22/02/2025</text:p>
          </table:table-cell>
          <table:table-cell table:style-name="ce24"/>
          <table:table-cell office:value-type="string" table:style-name="ce25">
            <text:p>COMPRA EN BICING, CON LA TARJETA : 5489133221595208 EL 2025-02-22</text:p>
          </table:table-cell>
          <table:table-cell table:style-name="ce24"/>
          <table:table-cell office:value-type="float" office:value="-4.2" table:style-name="ce26">
            <text:p>-4,2</text:p>
          </table:table-cell>
          <table:table-cell table:style-name="ce24"/>
          <table:table-cell office:value-type="float" office:value="73.89" table:style-name="ce27">
            <text:p>73,8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2-05T00:00:00" table:style-name="ce23">
            <text:p>05/02/2025</text:p>
          </table:table-cell>
          <table:table-cell table:style-name="ce24"/>
          <table:table-cell office:value-type="date" office:date-value="2025-02-05T00:00:00" table:style-name="ce23">
            <text:p>05/02/2025</text:p>
          </table:table-cell>
          <table:table-cell table:style-name="ce24"/>
          <table:table-cell office:value-type="string" table:style-name="ce25">
            <text:p>RECIBO FUTBOL CLUB MARTINENC (CEM GUINARDO) Nº RECIBO 0073 0100 755 CJQCSMN REF. MANDATO 00001420150</text:p>
          </table:table-cell>
          <table:table-cell table:style-name="ce24"/>
          <table:table-cell office:value-type="float" office:value="-55.85" table:style-name="ce26">
            <text:p>-55,85</text:p>
          </table:table-cell>
          <table:table-cell table:style-name="ce24"/>
          <table:table-cell office:value-type="float" office:value="78.09" table:style-name="ce27">
            <text:p>78,0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2-03T00:00:00" table:style-name="ce23">
            <text:p>03/02/2025</text:p>
          </table:table-cell>
          <table:table-cell table:style-name="ce24"/>
          <table:table-cell office:value-type="date" office:date-value="2025-02-03T00:00:00" table:style-name="ce23">
            <text:p>03/02/2025</text:p>
          </table:table-cell>
          <table:table-cell table:style-name="ce24"/>
          <table:table-cell office:value-type="string" table:style-name="ce25">
            <text:p>TRANSFERENCIA A FAVOR DE Cristina Cardona Altés CONCEPTO: Gastos piso automátic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133.94" table:style-name="ce27">
            <text:p>133,9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1-23T00:00:00" table:style-name="ce23">
            <text:p>23/01/2025</text:p>
          </table:table-cell>
          <table:table-cell table:style-name="ce24"/>
          <table:table-cell office:value-type="date" office:date-value="2025-01-23T00:00:00" table:style-name="ce23">
            <text:p>23/01/2025</text:p>
          </table:table-cell>
          <table:table-cell table:style-name="ce24"/>
          <table:table-cell office:value-type="string" table:style-name="ce25">
            <text:p>TRANSFERENCIA DE WIZINK BANK, CONCEPTO AJUSTE SALDO POSITIVO</text:p>
          </table:table-cell>
          <table:table-cell table:style-name="ce24"/>
          <table:table-cell office:value-type="float" office:value="20" table:style-name="ce26">
            <text:p>20</text:p>
          </table:table-cell>
          <table:table-cell table:style-name="ce24"/>
          <table:table-cell office:value-type="float" office:value="183.94" table:style-name="ce27">
            <text:p>183,9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1-21T00:00:00" table:style-name="ce23">
            <text:p>21/01/2025</text:p>
          </table:table-cell>
          <table:table-cell table:style-name="ce24"/>
          <table:table-cell office:value-type="date" office:date-value="2025-01-21T00:00:00" table:style-name="ce23">
            <text:p>21/01/2025</text:p>
          </table:table-cell>
          <table:table-cell table:style-name="ce24"/>
          <table:table-cell office:value-type="string" table:style-name="ce25">
            <text:p>RECIBO FUTBOL CLUB MARTINENC (CEM GUINARDO) Nº RECIBO 0073 0100 755 CJKNBDC REF. MANDATO 00001420150</text:p>
          </table:table-cell>
          <table:table-cell table:style-name="ce24"/>
          <table:table-cell office:value-type="float" office:value="-26.31" table:style-name="ce26">
            <text:p>-26,31</text:p>
          </table:table-cell>
          <table:table-cell table:style-name="ce24"/>
          <table:table-cell office:value-type="float" office:value="163.94" table:style-name="ce27">
            <text:p>163,9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1-17T00:00:00" table:style-name="ce23">
            <text:p>17/01/2025</text:p>
          </table:table-cell>
          <table:table-cell table:style-name="ce24"/>
          <table:table-cell office:value-type="date" office:date-value="2025-01-17T00:00:00" table:style-name="ce23">
            <text:p>17/01/2025</text:p>
          </table:table-cell>
          <table:table-cell table:style-name="ce24"/>
          <table:table-cell office:value-type="string" table:style-name="ce25">
            <text:p>RECIBO FUTBOL CLUB MARTINENC (CEM GUINARDO) Nº RECIBO 0073 0100 755 CJKCQNK REF. MANDATO 00001420150</text:p>
          </table:table-cell>
          <table:table-cell table:style-name="ce24"/>
          <table:table-cell office:value-type="float" office:value="-27.35" table:style-name="ce26">
            <text:p>-27,35</text:p>
          </table:table-cell>
          <table:table-cell table:style-name="ce24"/>
          <table:table-cell office:value-type="float" office:value="190.25" table:style-name="ce27">
            <text:p>190,2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1-16T00:00:00" table:style-name="ce23">
            <text:p>16/01/2025</text:p>
          </table:table-cell>
          <table:table-cell table:style-name="ce24"/>
          <table:table-cell office:value-type="date" office:date-value="2025-01-16T00:00:00" table:style-name="ce23">
            <text:p>16/01/2025</text:p>
          </table:table-cell>
          <table:table-cell table:style-name="ce24"/>
          <table:table-cell office:value-type="string" table:style-name="ce25">
            <text:p>COMPRA EN BICING, CON LA TARJETA : 5489133221595208 EL 2025-01-16</text:p>
          </table:table-cell>
          <table:table-cell table:style-name="ce24"/>
          <table:table-cell office:value-type="float" office:value="-0.7" table:style-name="ce26">
            <text:p>-0,7</text:p>
          </table:table-cell>
          <table:table-cell table:style-name="ce24"/>
          <table:table-cell office:value-type="float" office:value="217.6" table:style-name="ce27">
            <text:p>217,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1-08T00:00:00" table:style-name="ce23">
            <text:p>08/01/2025</text:p>
          </table:table-cell>
          <table:table-cell table:style-name="ce24"/>
          <table:table-cell office:value-type="date" office:date-value="2025-01-08T00:00:00" table:style-name="ce23">
            <text:p>08/01/2025</text:p>
          </table:table-cell>
          <table:table-cell table:style-name="ce24"/>
          <table:table-cell office:value-type="string" table:style-name="ce25">
            <text:p>TRANSFERENCIA A FAVOR DE Cristina Cardona Altés CONCEPTO: Gastos piso automátic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218.3" table:style-name="ce27">
            <text:p>218,3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1-07T00:00:00" table:style-name="ce23">
            <text:p>07/01/2025</text:p>
          </table:table-cell>
          <table:table-cell table:style-name="ce24"/>
          <table:table-cell office:value-type="date" office:date-value="2025-01-07T00:00:00" table:style-name="ce23">
            <text:p>07/01/2025</text:p>
          </table:table-cell>
          <table:table-cell table:style-name="ce24"/>
          <table:table-cell office:value-type="string" table:style-name="ce25">
            <text:p>RECIBO WIZINK BANK S.A.U. Nº RECIBO 0073 0100 755 CJCKWZY REF. MANDATO 00052675209123878950000730100</text:p>
          </table:table-cell>
          <table:table-cell table:style-name="ce24"/>
          <table:table-cell office:value-type="float" office:value="-43.66" table:style-name="ce26">
            <text:p>-43,66</text:p>
          </table:table-cell>
          <table:table-cell table:style-name="ce24"/>
          <table:table-cell office:value-type="float" office:value="268.3" table:style-name="ce27">
            <text:p>268,3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1-07T00:00:00" table:style-name="ce23">
            <text:p>07/01/2025</text:p>
          </table:table-cell>
          <table:table-cell table:style-name="ce24"/>
          <table:table-cell office:value-type="date" office:date-value="2025-01-07T00:00:00" table:style-name="ce23">
            <text:p>07/01/2025</text:p>
          </table:table-cell>
          <table:table-cell table:style-name="ce24"/>
          <table:table-cell office:value-type="string" table:style-name="ce25">
            <text:p>TRANSFERENCIA DE CARDONA ALTES CRISTINA, CONCEPTO traspaso interno</text:p>
          </table:table-cell>
          <table:table-cell table:style-name="ce24"/>
          <table:table-cell office:value-type="float" office:value="300" table:style-name="ce26">
            <text:p>300</text:p>
          </table:table-cell>
          <table:table-cell table:style-name="ce24"/>
          <table:table-cell office:value-type="float" office:value="311.95999999999998" table:style-name="ce27">
            <text:p>311,9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5-01-02T00:00:00" table:style-name="ce23">
            <text:p>02/01/2025</text:p>
          </table:table-cell>
          <table:table-cell table:style-name="ce24"/>
          <table:table-cell office:value-type="date" office:date-value="2025-01-01T00:00:00" table:style-name="ce23">
            <text:p>01/01/2025</text:p>
          </table:table-cell>
          <table:table-cell table:style-name="ce24"/>
          <table:table-cell office:value-type="string" table:style-name="ce25">
            <text:p>COMPRA EN BICING, CON LA TARJETA : 5489133221595208 EL 2025-01-01</text:p>
          </table:table-cell>
          <table:table-cell table:style-name="ce24"/>
          <table:table-cell office:value-type="float" office:value="-0.35" table:style-name="ce26">
            <text:p>-0,35</text:p>
          </table:table-cell>
          <table:table-cell table:style-name="ce24"/>
          <table:table-cell office:value-type="float" office:value="11.96" table:style-name="ce27">
            <text:p>11,9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2-16T00:00:00" table:style-name="ce23">
            <text:p>16/12/2024</text:p>
          </table:table-cell>
          <table:table-cell table:style-name="ce24"/>
          <table:table-cell office:value-type="date" office:date-value="2024-12-16T00:00:00" table:style-name="ce23">
            <text:p>16/12/2024</text:p>
          </table:table-cell>
          <table:table-cell table:style-name="ce24"/>
          <table:table-cell office:value-type="string" table:style-name="ce25">
            <text:p>BIZUM A FAVOR DE Antonia de Febrer de los Rios CONCEPTO: Regal Paula de Cristina Cardona</text:p>
          </table:table-cell>
          <table:table-cell table:style-name="ce24"/>
          <table:table-cell office:value-type="float" office:value="-5" table:style-name="ce26">
            <text:p>-5</text:p>
          </table:table-cell>
          <table:table-cell table:style-name="ce24"/>
          <table:table-cell office:value-type="float" office:value="12.31" table:style-name="ce27">
            <text:p>12,3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2-16T00:00:00" table:style-name="ce23">
            <text:p>16/12/2024</text:p>
          </table:table-cell>
          <table:table-cell table:style-name="ce24"/>
          <table:table-cell office:value-type="date" office:date-value="2024-12-16T00:00:00" table:style-name="ce23">
            <text:p>16/12/2024</text:p>
          </table:table-cell>
          <table:table-cell table:style-name="ce24"/>
          <table:table-cell office:value-type="string" table:style-name="ce25">
            <text:p>COMPRA EN BICING, CON LA TARJETA : 5489133221595208 EL 2024-12-16</text:p>
          </table:table-cell>
          <table:table-cell table:style-name="ce24"/>
          <table:table-cell office:value-type="float" office:value="-0.35" table:style-name="ce26">
            <text:p>-0,35</text:p>
          </table:table-cell>
          <table:table-cell table:style-name="ce24"/>
          <table:table-cell office:value-type="float" office:value="17.309999999999999" table:style-name="ce27">
            <text:p>17,3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string" table:style-name="ce25">
            <text:p>TRANSFERENCIA A FAVOR DE Cristina Cardona Altés CONCEPTO: Gastos piso automátic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17.66" table:style-name="ce27">
            <text:p>17,6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string" table:style-name="ce25">
            <text:p>RECIBO WIZINK BANK S.A.U. Nº RECIBO 0073 0100 755 CHRVSSX REF. MANDATO 00052675209123878950000730100</text:p>
          </table:table-cell>
          <table:table-cell table:style-name="ce24"/>
          <table:table-cell office:value-type="float" office:value="-91.61" table:style-name="ce26">
            <text:p>-91,61</text:p>
          </table:table-cell>
          <table:table-cell table:style-name="ce24"/>
          <table:table-cell office:value-type="float" office:value="67.66" table:style-name="ce27">
            <text:p>67,6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date" office:date-value="2024-12-03T00:00:00" table:style-name="ce23">
            <text:p>03/12/2024</text:p>
          </table:table-cell>
          <table:table-cell table:style-name="ce24"/>
          <table:table-cell office:value-type="string" table:style-name="ce25">
            <text:p>TRANSFERENCIA DE CARDONA ALTES CRISTINA, CONCEPTO Traspaso interno</text:p>
          </table:table-cell>
          <table:table-cell table:style-name="ce24"/>
          <table:table-cell office:value-type="float" office:value="150" table:style-name="ce26">
            <text:p>150</text:p>
          </table:table-cell>
          <table:table-cell table:style-name="ce24"/>
          <table:table-cell office:value-type="float" office:value="159.27000000000001" table:style-name="ce27">
            <text:p>159,27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2-02T00:00:00" table:style-name="ce23">
            <text:p>02/12/2024</text:p>
          </table:table-cell>
          <table:table-cell table:style-name="ce24"/>
          <table:table-cell office:value-type="date" office:date-value="2024-12-01T00:00:00" table:style-name="ce23">
            <text:p>01/12/2024</text:p>
          </table:table-cell>
          <table:table-cell table:style-name="ce24"/>
          <table:table-cell office:value-type="string" table:style-name="ce25">
            <text:p>COMPRA EN BICING, CON LA TARJETA : 5489133221595208 EL 2024-12-01</text:p>
          </table:table-cell>
          <table:table-cell table:style-name="ce24"/>
          <table:table-cell office:value-type="float" office:value="-0.35" table:style-name="ce26">
            <text:p>-0,35</text:p>
          </table:table-cell>
          <table:table-cell table:style-name="ce24"/>
          <table:table-cell office:value-type="float" office:value="9.27" table:style-name="ce27">
            <text:p>9,27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1-22T00:00:00" table:style-name="ce23">
            <text:p>22/11/2024</text:p>
          </table:table-cell>
          <table:table-cell table:style-name="ce24"/>
          <table:table-cell office:value-type="date" office:date-value="2024-11-22T00:00:00" table:style-name="ce23">
            <text:p>22/11/2024</text:p>
          </table:table-cell>
          <table:table-cell table:style-name="ce24"/>
          <table:table-cell office:value-type="string" table:style-name="ce25">
            <text:p>COMPRA EN BICING, CON LA TARJETA : 5489133221595208 EL 2024-11-22</text:p>
          </table:table-cell>
          <table:table-cell table:style-name="ce24"/>
          <table:table-cell office:value-type="float" office:value="-0.35" table:style-name="ce26">
            <text:p>-0,35</text:p>
          </table:table-cell>
          <table:table-cell table:style-name="ce24"/>
          <table:table-cell office:value-type="float" office:value="9.6199999999999992" table:style-name="ce27">
            <text:p>9,62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1-22T00:00:00" table:style-name="ce23">
            <text:p>22/11/2024</text:p>
          </table:table-cell>
          <table:table-cell table:style-name="ce24"/>
          <table:table-cell office:value-type="date" office:date-value="2024-11-22T00:00:00" table:style-name="ce23">
            <text:p>22/11/2024</text:p>
          </table:table-cell>
          <table:table-cell table:style-name="ce24"/>
          <table:table-cell office:value-type="string" table:style-name="ce25">
            <text:p>COMPRA EN BICING, CON LA TARJETA : 5489133221595208 EL 2024-11-22</text:p>
          </table:table-cell>
          <table:table-cell table:style-name="ce24"/>
          <table:table-cell office:value-type="float" office:value="-1.95" table:style-name="ce26">
            <text:p>-1,95</text:p>
          </table:table-cell>
          <table:table-cell table:style-name="ce24"/>
          <table:table-cell office:value-type="float" office:value="9.9700000000000006" table:style-name="ce27">
            <text:p>9,97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1-12T00:00:00" table:style-name="ce23">
            <text:p>12/11/2024</text:p>
          </table:table-cell>
          <table:table-cell table:style-name="ce24"/>
          <table:table-cell office:value-type="date" office:date-value="2024-11-12T00:00:00" table:style-name="ce23">
            <text:p>12/11/2024</text:p>
          </table:table-cell>
          <table:table-cell table:style-name="ce24"/>
          <table:table-cell office:value-type="string" table:style-name="ce25">
            <text:p>RECIBO FUTBOL CLUB MARTINENC (CEM GUINARDO) Nº RECIBO 0073 0100 755 CHMWBHJ REF. MANDATO 00001420150</text:p>
          </table:table-cell>
          <table:table-cell table:style-name="ce24"/>
          <table:table-cell office:value-type="float" office:value="-26.31" table:style-name="ce26">
            <text:p>-26,31</text:p>
          </table:table-cell>
          <table:table-cell table:style-name="ce24"/>
          <table:table-cell office:value-type="float" office:value="11.92" table:style-name="ce27">
            <text:p>11,92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1-04T00:00:00" table:style-name="ce23">
            <text:p>04/11/2024</text:p>
          </table:table-cell>
          <table:table-cell table:style-name="ce24"/>
          <table:table-cell office:value-type="date" office:date-value="2024-11-04T00:00:00" table:style-name="ce23">
            <text:p>04/11/2024</text:p>
          </table:table-cell>
          <table:table-cell table:style-name="ce24"/>
          <table:table-cell office:value-type="string" table:style-name="ce25">
            <text:p>COMPRA EN PLUS FRESC, CON LA TARJETA : 5489133221595208 EL 2024-11-04</text:p>
          </table:table-cell>
          <table:table-cell table:style-name="ce24"/>
          <table:table-cell office:value-type="float" office:value="-8.82" table:style-name="ce26">
            <text:p>-8,82</text:p>
          </table:table-cell>
          <table:table-cell table:style-name="ce24"/>
          <table:table-cell office:value-type="float" office:value="38.229999999999997" table:style-name="ce27">
            <text:p>38,23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1-04T00:00:00" table:style-name="ce23">
            <text:p>04/11/2024</text:p>
          </table:table-cell>
          <table:table-cell table:style-name="ce24"/>
          <table:table-cell office:value-type="date" office:date-value="2024-11-04T00:00:00" table:style-name="ce23">
            <text:p>04/11/2024</text:p>
          </table:table-cell>
          <table:table-cell table:style-name="ce24"/>
          <table:table-cell office:value-type="string" table:style-name="ce25">
            <text:p>TRANSFERENCIA A FAVOR DE Cristina Cardona Altés CONCEPTO: Gastos piso automátic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47.05" table:style-name="ce27">
            <text:p>47,0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1-04T00:00:00" table:style-name="ce23">
            <text:p>04/11/2024</text:p>
          </table:table-cell>
          <table:table-cell table:style-name="ce24"/>
          <table:table-cell office:value-type="date" office:date-value="2024-11-01T00:00:00" table:style-name="ce23">
            <text:p>01/11/2024</text:p>
          </table:table-cell>
          <table:table-cell table:style-name="ce24"/>
          <table:table-cell office:value-type="string" table:style-name="ce25">
            <text:p>COMPRA EN 292 - PC AVE LLEIDA, CON LA TARJETA : 5489133221595208 EL 2024-11-01</text:p>
          </table:table-cell>
          <table:table-cell table:style-name="ce24"/>
          <table:table-cell office:value-type="float" office:value="-6.2" table:style-name="ce26">
            <text:p>-6,2</text:p>
          </table:table-cell>
          <table:table-cell table:style-name="ce24"/>
          <table:table-cell office:value-type="float" office:value="97.05" table:style-name="ce27">
            <text:p>97,0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0-21T00:00:00" table:style-name="ce23">
            <text:p>21/10/2024</text:p>
          </table:table-cell>
          <table:table-cell table:style-name="ce24"/>
          <table:table-cell office:value-type="date" office:date-value="2024-10-20T00:00:00" table:style-name="ce23">
            <text:p>20/10/2024</text:p>
          </table:table-cell>
          <table:table-cell table:style-name="ce24"/>
          <table:table-cell office:value-type="string" table:style-name="ce25">
            <text:p>COMPRA EN BICING, CON LA TARJETA : 5489133221595208 EL 2024-10-20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103.25" table:style-name="ce27">
            <text:p>103,2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0-21T00:00:00" table:style-name="ce23">
            <text:p>21/10/2024</text:p>
          </table:table-cell>
          <table:table-cell table:style-name="ce24"/>
          <table:table-cell office:value-type="date" office:date-value="2024-10-19T00:00:00" table:style-name="ce23">
            <text:p>19/10/2024</text:p>
          </table:table-cell>
          <table:table-cell table:style-name="ce24"/>
          <table:table-cell office:value-type="string" table:style-name="ce25">
            <text:p>COMPRA EN BICING, CON LA TARJETA : 5489133221595208 EL 2024-10-19</text:p>
          </table:table-cell>
          <table:table-cell table:style-name="ce24"/>
          <table:table-cell office:value-type="float" office:value="-0.35" table:style-name="ce26">
            <text:p>-0,35</text:p>
          </table:table-cell>
          <table:table-cell table:style-name="ce24"/>
          <table:table-cell office:value-type="float" office:value="153.25" table:style-name="ce27">
            <text:p>153,2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0-17T00:00:00" table:style-name="ce23">
            <text:p>17/10/2024</text:p>
          </table:table-cell>
          <table:table-cell table:style-name="ce24"/>
          <table:table-cell office:value-type="date" office:date-value="2024-10-17T00:00:00" table:style-name="ce23">
            <text:p>17/10/2024</text:p>
          </table:table-cell>
          <table:table-cell table:style-name="ce24"/>
          <table:table-cell office:value-type="string" table:style-name="ce25">
            <text:p>COMPRA EN NYX*CAFEGRASL, CON LA TARJETA : 5489133221595208 EL 2024-10-15</text:p>
          </table:table-cell>
          <table:table-cell table:style-name="ce24"/>
          <table:table-cell office:value-type="float" office:value="-0.6" table:style-name="ce26">
            <text:p>-0,6</text:p>
          </table:table-cell>
          <table:table-cell table:style-name="ce24"/>
          <table:table-cell office:value-type="float" office:value="153.6" table:style-name="ce27">
            <text:p>153,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0-16T00:00:00" table:style-name="ce23">
            <text:p>16/10/2024</text:p>
          </table:table-cell>
          <table:table-cell table:style-name="ce24"/>
          <table:table-cell office:value-type="date" office:date-value="2024-10-16T00:00:00" table:style-name="ce23">
            <text:p>16/10/2024</text:p>
          </table:table-cell>
          <table:table-cell table:style-name="ce24"/>
          <table:table-cell office:value-type="string" table:style-name="ce25">
            <text:p>COMPRA EN BAR RESTAURANTE MYCASA, CON LA TARJETA : 5489133221595208 EL 2024-10-16</text:p>
          </table:table-cell>
          <table:table-cell table:style-name="ce24"/>
          <table:table-cell office:value-type="float" office:value="-3.1" table:style-name="ce26">
            <text:p>-3,1</text:p>
          </table:table-cell>
          <table:table-cell table:style-name="ce24"/>
          <table:table-cell office:value-type="float" office:value="154.19999999999999" table:style-name="ce27">
            <text:p>154,2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0-15T00:00:00" table:style-name="ce23">
            <text:p>15/10/2024</text:p>
          </table:table-cell>
          <table:table-cell table:style-name="ce24"/>
          <table:table-cell office:value-type="date" office:date-value="2024-10-15T00:00:00" table:style-name="ce23">
            <text:p>15/10/2024</text:p>
          </table:table-cell>
          <table:table-cell table:style-name="ce24"/>
          <table:table-cell office:value-type="string" table:style-name="ce25">
            <text:p>COMPRA EN MYKASA SANCHO AVILA, CON LA TARJETA : 5489133221595208 EL 2024-10-15</text:p>
          </table:table-cell>
          <table:table-cell table:style-name="ce24"/>
          <table:table-cell office:value-type="float" office:value="-1.5" table:style-name="ce26">
            <text:p>-1,5</text:p>
          </table:table-cell>
          <table:table-cell table:style-name="ce24"/>
          <table:table-cell office:value-type="float" office:value="157.30000000000001" table:style-name="ce27">
            <text:p>157,3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0-08T00:00:00" table:style-name="ce23">
            <text:p>08/10/2024</text:p>
          </table:table-cell>
          <table:table-cell table:style-name="ce24"/>
          <table:table-cell office:value-type="date" office:date-value="2024-10-08T00:00:00" table:style-name="ce23">
            <text:p>08/10/2024</text:p>
          </table:table-cell>
          <table:table-cell table:style-name="ce24"/>
          <table:table-cell office:value-type="string" table:style-name="ce25">
            <text:p>RECIBO FUTBOL CLUB MARTINENC (CEM GUINARDO) Nº RECIBO 0073 0100 755 CGYTWYX REF. MANDATO 00001420150</text:p>
          </table:table-cell>
          <table:table-cell table:style-name="ce24"/>
          <table:table-cell office:value-type="float" office:value="-26.31" table:style-name="ce26">
            <text:p>-26,31</text:p>
          </table:table-cell>
          <table:table-cell table:style-name="ce24"/>
          <table:table-cell office:value-type="float" office:value="158.80000000000001" table:style-name="ce27">
            <text:p>158,8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0-08T00:00:00" table:style-name="ce23">
            <text:p>08/10/2024</text:p>
          </table:table-cell>
          <table:table-cell table:style-name="ce24"/>
          <table:table-cell office:value-type="date" office:date-value="2024-10-08T00:00:00" table:style-name="ce23">
            <text:p>08/10/2024</text:p>
          </table:table-cell>
          <table:table-cell table:style-name="ce24"/>
          <table:table-cell office:value-type="string" table:style-name="ce25">
            <text:p>TRANSFERENCIA DE MARIA TERESA ALTES SALAFRANCA, CONCEPTO INSCRIPCION LATERAL</text:p>
          </table:table-cell>
          <table:table-cell table:style-name="ce24"/>
          <table:table-cell office:value-type="float" office:value="159" table:style-name="ce26">
            <text:p>159</text:p>
          </table:table-cell>
          <table:table-cell table:style-name="ce24"/>
          <table:table-cell office:value-type="float" office:value="185.11" table:style-name="ce27">
            <text:p>185,1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0-02T00:00:00" table:style-name="ce23">
            <text:p>02/10/2024</text:p>
          </table:table-cell>
          <table:table-cell table:style-name="ce24"/>
          <table:table-cell office:value-type="date" office:date-value="2024-10-02T00:00:00" table:style-name="ce23">
            <text:p>02/10/2024</text:p>
          </table:table-cell>
          <table:table-cell table:style-name="ce24"/>
          <table:table-cell office:value-type="string" table:style-name="ce25">
            <text:p>TRANSFERENCIA A FAVOR DE Cristina Cardona Altés CONCEPTO: Gastos piso automática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26.11" table:style-name="ce27">
            <text:p>26,1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0-01T00:00:00" table:style-name="ce23">
            <text:p>01/10/2024</text:p>
          </table:table-cell>
          <table:table-cell table:style-name="ce24"/>
          <table:table-cell office:value-type="date" office:date-value="2024-10-01T00:00:00" table:style-name="ce23">
            <text:p>01/10/2024</text:p>
          </table:table-cell>
          <table:table-cell table:style-name="ce24"/>
          <table:table-cell office:value-type="string" table:style-name="ce25">
            <text:p>COMPRA EN MYKASA SANCHO AVILA, CON LA TARJETA : 5489133221595208 EL 2024-10-01</text:p>
          </table:table-cell>
          <table:table-cell table:style-name="ce24"/>
          <table:table-cell office:value-type="float" office:value="-3.1" table:style-name="ce26">
            <text:p>-3,1</text:p>
          </table:table-cell>
          <table:table-cell table:style-name="ce24"/>
          <table:table-cell office:value-type="float" office:value="76.11" table:style-name="ce27">
            <text:p>76,1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0-01T00:00:00" table:style-name="ce23">
            <text:p>01/10/2024</text:p>
          </table:table-cell>
          <table:table-cell table:style-name="ce24"/>
          <table:table-cell office:value-type="date" office:date-value="2024-10-01T00:00:00" table:style-name="ce23">
            <text:p>01/10/2024</text:p>
          </table:table-cell>
          <table:table-cell table:style-name="ce24"/>
          <table:table-cell office:value-type="string" table:style-name="ce25">
            <text:p>RECIBO WIZINK BANK S.A.U. Nº RECIBO 0073 0100 755 CGWQQSK REF. MANDATO 00052675209123878950000730100</text:p>
          </table:table-cell>
          <table:table-cell table:style-name="ce24"/>
          <table:table-cell office:value-type="float" office:value="-49.21" table:style-name="ce26">
            <text:p>-49,21</text:p>
          </table:table-cell>
          <table:table-cell table:style-name="ce24"/>
          <table:table-cell office:value-type="float" office:value="79.209999999999994" table:style-name="ce27">
            <text:p>79,2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10-01T00:00:00" table:style-name="ce23">
            <text:p>01/10/2024</text:p>
          </table:table-cell>
          <table:table-cell table:style-name="ce24"/>
          <table:table-cell office:value-type="date" office:date-value="2024-10-01T00:00:00" table:style-name="ce23">
            <text:p>01/10/2024</text:p>
          </table:table-cell>
          <table:table-cell table:style-name="ce24"/>
          <table:table-cell office:value-type="string" table:style-name="ce25">
            <text:p>COMPRA EN BICING, CON LA TARJETA : 5489133221595208 EL 2024-10-01</text:p>
          </table:table-cell>
          <table:table-cell table:style-name="ce24"/>
          <table:table-cell office:value-type="float" office:value="-2.4500000000000002" table:style-name="ce26">
            <text:p>-2,45</text:p>
          </table:table-cell>
          <table:table-cell table:style-name="ce24"/>
          <table:table-cell office:value-type="float" office:value="128.41999999999999" table:style-name="ce27">
            <text:p>128,42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30T00:00:00" table:style-name="ce23">
            <text:p>30/09/2024</text:p>
          </table:table-cell>
          <table:table-cell table:style-name="ce24"/>
          <table:table-cell office:value-type="date" office:date-value="2024-09-30T00:00:00" table:style-name="ce23">
            <text:p>30/09/2024</text:p>
          </table:table-cell>
          <table:table-cell table:style-name="ce24"/>
          <table:table-cell office:value-type="string" table:style-name="ce25">
            <text:p>TRANSFERENCIA DE CARDONA ALTES CRISTINA, CONCEPTO Prov Fondos Octubre 24 Personal</text:p>
          </table:table-cell>
          <table:table-cell table:style-name="ce24"/>
          <table:table-cell office:value-type="float" office:value="100" table:style-name="ce26">
            <text:p>100</text:p>
          </table:table-cell>
          <table:table-cell table:style-name="ce24"/>
          <table:table-cell office:value-type="float" office:value="130.87" table:style-name="ce27">
            <text:p>130,87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30T00:00:00" table:style-name="ce23">
            <text:p>30/09/2024</text:p>
          </table:table-cell>
          <table:table-cell table:style-name="ce24"/>
          <table:table-cell office:value-type="date" office:date-value="2024-09-30T00:00:00" table:style-name="ce23">
            <text:p>30/09/2024</text:p>
          </table:table-cell>
          <table:table-cell table:style-name="ce24"/>
          <table:table-cell office:value-type="string" table:style-name="ce25">
            <text:p>COMPRA EN FORMACIO I TREBALL, CON LA TARJETA : 5489133221595208 EL 2024-09-30</text:p>
          </table:table-cell>
          <table:table-cell table:style-name="ce24"/>
          <table:table-cell office:value-type="float" office:value="-1.6" table:style-name="ce26">
            <text:p>-1,6</text:p>
          </table:table-cell>
          <table:table-cell table:style-name="ce24"/>
          <table:table-cell office:value-type="float" office:value="30.87" table:style-name="ce27">
            <text:p>30,87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30T00:00:00" table:style-name="ce23">
            <text:p>30/09/2024</text:p>
          </table:table-cell>
          <table:table-cell table:style-name="ce24"/>
          <table:table-cell office:value-type="date" office:date-value="2024-09-28T00:00:00" table:style-name="ce23">
            <text:p>28/09/2024</text:p>
          </table:table-cell>
          <table:table-cell table:style-name="ce24"/>
          <table:table-cell office:value-type="string" table:style-name="ce25">
            <text:p>COMPRA EN CAFETERIA VOLCAN DORADO, CON LA TARJETA : 5489133221595208 EL 2024-09-28</text:p>
          </table:table-cell>
          <table:table-cell table:style-name="ce24"/>
          <table:table-cell office:value-type="float" office:value="-3.3" table:style-name="ce26">
            <text:p>-3,3</text:p>
          </table:table-cell>
          <table:table-cell table:style-name="ce24"/>
          <table:table-cell office:value-type="float" office:value="32.47" table:style-name="ce27">
            <text:p>32,47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27T00:00:00" table:style-name="ce23">
            <text:p>27/09/2024</text:p>
          </table:table-cell>
          <table:table-cell table:style-name="ce24"/>
          <table:table-cell office:value-type="date" office:date-value="2024-09-27T00:00:00" table:style-name="ce23">
            <text:p>27/09/2024</text:p>
          </table:table-cell>
          <table:table-cell table:style-name="ce24"/>
          <table:table-cell office:value-type="string" table:style-name="ce25">
            <text:p>COMPRA EN LOBRADOR DELS 15 NAVAS, CON LA TARJETA : 5489133221595208 EL 2024-09-27</text:p>
          </table:table-cell>
          <table:table-cell table:style-name="ce24"/>
          <table:table-cell office:value-type="float" office:value="-1.85" table:style-name="ce26">
            <text:p>-1,85</text:p>
          </table:table-cell>
          <table:table-cell table:style-name="ce24"/>
          <table:table-cell office:value-type="float" office:value="35.770000000000003" table:style-name="ce27">
            <text:p>35,77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26T00:00:00" table:style-name="ce23">
            <text:p>26/09/2024</text:p>
          </table:table-cell>
          <table:table-cell table:style-name="ce24"/>
          <table:table-cell office:value-type="date" office:date-value="2024-09-26T00:00:00" table:style-name="ce23">
            <text:p>26/09/2024</text:p>
          </table:table-cell>
          <table:table-cell table:style-name="ce24"/>
          <table:table-cell office:value-type="string" table:style-name="ce25">
            <text:p>COMPRA EN SOPA RESTAURANT, CON LA TARJETA : 5489133221595208 EL 2024-09-26</text:p>
          </table:table-cell>
          <table:table-cell table:style-name="ce24"/>
          <table:table-cell office:value-type="float" office:value="-2.2000000000000002" table:style-name="ce26">
            <text:p>-2,2</text:p>
          </table:table-cell>
          <table:table-cell table:style-name="ce24"/>
          <table:table-cell office:value-type="float" office:value="37.619999999999997" table:style-name="ce27">
            <text:p>37,62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25T00:00:00" table:style-name="ce23">
            <text:p>25/09/2024</text:p>
          </table:table-cell>
          <table:table-cell table:style-name="ce24"/>
          <table:table-cell office:value-type="date" office:date-value="2024-09-25T00:00:00" table:style-name="ce23">
            <text:p>25/09/2024</text:p>
          </table:table-cell>
          <table:table-cell table:style-name="ce24"/>
          <table:table-cell office:value-type="string" table:style-name="ce25">
            <text:p>COMPRA EN CARREF LAS GLORIAS, CON LA TARJETA : 5489133221595208 EL 2024-09-25</text:p>
          </table:table-cell>
          <table:table-cell table:style-name="ce24"/>
          <table:table-cell office:value-type="float" office:value="-6.99" table:style-name="ce26">
            <text:p>-6,99</text:p>
          </table:table-cell>
          <table:table-cell table:style-name="ce24"/>
          <table:table-cell office:value-type="float" office:value="39.82" table:style-name="ce27">
            <text:p>39,82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25T00:00:00" table:style-name="ce23">
            <text:p>25/09/2024</text:p>
          </table:table-cell>
          <table:table-cell table:style-name="ce24"/>
          <table:table-cell office:value-type="date" office:date-value="2024-09-25T00:00:00" table:style-name="ce23">
            <text:p>25/09/2024</text:p>
          </table:table-cell>
          <table:table-cell table:style-name="ce24"/>
          <table:table-cell office:value-type="string" table:style-name="ce25">
            <text:p>COMPRA EN SOPA RESTAURANT, CON LA TARJETA : 5489133221595208 EL 2024-09-25</text:p>
          </table:table-cell>
          <table:table-cell table:style-name="ce24"/>
          <table:table-cell office:value-type="float" office:value="-2.2000000000000002" table:style-name="ce26">
            <text:p>-2,2</text:p>
          </table:table-cell>
          <table:table-cell table:style-name="ce24"/>
          <table:table-cell office:value-type="float" office:value="46.81" table:style-name="ce27">
            <text:p>46,8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20T00:00:00" table:style-name="ce23">
            <text:p>20/09/2024</text:p>
          </table:table-cell>
          <table:table-cell table:style-name="ce24"/>
          <table:table-cell office:value-type="date" office:date-value="2024-09-20T00:00:00" table:style-name="ce23">
            <text:p>20/09/2024</text:p>
          </table:table-cell>
          <table:table-cell table:style-name="ce24"/>
          <table:table-cell office:value-type="string" table:style-name="ce25">
            <text:p>COMPRA EN EL FORNET - URGELL, CON LA TARJETA : 5489133221595208 EL 2024-09-20</text:p>
          </table:table-cell>
          <table:table-cell table:style-name="ce24"/>
          <table:table-cell office:value-type="float" office:value="-4.8" table:style-name="ce26">
            <text:p>-4,8</text:p>
          </table:table-cell>
          <table:table-cell table:style-name="ce24"/>
          <table:table-cell office:value-type="float" office:value="49.01" table:style-name="ce27">
            <text:p>49,0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19T00:00:00" table:style-name="ce23">
            <text:p>19/09/2024</text:p>
          </table:table-cell>
          <table:table-cell table:style-name="ce24"/>
          <table:table-cell office:value-type="date" office:date-value="2024-09-19T00:00:00" table:style-name="ce23">
            <text:p>19/09/2024</text:p>
          </table:table-cell>
          <table:table-cell table:style-name="ce24"/>
          <table:table-cell office:value-type="string" table:style-name="ce25">
            <text:p>COMPRA EN ALDI MARAGALL, CON LA TARJETA : 5489133221595208 EL 2024-09-19</text:p>
          </table:table-cell>
          <table:table-cell table:style-name="ce24"/>
          <table:table-cell office:value-type="float" office:value="-9.98" table:style-name="ce26">
            <text:p>-9,98</text:p>
          </table:table-cell>
          <table:table-cell table:style-name="ce24"/>
          <table:table-cell office:value-type="float" office:value="53.81" table:style-name="ce27">
            <text:p>53,8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16T00:00:00" table:style-name="ce23">
            <text:p>16/09/2024</text:p>
          </table:table-cell>
          <table:table-cell table:style-name="ce24"/>
          <table:table-cell office:value-type="date" office:date-value="2024-09-16T00:00:00" table:style-name="ce23">
            <text:p>16/09/2024</text:p>
          </table:table-cell>
          <table:table-cell table:style-name="ce24"/>
          <table:table-cell office:value-type="string" table:style-name="ce25">
            <text:p>COMPRA EN BAR RESTAURANTE MYCASA, CON LA TARJETA : 5489133221595208 EL 2024-09-16</text:p>
          </table:table-cell>
          <table:table-cell table:style-name="ce24"/>
          <table:table-cell office:value-type="float" office:value="-1.5" table:style-name="ce26">
            <text:p>-1,5</text:p>
          </table:table-cell>
          <table:table-cell table:style-name="ce24"/>
          <table:table-cell office:value-type="float" office:value="63.79" table:style-name="ce27">
            <text:p>63,7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16T00:00:00" table:style-name="ce23">
            <text:p>16/09/2024</text:p>
          </table:table-cell>
          <table:table-cell table:style-name="ce24"/>
          <table:table-cell office:value-type="date" office:date-value="2024-09-16T00:00:00" table:style-name="ce23">
            <text:p>16/09/2024</text:p>
          </table:table-cell>
          <table:table-cell table:style-name="ce24"/>
          <table:table-cell office:value-type="string" table:style-name="ce25">
            <text:p>COMPRA EN BICING, CON LA TARJETA : 5489133221595208 EL 2024-09-16</text:p>
          </table:table-cell>
          <table:table-cell table:style-name="ce24"/>
          <table:table-cell office:value-type="float" office:value="-1.25" table:style-name="ce26">
            <text:p>-1,25</text:p>
          </table:table-cell>
          <table:table-cell table:style-name="ce24"/>
          <table:table-cell office:value-type="float" office:value="65.290000000000006" table:style-name="ce27">
            <text:p>65,2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16T00:00:00" table:style-name="ce23">
            <text:p>16/09/2024</text:p>
          </table:table-cell>
          <table:table-cell table:style-name="ce24"/>
          <table:table-cell office:value-type="date" office:date-value="2024-09-15T00:00:00" table:style-name="ce23">
            <text:p>15/09/2024</text:p>
          </table:table-cell>
          <table:table-cell table:style-name="ce24"/>
          <table:table-cell office:value-type="string" table:style-name="ce25">
            <text:p>COMPRA EN ALEGRIA BAR, CON LA TARJETA : 5489133221595208 EL 2024-09-15</text:p>
          </table:table-cell>
          <table:table-cell table:style-name="ce24"/>
          <table:table-cell office:value-type="float" office:value="-6.1" table:style-name="ce26">
            <text:p>-6,1</text:p>
          </table:table-cell>
          <table:table-cell table:style-name="ce24"/>
          <table:table-cell office:value-type="float" office:value="66.540000000000006" table:style-name="ce27">
            <text:p>66,5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16T00:00:00" table:style-name="ce23">
            <text:p>16/09/2024</text:p>
          </table:table-cell>
          <table:table-cell table:style-name="ce24"/>
          <table:table-cell office:value-type="date" office:date-value="2024-09-15T00:00:00" table:style-name="ce23">
            <text:p>15/09/2024</text:p>
          </table:table-cell>
          <table:table-cell table:style-name="ce24"/>
          <table:table-cell office:value-type="string" table:style-name="ce25">
            <text:p>COMPRA EN BARCELONA - MARAGALL, CON LA TARJETA : 5489133221595208 EL 2024-09-15</text:p>
          </table:table-cell>
          <table:table-cell table:style-name="ce24"/>
          <table:table-cell office:value-type="float" office:value="-8.77" table:style-name="ce26">
            <text:p>-8,77</text:p>
          </table:table-cell>
          <table:table-cell table:style-name="ce24"/>
          <table:table-cell office:value-type="float" office:value="72.64" table:style-name="ce27">
            <text:p>72,6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06T00:00:00" table:style-name="ce23">
            <text:p>06/09/2024</text:p>
          </table:table-cell>
          <table:table-cell table:style-name="ce24"/>
          <table:table-cell office:value-type="date" office:date-value="2024-09-06T00:00:00" table:style-name="ce23">
            <text:p>06/09/2024</text:p>
          </table:table-cell>
          <table:table-cell table:style-name="ce24"/>
          <table:table-cell office:value-type="string" table:style-name="ce25">
            <text:p>COMPRA EN CONDIS COMTE D'URGELL 258, CON LA TARJETA : 5489133221595208 EL 2024-09-06</text:p>
          </table:table-cell>
          <table:table-cell table:style-name="ce24"/>
          <table:table-cell office:value-type="float" office:value="-2.16" table:style-name="ce26">
            <text:p>-2,16</text:p>
          </table:table-cell>
          <table:table-cell table:style-name="ce24"/>
          <table:table-cell office:value-type="float" office:value="81.41" table:style-name="ce27">
            <text:p>81,4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05T00:00:00" table:style-name="ce23">
            <text:p>05/09/2024</text:p>
          </table:table-cell>
          <table:table-cell table:style-name="ce24"/>
          <table:table-cell office:value-type="date" office:date-value="2024-09-05T00:00:00" table:style-name="ce23">
            <text:p>05/09/2024</text:p>
          </table:table-cell>
          <table:table-cell table:style-name="ce24"/>
          <table:table-cell office:value-type="string" table:style-name="ce25">
            <text:p>COMPRA EN SOPA RESTAURANT, CON LA TARJETA : 5489133221595208 EL 2024-09-05</text:p>
          </table:table-cell>
          <table:table-cell table:style-name="ce24"/>
          <table:table-cell office:value-type="float" office:value="-2.1" table:style-name="ce26">
            <text:p>-2,1</text:p>
          </table:table-cell>
          <table:table-cell table:style-name="ce24"/>
          <table:table-cell office:value-type="float" office:value="83.57" table:style-name="ce27">
            <text:p>83,57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04T00:00:00" table:style-name="ce23">
            <text:p>04/09/2024</text:p>
          </table:table-cell>
          <table:table-cell table:style-name="ce24"/>
          <table:table-cell office:value-type="date" office:date-value="2024-09-04T00:00:00" table:style-name="ce23">
            <text:p>04/09/2024</text:p>
          </table:table-cell>
          <table:table-cell table:style-name="ce24"/>
          <table:table-cell office:value-type="string" table:style-name="ce25">
            <text:p>COMPRA EN LOBRADOR DELS 15 MARAGALL, CON LA TARJETA : 5489133221595208 EL 2024-09-04</text:p>
          </table:table-cell>
          <table:table-cell table:style-name="ce24"/>
          <table:table-cell office:value-type="float" office:value="-1.95" table:style-name="ce26">
            <text:p>-1,95</text:p>
          </table:table-cell>
          <table:table-cell table:style-name="ce24"/>
          <table:table-cell office:value-type="float" office:value="85.67" table:style-name="ce27">
            <text:p>85,67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04T00:00:00" table:style-name="ce23">
            <text:p>04/09/2024</text:p>
          </table:table-cell>
          <table:table-cell table:style-name="ce24"/>
          <table:table-cell office:value-type="date" office:date-value="2024-09-04T00:00:00" table:style-name="ce23">
            <text:p>04/09/2024</text:p>
          </table:table-cell>
          <table:table-cell table:style-name="ce24"/>
          <table:table-cell office:value-type="string" table:style-name="ce25">
            <text:p>COMPRA EN ALDI MARAGALL, CON LA TARJETA : 5489133221595208 EL 2024-09-04</text:p>
          </table:table-cell>
          <table:table-cell table:style-name="ce24"/>
          <table:table-cell office:value-type="float" office:value="-26.39" table:style-name="ce26">
            <text:p>-26,39</text:p>
          </table:table-cell>
          <table:table-cell table:style-name="ce24"/>
          <table:table-cell office:value-type="float" office:value="87.62" table:style-name="ce27">
            <text:p>87,62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04T00:00:00" table:style-name="ce23">
            <text:p>04/09/2024</text:p>
          </table:table-cell>
          <table:table-cell table:style-name="ce24"/>
          <table:table-cell office:value-type="date" office:date-value="2024-09-04T00:00:00" table:style-name="ce23">
            <text:p>04/09/2024</text:p>
          </table:table-cell>
          <table:table-cell table:style-name="ce24"/>
          <table:table-cell office:value-type="string" table:style-name="ce25">
            <text:p>COMPRA EN SOPA RESTAURANT, CON LA TARJETA : 5489133221595208 EL 2024-09-04</text:p>
          </table:table-cell>
          <table:table-cell table:style-name="ce24"/>
          <table:table-cell office:value-type="float" office:value="-1.9" table:style-name="ce26">
            <text:p>-1,9</text:p>
          </table:table-cell>
          <table:table-cell table:style-name="ce24"/>
          <table:table-cell office:value-type="float" office:value="114.01" table:style-name="ce27">
            <text:p>114,0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04T00:00:00" table:style-name="ce23">
            <text:p>04/09/2024</text:p>
          </table:table-cell>
          <table:table-cell table:style-name="ce24"/>
          <table:table-cell office:value-type="date" office:date-value="2024-09-04T00:00:00" table:style-name="ce23">
            <text:p>04/09/2024</text:p>
          </table:table-cell>
          <table:table-cell table:style-name="ce24"/>
          <table:table-cell office:value-type="string" table:style-name="ce25">
            <text:p>COMPRA EN LOBRADOR DELS 15 NAVAS, CON LA TARJETA : 5489133221595208 EL 2024-09-04</text:p>
          </table:table-cell>
          <table:table-cell table:style-name="ce24"/>
          <table:table-cell office:value-type="float" office:value="-1.85" table:style-name="ce26">
            <text:p>-1,85</text:p>
          </table:table-cell>
          <table:table-cell table:style-name="ce24"/>
          <table:table-cell office:value-type="float" office:value="115.91" table:style-name="ce27">
            <text:p>115,9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04T00:00:00" table:style-name="ce23">
            <text:p>04/09/2024</text:p>
          </table:table-cell>
          <table:table-cell table:style-name="ce24"/>
          <table:table-cell office:value-type="date" office:date-value="2024-09-04T00:00:00" table:style-name="ce23">
            <text:p>04/09/2024</text:p>
          </table:table-cell>
          <table:table-cell table:style-name="ce24"/>
          <table:table-cell office:value-type="string" table:style-name="ce25">
            <text:p>RECIBO FUTBOL CLUB MARTINENC (CEM GUINARDO) Nº RECIBO 0073 0100 755 CGPSZXQ REF. MANDATO 00001420150</text:p>
          </table:table-cell>
          <table:table-cell table:style-name="ce24"/>
          <table:table-cell office:value-type="float" office:value="-26.31" table:style-name="ce26">
            <text:p>-26,31</text:p>
          </table:table-cell>
          <table:table-cell table:style-name="ce24"/>
          <table:table-cell office:value-type="float" office:value="117.76" table:style-name="ce27">
            <text:p>117,7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03T00:00:00" table:style-name="ce23">
            <text:p>03/09/2024</text:p>
          </table:table-cell>
          <table:table-cell table:style-name="ce24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string" table:style-name="ce25">
            <text:p>COMPRA EN SANTS BEER, CON LA TARJETA : 5489133221595208 EL 2024-09-02</text:p>
          </table:table-cell>
          <table:table-cell table:style-name="ce24"/>
          <table:table-cell office:value-type="float" office:value="-3.5" table:style-name="ce26">
            <text:p>-3,5</text:p>
          </table:table-cell>
          <table:table-cell table:style-name="ce24"/>
          <table:table-cell office:value-type="float" office:value="144.07" table:style-name="ce27">
            <text:p>144,07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string" table:style-name="ce25">
            <text:p>COMPRA EN SANTS BEER, CON LA TARJETA : 5489133221595208 EL 2024-09-02</text:p>
          </table:table-cell>
          <table:table-cell table:style-name="ce24"/>
          <table:table-cell office:value-type="float" office:value="-11.55" table:style-name="ce26">
            <text:p>-11,55</text:p>
          </table:table-cell>
          <table:table-cell table:style-name="ce24"/>
          <table:table-cell office:value-type="float" office:value="147.57" table:style-name="ce27">
            <text:p>147,57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string" table:style-name="ce25">
            <text:p>RECIBO WIZINK BANK S.A.U. Nº RECIBO 0073 0100 755 CGNCNQL REF. MANDATO 00052675209123878950000730100</text:p>
          </table:table-cell>
          <table:table-cell table:style-name="ce24"/>
          <table:table-cell office:value-type="float" office:value="-712.14" table:style-name="ce26">
            <text:p>-712,14</text:p>
          </table:table-cell>
          <table:table-cell table:style-name="ce24"/>
          <table:table-cell office:value-type="float" office:value="159.12" table:style-name="ce27">
            <text:p>159,12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string" table:style-name="ce25">
            <text:p>TRANSFERENCIA A FAVOR DE CARDONA ALTES CRISTINA CONCEPTO: Gastos piso CC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871.26" table:style-name="ce27">
            <text:p>871,2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string" table:style-name="ce25">
            <text:p>TRANSFERENCIA DE CARDONA ALTES CRISTINA, CONCEPTO Provisión Wizink agosto</text:p>
          </table:table-cell>
          <table:table-cell table:style-name="ce24"/>
          <table:table-cell office:value-type="float" office:value="700" table:style-name="ce26">
            <text:p>700</text:p>
          </table:table-cell>
          <table:table-cell table:style-name="ce24"/>
          <table:table-cell office:value-type="float" office:value="921.26" table:style-name="ce27">
            <text:p>921,2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date" office:date-value="2024-09-01T00:00:00" table:style-name="ce23">
            <text:p>01/09/2024</text:p>
          </table:table-cell>
          <table:table-cell table:style-name="ce24"/>
          <table:table-cell office:value-type="string" table:style-name="ce25">
            <text:p>COMPRA EN BICING, CON LA TARJETA : 5489133221595208 EL 2024-09-01</text:p>
          </table:table-cell>
          <table:table-cell table:style-name="ce24"/>
          <table:table-cell office:value-type="float" office:value="-0.35" table:style-name="ce26">
            <text:p>-0,35</text:p>
          </table:table-cell>
          <table:table-cell table:style-name="ce24"/>
          <table:table-cell office:value-type="float" office:value="221.26" table:style-name="ce27">
            <text:p>221,2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date" office:date-value="2024-08-31T00:00:00" table:style-name="ce23">
            <text:p>31/08/2024</text:p>
          </table:table-cell>
          <table:table-cell table:style-name="ce24"/>
          <table:table-cell office:value-type="string" table:style-name="ce25">
            <text:p>COMPRA EN LIDL COMTE URGELL, CON LA TARJETA : 5489133221595208 EL 2024-08-31</text:p>
          </table:table-cell>
          <table:table-cell table:style-name="ce24"/>
          <table:table-cell office:value-type="float" office:value="-14.99" table:style-name="ce26">
            <text:p>-14,99</text:p>
          </table:table-cell>
          <table:table-cell table:style-name="ce24"/>
          <table:table-cell office:value-type="float" office:value="221.61" table:style-name="ce27">
            <text:p>221,6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9-02T00:00:00" table:style-name="ce23">
            <text:p>02/09/2024</text:p>
          </table:table-cell>
          <table:table-cell table:style-name="ce24"/>
          <table:table-cell office:value-type="date" office:date-value="2024-08-31T00:00:00" table:style-name="ce23">
            <text:p>31/08/2024</text:p>
          </table:table-cell>
          <table:table-cell table:style-name="ce24"/>
          <table:table-cell office:value-type="string" table:style-name="ce25">
            <text:p>COMPRA EN LIDL COMTE URGELL, CON LA TARJETA : 5489133221595208 EL 2024-08-31</text:p>
          </table:table-cell>
          <table:table-cell table:style-name="ce24"/>
          <table:table-cell office:value-type="float" office:value="-9.44" table:style-name="ce26">
            <text:p>-9,44</text:p>
          </table:table-cell>
          <table:table-cell table:style-name="ce24"/>
          <table:table-cell office:value-type="float" office:value="236.6" table:style-name="ce27">
            <text:p>236,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28T00:00:00" table:style-name="ce23">
            <text:p>28/08/2024</text:p>
          </table:table-cell>
          <table:table-cell table:style-name="ce24"/>
          <table:table-cell office:value-type="date" office:date-value="2024-08-28T00:00:00" table:style-name="ce23">
            <text:p>28/08/2024</text:p>
          </table:table-cell>
          <table:table-cell table:style-name="ce24"/>
          <table:table-cell office:value-type="string" table:style-name="ce25">
            <text:p>COMPRA EN METRO BARCELONA, CON LA TARJETA : 5489133221595208 EL 2024-08-28</text:p>
          </table:table-cell>
          <table:table-cell table:style-name="ce24"/>
          <table:table-cell office:value-type="float" office:value="-21.35" table:style-name="ce26">
            <text:p>-21,35</text:p>
          </table:table-cell>
          <table:table-cell table:style-name="ce24"/>
          <table:table-cell office:value-type="float" office:value="246.04" table:style-name="ce27">
            <text:p>246,0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20T00:00:00" table:style-name="ce23">
            <text:p>20/08/2024</text:p>
          </table:table-cell>
          <table:table-cell table:style-name="ce24"/>
          <table:table-cell office:value-type="date" office:date-value="2024-08-20T00:00:00" table:style-name="ce23">
            <text:p>20/08/2024</text:p>
          </table:table-cell>
          <table:table-cell table:style-name="ce24"/>
          <table:table-cell office:value-type="string" table:style-name="ce25">
            <text:p>COMPRA EN AREAS SANTS ESTACION, CON LA TARJETA : 5489133221595208 EL 2024-08-20</text:p>
          </table:table-cell>
          <table:table-cell table:style-name="ce24"/>
          <table:table-cell office:value-type="float" office:value="-2.6" table:style-name="ce26">
            <text:p>-2,6</text:p>
          </table:table-cell>
          <table:table-cell table:style-name="ce24"/>
          <table:table-cell office:value-type="float" office:value="267.39" table:style-name="ce27">
            <text:p>267,3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20T00:00:00" table:style-name="ce23">
            <text:p>20/08/2024</text:p>
          </table:table-cell>
          <table:table-cell table:style-name="ce24"/>
          <table:table-cell office:value-type="date" office:date-value="2024-08-20T00:00:00" table:style-name="ce23">
            <text:p>20/08/2024</text:p>
          </table:table-cell>
          <table:table-cell table:style-name="ce24"/>
          <table:table-cell office:value-type="string" table:style-name="ce25">
            <text:p>COMPRA EN DIA, CON LA TARJETA : 5489133221595208 EL 2024-08-20</text:p>
          </table:table-cell>
          <table:table-cell table:style-name="ce24"/>
          <table:table-cell office:value-type="float" office:value="-0.69" table:style-name="ce26">
            <text:p>-0,69</text:p>
          </table:table-cell>
          <table:table-cell table:style-name="ce24"/>
          <table:table-cell office:value-type="float" office:value="269.99" table:style-name="ce27">
            <text:p>269,9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20T00:00:00" table:style-name="ce23">
            <text:p>20/08/2024</text:p>
          </table:table-cell>
          <table:table-cell table:style-name="ce24"/>
          <table:table-cell office:value-type="date" office:date-value="2024-08-20T00:00:00" table:style-name="ce23">
            <text:p>20/08/2024</text:p>
          </table:table-cell>
          <table:table-cell table:style-name="ce24"/>
          <table:table-cell office:value-type="string" table:style-name="ce25">
            <text:p>COMPRA EN CONDIS BARCELONA, CON LA TARJETA : 5489133221595208 EL 2024-08-20</text:p>
          </table:table-cell>
          <table:table-cell table:style-name="ce24"/>
          <table:table-cell office:value-type="float" office:value="-1.33" table:style-name="ce26">
            <text:p>-1,33</text:p>
          </table:table-cell>
          <table:table-cell table:style-name="ce24"/>
          <table:table-cell office:value-type="float" office:value="270.68" table:style-name="ce27">
            <text:p>270,68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19T00:00:00" table:style-name="ce23">
            <text:p>19/08/2024</text:p>
          </table:table-cell>
          <table:table-cell table:style-name="ce24"/>
          <table:table-cell office:value-type="date" office:date-value="2024-08-19T00:00:00" table:style-name="ce23">
            <text:p>19/08/2024</text:p>
          </table:table-cell>
          <table:table-cell table:style-name="ce24"/>
          <table:table-cell office:value-type="string" table:style-name="ce25">
            <text:p>COMPRA EN SOL SOLER, CON LA TARJETA : 5489133221595208 EL 2024-08-19</text:p>
          </table:table-cell>
          <table:table-cell table:style-name="ce24"/>
          <table:table-cell office:value-type="float" office:value="-29" table:style-name="ce26">
            <text:p>-29</text:p>
          </table:table-cell>
          <table:table-cell table:style-name="ce24"/>
          <table:table-cell office:value-type="float" office:value="272.01" table:style-name="ce27">
            <text:p>272,0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16T00:00:00" table:style-name="ce23">
            <text:p>16/08/2024</text:p>
          </table:table-cell>
          <table:table-cell table:style-name="ce24"/>
          <table:table-cell office:value-type="date" office:date-value="2024-08-16T00:00:00" table:style-name="ce23">
            <text:p>16/08/2024</text:p>
          </table:table-cell>
          <table:table-cell table:style-name="ce24"/>
          <table:table-cell office:value-type="string" table:style-name="ce25">
            <text:p>COMPRA EN BICING, CON LA TARJETA : 5489133221595208 EL 2024-08-16</text:p>
          </table:table-cell>
          <table:table-cell table:style-name="ce24"/>
          <table:table-cell office:value-type="float" office:value="-2.1" table:style-name="ce26">
            <text:p>-2,1</text:p>
          </table:table-cell>
          <table:table-cell table:style-name="ce24"/>
          <table:table-cell office:value-type="float" office:value="301.01" table:style-name="ce27">
            <text:p>301,0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14T00:00:00" table:style-name="ce23">
            <text:p>14/08/2024</text:p>
          </table:table-cell>
          <table:table-cell table:style-name="ce24"/>
          <table:table-cell office:value-type="date" office:date-value="2024-08-14T00:00:00" table:style-name="ce23">
            <text:p>14/08/2024</text:p>
          </table:table-cell>
          <table:table-cell table:style-name="ce24"/>
          <table:table-cell office:value-type="string" table:style-name="ce25">
            <text:p>COMPRA EN SITGES 1900 SL, CON LA TARJETA : 5489133221595208 EL 2024-08-14</text:p>
          </table:table-cell>
          <table:table-cell table:style-name="ce24"/>
          <table:table-cell office:value-type="float" office:value="-330.48" table:style-name="ce26">
            <text:p>-330,48</text:p>
          </table:table-cell>
          <table:table-cell table:style-name="ce24"/>
          <table:table-cell office:value-type="float" office:value="303.11" table:style-name="ce27">
            <text:p>303,1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14T00:00:00" table:style-name="ce23">
            <text:p>14/08/2024</text:p>
          </table:table-cell>
          <table:table-cell table:style-name="ce24"/>
          <table:table-cell office:value-type="date" office:date-value="2024-08-14T00:00:00" table:style-name="ce23">
            <text:p>14/08/2024</text:p>
          </table:table-cell>
          <table:table-cell table:style-name="ce24"/>
          <table:table-cell office:value-type="string" table:style-name="ce25">
            <text:p>TRANSFERENCIA DE CARDONA ALTES CRISTINA, CONCEPTO Traspaso para hotel sitges</text:p>
          </table:table-cell>
          <table:table-cell table:style-name="ce24"/>
          <table:table-cell office:value-type="float" office:value="333" table:style-name="ce26">
            <text:p>333</text:p>
          </table:table-cell>
          <table:table-cell table:style-name="ce24"/>
          <table:table-cell office:value-type="float" office:value="633.59" table:style-name="ce27">
            <text:p>633,5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13T00:00:00" table:style-name="ce23">
            <text:p>13/08/2024</text:p>
          </table:table-cell>
          <table:table-cell table:style-name="ce24"/>
          <table:table-cell office:value-type="date" office:date-value="2024-08-13T00:00:00" table:style-name="ce23">
            <text:p>13/08/2024</text:p>
          </table:table-cell>
          <table:table-cell table:style-name="ce24"/>
          <table:table-cell office:value-type="string" table:style-name="ce25">
            <text:p>TRANSFERENCIA DE CARDONA ALTES CRISTINA, CONCEPTO Traspaso agosto</text:p>
          </table:table-cell>
          <table:table-cell table:style-name="ce24"/>
          <table:table-cell office:value-type="float" office:value="300" table:style-name="ce26">
            <text:p>300</text:p>
          </table:table-cell>
          <table:table-cell table:style-name="ce24"/>
          <table:table-cell office:value-type="float" office:value="300.58999999999997" table:style-name="ce27">
            <text:p>300,5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12T00:00:00" table:style-name="ce23">
            <text:p>12/08/2024</text:p>
          </table:table-cell>
          <table:table-cell table:style-name="ce24"/>
          <table:table-cell office:value-type="date" office:date-value="2024-08-09T00:00:00" table:style-name="ce23">
            <text:p>09/08/2024</text:p>
          </table:table-cell>
          <table:table-cell table:style-name="ce24"/>
          <table:table-cell office:value-type="string" table:style-name="ce25">
            <text:p>COMPRA EN PALCO IBIZA SL, CON LA TARJETA : 5489133221595208 EL 2024-08-09</text:p>
          </table:table-cell>
          <table:table-cell table:style-name="ce24"/>
          <table:table-cell office:value-type="float" office:value="-52" table:style-name="ce26">
            <text:p>-52</text:p>
          </table:table-cell>
          <table:table-cell table:style-name="ce24"/>
          <table:table-cell office:value-type="float" office:value="0.59" table:style-name="ce27">
            <text:p>0,5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9T00:00:00" table:style-name="ce23">
            <text:p>09/08/2024</text:p>
          </table:table-cell>
          <table:table-cell table:style-name="ce24"/>
          <table:table-cell office:value-type="date" office:date-value="2024-08-09T00:00:00" table:style-name="ce23">
            <text:p>09/08/2024</text:p>
          </table:table-cell>
          <table:table-cell table:style-name="ce24"/>
          <table:table-cell office:value-type="string" table:style-name="ce25">
            <text:p>COMPRA EN RTE.SA TRINXA, CON LA TARJETA : 5489133221595208 EL 2024-08-09</text:p>
          </table:table-cell>
          <table:table-cell table:style-name="ce24"/>
          <table:table-cell office:value-type="float" office:value="-20.5" table:style-name="ce26">
            <text:p>-20,5</text:p>
          </table:table-cell>
          <table:table-cell table:style-name="ce24"/>
          <table:table-cell office:value-type="float" office:value="52.59" table:style-name="ce27">
            <text:p>52,5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9T00:00:00" table:style-name="ce23">
            <text:p>09/08/2024</text:p>
          </table:table-cell>
          <table:table-cell table:style-name="ce24"/>
          <table:table-cell office:value-type="date" office:date-value="2024-08-09T00:00:00" table:style-name="ce23">
            <text:p>09/08/2024</text:p>
          </table:table-cell>
          <table:table-cell table:style-name="ce24"/>
          <table:table-cell office:value-type="string" table:style-name="ce25">
            <text:p>COMPRA EN SumUp *Carmen, CON LA TARJETA : 5489133221595208 EL 2024-08-07</text:p>
          </table:table-cell>
          <table:table-cell table:style-name="ce24"/>
          <table:table-cell office:value-type="float" office:value="-15" table:style-name="ce26">
            <text:p>-15</text:p>
          </table:table-cell>
          <table:table-cell table:style-name="ce24"/>
          <table:table-cell office:value-type="float" office:value="73.09" table:style-name="ce27">
            <text:p>73,0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8T00:00:00" table:style-name="ce23">
            <text:p>08/08/2024</text:p>
          </table:table-cell>
          <table:table-cell table:style-name="ce24"/>
          <table:table-cell office:value-type="date" office:date-value="2024-08-08T00:00:00" table:style-name="ce23">
            <text:p>08/08/2024</text:p>
          </table:table-cell>
          <table:table-cell table:style-name="ce24"/>
          <table:table-cell office:value-type="string" table:style-name="ce25">
            <text:p>COMPRA EN PARKING ES PRATET, CON LA TARJETA : 5489133221595208 EL 2024-08-08</text:p>
          </table:table-cell>
          <table:table-cell table:style-name="ce24"/>
          <table:table-cell office:value-type="float" office:value="-35.700000000000003" table:style-name="ce26">
            <text:p>-35,7</text:p>
          </table:table-cell>
          <table:table-cell table:style-name="ce24"/>
          <table:table-cell office:value-type="float" office:value="88.09" table:style-name="ce27">
            <text:p>88,0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8T00:00:00" table:style-name="ce23">
            <text:p>08/08/2024</text:p>
          </table:table-cell>
          <table:table-cell table:style-name="ce24"/>
          <table:table-cell office:value-type="date" office:date-value="2024-08-08T00:00:00" table:style-name="ce23">
            <text:p>08/08/2024</text:p>
          </table:table-cell>
          <table:table-cell table:style-name="ce24"/>
          <table:table-cell office:value-type="string" table:style-name="ce25">
            <text:p>DISPOSICION EN CAJERO CON LA TARJETA 5489133221595208, COMISION 0,00, EL 2024-08-08</text:p>
          </table:table-cell>
          <table:table-cell table:style-name="ce24"/>
          <table:table-cell office:value-type="float" office:value="-60" table:style-name="ce26">
            <text:p>-60</text:p>
          </table:table-cell>
          <table:table-cell table:style-name="ce24"/>
          <table:table-cell office:value-type="float" office:value="123.79" table:style-name="ce27">
            <text:p>123,7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8T00:00:00" table:style-name="ce23">
            <text:p>08/08/2024</text:p>
          </table:table-cell>
          <table:table-cell table:style-name="ce24"/>
          <table:table-cell office:value-type="date" office:date-value="2024-08-08T00:00:00" table:style-name="ce23">
            <text:p>08/08/2024</text:p>
          </table:table-cell>
          <table:table-cell table:style-name="ce24"/>
          <table:table-cell office:value-type="string" table:style-name="ce25">
            <text:p>COMPRA EN HELADERIA LOS VALENCIANOS, CON LA TARJETA : 5489133221595208 EL 2024-08-08</text:p>
          </table:table-cell>
          <table:table-cell table:style-name="ce24"/>
          <table:table-cell office:value-type="float" office:value="-6.6" table:style-name="ce26">
            <text:p>-6,6</text:p>
          </table:table-cell>
          <table:table-cell table:style-name="ce24"/>
          <table:table-cell office:value-type="float" office:value="183.79" table:style-name="ce27">
            <text:p>183,7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string" table:style-name="ce25">
            <text:p>COMPRA EN SCHLIWEL, C.B. - VILA CA, CON LA TARJETA : 5489133221595208 EL 2024-08-07</text:p>
          </table:table-cell>
          <table:table-cell table:style-name="ce24"/>
          <table:table-cell office:value-type="float" office:value="-31" table:style-name="ce26">
            <text:p>-31</text:p>
          </table:table-cell>
          <table:table-cell table:style-name="ce24"/>
          <table:table-cell office:value-type="float" office:value="190.39" table:style-name="ce27">
            <text:p>190,3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string" table:style-name="ce25">
            <text:p>COMPRA EN TANT IBIZA, CON LA TARJETA : 5489133221595208 EL 2024-08-07</text:p>
          </table:table-cell>
          <table:table-cell table:style-name="ce24"/>
          <table:table-cell office:value-type="float" office:value="-2.73" table:style-name="ce26">
            <text:p>-2,73</text:p>
          </table:table-cell>
          <table:table-cell table:style-name="ce24"/>
          <table:table-cell office:value-type="float" office:value="221.39" table:style-name="ce27">
            <text:p>221,3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string" table:style-name="ce25">
            <text:p>COMPRA EN PUCHI TIBET, CON LA TARJETA : 5489133221595208 EL 2024-08-07</text:p>
          </table:table-cell>
          <table:table-cell table:style-name="ce24"/>
          <table:table-cell office:value-type="float" office:value="-30" table:style-name="ce26">
            <text:p>-30</text:p>
          </table:table-cell>
          <table:table-cell table:style-name="ce24"/>
          <table:table-cell office:value-type="float" office:value="224.12" table:style-name="ce27">
            <text:p>224,12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string" table:style-name="ce25">
            <text:p>COMPRA EN HIPPY MARKET PUNTA ARABI, CON LA TARJETA : 5489133221595208 EL 2024-08-07</text:p>
          </table:table-cell>
          <table:table-cell table:style-name="ce24"/>
          <table:table-cell office:value-type="float" office:value="-3" table:style-name="ce26">
            <text:p>-3</text:p>
          </table:table-cell>
          <table:table-cell table:style-name="ce24"/>
          <table:table-cell office:value-type="float" office:value="254.12" table:style-name="ce27">
            <text:p>254,12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string" table:style-name="ce25">
            <text:p>COMPRA EN PIZZERIA CARPE DIEM, CON LA TARJETA : 5489133221595208 EL 2024-08-07</text:p>
          </table:table-cell>
          <table:table-cell table:style-name="ce24"/>
          <table:table-cell office:value-type="float" office:value="-12" table:style-name="ce26">
            <text:p>-12</text:p>
          </table:table-cell>
          <table:table-cell table:style-name="ce24"/>
          <table:table-cell office:value-type="float" office:value="257.12" table:style-name="ce27">
            <text:p>257,12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string" table:style-name="ce25">
            <text:p>COMPRA EN PAULA LOPEZ. KI-IBIZA, CON LA TARJETA : 5489133221595208 EL 2024-08-07</text:p>
          </table:table-cell>
          <table:table-cell table:style-name="ce24"/>
          <table:table-cell office:value-type="float" office:value="-10" table:style-name="ce26">
            <text:p>-10</text:p>
          </table:table-cell>
          <table:table-cell table:style-name="ce24"/>
          <table:table-cell office:value-type="float" office:value="269.12" table:style-name="ce27">
            <text:p>269,12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string" table:style-name="ce25">
            <text:p>COMPRA EN YAKTEMI, CON LA TARJETA : 5489133221595208 EL 2024-08-07</text:p>
          </table:table-cell>
          <table:table-cell table:style-name="ce24"/>
          <table:table-cell office:value-type="float" office:value="-20" table:style-name="ce26">
            <text:p>-20</text:p>
          </table:table-cell>
          <table:table-cell table:style-name="ce24"/>
          <table:table-cell office:value-type="float" office:value="279.12" table:style-name="ce27">
            <text:p>279,12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date" office:date-value="2024-08-07T00:00:00" table:style-name="ce23">
            <text:p>07/08/2024</text:p>
          </table:table-cell>
          <table:table-cell table:style-name="ce24"/>
          <table:table-cell office:value-type="string" table:style-name="ce25">
            <text:p>RECIBO FUTBOL CLUB MARTINENC (CEM GUINARDO) Nº RECIBO 0073 0100 755 CGGGCMY REF. MANDATO 00001420150</text:p>
          </table:table-cell>
          <table:table-cell table:style-name="ce24"/>
          <table:table-cell office:value-type="float" office:value="-26.31" table:style-name="ce26">
            <text:p>-26,31</text:p>
          </table:table-cell>
          <table:table-cell table:style-name="ce24"/>
          <table:table-cell office:value-type="float" office:value="299.12" table:style-name="ce27">
            <text:p>299,12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6T00:00:00" table:style-name="ce23">
            <text:p>06/08/2024</text:p>
          </table:table-cell>
          <table:table-cell table:style-name="ce24"/>
          <table:table-cell office:value-type="date" office:date-value="2024-08-06T00:00:00" table:style-name="ce23">
            <text:p>06/08/2024</text:p>
          </table:table-cell>
          <table:table-cell table:style-name="ce24"/>
          <table:table-cell office:value-type="string" table:style-name="ce25">
            <text:p>TRANSFERENCIA DE CARDONA ALTES CRISTINA, CONCEPTO Traspaso para gastos</text:p>
          </table:table-cell>
          <table:table-cell table:style-name="ce24"/>
          <table:table-cell office:value-type="float" office:value="300" table:style-name="ce26">
            <text:p>300</text:p>
          </table:table-cell>
          <table:table-cell table:style-name="ce24"/>
          <table:table-cell office:value-type="float" office:value="325.43" table:style-name="ce27">
            <text:p>325,43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5T00:00:00" table:style-name="ce23">
            <text:p>05/08/2024</text:p>
          </table:table-cell>
          <table:table-cell table:style-name="ce24"/>
          <table:table-cell office:value-type="date" office:date-value="2024-08-03T00:00:00" table:style-name="ce23">
            <text:p>03/08/2024</text:p>
          </table:table-cell>
          <table:table-cell table:style-name="ce24"/>
          <table:table-cell office:value-type="string" table:style-name="ce25">
            <text:p>COMPRA EN SUPERMERCADO ENERI, CON LA TARJETA : 5489133221595208 EL 2024-08-03</text:p>
          </table:table-cell>
          <table:table-cell table:style-name="ce24"/>
          <table:table-cell office:value-type="float" office:value="-14.82" table:style-name="ce26">
            <text:p>-14,82</text:p>
          </table:table-cell>
          <table:table-cell table:style-name="ce24"/>
          <table:table-cell office:value-type="float" office:value="25.43" table:style-name="ce27">
            <text:p>25,43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2T00:00:00" table:style-name="ce23">
            <text:p>02/08/2024</text:p>
          </table:table-cell>
          <table:table-cell table:style-name="ce24"/>
          <table:table-cell office:value-type="date" office:date-value="2024-08-02T00:00:00" table:style-name="ce23">
            <text:p>02/08/2024</text:p>
          </table:table-cell>
          <table:table-cell table:style-name="ce24"/>
          <table:table-cell office:value-type="string" table:style-name="ce25">
            <text:p>COMPRA EN BONA IDEA, CON LA TARJETA : 5489133221595208 EL 2024-08-02</text:p>
          </table:table-cell>
          <table:table-cell table:style-name="ce24"/>
          <table:table-cell office:value-type="float" office:value="-20.99" table:style-name="ce26">
            <text:p>-20,99</text:p>
          </table:table-cell>
          <table:table-cell table:style-name="ce24"/>
          <table:table-cell office:value-type="float" office:value="40.25" table:style-name="ce27">
            <text:p>40,2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2T00:00:00" table:style-name="ce23">
            <text:p>02/08/2024</text:p>
          </table:table-cell>
          <table:table-cell table:style-name="ce24"/>
          <table:table-cell office:value-type="date" office:date-value="2024-08-02T00:00:00" table:style-name="ce23">
            <text:p>02/08/2024</text:p>
          </table:table-cell>
          <table:table-cell table:style-name="ce24"/>
          <table:table-cell office:value-type="string" table:style-name="ce25">
            <text:p>COMPRA EN GENIAL NEW, CON LA TARJETA : 5489133221595208 EL 2024-08-02</text:p>
          </table:table-cell>
          <table:table-cell table:style-name="ce24"/>
          <table:table-cell office:value-type="float" office:value="-27.99" table:style-name="ce26">
            <text:p>-27,99</text:p>
          </table:table-cell>
          <table:table-cell table:style-name="ce24"/>
          <table:table-cell office:value-type="float" office:value="61.24" table:style-name="ce27">
            <text:p>61,2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1T00:00:00" table:style-name="ce23">
            <text:p>01/08/2024</text:p>
          </table:table-cell>
          <table:table-cell table:style-name="ce24"/>
          <table:table-cell office:value-type="date" office:date-value="2024-08-01T00:00:00" table:style-name="ce23">
            <text:p>01/08/2024</text:p>
          </table:table-cell>
          <table:table-cell table:style-name="ce24"/>
          <table:table-cell office:value-type="string" table:style-name="ce25">
            <text:p>COMPRA EN GASTROBAR LOREN, CON LA TARJETA : 5489133221595208 EL 2024-08-01</text:p>
          </table:table-cell>
          <table:table-cell table:style-name="ce24"/>
          <table:table-cell office:value-type="float" office:value="-6" table:style-name="ce26">
            <text:p>-6</text:p>
          </table:table-cell>
          <table:table-cell table:style-name="ce24"/>
          <table:table-cell office:value-type="float" office:value="89.23" table:style-name="ce27">
            <text:p>89,23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8-01T00:00:00" table:style-name="ce23">
            <text:p>01/08/2024</text:p>
          </table:table-cell>
          <table:table-cell table:style-name="ce24"/>
          <table:table-cell office:value-type="date" office:date-value="2024-08-01T00:00:00" table:style-name="ce23">
            <text:p>01/08/2024</text:p>
          </table:table-cell>
          <table:table-cell table:style-name="ce24"/>
          <table:table-cell office:value-type="string" table:style-name="ce25">
            <text:p>COMPRA EN BICING, CON LA TARJETA : 5489133221595208 EL 2024-08-01</text:p>
          </table:table-cell>
          <table:table-cell table:style-name="ce24"/>
          <table:table-cell office:value-type="float" office:value="-1.6" table:style-name="ce26">
            <text:p>-1,6</text:p>
          </table:table-cell>
          <table:table-cell table:style-name="ce24"/>
          <table:table-cell office:value-type="float" office:value="95.23" table:style-name="ce27">
            <text:p>95,23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31T00:00:00" table:style-name="ce23">
            <text:p>31/07/2024</text:p>
          </table:table-cell>
          <table:table-cell table:style-name="ce24"/>
          <table:table-cell office:value-type="date" office:date-value="2024-07-31T00:00:00" table:style-name="ce23">
            <text:p>31/07/2024</text:p>
          </table:table-cell>
          <table:table-cell table:style-name="ce24"/>
          <table:table-cell office:value-type="string" table:style-name="ce25">
            <text:p>COMPRA EN LOBRADOR DELS 15 NAVAS, CON LA TARJETA : 5489133221595208 EL 2024-07-31</text:p>
          </table:table-cell>
          <table:table-cell table:style-name="ce24"/>
          <table:table-cell office:value-type="float" office:value="-1.95" table:style-name="ce26">
            <text:p>-1,95</text:p>
          </table:table-cell>
          <table:table-cell table:style-name="ce24"/>
          <table:table-cell office:value-type="float" office:value="96.83" table:style-name="ce27">
            <text:p>96,83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31T00:00:00" table:style-name="ce23">
            <text:p>31/07/2024</text:p>
          </table:table-cell>
          <table:table-cell table:style-name="ce24"/>
          <table:table-cell office:value-type="date" office:date-value="2024-07-31T00:00:00" table:style-name="ce23">
            <text:p>31/07/2024</text:p>
          </table:table-cell>
          <table:table-cell table:style-name="ce24"/>
          <table:table-cell office:value-type="string" table:style-name="ce25">
            <text:p>COMPRA EN MYKASA SANCHO AVILA, CON LA TARJETA : 5489133221595208 EL 2024-07-31</text:p>
          </table:table-cell>
          <table:table-cell table:style-name="ce24"/>
          <table:table-cell office:value-type="float" office:value="-1.7" table:style-name="ce26">
            <text:p>-1,7</text:p>
          </table:table-cell>
          <table:table-cell table:style-name="ce24"/>
          <table:table-cell office:value-type="float" office:value="98.78" table:style-name="ce27">
            <text:p>98,78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31T00:00:00" table:style-name="ce23">
            <text:p>31/07/2024</text:p>
          </table:table-cell>
          <table:table-cell table:style-name="ce24"/>
          <table:table-cell office:value-type="date" office:date-value="2024-07-31T00:00:00" table:style-name="ce23">
            <text:p>31/07/2024</text:p>
          </table:table-cell>
          <table:table-cell table:style-name="ce24"/>
          <table:table-cell office:value-type="string" table:style-name="ce25">
            <text:p>RECIBO WIZINK BANK S.A.U. Nº RECIBO 0073 0100 755 CGDLSNH REF. MANDATO 00052675209123878950000730100</text:p>
          </table:table-cell>
          <table:table-cell table:style-name="ce24"/>
          <table:table-cell office:value-type="float" office:value="-97.75" table:style-name="ce26">
            <text:p>-97,75</text:p>
          </table:table-cell>
          <table:table-cell table:style-name="ce24"/>
          <table:table-cell office:value-type="float" office:value="100.48" table:style-name="ce27">
            <text:p>100,48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30T00:00:00" table:style-name="ce23">
            <text:p>30/07/2024</text:p>
          </table:table-cell>
          <table:table-cell table:style-name="ce24"/>
          <table:table-cell office:value-type="date" office:date-value="2024-07-30T00:00:00" table:style-name="ce23">
            <text:p>30/07/2024</text:p>
          </table:table-cell>
          <table:table-cell table:style-name="ce24"/>
          <table:table-cell office:value-type="string" table:style-name="ce25">
            <text:p>COMPRA EN ROGENT GELATERIA, CON LA TARJETA : 5489133221595208 EL 2024-07-30</text:p>
          </table:table-cell>
          <table:table-cell table:style-name="ce24"/>
          <table:table-cell office:value-type="float" office:value="-2.95" table:style-name="ce26">
            <text:p>-2,95</text:p>
          </table:table-cell>
          <table:table-cell table:style-name="ce24"/>
          <table:table-cell office:value-type="float" office:value="198.23" table:style-name="ce27">
            <text:p>198,23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30T00:00:00" table:style-name="ce23">
            <text:p>30/07/2024</text:p>
          </table:table-cell>
          <table:table-cell table:style-name="ce24"/>
          <table:table-cell office:value-type="date" office:date-value="2024-07-30T00:00:00" table:style-name="ce23">
            <text:p>30/07/2024</text:p>
          </table:table-cell>
          <table:table-cell table:style-name="ce24"/>
          <table:table-cell office:value-type="string" table:style-name="ce25">
            <text:p>COMPRA EN BAR RESTAURANTE MYCASA, CON LA TARJETA : 5489133221595208 EL 2024-07-30</text:p>
          </table:table-cell>
          <table:table-cell table:style-name="ce24"/>
          <table:table-cell office:value-type="float" office:value="-1.7" table:style-name="ce26">
            <text:p>-1,7</text:p>
          </table:table-cell>
          <table:table-cell table:style-name="ce24"/>
          <table:table-cell office:value-type="float" office:value="201.18" table:style-name="ce27">
            <text:p>201,18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29T00:00:00" table:style-name="ce23">
            <text:p>29/07/2024</text:p>
          </table:table-cell>
          <table:table-cell table:style-name="ce24"/>
          <table:table-cell office:value-type="date" office:date-value="2024-07-29T00:00:00" table:style-name="ce23">
            <text:p>29/07/2024</text:p>
          </table:table-cell>
          <table:table-cell table:style-name="ce24"/>
          <table:table-cell office:value-type="string" table:style-name="ce25">
            <text:p>COMPRA EN LIDL COMTE URGELL, CON LA TARJETA : 5489133221595208 EL 2024-07-29</text:p>
          </table:table-cell>
          <table:table-cell table:style-name="ce24"/>
          <table:table-cell office:value-type="float" office:value="-14.96" table:style-name="ce26">
            <text:p>-14,96</text:p>
          </table:table-cell>
          <table:table-cell table:style-name="ce24"/>
          <table:table-cell office:value-type="float" office:value="202.88" table:style-name="ce27">
            <text:p>202,88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29T00:00:00" table:style-name="ce23">
            <text:p>29/07/2024</text:p>
          </table:table-cell>
          <table:table-cell table:style-name="ce24"/>
          <table:table-cell office:value-type="date" office:date-value="2024-07-29T00:00:00" table:style-name="ce23">
            <text:p>29/07/2024</text:p>
          </table:table-cell>
          <table:table-cell table:style-name="ce24"/>
          <table:table-cell office:value-type="string" table:style-name="ce25">
            <text:p>COMPRA EN SAONA GRACIA, CON LA TARJETA : 5489133221595208 EL 2024-07-29</text:p>
          </table:table-cell>
          <table:table-cell table:style-name="ce24"/>
          <table:table-cell office:value-type="float" office:value="-15.3" table:style-name="ce26">
            <text:p>-15,3</text:p>
          </table:table-cell>
          <table:table-cell table:style-name="ce24"/>
          <table:table-cell office:value-type="float" office:value="217.84" table:style-name="ce27">
            <text:p>217,8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29T00:00:00" table:style-name="ce23">
            <text:p>29/07/2024</text:p>
          </table:table-cell>
          <table:table-cell table:style-name="ce24"/>
          <table:table-cell office:value-type="date" office:date-value="2024-07-29T00:00:00" table:style-name="ce23">
            <text:p>29/07/2024</text:p>
          </table:table-cell>
          <table:table-cell table:style-name="ce24"/>
          <table:table-cell office:value-type="string" table:style-name="ce25">
            <text:p>COMPRA EN EL FORNET - URGELL, CON LA TARJETA : 5489133221595208 EL 2024-07-29</text:p>
          </table:table-cell>
          <table:table-cell table:style-name="ce24"/>
          <table:table-cell office:value-type="float" office:value="-5.85" table:style-name="ce26">
            <text:p>-5,85</text:p>
          </table:table-cell>
          <table:table-cell table:style-name="ce24"/>
          <table:table-cell office:value-type="float" office:value="233.14" table:style-name="ce27">
            <text:p>233,1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26T00:00:00" table:style-name="ce23">
            <text:p>26/07/2024</text:p>
          </table:table-cell>
          <table:table-cell table:style-name="ce24"/>
          <table:table-cell office:value-type="date" office:date-value="2024-07-26T00:00:00" table:style-name="ce23">
            <text:p>26/07/2024</text:p>
          </table:table-cell>
          <table:table-cell table:style-name="ce24"/>
          <table:table-cell office:value-type="string" table:style-name="ce25">
            <text:p>COMPRA EN RESTAURANTE MARIMBA, CON LA TARJETA : 5489133221595208 EL 2024-07-26</text:p>
          </table:table-cell>
          <table:table-cell table:style-name="ce24"/>
          <table:table-cell office:value-type="float" office:value="-2.9" table:style-name="ce26">
            <text:p>-2,9</text:p>
          </table:table-cell>
          <table:table-cell table:style-name="ce24"/>
          <table:table-cell office:value-type="float" office:value="238.99" table:style-name="ce27">
            <text:p>238,9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25T00:00:00" table:style-name="ce23">
            <text:p>25/07/2024</text:p>
          </table:table-cell>
          <table:table-cell table:style-name="ce24"/>
          <table:table-cell office:value-type="date" office:date-value="2024-07-25T00:00:00" table:style-name="ce23">
            <text:p>25/07/2024</text:p>
          </table:table-cell>
          <table:table-cell table:style-name="ce24"/>
          <table:table-cell office:value-type="string" table:style-name="ce25">
            <text:p>COMPRA EN RESTAURANTE LAGARIN, CON LA TARJETA : 5489133221595208 EL 2024-07-25</text:p>
          </table:table-cell>
          <table:table-cell table:style-name="ce24"/>
          <table:table-cell office:value-type="float" office:value="-20" table:style-name="ce26">
            <text:p>-20</text:p>
          </table:table-cell>
          <table:table-cell table:style-name="ce24"/>
          <table:table-cell office:value-type="float" office:value="241.89" table:style-name="ce27">
            <text:p>241,8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24T00:00:00" table:style-name="ce23">
            <text:p>24/07/2024</text:p>
          </table:table-cell>
          <table:table-cell table:style-name="ce24"/>
          <table:table-cell office:value-type="date" office:date-value="2024-07-24T00:00:00" table:style-name="ce23">
            <text:p>24/07/2024</text:p>
          </table:table-cell>
          <table:table-cell table:style-name="ce24"/>
          <table:table-cell office:value-type="string" table:style-name="ce25">
            <text:p>COMPRA EN KOP DE MA S.C.C.L., CON LA TARJETA : 5489133221595208 EL 2024-07-24</text:p>
          </table:table-cell>
          <table:table-cell table:style-name="ce24"/>
          <table:table-cell office:value-type="float" office:value="-7" table:style-name="ce26">
            <text:p>-7</text:p>
          </table:table-cell>
          <table:table-cell table:style-name="ce24"/>
          <table:table-cell office:value-type="float" office:value="261.89" table:style-name="ce27">
            <text:p>261,8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24T00:00:00" table:style-name="ce23">
            <text:p>24/07/2024</text:p>
          </table:table-cell>
          <table:table-cell table:style-name="ce24"/>
          <table:table-cell office:value-type="date" office:date-value="2024-07-24T00:00:00" table:style-name="ce23">
            <text:p>24/07/2024</text:p>
          </table:table-cell>
          <table:table-cell table:style-name="ce24"/>
          <table:table-cell office:value-type="string" table:style-name="ce25">
            <text:p>COMPRA EN SOPA RESTAURANT, CON LA TARJETA : 5489133221595208 EL 2024-07-24</text:p>
          </table:table-cell>
          <table:table-cell table:style-name="ce24"/>
          <table:table-cell office:value-type="float" office:value="-2.2000000000000002" table:style-name="ce26">
            <text:p>-2,2</text:p>
          </table:table-cell>
          <table:table-cell table:style-name="ce24"/>
          <table:table-cell office:value-type="float" office:value="268.89" table:style-name="ce27">
            <text:p>268,8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23T00:00:00" table:style-name="ce23">
            <text:p>23/07/2024</text:p>
          </table:table-cell>
          <table:table-cell table:style-name="ce24"/>
          <table:table-cell office:value-type="date" office:date-value="2024-07-23T00:00:00" table:style-name="ce23">
            <text:p>23/07/2024</text:p>
          </table:table-cell>
          <table:table-cell table:style-name="ce24"/>
          <table:table-cell office:value-type="string" table:style-name="ce25">
            <text:p>COMPRA EN SOPA RESTAURANT, CON LA TARJETA : 5489133221595208 EL 2024-07-23</text:p>
          </table:table-cell>
          <table:table-cell table:style-name="ce24"/>
          <table:table-cell office:value-type="float" office:value="-2.2000000000000002" table:style-name="ce26">
            <text:p>-2,2</text:p>
          </table:table-cell>
          <table:table-cell table:style-name="ce24"/>
          <table:table-cell office:value-type="float" office:value="271.08999999999997" table:style-name="ce27">
            <text:p>271,0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22T00:00:00" table:style-name="ce23">
            <text:p>22/07/2024</text:p>
          </table:table-cell>
          <table:table-cell table:style-name="ce24"/>
          <table:table-cell office:value-type="date" office:date-value="2024-07-22T00:00:00" table:style-name="ce23">
            <text:p>22/07/2024</text:p>
          </table:table-cell>
          <table:table-cell table:style-name="ce24"/>
          <table:table-cell office:value-type="string" table:style-name="ce25">
            <text:p>COMPRA EN METRO BARCELONA, CON LA TARJETA : 5489133221595208 EL 2024-07-22</text:p>
          </table:table-cell>
          <table:table-cell table:style-name="ce24"/>
          <table:table-cell office:value-type="float" office:value="-21.35" table:style-name="ce26">
            <text:p>-21,35</text:p>
          </table:table-cell>
          <table:table-cell table:style-name="ce24"/>
          <table:table-cell office:value-type="float" office:value="273.29000000000002" table:style-name="ce27">
            <text:p>273,2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22T00:00:00" table:style-name="ce23">
            <text:p>22/07/2024</text:p>
          </table:table-cell>
          <table:table-cell table:style-name="ce24"/>
          <table:table-cell office:value-type="date" office:date-value="2024-07-22T00:00:00" table:style-name="ce23">
            <text:p>22/07/2024</text:p>
          </table:table-cell>
          <table:table-cell table:style-name="ce24"/>
          <table:table-cell office:value-type="string" table:style-name="ce25">
            <text:p>COMPRA EN SOPA RESTAURANT, CON LA TARJETA : 5489133221595208 EL 2024-07-22</text:p>
          </table:table-cell>
          <table:table-cell table:style-name="ce24"/>
          <table:table-cell office:value-type="float" office:value="-2.1" table:style-name="ce26">
            <text:p>-2,1</text:p>
          </table:table-cell>
          <table:table-cell table:style-name="ce24"/>
          <table:table-cell office:value-type="float" office:value="294.64" table:style-name="ce27">
            <text:p>294,6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22T00:00:00" table:style-name="ce23">
            <text:p>22/07/2024</text:p>
          </table:table-cell>
          <table:table-cell table:style-name="ce24"/>
          <table:table-cell office:value-type="date" office:date-value="2024-07-21T00:00:00" table:style-name="ce23">
            <text:p>21/07/2024</text:p>
          </table:table-cell>
          <table:table-cell table:style-name="ce24"/>
          <table:table-cell office:value-type="string" table:style-name="ce25">
            <text:p>COMPRA EN VOLCAN DORADO DELIV, CON LA TARJETA : 5489133221595208 EL 2024-07-21</text:p>
          </table:table-cell>
          <table:table-cell table:style-name="ce24"/>
          <table:table-cell office:value-type="float" office:value="-12.3" table:style-name="ce26">
            <text:p>-12,3</text:p>
          </table:table-cell>
          <table:table-cell table:style-name="ce24"/>
          <table:table-cell office:value-type="float" office:value="296.74" table:style-name="ce27">
            <text:p>296,7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22T00:00:00" table:style-name="ce23">
            <text:p>22/07/2024</text:p>
          </table:table-cell>
          <table:table-cell table:style-name="ce24"/>
          <table:table-cell office:value-type="date" office:date-value="2024-07-21T00:00:00" table:style-name="ce23">
            <text:p>21/07/2024</text:p>
          </table:table-cell>
          <table:table-cell table:style-name="ce24"/>
          <table:table-cell office:value-type="string" table:style-name="ce25">
            <text:p>COMPRA EN KOP DE MAR BAR SCCL, CON LA TARJETA : 5489133221595208 EL 2024-07-21</text:p>
          </table:table-cell>
          <table:table-cell table:style-name="ce24"/>
          <table:table-cell office:value-type="float" office:value="-20" table:style-name="ce26">
            <text:p>-20</text:p>
          </table:table-cell>
          <table:table-cell table:style-name="ce24"/>
          <table:table-cell office:value-type="float" office:value="309.04000000000002" table:style-name="ce27">
            <text:p>309,0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15T00:00:00" table:style-name="ce23">
            <text:p>15/07/2024</text:p>
          </table:table-cell>
          <table:table-cell table:style-name="ce24"/>
          <table:table-cell office:value-type="date" office:date-value="2024-07-15T00:00:00" table:style-name="ce23">
            <text:p>15/07/2024</text:p>
          </table:table-cell>
          <table:table-cell table:style-name="ce24"/>
          <table:table-cell office:value-type="string" table:style-name="ce25">
            <text:p>COMPRA EN SUPERMERCADO TERE, CON LA TARJETA : 5489133221595208 EL 2024-07-15</text:p>
          </table:table-cell>
          <table:table-cell table:style-name="ce24"/>
          <table:table-cell office:value-type="float" office:value="-1" table:style-name="ce26">
            <text:p>-1</text:p>
          </table:table-cell>
          <table:table-cell table:style-name="ce24"/>
          <table:table-cell office:value-type="float" office:value="329.04" table:style-name="ce27">
            <text:p>329,0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15T00:00:00" table:style-name="ce23">
            <text:p>15/07/2024</text:p>
          </table:table-cell>
          <table:table-cell table:style-name="ce24"/>
          <table:table-cell office:value-type="date" office:date-value="2024-07-15T00:00:00" table:style-name="ce23">
            <text:p>15/07/2024</text:p>
          </table:table-cell>
          <table:table-cell table:style-name="ce24"/>
          <table:table-cell office:value-type="string" table:style-name="ce25">
            <text:p>RECIBO CEMENTIRIS DE BARCELONA S.A. Nº RECIBO 0073 0100 755 CFZMYXG REF. MANDATO G000120241320000001</text:p>
          </table:table-cell>
          <table:table-cell table:style-name="ce24"/>
          <table:table-cell office:value-type="float" office:value="-156.33000000000001" table:style-name="ce26">
            <text:p>-156,33</text:p>
          </table:table-cell>
          <table:table-cell table:style-name="ce24"/>
          <table:table-cell office:value-type="float" office:value="330.04" table:style-name="ce27">
            <text:p>330,0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12T00:00:00" table:style-name="ce23">
            <text:p>12/07/2024</text:p>
          </table:table-cell>
          <table:table-cell table:style-name="ce24"/>
          <table:table-cell office:value-type="date" office:date-value="2024-07-12T00:00:00" table:style-name="ce23">
            <text:p>12/07/2024</text:p>
          </table:table-cell>
          <table:table-cell table:style-name="ce24"/>
          <table:table-cell office:value-type="string" table:style-name="ce25">
            <text:p>COMPRA EN LOBRADOR DELS 15 NAVAS, CON LA TARJETA : 5489133221595208 EL 2024-07-12</text:p>
          </table:table-cell>
          <table:table-cell table:style-name="ce24"/>
          <table:table-cell office:value-type="float" office:value="-5.15" table:style-name="ce26">
            <text:p>-5,15</text:p>
          </table:table-cell>
          <table:table-cell table:style-name="ce24"/>
          <table:table-cell office:value-type="float" office:value="486.37" table:style-name="ce27">
            <text:p>486,37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11T00:00:00" table:style-name="ce23">
            <text:p>11/07/2024</text:p>
          </table:table-cell>
          <table:table-cell table:style-name="ce24"/>
          <table:table-cell office:value-type="date" office:date-value="2024-07-11T00:00:00" table:style-name="ce23">
            <text:p>11/07/2024</text:p>
          </table:table-cell>
          <table:table-cell table:style-name="ce24"/>
          <table:table-cell office:value-type="string" table:style-name="ce25">
            <text:p>TRANSFERENCIA A FAVOR DE CARDONA ALTES CRISTINA CONCEPTO: Reintegro gtos brios ChatGPT 21 Jun PMW</text:p>
          </table:table-cell>
          <table:table-cell table:style-name="ce24"/>
          <table:table-cell office:value-type="float" office:value="-0.56000000000000005" table:style-name="ce26">
            <text:p>-0,56</text:p>
          </table:table-cell>
          <table:table-cell table:style-name="ce24"/>
          <table:table-cell office:value-type="float" office:value="491.52" table:style-name="ce27">
            <text:p>491,52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11T00:00:00" table:style-name="ce23">
            <text:p>11/07/2024</text:p>
          </table:table-cell>
          <table:table-cell table:style-name="ce24"/>
          <table:table-cell office:value-type="date" office:date-value="2024-07-11T00:00:00" table:style-name="ce23">
            <text:p>11/07/2024</text:p>
          </table:table-cell>
          <table:table-cell table:style-name="ce24"/>
          <table:table-cell office:value-type="string" table:style-name="ce25">
            <text:p>TRANSFERENCIA A FAVOR DE CARDONA ALTES CRISTINA CONCEPTO: Reintegro ChatGPT 21 junio PMW</text:p>
          </table:table-cell>
          <table:table-cell table:style-name="ce24"/>
          <table:table-cell office:value-type="float" office:value="-18.68" table:style-name="ce26">
            <text:p>-18,68</text:p>
          </table:table-cell>
          <table:table-cell table:style-name="ce24"/>
          <table:table-cell office:value-type="float" office:value="492.08" table:style-name="ce27">
            <text:p>492,08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11T00:00:00" table:style-name="ce23">
            <text:p>11/07/2024</text:p>
          </table:table-cell>
          <table:table-cell table:style-name="ce24"/>
          <table:table-cell office:value-type="date" office:date-value="2024-07-11T00:00:00" table:style-name="ce23">
            <text:p>11/07/2024</text:p>
          </table:table-cell>
          <table:table-cell table:style-name="ce24"/>
          <table:table-cell office:value-type="string" table:style-name="ce25">
            <text:p>TRANSFERENCIA A FAVOR DE CARDONA ALTES CRISTINA CONCEPTO: Reintegro traspaso gastos incorrecto</text:p>
          </table:table-cell>
          <table:table-cell table:style-name="ce24"/>
          <table:table-cell office:value-type="float" office:value="-50" table:style-name="ce26">
            <text:p>-50</text:p>
          </table:table-cell>
          <table:table-cell table:style-name="ce24"/>
          <table:table-cell office:value-type="float" office:value="510.76" table:style-name="ce27">
            <text:p>510,7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09T00:00:00" table:style-name="ce23">
            <text:p>09/07/2024</text:p>
          </table:table-cell>
          <table:table-cell table:style-name="ce24"/>
          <table:table-cell office:value-type="date" office:date-value="2024-07-09T00:00:00" table:style-name="ce23">
            <text:p>09/07/2024</text:p>
          </table:table-cell>
          <table:table-cell table:style-name="ce24"/>
          <table:table-cell office:value-type="string" table:style-name="ce25">
            <text:p>COMPRA EN SOPA RESTAURANT, CON LA TARJETA : 5489133221595208 EL 2024-07-09</text:p>
          </table:table-cell>
          <table:table-cell table:style-name="ce24"/>
          <table:table-cell office:value-type="float" office:value="-2.1" table:style-name="ce26">
            <text:p>-2,1</text:p>
          </table:table-cell>
          <table:table-cell table:style-name="ce24"/>
          <table:table-cell office:value-type="float" office:value="560.76" table:style-name="ce27">
            <text:p>560,7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string" table:style-name="ce25">
            <text:p>COMPRA EN MERCADONA C BISCAIA, CON LA TARJETA : 5489133221595208 EL 2024-07-08</text:p>
          </table:table-cell>
          <table:table-cell table:style-name="ce24"/>
          <table:table-cell office:value-type="float" office:value="-19.260000000000002" table:style-name="ce26">
            <text:p>-19,26</text:p>
          </table:table-cell>
          <table:table-cell table:style-name="ce24"/>
          <table:table-cell office:value-type="float" office:value="562.86" table:style-name="ce27">
            <text:p>562,8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string" table:style-name="ce25">
            <text:p>COMPRA EN LOBRADOR DELS 15 NAVAS, CON LA TARJETA : 5489133221595208 EL 2024-07-08</text:p>
          </table:table-cell>
          <table:table-cell table:style-name="ce24"/>
          <table:table-cell office:value-type="float" office:value="-1.95" table:style-name="ce26">
            <text:p>-1,95</text:p>
          </table:table-cell>
          <table:table-cell table:style-name="ce24"/>
          <table:table-cell office:value-type="float" office:value="582.12" table:style-name="ce27">
            <text:p>582,12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string" table:style-name="ce25">
            <text:p>COMPRA EN SOPA RESTAURANT, CON LA TARJETA : 5489133221595208 EL 2024-07-08</text:p>
          </table:table-cell>
          <table:table-cell table:style-name="ce24"/>
          <table:table-cell office:value-type="float" office:value="-2.2000000000000002" table:style-name="ce26">
            <text:p>-2,2</text:p>
          </table:table-cell>
          <table:table-cell table:style-name="ce24"/>
          <table:table-cell office:value-type="float" office:value="584.07000000000005" table:style-name="ce27">
            <text:p>584,07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string" table:style-name="ce25">
            <text:p>TRANSFERENCIA A FAVOR DE CARDONA ALTES CRISTINA CONCEPTO: Reintegro IVTM Ayto. BCN</text:p>
          </table:table-cell>
          <table:table-cell table:style-name="ce24"/>
          <table:table-cell office:value-type="float" office:value="-8.84" table:style-name="ce26">
            <text:p>-8,84</text:p>
          </table:table-cell>
          <table:table-cell table:style-name="ce24"/>
          <table:table-cell office:value-type="float" office:value="586.27" table:style-name="ce27">
            <text:p>586,27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string" table:style-name="ce25">
            <text:p>TRANSFERENCIA A FAVOR DE CARDONA ALTES CRISTINA CONCEPTO: Rreintegro H3 Gastos Gaia</text:p>
          </table:table-cell>
          <table:table-cell table:style-name="ce24"/>
          <table:table-cell office:value-type="float" office:value="-70" table:style-name="ce26">
            <text:p>-70</text:p>
          </table:table-cell>
          <table:table-cell table:style-name="ce24"/>
          <table:table-cell office:value-type="float" office:value="595.11" table:style-name="ce27">
            <text:p>595,1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date" office:date-value="2024-07-07T00:00:00" table:style-name="ce23">
            <text:p>07/07/2024</text:p>
          </table:table-cell>
          <table:table-cell table:style-name="ce24"/>
          <table:table-cell office:value-type="string" table:style-name="ce25">
            <text:p>COMPRA EN LA LLESQUERIA, CON LA TARJETA : 5489133221595208 EL 2024-07-07</text:p>
          </table:table-cell>
          <table:table-cell table:style-name="ce24"/>
          <table:table-cell office:value-type="float" office:value="-9" table:style-name="ce26">
            <text:p>-9</text:p>
          </table:table-cell>
          <table:table-cell table:style-name="ce24"/>
          <table:table-cell office:value-type="float" office:value="665.11" table:style-name="ce27">
            <text:p>665,1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date" office:date-value="2024-07-07T00:00:00" table:style-name="ce23">
            <text:p>07/07/2024</text:p>
          </table:table-cell>
          <table:table-cell table:style-name="ce24"/>
          <table:table-cell office:value-type="string" table:style-name="ce25">
            <text:p>COMPRA EN REST I BAR 2000 I PICO, CON LA TARJETA : 5489133221595208 EL 2024-07-07</text:p>
          </table:table-cell>
          <table:table-cell table:style-name="ce24"/>
          <table:table-cell office:value-type="float" office:value="-2.6" table:style-name="ce26">
            <text:p>-2,6</text:p>
          </table:table-cell>
          <table:table-cell table:style-name="ce24"/>
          <table:table-cell office:value-type="float" office:value="674.11" table:style-name="ce27">
            <text:p>674,1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08T00:00:00" table:style-name="ce23">
            <text:p>08/07/2024</text:p>
          </table:table-cell>
          <table:table-cell table:style-name="ce24"/>
          <table:table-cell office:value-type="date" office:date-value="2024-07-06T00:00:00" table:style-name="ce23">
            <text:p>06/07/2024</text:p>
          </table:table-cell>
          <table:table-cell table:style-name="ce24"/>
          <table:table-cell office:value-type="string" table:style-name="ce25">
            <text:p>COMPRA EN MISSAMAROI, CON LA TARJETA : 5489133221595208 EL 2024-07-06</text:p>
          </table:table-cell>
          <table:table-cell table:style-name="ce24"/>
          <table:table-cell office:value-type="float" office:value="-14.6" table:style-name="ce26">
            <text:p>-14,6</text:p>
          </table:table-cell>
          <table:table-cell table:style-name="ce24"/>
          <table:table-cell office:value-type="float" office:value="676.71" table:style-name="ce27">
            <text:p>676,7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04T00:00:00" table:style-name="ce23">
            <text:p>04/07/2024</text:p>
          </table:table-cell>
          <table:table-cell table:style-name="ce24"/>
          <table:table-cell office:value-type="date" office:date-value="2024-07-04T00:00:00" table:style-name="ce23">
            <text:p>04/07/2024</text:p>
          </table:table-cell>
          <table:table-cell table:style-name="ce24"/>
          <table:table-cell office:value-type="string" table:style-name="ce25">
            <text:p>COMPRA EN PLUS FRESC, CON LA TARJETA : 5489133221595208 EL 2024-07-04</text:p>
          </table:table-cell>
          <table:table-cell table:style-name="ce24"/>
          <table:table-cell office:value-type="float" office:value="-10.53" table:style-name="ce26">
            <text:p>-10,53</text:p>
          </table:table-cell>
          <table:table-cell table:style-name="ce24"/>
          <table:table-cell office:value-type="float" office:value="691.31" table:style-name="ce27">
            <text:p>691,3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03T00:00:00" table:style-name="ce23">
            <text:p>03/07/2024</text:p>
          </table:table-cell>
          <table:table-cell table:style-name="ce24"/>
          <table:table-cell office:value-type="date" office:date-value="2024-07-03T00:00:00" table:style-name="ce23">
            <text:p>03/07/2024</text:p>
          </table:table-cell>
          <table:table-cell table:style-name="ce24"/>
          <table:table-cell office:value-type="string" table:style-name="ce25">
            <text:p>RECIBO FUTBOL CLUB MARTINENC (CEM GUINARDO) Nº RECIBO 0073 0100 755 CFVQQCD REF. MANDATO 00001420150</text:p>
          </table:table-cell>
          <table:table-cell table:style-name="ce24"/>
          <table:table-cell office:value-type="float" office:value="-26.31" table:style-name="ce26">
            <text:p>-26,31</text:p>
          </table:table-cell>
          <table:table-cell table:style-name="ce24"/>
          <table:table-cell office:value-type="float" office:value="701.84" table:style-name="ce27">
            <text:p>701,8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02T00:00:00" table:style-name="ce23">
            <text:p>02/07/2024</text:p>
          </table:table-cell>
          <table:table-cell table:style-name="ce24"/>
          <table:table-cell office:value-type="date" office:date-value="2024-07-02T00:00:00" table:style-name="ce23">
            <text:p>02/07/2024</text:p>
          </table:table-cell>
          <table:table-cell table:style-name="ce24"/>
          <table:table-cell office:value-type="string" table:style-name="ce25">
            <text:p>COMPRA EN PLUS FRESC, CON LA TARJETA : 5489133221595208 EL 2024-07-02</text:p>
          </table:table-cell>
          <table:table-cell table:style-name="ce24"/>
          <table:table-cell office:value-type="float" office:value="-8.5299999999999994" table:style-name="ce26">
            <text:p>-8,53</text:p>
          </table:table-cell>
          <table:table-cell table:style-name="ce24"/>
          <table:table-cell office:value-type="float" office:value="728.15" table:style-name="ce27">
            <text:p>728,1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01T00:00:00" table:style-name="ce23">
            <text:p>01/07/2024</text:p>
          </table:table-cell>
          <table:table-cell table:style-name="ce24"/>
          <table:table-cell office:value-type="date" office:date-value="2024-07-01T00:00:00" table:style-name="ce23">
            <text:p>01/07/2024</text:p>
          </table:table-cell>
          <table:table-cell table:style-name="ce24"/>
          <table:table-cell office:value-type="string" table:style-name="ce25">
            <text:p>COMPRA EN SQ *ASSOC.MECAL, CON LA TARJETA : 5489133221595208 EL 2024-06-27</text:p>
          </table:table-cell>
          <table:table-cell table:style-name="ce24"/>
          <table:table-cell office:value-type="float" office:value="-3.5" table:style-name="ce26">
            <text:p>-3,5</text:p>
          </table:table-cell>
          <table:table-cell table:style-name="ce24"/>
          <table:table-cell office:value-type="float" office:value="736.68" table:style-name="ce27">
            <text:p>736,68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01T00:00:00" table:style-name="ce23">
            <text:p>01/07/2024</text:p>
          </table:table-cell>
          <table:table-cell table:style-name="ce24"/>
          <table:table-cell office:value-type="date" office:date-value="2024-07-01T00:00:00" table:style-name="ce23">
            <text:p>01/07/2024</text:p>
          </table:table-cell>
          <table:table-cell table:style-name="ce24"/>
          <table:table-cell office:value-type="string" table:style-name="ce25">
            <text:p>COMPRA EN SQ *ASSOC.MECAL, CON LA TARJETA : 5489133221595208 EL 2024-06-27</text:p>
          </table:table-cell>
          <table:table-cell table:style-name="ce24"/>
          <table:table-cell office:value-type="float" office:value="-3.5" table:style-name="ce26">
            <text:p>-3,5</text:p>
          </table:table-cell>
          <table:table-cell table:style-name="ce24"/>
          <table:table-cell office:value-type="float" office:value="740.18" table:style-name="ce27">
            <text:p>740,18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7-01T00:00:00" table:style-name="ce23">
            <text:p>01/07/2024</text:p>
          </table:table-cell>
          <table:table-cell table:style-name="ce24"/>
          <table:table-cell office:value-type="date" office:date-value="2024-07-01T00:00:00" table:style-name="ce23">
            <text:p>01/07/2024</text:p>
          </table:table-cell>
          <table:table-cell table:style-name="ce24"/>
          <table:table-cell office:value-type="string" table:style-name="ce25">
            <text:p>COMPRA EN BICING, CON LA TARJETA : 5489133221595208 EL 2024-07-01</text:p>
          </table:table-cell>
          <table:table-cell table:style-name="ce24"/>
          <table:table-cell office:value-type="float" office:value="-4.05" table:style-name="ce26">
            <text:p>-4,05</text:p>
          </table:table-cell>
          <table:table-cell table:style-name="ce24"/>
          <table:table-cell office:value-type="float" office:value="743.68" table:style-name="ce27">
            <text:p>743,68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28T00:00:00" table:style-name="ce23">
            <text:p>28/06/2024</text:p>
          </table:table-cell>
          <table:table-cell table:style-name="ce24"/>
          <table:table-cell office:value-type="date" office:date-value="2024-06-28T00:00:00" table:style-name="ce23">
            <text:p>28/06/2024</text:p>
          </table:table-cell>
          <table:table-cell table:style-name="ce24"/>
          <table:table-cell office:value-type="string" table:style-name="ce25">
            <text:p>COMPRA EN AREAS, CON LA TARJETA : 5489133221595208 EL 2024-06-28</text:p>
          </table:table-cell>
          <table:table-cell table:style-name="ce24"/>
          <table:table-cell office:value-type="float" office:value="-4.6500000000000004" table:style-name="ce26">
            <text:p>-4,65</text:p>
          </table:table-cell>
          <table:table-cell table:style-name="ce24"/>
          <table:table-cell office:value-type="float" office:value="747.73" table:style-name="ce27">
            <text:p>747,73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28T00:00:00" table:style-name="ce23">
            <text:p>28/06/2024</text:p>
          </table:table-cell>
          <table:table-cell table:style-name="ce24"/>
          <table:table-cell office:value-type="date" office:date-value="2024-06-28T00:00:00" table:style-name="ce23">
            <text:p>28/06/2024</text:p>
          </table:table-cell>
          <table:table-cell table:style-name="ce24"/>
          <table:table-cell office:value-type="string" table:style-name="ce25">
            <text:p>RECIBO WIZINK BANK S.A.U. Nº RECIBO 0073 0100 755 CFSRNFG REF. MANDATO 00052675209123878950000730100</text:p>
          </table:table-cell>
          <table:table-cell table:style-name="ce24"/>
          <table:table-cell office:value-type="float" office:value="-144.72999999999999" table:style-name="ce26">
            <text:p>-144,73</text:p>
          </table:table-cell>
          <table:table-cell table:style-name="ce24"/>
          <table:table-cell office:value-type="float" office:value="752.38" table:style-name="ce27">
            <text:p>752,38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27T00:00:00" table:style-name="ce23">
            <text:p>27/06/2024</text:p>
          </table:table-cell>
          <table:table-cell table:style-name="ce24"/>
          <table:table-cell office:value-type="date" office:date-value="2024-06-27T00:00:00" table:style-name="ce23">
            <text:p>27/06/2024</text:p>
          </table:table-cell>
          <table:table-cell table:style-name="ce24"/>
          <table:table-cell office:value-type="string" table:style-name="ce25">
            <text:p>COMPRA EN SOPA RESTAURANT, CON LA TARJETA : 5489133221595208 EL 2024-06-27</text:p>
          </table:table-cell>
          <table:table-cell table:style-name="ce24"/>
          <table:table-cell office:value-type="float" office:value="-2.1" table:style-name="ce26">
            <text:p>-2,1</text:p>
          </table:table-cell>
          <table:table-cell table:style-name="ce24"/>
          <table:table-cell office:value-type="float" office:value="897.11" table:style-name="ce27">
            <text:p>897,1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27T00:00:00" table:style-name="ce23">
            <text:p>27/06/2024</text:p>
          </table:table-cell>
          <table:table-cell table:style-name="ce24"/>
          <table:table-cell office:value-type="date" office:date-value="2024-06-27T00:00:00" table:style-name="ce23">
            <text:p>27/06/2024</text:p>
          </table:table-cell>
          <table:table-cell table:style-name="ce24"/>
          <table:table-cell office:value-type="string" table:style-name="ce25">
            <text:p>TRANSFERENCIA A FAVOR DE CARDONA ALTES CRISTINA CONCEPTO: REintegro pago tarjeta</text:p>
          </table:table-cell>
          <table:table-cell table:style-name="ce24"/>
          <table:table-cell office:value-type="float" office:value="-2.8" table:style-name="ce26">
            <text:p>-2,8</text:p>
          </table:table-cell>
          <table:table-cell table:style-name="ce24"/>
          <table:table-cell office:value-type="float" office:value="899.21" table:style-name="ce27">
            <text:p>899,2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27T00:00:00" table:style-name="ce23">
            <text:p>27/06/2024</text:p>
          </table:table-cell>
          <table:table-cell table:style-name="ce24"/>
          <table:table-cell office:value-type="date" office:date-value="2024-06-27T00:00:00" table:style-name="ce23">
            <text:p>27/06/2024</text:p>
          </table:table-cell>
          <table:table-cell table:style-name="ce24"/>
          <table:table-cell office:value-type="string" table:style-name="ce25">
            <text:p>TRANSFERENCIA A FAVOR DE CARDONA ALTES CRISTINA CONCEPTO: reintegro bizum</text:p>
          </table:table-cell>
          <table:table-cell table:style-name="ce24"/>
          <table:table-cell office:value-type="float" office:value="-7" table:style-name="ce26">
            <text:p>-7</text:p>
          </table:table-cell>
          <table:table-cell table:style-name="ce24"/>
          <table:table-cell office:value-type="float" office:value="902.01" table:style-name="ce27">
            <text:p>902,0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26T00:00:00" table:style-name="ce23">
            <text:p>26/06/2024</text:p>
          </table:table-cell>
          <table:table-cell table:style-name="ce24"/>
          <table:table-cell office:value-type="date" office:date-value="2024-06-26T00:00:00" table:style-name="ce23">
            <text:p>26/06/2024</text:p>
          </table:table-cell>
          <table:table-cell table:style-name="ce24"/>
          <table:table-cell office:value-type="string" table:style-name="ce25">
            <text:p>COMPRA EN CHOCOLAT BOX POBLE NOU, CON LA TARJETA : 5489133221595208 EL 2024-06-26</text:p>
          </table:table-cell>
          <table:table-cell table:style-name="ce24"/>
          <table:table-cell office:value-type="float" office:value="-6.7" table:style-name="ce26">
            <text:p>-6,7</text:p>
          </table:table-cell>
          <table:table-cell table:style-name="ce24"/>
          <table:table-cell office:value-type="float" office:value="909.01" table:style-name="ce27">
            <text:p>909,0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26T00:00:00" table:style-name="ce23">
            <text:p>26/06/2024</text:p>
          </table:table-cell>
          <table:table-cell table:style-name="ce24"/>
          <table:table-cell office:value-type="date" office:date-value="2024-06-26T00:00:00" table:style-name="ce23">
            <text:p>26/06/2024</text:p>
          </table:table-cell>
          <table:table-cell table:style-name="ce24"/>
          <table:table-cell office:value-type="string" table:style-name="ce25">
            <text:p>COMPRA EN SOPA RESTAURANT, CON LA TARJETA : 5489133221595208 EL 2024-06-26</text:p>
          </table:table-cell>
          <table:table-cell table:style-name="ce24"/>
          <table:table-cell office:value-type="float" office:value="-2.2000000000000002" table:style-name="ce26">
            <text:p>-2,2</text:p>
          </table:table-cell>
          <table:table-cell table:style-name="ce24"/>
          <table:table-cell office:value-type="float" office:value="915.71" table:style-name="ce27">
            <text:p>915,7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25T00:00:00" table:style-name="ce23">
            <text:p>25/06/2024</text:p>
          </table:table-cell>
          <table:table-cell table:style-name="ce24"/>
          <table:table-cell office:value-type="date" office:date-value="2024-06-25T00:00:00" table:style-name="ce23">
            <text:p>25/06/2024</text:p>
          </table:table-cell>
          <table:table-cell table:style-name="ce24"/>
          <table:table-cell office:value-type="string" table:style-name="ce25">
            <text:p>COMPRA EN MERCADONA C BISCAIA, CON LA TARJETA : 5489133221595208 EL 2024-06-25</text:p>
          </table:table-cell>
          <table:table-cell table:style-name="ce24"/>
          <table:table-cell office:value-type="float" office:value="-15.98" table:style-name="ce26">
            <text:p>-15,98</text:p>
          </table:table-cell>
          <table:table-cell table:style-name="ce24"/>
          <table:table-cell office:value-type="float" office:value="917.91" table:style-name="ce27">
            <text:p>917,91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25T00:00:00" table:style-name="ce23">
            <text:p>25/06/2024</text:p>
          </table:table-cell>
          <table:table-cell table:style-name="ce24"/>
          <table:table-cell office:value-type="date" office:date-value="2024-06-25T00:00:00" table:style-name="ce23">
            <text:p>25/06/2024</text:p>
          </table:table-cell>
          <table:table-cell table:style-name="ce24"/>
          <table:table-cell office:value-type="string" table:style-name="ce25">
            <text:p>COMPRA EN LOBRADOR DELS 15 NAVAS, CON LA TARJETA : 5489133221595208 EL 2024-06-25</text:p>
          </table:table-cell>
          <table:table-cell table:style-name="ce24"/>
          <table:table-cell office:value-type="float" office:value="-1.35" table:style-name="ce26">
            <text:p>-1,35</text:p>
          </table:table-cell>
          <table:table-cell table:style-name="ce24"/>
          <table:table-cell office:value-type="float" office:value="933.89" table:style-name="ce27">
            <text:p>933,89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25T00:00:00" table:style-name="ce23">
            <text:p>25/06/2024</text:p>
          </table:table-cell>
          <table:table-cell table:style-name="ce24"/>
          <table:table-cell office:value-type="date" office:date-value="2024-06-25T00:00:00" table:style-name="ce23">
            <text:p>25/06/2024</text:p>
          </table:table-cell>
          <table:table-cell table:style-name="ce24"/>
          <table:table-cell office:value-type="string" table:style-name="ce25">
            <text:p>COMPRA EN SOPA RESTAURANT, CON LA TARJETA : 5489133221595208 EL 2024-06-25</text:p>
          </table:table-cell>
          <table:table-cell table:style-name="ce24"/>
          <table:table-cell office:value-type="float" office:value="-4.4000000000000004" table:style-name="ce26">
            <text:p>-4,4</text:p>
          </table:table-cell>
          <table:table-cell table:style-name="ce24"/>
          <table:table-cell office:value-type="float" office:value="935.24" table:style-name="ce27">
            <text:p>935,2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24T00:00:00" table:style-name="ce23">
            <text:p>24/06/2024</text:p>
          </table:table-cell>
          <table:table-cell table:style-name="ce24"/>
          <table:table-cell office:value-type="date" office:date-value="2024-06-24T00:00:00" table:style-name="ce23">
            <text:p>24/06/2024</text:p>
          </table:table-cell>
          <table:table-cell table:style-name="ce24"/>
          <table:table-cell office:value-type="string" table:style-name="ce25">
            <text:p>COMPRA EN ALEGRIA BAR, CON LA TARJETA : 5489133221595208 EL 2024-06-24</text:p>
          </table:table-cell>
          <table:table-cell table:style-name="ce24"/>
          <table:table-cell office:value-type="float" office:value="-11.3" table:style-name="ce26">
            <text:p>-11,3</text:p>
          </table:table-cell>
          <table:table-cell table:style-name="ce24"/>
          <table:table-cell office:value-type="float" office:value="939.64" table:style-name="ce27">
            <text:p>939,6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24T00:00:00" table:style-name="ce23">
            <text:p>24/06/2024</text:p>
          </table:table-cell>
          <table:table-cell table:style-name="ce24"/>
          <table:table-cell office:value-type="date" office:date-value="2024-06-22T00:00:00" table:style-name="ce23">
            <text:p>22/06/2024</text:p>
          </table:table-cell>
          <table:table-cell table:style-name="ce24"/>
          <table:table-cell office:value-type="string" table:style-name="ce25">
            <text:p>COMPRA EN DIA, CON LA TARJETA : 5489133221595208 EL 2024-06-22</text:p>
          </table:table-cell>
          <table:table-cell table:style-name="ce24"/>
          <table:table-cell office:value-type="float" office:value="-5.0599999999999996" table:style-name="ce26">
            <text:p>-5,06</text:p>
          </table:table-cell>
          <table:table-cell table:style-name="ce24"/>
          <table:table-cell office:value-type="float" office:value="950.94" table:style-name="ce27">
            <text:p>950,94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19T00:00:00" table:style-name="ce23">
            <text:p>19/06/2024</text:p>
          </table:table-cell>
          <table:table-cell table:style-name="ce24"/>
          <table:table-cell office:value-type="date" office:date-value="2024-06-18T00:00:00" table:style-name="ce23">
            <text:p>18/06/2024</text:p>
          </table:table-cell>
          <table:table-cell table:style-name="ce24"/>
          <table:table-cell office:value-type="string" table:style-name="ce25">
            <text:p>COMPRA EN ALEGRIA BAR, CON LA TARJETA : 5489133221595208 EL 2024-06-18</text:p>
          </table:table-cell>
          <table:table-cell table:style-name="ce24"/>
          <table:table-cell office:value-type="float" office:value="-9.3000000000000007" table:style-name="ce26">
            <text:p>-9,3</text:p>
          </table:table-cell>
          <table:table-cell table:style-name="ce24"/>
          <table:table-cell office:value-type="float" office:value="956" table:style-name="ce27">
            <text:p>95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18T00:00:00" table:style-name="ce23">
            <text:p>18/06/2024</text:p>
          </table:table-cell>
          <table:table-cell table:style-name="ce24"/>
          <table:table-cell office:value-type="date" office:date-value="2024-06-18T00:00:00" table:style-name="ce23">
            <text:p>18/06/2024</text:p>
          </table:table-cell>
          <table:table-cell table:style-name="ce24"/>
          <table:table-cell office:value-type="string" table:style-name="ce25">
            <text:p>COMPRA EN BAZAR ORIENTAL, CON LA TARJETA : 5489133221595208 EL 2024-06-18</text:p>
          </table:table-cell>
          <table:table-cell table:style-name="ce24"/>
          <table:table-cell office:value-type="float" office:value="-0.7" table:style-name="ce26">
            <text:p>-0,7</text:p>
          </table:table-cell>
          <table:table-cell table:style-name="ce24"/>
          <table:table-cell office:value-type="float" office:value="965.3" table:style-name="ce27">
            <text:p>965,3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17T00:00:00" table:style-name="ce23">
            <text:p>17/06/2024</text:p>
          </table:table-cell>
          <table:table-cell table:style-name="ce24"/>
          <table:table-cell office:value-type="date" office:date-value="2024-06-17T00:00:00" table:style-name="ce23">
            <text:p>17/06/2024</text:p>
          </table:table-cell>
          <table:table-cell table:style-name="ce24"/>
          <table:table-cell office:value-type="string" table:style-name="ce25">
            <text:p>COMPRA EN SANTS BEER, CON LA TARJETA : 5489133221595208 EL 2024-06-17</text:p>
          </table:table-cell>
          <table:table-cell table:style-name="ce24"/>
          <table:table-cell office:value-type="float" office:value="-11.75" table:style-name="ce26">
            <text:p>-11,75</text:p>
          </table:table-cell>
          <table:table-cell table:style-name="ce24"/>
          <table:table-cell office:value-type="float" office:value="966" table:style-name="ce27">
            <text:p>966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17T00:00:00" table:style-name="ce23">
            <text:p>17/06/2024</text:p>
          </table:table-cell>
          <table:table-cell table:style-name="ce24"/>
          <table:table-cell office:value-type="date" office:date-value="2024-06-16T00:00:00" table:style-name="ce23">
            <text:p>16/06/2024</text:p>
          </table:table-cell>
          <table:table-cell table:style-name="ce24"/>
          <table:table-cell office:value-type="string" table:style-name="ce25">
            <text:p>COMPRA EN BICING, CON LA TARJETA : 5489133221595208 EL 2024-06-16</text:p>
          </table:table-cell>
          <table:table-cell table:style-name="ce24"/>
          <table:table-cell office:value-type="float" office:value="-4.05" table:style-name="ce26">
            <text:p>-4,05</text:p>
          </table:table-cell>
          <table:table-cell table:style-name="ce24"/>
          <table:table-cell office:value-type="float" office:value="977.75" table:style-name="ce27">
            <text:p>977,7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10T00:00:00" table:style-name="ce23">
            <text:p>10/06/2024</text:p>
          </table:table-cell>
          <table:table-cell table:style-name="ce24"/>
          <table:table-cell office:value-type="date" office:date-value="2024-06-10T00:00:00" table:style-name="ce23">
            <text:p>10/06/2024</text:p>
          </table:table-cell>
          <table:table-cell table:style-name="ce24"/>
          <table:table-cell office:value-type="string" table:style-name="ce25">
            <text:p>COMPRA EN SANTS BEER, CON LA TARJETA : 5489133221595208 EL 2024-06-10</text:p>
          </table:table-cell>
          <table:table-cell table:style-name="ce24"/>
          <table:table-cell office:value-type="float" office:value="-11.65" table:style-name="ce26">
            <text:p>-11,65</text:p>
          </table:table-cell>
          <table:table-cell table:style-name="ce24"/>
          <table:table-cell office:value-type="float" office:value="981.8" table:style-name="ce27">
            <text:p>981,8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10T00:00:00" table:style-name="ce23">
            <text:p>10/06/2024</text:p>
          </table:table-cell>
          <table:table-cell table:style-name="ce24"/>
          <table:table-cell office:value-type="date" office:date-value="2024-06-10T00:00:00" table:style-name="ce23">
            <text:p>10/06/2024</text:p>
          </table:table-cell>
          <table:table-cell table:style-name="ce24"/>
          <table:table-cell office:value-type="string" table:style-name="ce25">
            <text:p>COMPRA EN LOBRADOR DELS 15 NAVAS, CON LA TARJETA : 5489133221595208 EL 2024-06-10</text:p>
          </table:table-cell>
          <table:table-cell table:style-name="ce24"/>
          <table:table-cell office:value-type="float" office:value="-8.15" table:style-name="ce26">
            <text:p>-8,15</text:p>
          </table:table-cell>
          <table:table-cell table:style-name="ce24"/>
          <table:table-cell office:value-type="float" office:value="993.45" table:style-name="ce27">
            <text:p>993,4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10T00:00:00" table:style-name="ce23">
            <text:p>10/06/2024</text:p>
          </table:table-cell>
          <table:table-cell table:style-name="ce24"/>
          <table:table-cell office:value-type="date" office:date-value="2024-06-10T00:00:00" table:style-name="ce23">
            <text:p>10/06/2024</text:p>
          </table:table-cell>
          <table:table-cell table:style-name="ce24"/>
          <table:table-cell office:value-type="string" table:style-name="ce25">
            <text:p>COMPRA EN BOLSOS MU/OZ, CON LA TARJETA : 5489133221595208 EL 2024-06-10</text:p>
          </table:table-cell>
          <table:table-cell table:style-name="ce24"/>
          <table:table-cell office:value-type="float" office:value="-37.950000000000003" table:style-name="ce26">
            <text:p>-37,95</text:p>
          </table:table-cell>
          <table:table-cell table:style-name="ce24"/>
          <table:table-cell office:value-type="float" office:value="1001.6" table:style-name="ce28">
            <text:p>1.001,60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10T00:00:00" table:style-name="ce23">
            <text:p>10/06/2024</text:p>
          </table:table-cell>
          <table:table-cell table:style-name="ce24"/>
          <table:table-cell office:value-type="date" office:date-value="2024-06-09T00:00:00" table:style-name="ce23">
            <text:p>09/06/2024</text:p>
          </table:table-cell>
          <table:table-cell table:style-name="ce24"/>
          <table:table-cell office:value-type="string" table:style-name="ce25">
            <text:p>COMPRA EN ALDI SARRIA, CON LA TARJETA : 5489133221595208 EL 2024-06-09</text:p>
          </table:table-cell>
          <table:table-cell table:style-name="ce24"/>
          <table:table-cell office:value-type="float" office:value="-9.68" table:style-name="ce26">
            <text:p>-9,68</text:p>
          </table:table-cell>
          <table:table-cell table:style-name="ce24"/>
          <table:table-cell office:value-type="float" office:value="1039.55" table:style-name="ce29">
            <text:p>1.039,55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10T00:00:00" table:style-name="ce23">
            <text:p>10/06/2024</text:p>
          </table:table-cell>
          <table:table-cell table:style-name="ce24"/>
          <table:table-cell office:value-type="date" office:date-value="2024-06-08T00:00:00" table:style-name="ce23">
            <text:p>08/06/2024</text:p>
          </table:table-cell>
          <table:table-cell table:style-name="ce24"/>
          <table:table-cell office:value-type="string" table:style-name="ce25">
            <text:p>COMPRA EN IGUANA GAVA MAR, CON LA TARJETA : 5489133221595208 EL 2024-06-08</text:p>
          </table:table-cell>
          <table:table-cell table:style-name="ce24"/>
          <table:table-cell office:value-type="float" office:value="-32" table:style-name="ce26">
            <text:p>-32</text:p>
          </table:table-cell>
          <table:table-cell table:style-name="ce24"/>
          <table:table-cell office:value-type="float" office:value="1049.23" table:style-name="ce29">
            <text:p>1.049,23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10T00:00:00" table:style-name="ce23">
            <text:p>10/06/2024</text:p>
          </table:table-cell>
          <table:table-cell table:style-name="ce24"/>
          <table:table-cell office:value-type="date" office:date-value="2024-06-08T00:00:00" table:style-name="ce23">
            <text:p>08/06/2024</text:p>
          </table:table-cell>
          <table:table-cell table:style-name="ce24"/>
          <table:table-cell office:value-type="string" table:style-name="ce25">
            <text:p>COMPRA EN ENTRE TAPES OLIVERES, CON LA TARJETA : 5489133221595208 EL 2024-06-08</text:p>
          </table:table-cell>
          <table:table-cell table:style-name="ce24"/>
          <table:table-cell office:value-type="float" office:value="-2.95" table:style-name="ce26">
            <text:p>-2,95</text:p>
          </table:table-cell>
          <table:table-cell table:style-name="ce24"/>
          <table:table-cell office:value-type="float" office:value="1081.23" table:style-name="ce29">
            <text:p>1.081,23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10T00:00:00" table:style-name="ce23">
            <text:p>10/06/2024</text:p>
          </table:table-cell>
          <table:table-cell table:style-name="ce24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string" table:style-name="ce25">
            <text:p>COMPRA EN RASOI, CON LA TARJETA : 5489133221595208 EL 2024-06-07</text:p>
          </table:table-cell>
          <table:table-cell table:style-name="ce24"/>
          <table:table-cell office:value-type="float" office:value="-23" table:style-name="ce26">
            <text:p>-23</text:p>
          </table:table-cell>
          <table:table-cell table:style-name="ce24"/>
          <table:table-cell office:value-type="float" office:value="1084.18" table:style-name="ce29">
            <text:p>1.084,18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string" table:style-name="ce25">
            <text:p>TRANSFERENCIA A FAVOR DE Cristina Cardona Altés CONCEPTO: Prestamo cuenta personal a profesional</text:p>
          </table:table-cell>
          <table:table-cell table:style-name="ce24"/>
          <table:table-cell office:value-type="float" office:value="-300" table:style-name="ce26">
            <text:p>-300</text:p>
          </table:table-cell>
          <table:table-cell table:style-name="ce24"/>
          <table:table-cell office:value-type="float" office:value="1107.18" table:style-name="ce29">
            <text:p>1.107,18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date" office:date-value="2024-06-07T00:00:00" table:style-name="ce23">
            <text:p>07/06/2024</text:p>
          </table:table-cell>
          <table:table-cell table:style-name="ce24"/>
          <table:table-cell office:value-type="string" table:style-name="ce25">
            <text:p>TRANSFERENCIA DE CARDONA ALTES CRISTINA, CONCEPTO Traspaso saldo a cuenta personal</text:p>
          </table:table-cell>
          <table:table-cell table:style-name="ce24"/>
          <table:table-cell office:value-type="float" office:value="1309.74" table:style-name="ce28">
            <text:p>1.309,74</text:p>
          </table:table-cell>
          <table:table-cell table:style-name="ce24"/>
          <table:table-cell office:value-type="float" office:value="1407.18" table:style-name="ce29">
            <text:p>1.407,18</text:p>
          </table:table-cell>
          <table:table-cell table:number-columns-repeated="16374" table:style-name="ce11"/>
        </table:table-row>
        <table:table-row table:style-name="ro8" table:visibility="collapse">
          <table:table-cell table:style-name="ce10"/>
          <table:table-cell office:value-type="date" office:date-value="2024-05-27T00:00:00" table:style-name="ce23">
            <text:p>27/05/2024</text:p>
          </table:table-cell>
          <table:table-cell table:style-name="ce24"/>
          <table:table-cell office:value-type="date" office:date-value="2024-05-27T00:00:00" table:style-name="ce23">
            <text:p>27/05/2024</text:p>
          </table:table-cell>
          <table:table-cell table:style-name="ce24"/>
          <table:table-cell office:value-type="string" table:style-name="ce25">
            <text:p>TRANSFERENCIA DE MARIA TERESA ALTES SALAFRANCA, CONCEPTO GASTOS ABRIL Y 60 FERULAS</text:p>
          </table:table-cell>
          <table:table-cell table:style-name="ce24"/>
          <table:table-cell office:value-type="float" office:value="97.44" table:style-name="ce26">
            <text:p>97,44</text:p>
          </table:table-cell>
          <table:table-cell table:style-name="ce24"/>
          <table:table-cell office:value-type="float" office:value="97.44" table:style-name="ce26">
            <text:p>97,44</text:p>
          </table:table-cell>
          <table:table-cell table:number-columns-repeated="16374" table:style-name="ce11"/>
        </table:table-row>
        <table:table-row table:style-name="ro6">
          <table:table-cell table:style-name="ce12"/>
          <table:table-cell table:number-columns-repeated="9" table:style-name="ce14"/>
          <table:table-cell table:number-columns-repeated="16374"/>
        </table:table-row>
        <table:table-row table:number-rows-repeated="1048320" table:style-name="ro1">
          <table:table-cell table:number-columns-repeated="16384"/>
        </table:table-row>
      </table:table>
      <table:database-ranges>
        <table:database-range table:target-range-address="5382_CC_Ed.B11:5382_CC_Ed.J574" table:name="__Anonymous_Sheet_DB__5" table:display-filter-buttons="true">
          <table:filter>
            <table:filter-condition table:field-number="6" table:value="0" table:operator="&gt;" table:data-type="number"/>
          </table:filter>
        </table:database-range>
        <table:database-range table:target-range-address="8017_Gtos_Piso.B11:8017_Gtos_Piso.J147" table:name="__Anonymous_Sheet_DB__2" table:display-filter-buttons="true"/>
        <table:database-range table:target-range-address="2663_Alquiler.B11:2663_Alquiler.J146" table:name="__Anonymous_Sheet_DB_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Narrow" svg:font-family="&quot;Aptos Narrow&quot;"/>
    <style:font-face style:name="Aptos Display1" svg:font-family="&quot;Aptos Display1&quot;"/>
    <style:font-face style:name="Aptos Display" svg:font-family="&quot;Aptos Display&quot;"/>
    <style:font-face style:name="Aptos Narrow1" svg:font-family="&quot;Aptos Narrow1&quot;"/>
  </office:font-face-decls>
  <office:styles>
    <number:number-style style:name="N0">
      <number:number number:min-integer-digits="1"/>
    </number:number-style>
    <number:date-style style:name="N36" number:language="es" number:country="ES">
      <number:day number:style="long"/>
      <number:text>/</number:text>
      <number:month number:style="long"/>
      <number:text>/</number:text>
      <number:year number:style="long"/>
    </number:date-style>
    <number:number-style style:name="N37" number:language="es" number:country="ES">
      <number:number number:decimal-places="2" number:min-decimal-places="2" number:min-integer-digits="1" number:grouping="true"/>
    </number:number-style>
    <number:number-style style:name="N38" number:language="es" number:country="ES">
      <number:number number:min-integer-digits="1"/>
    </number:number-style>
    <number:date-style style:name="N39">
      <number:day number:style="long"/>
      <number:text>/</number:text>
      <number:month number:style="long"/>
      <number:text>/</number:text>
      <number:year/>
    </number:date-style>
    <style:style style:name="Excel_32_Built-in_32_20_37__32_-_32_Accent1" style:display-name="Excel Built-in 20% - Accent1" style:family="table-cell" style:data-style-name="N0">
      <style:table-cell-properties style:vertical-align="automatic" fo:background-color="#C1E5F5"/>
      <style:text-properties fo:color="#000000" style:font-name="Aptos Narrow" style:font-name-asian="Aptos Narrow" style:font-name-complex="Aptos Narrow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BE3D6"/>
      <style:text-properties fo:color="#000000" style:font-name="Aptos Narrow" style:font-name-asian="Aptos Narrow" style:font-name-complex="Aptos Narrow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C2F1C8"/>
      <style:text-properties fo:color="#000000" style:font-name="Aptos Narrow" style:font-name-asian="Aptos Narrow" style:font-name-complex="Aptos Narrow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CAEEFB"/>
      <style:text-properties fo:color="#000000" style:font-name="Aptos Narrow" style:font-name-asian="Aptos Narrow" style:font-name-complex="Aptos Narrow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F2CFEE"/>
      <style:text-properties fo:color="#000000" style:font-name="Aptos Narrow" style:font-name-asian="Aptos Narrow" style:font-name-complex="Aptos Narrow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D9F2D0"/>
      <style:text-properties fo:color="#000000" style:font-name="Aptos Narrow" style:font-name-asian="Aptos Narrow" style:font-name-complex="Aptos Narrow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83CBEB"/>
      <style:text-properties fo:color="#000000" style:font-name="Aptos Narrow" style:font-name-asian="Aptos Narrow" style:font-name-complex="Aptos Narrow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6C6AD"/>
      <style:text-properties fo:color="#000000" style:font-name="Aptos Narrow" style:font-name-asian="Aptos Narrow" style:font-name-complex="Aptos Narrow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84E291"/>
      <style:text-properties fo:color="#000000" style:font-name="Aptos Narrow" style:font-name-asian="Aptos Narrow" style:font-name-complex="Aptos Narrow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96DCF8"/>
      <style:text-properties fo:color="#000000" style:font-name="Aptos Narrow" style:font-name-asian="Aptos Narrow" style:font-name-complex="Aptos Narrow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E59EDD"/>
      <style:text-properties fo:color="#000000" style:font-name="Aptos Narrow" style:font-name-asian="Aptos Narrow" style:font-name-complex="Aptos Narrow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B4E5A2"/>
      <style:text-properties fo:color="#000000" style:font-name="Aptos Narrow" style:font-name-asian="Aptos Narrow" style:font-name-complex="Aptos Narrow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46B1E1"/>
      <style:text-properties fo:color="#000000" style:font-name="Aptos Narrow" style:font-name-asian="Aptos Narrow" style:font-name-complex="Aptos Narrow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2AA84"/>
      <style:text-properties fo:color="#000000" style:font-name="Aptos Narrow" style:font-name-asian="Aptos Narrow" style:font-name-complex="Aptos Narrow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47D45A"/>
      <style:text-properties fo:color="#000000" style:font-name="Aptos Narrow" style:font-name-asian="Aptos Narrow" style:font-name-complex="Aptos Narrow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61CBF4"/>
      <style:text-properties fo:color="#000000" style:font-name="Aptos Narrow" style:font-name-asian="Aptos Narrow" style:font-name-complex="Aptos Narrow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D86ECC"/>
      <style:text-properties fo:color="#000000" style:font-name="Aptos Narrow" style:font-name-asian="Aptos Narrow" style:font-name-complex="Aptos Narrow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8ED973"/>
      <style:text-properties fo:color="#000000" style:font-name="Aptos Narrow" style:font-name-asian="Aptos Narrow" style:font-name-complex="Aptos Narrow"/>
    </style:style>
    <style:style style:name="Excel_32_Built-in_32_Accent1" style:display-name="Excel Built-in Accent1" style:family="table-cell" style:data-style-name="N0">
      <style:table-cell-properties style:vertical-align="automatic" fo:background-color="#156082"/>
      <style:text-properties fo:color="#FFFFFF" style:font-name="Aptos Narrow" style:font-name-asian="Aptos Narrow" style:font-name-complex="Aptos Narrow"/>
    </style:style>
    <style:style style:name="Excel_32_Built-in_32_Accent2" style:display-name="Excel Built-in Accent2" style:family="table-cell" style:data-style-name="N0">
      <style:table-cell-properties style:vertical-align="automatic" fo:background-color="#E97132"/>
      <style:text-properties fo:color="#FFFFFF" style:font-name="Aptos Narrow" style:font-name-asian="Aptos Narrow" style:font-name-complex="Aptos Narrow"/>
    </style:style>
    <style:style style:name="Excel_32_Built-in_32_Accent3" style:display-name="Excel Built-in Accent3" style:family="table-cell" style:data-style-name="N0">
      <style:table-cell-properties style:vertical-align="automatic" fo:background-color="#196B24"/>
      <style:text-properties fo:color="#FFFFFF" style:font-name="Aptos Narrow" style:font-name-asian="Aptos Narrow" style:font-name-complex="Aptos Narrow"/>
    </style:style>
    <style:style style:name="Excel_32_Built-in_32_Accent4" style:display-name="Excel Built-in Accent4" style:family="table-cell" style:data-style-name="N0">
      <style:table-cell-properties style:vertical-align="automatic" fo:background-color="#0F9ED5"/>
      <style:text-properties fo:color="#FFFFFF" style:font-name="Aptos Narrow" style:font-name-asian="Aptos Narrow" style:font-name-complex="Aptos Narrow"/>
    </style:style>
    <style:style style:name="Excel_32_Built-in_32_Accent5" style:display-name="Excel Built-in Accent5" style:family="table-cell" style:data-style-name="N0">
      <style:table-cell-properties style:vertical-align="automatic" fo:background-color="#A02B93"/>
      <style:text-properties fo:color="#FFFFFF" style:font-name="Aptos Narrow" style:font-name-asian="Aptos Narrow" style:font-name-complex="Aptos Narrow"/>
    </style:style>
    <style:style style:name="Excel_32_Built-in_32_Accent6" style:display-name="Excel Built-in Accent6" style:family="table-cell" style:data-style-name="N0">
      <style:table-cell-properties style:vertical-align="automatic" fo:background-color="#4EA72E"/>
      <style:text-properties fo:color="#FFFFFF" style:font-name="Aptos Narrow" style:font-name-asian="Aptos Narrow" style:font-name-complex="Aptos Narrow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Aptos Narrow" style:font-name-asian="Aptos Narrow" style:font-name-complex="Aptos Narrow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style:font-name="Aptos Narrow" style:font-name-asian="Aptos Narrow" style:font-name-complex="Aptos Narrow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3F3F3F" style:vertical-align="automatic" fo:background-color="#A5A5A5"/>
      <style:text-properties fo:color="#FFFFFF" style:font-name="Aptos Narrow" style:font-name-asian="Aptos Narrow" style:font-name-complex="Aptos Narrow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7F7F7F" style:font-name="Aptos Narrow" style:font-name-asian="Aptos Narrow" style:font-name-complex="Aptos Narrow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 style:font-name="Aptos Narrow" style:font-name-asian="Aptos Narrow" style:font-name-complex="Aptos Narrow"/>
    </style:style>
    <style:style style:name="Excel_32_Built-in_32_Heading_32_1" style:display-name="Excel Built-in Heading 1" style:family="table-cell" style:data-style-name="N0">
      <style:table-cell-properties fo:border-top="none" fo:border-bottom="thin solid #156082" fo:border-left="none" fo:border-right="none" style:vertical-align="automatic" fo:background-color="transparent"/>
      <style:text-properties fo:color="#0E2841" style:font-name="Aptos Narrow" style:font-name-asian="Aptos Narrow" style:font-name-complex="Aptos Narrow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thin solid #64BEE6" fo:border-left="none" fo:border-right="none" style:vertical-align="automatic" fo:background-color="transparent"/>
      <style:text-properties fo:color="#0E2841" style:font-name="Aptos Narrow" style:font-name-asian="Aptos Narrow" style:font-name-complex="Aptos Narrow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46B1E1" fo:border-left="none" fo:border-right="none" style:vertical-align="automatic" fo:background-color="transparent"/>
      <style:text-properties fo:color="#0E2841" style:font-name="Aptos Narrow" style:font-name-asian="Aptos Narrow" style:font-name-complex="Aptos Narrow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0E2841" style:font-name="Aptos Narrow" style:font-name-asian="Aptos Narrow" style:font-name-complex="Aptos Narrow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467886" style:font-name="Aptos Narrow" style:font-name-asian="Aptos Narrow" style:font-name-complex="Aptos Narrow" style:text-underline-style="solid" style:text-underline-type="single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Aptos Narrow" style:font-name-asian="Aptos Narrow" style:font-name-complex="Aptos Narrow"/>
    </style:style>
    <style:style style:name="Excel_32_Built-in_32_Linked_32_Cell" style:display-name="Excel Built-in Linked Cell" style:family="table-cell" style:data-style-name="N0">
      <style:table-cell-properties fo:border-top="none" fo:border-bottom="thin double #FF8001" fo:border-left="none" fo:border-right="none" style:vertical-align="automatic" fo:background-color="transparent"/>
      <style:text-properties fo:color="#FA7D00" style:font-name="Aptos Narrow" style:font-name-asian="Aptos Narrow" style:font-name-complex="Aptos Narrow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5700" style:font-name="Aptos Narrow" style:font-name-asian="Aptos Narrow" style:font-name-complex="Aptos Narrow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F3F3F" style:vertical-align="automatic" fo:background-color="#F2F2F2"/>
      <style:text-properties fo:color="#3F3F3F" style:font-name="Aptos Narrow" style:font-name-asian="Aptos Narrow" style:font-name-complex="Aptos Narrow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 fo:background-color="transparent"/>
      <style:text-properties fo:color="#0E2841" style:font-name="Aptos Display1" style:font-name-asian="Aptos Display1" style:font-name-complex="Aptos Display1" fo:font-size="18pt" style:font-size-asian="18pt" style:font-size-complex="18pt"/>
    </style:style>
    <style:style style:name="Excel_32_Built-in_32_Total" style:display-name="Excel Built-in Total" style:family="table-cell" style:data-style-name="N0">
      <style:table-cell-properties fo:border-top="thin solid #156082" fo:border-bottom="thin double #156082" fo:border-left="none" fo:border-right="none" style:vertical-align="automatic" fo:background-color="transparent"/>
      <style:text-properties fo:color="#000000" style:font-name="Aptos Narrow" style:font-name-asian="Aptos Narrow" style:font-name-complex="Aptos Narrow"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 fo:background-color="transparent"/>
      <style:text-properties fo:color="#FF0000" style:font-name="Aptos Narrow" style:font-name-asian="Aptos Narrow" style:font-name-complex="Aptos Narrow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creator>Cristina Cardona</dc:creator>
    <dc:date>2025-10-20T18:18:30Z</dc:date>
  </office:meta>
</office:document-meta>
</file>